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/>
      <style:text-properties fo:color="#000000" style:font-name="新細明體" style:font-name-asian="新細明體" style:font-name-complex="新細明體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1 年 6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186278" table:style-name="ce25">
            <text:p>23,186,278</text:p>
          </table:table-cell>
          <table:table-cell office:value-type="float" office:value="835607" table:style-name="ce25">
            <text:p>835,607</text:p>
          </table:table-cell>
          <table:table-cell office:value-type="float" office:value="140955" table:style-name="ce25">
            <text:p>140,955</text:p>
          </table:table-cell>
          <table:table-cell office:value-type="float" office:value="159634" table:style-name="ce25">
            <text:p>159,634</text:p>
          </table:table-cell>
          <table:table-cell office:value-type="float" office:value="170040" table:style-name="ce25">
            <text:p>170,040</text:p>
          </table:table-cell>
          <table:table-cell office:value-type="float" office:value="177425" table:style-name="ce25">
            <text:p>177,425</text:p>
          </table:table-cell>
          <table:table-cell office:value-type="float" office:value="187553" table:style-name="ce25">
            <text:p>187,553</text:p>
          </table:table-cell>
          <table:table-cell office:value-type="float" office:value="1043725" table:style-name="ce25">
            <text:p>1,043,725</text:p>
          </table:table-cell>
          <table:table-cell office:value-type="float" office:value="201070" table:style-name="ce25">
            <text:p>201,070</text:p>
          </table:table-cell>
          <table:table-cell office:value-type="float" office:value="211142" table:style-name="ce25">
            <text:p>211,142</text:p>
          </table:table-cell>
          <table:table-cell office:value-type="float" office:value="213006" table:style-name="ce25">
            <text:p>213,006</text:p>
          </table:table-cell>
          <table:table-cell office:value-type="float" office:value="196921" table:style-name="ce25">
            <text:p>196,921</text:p>
          </table:table-cell>
          <table:table-cell office:value-type="float" office:value="221586" table:style-name="ce25">
            <text:p>221,586</text:p>
          </table:table-cell>
          <table:table-cell office:value-type="float" office:value="964818" table:style-name="ce25">
            <text:p>964,818</text:p>
          </table:table-cell>
          <table:table-cell office:value-type="float" office:value="211299" table:style-name="ce25">
            <text:p>211,299</text:p>
          </table:table-cell>
          <table:table-cell office:value-type="float" office:value="177641" table:style-name="ce25">
            <text:p>177,641</text:p>
          </table:table-cell>
          <table:table-cell office:value-type="float" office:value="181470" table:style-name="ce25">
            <text:p>181,470</text:p>
          </table:table-cell>
          <table:table-cell office:value-type="float" office:value="192658" table:style-name="ce25">
            <text:p>192,658</text:p>
          </table:table-cell>
          <table:table-cell office:value-type="float" office:value="201750" table:style-name="ce25">
            <text:p>201,750</text:p>
          </table:table-cell>
          <table:table-cell office:value-type="float" office:value="1069426" table:style-name="ce25">
            <text:p>1,069,426</text:p>
          </table:table-cell>
          <table:table-cell office:value-type="float" office:value="200718" table:style-name="ce25">
            <text:p>200,718</text:p>
          </table:table-cell>
          <table:table-cell office:value-type="float" office:value="203402" table:style-name="ce25">
            <text:p>203,402</text:p>
          </table:table-cell>
          <table:table-cell office:value-type="float" office:value="212216" table:style-name="ce25">
            <text:p>212,216</text:p>
          </table:table-cell>
          <table:table-cell office:value-type="float" office:value="218006" table:style-name="ce25">
            <text:p>218,006</text:p>
          </table:table-cell>
          <table:table-cell office:value-type="float" office:value="235084" table:style-name="ce25">
            <text:p>235,084</text:p>
          </table:table-cell>
          <table:table-cell office:value-type="float" office:value="1386167" table:style-name="ce25">
            <text:p>1,386,167</text:p>
          </table:table-cell>
          <table:table-cell office:value-type="float" office:value="245741" table:style-name="ce25">
            <text:p>245,741</text:p>
          </table:table-cell>
          <table:table-cell office:value-type="float" office:value="287169" table:style-name="ce25">
            <text:p>287,169</text:p>
          </table:table-cell>
          <table:table-cell office:value-type="float" office:value="283427" table:style-name="ce25">
            <text:p>283,427</text:p>
          </table:table-cell>
          <table:table-cell office:value-type="float" office:value="271546" table:style-name="ce25">
            <text:p>271,546</text:p>
          </table:table-cell>
          <table:table-cell office:value-type="float" office:value="298284" table:style-name="ce25">
            <text:p>298,284</text:p>
          </table:table-cell>
          <table:table-cell office:value-type="float" office:value="1585054" table:style-name="ce25">
            <text:p>1,585,054</text:p>
          </table:table-cell>
          <table:table-cell office:value-type="float" office:value="317533" table:style-name="ce25">
            <text:p>317,533</text:p>
          </table:table-cell>
          <table:table-cell office:value-type="float" office:value="317772" table:style-name="ce25">
            <text:p>317,772</text:p>
          </table:table-cell>
          <table:table-cell office:value-type="float" office:value="316687" table:style-name="ce25">
            <text:p>316,687</text:p>
          </table:table-cell>
          <table:table-cell office:value-type="float" office:value="317146" table:style-name="ce25">
            <text:p>317,146</text:p>
          </table:table-cell>
          <table:table-cell office:value-type="float" office:value="315916" table:style-name="ce25">
            <text:p>315,916</text:p>
          </table:table-cell>
          <table:table-cell office:value-type="float" office:value="1570115" table:style-name="ce25">
            <text:p>1,570,115</text:p>
          </table:table-cell>
          <table:table-cell office:value-type="float" office:value="309760" table:style-name="ce25">
            <text:p>309,760</text:p>
          </table:table-cell>
          <table:table-cell office:value-type="float" office:value="317291" table:style-name="ce25">
            <text:p>317,291</text:p>
          </table:table-cell>
          <table:table-cell office:value-type="float" office:value="315270" table:style-name="ce25">
            <text:p>315,270</text:p>
          </table:table-cell>
          <table:table-cell office:value-type="float" office:value="319155" table:style-name="ce25">
            <text:p>319,155</text:p>
          </table:table-cell>
          <table:table-cell office:value-type="float" office:value="308639" table:style-name="ce25">
            <text:p>308,639</text:p>
          </table:table-cell>
          <table:table-cell office:value-type="float" office:value="1717998" table:style-name="ce25">
            <text:p>1,717,998</text:p>
          </table:table-cell>
          <table:table-cell office:value-type="float" office:value="298615" table:style-name="ce25">
            <text:p>298,615</text:p>
          </table:table-cell>
          <table:table-cell office:value-type="float" office:value="317247" table:style-name="ce25">
            <text:p>317,247</text:p>
          </table:table-cell>
          <table:table-cell office:value-type="float" office:value="352829" table:style-name="ce25">
            <text:p>352,829</text:p>
          </table:table-cell>
          <table:table-cell office:value-type="float" office:value="361208" table:style-name="ce25">
            <text:p>361,208</text:p>
          </table:table-cell>
          <table:table-cell office:value-type="float" office:value="388099" table:style-name="ce25">
            <text:p>388,099</text:p>
          </table:table-cell>
          <table:table-cell office:value-type="float" office:value="1989793" table:style-name="ce25">
            <text:p>1,989,793</text:p>
          </table:table-cell>
          <table:table-cell office:value-type="float" office:value="399558" table:style-name="ce25">
            <text:p>399,558</text:p>
          </table:table-cell>
          <table:table-cell office:value-type="float" office:value="403370" table:style-name="ce25">
            <text:p>403,370</text:p>
          </table:table-cell>
          <table:table-cell office:value-type="float" office:value="404930" table:style-name="ce25">
            <text:p>404,930</text:p>
          </table:table-cell>
          <table:table-cell office:value-type="float" office:value="401236" table:style-name="ce25">
            <text:p>401,236</text:p>
          </table:table-cell>
          <table:table-cell office:value-type="float" office:value="380699" table:style-name="ce25">
            <text:p>380,699</text:p>
          </table:table-cell>
          <table:table-cell office:value-type="float" office:value="1801311" table:style-name="ce25">
            <text:p>1,801,311</text:p>
          </table:table-cell>
          <table:table-cell office:value-type="float" office:value="402406" table:style-name="ce25">
            <text:p>402,406</text:p>
          </table:table-cell>
          <table:table-cell office:value-type="float" office:value="367616" table:style-name="ce25">
            <text:p>367,616</text:p>
          </table:table-cell>
          <table:table-cell office:value-type="float" office:value="349416" table:style-name="ce25">
            <text:p>349,416</text:p>
          </table:table-cell>
          <table:table-cell office:value-type="float" office:value="339665" table:style-name="ce25">
            <text:p>339,665</text:p>
          </table:table-cell>
          <table:table-cell office:value-type="float" office:value="342208" table:style-name="ce25">
            <text:p>342,208</text:p>
          </table:table-cell>
          <table:table-cell office:value-type="float" office:value="1765475" table:style-name="ce25">
            <text:p>1,765,475</text:p>
          </table:table-cell>
          <table:table-cell office:value-type="float" office:value="345837" table:style-name="ce25">
            <text:p>345,837</text:p>
          </table:table-cell>
          <table:table-cell office:value-type="float" office:value="354971" table:style-name="ce25">
            <text:p>354,971</text:p>
          </table:table-cell>
          <table:table-cell office:value-type="float" office:value="358538" table:style-name="ce25">
            <text:p>358,538</text:p>
          </table:table-cell>
          <table:table-cell office:value-type="float" office:value="355697" table:style-name="ce25">
            <text:p>355,697</text:p>
          </table:table-cell>
          <table:table-cell office:value-type="float" office:value="350432" table:style-name="ce25">
            <text:p>350,432</text:p>
          </table:table-cell>
          <table:table-cell office:value-type="float" office:value="1781026" table:style-name="ce25">
            <text:p>1,781,026</text:p>
          </table:table-cell>
          <table:table-cell office:value-type="float" office:value="347871" table:style-name="ce25">
            <text:p>347,871</text:p>
          </table:table-cell>
          <table:table-cell office:value-type="float" office:value="353028" table:style-name="ce25">
            <text:p>353,028</text:p>
          </table:table-cell>
          <table:table-cell office:value-type="float" office:value="361367" table:style-name="ce25">
            <text:p>361,367</text:p>
          </table:table-cell>
          <table:table-cell office:value-type="float" office:value="359306" table:style-name="ce25">
            <text:p>359,306</text:p>
          </table:table-cell>
          <table:table-cell office:value-type="float" office:value="359454" table:style-name="ce25">
            <text:p>359,454</text:p>
          </table:table-cell>
          <table:table-cell office:value-type="float" office:value="1692123" table:style-name="ce25">
            <text:p>1,692,123</text:p>
          </table:table-cell>
          <table:table-cell office:value-type="float" office:value="356757" table:style-name="ce25">
            <text:p>356,757</text:p>
          </table:table-cell>
          <table:table-cell office:value-type="float" office:value="344815" table:style-name="ce25">
            <text:p>344,815</text:p>
          </table:table-cell>
          <table:table-cell office:value-type="float" office:value="338170" table:style-name="ce25">
            <text:p>338,170</text:p>
          </table:table-cell>
          <table:table-cell office:value-type="float" office:value="339193" table:style-name="ce25">
            <text:p>339,193</text:p>
          </table:table-cell>
          <table:table-cell office:value-type="float" office:value="313188" table:style-name="ce25">
            <text:p>313,188</text:p>
          </table:table-cell>
          <table:table-cell office:value-type="float" office:value="1464724" table:style-name="ce25">
            <text:p>1,464,724</text:p>
          </table:table-cell>
          <table:table-cell office:value-type="float" office:value="310349" table:style-name="ce25">
            <text:p>310,349</text:p>
          </table:table-cell>
          <table:table-cell office:value-type="float" office:value="308581" table:style-name="ce25">
            <text:p>308,581</text:p>
          </table:table-cell>
          <table:table-cell office:value-type="float" office:value="300259" table:style-name="ce25">
            <text:p>300,259</text:p>
          </table:table-cell>
          <table:table-cell office:value-type="float" office:value="280594" table:style-name="ce25">
            <text:p>280,594</text:p>
          </table:table-cell>
          <table:table-cell office:value-type="float" office:value="264941" table:style-name="ce25">
            <text:p>264,941</text:p>
          </table:table-cell>
          <table:table-cell office:value-type="float" office:value="1064948" table:style-name="ce25">
            <text:p>1,064,948</text:p>
          </table:table-cell>
          <table:table-cell office:value-type="float" office:value="264879" table:style-name="ce25">
            <text:p>264,879</text:p>
          </table:table-cell>
          <table:table-cell office:value-type="float" office:value="242685" table:style-name="ce25">
            <text:p>242,685</text:p>
          </table:table-cell>
          <table:table-cell office:value-type="float" office:value="204491" table:style-name="ce25">
            <text:p>204,491</text:p>
          </table:table-cell>
          <table:table-cell office:value-type="float" office:value="191095" table:style-name="ce25">
            <text:p>191,095</text:p>
          </table:table-cell>
          <table:table-cell office:value-type="float" office:value="161798" table:style-name="ce25">
            <text:p>161,798</text:p>
          </table:table-cell>
          <table:table-cell office:value-type="float" office:value="577122" table:style-name="ce25">
            <text:p>577,122</text:p>
          </table:table-cell>
          <table:table-cell office:value-type="float" office:value="134758" table:style-name="ce25">
            <text:p>134,758</text:p>
          </table:table-cell>
          <table:table-cell office:value-type="float" office:value="99672" table:style-name="ce25">
            <text:p>99,672</text:p>
          </table:table-cell>
          <table:table-cell office:value-type="float" office:value="113531" table:style-name="ce25">
            <text:p>113,531</text:p>
          </table:table-cell>
          <table:table-cell office:value-type="float" office:value="117675" table:style-name="ce25">
            <text:p>117,675</text:p>
          </table:table-cell>
          <table:table-cell office:value-type="float" office:value="111486" table:style-name="ce25">
            <text:p>111,486</text:p>
          </table:table-cell>
          <table:table-cell office:value-type="float" office:value="462298" table:style-name="ce25">
            <text:p>462,298</text:p>
          </table:table-cell>
          <table:table-cell office:value-type="float" office:value="105907" table:style-name="ce25">
            <text:p>105,907</text:p>
          </table:table-cell>
          <table:table-cell office:value-type="float" office:value="102705" table:style-name="ce25">
            <text:p>102,705</text:p>
          </table:table-cell>
          <table:table-cell office:value-type="float" office:value="95014" table:style-name="ce25">
            <text:p>95,014</text:p>
          </table:table-cell>
          <table:table-cell office:value-type="float" office:value="84223" table:style-name="ce25">
            <text:p>84,223</text:p>
          </table:table-cell>
          <table:table-cell office:value-type="float" office:value="74449" table:style-name="ce25">
            <text:p>74,449</text:p>
          </table:table-cell>
          <table:table-cell office:value-type="float" office:value="259488" table:style-name="ce25">
            <text:p>259,488</text:p>
          </table:table-cell>
          <table:table-cell office:value-type="float" office:value="66659" table:style-name="ce25">
            <text:p>66,659</text:p>
          </table:table-cell>
          <table:table-cell office:value-type="float" office:value="58503" table:style-name="ce25">
            <text:p>58,503</text:p>
          </table:table-cell>
          <table:table-cell office:value-type="float" office:value="52113" table:style-name="ce25">
            <text:p>52,113</text:p>
          </table:table-cell>
          <table:table-cell office:value-type="float" office:value="43989" table:style-name="ce25">
            <text:p>43,989</text:p>
          </table:table-cell>
          <table:table-cell office:value-type="float" office:value="38224" table:style-name="ce25">
            <text:p>38,224</text:p>
          </table:table-cell>
          <table:table-cell office:value-type="float" office:value="119257" table:style-name="ce25">
            <text:p>119,257</text:p>
          </table:table-cell>
          <table:table-cell office:value-type="float" office:value="34045" table:style-name="ce25">
            <text:p>34,045</text:p>
          </table:table-cell>
          <table:table-cell office:value-type="float" office:value="28614" table:style-name="ce25">
            <text:p>28,614</text:p>
          </table:table-cell>
          <table:table-cell office:value-type="float" office:value="23458" table:style-name="ce25">
            <text:p>23,458</text:p>
          </table:table-cell>
          <table:table-cell office:value-type="float" office:value="18836" table:style-name="ce25">
            <text:p>18,836</text:p>
          </table:table-cell>
          <table:table-cell office:value-type="float" office:value="14304" table:style-name="ce25">
            <text:p>14,304</text:p>
          </table:table-cell>
          <table:table-cell office:value-type="float" office:value="30974" table:style-name="ce25">
            <text:p>30,974</text:p>
          </table:table-cell>
          <table:table-cell office:value-type="float" office:value="11049" table:style-name="ce25">
            <text:p>11,049</text:p>
          </table:table-cell>
          <table:table-cell office:value-type="float" office:value="8071" table:style-name="ce25">
            <text:p>8,071</text:p>
          </table:table-cell>
          <table:table-cell office:value-type="float" office:value="5365" table:style-name="ce25">
            <text:p>5,365</text:p>
          </table:table-cell>
          <table:table-cell office:value-type="float" office:value="3862" table:style-name="ce25">
            <text:p>3,862</text:p>
          </table:table-cell>
          <table:table-cell office:value-type="float" office:value="2627" table:style-name="ce25">
            <text:p>2,627</text:p>
          </table:table-cell>
          <table:table-cell office:value-type="float" office:value="4829" table:style-name="ce26">
            <text:p>4,82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475116" table:style-name="ce25">
            <text:p>11,475,116</text:p>
          </table:table-cell>
          <table:table-cell office:value-type="float" office:value="432813" table:style-name="ce25">
            <text:p>432,813</text:p>
          </table:table-cell>
          <table:table-cell office:value-type="float" office:value="72862" table:style-name="ce25">
            <text:p>72,862</text:p>
          </table:table-cell>
          <table:table-cell office:value-type="float" office:value="82793" table:style-name="ce25">
            <text:p>82,793</text:p>
          </table:table-cell>
          <table:table-cell office:value-type="float" office:value="88153" table:style-name="ce25">
            <text:p>88,153</text:p>
          </table:table-cell>
          <table:table-cell office:value-type="float" office:value="91830" table:style-name="ce25">
            <text:p>91,830</text:p>
          </table:table-cell>
          <table:table-cell office:value-type="float" office:value="97175" table:style-name="ce25">
            <text:p>97,175</text:p>
          </table:table-cell>
          <table:table-cell office:value-type="float" office:value="540563" table:style-name="ce25">
            <text:p>540,563</text:p>
          </table:table-cell>
          <table:table-cell office:value-type="float" office:value="104011" table:style-name="ce25">
            <text:p>104,011</text:p>
          </table:table-cell>
          <table:table-cell office:value-type="float" office:value="109677" table:style-name="ce25">
            <text:p>109,677</text:p>
          </table:table-cell>
          <table:table-cell office:value-type="float" office:value="110384" table:style-name="ce25">
            <text:p>110,384</text:p>
          </table:table-cell>
          <table:table-cell office:value-type="float" office:value="101784" table:style-name="ce25">
            <text:p>101,784</text:p>
          </table:table-cell>
          <table:table-cell office:value-type="float" office:value="114707" table:style-name="ce25">
            <text:p>114,707</text:p>
          </table:table-cell>
          <table:table-cell office:value-type="float" office:value="502517" table:style-name="ce25">
            <text:p>502,517</text:p>
          </table:table-cell>
          <table:table-cell office:value-type="float" office:value="109472" table:style-name="ce25">
            <text:p>109,472</text:p>
          </table:table-cell>
          <table:table-cell office:value-type="float" office:value="92390" table:style-name="ce25">
            <text:p>92,390</text:p>
          </table:table-cell>
          <table:table-cell office:value-type="float" office:value="94751" table:style-name="ce25">
            <text:p>94,751</text:p>
          </table:table-cell>
          <table:table-cell office:value-type="float" office:value="100348" table:style-name="ce25">
            <text:p>100,348</text:p>
          </table:table-cell>
          <table:table-cell office:value-type="float" office:value="105556" table:style-name="ce25">
            <text:p>105,556</text:p>
          </table:table-cell>
          <table:table-cell office:value-type="float" office:value="559436" table:style-name="ce25">
            <text:p>559,436</text:p>
          </table:table-cell>
          <table:table-cell office:value-type="float" office:value="104710" table:style-name="ce25">
            <text:p>104,710</text:p>
          </table:table-cell>
          <table:table-cell office:value-type="float" office:value="106566" table:style-name="ce25">
            <text:p>106,566</text:p>
          </table:table-cell>
          <table:table-cell office:value-type="float" office:value="110737" table:style-name="ce25">
            <text:p>110,737</text:p>
          </table:table-cell>
          <table:table-cell office:value-type="float" office:value="114603" table:style-name="ce25">
            <text:p>114,603</text:p>
          </table:table-cell>
          <table:table-cell office:value-type="float" office:value="122820" table:style-name="ce25">
            <text:p>122,820</text:p>
          </table:table-cell>
          <table:table-cell office:value-type="float" office:value="722113" table:style-name="ce25">
            <text:p>722,113</text:p>
          </table:table-cell>
          <table:table-cell office:value-type="float" office:value="127860" table:style-name="ce25">
            <text:p>127,860</text:p>
          </table:table-cell>
          <table:table-cell office:value-type="float" office:value="149560" table:style-name="ce25">
            <text:p>149,560</text:p>
          </table:table-cell>
          <table:table-cell office:value-type="float" office:value="148283" table:style-name="ce25">
            <text:p>148,283</text:p>
          </table:table-cell>
          <table:table-cell office:value-type="float" office:value="141195" table:style-name="ce25">
            <text:p>141,195</text:p>
          </table:table-cell>
          <table:table-cell office:value-type="float" office:value="155215" table:style-name="ce25">
            <text:p>155,215</text:p>
          </table:table-cell>
          <table:table-cell office:value-type="float" office:value="822579" table:style-name="ce25">
            <text:p>822,579</text:p>
          </table:table-cell>
          <table:table-cell office:value-type="float" office:value="165077" table:style-name="ce25">
            <text:p>165,077</text:p>
          </table:table-cell>
          <table:table-cell office:value-type="float" office:value="164894" table:style-name="ce25">
            <text:p>164,894</text:p>
          </table:table-cell>
          <table:table-cell office:value-type="float" office:value="164077" table:style-name="ce25">
            <text:p>164,077</text:p>
          </table:table-cell>
          <table:table-cell office:value-type="float" office:value="164555" table:style-name="ce25">
            <text:p>164,555</text:p>
          </table:table-cell>
          <table:table-cell office:value-type="float" office:value="163976" table:style-name="ce25">
            <text:p>163,976</text:p>
          </table:table-cell>
          <table:table-cell office:value-type="float" office:value="813644" table:style-name="ce25">
            <text:p>813,644</text:p>
          </table:table-cell>
          <table:table-cell office:value-type="float" office:value="161619" table:style-name="ce25">
            <text:p>161,619</text:p>
          </table:table-cell>
          <table:table-cell office:value-type="float" office:value="165537" table:style-name="ce25">
            <text:p>165,537</text:p>
          </table:table-cell>
          <table:table-cell office:value-type="float" office:value="163195" table:style-name="ce25">
            <text:p>163,195</text:p>
          </table:table-cell>
          <table:table-cell office:value-type="float" office:value="164735" table:style-name="ce25">
            <text:p>164,735</text:p>
          </table:table-cell>
          <table:table-cell office:value-type="float" office:value="158558" table:style-name="ce25">
            <text:p>158,558</text:p>
          </table:table-cell>
          <table:table-cell office:value-type="float" office:value="861222" table:style-name="ce25">
            <text:p>861,222</text:p>
          </table:table-cell>
          <table:table-cell office:value-type="float" office:value="151882" table:style-name="ce25">
            <text:p>151,882</text:p>
          </table:table-cell>
          <table:table-cell office:value-type="float" office:value="159745" table:style-name="ce25">
            <text:p>159,745</text:p>
          </table:table-cell>
          <table:table-cell office:value-type="float" office:value="176520" table:style-name="ce25">
            <text:p>176,520</text:p>
          </table:table-cell>
          <table:table-cell office:value-type="float" office:value="180433" table:style-name="ce25">
            <text:p>180,433</text:p>
          </table:table-cell>
          <table:table-cell office:value-type="float" office:value="192642" table:style-name="ce25">
            <text:p>192,642</text:p>
          </table:table-cell>
          <table:table-cell office:value-type="float" office:value="980436" table:style-name="ce25">
            <text:p>980,436</text:p>
          </table:table-cell>
          <table:table-cell office:value-type="float" office:value="197230" table:style-name="ce25">
            <text:p>197,230</text:p>
          </table:table-cell>
          <table:table-cell office:value-type="float" office:value="198776" table:style-name="ce25">
            <text:p>198,776</text:p>
          </table:table-cell>
          <table:table-cell office:value-type="float" office:value="199852" table:style-name="ce25">
            <text:p>199,852</text:p>
          </table:table-cell>
          <table:table-cell office:value-type="float" office:value="197389" table:style-name="ce25">
            <text:p>197,389</text:p>
          </table:table-cell>
          <table:table-cell office:value-type="float" office:value="187189" table:style-name="ce25">
            <text:p>187,189</text:p>
          </table:table-cell>
          <table:table-cell office:value-type="float" office:value="880624" table:style-name="ce25">
            <text:p>880,624</text:p>
          </table:table-cell>
          <table:table-cell office:value-type="float" office:value="197451" table:style-name="ce25">
            <text:p>197,451</text:p>
          </table:table-cell>
          <table:table-cell office:value-type="float" office:value="180202" table:style-name="ce25">
            <text:p>180,202</text:p>
          </table:table-cell>
          <table:table-cell office:value-type="float" office:value="170374" table:style-name="ce25">
            <text:p>170,374</text:p>
          </table:table-cell>
          <table:table-cell office:value-type="float" office:value="165788" table:style-name="ce25">
            <text:p>165,788</text:p>
          </table:table-cell>
          <table:table-cell office:value-type="float" office:value="166809" table:style-name="ce25">
            <text:p>166,809</text:p>
          </table:table-cell>
          <table:table-cell office:value-type="float" office:value="864200" table:style-name="ce25">
            <text:p>864,200</text:p>
          </table:table-cell>
          <table:table-cell office:value-type="float" office:value="168820" table:style-name="ce25">
            <text:p>168,820</text:p>
          </table:table-cell>
          <table:table-cell office:value-type="float" office:value="173706" table:style-name="ce25">
            <text:p>173,706</text:p>
          </table:table-cell>
          <table:table-cell office:value-type="float" office:value="175393" table:style-name="ce25">
            <text:p>175,393</text:p>
          </table:table-cell>
          <table:table-cell office:value-type="float" office:value="174478" table:style-name="ce25">
            <text:p>174,478</text:p>
          </table:table-cell>
          <table:table-cell office:value-type="float" office:value="171803" table:style-name="ce25">
            <text:p>171,803</text:p>
          </table:table-cell>
          <table:table-cell office:value-type="float" office:value="869099" table:style-name="ce25">
            <text:p>869,099</text:p>
          </table:table-cell>
          <table:table-cell office:value-type="float" office:value="170621" table:style-name="ce25">
            <text:p>170,621</text:p>
          </table:table-cell>
          <table:table-cell office:value-type="float" office:value="172436" table:style-name="ce25">
            <text:p>172,436</text:p>
          </table:table-cell>
          <table:table-cell office:value-type="float" office:value="176532" table:style-name="ce25">
            <text:p>176,532</text:p>
          </table:table-cell>
          <table:table-cell office:value-type="float" office:value="175232" table:style-name="ce25">
            <text:p>175,232</text:p>
          </table:table-cell>
          <table:table-cell office:value-type="float" office:value="174278" table:style-name="ce25">
            <text:p>174,278</text:p>
          </table:table-cell>
          <table:table-cell office:value-type="float" office:value="817020" table:style-name="ce25">
            <text:p>817,020</text:p>
          </table:table-cell>
          <table:table-cell office:value-type="float" office:value="173190" table:style-name="ce25">
            <text:p>173,190</text:p>
          </table:table-cell>
          <table:table-cell office:value-type="float" office:value="167498" table:style-name="ce25">
            <text:p>167,498</text:p>
          </table:table-cell>
          <table:table-cell office:value-type="float" office:value="163022" table:style-name="ce25">
            <text:p>163,022</text:p>
          </table:table-cell>
          <table:table-cell office:value-type="float" office:value="163052" table:style-name="ce25">
            <text:p>163,052</text:p>
          </table:table-cell>
          <table:table-cell office:value-type="float" office:value="150258" table:style-name="ce25">
            <text:p>150,258</text:p>
          </table:table-cell>
          <table:table-cell office:value-type="float" office:value="696093" table:style-name="ce25">
            <text:p>696,093</text:p>
          </table:table-cell>
          <table:table-cell office:value-type="float" office:value="148492" table:style-name="ce25">
            <text:p>148,492</text:p>
          </table:table-cell>
          <table:table-cell office:value-type="float" office:value="147296" table:style-name="ce25">
            <text:p>147,296</text:p>
          </table:table-cell>
          <table:table-cell office:value-type="float" office:value="142615" table:style-name="ce25">
            <text:p>142,615</text:p>
          </table:table-cell>
          <table:table-cell office:value-type="float" office:value="132754" table:style-name="ce25">
            <text:p>132,754</text:p>
          </table:table-cell>
          <table:table-cell office:value-type="float" office:value="124936" table:style-name="ce25">
            <text:p>124,936</text:p>
          </table:table-cell>
          <table:table-cell office:value-type="float" office:value="495533" table:style-name="ce25">
            <text:p>495,533</text:p>
          </table:table-cell>
          <table:table-cell office:value-type="float" office:value="124149" table:style-name="ce25">
            <text:p>124,149</text:p>
          </table:table-cell>
          <table:table-cell office:value-type="float" office:value="113730" table:style-name="ce25">
            <text:p>113,730</text:p>
          </table:table-cell>
          <table:table-cell office:value-type="float" office:value="95105" table:style-name="ce25">
            <text:p>95,105</text:p>
          </table:table-cell>
          <table:table-cell office:value-type="float" office:value="87914" table:style-name="ce25">
            <text:p>87,914</text:p>
          </table:table-cell>
          <table:table-cell office:value-type="float" office:value="74635" table:style-name="ce25">
            <text:p>74,635</text:p>
          </table:table-cell>
          <table:table-cell office:value-type="float" office:value="256932" table:style-name="ce25">
            <text:p>256,932</text:p>
          </table:table-cell>
          <table:table-cell office:value-type="float" office:value="61496" table:style-name="ce25">
            <text:p>61,496</text:p>
          </table:table-cell>
          <table:table-cell office:value-type="float" office:value="44658" table:style-name="ce25">
            <text:p>44,658</text:p>
          </table:table-cell>
          <table:table-cell office:value-type="float" office:value="50278" table:style-name="ce25">
            <text:p>50,278</text:p>
          </table:table-cell>
          <table:table-cell office:value-type="float" office:value="51983" table:style-name="ce25">
            <text:p>51,983</text:p>
          </table:table-cell>
          <table:table-cell office:value-type="float" office:value="48517" table:style-name="ce25">
            <text:p>48,517</text:p>
          </table:table-cell>
          <table:table-cell office:value-type="float" office:value="192636" table:style-name="ce25">
            <text:p>192,636</text:p>
          </table:table-cell>
          <table:table-cell office:value-type="float" office:value="45491" table:style-name="ce25">
            <text:p>45,491</text:p>
          </table:table-cell>
          <table:table-cell office:value-type="float" office:value="43804" table:style-name="ce25">
            <text:p>43,804</text:p>
          </table:table-cell>
          <table:table-cell office:value-type="float" office:value="39319" table:style-name="ce25">
            <text:p>39,319</text:p>
          </table:table-cell>
          <table:table-cell office:value-type="float" office:value="34314" table:style-name="ce25">
            <text:p>34,314</text:p>
          </table:table-cell>
          <table:table-cell office:value-type="float" office:value="29708" table:style-name="ce25">
            <text:p>29,708</text:p>
          </table:table-cell>
          <table:table-cell office:value-type="float" office:value="101631" table:style-name="ce25">
            <text:p>101,631</text:p>
          </table:table-cell>
          <table:table-cell office:value-type="float" office:value="26478" table:style-name="ce25">
            <text:p>26,478</text:p>
          </table:table-cell>
          <table:table-cell office:value-type="float" office:value="22685" table:style-name="ce25">
            <text:p>22,685</text:p>
          </table:table-cell>
          <table:table-cell office:value-type="float" office:value="20125" table:style-name="ce25">
            <text:p>20,125</text:p>
          </table:table-cell>
          <table:table-cell office:value-type="float" office:value="17001" table:style-name="ce25">
            <text:p>17,001</text:p>
          </table:table-cell>
          <table:table-cell office:value-type="float" office:value="15342" table:style-name="ce25">
            <text:p>15,342</text:p>
          </table:table-cell>
          <table:table-cell office:value-type="float" office:value="50621" table:style-name="ce25">
            <text:p>50,621</text:p>
          </table:table-cell>
          <table:table-cell office:value-type="float" office:value="14062" table:style-name="ce25">
            <text:p>14,062</text:p>
          </table:table-cell>
          <table:table-cell office:value-type="float" office:value="12049" table:style-name="ce25">
            <text:p>12,049</text:p>
          </table:table-cell>
          <table:table-cell office:value-type="float" office:value="10133" table:style-name="ce25">
            <text:p>10,133</text:p>
          </table:table-cell>
          <table:table-cell office:value-type="float" office:value="8145" table:style-name="ce25">
            <text:p>8,145</text:p>
          </table:table-cell>
          <table:table-cell office:value-type="float" office:value="6232" table:style-name="ce25">
            <text:p>6,232</text:p>
          </table:table-cell>
          <table:table-cell office:value-type="float" office:value="13250" table:style-name="ce25">
            <text:p>13,250</text:p>
          </table:table-cell>
          <table:table-cell office:value-type="float" office:value="4703" table:style-name="ce25">
            <text:p>4,703</text:p>
          </table:table-cell>
          <table:table-cell office:value-type="float" office:value="3515" table:style-name="ce25">
            <text:p>3,515</text:p>
          </table:table-cell>
          <table:table-cell office:value-type="float" office:value="2366" table:style-name="ce25">
            <text:p>2,366</text:p>
          </table:table-cell>
          <table:table-cell office:value-type="float" office:value="1555" table:style-name="ce25">
            <text:p>1,555</text:p>
          </table:table-cell>
          <table:table-cell office:value-type="float" office:value="1111" table:style-name="ce25">
            <text:p>1,111</text:p>
          </table:table-cell>
          <table:table-cell office:value-type="float" office:value="2154" table:style-name="ce29">
            <text:p>2,15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711162" table:style-name="ce32">
            <text:p>11,711,162</text:p>
          </table:table-cell>
          <table:table-cell office:value-type="float" office:value="402794" table:style-name="ce32">
            <text:p>402,794</text:p>
          </table:table-cell>
          <table:table-cell office:value-type="float" office:value="68093" table:style-name="ce32">
            <text:p>68,093</text:p>
          </table:table-cell>
          <table:table-cell office:value-type="float" office:value="76841" table:style-name="ce32">
            <text:p>76,841</text:p>
          </table:table-cell>
          <table:table-cell office:value-type="float" office:value="81887" table:style-name="ce32">
            <text:p>81,887</text:p>
          </table:table-cell>
          <table:table-cell office:value-type="float" office:value="85595" table:style-name="ce32">
            <text:p>85,595</text:p>
          </table:table-cell>
          <table:table-cell office:value-type="float" office:value="90378" table:style-name="ce32">
            <text:p>90,378</text:p>
          </table:table-cell>
          <table:table-cell office:value-type="float" office:value="503162" table:style-name="ce32">
            <text:p>503,162</text:p>
          </table:table-cell>
          <table:table-cell office:value-type="float" office:value="97059" table:style-name="ce32">
            <text:p>97,059</text:p>
          </table:table-cell>
          <table:table-cell office:value-type="float" office:value="101465" table:style-name="ce32">
            <text:p>101,465</text:p>
          </table:table-cell>
          <table:table-cell office:value-type="float" office:value="102622" table:style-name="ce32">
            <text:p>102,622</text:p>
          </table:table-cell>
          <table:table-cell office:value-type="float" office:value="95137" table:style-name="ce32">
            <text:p>95,137</text:p>
          </table:table-cell>
          <table:table-cell office:value-type="float" office:value="106879" table:style-name="ce32">
            <text:p>106,879</text:p>
          </table:table-cell>
          <table:table-cell office:value-type="float" office:value="462301" table:style-name="ce32">
            <text:p>462,301</text:p>
          </table:table-cell>
          <table:table-cell office:value-type="float" office:value="101827" table:style-name="ce32">
            <text:p>101,827</text:p>
          </table:table-cell>
          <table:table-cell office:value-type="float" office:value="85251" table:style-name="ce32">
            <text:p>85,251</text:p>
          </table:table-cell>
          <table:table-cell office:value-type="float" office:value="86719" table:style-name="ce32">
            <text:p>86,719</text:p>
          </table:table-cell>
          <table:table-cell office:value-type="float" office:value="92310" table:style-name="ce32">
            <text:p>92,310</text:p>
          </table:table-cell>
          <table:table-cell office:value-type="float" office:value="96194" table:style-name="ce32">
            <text:p>96,194</text:p>
          </table:table-cell>
          <table:table-cell office:value-type="float" office:value="509990" table:style-name="ce32">
            <text:p>509,990</text:p>
          </table:table-cell>
          <table:table-cell office:value-type="float" office:value="96008" table:style-name="ce32">
            <text:p>96,008</text:p>
          </table:table-cell>
          <table:table-cell office:value-type="float" office:value="96836" table:style-name="ce32">
            <text:p>96,836</text:p>
          </table:table-cell>
          <table:table-cell office:value-type="float" office:value="101479" table:style-name="ce32">
            <text:p>101,479</text:p>
          </table:table-cell>
          <table:table-cell office:value-type="float" office:value="103403" table:style-name="ce32">
            <text:p>103,403</text:p>
          </table:table-cell>
          <table:table-cell office:value-type="float" office:value="112264" table:style-name="ce32">
            <text:p>112,264</text:p>
          </table:table-cell>
          <table:table-cell office:value-type="float" office:value="664054" table:style-name="ce32">
            <text:p>664,054</text:p>
          </table:table-cell>
          <table:table-cell office:value-type="float" office:value="117881" table:style-name="ce32">
            <text:p>117,881</text:p>
          </table:table-cell>
          <table:table-cell office:value-type="float" office:value="137609" table:style-name="ce32">
            <text:p>137,609</text:p>
          </table:table-cell>
          <table:table-cell office:value-type="float" office:value="135144" table:style-name="ce32">
            <text:p>135,144</text:p>
          </table:table-cell>
          <table:table-cell office:value-type="float" office:value="130351" table:style-name="ce32">
            <text:p>130,351</text:p>
          </table:table-cell>
          <table:table-cell office:value-type="float" office:value="143069" table:style-name="ce32">
            <text:p>143,069</text:p>
          </table:table-cell>
          <table:table-cell office:value-type="float" office:value="762475" table:style-name="ce32">
            <text:p>762,475</text:p>
          </table:table-cell>
          <table:table-cell office:value-type="float" office:value="152456" table:style-name="ce32">
            <text:p>152,456</text:p>
          </table:table-cell>
          <table:table-cell office:value-type="float" office:value="152878" table:style-name="ce32">
            <text:p>152,878</text:p>
          </table:table-cell>
          <table:table-cell office:value-type="float" office:value="152610" table:style-name="ce32">
            <text:p>152,610</text:p>
          </table:table-cell>
          <table:table-cell office:value-type="float" office:value="152591" table:style-name="ce32">
            <text:p>152,591</text:p>
          </table:table-cell>
          <table:table-cell office:value-type="float" office:value="151940" table:style-name="ce32">
            <text:p>151,940</text:p>
          </table:table-cell>
          <table:table-cell office:value-type="float" office:value="756471" table:style-name="ce32">
            <text:p>756,471</text:p>
          </table:table-cell>
          <table:table-cell office:value-type="float" office:value="148141" table:style-name="ce32">
            <text:p>148,141</text:p>
          </table:table-cell>
          <table:table-cell office:value-type="float" office:value="151754" table:style-name="ce32">
            <text:p>151,754</text:p>
          </table:table-cell>
          <table:table-cell office:value-type="float" office:value="152075" table:style-name="ce32">
            <text:p>152,075</text:p>
          </table:table-cell>
          <table:table-cell office:value-type="float" office:value="154420" table:style-name="ce32">
            <text:p>154,420</text:p>
          </table:table-cell>
          <table:table-cell office:value-type="float" office:value="150081" table:style-name="ce32">
            <text:p>150,081</text:p>
          </table:table-cell>
          <table:table-cell office:value-type="float" office:value="856776" table:style-name="ce32">
            <text:p>856,776</text:p>
          </table:table-cell>
          <table:table-cell office:value-type="float" office:value="146733" table:style-name="ce32">
            <text:p>146,733</text:p>
          </table:table-cell>
          <table:table-cell office:value-type="float" office:value="157502" table:style-name="ce32">
            <text:p>157,502</text:p>
          </table:table-cell>
          <table:table-cell office:value-type="float" office:value="176309" table:style-name="ce32">
            <text:p>176,309</text:p>
          </table:table-cell>
          <table:table-cell office:value-type="float" office:value="180775" table:style-name="ce32">
            <text:p>180,775</text:p>
          </table:table-cell>
          <table:table-cell office:value-type="float" office:value="195457" table:style-name="ce32">
            <text:p>195,457</text:p>
          </table:table-cell>
          <table:table-cell office:value-type="float" office:value="1009357" table:style-name="ce32">
            <text:p>1,009,357</text:p>
          </table:table-cell>
          <table:table-cell office:value-type="float" office:value="202328" table:style-name="ce32">
            <text:p>202,328</text:p>
          </table:table-cell>
          <table:table-cell office:value-type="float" office:value="204594" table:style-name="ce32">
            <text:p>204,594</text:p>
          </table:table-cell>
          <table:table-cell office:value-type="float" office:value="205078" table:style-name="ce32">
            <text:p>205,078</text:p>
          </table:table-cell>
          <table:table-cell office:value-type="float" office:value="203847" table:style-name="ce32">
            <text:p>203,847</text:p>
          </table:table-cell>
          <table:table-cell office:value-type="float" office:value="193510" table:style-name="ce32">
            <text:p>193,510</text:p>
          </table:table-cell>
          <table:table-cell office:value-type="float" office:value="920687" table:style-name="ce32">
            <text:p>920,687</text:p>
          </table:table-cell>
          <table:table-cell office:value-type="float" office:value="204955" table:style-name="ce32">
            <text:p>204,955</text:p>
          </table:table-cell>
          <table:table-cell office:value-type="float" office:value="187414" table:style-name="ce32">
            <text:p>187,414</text:p>
          </table:table-cell>
          <table:table-cell office:value-type="float" office:value="179042" table:style-name="ce32">
            <text:p>179,042</text:p>
          </table:table-cell>
          <table:table-cell office:value-type="float" office:value="173877" table:style-name="ce32">
            <text:p>173,877</text:p>
          </table:table-cell>
          <table:table-cell office:value-type="float" office:value="175399" table:style-name="ce32">
            <text:p>175,399</text:p>
          </table:table-cell>
          <table:table-cell office:value-type="float" office:value="901275" table:style-name="ce32">
            <text:p>901,275</text:p>
          </table:table-cell>
          <table:table-cell office:value-type="float" office:value="177017" table:style-name="ce32">
            <text:p>177,017</text:p>
          </table:table-cell>
          <table:table-cell office:value-type="float" office:value="181265" table:style-name="ce32">
            <text:p>181,265</text:p>
          </table:table-cell>
          <table:table-cell office:value-type="float" office:value="183145" table:style-name="ce32">
            <text:p>183,145</text:p>
          </table:table-cell>
          <table:table-cell office:value-type="float" office:value="181219" table:style-name="ce32">
            <text:p>181,219</text:p>
          </table:table-cell>
          <table:table-cell office:value-type="float" office:value="178629" table:style-name="ce32">
            <text:p>178,629</text:p>
          </table:table-cell>
          <table:table-cell office:value-type="float" office:value="911927" table:style-name="ce32">
            <text:p>911,927</text:p>
          </table:table-cell>
          <table:table-cell office:value-type="float" office:value="177250" table:style-name="ce32">
            <text:p>177,250</text:p>
          </table:table-cell>
          <table:table-cell office:value-type="float" office:value="180592" table:style-name="ce32">
            <text:p>180,592</text:p>
          </table:table-cell>
          <table:table-cell office:value-type="float" office:value="184835" table:style-name="ce32">
            <text:p>184,835</text:p>
          </table:table-cell>
          <table:table-cell office:value-type="float" office:value="184074" table:style-name="ce32">
            <text:p>184,074</text:p>
          </table:table-cell>
          <table:table-cell office:value-type="float" office:value="185176" table:style-name="ce32">
            <text:p>185,176</text:p>
          </table:table-cell>
          <table:table-cell office:value-type="float" office:value="875103" table:style-name="ce32">
            <text:p>875,103</text:p>
          </table:table-cell>
          <table:table-cell office:value-type="float" office:value="183567" table:style-name="ce32">
            <text:p>183,567</text:p>
          </table:table-cell>
          <table:table-cell office:value-type="float" office:value="177317" table:style-name="ce32">
            <text:p>177,317</text:p>
          </table:table-cell>
          <table:table-cell office:value-type="float" office:value="175148" table:style-name="ce32">
            <text:p>175,148</text:p>
          </table:table-cell>
          <table:table-cell office:value-type="float" office:value="176141" table:style-name="ce32">
            <text:p>176,141</text:p>
          </table:table-cell>
          <table:table-cell office:value-type="float" office:value="162930" table:style-name="ce32">
            <text:p>162,930</text:p>
          </table:table-cell>
          <table:table-cell office:value-type="float" office:value="768631" table:style-name="ce32">
            <text:p>768,631</text:p>
          </table:table-cell>
          <table:table-cell office:value-type="float" office:value="161857" table:style-name="ce32">
            <text:p>161,857</text:p>
          </table:table-cell>
          <table:table-cell office:value-type="float" office:value="161285" table:style-name="ce32">
            <text:p>161,285</text:p>
          </table:table-cell>
          <table:table-cell office:value-type="float" office:value="157644" table:style-name="ce32">
            <text:p>157,644</text:p>
          </table:table-cell>
          <table:table-cell office:value-type="float" office:value="147840" table:style-name="ce32">
            <text:p>147,840</text:p>
          </table:table-cell>
          <table:table-cell office:value-type="float" office:value="140005" table:style-name="ce32">
            <text:p>140,005</text:p>
          </table:table-cell>
          <table:table-cell office:value-type="float" office:value="569415" table:style-name="ce32">
            <text:p>569,415</text:p>
          </table:table-cell>
          <table:table-cell office:value-type="float" office:value="140730" table:style-name="ce32">
            <text:p>140,730</text:p>
          </table:table-cell>
          <table:table-cell office:value-type="float" office:value="128955" table:style-name="ce32">
            <text:p>128,955</text:p>
          </table:table-cell>
          <table:table-cell office:value-type="float" office:value="109386" table:style-name="ce32">
            <text:p>109,386</text:p>
          </table:table-cell>
          <table:table-cell office:value-type="float" office:value="103181" table:style-name="ce32">
            <text:p>103,181</text:p>
          </table:table-cell>
          <table:table-cell office:value-type="float" office:value="87163" table:style-name="ce32">
            <text:p>87,163</text:p>
          </table:table-cell>
          <table:table-cell office:value-type="float" office:value="320190" table:style-name="ce32">
            <text:p>320,190</text:p>
          </table:table-cell>
          <table:table-cell office:value-type="float" office:value="73262" table:style-name="ce32">
            <text:p>73,262</text:p>
          </table:table-cell>
          <table:table-cell office:value-type="float" office:value="55014" table:style-name="ce32">
            <text:p>55,014</text:p>
          </table:table-cell>
          <table:table-cell office:value-type="float" office:value="63253" table:style-name="ce32">
            <text:p>63,253</text:p>
          </table:table-cell>
          <table:table-cell office:value-type="float" office:value="65692" table:style-name="ce32">
            <text:p>65,692</text:p>
          </table:table-cell>
          <table:table-cell office:value-type="float" office:value="62969" table:style-name="ce32">
            <text:p>62,969</text:p>
          </table:table-cell>
          <table:table-cell office:value-type="float" office:value="269662" table:style-name="ce32">
            <text:p>269,662</text:p>
          </table:table-cell>
          <table:table-cell office:value-type="float" office:value="60416" table:style-name="ce32">
            <text:p>60,416</text:p>
          </table:table-cell>
          <table:table-cell office:value-type="float" office:value="58901" table:style-name="ce32">
            <text:p>58,901</text:p>
          </table:table-cell>
          <table:table-cell office:value-type="float" office:value="55695" table:style-name="ce32">
            <text:p>55,695</text:p>
          </table:table-cell>
          <table:table-cell office:value-type="float" office:value="49909" table:style-name="ce32">
            <text:p>49,909</text:p>
          </table:table-cell>
          <table:table-cell office:value-type="float" office:value="44741" table:style-name="ce32">
            <text:p>44,741</text:p>
          </table:table-cell>
          <table:table-cell office:value-type="float" office:value="157857" table:style-name="ce32">
            <text:p>157,857</text:p>
          </table:table-cell>
          <table:table-cell office:value-type="float" office:value="40181" table:style-name="ce32">
            <text:p>40,181</text:p>
          </table:table-cell>
          <table:table-cell office:value-type="float" office:value="35818" table:style-name="ce32">
            <text:p>35,818</text:p>
          </table:table-cell>
          <table:table-cell office:value-type="float" office:value="31988" table:style-name="ce32">
            <text:p>31,988</text:p>
          </table:table-cell>
          <table:table-cell office:value-type="float" office:value="26988" table:style-name="ce32">
            <text:p>26,988</text:p>
          </table:table-cell>
          <table:table-cell office:value-type="float" office:value="22882" table:style-name="ce32">
            <text:p>22,882</text:p>
          </table:table-cell>
          <table:table-cell office:value-type="float" office:value="68636" table:style-name="ce32">
            <text:p>68,636</text:p>
          </table:table-cell>
          <table:table-cell office:value-type="float" office:value="19983" table:style-name="ce32">
            <text:p>19,983</text:p>
          </table:table-cell>
          <table:table-cell office:value-type="float" office:value="16565" table:style-name="ce32">
            <text:p>16,565</text:p>
          </table:table-cell>
          <table:table-cell office:value-type="float" office:value="13325" table:style-name="ce32">
            <text:p>13,325</text:p>
          </table:table-cell>
          <table:table-cell office:value-type="float" office:value="10691" table:style-name="ce32">
            <text:p>10,691</text:p>
          </table:table-cell>
          <table:table-cell office:value-type="float" office:value="8072" table:style-name="ce32">
            <text:p>8,072</text:p>
          </table:table-cell>
          <table:table-cell office:value-type="float" office:value="17724" table:style-name="ce32">
            <text:p>17,724</text:p>
          </table:table-cell>
          <table:table-cell office:value-type="float" office:value="6346" table:style-name="ce32">
            <text:p>6,346</text:p>
          </table:table-cell>
          <table:table-cell office:value-type="float" office:value="4556" table:style-name="ce32">
            <text:p>4,556</text:p>
          </table:table-cell>
          <table:table-cell office:value-type="float" office:value="2999" table:style-name="ce32">
            <text:p>2,999</text:p>
          </table:table-cell>
          <table:table-cell office:value-type="float" office:value="2307" table:style-name="ce32">
            <text:p>2,307</text:p>
          </table:table-cell>
          <table:table-cell office:value-type="float" office:value="1516" table:style-name="ce32">
            <text:p>1,516</text:p>
          </table:table-cell>
          <table:table-cell office:value-type="float" office:value="2675" table:style-name="ce33">
            <text:p>2,67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3972271" table:style-name="ce29">
            <text:p>3,972,271</text:p>
          </table:table-cell>
          <table:table-cell office:value-type="float" office:value="134962" table:style-name="ce29">
            <text:p>134,962</text:p>
          </table:table-cell>
          <table:table-cell office:value-type="float" office:value="22476" table:style-name="ce29">
            <text:p>22,476</text:p>
          </table:table-cell>
          <table:table-cell office:value-type="float" office:value="25959" table:style-name="ce29">
            <text:p>25,959</text:p>
          </table:table-cell>
          <table:table-cell office:value-type="float" office:value="27932" table:style-name="ce29">
            <text:p>27,932</text:p>
          </table:table-cell>
          <table:table-cell office:value-type="float" office:value="28702" table:style-name="ce29">
            <text:p>28,702</text:p>
          </table:table-cell>
          <table:table-cell office:value-type="float" office:value="29893" table:style-name="ce29">
            <text:p>29,893</text:p>
          </table:table-cell>
          <table:table-cell office:value-type="float" office:value="173201" table:style-name="ce29">
            <text:p>173,201</text:p>
          </table:table-cell>
          <table:table-cell office:value-type="float" office:value="32337" table:style-name="ce29">
            <text:p>32,337</text:p>
          </table:table-cell>
          <table:table-cell office:value-type="float" office:value="35435" table:style-name="ce29">
            <text:p>35,435</text:p>
          </table:table-cell>
          <table:table-cell office:value-type="float" office:value="35653" table:style-name="ce29">
            <text:p>35,653</text:p>
          </table:table-cell>
          <table:table-cell office:value-type="float" office:value="32917" table:style-name="ce29">
            <text:p>32,917</text:p>
          </table:table-cell>
          <table:table-cell office:value-type="float" office:value="36859" table:style-name="ce25">
            <text:p>36,859</text:p>
          </table:table-cell>
          <table:table-cell office:value-type="float" office:value="156254" table:style-name="ce29">
            <text:p>156,254</text:p>
          </table:table-cell>
          <table:table-cell office:value-type="float" office:value="34481" table:style-name="ce29">
            <text:p>34,481</text:p>
          </table:table-cell>
          <table:table-cell office:value-type="float" office:value="28778" table:style-name="ce29">
            <text:p>28,778</text:p>
          </table:table-cell>
          <table:table-cell office:value-type="float" office:value="28949" table:style-name="ce29">
            <text:p>28,949</text:p>
          </table:table-cell>
          <table:table-cell office:value-type="float" office:value="31185" table:style-name="ce29">
            <text:p>31,185</text:p>
          </table:table-cell>
          <table:table-cell office:value-type="float" office:value="32861" table:style-name="ce25">
            <text:p>32,861</text:p>
          </table:table-cell>
          <table:table-cell office:value-type="float" office:value="175314" table:style-name="ce29">
            <text:p>175,314</text:p>
          </table:table-cell>
          <table:table-cell office:value-type="float" office:value="33049" table:style-name="ce29">
            <text:p>33,049</text:p>
          </table:table-cell>
          <table:table-cell office:value-type="float" office:value="33113" table:style-name="ce29">
            <text:p>33,113</text:p>
          </table:table-cell>
          <table:table-cell office:value-type="float" office:value="34956" table:style-name="ce29">
            <text:p>34,956</text:p>
          </table:table-cell>
          <table:table-cell office:value-type="float" office:value="35716" table:style-name="ce29">
            <text:p>35,716</text:p>
          </table:table-cell>
          <table:table-cell office:value-type="float" office:value="38480" table:style-name="ce25">
            <text:p>38,480</text:p>
          </table:table-cell>
          <table:table-cell office:value-type="float" office:value="229952" table:style-name="ce29">
            <text:p>229,952</text:p>
          </table:table-cell>
          <table:table-cell office:value-type="float" office:value="40302" table:style-name="ce29">
            <text:p>40,302</text:p>
          </table:table-cell>
          <table:table-cell office:value-type="float" office:value="47734" table:style-name="ce29">
            <text:p>47,734</text:p>
          </table:table-cell>
          <table:table-cell office:value-type="float" office:value="47143" table:style-name="ce29">
            <text:p>47,143</text:p>
          </table:table-cell>
          <table:table-cell office:value-type="float" office:value="45075" table:style-name="ce29">
            <text:p>45,075</text:p>
          </table:table-cell>
          <table:table-cell office:value-type="float" office:value="49698" table:style-name="ce25">
            <text:p>49,698</text:p>
          </table:table-cell>
          <table:table-cell office:value-type="float" office:value="268896" table:style-name="ce29">
            <text:p>268,896</text:p>
          </table:table-cell>
          <table:table-cell office:value-type="float" office:value="53138" table:style-name="ce29">
            <text:p>53,138</text:p>
          </table:table-cell>
          <table:table-cell office:value-type="float" office:value="53354" table:style-name="ce29">
            <text:p>53,354</text:p>
          </table:table-cell>
          <table:table-cell office:value-type="float" office:value="53355" table:style-name="ce29">
            <text:p>53,355</text:p>
          </table:table-cell>
          <table:table-cell office:value-type="float" office:value="54483" table:style-name="ce29">
            <text:p>54,483</text:p>
          </table:table-cell>
          <table:table-cell office:value-type="float" office:value="54566" table:style-name="ce25">
            <text:p>54,566</text:p>
          </table:table-cell>
          <table:table-cell office:value-type="float" office:value="274159" table:style-name="ce29">
            <text:p>274,159</text:p>
          </table:table-cell>
          <table:table-cell office:value-type="float" office:value="54061" table:style-name="ce29">
            <text:p>54,061</text:p>
          </table:table-cell>
          <table:table-cell office:value-type="float" office:value="55545" table:style-name="ce29">
            <text:p>55,545</text:p>
          </table:table-cell>
          <table:table-cell office:value-type="float" office:value="55119" table:style-name="ce29">
            <text:p>55,119</text:p>
          </table:table-cell>
          <table:table-cell office:value-type="float" office:value="55804" table:style-name="ce29">
            <text:p>55,804</text:p>
          </table:table-cell>
          <table:table-cell office:value-type="float" office:value="53630" table:style-name="ce25">
            <text:p>53,630</text:p>
          </table:table-cell>
          <table:table-cell office:value-type="float" office:value="299117" table:style-name="ce29">
            <text:p>299,117</text:p>
          </table:table-cell>
          <table:table-cell office:value-type="float" office:value="51575" table:style-name="ce29">
            <text:p>51,575</text:p>
          </table:table-cell>
          <table:table-cell office:value-type="float" office:value="55183" table:style-name="ce29">
            <text:p>55,183</text:p>
          </table:table-cell>
          <table:table-cell office:value-type="float" office:value="61535" table:style-name="ce29">
            <text:p>61,535</text:p>
          </table:table-cell>
          <table:table-cell office:value-type="float" office:value="62980" table:style-name="ce29">
            <text:p>62,980</text:p>
          </table:table-cell>
          <table:table-cell office:value-type="float" office:value="67844" table:style-name="ce25">
            <text:p>67,844</text:p>
          </table:table-cell>
          <table:table-cell office:value-type="float" office:value="354148" table:style-name="ce29">
            <text:p>354,148</text:p>
          </table:table-cell>
          <table:table-cell office:value-type="float" office:value="70390" table:style-name="ce29">
            <text:p>70,390</text:p>
          </table:table-cell>
          <table:table-cell office:value-type="float" office:value="71396" table:style-name="ce29">
            <text:p>71,396</text:p>
          </table:table-cell>
          <table:table-cell office:value-type="float" office:value="72186" table:style-name="ce29">
            <text:p>72,186</text:p>
          </table:table-cell>
          <table:table-cell office:value-type="float" office:value="71906" table:style-name="ce29">
            <text:p>71,906</text:p>
          </table:table-cell>
          <table:table-cell office:value-type="float" office:value="68270" table:style-name="ce25">
            <text:p>68,270</text:p>
          </table:table-cell>
          <table:table-cell office:value-type="float" office:value="322278" table:style-name="ce29">
            <text:p>322,278</text:p>
          </table:table-cell>
          <table:table-cell office:value-type="float" office:value="72385" table:style-name="ce29">
            <text:p>72,385</text:p>
          </table:table-cell>
          <table:table-cell office:value-type="float" office:value="65216" table:style-name="ce29">
            <text:p>65,216</text:p>
          </table:table-cell>
          <table:table-cell office:value-type="float" office:value="63028" table:style-name="ce29">
            <text:p>63,028</text:p>
          </table:table-cell>
          <table:table-cell office:value-type="float" office:value="60832" table:style-name="ce29">
            <text:p>60,832</text:p>
          </table:table-cell>
          <table:table-cell office:value-type="float" office:value="60817" table:style-name="ce25">
            <text:p>60,817</text:p>
          </table:table-cell>
          <table:table-cell office:value-type="float" office:value="309108" table:style-name="ce29">
            <text:p>309,108</text:p>
          </table:table-cell>
          <table:table-cell office:value-type="float" office:value="60805" table:style-name="ce29">
            <text:p>60,805</text:p>
          </table:table-cell>
          <table:table-cell office:value-type="float" office:value="62330" table:style-name="ce29">
            <text:p>62,330</text:p>
          </table:table-cell>
          <table:table-cell office:value-type="float" office:value="62860" table:style-name="ce29">
            <text:p>62,860</text:p>
          </table:table-cell>
          <table:table-cell office:value-type="float" office:value="62288" table:style-name="ce29">
            <text:p>62,288</text:p>
          </table:table-cell>
          <table:table-cell office:value-type="float" office:value="60825" table:style-name="ce25">
            <text:p>60,825</text:p>
          </table:table-cell>
          <table:table-cell office:value-type="float" office:value="314402" table:style-name="ce29">
            <text:p>314,402</text:p>
          </table:table-cell>
          <table:table-cell office:value-type="float" office:value="60878" table:style-name="ce29">
            <text:p>60,878</text:p>
          </table:table-cell>
          <table:table-cell office:value-type="float" office:value="61920" table:style-name="ce29">
            <text:p>61,920</text:p>
          </table:table-cell>
          <table:table-cell office:value-type="float" office:value="63610" table:style-name="ce29">
            <text:p>63,610</text:p>
          </table:table-cell>
          <table:table-cell office:value-type="float" office:value="63914" table:style-name="ce29">
            <text:p>63,914</text:p>
          </table:table-cell>
          <table:table-cell office:value-type="float" office:value="64080" table:style-name="ce25">
            <text:p>64,080</text:p>
          </table:table-cell>
          <table:table-cell office:value-type="float" office:value="301461" table:style-name="ce29">
            <text:p>301,461</text:p>
          </table:table-cell>
          <table:table-cell office:value-type="float" office:value="62784" table:style-name="ce29">
            <text:p>62,784</text:p>
          </table:table-cell>
          <table:table-cell office:value-type="float" office:value="61166" table:style-name="ce29">
            <text:p>61,166</text:p>
          </table:table-cell>
          <table:table-cell office:value-type="float" office:value="60093" table:style-name="ce29">
            <text:p>60,093</text:p>
          </table:table-cell>
          <table:table-cell office:value-type="float" office:value="61442" table:style-name="ce29">
            <text:p>61,442</text:p>
          </table:table-cell>
          <table:table-cell office:value-type="float" office:value="55976" table:style-name="ce25">
            <text:p>55,976</text:p>
          </table:table-cell>
          <table:table-cell office:value-type="float" office:value="264637" table:style-name="ce29">
            <text:p>264,637</text:p>
          </table:table-cell>
          <table:table-cell office:value-type="float" office:value="55956" table:style-name="ce29">
            <text:p>55,956</text:p>
          </table:table-cell>
          <table:table-cell office:value-type="float" office:value="55883" table:style-name="ce29">
            <text:p>55,883</text:p>
          </table:table-cell>
          <table:table-cell office:value-type="float" office:value="54378" table:style-name="ce29">
            <text:p>54,378</text:p>
          </table:table-cell>
          <table:table-cell office:value-type="float" office:value="50613" table:style-name="ce29">
            <text:p>50,613</text:p>
          </table:table-cell>
          <table:table-cell office:value-type="float" office:value="47807" table:style-name="ce25">
            <text:p>47,807</text:p>
          </table:table-cell>
          <table:table-cell office:value-type="float" office:value="185067" table:style-name="ce29">
            <text:p>185,067</text:p>
          </table:table-cell>
          <table:table-cell office:value-type="float" office:value="47607" table:style-name="ce29">
            <text:p>47,607</text:p>
          </table:table-cell>
          <table:table-cell office:value-type="float" office:value="42332" table:style-name="ce29">
            <text:p>42,332</text:p>
          </table:table-cell>
          <table:table-cell office:value-type="float" office:value="35649" table:style-name="ce29">
            <text:p>35,649</text:p>
          </table:table-cell>
          <table:table-cell office:value-type="float" office:value="32762" table:style-name="ce29">
            <text:p>32,762</text:p>
          </table:table-cell>
          <table:table-cell office:value-type="float" office:value="26717" table:style-name="ce25">
            <text:p>26,717</text:p>
          </table:table-cell>
          <table:table-cell office:value-type="float" office:value="91331" table:style-name="ce29">
            <text:p>91,331</text:p>
          </table:table-cell>
          <table:table-cell office:value-type="float" office:value="22624" table:style-name="ce29">
            <text:p>22,624</text:p>
          </table:table-cell>
          <table:table-cell office:value-type="float" office:value="15874" table:style-name="ce29">
            <text:p>15,874</text:p>
          </table:table-cell>
          <table:table-cell office:value-type="float" office:value="17891" table:style-name="ce29">
            <text:p>17,891</text:p>
          </table:table-cell>
          <table:table-cell office:value-type="float" office:value="18174" table:style-name="ce29">
            <text:p>18,174</text:p>
          </table:table-cell>
          <table:table-cell office:value-type="float" office:value="16768" table:style-name="ce25">
            <text:p>16,768</text:p>
          </table:table-cell>
          <table:table-cell office:value-type="float" office:value="64320" table:style-name="ce29">
            <text:p>64,320</text:p>
          </table:table-cell>
          <table:table-cell office:value-type="float" office:value="15564" table:style-name="ce29">
            <text:p>15,564</text:p>
          </table:table-cell>
          <table:table-cell office:value-type="float" office:value="14644" table:style-name="ce29">
            <text:p>14,644</text:p>
          </table:table-cell>
          <table:table-cell office:value-type="float" office:value="13223" table:style-name="ce29">
            <text:p>13,223</text:p>
          </table:table-cell>
          <table:table-cell office:value-type="float" office:value="11139" table:style-name="ce29">
            <text:p>11,139</text:p>
          </table:table-cell>
          <table:table-cell office:value-type="float" office:value="9750" table:style-name="ce25">
            <text:p>9,750</text:p>
          </table:table-cell>
          <table:table-cell office:value-type="float" office:value="32375" table:style-name="ce29">
            <text:p>32,375</text:p>
          </table:table-cell>
          <table:table-cell office:value-type="float" office:value="8538" table:style-name="ce29">
            <text:p>8,538</text:p>
          </table:table-cell>
          <table:table-cell office:value-type="float" office:value="7353" table:style-name="ce29">
            <text:p>7,353</text:p>
          </table:table-cell>
          <table:table-cell office:value-type="float" office:value="6519" table:style-name="ce29">
            <text:p>6,519</text:p>
          </table:table-cell>
          <table:table-cell office:value-type="float" office:value="5351" table:style-name="ce29">
            <text:p>5,351</text:p>
          </table:table-cell>
          <table:table-cell office:value-type="float" office:value="4614" table:style-name="ce25">
            <text:p>4,614</text:p>
          </table:table-cell>
          <table:table-cell office:value-type="float" office:value="15750" table:style-name="ce29">
            <text:p>15,750</text:p>
          </table:table-cell>
          <table:table-cell office:value-type="float" office:value="4348" table:style-name="ce29">
            <text:p>4,348</text:p>
          </table:table-cell>
          <table:table-cell office:value-type="float" office:value="3708" table:style-name="ce29">
            <text:p>3,708</text:p>
          </table:table-cell>
          <table:table-cell office:value-type="float" office:value="3058" table:style-name="ce29">
            <text:p>3,058</text:p>
          </table:table-cell>
          <table:table-cell office:value-type="float" office:value="2558" table:style-name="ce29">
            <text:p>2,558</text:p>
          </table:table-cell>
          <table:table-cell office:value-type="float" office:value="2078" table:style-name="ce25">
            <text:p>2,078</text:p>
          </table:table-cell>
          <table:table-cell office:value-type="float" office:value="4662" table:style-name="ce29">
            <text:p>4,662</text:p>
          </table:table-cell>
          <table:table-cell office:value-type="float" office:value="1547" table:style-name="ce29">
            <text:p>1,547</text:p>
          </table:table-cell>
          <table:table-cell office:value-type="float" office:value="1175" table:style-name="ce29">
            <text:p>1,175</text:p>
          </table:table-cell>
          <table:table-cell office:value-type="float" office:value="843" table:style-name="ce29">
            <text:p>843</text:p>
          </table:table-cell>
          <table:table-cell office:value-type="float" office:value="642" table:style-name="ce29">
            <text:p>642</text:p>
          </table:table-cell>
          <table:table-cell office:value-type="float" office:value="455" table:style-name="ce25">
            <text:p>455</text:p>
          </table:table-cell>
          <table:table-cell office:value-type="float" office:value="877" table:style-name="ce29">
            <text:p>87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37881" table:style-name="ce29">
            <text:p>1,937,881</text:p>
          </table:table-cell>
          <table:table-cell office:value-type="float" office:value="69585" table:style-name="ce29">
            <text:p>69,585</text:p>
          </table:table-cell>
          <table:table-cell office:value-type="float" office:value="11534" table:style-name="ce29">
            <text:p>11,534</text:p>
          </table:table-cell>
          <table:table-cell office:value-type="float" office:value="13430" table:style-name="ce29">
            <text:p>13,430</text:p>
          </table:table-cell>
          <table:table-cell office:value-type="float" office:value="14512" table:style-name="ce29">
            <text:p>14,512</text:p>
          </table:table-cell>
          <table:table-cell office:value-type="float" office:value="14729" table:style-name="ce29">
            <text:p>14,729</text:p>
          </table:table-cell>
          <table:table-cell office:value-type="float" office:value="15380" table:style-name="ce29">
            <text:p>15,380</text:p>
          </table:table-cell>
          <table:table-cell office:value-type="float" office:value="89510" table:style-name="ce29">
            <text:p>89,510</text:p>
          </table:table-cell>
          <table:table-cell office:value-type="float" office:value="16689" table:style-name="ce29">
            <text:p>16,689</text:p>
          </table:table-cell>
          <table:table-cell office:value-type="float" office:value="18235" table:style-name="ce29">
            <text:p>18,235</text:p>
          </table:table-cell>
          <table:table-cell office:value-type="float" office:value="18516" table:style-name="ce29">
            <text:p>18,516</text:p>
          </table:table-cell>
          <table:table-cell office:value-type="float" office:value="16897" table:style-name="ce29">
            <text:p>16,897</text:p>
          </table:table-cell>
          <table:table-cell office:value-type="float" office:value="19173" table:style-name="ce25">
            <text:p>19,173</text:p>
          </table:table-cell>
          <table:table-cell office:value-type="float" office:value="81201" table:style-name="ce29">
            <text:p>81,201</text:p>
          </table:table-cell>
          <table:table-cell office:value-type="float" office:value="17706" table:style-name="ce29">
            <text:p>17,706</text:p>
          </table:table-cell>
          <table:table-cell office:value-type="float" office:value="14869" table:style-name="ce29">
            <text:p>14,869</text:p>
          </table:table-cell>
          <table:table-cell office:value-type="float" office:value="15168" table:style-name="ce29">
            <text:p>15,168</text:p>
          </table:table-cell>
          <table:table-cell office:value-type="float" office:value="16293" table:style-name="ce29">
            <text:p>16,293</text:p>
          </table:table-cell>
          <table:table-cell office:value-type="float" office:value="17165" table:style-name="ce25">
            <text:p>17,165</text:p>
          </table:table-cell>
          <table:table-cell office:value-type="float" office:value="91711" table:style-name="ce29">
            <text:p>91,711</text:p>
          </table:table-cell>
          <table:table-cell office:value-type="float" office:value="17274" table:style-name="ce29">
            <text:p>17,274</text:p>
          </table:table-cell>
          <table:table-cell office:value-type="float" office:value="17253" table:style-name="ce29">
            <text:p>17,253</text:p>
          </table:table-cell>
          <table:table-cell office:value-type="float" office:value="18240" table:style-name="ce29">
            <text:p>18,240</text:p>
          </table:table-cell>
          <table:table-cell office:value-type="float" office:value="18905" table:style-name="ce29">
            <text:p>18,905</text:p>
          </table:table-cell>
          <table:table-cell office:value-type="float" office:value="20039" table:style-name="ce25">
            <text:p>20,039</text:p>
          </table:table-cell>
          <table:table-cell office:value-type="float" office:value="119900" table:style-name="ce29">
            <text:p>119,900</text:p>
          </table:table-cell>
          <table:table-cell office:value-type="float" office:value="21140" table:style-name="ce29">
            <text:p>21,140</text:p>
          </table:table-cell>
          <table:table-cell office:value-type="float" office:value="24775" table:style-name="ce29">
            <text:p>24,775</text:p>
          </table:table-cell>
          <table:table-cell office:value-type="float" office:value="24703" table:style-name="ce29">
            <text:p>24,703</text:p>
          </table:table-cell>
          <table:table-cell office:value-type="float" office:value="23370" table:style-name="ce29">
            <text:p>23,370</text:p>
          </table:table-cell>
          <table:table-cell office:value-type="float" office:value="25912" table:style-name="ce25">
            <text:p>25,912</text:p>
          </table:table-cell>
          <table:table-cell office:value-type="float" office:value="139469" table:style-name="ce29">
            <text:p>139,469</text:p>
          </table:table-cell>
          <table:table-cell office:value-type="float" office:value="27574" table:style-name="ce29">
            <text:p>27,574</text:p>
          </table:table-cell>
          <table:table-cell office:value-type="float" office:value="27472" table:style-name="ce29">
            <text:p>27,472</text:p>
          </table:table-cell>
          <table:table-cell office:value-type="float" office:value="27661" table:style-name="ce29">
            <text:p>27,661</text:p>
          </table:table-cell>
          <table:table-cell office:value-type="float" office:value="28252" table:style-name="ce29">
            <text:p>28,252</text:p>
          </table:table-cell>
          <table:table-cell office:value-type="float" office:value="28510" table:style-name="ce25">
            <text:p>28,510</text:p>
          </table:table-cell>
          <table:table-cell office:value-type="float" office:value="141580" table:style-name="ce29">
            <text:p>141,580</text:p>
          </table:table-cell>
          <table:table-cell office:value-type="float" office:value="28154" table:style-name="ce29">
            <text:p>28,154</text:p>
          </table:table-cell>
          <table:table-cell office:value-type="float" office:value="29003" table:style-name="ce29">
            <text:p>29,003</text:p>
          </table:table-cell>
          <table:table-cell office:value-type="float" office:value="28509" table:style-name="ce29">
            <text:p>28,509</text:p>
          </table:table-cell>
          <table:table-cell office:value-type="float" office:value="28632" table:style-name="ce29">
            <text:p>28,632</text:p>
          </table:table-cell>
          <table:table-cell office:value-type="float" office:value="27282" table:style-name="ce25">
            <text:p>27,282</text:p>
          </table:table-cell>
          <table:table-cell office:value-type="float" office:value="149264" table:style-name="ce29">
            <text:p>149,264</text:p>
          </table:table-cell>
          <table:table-cell office:value-type="float" office:value="26034" table:style-name="ce29">
            <text:p>26,034</text:p>
          </table:table-cell>
          <table:table-cell office:value-type="float" office:value="27696" table:style-name="ce29">
            <text:p>27,696</text:p>
          </table:table-cell>
          <table:table-cell office:value-type="float" office:value="30770" table:style-name="ce29">
            <text:p>30,770</text:p>
          </table:table-cell>
          <table:table-cell office:value-type="float" office:value="31336" table:style-name="ce29">
            <text:p>31,336</text:p>
          </table:table-cell>
          <table:table-cell office:value-type="float" office:value="33428" table:style-name="ce25">
            <text:p>33,428</text:p>
          </table:table-cell>
          <table:table-cell office:value-type="float" office:value="173480" table:style-name="ce29">
            <text:p>173,480</text:p>
          </table:table-cell>
          <table:table-cell office:value-type="float" office:value="34565" table:style-name="ce29">
            <text:p>34,565</text:p>
          </table:table-cell>
          <table:table-cell office:value-type="float" office:value="34990" table:style-name="ce29">
            <text:p>34,990</text:p>
          </table:table-cell>
          <table:table-cell office:value-type="float" office:value="35537" table:style-name="ce29">
            <text:p>35,537</text:p>
          </table:table-cell>
          <table:table-cell office:value-type="float" office:value="35176" table:style-name="ce29">
            <text:p>35,176</text:p>
          </table:table-cell>
          <table:table-cell office:value-type="float" office:value="33212" table:style-name="ce25">
            <text:p>33,212</text:p>
          </table:table-cell>
          <table:table-cell office:value-type="float" office:value="156037" table:style-name="ce29">
            <text:p>156,037</text:p>
          </table:table-cell>
          <table:table-cell office:value-type="float" office:value="35299" table:style-name="ce29">
            <text:p>35,299</text:p>
          </table:table-cell>
          <table:table-cell office:value-type="float" office:value="31712" table:style-name="ce29">
            <text:p>31,712</text:p>
          </table:table-cell>
          <table:table-cell office:value-type="float" office:value="30355" table:style-name="ce29">
            <text:p>30,355</text:p>
          </table:table-cell>
          <table:table-cell office:value-type="float" office:value="29338" table:style-name="ce29">
            <text:p>29,338</text:p>
          </table:table-cell>
          <table:table-cell office:value-type="float" office:value="29333" table:style-name="ce25">
            <text:p>29,333</text:p>
          </table:table-cell>
          <table:table-cell office:value-type="float" office:value="147112" table:style-name="ce29">
            <text:p>147,112</text:p>
          </table:table-cell>
          <table:table-cell office:value-type="float" office:value="29253" table:style-name="ce29">
            <text:p>29,253</text:p>
          </table:table-cell>
          <table:table-cell office:value-type="float" office:value="29957" table:style-name="ce29">
            <text:p>29,957</text:p>
          </table:table-cell>
          <table:table-cell office:value-type="float" office:value="29941" table:style-name="ce29">
            <text:p>29,941</text:p>
          </table:table-cell>
          <table:table-cell office:value-type="float" office:value="29410" table:style-name="ce29">
            <text:p>29,410</text:p>
          </table:table-cell>
          <table:table-cell office:value-type="float" office:value="28551" table:style-name="ce25">
            <text:p>28,551</text:p>
          </table:table-cell>
          <table:table-cell office:value-type="float" office:value="145713" table:style-name="ce29">
            <text:p>145,713</text:p>
          </table:table-cell>
          <table:table-cell office:value-type="float" office:value="28446" table:style-name="ce29">
            <text:p>28,446</text:p>
          </table:table-cell>
          <table:table-cell office:value-type="float" office:value="28730" table:style-name="ce29">
            <text:p>28,730</text:p>
          </table:table-cell>
          <table:table-cell office:value-type="float" office:value="29400" table:style-name="ce29">
            <text:p>29,400</text:p>
          </table:table-cell>
          <table:table-cell office:value-type="float" office:value="29742" table:style-name="ce29">
            <text:p>29,742</text:p>
          </table:table-cell>
          <table:table-cell office:value-type="float" office:value="29395" table:style-name="ce25">
            <text:p>29,395</text:p>
          </table:table-cell>
          <table:table-cell office:value-type="float" office:value="138505" table:style-name="ce29">
            <text:p>138,505</text:p>
          </table:table-cell>
          <table:table-cell office:value-type="float" office:value="29063" table:style-name="ce29">
            <text:p>29,063</text:p>
          </table:table-cell>
          <table:table-cell office:value-type="float" office:value="28318" table:style-name="ce29">
            <text:p>28,318</text:p>
          </table:table-cell>
          <table:table-cell office:value-type="float" office:value="27484" table:style-name="ce29">
            <text:p>27,484</text:p>
          </table:table-cell>
          <table:table-cell office:value-type="float" office:value="28054" table:style-name="ce29">
            <text:p>28,054</text:p>
          </table:table-cell>
          <table:table-cell office:value-type="float" office:value="25586" table:style-name="ce25">
            <text:p>25,586</text:p>
          </table:table-cell>
          <table:table-cell office:value-type="float" office:value="120992" table:style-name="ce29">
            <text:p>120,992</text:p>
          </table:table-cell>
          <table:table-cell office:value-type="float" office:value="25647" table:style-name="ce29">
            <text:p>25,647</text:p>
          </table:table-cell>
          <table:table-cell office:value-type="float" office:value="25695" table:style-name="ce29">
            <text:p>25,695</text:p>
          </table:table-cell>
          <table:table-cell office:value-type="float" office:value="24842" table:style-name="ce29">
            <text:p>24,842</text:p>
          </table:table-cell>
          <table:table-cell office:value-type="float" office:value="23040" table:style-name="ce29">
            <text:p>23,040</text:p>
          </table:table-cell>
          <table:table-cell office:value-type="float" office:value="21768" table:style-name="ce25">
            <text:p>21,768</text:p>
          </table:table-cell>
          <table:table-cell office:value-type="float" office:value="84524" table:style-name="ce29">
            <text:p>84,524</text:p>
          </table:table-cell>
          <table:table-cell office:value-type="float" office:value="21782" table:style-name="ce29">
            <text:p>21,782</text:p>
          </table:table-cell>
          <table:table-cell office:value-type="float" office:value="19452" table:style-name="ce29">
            <text:p>19,452</text:p>
          </table:table-cell>
          <table:table-cell office:value-type="float" office:value="16274" table:style-name="ce29">
            <text:p>16,274</text:p>
          </table:table-cell>
          <table:table-cell office:value-type="float" office:value="14897" table:style-name="ce29">
            <text:p>14,897</text:p>
          </table:table-cell>
          <table:table-cell office:value-type="float" office:value="12119" table:style-name="ce25">
            <text:p>12,119</text:p>
          </table:table-cell>
          <table:table-cell office:value-type="float" office:value="40772" table:style-name="ce29">
            <text:p>40,772</text:p>
          </table:table-cell>
          <table:table-cell office:value-type="float" office:value="10289" table:style-name="ce29">
            <text:p>10,289</text:p>
          </table:table-cell>
          <table:table-cell office:value-type="float" office:value="7127" table:style-name="ce29">
            <text:p>7,127</text:p>
          </table:table-cell>
          <table:table-cell office:value-type="float" office:value="8025" table:style-name="ce29">
            <text:p>8,025</text:p>
          </table:table-cell>
          <table:table-cell office:value-type="float" office:value="8046" table:style-name="ce29">
            <text:p>8,046</text:p>
          </table:table-cell>
          <table:table-cell office:value-type="float" office:value="7285" table:style-name="ce25">
            <text:p>7,285</text:p>
          </table:table-cell>
          <table:table-cell office:value-type="float" office:value="26242" table:style-name="ce29">
            <text:p>26,242</text:p>
          </table:table-cell>
          <table:table-cell office:value-type="float" office:value="6627" table:style-name="ce29">
            <text:p>6,627</text:p>
          </table:table-cell>
          <table:table-cell office:value-type="float" office:value="6184" table:style-name="ce29">
            <text:p>6,184</text:p>
          </table:table-cell>
          <table:table-cell office:value-type="float" office:value="5336" table:style-name="ce29">
            <text:p>5,336</text:p>
          </table:table-cell>
          <table:table-cell office:value-type="float" office:value="4361" table:style-name="ce29">
            <text:p>4,361</text:p>
          </table:table-cell>
          <table:table-cell office:value-type="float" office:value="3734" table:style-name="ce25">
            <text:p>3,734</text:p>
          </table:table-cell>
          <table:table-cell office:value-type="float" office:value="12509" table:style-name="ce29">
            <text:p>12,509</text:p>
          </table:table-cell>
          <table:table-cell office:value-type="float" office:value="3288" table:style-name="ce29">
            <text:p>3,288</text:p>
          </table:table-cell>
          <table:table-cell office:value-type="float" office:value="2806" table:style-name="ce29">
            <text:p>2,806</text:p>
          </table:table-cell>
          <table:table-cell office:value-type="float" office:value="2466" table:style-name="ce29">
            <text:p>2,466</text:p>
          </table:table-cell>
          <table:table-cell office:value-type="float" office:value="2078" table:style-name="ce29">
            <text:p>2,078</text:p>
          </table:table-cell>
          <table:table-cell office:value-type="float" office:value="1871" table:style-name="ce25">
            <text:p>1,871</text:p>
          </table:table-cell>
          <table:table-cell office:value-type="float" office:value="7152" table:style-name="ce29">
            <text:p>7,152</text:p>
          </table:table-cell>
          <table:table-cell office:value-type="float" office:value="1934" table:style-name="ce29">
            <text:p>1,934</text:p>
          </table:table-cell>
          <table:table-cell office:value-type="float" office:value="1618" table:style-name="ce29">
            <text:p>1,618</text:p>
          </table:table-cell>
          <table:table-cell office:value-type="float" office:value="1453" table:style-name="ce29">
            <text:p>1,453</text:p>
          </table:table-cell>
          <table:table-cell office:value-type="float" office:value="1183" table:style-name="ce29">
            <text:p>1,183</text:p>
          </table:table-cell>
          <table:table-cell office:value-type="float" office:value="964" table:style-name="ce25">
            <text:p>964</text:p>
          </table:table-cell>
          <table:table-cell office:value-type="float" office:value="2164" table:style-name="ce29">
            <text:p>2,164</text:p>
          </table:table-cell>
          <table:table-cell office:value-type="float" office:value="711" table:style-name="ce29">
            <text:p>711</text:p>
          </table:table-cell>
          <table:table-cell office:value-type="float" office:value="553" table:style-name="ce29">
            <text:p>553</text:p>
          </table:table-cell>
          <table:table-cell office:value-type="float" office:value="395" table:style-name="ce29">
            <text:p>395</text:p>
          </table:table-cell>
          <table:table-cell office:value-type="float" office:value="291" table:style-name="ce29">
            <text:p>291</text:p>
          </table:table-cell>
          <table:table-cell office:value-type="float" office:value="214" table:style-name="ce25">
            <text:p>214</text:p>
          </table:table-cell>
          <table:table-cell office:value-type="float" office:value="459" table:style-name="ce29">
            <text:p>45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34390" table:style-name="ce33">
            <text:p>2,034,390</text:p>
          </table:table-cell>
          <table:table-cell office:value-type="float" office:value="65377" table:style-name="ce32">
            <text:p>65,377</text:p>
          </table:table-cell>
          <table:table-cell office:value-type="float" office:value="10942" table:style-name="ce33">
            <text:p>10,942</text:p>
          </table:table-cell>
          <table:table-cell office:value-type="float" office:value="12529" table:style-name="ce33">
            <text:p>12,529</text:p>
          </table:table-cell>
          <table:table-cell office:value-type="float" office:value="13420" table:style-name="ce33">
            <text:p>13,420</text:p>
          </table:table-cell>
          <table:table-cell office:value-type="float" office:value="13973" table:style-name="ce33">
            <text:p>13,973</text:p>
          </table:table-cell>
          <table:table-cell office:value-type="float" office:value="14513" table:style-name="ce33">
            <text:p>14,513</text:p>
          </table:table-cell>
          <table:table-cell office:value-type="float" office:value="83691" table:style-name="ce33">
            <text:p>83,691</text:p>
          </table:table-cell>
          <table:table-cell office:value-type="float" office:value="15648" table:style-name="ce33">
            <text:p>15,648</text:p>
          </table:table-cell>
          <table:table-cell office:value-type="float" office:value="17200" table:style-name="ce33">
            <text:p>17,200</text:p>
          </table:table-cell>
          <table:table-cell office:value-type="float" office:value="17137" table:style-name="ce33">
            <text:p>17,137</text:p>
          </table:table-cell>
          <table:table-cell office:value-type="float" office:value="16020" table:style-name="ce33">
            <text:p>16,020</text:p>
          </table:table-cell>
          <table:table-cell office:value-type="float" office:value="17686" table:style-name="ce32">
            <text:p>17,686</text:p>
          </table:table-cell>
          <table:table-cell office:value-type="float" office:value="75053" table:style-name="ce33">
            <text:p>75,053</text:p>
          </table:table-cell>
          <table:table-cell office:value-type="float" office:value="16775" table:style-name="ce33">
            <text:p>16,775</text:p>
          </table:table-cell>
          <table:table-cell office:value-type="float" office:value="13909" table:style-name="ce33">
            <text:p>13,909</text:p>
          </table:table-cell>
          <table:table-cell office:value-type="float" office:value="13781" table:style-name="ce33">
            <text:p>13,781</text:p>
          </table:table-cell>
          <table:table-cell office:value-type="float" office:value="14892" table:style-name="ce33">
            <text:p>14,892</text:p>
          </table:table-cell>
          <table:table-cell office:value-type="float" office:value="15696" table:style-name="ce32">
            <text:p>15,696</text:p>
          </table:table-cell>
          <table:table-cell office:value-type="float" office:value="83603" table:style-name="ce33">
            <text:p>83,603</text:p>
          </table:table-cell>
          <table:table-cell office:value-type="float" office:value="15775" table:style-name="ce33">
            <text:p>15,775</text:p>
          </table:table-cell>
          <table:table-cell office:value-type="float" office:value="15860" table:style-name="ce33">
            <text:p>15,860</text:p>
          </table:table-cell>
          <table:table-cell office:value-type="float" office:value="16716" table:style-name="ce33">
            <text:p>16,716</text:p>
          </table:table-cell>
          <table:table-cell office:value-type="float" office:value="16811" table:style-name="ce33">
            <text:p>16,811</text:p>
          </table:table-cell>
          <table:table-cell office:value-type="float" office:value="18441" table:style-name="ce32">
            <text:p>18,441</text:p>
          </table:table-cell>
          <table:table-cell office:value-type="float" office:value="110052" table:style-name="ce33">
            <text:p>110,052</text:p>
          </table:table-cell>
          <table:table-cell office:value-type="float" office:value="19162" table:style-name="ce33">
            <text:p>19,162</text:p>
          </table:table-cell>
          <table:table-cell office:value-type="float" office:value="22959" table:style-name="ce33">
            <text:p>22,959</text:p>
          </table:table-cell>
          <table:table-cell office:value-type="float" office:value="22440" table:style-name="ce33">
            <text:p>22,440</text:p>
          </table:table-cell>
          <table:table-cell office:value-type="float" office:value="21705" table:style-name="ce33">
            <text:p>21,705</text:p>
          </table:table-cell>
          <table:table-cell office:value-type="float" office:value="23786" table:style-name="ce32">
            <text:p>23,786</text:p>
          </table:table-cell>
          <table:table-cell office:value-type="float" office:value="129427" table:style-name="ce33">
            <text:p>129,427</text:p>
          </table:table-cell>
          <table:table-cell office:value-type="float" office:value="25564" table:style-name="ce33">
            <text:p>25,564</text:p>
          </table:table-cell>
          <table:table-cell office:value-type="float" office:value="25882" table:style-name="ce33">
            <text:p>25,882</text:p>
          </table:table-cell>
          <table:table-cell office:value-type="float" office:value="25694" table:style-name="ce33">
            <text:p>25,694</text:p>
          </table:table-cell>
          <table:table-cell office:value-type="float" office:value="26231" table:style-name="ce33">
            <text:p>26,231</text:p>
          </table:table-cell>
          <table:table-cell office:value-type="float" office:value="26056" table:style-name="ce32">
            <text:p>26,056</text:p>
          </table:table-cell>
          <table:table-cell office:value-type="float" office:value="132579" table:style-name="ce33">
            <text:p>132,579</text:p>
          </table:table-cell>
          <table:table-cell office:value-type="float" office:value="25907" table:style-name="ce33">
            <text:p>25,907</text:p>
          </table:table-cell>
          <table:table-cell office:value-type="float" office:value="26542" table:style-name="ce33">
            <text:p>26,542</text:p>
          </table:table-cell>
          <table:table-cell office:value-type="float" office:value="26610" table:style-name="ce33">
            <text:p>26,610</text:p>
          </table:table-cell>
          <table:table-cell office:value-type="float" office:value="27172" table:style-name="ce33">
            <text:p>27,172</text:p>
          </table:table-cell>
          <table:table-cell office:value-type="float" office:value="26348" table:style-name="ce32">
            <text:p>26,348</text:p>
          </table:table-cell>
          <table:table-cell office:value-type="float" office:value="149853" table:style-name="ce33">
            <text:p>149,853</text:p>
          </table:table-cell>
          <table:table-cell office:value-type="float" office:value="25541" table:style-name="ce33">
            <text:p>25,541</text:p>
          </table:table-cell>
          <table:table-cell office:value-type="float" office:value="27487" table:style-name="ce33">
            <text:p>27,487</text:p>
          </table:table-cell>
          <table:table-cell office:value-type="float" office:value="30765" table:style-name="ce33">
            <text:p>30,765</text:p>
          </table:table-cell>
          <table:table-cell office:value-type="float" office:value="31644" table:style-name="ce33">
            <text:p>31,644</text:p>
          </table:table-cell>
          <table:table-cell office:value-type="float" office:value="34416" table:style-name="ce32">
            <text:p>34,416</text:p>
          </table:table-cell>
          <table:table-cell office:value-type="float" office:value="180668" table:style-name="ce33">
            <text:p>180,668</text:p>
          </table:table-cell>
          <table:table-cell office:value-type="float" office:value="35825" table:style-name="ce33">
            <text:p>35,825</text:p>
          </table:table-cell>
          <table:table-cell office:value-type="float" office:value="36406" table:style-name="ce33">
            <text:p>36,406</text:p>
          </table:table-cell>
          <table:table-cell office:value-type="float" office:value="36649" table:style-name="ce33">
            <text:p>36,649</text:p>
          </table:table-cell>
          <table:table-cell office:value-type="float" office:value="36730" table:style-name="ce33">
            <text:p>36,730</text:p>
          </table:table-cell>
          <table:table-cell office:value-type="float" office:value="35058" table:style-name="ce32">
            <text:p>35,058</text:p>
          </table:table-cell>
          <table:table-cell office:value-type="float" office:value="166241" table:style-name="ce33">
            <text:p>166,241</text:p>
          </table:table-cell>
          <table:table-cell office:value-type="float" office:value="37086" table:style-name="ce33">
            <text:p>37,086</text:p>
          </table:table-cell>
          <table:table-cell office:value-type="float" office:value="33504" table:style-name="ce33">
            <text:p>33,504</text:p>
          </table:table-cell>
          <table:table-cell office:value-type="float" office:value="32673" table:style-name="ce33">
            <text:p>32,673</text:p>
          </table:table-cell>
          <table:table-cell office:value-type="float" office:value="31494" table:style-name="ce33">
            <text:p>31,494</text:p>
          </table:table-cell>
          <table:table-cell office:value-type="float" office:value="31484" table:style-name="ce32">
            <text:p>31,484</text:p>
          </table:table-cell>
          <table:table-cell office:value-type="float" office:value="161996" table:style-name="ce33">
            <text:p>161,996</text:p>
          </table:table-cell>
          <table:table-cell office:value-type="float" office:value="31552" table:style-name="ce33">
            <text:p>31,552</text:p>
          </table:table-cell>
          <table:table-cell office:value-type="float" office:value="32373" table:style-name="ce33">
            <text:p>32,373</text:p>
          </table:table-cell>
          <table:table-cell office:value-type="float" office:value="32919" table:style-name="ce33">
            <text:p>32,919</text:p>
          </table:table-cell>
          <table:table-cell office:value-type="float" office:value="32878" table:style-name="ce33">
            <text:p>32,878</text:p>
          </table:table-cell>
          <table:table-cell office:value-type="float" office:value="32274" table:style-name="ce32">
            <text:p>32,274</text:p>
          </table:table-cell>
          <table:table-cell office:value-type="float" office:value="168689" table:style-name="ce33">
            <text:p>168,689</text:p>
          </table:table-cell>
          <table:table-cell office:value-type="float" office:value="32432" table:style-name="ce33">
            <text:p>32,432</text:p>
          </table:table-cell>
          <table:table-cell office:value-type="float" office:value="33190" table:style-name="ce33">
            <text:p>33,190</text:p>
          </table:table-cell>
          <table:table-cell office:value-type="float" office:value="34210" table:style-name="ce33">
            <text:p>34,210</text:p>
          </table:table-cell>
          <table:table-cell office:value-type="float" office:value="34172" table:style-name="ce33">
            <text:p>34,172</text:p>
          </table:table-cell>
          <table:table-cell office:value-type="float" office:value="34685" table:style-name="ce32">
            <text:p>34,685</text:p>
          </table:table-cell>
          <table:table-cell office:value-type="float" office:value="162956" table:style-name="ce33">
            <text:p>162,956</text:p>
          </table:table-cell>
          <table:table-cell office:value-type="float" office:value="33721" table:style-name="ce33">
            <text:p>33,721</text:p>
          </table:table-cell>
          <table:table-cell office:value-type="float" office:value="32848" table:style-name="ce33">
            <text:p>32,848</text:p>
          </table:table-cell>
          <table:table-cell office:value-type="float" office:value="32609" table:style-name="ce33">
            <text:p>32,609</text:p>
          </table:table-cell>
          <table:table-cell office:value-type="float" office:value="33388" table:style-name="ce33">
            <text:p>33,388</text:p>
          </table:table-cell>
          <table:table-cell office:value-type="float" office:value="30390" table:style-name="ce32">
            <text:p>30,390</text:p>
          </table:table-cell>
          <table:table-cell office:value-type="float" office:value="143645" table:style-name="ce33">
            <text:p>143,645</text:p>
          </table:table-cell>
          <table:table-cell office:value-type="float" office:value="30309" table:style-name="ce33">
            <text:p>30,309</text:p>
          </table:table-cell>
          <table:table-cell office:value-type="float" office:value="30188" table:style-name="ce33">
            <text:p>30,188</text:p>
          </table:table-cell>
          <table:table-cell office:value-type="float" office:value="29536" table:style-name="ce33">
            <text:p>29,536</text:p>
          </table:table-cell>
          <table:table-cell office:value-type="float" office:value="27573" table:style-name="ce33">
            <text:p>27,573</text:p>
          </table:table-cell>
          <table:table-cell office:value-type="float" office:value="26039" table:style-name="ce32">
            <text:p>26,039</text:p>
          </table:table-cell>
          <table:table-cell office:value-type="float" office:value="100543" table:style-name="ce33">
            <text:p>100,543</text:p>
          </table:table-cell>
          <table:table-cell office:value-type="float" office:value="25825" table:style-name="ce33">
            <text:p>25,825</text:p>
          </table:table-cell>
          <table:table-cell office:value-type="float" office:value="22880" table:style-name="ce33">
            <text:p>22,880</text:p>
          </table:table-cell>
          <table:table-cell office:value-type="float" office:value="19375" table:style-name="ce33">
            <text:p>19,375</text:p>
          </table:table-cell>
          <table:table-cell office:value-type="float" office:value="17865" table:style-name="ce33">
            <text:p>17,865</text:p>
          </table:table-cell>
          <table:table-cell office:value-type="float" office:value="14598" table:style-name="ce32">
            <text:p>14,598</text:p>
          </table:table-cell>
          <table:table-cell office:value-type="float" office:value="50559" table:style-name="ce33">
            <text:p>50,559</text:p>
          </table:table-cell>
          <table:table-cell office:value-type="float" office:value="12335" table:style-name="ce33">
            <text:p>12,335</text:p>
          </table:table-cell>
          <table:table-cell office:value-type="float" office:value="8747" table:style-name="ce33">
            <text:p>8,747</text:p>
          </table:table-cell>
          <table:table-cell office:value-type="float" office:value="9866" table:style-name="ce33">
            <text:p>9,866</text:p>
          </table:table-cell>
          <table:table-cell office:value-type="float" office:value="10128" table:style-name="ce33">
            <text:p>10,128</text:p>
          </table:table-cell>
          <table:table-cell office:value-type="float" office:value="9483" table:style-name="ce32">
            <text:p>9,483</text:p>
          </table:table-cell>
          <table:table-cell office:value-type="float" office:value="38078" table:style-name="ce33">
            <text:p>38,078</text:p>
          </table:table-cell>
          <table:table-cell office:value-type="float" office:value="8937" table:style-name="ce33">
            <text:p>8,937</text:p>
          </table:table-cell>
          <table:table-cell office:value-type="float" office:value="8460" table:style-name="ce33">
            <text:p>8,460</text:p>
          </table:table-cell>
          <table:table-cell office:value-type="float" office:value="7887" table:style-name="ce33">
            <text:p>7,887</text:p>
          </table:table-cell>
          <table:table-cell office:value-type="float" office:value="6778" table:style-name="ce33">
            <text:p>6,778</text:p>
          </table:table-cell>
          <table:table-cell office:value-type="float" office:value="6016" table:style-name="ce32">
            <text:p>6,016</text:p>
          </table:table-cell>
          <table:table-cell office:value-type="float" office:value="19866" table:style-name="ce33">
            <text:p>19,866</text:p>
          </table:table-cell>
          <table:table-cell office:value-type="float" office:value="5250" table:style-name="ce33">
            <text:p>5,250</text:p>
          </table:table-cell>
          <table:table-cell office:value-type="float" office:value="4547" table:style-name="ce33">
            <text:p>4,547</text:p>
          </table:table-cell>
          <table:table-cell office:value-type="float" office:value="4053" table:style-name="ce33">
            <text:p>4,053</text:p>
          </table:table-cell>
          <table:table-cell office:value-type="float" office:value="3273" table:style-name="ce33">
            <text:p>3,273</text:p>
          </table:table-cell>
          <table:table-cell office:value-type="float" office:value="2743" table:style-name="ce32">
            <text:p>2,743</text:p>
          </table:table-cell>
          <table:table-cell office:value-type="float" office:value="8598" table:style-name="ce33">
            <text:p>8,598</text:p>
          </table:table-cell>
          <table:table-cell office:value-type="float" office:value="2414" table:style-name="ce33">
            <text:p>2,414</text:p>
          </table:table-cell>
          <table:table-cell office:value-type="float" office:value="2090" table:style-name="ce33">
            <text:p>2,090</text:p>
          </table:table-cell>
          <table:table-cell office:value-type="float" office:value="1605" table:style-name="ce33">
            <text:p>1,605</text:p>
          </table:table-cell>
          <table:table-cell office:value-type="float" office:value="1375" table:style-name="ce33">
            <text:p>1,375</text:p>
          </table:table-cell>
          <table:table-cell office:value-type="float" office:value="1114" table:style-name="ce32">
            <text:p>1,114</text:p>
          </table:table-cell>
          <table:table-cell office:value-type="float" office:value="2498" table:style-name="ce33">
            <text:p>2,498</text:p>
          </table:table-cell>
          <table:table-cell office:value-type="float" office:value="836" table:style-name="ce33">
            <text:p>836</text:p>
          </table:table-cell>
          <table:table-cell office:value-type="float" office:value="622" table:style-name="ce33">
            <text:p>622</text:p>
          </table:table-cell>
          <table:table-cell office:value-type="float" office:value="448" table:style-name="ce33">
            <text:p>448</text:p>
          </table:table-cell>
          <table:table-cell office:value-type="float" office:value="351" table:style-name="ce33">
            <text:p>351</text:p>
          </table:table-cell>
          <table:table-cell office:value-type="float" office:value="241" table:style-name="ce32">
            <text:p>241</text:p>
          </table:table-cell>
          <table:table-cell office:value-type="float" office:value="418" table:style-name="ce33">
            <text:p>41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464452" table:style-name="ce29">
            <text:p>2,464,452</text:p>
          </table:table-cell>
          <table:table-cell office:value-type="float" office:value="91735" table:style-name="ce29">
            <text:p>91,735</text:p>
          </table:table-cell>
          <table:table-cell office:value-type="float" office:value="14633" table:style-name="ce29">
            <text:p>14,633</text:p>
          </table:table-cell>
          <table:table-cell office:value-type="float" office:value="16999" table:style-name="ce29">
            <text:p>16,999</text:p>
          </table:table-cell>
          <table:table-cell office:value-type="float" office:value="18882" table:style-name="ce29">
            <text:p>18,882</text:p>
          </table:table-cell>
          <table:table-cell office:value-type="float" office:value="19736" table:style-name="ce29">
            <text:p>19,736</text:p>
          </table:table-cell>
          <table:table-cell office:value-type="float" office:value="21485" table:style-name="ce29">
            <text:p>21,485</text:p>
          </table:table-cell>
          <table:table-cell office:value-type="float" office:value="116968" table:style-name="ce29">
            <text:p>116,968</text:p>
          </table:table-cell>
          <table:table-cell office:value-type="float" office:value="23402" table:style-name="ce29">
            <text:p>23,402</text:p>
          </table:table-cell>
          <table:table-cell office:value-type="float" office:value="23024" table:style-name="ce29">
            <text:p>23,024</text:p>
          </table:table-cell>
          <table:table-cell office:value-type="float" office:value="23720" table:style-name="ce29">
            <text:p>23,720</text:p>
          </table:table-cell>
          <table:table-cell office:value-type="float" office:value="21960" table:style-name="ce29">
            <text:p>21,960</text:p>
          </table:table-cell>
          <table:table-cell office:value-type="float" office:value="24862" table:style-name="ce25">
            <text:p>24,862</text:p>
          </table:table-cell>
          <table:table-cell office:value-type="float" office:value="107524" table:style-name="ce29">
            <text:p>107,524</text:p>
          </table:table-cell>
          <table:table-cell office:value-type="float" office:value="23783" table:style-name="ce29">
            <text:p>23,783</text:p>
          </table:table-cell>
          <table:table-cell office:value-type="float" office:value="20679" table:style-name="ce29">
            <text:p>20,679</text:p>
          </table:table-cell>
          <table:table-cell office:value-type="float" office:value="21086" table:style-name="ce29">
            <text:p>21,086</text:p>
          </table:table-cell>
          <table:table-cell office:value-type="float" office:value="20577" table:style-name="ce29">
            <text:p>20,577</text:p>
          </table:table-cell>
          <table:table-cell office:value-type="float" office:value="21399" table:style-name="ce25">
            <text:p>21,399</text:p>
          </table:table-cell>
          <table:table-cell office:value-type="float" office:value="99966" table:style-name="ce29">
            <text:p>99,966</text:p>
          </table:table-cell>
          <table:table-cell office:value-type="float" office:value="20225" table:style-name="ce29">
            <text:p>20,225</text:p>
          </table:table-cell>
          <table:table-cell office:value-type="float" office:value="19398" table:style-name="ce29">
            <text:p>19,398</text:p>
          </table:table-cell>
          <table:table-cell office:value-type="float" office:value="19860" table:style-name="ce29">
            <text:p>19,860</text:p>
          </table:table-cell>
          <table:table-cell office:value-type="float" office:value="19567" table:style-name="ce29">
            <text:p>19,567</text:p>
          </table:table-cell>
          <table:table-cell office:value-type="float" office:value="20916" table:style-name="ce25">
            <text:p>20,916</text:p>
          </table:table-cell>
          <table:table-cell office:value-type="float" office:value="122088" table:style-name="ce29">
            <text:p>122,088</text:p>
          </table:table-cell>
          <table:table-cell office:value-type="float" office:value="21327" table:style-name="ce29">
            <text:p>21,327</text:p>
          </table:table-cell>
          <table:table-cell office:value-type="float" office:value="24999" table:style-name="ce29">
            <text:p>24,999</text:p>
          </table:table-cell>
          <table:table-cell office:value-type="float" office:value="25121" table:style-name="ce29">
            <text:p>25,121</text:p>
          </table:table-cell>
          <table:table-cell office:value-type="float" office:value="24012" table:style-name="ce29">
            <text:p>24,012</text:p>
          </table:table-cell>
          <table:table-cell office:value-type="float" office:value="26629" table:style-name="ce25">
            <text:p>26,629</text:p>
          </table:table-cell>
          <table:table-cell office:value-type="float" office:value="140976" table:style-name="ce29">
            <text:p>140,976</text:p>
          </table:table-cell>
          <table:table-cell office:value-type="float" office:value="27582" table:style-name="ce29">
            <text:p>27,582</text:p>
          </table:table-cell>
          <table:table-cell office:value-type="float" office:value="28405" table:style-name="ce29">
            <text:p>28,405</text:p>
          </table:table-cell>
          <table:table-cell office:value-type="float" office:value="28260" table:style-name="ce29">
            <text:p>28,260</text:p>
          </table:table-cell>
          <table:table-cell office:value-type="float" office:value="28215" table:style-name="ce29">
            <text:p>28,215</text:p>
          </table:table-cell>
          <table:table-cell office:value-type="float" office:value="28514" table:style-name="ce25">
            <text:p>28,514</text:p>
          </table:table-cell>
          <table:table-cell office:value-type="float" office:value="150812" table:style-name="ce29">
            <text:p>150,812</text:p>
          </table:table-cell>
          <table:table-cell office:value-type="float" office:value="28255" table:style-name="ce29">
            <text:p>28,255</text:p>
          </table:table-cell>
          <table:table-cell office:value-type="float" office:value="29644" table:style-name="ce29">
            <text:p>29,644</text:p>
          </table:table-cell>
          <table:table-cell office:value-type="float" office:value="30565" table:style-name="ce29">
            <text:p>30,565</text:p>
          </table:table-cell>
          <table:table-cell office:value-type="float" office:value="31652" table:style-name="ce29">
            <text:p>31,652</text:p>
          </table:table-cell>
          <table:table-cell office:value-type="float" office:value="30696" table:style-name="ce25">
            <text:p>30,696</text:p>
          </table:table-cell>
          <table:table-cell office:value-type="float" office:value="180299" table:style-name="ce29">
            <text:p>180,299</text:p>
          </table:table-cell>
          <table:table-cell office:value-type="float" office:value="30572" table:style-name="ce29">
            <text:p>30,572</text:p>
          </table:table-cell>
          <table:table-cell office:value-type="float" office:value="33094" table:style-name="ce29">
            <text:p>33,094</text:p>
          </table:table-cell>
          <table:table-cell office:value-type="float" office:value="37216" table:style-name="ce29">
            <text:p>37,216</text:p>
          </table:table-cell>
          <table:table-cell office:value-type="float" office:value="38241" table:style-name="ce29">
            <text:p>38,241</text:p>
          </table:table-cell>
          <table:table-cell office:value-type="float" office:value="41176" table:style-name="ce25">
            <text:p>41,176</text:p>
          </table:table-cell>
          <table:table-cell office:value-type="float" office:value="210645" table:style-name="ce29">
            <text:p>210,645</text:p>
          </table:table-cell>
          <table:table-cell office:value-type="float" office:value="42975" table:style-name="ce29">
            <text:p>42,975</text:p>
          </table:table-cell>
          <table:table-cell office:value-type="float" office:value="42960" table:style-name="ce29">
            <text:p>42,960</text:p>
          </table:table-cell>
          <table:table-cell office:value-type="float" office:value="43039" table:style-name="ce29">
            <text:p>43,039</text:p>
          </table:table-cell>
          <table:table-cell office:value-type="float" office:value="42559" table:style-name="ce29">
            <text:p>42,559</text:p>
          </table:table-cell>
          <table:table-cell office:value-type="float" office:value="39112" table:style-name="ce25">
            <text:p>39,112</text:p>
          </table:table-cell>
          <table:table-cell office:value-type="float" office:value="190304" table:style-name="ce29">
            <text:p>190,304</text:p>
          </table:table-cell>
          <table:table-cell office:value-type="float" office:value="43251" table:style-name="ce29">
            <text:p>43,251</text:p>
          </table:table-cell>
          <table:table-cell office:value-type="float" office:value="38621" table:style-name="ce29">
            <text:p>38,621</text:p>
          </table:table-cell>
          <table:table-cell office:value-type="float" office:value="37149" table:style-name="ce29">
            <text:p>37,149</text:p>
          </table:table-cell>
          <table:table-cell office:value-type="float" office:value="35723" table:style-name="ce29">
            <text:p>35,723</text:p>
          </table:table-cell>
          <table:table-cell office:value-type="float" office:value="35560" table:style-name="ce25">
            <text:p>35,560</text:p>
          </table:table-cell>
          <table:table-cell office:value-type="float" office:value="185302" table:style-name="ce29">
            <text:p>185,302</text:p>
          </table:table-cell>
          <table:table-cell office:value-type="float" office:value="36649" table:style-name="ce29">
            <text:p>36,649</text:p>
          </table:table-cell>
          <table:table-cell office:value-type="float" office:value="37381" table:style-name="ce29">
            <text:p>37,381</text:p>
          </table:table-cell>
          <table:table-cell office:value-type="float" office:value="37611" table:style-name="ce29">
            <text:p>37,611</text:p>
          </table:table-cell>
          <table:table-cell office:value-type="float" office:value="37498" table:style-name="ce29">
            <text:p>37,498</text:p>
          </table:table-cell>
          <table:table-cell office:value-type="float" office:value="36163" table:style-name="ce25">
            <text:p>36,163</text:p>
          </table:table-cell>
          <table:table-cell office:value-type="float" office:value="185230" table:style-name="ce29">
            <text:p>185,230</text:p>
          </table:table-cell>
          <table:table-cell office:value-type="float" office:value="35856" table:style-name="ce29">
            <text:p>35,856</text:p>
          </table:table-cell>
          <table:table-cell office:value-type="float" office:value="36667" table:style-name="ce29">
            <text:p>36,667</text:p>
          </table:table-cell>
          <table:table-cell office:value-type="float" office:value="37801" table:style-name="ce29">
            <text:p>37,801</text:p>
          </table:table-cell>
          <table:table-cell office:value-type="float" office:value="37519" table:style-name="ce29">
            <text:p>37,519</text:p>
          </table:table-cell>
          <table:table-cell office:value-type="float" office:value="37387" table:style-name="ce25">
            <text:p>37,387</text:p>
          </table:table-cell>
          <table:table-cell office:value-type="float" office:value="182609" table:style-name="ce29">
            <text:p>182,609</text:p>
          </table:table-cell>
          <table:table-cell office:value-type="float" office:value="36946" table:style-name="ce29">
            <text:p>36,946</text:p>
          </table:table-cell>
          <table:table-cell office:value-type="float" office:value="36462" table:style-name="ce29">
            <text:p>36,462</text:p>
          </table:table-cell>
          <table:table-cell office:value-type="float" office:value="36283" table:style-name="ce29">
            <text:p>36,283</text:p>
          </table:table-cell>
          <table:table-cell office:value-type="float" office:value="37192" table:style-name="ce29">
            <text:p>37,192</text:p>
          </table:table-cell>
          <table:table-cell office:value-type="float" office:value="35726" table:style-name="ce25">
            <text:p>35,726</text:p>
          </table:table-cell>
          <table:table-cell office:value-type="float" office:value="172844" table:style-name="ce29">
            <text:p>172,844</text:p>
          </table:table-cell>
          <table:table-cell office:value-type="float" office:value="35564" table:style-name="ce29">
            <text:p>35,564</text:p>
          </table:table-cell>
          <table:table-cell office:value-type="float" office:value="36031" table:style-name="ce29">
            <text:p>36,031</text:p>
          </table:table-cell>
          <table:table-cell office:value-type="float" office:value="35220" table:style-name="ce29">
            <text:p>35,220</text:p>
          </table:table-cell>
          <table:table-cell office:value-type="float" office:value="33483" table:style-name="ce29">
            <text:p>33,483</text:p>
          </table:table-cell>
          <table:table-cell office:value-type="float" office:value="32546" table:style-name="ce25">
            <text:p>32,546</text:p>
          </table:table-cell>
          <table:table-cell office:value-type="float" office:value="136354" table:style-name="ce29">
            <text:p>136,354</text:p>
          </table:table-cell>
          <table:table-cell office:value-type="float" office:value="32289" table:style-name="ce29">
            <text:p>32,289</text:p>
          </table:table-cell>
          <table:table-cell office:value-type="float" office:value="30537" table:style-name="ce29">
            <text:p>30,537</text:p>
          </table:table-cell>
          <table:table-cell office:value-type="float" office:value="27099" table:style-name="ce29">
            <text:p>27,099</text:p>
          </table:table-cell>
          <table:table-cell office:value-type="float" office:value="25053" table:style-name="ce29">
            <text:p>25,053</text:p>
          </table:table-cell>
          <table:table-cell office:value-type="float" office:value="21376" table:style-name="ce25">
            <text:p>21,376</text:p>
          </table:table-cell>
          <table:table-cell office:value-type="float" office:value="74935" table:style-name="ce29">
            <text:p>74,935</text:p>
          </table:table-cell>
          <table:table-cell office:value-type="float" office:value="18455" table:style-name="ce29">
            <text:p>18,455</text:p>
          </table:table-cell>
          <table:table-cell office:value-type="float" office:value="12997" table:style-name="ce29">
            <text:p>12,997</text:p>
          </table:table-cell>
          <table:table-cell office:value-type="float" office:value="14335" table:style-name="ce29">
            <text:p>14,335</text:p>
          </table:table-cell>
          <table:table-cell office:value-type="float" office:value="15040" table:style-name="ce29">
            <text:p>15,040</text:p>
          </table:table-cell>
          <table:table-cell office:value-type="float" office:value="14108" table:style-name="ce25">
            <text:p>14,108</text:p>
          </table:table-cell>
          <table:table-cell office:value-type="float" office:value="57888" table:style-name="ce29">
            <text:p>57,888</text:p>
          </table:table-cell>
          <table:table-cell office:value-type="float" office:value="13301" table:style-name="ce29">
            <text:p>13,301</text:p>
          </table:table-cell>
          <table:table-cell office:value-type="float" office:value="12802" table:style-name="ce29">
            <text:p>12,802</text:p>
          </table:table-cell>
          <table:table-cell office:value-type="float" office:value="11778" table:style-name="ce29">
            <text:p>11,778</text:p>
          </table:table-cell>
          <table:table-cell office:value-type="float" office:value="10678" table:style-name="ce29">
            <text:p>10,678</text:p>
          </table:table-cell>
          <table:table-cell office:value-type="float" office:value="9329" table:style-name="ce25">
            <text:p>9,329</text:p>
          </table:table-cell>
          <table:table-cell office:value-type="float" office:value="33407" table:style-name="ce29">
            <text:p>33,407</text:p>
          </table:table-cell>
          <table:table-cell office:value-type="float" office:value="8184" table:style-name="ce29">
            <text:p>8,184</text:p>
          </table:table-cell>
          <table:table-cell office:value-type="float" office:value="7426" table:style-name="ce29">
            <text:p>7,426</text:p>
          </table:table-cell>
          <table:table-cell office:value-type="float" office:value="6690" table:style-name="ce29">
            <text:p>6,690</text:p>
          </table:table-cell>
          <table:table-cell office:value-type="float" office:value="5829" table:style-name="ce29">
            <text:p>5,829</text:p>
          </table:table-cell>
          <table:table-cell office:value-type="float" office:value="5278" table:style-name="ce25">
            <text:p>5,278</text:p>
          </table:table-cell>
          <table:table-cell office:value-type="float" office:value="17939" table:style-name="ce29">
            <text:p>17,939</text:p>
          </table:table-cell>
          <table:table-cell office:value-type="float" office:value="4920" table:style-name="ce29">
            <text:p>4,920</text:p>
          </table:table-cell>
          <table:table-cell office:value-type="float" office:value="4153" table:style-name="ce29">
            <text:p>4,153</text:p>
          </table:table-cell>
          <table:table-cell office:value-type="float" office:value="3514" table:style-name="ce29">
            <text:p>3,514</text:p>
          </table:table-cell>
          <table:table-cell office:value-type="float" office:value="3016" table:style-name="ce29">
            <text:p>3,016</text:p>
          </table:table-cell>
          <table:table-cell office:value-type="float" office:value="2336" table:style-name="ce25">
            <text:p>2,336</text:p>
          </table:table-cell>
          <table:table-cell office:value-type="float" office:value="5526" table:style-name="ce29">
            <text:p>5,526</text:p>
          </table:table-cell>
          <table:table-cell office:value-type="float" office:value="1873" table:style-name="ce29">
            <text:p>1,873</text:p>
          </table:table-cell>
          <table:table-cell office:value-type="float" office:value="1424" table:style-name="ce29">
            <text:p>1,424</text:p>
          </table:table-cell>
          <table:table-cell office:value-type="float" office:value="986" table:style-name="ce29">
            <text:p>986</text:p>
          </table:table-cell>
          <table:table-cell office:value-type="float" office:value="742" table:style-name="ce29">
            <text:p>742</text:p>
          </table:table-cell>
          <table:table-cell office:value-type="float" office:value="501" table:style-name="ce25">
            <text:p>501</text:p>
          </table:table-cell>
          <table:table-cell office:value-type="float" office:value="1101" table:style-name="ce29">
            <text:p>1,10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172552" table:style-name="ce29">
            <text:p>1,172,552</text:p>
          </table:table-cell>
          <table:table-cell office:value-type="float" office:value="47455" table:style-name="ce29">
            <text:p>47,455</text:p>
          </table:table-cell>
          <table:table-cell office:value-type="float" office:value="7570" table:style-name="ce35">
            <text:p>7,570</text:p>
          </table:table-cell>
          <table:table-cell office:value-type="float" office:value="8769" table:style-name="ce35">
            <text:p>8,769</text:p>
          </table:table-cell>
          <table:table-cell office:value-type="float" office:value="9770" table:style-name="ce35">
            <text:p>9,770</text:p>
          </table:table-cell>
          <table:table-cell office:value-type="float" office:value="10121" table:style-name="ce35">
            <text:p>10,121</text:p>
          </table:table-cell>
          <table:table-cell office:value-type="float" office:value="11225" table:style-name="ce35">
            <text:p>11,225</text:p>
          </table:table-cell>
          <table:table-cell office:value-type="float" office:value="60354" table:style-name="ce35">
            <text:p>60,354</text:p>
          </table:table-cell>
          <table:table-cell office:value-type="float" office:value="12013" table:style-name="ce35">
            <text:p>12,013</text:p>
          </table:table-cell>
          <table:table-cell office:value-type="float" office:value="12009" table:style-name="ce35">
            <text:p>12,009</text:p>
          </table:table-cell>
          <table:table-cell office:value-type="float" office:value="12223" table:style-name="ce35">
            <text:p>12,223</text:p>
          </table:table-cell>
          <table:table-cell office:value-type="float" office:value="11331" table:style-name="ce35">
            <text:p>11,331</text:p>
          </table:table-cell>
          <table:table-cell office:value-type="float" office:value="12778" table:style-name="ce36">
            <text:p>12,778</text:p>
          </table:table-cell>
          <table:table-cell office:value-type="float" office:value="55956" table:style-name="ce35">
            <text:p>55,956</text:p>
          </table:table-cell>
          <table:table-cell office:value-type="float" office:value="12403" table:style-name="ce35">
            <text:p>12,403</text:p>
          </table:table-cell>
          <table:table-cell office:value-type="float" office:value="10786" table:style-name="ce35">
            <text:p>10,786</text:p>
          </table:table-cell>
          <table:table-cell office:value-type="float" office:value="10903" table:style-name="ce35">
            <text:p>10,903</text:p>
          </table:table-cell>
          <table:table-cell office:value-type="float" office:value="10809" table:style-name="ce35">
            <text:p>10,809</text:p>
          </table:table-cell>
          <table:table-cell office:value-type="float" office:value="11055" table:style-name="ce36">
            <text:p>11,055</text:p>
          </table:table-cell>
          <table:table-cell office:value-type="float" office:value="52274" table:style-name="ce35">
            <text:p>52,274</text:p>
          </table:table-cell>
          <table:table-cell office:value-type="float" office:value="10408" table:style-name="ce35">
            <text:p>10,408</text:p>
          </table:table-cell>
          <table:table-cell office:value-type="float" office:value="10279" table:style-name="ce35">
            <text:p>10,279</text:p>
          </table:table-cell>
          <table:table-cell office:value-type="float" office:value="10488" table:style-name="ce35">
            <text:p>10,488</text:p>
          </table:table-cell>
          <table:table-cell office:value-type="float" office:value="10177" table:style-name="ce35">
            <text:p>10,177</text:p>
          </table:table-cell>
          <table:table-cell office:value-type="float" office:value="10922" table:style-name="ce36">
            <text:p>10,922</text:p>
          </table:table-cell>
          <table:table-cell office:value-type="float" office:value="63254" table:style-name="ce35">
            <text:p>63,254</text:p>
          </table:table-cell>
          <table:table-cell office:value-type="float" office:value="11032" table:style-name="ce35">
            <text:p>11,032</text:p>
          </table:table-cell>
          <table:table-cell office:value-type="float" office:value="12900" table:style-name="ce35">
            <text:p>12,900</text:p>
          </table:table-cell>
          <table:table-cell office:value-type="float" office:value="13145" table:style-name="ce35">
            <text:p>13,145</text:p>
          </table:table-cell>
          <table:table-cell office:value-type="float" office:value="12490" table:style-name="ce35">
            <text:p>12,490</text:p>
          </table:table-cell>
          <table:table-cell office:value-type="float" office:value="13687" table:style-name="ce36">
            <text:p>13,687</text:p>
          </table:table-cell>
          <table:table-cell office:value-type="float" office:value="71909" table:style-name="ce35">
            <text:p>71,909</text:p>
          </table:table-cell>
          <table:table-cell office:value-type="float" office:value="14165" table:style-name="ce35">
            <text:p>14,165</text:p>
          </table:table-cell>
          <table:table-cell office:value-type="float" office:value="14617" table:style-name="ce35">
            <text:p>14,617</text:p>
          </table:table-cell>
          <table:table-cell office:value-type="float" office:value="14445" table:style-name="ce35">
            <text:p>14,445</text:p>
          </table:table-cell>
          <table:table-cell office:value-type="float" office:value="14351" table:style-name="ce35">
            <text:p>14,351</text:p>
          </table:table-cell>
          <table:table-cell office:value-type="float" office:value="14331" table:style-name="ce36">
            <text:p>14,331</text:p>
          </table:table-cell>
          <table:table-cell office:value-type="float" office:value="74008" table:style-name="ce35">
            <text:p>74,008</text:p>
          </table:table-cell>
          <table:table-cell office:value-type="float" office:value="14178" table:style-name="ce35">
            <text:p>14,178</text:p>
          </table:table-cell>
          <table:table-cell office:value-type="float" office:value="14849" table:style-name="ce35">
            <text:p>14,849</text:p>
          </table:table-cell>
          <table:table-cell office:value-type="float" office:value="15099" table:style-name="ce35">
            <text:p>15,099</text:p>
          </table:table-cell>
          <table:table-cell office:value-type="float" office:value="15260" table:style-name="ce35">
            <text:p>15,260</text:p>
          </table:table-cell>
          <table:table-cell office:value-type="float" office:value="14622" table:style-name="ce36">
            <text:p>14,622</text:p>
          </table:table-cell>
          <table:table-cell office:value-type="float" office:value="85062" table:style-name="ce35">
            <text:p>85,062</text:p>
          </table:table-cell>
          <table:table-cell office:value-type="float" office:value="14451" table:style-name="ce35">
            <text:p>14,451</text:p>
          </table:table-cell>
          <table:table-cell office:value-type="float" office:value="15509" table:style-name="ce35">
            <text:p>15,509</text:p>
          </table:table-cell>
          <table:table-cell office:value-type="float" office:value="17442" table:style-name="ce35">
            <text:p>17,442</text:p>
          </table:table-cell>
          <table:table-cell office:value-type="float" office:value="18055" table:style-name="ce35">
            <text:p>18,055</text:p>
          </table:table-cell>
          <table:table-cell office:value-type="float" office:value="19605" table:style-name="ce36">
            <text:p>19,605</text:p>
          </table:table-cell>
          <table:table-cell office:value-type="float" office:value="98432" table:style-name="ce35">
            <text:p>98,432</text:p>
          </table:table-cell>
          <table:table-cell office:value-type="float" office:value="20173" table:style-name="ce35">
            <text:p>20,173</text:p>
          </table:table-cell>
          <table:table-cell office:value-type="float" office:value="20151" table:style-name="ce35">
            <text:p>20,151</text:p>
          </table:table-cell>
          <table:table-cell office:value-type="float" office:value="20017" table:style-name="ce35">
            <text:p>20,017</text:p>
          </table:table-cell>
          <table:table-cell office:value-type="float" office:value="19729" table:style-name="ce35">
            <text:p>19,729</text:p>
          </table:table-cell>
          <table:table-cell office:value-type="float" office:value="18362" table:style-name="ce36">
            <text:p>18,362</text:p>
          </table:table-cell>
          <table:table-cell office:value-type="float" office:value="88223" table:style-name="ce35">
            <text:p>88,223</text:p>
          </table:table-cell>
          <table:table-cell office:value-type="float" office:value="20144" table:style-name="ce35">
            <text:p>20,144</text:p>
          </table:table-cell>
          <table:table-cell office:value-type="float" office:value="17760" table:style-name="ce35">
            <text:p>17,760</text:p>
          </table:table-cell>
          <table:table-cell office:value-type="float" office:value="17088" table:style-name="ce35">
            <text:p>17,088</text:p>
          </table:table-cell>
          <table:table-cell office:value-type="float" office:value="16680" table:style-name="ce35">
            <text:p>16,680</text:p>
          </table:table-cell>
          <table:table-cell office:value-type="float" office:value="16551" table:style-name="ce36">
            <text:p>16,551</text:p>
          </table:table-cell>
          <table:table-cell office:value-type="float" office:value="85330" table:style-name="ce35">
            <text:p>85,330</text:p>
          </table:table-cell>
          <table:table-cell office:value-type="float" office:value="16955" table:style-name="ce35">
            <text:p>16,955</text:p>
          </table:table-cell>
          <table:table-cell office:value-type="float" office:value="17237" table:style-name="ce35">
            <text:p>17,237</text:p>
          </table:table-cell>
          <table:table-cell office:value-type="float" office:value="17287" table:style-name="ce35">
            <text:p>17,287</text:p>
          </table:table-cell>
          <table:table-cell office:value-type="float" office:value="17230" table:style-name="ce35">
            <text:p>17,230</text:p>
          </table:table-cell>
          <table:table-cell office:value-type="float" office:value="16621" table:style-name="ce36">
            <text:p>16,621</text:p>
          </table:table-cell>
          <table:table-cell office:value-type="float" office:value="85671" table:style-name="ce35">
            <text:p>85,671</text:p>
          </table:table-cell>
          <table:table-cell office:value-type="float" office:value="16608" table:style-name="ce35">
            <text:p>16,608</text:p>
          </table:table-cell>
          <table:table-cell office:value-type="float" office:value="16805" table:style-name="ce35">
            <text:p>16,805</text:p>
          </table:table-cell>
          <table:table-cell office:value-type="float" office:value="17716" table:style-name="ce35">
            <text:p>17,716</text:p>
          </table:table-cell>
          <table:table-cell office:value-type="float" office:value="17310" table:style-name="ce35">
            <text:p>17,310</text:p>
          </table:table-cell>
          <table:table-cell office:value-type="float" office:value="17232" table:style-name="ce36">
            <text:p>17,232</text:p>
          </table:table-cell>
          <table:table-cell office:value-type="float" office:value="83807" table:style-name="ce35">
            <text:p>83,807</text:p>
          </table:table-cell>
          <table:table-cell office:value-type="float" office:value="16895" table:style-name="ce35">
            <text:p>16,895</text:p>
          </table:table-cell>
          <table:table-cell office:value-type="float" office:value="16911" table:style-name="ce35">
            <text:p>16,911</text:p>
          </table:table-cell>
          <table:table-cell office:value-type="float" office:value="16572" table:style-name="ce35">
            <text:p>16,572</text:p>
          </table:table-cell>
          <table:table-cell office:value-type="float" office:value="16985" table:style-name="ce35">
            <text:p>16,985</text:p>
          </table:table-cell>
          <table:table-cell office:value-type="float" office:value="16444" table:style-name="ce36">
            <text:p>16,444</text:p>
          </table:table-cell>
          <table:table-cell office:value-type="float" office:value="79608" table:style-name="ce35">
            <text:p>79,608</text:p>
          </table:table-cell>
          <table:table-cell office:value-type="float" office:value="16145" table:style-name="ce35">
            <text:p>16,145</text:p>
          </table:table-cell>
          <table:table-cell office:value-type="float" office:value="16634" table:style-name="ce35">
            <text:p>16,634</text:p>
          </table:table-cell>
          <table:table-cell office:value-type="float" office:value="16318" table:style-name="ce35">
            <text:p>16,318</text:p>
          </table:table-cell>
          <table:table-cell office:value-type="float" office:value="15519" table:style-name="ce35">
            <text:p>15,519</text:p>
          </table:table-cell>
          <table:table-cell office:value-type="float" office:value="14992" table:style-name="ce36">
            <text:p>14,992</text:p>
          </table:table-cell>
          <table:table-cell office:value-type="float" office:value="61519" table:style-name="ce35">
            <text:p>61,519</text:p>
          </table:table-cell>
          <table:table-cell office:value-type="float" office:value="14670" table:style-name="ce35">
            <text:p>14,670</text:p>
          </table:table-cell>
          <table:table-cell office:value-type="float" office:value="13876" table:style-name="ce35">
            <text:p>13,876</text:p>
          </table:table-cell>
          <table:table-cell office:value-type="float" office:value="11999" table:style-name="ce35">
            <text:p>11,999</text:p>
          </table:table-cell>
          <table:table-cell office:value-type="float" office:value="11330" table:style-name="ce35">
            <text:p>11,330</text:p>
          </table:table-cell>
          <table:table-cell office:value-type="float" office:value="9644" table:style-name="ce36">
            <text:p>9,644</text:p>
          </table:table-cell>
          <table:table-cell office:value-type="float" office:value="32727" table:style-name="ce35">
            <text:p>32,727</text:p>
          </table:table-cell>
          <table:table-cell office:value-type="float" office:value="8296" table:style-name="ce35">
            <text:p>8,296</text:p>
          </table:table-cell>
          <table:table-cell office:value-type="float" office:value="5770" table:style-name="ce35">
            <text:p>5,770</text:p>
          </table:table-cell>
          <table:table-cell office:value-type="float" office:value="6139" table:style-name="ce35">
            <text:p>6,139</text:p>
          </table:table-cell>
          <table:table-cell office:value-type="float" office:value="6479" table:style-name="ce35">
            <text:p>6,479</text:p>
          </table:table-cell>
          <table:table-cell office:value-type="float" office:value="6043" table:style-name="ce36">
            <text:p>6,043</text:p>
          </table:table-cell>
          <table:table-cell office:value-type="float" office:value="23218" table:style-name="ce35">
            <text:p>23,218</text:p>
          </table:table-cell>
          <table:table-cell office:value-type="float" office:value="5506" table:style-name="ce35">
            <text:p>5,506</text:p>
          </table:table-cell>
          <table:table-cell office:value-type="float" office:value="5312" table:style-name="ce35">
            <text:p>5,312</text:p>
          </table:table-cell>
          <table:table-cell office:value-type="float" office:value="4618" table:style-name="ce35">
            <text:p>4,618</text:p>
          </table:table-cell>
          <table:table-cell office:value-type="float" office:value="4280" table:style-name="ce35">
            <text:p>4,280</text:p>
          </table:table-cell>
          <table:table-cell office:value-type="float" office:value="3502" table:style-name="ce36">
            <text:p>3,502</text:p>
          </table:table-cell>
          <table:table-cell office:value-type="float" office:value="12855" table:style-name="ce35">
            <text:p>12,855</text:p>
          </table:table-cell>
          <table:table-cell office:value-type="float" office:value="3075" table:style-name="ce35">
            <text:p>3,075</text:p>
          </table:table-cell>
          <table:table-cell office:value-type="float" office:value="2776" table:style-name="ce35">
            <text:p>2,776</text:p>
          </table:table-cell>
          <table:table-cell office:value-type="float" office:value="2556" table:style-name="ce35">
            <text:p>2,556</text:p>
          </table:table-cell>
          <table:table-cell office:value-type="float" office:value="2292" table:style-name="ce35">
            <text:p>2,292</text:p>
          </table:table-cell>
          <table:table-cell office:value-type="float" office:value="2156" table:style-name="ce36">
            <text:p>2,156</text:p>
          </table:table-cell>
          <table:table-cell office:value-type="float" office:value="7846" table:style-name="ce35">
            <text:p>7,846</text:p>
          </table:table-cell>
          <table:table-cell office:value-type="float" office:value="2065" table:style-name="ce35">
            <text:p>2,065</text:p>
          </table:table-cell>
          <table:table-cell office:value-type="float" office:value="1835" table:style-name="ce35">
            <text:p>1,835</text:p>
          </table:table-cell>
          <table:table-cell office:value-type="float" office:value="1562" table:style-name="ce35">
            <text:p>1,562</text:p>
          </table:table-cell>
          <table:table-cell office:value-type="float" office:value="1371" table:style-name="ce35">
            <text:p>1,371</text:p>
          </table:table-cell>
          <table:table-cell office:value-type="float" office:value="1013" table:style-name="ce36">
            <text:p>1,013</text:p>
          </table:table-cell>
          <table:table-cell office:value-type="float" office:value="2506" table:style-name="ce35">
            <text:p>2,506</text:p>
          </table:table-cell>
          <table:table-cell office:value-type="float" office:value="838" table:style-name="ce35">
            <text:p>838</text:p>
          </table:table-cell>
          <table:table-cell office:value-type="float" office:value="667" table:style-name="ce35">
            <text:p>667</text:p>
          </table:table-cell>
          <table:table-cell office:value-type="float" office:value="450" table:style-name="ce35">
            <text:p>450</text:p>
          </table:table-cell>
          <table:table-cell office:value-type="float" office:value="309" table:style-name="ce35">
            <text:p>309</text:p>
          </table:table-cell>
          <table:table-cell office:value-type="float" office:value="242" table:style-name="ce36">
            <text:p>242</text:p>
          </table:table-cell>
          <table:table-cell office:value-type="float" office:value="538" table:style-name="ce35">
            <text:p>5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291900" table:style-name="ce33">
            <text:p>1,291,900</text:p>
          </table:table-cell>
          <table:table-cell office:value-type="float" office:value="44280" table:style-name="ce32">
            <text:p>44,280</text:p>
          </table:table-cell>
          <table:table-cell office:value-type="float" office:value="7063" table:style-name="ce38">
            <text:p>7,063</text:p>
          </table:table-cell>
          <table:table-cell office:value-type="float" office:value="8230" table:style-name="ce38">
            <text:p>8,230</text:p>
          </table:table-cell>
          <table:table-cell office:value-type="float" office:value="9112" table:style-name="ce38">
            <text:p>9,112</text:p>
          </table:table-cell>
          <table:table-cell office:value-type="float" office:value="9615" table:style-name="ce38">
            <text:p>9,615</text:p>
          </table:table-cell>
          <table:table-cell office:value-type="float" office:value="10260" table:style-name="ce38">
            <text:p>10,260</text:p>
          </table:table-cell>
          <table:table-cell office:value-type="float" office:value="56614" table:style-name="ce38">
            <text:p>56,614</text:p>
          </table:table-cell>
          <table:table-cell office:value-type="float" office:value="11389" table:style-name="ce38">
            <text:p>11,389</text:p>
          </table:table-cell>
          <table:table-cell office:value-type="float" office:value="11015" table:style-name="ce38">
            <text:p>11,015</text:p>
          </table:table-cell>
          <table:table-cell office:value-type="float" office:value="11497" table:style-name="ce38">
            <text:p>11,497</text:p>
          </table:table-cell>
          <table:table-cell office:value-type="float" office:value="10629" table:style-name="ce38">
            <text:p>10,629</text:p>
          </table:table-cell>
          <table:table-cell office:value-type="float" office:value="12084" table:style-name="ce39">
            <text:p>12,084</text:p>
          </table:table-cell>
          <table:table-cell office:value-type="float" office:value="51568" table:style-name="ce38">
            <text:p>51,568</text:p>
          </table:table-cell>
          <table:table-cell office:value-type="float" office:value="11380" table:style-name="ce38">
            <text:p>11,380</text:p>
          </table:table-cell>
          <table:table-cell office:value-type="float" office:value="9893" table:style-name="ce38">
            <text:p>9,893</text:p>
          </table:table-cell>
          <table:table-cell office:value-type="float" office:value="10183" table:style-name="ce38">
            <text:p>10,183</text:p>
          </table:table-cell>
          <table:table-cell office:value-type="float" office:value="9768" table:style-name="ce38">
            <text:p>9,768</text:p>
          </table:table-cell>
          <table:table-cell office:value-type="float" office:value="10344" table:style-name="ce39">
            <text:p>10,344</text:p>
          </table:table-cell>
          <table:table-cell office:value-type="float" office:value="47692" table:style-name="ce38">
            <text:p>47,692</text:p>
          </table:table-cell>
          <table:table-cell office:value-type="float" office:value="9817" table:style-name="ce38">
            <text:p>9,817</text:p>
          </table:table-cell>
          <table:table-cell office:value-type="float" office:value="9119" table:style-name="ce38">
            <text:p>9,119</text:p>
          </table:table-cell>
          <table:table-cell office:value-type="float" office:value="9372" table:style-name="ce38">
            <text:p>9,372</text:p>
          </table:table-cell>
          <table:table-cell office:value-type="float" office:value="9390" table:style-name="ce38">
            <text:p>9,390</text:p>
          </table:table-cell>
          <table:table-cell office:value-type="float" office:value="9994" table:style-name="ce39">
            <text:p>9,994</text:p>
          </table:table-cell>
          <table:table-cell office:value-type="float" office:value="58834" table:style-name="ce38">
            <text:p>58,834</text:p>
          </table:table-cell>
          <table:table-cell office:value-type="float" office:value="10295" table:style-name="ce38">
            <text:p>10,295</text:p>
          </table:table-cell>
          <table:table-cell office:value-type="float" office:value="12099" table:style-name="ce38">
            <text:p>12,099</text:p>
          </table:table-cell>
          <table:table-cell office:value-type="float" office:value="11976" table:style-name="ce38">
            <text:p>11,976</text:p>
          </table:table-cell>
          <table:table-cell office:value-type="float" office:value="11522" table:style-name="ce38">
            <text:p>11,522</text:p>
          </table:table-cell>
          <table:table-cell office:value-type="float" office:value="12942" table:style-name="ce39">
            <text:p>12,942</text:p>
          </table:table-cell>
          <table:table-cell office:value-type="float" office:value="69067" table:style-name="ce38">
            <text:p>69,067</text:p>
          </table:table-cell>
          <table:table-cell office:value-type="float" office:value="13417" table:style-name="ce38">
            <text:p>13,417</text:p>
          </table:table-cell>
          <table:table-cell office:value-type="float" office:value="13788" table:style-name="ce38">
            <text:p>13,788</text:p>
          </table:table-cell>
          <table:table-cell office:value-type="float" office:value="13815" table:style-name="ce38">
            <text:p>13,815</text:p>
          </table:table-cell>
          <table:table-cell office:value-type="float" office:value="13864" table:style-name="ce38">
            <text:p>13,864</text:p>
          </table:table-cell>
          <table:table-cell office:value-type="float" office:value="14183" table:style-name="ce39">
            <text:p>14,183</text:p>
          </table:table-cell>
          <table:table-cell office:value-type="float" office:value="76804" table:style-name="ce38">
            <text:p>76,804</text:p>
          </table:table-cell>
          <table:table-cell office:value-type="float" office:value="14077" table:style-name="ce38">
            <text:p>14,077</text:p>
          </table:table-cell>
          <table:table-cell office:value-type="float" office:value="14795" table:style-name="ce38">
            <text:p>14,795</text:p>
          </table:table-cell>
          <table:table-cell office:value-type="float" office:value="15466" table:style-name="ce38">
            <text:p>15,466</text:p>
          </table:table-cell>
          <table:table-cell office:value-type="float" office:value="16392" table:style-name="ce38">
            <text:p>16,392</text:p>
          </table:table-cell>
          <table:table-cell office:value-type="float" office:value="16074" table:style-name="ce39">
            <text:p>16,074</text:p>
          </table:table-cell>
          <table:table-cell office:value-type="float" office:value="95237" table:style-name="ce38">
            <text:p>95,237</text:p>
          </table:table-cell>
          <table:table-cell office:value-type="float" office:value="16121" table:style-name="ce38">
            <text:p>16,121</text:p>
          </table:table-cell>
          <table:table-cell office:value-type="float" office:value="17585" table:style-name="ce38">
            <text:p>17,585</text:p>
          </table:table-cell>
          <table:table-cell office:value-type="float" office:value="19774" table:style-name="ce38">
            <text:p>19,774</text:p>
          </table:table-cell>
          <table:table-cell office:value-type="float" office:value="20186" table:style-name="ce38">
            <text:p>20,186</text:p>
          </table:table-cell>
          <table:table-cell office:value-type="float" office:value="21571" table:style-name="ce39">
            <text:p>21,571</text:p>
          </table:table-cell>
          <table:table-cell office:value-type="float" office:value="112213" table:style-name="ce38">
            <text:p>112,213</text:p>
          </table:table-cell>
          <table:table-cell office:value-type="float" office:value="22802" table:style-name="ce38">
            <text:p>22,802</text:p>
          </table:table-cell>
          <table:table-cell office:value-type="float" office:value="22809" table:style-name="ce38">
            <text:p>22,809</text:p>
          </table:table-cell>
          <table:table-cell office:value-type="float" office:value="23022" table:style-name="ce38">
            <text:p>23,022</text:p>
          </table:table-cell>
          <table:table-cell office:value-type="float" office:value="22830" table:style-name="ce38">
            <text:p>22,830</text:p>
          </table:table-cell>
          <table:table-cell office:value-type="float" office:value="20750" table:style-name="ce39">
            <text:p>20,750</text:p>
          </table:table-cell>
          <table:table-cell office:value-type="float" office:value="102081" table:style-name="ce38">
            <text:p>102,081</text:p>
          </table:table-cell>
          <table:table-cell office:value-type="float" office:value="23107" table:style-name="ce38">
            <text:p>23,107</text:p>
          </table:table-cell>
          <table:table-cell office:value-type="float" office:value="20861" table:style-name="ce38">
            <text:p>20,861</text:p>
          </table:table-cell>
          <table:table-cell office:value-type="float" office:value="20061" table:style-name="ce38">
            <text:p>20,061</text:p>
          </table:table-cell>
          <table:table-cell office:value-type="float" office:value="19043" table:style-name="ce38">
            <text:p>19,043</text:p>
          </table:table-cell>
          <table:table-cell office:value-type="float" office:value="19009" table:style-name="ce39">
            <text:p>19,009</text:p>
          </table:table-cell>
          <table:table-cell office:value-type="float" office:value="99972" table:style-name="ce38">
            <text:p>99,972</text:p>
          </table:table-cell>
          <table:table-cell office:value-type="float" office:value="19694" table:style-name="ce38">
            <text:p>19,694</text:p>
          </table:table-cell>
          <table:table-cell office:value-type="float" office:value="20144" table:style-name="ce38">
            <text:p>20,144</text:p>
          </table:table-cell>
          <table:table-cell office:value-type="float" office:value="20324" table:style-name="ce38">
            <text:p>20,324</text:p>
          </table:table-cell>
          <table:table-cell office:value-type="float" office:value="20268" table:style-name="ce38">
            <text:p>20,268</text:p>
          </table:table-cell>
          <table:table-cell office:value-type="float" office:value="19542" table:style-name="ce39">
            <text:p>19,542</text:p>
          </table:table-cell>
          <table:table-cell office:value-type="float" office:value="99559" table:style-name="ce38">
            <text:p>99,559</text:p>
          </table:table-cell>
          <table:table-cell office:value-type="float" office:value="19248" table:style-name="ce38">
            <text:p>19,248</text:p>
          </table:table-cell>
          <table:table-cell office:value-type="float" office:value="19862" table:style-name="ce38">
            <text:p>19,862</text:p>
          </table:table-cell>
          <table:table-cell office:value-type="float" office:value="20085" table:style-name="ce38">
            <text:p>20,085</text:p>
          </table:table-cell>
          <table:table-cell office:value-type="float" office:value="20209" table:style-name="ce38">
            <text:p>20,209</text:p>
          </table:table-cell>
          <table:table-cell office:value-type="float" office:value="20155" table:style-name="ce39">
            <text:p>20,155</text:p>
          </table:table-cell>
          <table:table-cell office:value-type="float" office:value="98802" table:style-name="ce38">
            <text:p>98,802</text:p>
          </table:table-cell>
          <table:table-cell office:value-type="float" office:value="20051" table:style-name="ce38">
            <text:p>20,051</text:p>
          </table:table-cell>
          <table:table-cell office:value-type="float" office:value="19551" table:style-name="ce38">
            <text:p>19,551</text:p>
          </table:table-cell>
          <table:table-cell office:value-type="float" office:value="19711" table:style-name="ce38">
            <text:p>19,711</text:p>
          </table:table-cell>
          <table:table-cell office:value-type="float" office:value="20207" table:style-name="ce38">
            <text:p>20,207</text:p>
          </table:table-cell>
          <table:table-cell office:value-type="float" office:value="19282" table:style-name="ce39">
            <text:p>19,282</text:p>
          </table:table-cell>
          <table:table-cell office:value-type="float" office:value="93236" table:style-name="ce38">
            <text:p>93,236</text:p>
          </table:table-cell>
          <table:table-cell office:value-type="float" office:value="19419" table:style-name="ce38">
            <text:p>19,419</text:p>
          </table:table-cell>
          <table:table-cell office:value-type="float" office:value="19397" table:style-name="ce38">
            <text:p>19,397</text:p>
          </table:table-cell>
          <table:table-cell office:value-type="float" office:value="18902" table:style-name="ce38">
            <text:p>18,902</text:p>
          </table:table-cell>
          <table:table-cell office:value-type="float" office:value="17964" table:style-name="ce38">
            <text:p>17,964</text:p>
          </table:table-cell>
          <table:table-cell office:value-type="float" office:value="17554" table:style-name="ce39">
            <text:p>17,554</text:p>
          </table:table-cell>
          <table:table-cell office:value-type="float" office:value="74835" table:style-name="ce38">
            <text:p>74,835</text:p>
          </table:table-cell>
          <table:table-cell office:value-type="float" office:value="17619" table:style-name="ce38">
            <text:p>17,619</text:p>
          </table:table-cell>
          <table:table-cell office:value-type="float" office:value="16661" table:style-name="ce38">
            <text:p>16,661</text:p>
          </table:table-cell>
          <table:table-cell office:value-type="float" office:value="15100" table:style-name="ce38">
            <text:p>15,100</text:p>
          </table:table-cell>
          <table:table-cell office:value-type="float" office:value="13723" table:style-name="ce38">
            <text:p>13,723</text:p>
          </table:table-cell>
          <table:table-cell office:value-type="float" office:value="11732" table:style-name="ce39">
            <text:p>11,732</text:p>
          </table:table-cell>
          <table:table-cell office:value-type="float" office:value="42208" table:style-name="ce38">
            <text:p>42,208</text:p>
          </table:table-cell>
          <table:table-cell office:value-type="float" office:value="10159" table:style-name="ce38">
            <text:p>10,159</text:p>
          </table:table-cell>
          <table:table-cell office:value-type="float" office:value="7227" table:style-name="ce38">
            <text:p>7,227</text:p>
          </table:table-cell>
          <table:table-cell office:value-type="float" office:value="8196" table:style-name="ce38">
            <text:p>8,196</text:p>
          </table:table-cell>
          <table:table-cell office:value-type="float" office:value="8561" table:style-name="ce38">
            <text:p>8,561</text:p>
          </table:table-cell>
          <table:table-cell office:value-type="float" office:value="8065" table:style-name="ce39">
            <text:p>8,065</text:p>
          </table:table-cell>
          <table:table-cell office:value-type="float" office:value="34670" table:style-name="ce38">
            <text:p>34,670</text:p>
          </table:table-cell>
          <table:table-cell office:value-type="float" office:value="7795" table:style-name="ce38">
            <text:p>7,795</text:p>
          </table:table-cell>
          <table:table-cell office:value-type="float" office:value="7490" table:style-name="ce38">
            <text:p>7,490</text:p>
          </table:table-cell>
          <table:table-cell office:value-type="float" office:value="7160" table:style-name="ce38">
            <text:p>7,160</text:p>
          </table:table-cell>
          <table:table-cell office:value-type="float" office:value="6398" table:style-name="ce38">
            <text:p>6,398</text:p>
          </table:table-cell>
          <table:table-cell office:value-type="float" office:value="5827" table:style-name="ce39">
            <text:p>5,827</text:p>
          </table:table-cell>
          <table:table-cell office:value-type="float" office:value="20552" table:style-name="ce38">
            <text:p>20,552</text:p>
          </table:table-cell>
          <table:table-cell office:value-type="float" office:value="5109" table:style-name="ce38">
            <text:p>5,109</text:p>
          </table:table-cell>
          <table:table-cell office:value-type="float" office:value="4650" table:style-name="ce38">
            <text:p>4,650</text:p>
          </table:table-cell>
          <table:table-cell office:value-type="float" office:value="4134" table:style-name="ce38">
            <text:p>4,134</text:p>
          </table:table-cell>
          <table:table-cell office:value-type="float" office:value="3537" table:style-name="ce38">
            <text:p>3,537</text:p>
          </table:table-cell>
          <table:table-cell office:value-type="float" office:value="3122" table:style-name="ce39">
            <text:p>3,122</text:p>
          </table:table-cell>
          <table:table-cell office:value-type="float" office:value="10093" table:style-name="ce38">
            <text:p>10,093</text:p>
          </table:table-cell>
          <table:table-cell office:value-type="float" office:value="2855" table:style-name="ce38">
            <text:p>2,855</text:p>
          </table:table-cell>
          <table:table-cell office:value-type="float" office:value="2318" table:style-name="ce38">
            <text:p>2,318</text:p>
          </table:table-cell>
          <table:table-cell office:value-type="float" office:value="1952" table:style-name="ce38">
            <text:p>1,952</text:p>
          </table:table-cell>
          <table:table-cell office:value-type="float" office:value="1645" table:style-name="ce38">
            <text:p>1,645</text:p>
          </table:table-cell>
          <table:table-cell office:value-type="float" office:value="1323" table:style-name="ce39">
            <text:p>1,323</text:p>
          </table:table-cell>
          <table:table-cell office:value-type="float" office:value="3020" table:style-name="ce38">
            <text:p>3,020</text:p>
          </table:table-cell>
          <table:table-cell office:value-type="float" office:value="1035" table:style-name="ce38">
            <text:p>1,035</text:p>
          </table:table-cell>
          <table:table-cell office:value-type="float" office:value="757" table:style-name="ce38">
            <text:p>757</text:p>
          </table:table-cell>
          <table:table-cell office:value-type="float" office:value="536" table:style-name="ce38">
            <text:p>536</text:p>
          </table:table-cell>
          <table:table-cell office:value-type="float" office:value="433" table:style-name="ce38">
            <text:p>433</text:p>
          </table:table-cell>
          <table:table-cell office:value-type="float" office:value="259" table:style-name="ce39">
            <text:p>259</text:p>
          </table:table-cell>
          <table:table-cell office:value-type="float" office:value="563" table:style-name="ce38">
            <text:p>563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4082" table:style-name="ce29">
            <text:p>2,264,082</text:p>
          </table:table-cell>
          <table:table-cell office:value-type="float" office:value="100425" table:style-name="ce29">
            <text:p>100,425</text:p>
          </table:table-cell>
          <table:table-cell office:value-type="float" office:value="17900" table:style-name="ce29">
            <text:p>17,900</text:p>
          </table:table-cell>
          <table:table-cell office:value-type="float" office:value="19675" table:style-name="ce29">
            <text:p>19,675</text:p>
          </table:table-cell>
          <table:table-cell office:value-type="float" office:value="20304" table:style-name="ce29">
            <text:p>20,304</text:p>
          </table:table-cell>
          <table:table-cell office:value-type="float" office:value="20825" table:style-name="ce29">
            <text:p>20,825</text:p>
          </table:table-cell>
          <table:table-cell office:value-type="float" office:value="21721" table:style-name="ce29">
            <text:p>21,721</text:p>
          </table:table-cell>
          <table:table-cell office:value-type="float" office:value="116432" table:style-name="ce29">
            <text:p>116,432</text:p>
          </table:table-cell>
          <table:table-cell office:value-type="float" office:value="22922" table:style-name="ce29">
            <text:p>22,922</text:p>
          </table:table-cell>
          <table:table-cell office:value-type="float" office:value="23525" table:style-name="ce29">
            <text:p>23,525</text:p>
          </table:table-cell>
          <table:table-cell office:value-type="float" office:value="23715" table:style-name="ce29">
            <text:p>23,715</text:p>
          </table:table-cell>
          <table:table-cell office:value-type="float" office:value="21882" table:style-name="ce29">
            <text:p>21,882</text:p>
          </table:table-cell>
          <table:table-cell office:value-type="float" office:value="24388" table:style-name="ce25">
            <text:p>24,388</text:p>
          </table:table-cell>
          <table:table-cell office:value-type="float" office:value="104653" table:style-name="ce29">
            <text:p>104,653</text:p>
          </table:table-cell>
          <table:table-cell office:value-type="float" office:value="23124" table:style-name="ce29">
            <text:p>23,124</text:p>
          </table:table-cell>
          <table:table-cell office:value-type="float" office:value="19309" table:style-name="ce29">
            <text:p>19,309</text:p>
          </table:table-cell>
          <table:table-cell office:value-type="float" office:value="19440" table:style-name="ce29">
            <text:p>19,440</text:p>
          </table:table-cell>
          <table:table-cell office:value-type="float" office:value="20812" table:style-name="ce29">
            <text:p>20,812</text:p>
          </table:table-cell>
          <table:table-cell office:value-type="float" office:value="21968" table:style-name="ce25">
            <text:p>21,968</text:p>
          </table:table-cell>
          <table:table-cell office:value-type="float" office:value="113968" table:style-name="ce29">
            <text:p>113,968</text:p>
          </table:table-cell>
          <table:table-cell office:value-type="float" office:value="21388" table:style-name="ce29">
            <text:p>21,388</text:p>
          </table:table-cell>
          <table:table-cell office:value-type="float" office:value="21837" table:style-name="ce29">
            <text:p>21,837</text:p>
          </table:table-cell>
          <table:table-cell office:value-type="float" office:value="22946" table:style-name="ce29">
            <text:p>22,946</text:p>
          </table:table-cell>
          <table:table-cell office:value-type="float" office:value="23115" table:style-name="ce29">
            <text:p>23,115</text:p>
          </table:table-cell>
          <table:table-cell office:value-type="float" office:value="24682" table:style-name="ce25">
            <text:p>24,682</text:p>
          </table:table-cell>
          <table:table-cell office:value-type="float" office:value="144162" table:style-name="ce29">
            <text:p>144,162</text:p>
          </table:table-cell>
          <table:table-cell office:value-type="float" office:value="25974" table:style-name="ce29">
            <text:p>25,974</text:p>
          </table:table-cell>
          <table:table-cell office:value-type="float" office:value="29936" table:style-name="ce29">
            <text:p>29,936</text:p>
          </table:table-cell>
          <table:table-cell office:value-type="float" office:value="29264" table:style-name="ce29">
            <text:p>29,264</text:p>
          </table:table-cell>
          <table:table-cell office:value-type="float" office:value="28201" table:style-name="ce29">
            <text:p>28,201</text:p>
          </table:table-cell>
          <table:table-cell office:value-type="float" office:value="30787" table:style-name="ce25">
            <text:p>30,787</text:p>
          </table:table-cell>
          <table:table-cell office:value-type="float" office:value="163875" table:style-name="ce29">
            <text:p>163,875</text:p>
          </table:table-cell>
          <table:table-cell office:value-type="float" office:value="32391" table:style-name="ce29">
            <text:p>32,391</text:p>
          </table:table-cell>
          <table:table-cell office:value-type="float" office:value="32675" table:style-name="ce29">
            <text:p>32,675</text:p>
          </table:table-cell>
          <table:table-cell office:value-type="float" office:value="32897" table:style-name="ce29">
            <text:p>32,897</text:p>
          </table:table-cell>
          <table:table-cell office:value-type="float" office:value="32999" table:style-name="ce29">
            <text:p>32,999</text:p>
          </table:table-cell>
          <table:table-cell office:value-type="float" office:value="32913" table:style-name="ce25">
            <text:p>32,913</text:p>
          </table:table-cell>
          <table:table-cell office:value-type="float" office:value="166424" table:style-name="ce29">
            <text:p>166,424</text:p>
          </table:table-cell>
          <table:table-cell office:value-type="float" office:value="32451" table:style-name="ce29">
            <text:p>32,451</text:p>
          </table:table-cell>
          <table:table-cell office:value-type="float" office:value="33687" table:style-name="ce29">
            <text:p>33,687</text:p>
          </table:table-cell>
          <table:table-cell office:value-type="float" office:value="33585" table:style-name="ce29">
            <text:p>33,585</text:p>
          </table:table-cell>
          <table:table-cell office:value-type="float" office:value="34113" table:style-name="ce29">
            <text:p>34,113</text:p>
          </table:table-cell>
          <table:table-cell office:value-type="float" office:value="32588" table:style-name="ce25">
            <text:p>32,588</text:p>
          </table:table-cell>
          <table:table-cell office:value-type="float" office:value="179804" table:style-name="ce29">
            <text:p>179,804</text:p>
          </table:table-cell>
          <table:table-cell office:value-type="float" office:value="31049" table:style-name="ce29">
            <text:p>31,049</text:p>
          </table:table-cell>
          <table:table-cell office:value-type="float" office:value="33227" table:style-name="ce29">
            <text:p>33,227</text:p>
          </table:table-cell>
          <table:table-cell office:value-type="float" office:value="36832" table:style-name="ce29">
            <text:p>36,832</text:p>
          </table:table-cell>
          <table:table-cell office:value-type="float" office:value="37873" table:style-name="ce29">
            <text:p>37,873</text:p>
          </table:table-cell>
          <table:table-cell office:value-type="float" office:value="40823" table:style-name="ce25">
            <text:p>40,823</text:p>
          </table:table-cell>
          <table:table-cell office:value-type="float" office:value="204292" table:style-name="ce29">
            <text:p>204,292</text:p>
          </table:table-cell>
          <table:table-cell office:value-type="float" office:value="42044" table:style-name="ce29">
            <text:p>42,044</text:p>
          </table:table-cell>
          <table:table-cell office:value-type="float" office:value="41868" table:style-name="ce29">
            <text:p>41,868</text:p>
          </table:table-cell>
          <table:table-cell office:value-type="float" office:value="41475" table:style-name="ce29">
            <text:p>41,475</text:p>
          </table:table-cell>
          <table:table-cell office:value-type="float" office:value="40643" table:style-name="ce29">
            <text:p>40,643</text:p>
          </table:table-cell>
          <table:table-cell office:value-type="float" office:value="38262" table:style-name="ce25">
            <text:p>38,262</text:p>
          </table:table-cell>
          <table:table-cell office:value-type="float" office:value="177428" table:style-name="ce29">
            <text:p>177,428</text:p>
          </table:table-cell>
          <table:table-cell office:value-type="float" office:value="40167" table:style-name="ce29">
            <text:p>40,167</text:p>
          </table:table-cell>
          <table:table-cell office:value-type="float" office:value="36233" table:style-name="ce29">
            <text:p>36,233</text:p>
          </table:table-cell>
          <table:table-cell office:value-type="float" office:value="34447" table:style-name="ce29">
            <text:p>34,447</text:p>
          </table:table-cell>
          <table:table-cell office:value-type="float" office:value="33349" table:style-name="ce29">
            <text:p>33,349</text:p>
          </table:table-cell>
          <table:table-cell office:value-type="float" office:value="33232" table:style-name="ce25">
            <text:p>33,232</text:p>
          </table:table-cell>
          <table:table-cell office:value-type="float" office:value="168555" table:style-name="ce29">
            <text:p>168,555</text:p>
          </table:table-cell>
          <table:table-cell office:value-type="float" office:value="33668" table:style-name="ce29">
            <text:p>33,668</text:p>
          </table:table-cell>
          <table:table-cell office:value-type="float" office:value="34320" table:style-name="ce29">
            <text:p>34,320</text:p>
          </table:table-cell>
          <table:table-cell office:value-type="float" office:value="34356" table:style-name="ce29">
            <text:p>34,356</text:p>
          </table:table-cell>
          <table:table-cell office:value-type="float" office:value="33602" table:style-name="ce29">
            <text:p>33,602</text:p>
          </table:table-cell>
          <table:table-cell office:value-type="float" office:value="32609" table:style-name="ce25">
            <text:p>32,609</text:p>
          </table:table-cell>
          <table:table-cell office:value-type="float" office:value="162628" table:style-name="ce29">
            <text:p>162,628</text:p>
          </table:table-cell>
          <table:table-cell office:value-type="float" office:value="31920" table:style-name="ce29">
            <text:p>31,920</text:p>
          </table:table-cell>
          <table:table-cell office:value-type="float" office:value="32355" table:style-name="ce29">
            <text:p>32,355</text:p>
          </table:table-cell>
          <table:table-cell office:value-type="float" office:value="33580" table:style-name="ce29">
            <text:p>33,580</text:p>
          </table:table-cell>
          <table:table-cell office:value-type="float" office:value="32557" table:style-name="ce29">
            <text:p>32,557</text:p>
          </table:table-cell>
          <table:table-cell office:value-type="float" office:value="32216" table:style-name="ce25">
            <text:p>32,216</text:p>
          </table:table-cell>
          <table:table-cell office:value-type="float" office:value="145987" table:style-name="ce29">
            <text:p>145,987</text:p>
          </table:table-cell>
          <table:table-cell office:value-type="float" office:value="31304" table:style-name="ce29">
            <text:p>31,304</text:p>
          </table:table-cell>
          <table:table-cell office:value-type="float" office:value="29675" table:style-name="ce29">
            <text:p>29,675</text:p>
          </table:table-cell>
          <table:table-cell office:value-type="float" office:value="29236" table:style-name="ce29">
            <text:p>29,236</text:p>
          </table:table-cell>
          <table:table-cell office:value-type="float" office:value="29024" table:style-name="ce29">
            <text:p>29,024</text:p>
          </table:table-cell>
          <table:table-cell office:value-type="float" office:value="26748" table:style-name="ce25">
            <text:p>26,748</text:p>
          </table:table-cell>
          <table:table-cell office:value-type="float" office:value="125093" table:style-name="ce29">
            <text:p>125,093</text:p>
          </table:table-cell>
          <table:table-cell office:value-type="float" office:value="26826" table:style-name="ce29">
            <text:p>26,826</text:p>
          </table:table-cell>
          <table:table-cell office:value-type="float" office:value="26411" table:style-name="ce29">
            <text:p>26,411</text:p>
          </table:table-cell>
          <table:table-cell office:value-type="float" office:value="25580" table:style-name="ce29">
            <text:p>25,580</text:p>
          </table:table-cell>
          <table:table-cell office:value-type="float" office:value="23772" table:style-name="ce29">
            <text:p>23,772</text:p>
          </table:table-cell>
          <table:table-cell office:value-type="float" office:value="22504" table:style-name="ce25">
            <text:p>22,504</text:p>
          </table:table-cell>
          <table:table-cell office:value-type="float" office:value="85548" table:style-name="ce29">
            <text:p>85,548</text:p>
          </table:table-cell>
          <table:table-cell office:value-type="float" office:value="22332" table:style-name="ce29">
            <text:p>22,332</text:p>
          </table:table-cell>
          <table:table-cell office:value-type="float" office:value="19540" table:style-name="ce29">
            <text:p>19,540</text:p>
          </table:table-cell>
          <table:table-cell office:value-type="float" office:value="16404" table:style-name="ce29">
            <text:p>16,404</text:p>
          </table:table-cell>
          <table:table-cell office:value-type="float" office:value="15151" table:style-name="ce29">
            <text:p>15,151</text:p>
          </table:table-cell>
          <table:table-cell office:value-type="float" office:value="12121" table:style-name="ce25">
            <text:p>12,121</text:p>
          </table:table-cell>
          <table:table-cell office:value-type="float" office:value="43730" table:style-name="ce29">
            <text:p>43,730</text:p>
          </table:table-cell>
          <table:table-cell office:value-type="float" office:value="10701" table:style-name="ce29">
            <text:p>10,701</text:p>
          </table:table-cell>
          <table:table-cell office:value-type="float" office:value="7721" table:style-name="ce29">
            <text:p>7,721</text:p>
          </table:table-cell>
          <table:table-cell office:value-type="float" office:value="8526" table:style-name="ce29">
            <text:p>8,526</text:p>
          </table:table-cell>
          <table:table-cell office:value-type="float" office:value="8676" table:style-name="ce29">
            <text:p>8,676</text:p>
          </table:table-cell>
          <table:table-cell office:value-type="float" office:value="8106" table:style-name="ce25">
            <text:p>8,106</text:p>
          </table:table-cell>
          <table:table-cell office:value-type="float" office:value="31610" table:style-name="ce29">
            <text:p>31,610</text:p>
          </table:table-cell>
          <table:table-cell office:value-type="float" office:value="7492" table:style-name="ce29">
            <text:p>7,492</text:p>
          </table:table-cell>
          <table:table-cell office:value-type="float" office:value="7065" table:style-name="ce29">
            <text:p>7,065</text:p>
          </table:table-cell>
          <table:table-cell office:value-type="float" office:value="6421" table:style-name="ce29">
            <text:p>6,421</text:p>
          </table:table-cell>
          <table:table-cell office:value-type="float" office:value="5568" table:style-name="ce29">
            <text:p>5,568</text:p>
          </table:table-cell>
          <table:table-cell office:value-type="float" office:value="5064" table:style-name="ce25">
            <text:p>5,064</text:p>
          </table:table-cell>
          <table:table-cell office:value-type="float" office:value="17138" table:style-name="ce29">
            <text:p>17,138</text:p>
          </table:table-cell>
          <table:table-cell office:value-type="float" office:value="4343" table:style-name="ce29">
            <text:p>4,343</text:p>
          </table:table-cell>
          <table:table-cell office:value-type="float" office:value="3827" table:style-name="ce29">
            <text:p>3,827</text:p>
          </table:table-cell>
          <table:table-cell office:value-type="float" office:value="3351" table:style-name="ce29">
            <text:p>3,351</text:p>
          </table:table-cell>
          <table:table-cell office:value-type="float" office:value="2917" table:style-name="ce29">
            <text:p>2,917</text:p>
          </table:table-cell>
          <table:table-cell office:value-type="float" office:value="2700" table:style-name="ce25">
            <text:p>2,700</text:p>
          </table:table-cell>
          <table:table-cell office:value-type="float" office:value="9462" table:style-name="ce29">
            <text:p>9,462</text:p>
          </table:table-cell>
          <table:table-cell office:value-type="float" office:value="2512" table:style-name="ce29">
            <text:p>2,512</text:p>
          </table:table-cell>
          <table:table-cell office:value-type="float" office:value="2234" table:style-name="ce29">
            <text:p>2,234</text:p>
          </table:table-cell>
          <table:table-cell office:value-type="float" office:value="1938" table:style-name="ce29">
            <text:p>1,938</text:p>
          </table:table-cell>
          <table:table-cell office:value-type="float" office:value="1634" table:style-name="ce29">
            <text:p>1,634</text:p>
          </table:table-cell>
          <table:table-cell office:value-type="float" office:value="1144" table:style-name="ce25">
            <text:p>1,144</text:p>
          </table:table-cell>
          <table:table-cell office:value-type="float" office:value="2482" table:style-name="ce29">
            <text:p>2,482</text:p>
          </table:table-cell>
          <table:table-cell office:value-type="float" office:value="891" table:style-name="ce29">
            <text:p>891</text:p>
          </table:table-cell>
          <table:table-cell office:value-type="float" office:value="658" table:style-name="ce29">
            <text:p>658</text:p>
          </table:table-cell>
          <table:table-cell office:value-type="float" office:value="449" table:style-name="ce29">
            <text:p>449</text:p>
          </table:table-cell>
          <table:table-cell office:value-type="float" office:value="292" table:style-name="ce29">
            <text:p>292</text:p>
          </table:table-cell>
          <table:table-cell office:value-type="float" office:value="192" table:style-name="ce25">
            <text:p>192</text:p>
          </table:table-cell>
          <table:table-cell office:value-type="float" office:value="386" table:style-name="ce29">
            <text:p>38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19552" table:style-name="ce29">
            <text:p>1,119,552</text:p>
          </table:table-cell>
          <table:table-cell office:value-type="float" office:value="52004" table:style-name="ce29">
            <text:p>52,004</text:p>
          </table:table-cell>
          <table:table-cell office:value-type="float" office:value="9199" table:style-name="ce29">
            <text:p>9,199</text:p>
          </table:table-cell>
          <table:table-cell office:value-type="float" office:value="10291" table:style-name="ce29">
            <text:p>10,291</text:p>
          </table:table-cell>
          <table:table-cell office:value-type="float" office:value="10480" table:style-name="ce29">
            <text:p>10,480</text:p>
          </table:table-cell>
          <table:table-cell office:value-type="float" office:value="10839" table:style-name="ce29">
            <text:p>10,839</text:p>
          </table:table-cell>
          <table:table-cell office:value-type="float" office:value="11195" table:style-name="ce29">
            <text:p>11,195</text:p>
          </table:table-cell>
          <table:table-cell office:value-type="float" office:value="60488" table:style-name="ce29">
            <text:p>60,488</text:p>
          </table:table-cell>
          <table:table-cell office:value-type="float" office:value="11867" table:style-name="ce29">
            <text:p>11,867</text:p>
          </table:table-cell>
          <table:table-cell office:value-type="float" office:value="12225" table:style-name="ce29">
            <text:p>12,225</text:p>
          </table:table-cell>
          <table:table-cell office:value-type="float" office:value="12271" table:style-name="ce29">
            <text:p>12,271</text:p>
          </table:table-cell>
          <table:table-cell office:value-type="float" office:value="11446" table:style-name="ce29">
            <text:p>11,446</text:p>
          </table:table-cell>
          <table:table-cell office:value-type="float" office:value="12679" table:style-name="ce25">
            <text:p>12,679</text:p>
          </table:table-cell>
          <table:table-cell office:value-type="float" office:value="54439" table:style-name="ce29">
            <text:p>54,439</text:p>
          </table:table-cell>
          <table:table-cell office:value-type="float" office:value="11920" table:style-name="ce29">
            <text:p>11,920</text:p>
          </table:table-cell>
          <table:table-cell office:value-type="float" office:value="9988" table:style-name="ce29">
            <text:p>9,988</text:p>
          </table:table-cell>
          <table:table-cell office:value-type="float" office:value="10251" table:style-name="ce29">
            <text:p>10,251</text:p>
          </table:table-cell>
          <table:table-cell office:value-type="float" office:value="10771" table:style-name="ce29">
            <text:p>10,771</text:p>
          </table:table-cell>
          <table:table-cell office:value-type="float" office:value="11509" table:style-name="ce25">
            <text:p>11,509</text:p>
          </table:table-cell>
          <table:table-cell office:value-type="float" office:value="59794" table:style-name="ce29">
            <text:p>59,794</text:p>
          </table:table-cell>
          <table:table-cell office:value-type="float" office:value="11235" table:style-name="ce29">
            <text:p>11,235</text:p>
          </table:table-cell>
          <table:table-cell office:value-type="float" office:value="11490" table:style-name="ce29">
            <text:p>11,490</text:p>
          </table:table-cell>
          <table:table-cell office:value-type="float" office:value="12048" table:style-name="ce29">
            <text:p>12,048</text:p>
          </table:table-cell>
          <table:table-cell office:value-type="float" office:value="12237" table:style-name="ce29">
            <text:p>12,237</text:p>
          </table:table-cell>
          <table:table-cell office:value-type="float" office:value="12784" table:style-name="ce25">
            <text:p>12,784</text:p>
          </table:table-cell>
          <table:table-cell office:value-type="float" office:value="75022" table:style-name="ce29">
            <text:p>75,022</text:p>
          </table:table-cell>
          <table:table-cell office:value-type="float" office:value="13618" table:style-name="ce29">
            <text:p>13,618</text:p>
          </table:table-cell>
          <table:table-cell office:value-type="float" office:value="15632" table:style-name="ce29">
            <text:p>15,632</text:p>
          </table:table-cell>
          <table:table-cell office:value-type="float" office:value="15224" table:style-name="ce29">
            <text:p>15,224</text:p>
          </table:table-cell>
          <table:table-cell office:value-type="float" office:value="14712" table:style-name="ce29">
            <text:p>14,712</text:p>
          </table:table-cell>
          <table:table-cell office:value-type="float" office:value="15836" table:style-name="ce25">
            <text:p>15,836</text:p>
          </table:table-cell>
          <table:table-cell office:value-type="float" office:value="84349" table:style-name="ce29">
            <text:p>84,349</text:p>
          </table:table-cell>
          <table:table-cell office:value-type="float" office:value="16821" table:style-name="ce29">
            <text:p>16,821</text:p>
          </table:table-cell>
          <table:table-cell office:value-type="float" office:value="16768" table:style-name="ce29">
            <text:p>16,768</text:p>
          </table:table-cell>
          <table:table-cell office:value-type="float" office:value="16987" table:style-name="ce29">
            <text:p>16,987</text:p>
          </table:table-cell>
          <table:table-cell office:value-type="float" office:value="16977" table:style-name="ce29">
            <text:p>16,977</text:p>
          </table:table-cell>
          <table:table-cell office:value-type="float" office:value="16796" table:style-name="ce25">
            <text:p>16,796</text:p>
          </table:table-cell>
          <table:table-cell office:value-type="float" office:value="84798" table:style-name="ce29">
            <text:p>84,798</text:p>
          </table:table-cell>
          <table:table-cell office:value-type="float" office:value="16665" table:style-name="ce29">
            <text:p>16,665</text:p>
          </table:table-cell>
          <table:table-cell office:value-type="float" office:value="17200" table:style-name="ce29">
            <text:p>17,200</text:p>
          </table:table-cell>
          <table:table-cell office:value-type="float" office:value="17009" table:style-name="ce29">
            <text:p>17,009</text:p>
          </table:table-cell>
          <table:table-cell office:value-type="float" office:value="17375" table:style-name="ce29">
            <text:p>17,375</text:p>
          </table:table-cell>
          <table:table-cell office:value-type="float" office:value="16549" table:style-name="ce25">
            <text:p>16,549</text:p>
          </table:table-cell>
          <table:table-cell office:value-type="float" office:value="88957" table:style-name="ce29">
            <text:p>88,957</text:p>
          </table:table-cell>
          <table:table-cell office:value-type="float" office:value="15603" table:style-name="ce29">
            <text:p>15,603</text:p>
          </table:table-cell>
          <table:table-cell office:value-type="float" office:value="16468" table:style-name="ce29">
            <text:p>16,468</text:p>
          </table:table-cell>
          <table:table-cell office:value-type="float" office:value="18178" table:style-name="ce29">
            <text:p>18,178</text:p>
          </table:table-cell>
          <table:table-cell office:value-type="float" office:value="18711" table:style-name="ce29">
            <text:p>18,711</text:p>
          </table:table-cell>
          <table:table-cell office:value-type="float" office:value="19997" table:style-name="ce25">
            <text:p>19,997</text:p>
          </table:table-cell>
          <table:table-cell office:value-type="float" office:value="99950" table:style-name="ce29">
            <text:p>99,950</text:p>
          </table:table-cell>
          <table:table-cell office:value-type="float" office:value="20663" table:style-name="ce29">
            <text:p>20,663</text:p>
          </table:table-cell>
          <table:table-cell office:value-type="float" office:value="20352" table:style-name="ce29">
            <text:p>20,352</text:p>
          </table:table-cell>
          <table:table-cell office:value-type="float" office:value="20216" table:style-name="ce29">
            <text:p>20,216</text:p>
          </table:table-cell>
          <table:table-cell office:value-type="float" office:value="19901" table:style-name="ce29">
            <text:p>19,901</text:p>
          </table:table-cell>
          <table:table-cell office:value-type="float" office:value="18818" table:style-name="ce25">
            <text:p>18,818</text:p>
          </table:table-cell>
          <table:table-cell office:value-type="float" office:value="86816" table:style-name="ce29">
            <text:p>86,816</text:p>
          </table:table-cell>
          <table:table-cell office:value-type="float" office:value="19803" table:style-name="ce29">
            <text:p>19,803</text:p>
          </table:table-cell>
          <table:table-cell office:value-type="float" office:value="17877" table:style-name="ce29">
            <text:p>17,877</text:p>
          </table:table-cell>
          <table:table-cell office:value-type="float" office:value="16708" table:style-name="ce29">
            <text:p>16,708</text:p>
          </table:table-cell>
          <table:table-cell office:value-type="float" office:value="16238" table:style-name="ce29">
            <text:p>16,238</text:p>
          </table:table-cell>
          <table:table-cell office:value-type="float" office:value="16190" table:style-name="ce25">
            <text:p>16,190</text:p>
          </table:table-cell>
          <table:table-cell office:value-type="float" office:value="81814" table:style-name="ce29">
            <text:p>81,814</text:p>
          </table:table-cell>
          <table:table-cell office:value-type="float" office:value="16330" table:style-name="ce29">
            <text:p>16,330</text:p>
          </table:table-cell>
          <table:table-cell office:value-type="float" office:value="16604" table:style-name="ce29">
            <text:p>16,604</text:p>
          </table:table-cell>
          <table:table-cell office:value-type="float" office:value="16786" table:style-name="ce29">
            <text:p>16,786</text:p>
          </table:table-cell>
          <table:table-cell office:value-type="float" office:value="16315" table:style-name="ce29">
            <text:p>16,315</text:p>
          </table:table-cell>
          <table:table-cell office:value-type="float" office:value="15779" table:style-name="ce25">
            <text:p>15,779</text:p>
          </table:table-cell>
          <table:table-cell office:value-type="float" office:value="78318" table:style-name="ce29">
            <text:p>78,318</text:p>
          </table:table-cell>
          <table:table-cell office:value-type="float" office:value="15434" table:style-name="ce29">
            <text:p>15,434</text:p>
          </table:table-cell>
          <table:table-cell office:value-type="float" office:value="15522" table:style-name="ce29">
            <text:p>15,522</text:p>
          </table:table-cell>
          <table:table-cell office:value-type="float" office:value="16223" table:style-name="ce29">
            <text:p>16,223</text:p>
          </table:table-cell>
          <table:table-cell office:value-type="float" office:value="15655" table:style-name="ce29">
            <text:p>15,655</text:p>
          </table:table-cell>
          <table:table-cell office:value-type="float" office:value="15484" table:style-name="ce25">
            <text:p>15,484</text:p>
          </table:table-cell>
          <table:table-cell office:value-type="float" office:value="69634" table:style-name="ce29">
            <text:p>69,634</text:p>
          </table:table-cell>
          <table:table-cell office:value-type="float" office:value="14913" table:style-name="ce29">
            <text:p>14,913</text:p>
          </table:table-cell>
          <table:table-cell office:value-type="float" office:value="14200" table:style-name="ce29">
            <text:p>14,200</text:p>
          </table:table-cell>
          <table:table-cell office:value-type="float" office:value="14071" table:style-name="ce29">
            <text:p>14,071</text:p>
          </table:table-cell>
          <table:table-cell office:value-type="float" office:value="13758" table:style-name="ce29">
            <text:p>13,758</text:p>
          </table:table-cell>
          <table:table-cell office:value-type="float" office:value="12692" table:style-name="ce25">
            <text:p>12,692</text:p>
          </table:table-cell>
          <table:table-cell office:value-type="float" office:value="58479" table:style-name="ce29">
            <text:p>58,479</text:p>
          </table:table-cell>
          <table:table-cell office:value-type="float" office:value="12558" table:style-name="ce29">
            <text:p>12,558</text:p>
          </table:table-cell>
          <table:table-cell office:value-type="float" office:value="12461" table:style-name="ce29">
            <text:p>12,461</text:p>
          </table:table-cell>
          <table:table-cell office:value-type="float" office:value="12036" table:style-name="ce29">
            <text:p>12,036</text:p>
          </table:table-cell>
          <table:table-cell office:value-type="float" office:value="10885" table:style-name="ce29">
            <text:p>10,885</text:p>
          </table:table-cell>
          <table:table-cell office:value-type="float" office:value="10539" table:style-name="ce25">
            <text:p>10,539</text:p>
          </table:table-cell>
          <table:table-cell office:value-type="float" office:value="39200" table:style-name="ce29">
            <text:p>39,200</text:p>
          </table:table-cell>
          <table:table-cell office:value-type="float" office:value="10258" table:style-name="ce29">
            <text:p>10,258</text:p>
          </table:table-cell>
          <table:table-cell office:value-type="float" office:value="9004" table:style-name="ce29">
            <text:p>9,004</text:p>
          </table:table-cell>
          <table:table-cell office:value-type="float" office:value="7547" table:style-name="ce29">
            <text:p>7,547</text:p>
          </table:table-cell>
          <table:table-cell office:value-type="float" office:value="6923" table:style-name="ce29">
            <text:p>6,923</text:p>
          </table:table-cell>
          <table:table-cell office:value-type="float" office:value="5468" table:style-name="ce25">
            <text:p>5,468</text:p>
          </table:table-cell>
          <table:table-cell office:value-type="float" office:value="19131" table:style-name="ce29">
            <text:p>19,131</text:p>
          </table:table-cell>
          <table:table-cell office:value-type="float" office:value="4867" table:style-name="ce29">
            <text:p>4,867</text:p>
          </table:table-cell>
          <table:table-cell office:value-type="float" office:value="3388" table:style-name="ce29">
            <text:p>3,388</text:p>
          </table:table-cell>
          <table:table-cell office:value-type="float" office:value="3737" table:style-name="ce29">
            <text:p>3,737</text:p>
          </table:table-cell>
          <table:table-cell office:value-type="float" office:value="3761" table:style-name="ce29">
            <text:p>3,761</text:p>
          </table:table-cell>
          <table:table-cell office:value-type="float" office:value="3378" table:style-name="ce25">
            <text:p>3,378</text:p>
          </table:table-cell>
          <table:table-cell office:value-type="float" office:value="12867" table:style-name="ce29">
            <text:p>12,867</text:p>
          </table:table-cell>
          <table:table-cell office:value-type="float" office:value="3173" table:style-name="ce29">
            <text:p>3,173</text:p>
          </table:table-cell>
          <table:table-cell office:value-type="float" office:value="2943" table:style-name="ce29">
            <text:p>2,943</text:p>
          </table:table-cell>
          <table:table-cell office:value-type="float" office:value="2587" table:style-name="ce29">
            <text:p>2,587</text:p>
          </table:table-cell>
          <table:table-cell office:value-type="float" office:value="2161" table:style-name="ce29">
            <text:p>2,161</text:p>
          </table:table-cell>
          <table:table-cell office:value-type="float" office:value="2003" table:style-name="ce25">
            <text:p>2,003</text:p>
          </table:table-cell>
          <table:table-cell office:value-type="float" office:value="6938" table:style-name="ce29">
            <text:p>6,938</text:p>
          </table:table-cell>
          <table:table-cell office:value-type="float" office:value="1696" table:style-name="ce29">
            <text:p>1,696</text:p>
          </table:table-cell>
          <table:table-cell office:value-type="float" office:value="1471" table:style-name="ce29">
            <text:p>1,471</text:p>
          </table:table-cell>
          <table:table-cell office:value-type="float" office:value="1272" table:style-name="ce29">
            <text:p>1,272</text:p>
          </table:table-cell>
          <table:table-cell office:value-type="float" office:value="1255" table:style-name="ce29">
            <text:p>1,255</text:p>
          </table:table-cell>
          <table:table-cell office:value-type="float" office:value="1244" table:style-name="ce25">
            <text:p>1,244</text:p>
          </table:table-cell>
          <table:table-cell office:value-type="float" office:value="5089" table:style-name="ce29">
            <text:p>5,089</text:p>
          </table:table-cell>
          <table:table-cell office:value-type="float" office:value="1268" table:style-name="ce29">
            <text:p>1,268</text:p>
          </table:table-cell>
          <table:table-cell office:value-type="float" office:value="1191" table:style-name="ce29">
            <text:p>1,191</text:p>
          </table:table-cell>
          <table:table-cell office:value-type="float" office:value="1075" table:style-name="ce29">
            <text:p>1,075</text:p>
          </table:table-cell>
          <table:table-cell office:value-type="float" office:value="927" table:style-name="ce29">
            <text:p>927</text:p>
          </table:table-cell>
          <table:table-cell office:value-type="float" office:value="628" table:style-name="ce25">
            <text:p>628</text:p>
          </table:table-cell>
          <table:table-cell office:value-type="float" office:value="1263" table:style-name="ce29">
            <text:p>1,263</text:p>
          </table:table-cell>
          <table:table-cell office:value-type="float" office:value="465" table:style-name="ce29">
            <text:p>465</text:p>
          </table:table-cell>
          <table:table-cell office:value-type="float" office:value="343" table:style-name="ce29">
            <text:p>343</text:p>
          </table:table-cell>
          <table:table-cell office:value-type="float" office:value="228" table:style-name="ce29">
            <text:p>228</text:p>
          </table:table-cell>
          <table:table-cell office:value-type="float" office:value="141" table:style-name="ce29">
            <text:p>141</text:p>
          </table:table-cell>
          <table:table-cell office:value-type="float" office:value="86" table:style-name="ce25">
            <text:p>86</text:p>
          </table:table-cell>
          <table:table-cell office:value-type="float" office:value="202" table:style-name="ce29">
            <text:p>20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4530" table:style-name="ce33">
            <text:p>1,144,530</text:p>
          </table:table-cell>
          <table:table-cell office:value-type="float" office:value="48421" table:style-name="ce32">
            <text:p>48,421</text:p>
          </table:table-cell>
          <table:table-cell office:value-type="float" office:value="8701" table:style-name="ce33">
            <text:p>8,701</text:p>
          </table:table-cell>
          <table:table-cell office:value-type="float" office:value="9384" table:style-name="ce33">
            <text:p>9,384</text:p>
          </table:table-cell>
          <table:table-cell office:value-type="float" office:value="9824" table:style-name="ce33">
            <text:p>9,824</text:p>
          </table:table-cell>
          <table:table-cell office:value-type="float" office:value="9986" table:style-name="ce33">
            <text:p>9,986</text:p>
          </table:table-cell>
          <table:table-cell office:value-type="float" office:value="10526" table:style-name="ce33">
            <text:p>10,526</text:p>
          </table:table-cell>
          <table:table-cell office:value-type="float" office:value="55944" table:style-name="ce33">
            <text:p>55,944</text:p>
          </table:table-cell>
          <table:table-cell office:value-type="float" office:value="11055" table:style-name="ce33">
            <text:p>11,055</text:p>
          </table:table-cell>
          <table:table-cell office:value-type="float" office:value="11300" table:style-name="ce33">
            <text:p>11,300</text:p>
          </table:table-cell>
          <table:table-cell office:value-type="float" office:value="11444" table:style-name="ce33">
            <text:p>11,444</text:p>
          </table:table-cell>
          <table:table-cell office:value-type="float" office:value="10436" table:style-name="ce33">
            <text:p>10,436</text:p>
          </table:table-cell>
          <table:table-cell office:value-type="float" office:value="11709" table:style-name="ce32">
            <text:p>11,709</text:p>
          </table:table-cell>
          <table:table-cell office:value-type="float" office:value="50214" table:style-name="ce33">
            <text:p>50,214</text:p>
          </table:table-cell>
          <table:table-cell office:value-type="float" office:value="11204" table:style-name="ce33">
            <text:p>11,204</text:p>
          </table:table-cell>
          <table:table-cell office:value-type="float" office:value="9321" table:style-name="ce33">
            <text:p>9,321</text:p>
          </table:table-cell>
          <table:table-cell office:value-type="float" office:value="9189" table:style-name="ce33">
            <text:p>9,189</text:p>
          </table:table-cell>
          <table:table-cell office:value-type="float" office:value="10041" table:style-name="ce33">
            <text:p>10,041</text:p>
          </table:table-cell>
          <table:table-cell office:value-type="float" office:value="10459" table:style-name="ce32">
            <text:p>10,459</text:p>
          </table:table-cell>
          <table:table-cell office:value-type="float" office:value="54174" table:style-name="ce33">
            <text:p>54,174</text:p>
          </table:table-cell>
          <table:table-cell office:value-type="float" office:value="10153" table:style-name="ce33">
            <text:p>10,153</text:p>
          </table:table-cell>
          <table:table-cell office:value-type="float" office:value="10347" table:style-name="ce33">
            <text:p>10,347</text:p>
          </table:table-cell>
          <table:table-cell office:value-type="float" office:value="10898" table:style-name="ce33">
            <text:p>10,898</text:p>
          </table:table-cell>
          <table:table-cell office:value-type="float" office:value="10878" table:style-name="ce33">
            <text:p>10,878</text:p>
          </table:table-cell>
          <table:table-cell office:value-type="float" office:value="11898" table:style-name="ce32">
            <text:p>11,898</text:p>
          </table:table-cell>
          <table:table-cell office:value-type="float" office:value="69140" table:style-name="ce33">
            <text:p>69,140</text:p>
          </table:table-cell>
          <table:table-cell office:value-type="float" office:value="12356" table:style-name="ce33">
            <text:p>12,356</text:p>
          </table:table-cell>
          <table:table-cell office:value-type="float" office:value="14304" table:style-name="ce33">
            <text:p>14,304</text:p>
          </table:table-cell>
          <table:table-cell office:value-type="float" office:value="14040" table:style-name="ce33">
            <text:p>14,040</text:p>
          </table:table-cell>
          <table:table-cell office:value-type="float" office:value="13489" table:style-name="ce33">
            <text:p>13,489</text:p>
          </table:table-cell>
          <table:table-cell office:value-type="float" office:value="14951" table:style-name="ce32">
            <text:p>14,951</text:p>
          </table:table-cell>
          <table:table-cell office:value-type="float" office:value="79526" table:style-name="ce33">
            <text:p>79,526</text:p>
          </table:table-cell>
          <table:table-cell office:value-type="float" office:value="15570" table:style-name="ce33">
            <text:p>15,570</text:p>
          </table:table-cell>
          <table:table-cell office:value-type="float" office:value="15907" table:style-name="ce33">
            <text:p>15,907</text:p>
          </table:table-cell>
          <table:table-cell office:value-type="float" office:value="15910" table:style-name="ce33">
            <text:p>15,910</text:p>
          </table:table-cell>
          <table:table-cell office:value-type="float" office:value="16022" table:style-name="ce33">
            <text:p>16,022</text:p>
          </table:table-cell>
          <table:table-cell office:value-type="float" office:value="16117" table:style-name="ce32">
            <text:p>16,117</text:p>
          </table:table-cell>
          <table:table-cell office:value-type="float" office:value="81626" table:style-name="ce33">
            <text:p>81,626</text:p>
          </table:table-cell>
          <table:table-cell office:value-type="float" office:value="15786" table:style-name="ce33">
            <text:p>15,786</text:p>
          </table:table-cell>
          <table:table-cell office:value-type="float" office:value="16487" table:style-name="ce33">
            <text:p>16,487</text:p>
          </table:table-cell>
          <table:table-cell office:value-type="float" office:value="16576" table:style-name="ce33">
            <text:p>16,576</text:p>
          </table:table-cell>
          <table:table-cell office:value-type="float" office:value="16738" table:style-name="ce33">
            <text:p>16,738</text:p>
          </table:table-cell>
          <table:table-cell office:value-type="float" office:value="16039" table:style-name="ce32">
            <text:p>16,039</text:p>
          </table:table-cell>
          <table:table-cell office:value-type="float" office:value="90847" table:style-name="ce33">
            <text:p>90,847</text:p>
          </table:table-cell>
          <table:table-cell office:value-type="float" office:value="15446" table:style-name="ce33">
            <text:p>15,446</text:p>
          </table:table-cell>
          <table:table-cell office:value-type="float" office:value="16759" table:style-name="ce33">
            <text:p>16,759</text:p>
          </table:table-cell>
          <table:table-cell office:value-type="float" office:value="18654" table:style-name="ce33">
            <text:p>18,654</text:p>
          </table:table-cell>
          <table:table-cell office:value-type="float" office:value="19162" table:style-name="ce33">
            <text:p>19,162</text:p>
          </table:table-cell>
          <table:table-cell office:value-type="float" office:value="20826" table:style-name="ce32">
            <text:p>20,826</text:p>
          </table:table-cell>
          <table:table-cell office:value-type="float" office:value="104342" table:style-name="ce33">
            <text:p>104,342</text:p>
          </table:table-cell>
          <table:table-cell office:value-type="float" office:value="21381" table:style-name="ce33">
            <text:p>21,381</text:p>
          </table:table-cell>
          <table:table-cell office:value-type="float" office:value="21516" table:style-name="ce33">
            <text:p>21,516</text:p>
          </table:table-cell>
          <table:table-cell office:value-type="float" office:value="21259" table:style-name="ce33">
            <text:p>21,259</text:p>
          </table:table-cell>
          <table:table-cell office:value-type="float" office:value="20742" table:style-name="ce33">
            <text:p>20,742</text:p>
          </table:table-cell>
          <table:table-cell office:value-type="float" office:value="19444" table:style-name="ce32">
            <text:p>19,444</text:p>
          </table:table-cell>
          <table:table-cell office:value-type="float" office:value="90612" table:style-name="ce33">
            <text:p>90,612</text:p>
          </table:table-cell>
          <table:table-cell office:value-type="float" office:value="20364" table:style-name="ce33">
            <text:p>20,364</text:p>
          </table:table-cell>
          <table:table-cell office:value-type="float" office:value="18356" table:style-name="ce33">
            <text:p>18,356</text:p>
          </table:table-cell>
          <table:table-cell office:value-type="float" office:value="17739" table:style-name="ce33">
            <text:p>17,739</text:p>
          </table:table-cell>
          <table:table-cell office:value-type="float" office:value="17111" table:style-name="ce33">
            <text:p>17,111</text:p>
          </table:table-cell>
          <table:table-cell office:value-type="float" office:value="17042" table:style-name="ce32">
            <text:p>17,042</text:p>
          </table:table-cell>
          <table:table-cell office:value-type="float" office:value="86741" table:style-name="ce33">
            <text:p>86,741</text:p>
          </table:table-cell>
          <table:table-cell office:value-type="float" office:value="17338" table:style-name="ce33">
            <text:p>17,338</text:p>
          </table:table-cell>
          <table:table-cell office:value-type="float" office:value="17716" table:style-name="ce33">
            <text:p>17,716</text:p>
          </table:table-cell>
          <table:table-cell office:value-type="float" office:value="17570" table:style-name="ce33">
            <text:p>17,570</text:p>
          </table:table-cell>
          <table:table-cell office:value-type="float" office:value="17287" table:style-name="ce33">
            <text:p>17,287</text:p>
          </table:table-cell>
          <table:table-cell office:value-type="float" office:value="16830" table:style-name="ce32">
            <text:p>16,830</text:p>
          </table:table-cell>
          <table:table-cell office:value-type="float" office:value="84310" table:style-name="ce33">
            <text:p>84,310</text:p>
          </table:table-cell>
          <table:table-cell office:value-type="float" office:value="16486" table:style-name="ce33">
            <text:p>16,486</text:p>
          </table:table-cell>
          <table:table-cell office:value-type="float" office:value="16833" table:style-name="ce33">
            <text:p>16,833</text:p>
          </table:table-cell>
          <table:table-cell office:value-type="float" office:value="17357" table:style-name="ce33">
            <text:p>17,357</text:p>
          </table:table-cell>
          <table:table-cell office:value-type="float" office:value="16902" table:style-name="ce33">
            <text:p>16,902</text:p>
          </table:table-cell>
          <table:table-cell office:value-type="float" office:value="16732" table:style-name="ce32">
            <text:p>16,732</text:p>
          </table:table-cell>
          <table:table-cell office:value-type="float" office:value="76353" table:style-name="ce33">
            <text:p>76,353</text:p>
          </table:table-cell>
          <table:table-cell office:value-type="float" office:value="16391" table:style-name="ce33">
            <text:p>16,391</text:p>
          </table:table-cell>
          <table:table-cell office:value-type="float" office:value="15475" table:style-name="ce33">
            <text:p>15,475</text:p>
          </table:table-cell>
          <table:table-cell office:value-type="float" office:value="15165" table:style-name="ce33">
            <text:p>15,165</text:p>
          </table:table-cell>
          <table:table-cell office:value-type="float" office:value="15266" table:style-name="ce33">
            <text:p>15,266</text:p>
          </table:table-cell>
          <table:table-cell office:value-type="float" office:value="14056" table:style-name="ce32">
            <text:p>14,056</text:p>
          </table:table-cell>
          <table:table-cell office:value-type="float" office:value="66614" table:style-name="ce33">
            <text:p>66,614</text:p>
          </table:table-cell>
          <table:table-cell office:value-type="float" office:value="14268" table:style-name="ce33">
            <text:p>14,268</text:p>
          </table:table-cell>
          <table:table-cell office:value-type="float" office:value="13950" table:style-name="ce33">
            <text:p>13,950</text:p>
          </table:table-cell>
          <table:table-cell office:value-type="float" office:value="13544" table:style-name="ce33">
            <text:p>13,544</text:p>
          </table:table-cell>
          <table:table-cell office:value-type="float" office:value="12887" table:style-name="ce33">
            <text:p>12,887</text:p>
          </table:table-cell>
          <table:table-cell office:value-type="float" office:value="11965" table:style-name="ce32">
            <text:p>11,965</text:p>
          </table:table-cell>
          <table:table-cell office:value-type="float" office:value="46348" table:style-name="ce33">
            <text:p>46,348</text:p>
          </table:table-cell>
          <table:table-cell office:value-type="float" office:value="12074" table:style-name="ce33">
            <text:p>12,074</text:p>
          </table:table-cell>
          <table:table-cell office:value-type="float" office:value="10536" table:style-name="ce33">
            <text:p>10,536</text:p>
          </table:table-cell>
          <table:table-cell office:value-type="float" office:value="8857" table:style-name="ce33">
            <text:p>8,857</text:p>
          </table:table-cell>
          <table:table-cell office:value-type="float" office:value="8228" table:style-name="ce33">
            <text:p>8,228</text:p>
          </table:table-cell>
          <table:table-cell office:value-type="float" office:value="6653" table:style-name="ce32">
            <text:p>6,653</text:p>
          </table:table-cell>
          <table:table-cell office:value-type="float" office:value="24599" table:style-name="ce33">
            <text:p>24,599</text:p>
          </table:table-cell>
          <table:table-cell office:value-type="float" office:value="5834" table:style-name="ce33">
            <text:p>5,834</text:p>
          </table:table-cell>
          <table:table-cell office:value-type="float" office:value="4333" table:style-name="ce33">
            <text:p>4,333</text:p>
          </table:table-cell>
          <table:table-cell office:value-type="float" office:value="4789" table:style-name="ce33">
            <text:p>4,789</text:p>
          </table:table-cell>
          <table:table-cell office:value-type="float" office:value="4915" table:style-name="ce33">
            <text:p>4,915</text:p>
          </table:table-cell>
          <table:table-cell office:value-type="float" office:value="4728" table:style-name="ce32">
            <text:p>4,728</text:p>
          </table:table-cell>
          <table:table-cell office:value-type="float" office:value="18743" table:style-name="ce33">
            <text:p>18,743</text:p>
          </table:table-cell>
          <table:table-cell office:value-type="float" office:value="4319" table:style-name="ce33">
            <text:p>4,319</text:p>
          </table:table-cell>
          <table:table-cell office:value-type="float" office:value="4122" table:style-name="ce33">
            <text:p>4,122</text:p>
          </table:table-cell>
          <table:table-cell office:value-type="float" office:value="3834" table:style-name="ce33">
            <text:p>3,834</text:p>
          </table:table-cell>
          <table:table-cell office:value-type="float" office:value="3407" table:style-name="ce33">
            <text:p>3,407</text:p>
          </table:table-cell>
          <table:table-cell office:value-type="float" office:value="3061" table:style-name="ce32">
            <text:p>3,061</text:p>
          </table:table-cell>
          <table:table-cell office:value-type="float" office:value="10200" table:style-name="ce33">
            <text:p>10,200</text:p>
          </table:table-cell>
          <table:table-cell office:value-type="float" office:value="2647" table:style-name="ce33">
            <text:p>2,647</text:p>
          </table:table-cell>
          <table:table-cell office:value-type="float" office:value="2356" table:style-name="ce33">
            <text:p>2,356</text:p>
          </table:table-cell>
          <table:table-cell office:value-type="float" office:value="2079" table:style-name="ce33">
            <text:p>2,079</text:p>
          </table:table-cell>
          <table:table-cell office:value-type="float" office:value="1662" table:style-name="ce33">
            <text:p>1,662</text:p>
          </table:table-cell>
          <table:table-cell office:value-type="float" office:value="1456" table:style-name="ce32">
            <text:p>1,456</text:p>
          </table:table-cell>
          <table:table-cell office:value-type="float" office:value="4373" table:style-name="ce33">
            <text:p>4,373</text:p>
          </table:table-cell>
          <table:table-cell office:value-type="float" office:value="1244" table:style-name="ce33">
            <text:p>1,244</text:p>
          </table:table-cell>
          <table:table-cell office:value-type="float" office:value="1043" table:style-name="ce33">
            <text:p>1,043</text:p>
          </table:table-cell>
          <table:table-cell office:value-type="float" office:value="863" table:style-name="ce33">
            <text:p>863</text:p>
          </table:table-cell>
          <table:table-cell office:value-type="float" office:value="707" table:style-name="ce33">
            <text:p>707</text:p>
          </table:table-cell>
          <table:table-cell office:value-type="float" office:value="516" table:style-name="ce32">
            <text:p>516</text:p>
          </table:table-cell>
          <table:table-cell office:value-type="float" office:value="1219" table:style-name="ce33">
            <text:p>1,219</text:p>
          </table:table-cell>
          <table:table-cell office:value-type="float" office:value="426" table:style-name="ce33">
            <text:p>426</text:p>
          </table:table-cell>
          <table:table-cell office:value-type="float" office:value="315" table:style-name="ce33">
            <text:p>315</text:p>
          </table:table-cell>
          <table:table-cell office:value-type="float" office:value="221" table:style-name="ce33">
            <text:p>221</text:p>
          </table:table-cell>
          <table:table-cell office:value-type="float" office:value="151" table:style-name="ce33">
            <text:p>151</text:p>
          </table:table-cell>
          <table:table-cell office:value-type="float" office:value="106" table:style-name="ce32">
            <text:p>106</text:p>
          </table:table-cell>
          <table:table-cell office:value-type="float" office:value="184" table:style-name="ce33">
            <text:p>18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799339" table:style-name="ce29">
            <text:p>2,799,339</text:p>
          </table:table-cell>
          <table:table-cell office:value-type="float" office:value="111477" table:style-name="ce29">
            <text:p>111,477</text:p>
          </table:table-cell>
          <table:table-cell office:value-type="float" office:value="17935" table:style-name="ce29">
            <text:p>17,935</text:p>
          </table:table-cell>
          <table:table-cell office:value-type="float" office:value="20493" table:style-name="ce29">
            <text:p>20,493</text:p>
          </table:table-cell>
          <table:table-cell office:value-type="float" office:value="22335" table:style-name="ce29">
            <text:p>22,335</text:p>
          </table:table-cell>
          <table:table-cell office:value-type="float" office:value="24539" table:style-name="ce29">
            <text:p>24,539</text:p>
          </table:table-cell>
          <table:table-cell office:value-type="float" office:value="26175" table:style-name="ce29">
            <text:p>26,175</text:p>
          </table:table-cell>
          <table:table-cell office:value-type="float" office:value="142558" table:style-name="ce29">
            <text:p>142,558</text:p>
          </table:table-cell>
          <table:table-cell office:value-type="float" office:value="28189" table:style-name="ce29">
            <text:p>28,189</text:p>
          </table:table-cell>
          <table:table-cell office:value-type="float" office:value="29010" table:style-name="ce29">
            <text:p>29,010</text:p>
          </table:table-cell>
          <table:table-cell office:value-type="float" office:value="29161" table:style-name="ce29">
            <text:p>29,161</text:p>
          </table:table-cell>
          <table:table-cell office:value-type="float" office:value="26516" table:style-name="ce29">
            <text:p>26,516</text:p>
          </table:table-cell>
          <table:table-cell office:value-type="float" office:value="29682" table:style-name="ce25">
            <text:p>29,682</text:p>
          </table:table-cell>
          <table:table-cell office:value-type="float" office:value="128055" table:style-name="ce29">
            <text:p>128,055</text:p>
          </table:table-cell>
          <table:table-cell office:value-type="float" office:value="28483" table:style-name="ce29">
            <text:p>28,483</text:p>
          </table:table-cell>
          <table:table-cell office:value-type="float" office:value="23732" table:style-name="ce29">
            <text:p>23,732</text:p>
          </table:table-cell>
          <table:table-cell office:value-type="float" office:value="23790" table:style-name="ce29">
            <text:p>23,790</text:p>
          </table:table-cell>
          <table:table-cell office:value-type="float" office:value="25245" table:style-name="ce29">
            <text:p>25,245</text:p>
          </table:table-cell>
          <table:table-cell office:value-type="float" office:value="26805" table:style-name="ce25">
            <text:p>26,805</text:p>
          </table:table-cell>
          <table:table-cell office:value-type="float" office:value="137997" table:style-name="ce29">
            <text:p>137,997</text:p>
          </table:table-cell>
          <table:table-cell office:value-type="float" office:value="26477" table:style-name="ce29">
            <text:p>26,477</text:p>
          </table:table-cell>
          <table:table-cell office:value-type="float" office:value="26407" table:style-name="ce29">
            <text:p>26,407</text:p>
          </table:table-cell>
          <table:table-cell office:value-type="float" office:value="27418" table:style-name="ce29">
            <text:p>27,418</text:p>
          </table:table-cell>
          <table:table-cell office:value-type="float" office:value="27891" table:style-name="ce29">
            <text:p>27,891</text:p>
          </table:table-cell>
          <table:table-cell office:value-type="float" office:value="29804" table:style-name="ce25">
            <text:p>29,804</text:p>
          </table:table-cell>
          <table:table-cell office:value-type="float" office:value="177717" table:style-name="ce29">
            <text:p>177,717</text:p>
          </table:table-cell>
          <table:table-cell office:value-type="float" office:value="31424" table:style-name="ce29">
            <text:p>31,424</text:p>
          </table:table-cell>
          <table:table-cell office:value-type="float" office:value="36776" table:style-name="ce29">
            <text:p>36,776</text:p>
          </table:table-cell>
          <table:table-cell office:value-type="float" office:value="36088" table:style-name="ce29">
            <text:p>36,088</text:p>
          </table:table-cell>
          <table:table-cell office:value-type="float" office:value="35119" table:style-name="ce29">
            <text:p>35,119</text:p>
          </table:table-cell>
          <table:table-cell office:value-type="float" office:value="38310" table:style-name="ce25">
            <text:p>38,310</text:p>
          </table:table-cell>
          <table:table-cell office:value-type="float" office:value="203122" table:style-name="ce29">
            <text:p>203,122</text:p>
          </table:table-cell>
          <table:table-cell office:value-type="float" office:value="41198" table:style-name="ce29">
            <text:p>41,198</text:p>
          </table:table-cell>
          <table:table-cell office:value-type="float" office:value="41053" table:style-name="ce29">
            <text:p>41,053</text:p>
          </table:table-cell>
          <table:table-cell office:value-type="float" office:value="40263" table:style-name="ce29">
            <text:p>40,263</text:p>
          </table:table-cell>
          <table:table-cell office:value-type="float" office:value="40255" table:style-name="ce29">
            <text:p>40,255</text:p>
          </table:table-cell>
          <table:table-cell office:value-type="float" office:value="40353" table:style-name="ce25">
            <text:p>40,353</text:p>
          </table:table-cell>
          <table:table-cell office:value-type="float" office:value="200959" table:style-name="ce29">
            <text:p>200,959</text:p>
          </table:table-cell>
          <table:table-cell office:value-type="float" office:value="39643" table:style-name="ce29">
            <text:p>39,643</text:p>
          </table:table-cell>
          <table:table-cell office:value-type="float" office:value="40559" table:style-name="ce29">
            <text:p>40,559</text:p>
          </table:table-cell>
          <table:table-cell office:value-type="float" office:value="40663" table:style-name="ce29">
            <text:p>40,663</text:p>
          </table:table-cell>
          <table:table-cell office:value-type="float" office:value="40566" table:style-name="ce29">
            <text:p>40,566</text:p>
          </table:table-cell>
          <table:table-cell office:value-type="float" office:value="39528" table:style-name="ce25">
            <text:p>39,528</text:p>
          </table:table-cell>
          <table:table-cell office:value-type="float" office:value="218670" table:style-name="ce29">
            <text:p>218,670</text:p>
          </table:table-cell>
          <table:table-cell office:value-type="float" office:value="38513" table:style-name="ce29">
            <text:p>38,513</text:p>
          </table:table-cell>
          <table:table-cell office:value-type="float" office:value="40574" table:style-name="ce29">
            <text:p>40,574</text:p>
          </table:table-cell>
          <table:table-cell office:value-type="float" office:value="45361" table:style-name="ce29">
            <text:p>45,361</text:p>
          </table:table-cell>
          <table:table-cell office:value-type="float" office:value="45387" table:style-name="ce29">
            <text:p>45,387</text:p>
          </table:table-cell>
          <table:table-cell office:value-type="float" office:value="48835" table:style-name="ce25">
            <text:p>48,835</text:p>
          </table:table-cell>
          <table:table-cell office:value-type="float" office:value="246034" table:style-name="ce29">
            <text:p>246,034</text:p>
          </table:table-cell>
          <table:table-cell office:value-type="float" office:value="49794" table:style-name="ce29">
            <text:p>49,794</text:p>
          </table:table-cell>
          <table:table-cell office:value-type="float" office:value="50191" table:style-name="ce29">
            <text:p>50,191</text:p>
          </table:table-cell>
          <table:table-cell office:value-type="float" office:value="50380" table:style-name="ce29">
            <text:p>50,380</text:p>
          </table:table-cell>
          <table:table-cell office:value-type="float" office:value="49084" table:style-name="ce29">
            <text:p>49,084</text:p>
          </table:table-cell>
          <table:table-cell office:value-type="float" office:value="46585" table:style-name="ce25">
            <text:p>46,585</text:p>
          </table:table-cell>
          <table:table-cell office:value-type="float" office:value="214411" table:style-name="ce29">
            <text:p>214,411</text:p>
          </table:table-cell>
          <table:table-cell office:value-type="float" office:value="48261" table:style-name="ce29">
            <text:p>48,261</text:p>
          </table:table-cell>
          <table:table-cell office:value-type="float" office:value="44090" table:style-name="ce29">
            <text:p>44,090</text:p>
          </table:table-cell>
          <table:table-cell office:value-type="float" office:value="41077" table:style-name="ce29">
            <text:p>41,077</text:p>
          </table:table-cell>
          <table:table-cell office:value-type="float" office:value="40212" table:style-name="ce29">
            <text:p>40,212</text:p>
          </table:table-cell>
          <table:table-cell office:value-type="float" office:value="40771" table:style-name="ce25">
            <text:p>40,771</text:p>
          </table:table-cell>
          <table:table-cell office:value-type="float" office:value="209423" table:style-name="ce29">
            <text:p>209,423</text:p>
          </table:table-cell>
          <table:table-cell office:value-type="float" office:value="41055" table:style-name="ce29">
            <text:p>41,055</text:p>
          </table:table-cell>
          <table:table-cell office:value-type="float" office:value="42126" table:style-name="ce29">
            <text:p>42,126</text:p>
          </table:table-cell>
          <table:table-cell office:value-type="float" office:value="42361" table:style-name="ce29">
            <text:p>42,361</text:p>
          </table:table-cell>
          <table:table-cell office:value-type="float" office:value="41954" table:style-name="ce29">
            <text:p>41,954</text:p>
          </table:table-cell>
          <table:table-cell office:value-type="float" office:value="41927" table:style-name="ce25">
            <text:p>41,927</text:p>
          </table:table-cell>
          <table:table-cell office:value-type="float" office:value="207043" table:style-name="ce29">
            <text:p>207,043</text:p>
          </table:table-cell>
          <table:table-cell office:value-type="float" office:value="40806" table:style-name="ce29">
            <text:p>40,806</text:p>
          </table:table-cell>
          <table:table-cell office:value-type="float" office:value="41491" table:style-name="ce29">
            <text:p>41,491</text:p>
          </table:table-cell>
          <table:table-cell office:value-type="float" office:value="41985" table:style-name="ce29">
            <text:p>41,985</text:p>
          </table:table-cell>
          <table:table-cell office:value-type="float" office:value="41582" table:style-name="ce29">
            <text:p>41,582</text:p>
          </table:table-cell>
          <table:table-cell office:value-type="float" office:value="41179" table:style-name="ce25">
            <text:p>41,179</text:p>
          </table:table-cell>
          <table:table-cell office:value-type="float" office:value="189511" table:style-name="ce29">
            <text:p>189,511</text:p>
          </table:table-cell>
          <table:table-cell office:value-type="float" office:value="40516" table:style-name="ce29">
            <text:p>40,516</text:p>
          </table:table-cell>
          <table:table-cell office:value-type="float" office:value="39111" table:style-name="ce29">
            <text:p>39,111</text:p>
          </table:table-cell>
          <table:table-cell office:value-type="float" office:value="37890" table:style-name="ce29">
            <text:p>37,890</text:p>
          </table:table-cell>
          <table:table-cell office:value-type="float" office:value="37683" table:style-name="ce29">
            <text:p>37,683</text:p>
          </table:table-cell>
          <table:table-cell office:value-type="float" office:value="34311" table:style-name="ce25">
            <text:p>34,311</text:p>
          </table:table-cell>
          <table:table-cell office:value-type="float" office:value="160754" table:style-name="ce29">
            <text:p>160,754</text:p>
          </table:table-cell>
          <table:table-cell office:value-type="float" office:value="34067" table:style-name="ce29">
            <text:p>34,067</text:p>
          </table:table-cell>
          <table:table-cell office:value-type="float" office:value="33825" table:style-name="ce29">
            <text:p>33,825</text:p>
          </table:table-cell>
          <table:table-cell office:value-type="float" office:value="33187" table:style-name="ce29">
            <text:p>33,187</text:p>
          </table:table-cell>
          <table:table-cell office:value-type="float" office:value="31093" table:style-name="ce29">
            <text:p>31,093</text:p>
          </table:table-cell>
          <table:table-cell office:value-type="float" office:value="28582" table:style-name="ce25">
            <text:p>28,582</text:p>
          </table:table-cell>
          <table:table-cell office:value-type="float" office:value="111551" table:style-name="ce29">
            <text:p>111,551</text:p>
          </table:table-cell>
          <table:table-cell office:value-type="float" office:value="28100" table:style-name="ce29">
            <text:p>28,100</text:p>
          </table:table-cell>
          <table:table-cell office:value-type="float" office:value="26011" table:style-name="ce29">
            <text:p>26,011</text:p>
          </table:table-cell>
          <table:table-cell office:value-type="float" office:value="21545" table:style-name="ce29">
            <text:p>21,545</text:p>
          </table:table-cell>
          <table:table-cell office:value-type="float" office:value="19668" table:style-name="ce29">
            <text:p>19,668</text:p>
          </table:table-cell>
          <table:table-cell office:value-type="float" office:value="16227" table:style-name="ce25">
            <text:p>16,227</text:p>
          </table:table-cell>
          <table:table-cell office:value-type="float" office:value="58029" table:style-name="ce29">
            <text:p>58,029</text:p>
          </table:table-cell>
          <table:table-cell office:value-type="float" office:value="13813" table:style-name="ce29">
            <text:p>13,813</text:p>
          </table:table-cell>
          <table:table-cell office:value-type="float" office:value="10360" table:style-name="ce29">
            <text:p>10,360</text:p>
          </table:table-cell>
          <table:table-cell office:value-type="float" office:value="11389" table:style-name="ce29">
            <text:p>11,389</text:p>
          </table:table-cell>
          <table:table-cell office:value-type="float" office:value="11407" table:style-name="ce29">
            <text:p>11,407</text:p>
          </table:table-cell>
          <table:table-cell office:value-type="float" office:value="11060" table:style-name="ce25">
            <text:p>11,060</text:p>
          </table:table-cell>
          <table:table-cell office:value-type="float" office:value="44387" table:style-name="ce29">
            <text:p>44,387</text:p>
          </table:table-cell>
          <table:table-cell office:value-type="float" office:value="10465" table:style-name="ce29">
            <text:p>10,465</text:p>
          </table:table-cell>
          <table:table-cell office:value-type="float" office:value="9674" table:style-name="ce29">
            <text:p>9,674</text:p>
          </table:table-cell>
          <table:table-cell office:value-type="float" office:value="9216" table:style-name="ce29">
            <text:p>9,216</text:p>
          </table:table-cell>
          <table:table-cell office:value-type="float" office:value="8165" table:style-name="ce29">
            <text:p>8,165</text:p>
          </table:table-cell>
          <table:table-cell office:value-type="float" office:value="6867" table:style-name="ce25">
            <text:p>6,867</text:p>
          </table:table-cell>
          <table:table-cell office:value-type="float" office:value="23966" table:style-name="ce29">
            <text:p>23,966</text:p>
          </table:table-cell>
          <table:table-cell office:value-type="float" office:value="6448" table:style-name="ce29">
            <text:p>6,448</text:p>
          </table:table-cell>
          <table:table-cell office:value-type="float" office:value="5363" table:style-name="ce29">
            <text:p>5,363</text:p>
          </table:table-cell>
          <table:table-cell office:value-type="float" office:value="4657" table:style-name="ce29">
            <text:p>4,657</text:p>
          </table:table-cell>
          <table:table-cell office:value-type="float" office:value="3957" table:style-name="ce29">
            <text:p>3,957</text:p>
          </table:table-cell>
          <table:table-cell office:value-type="float" office:value="3541" table:style-name="ce25">
            <text:p>3,541</text:p>
          </table:table-cell>
          <table:table-cell office:value-type="float" office:value="10635" table:style-name="ce29">
            <text:p>10,635</text:p>
          </table:table-cell>
          <table:table-cell office:value-type="float" office:value="3068" table:style-name="ce29">
            <text:p>3,068</text:p>
          </table:table-cell>
          <table:table-cell office:value-type="float" office:value="2446" table:style-name="ce29">
            <text:p>2,446</text:p>
          </table:table-cell>
          <table:table-cell office:value-type="float" office:value="2091" table:style-name="ce29">
            <text:p>2,091</text:p>
          </table:table-cell>
          <table:table-cell office:value-type="float" office:value="1721" table:style-name="ce29">
            <text:p>1,721</text:p>
          </table:table-cell>
          <table:table-cell office:value-type="float" office:value="1309" table:style-name="ce25">
            <text:p>1,309</text:p>
          </table:table-cell>
          <table:table-cell office:value-type="float" office:value="2654" table:style-name="ce29">
            <text:p>2,654</text:p>
          </table:table-cell>
          <table:table-cell office:value-type="float" office:value="987" table:style-name="ce29">
            <text:p>987</text:p>
          </table:table-cell>
          <table:table-cell office:value-type="float" office:value="657" table:style-name="ce29">
            <text:p>657</text:p>
          </table:table-cell>
          <table:table-cell office:value-type="float" office:value="481" table:style-name="ce29">
            <text:p>481</text:p>
          </table:table-cell>
          <table:table-cell office:value-type="float" office:value="327" table:style-name="ce29">
            <text:p>327</text:p>
          </table:table-cell>
          <table:table-cell office:value-type="float" office:value="202" table:style-name="ce25">
            <text:p>202</text:p>
          </table:table-cell>
          <table:table-cell office:value-type="float" office:value="386" table:style-name="ce29">
            <text:p>38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72483" table:style-name="ce29">
            <text:p>1,372,483</text:p>
          </table:table-cell>
          <table:table-cell office:value-type="float" office:value="57721" table:style-name="ce29">
            <text:p>57,721</text:p>
          </table:table-cell>
          <table:table-cell office:value-type="float" office:value="9338" table:style-name="ce29">
            <text:p>9,338</text:p>
          </table:table-cell>
          <table:table-cell office:value-type="float" office:value="10631" table:style-name="ce29">
            <text:p>10,631</text:p>
          </table:table-cell>
          <table:table-cell office:value-type="float" office:value="11560" table:style-name="ce29">
            <text:p>11,560</text:p>
          </table:table-cell>
          <table:table-cell office:value-type="float" office:value="12719" table:style-name="ce29">
            <text:p>12,719</text:p>
          </table:table-cell>
          <table:table-cell office:value-type="float" office:value="13473" table:style-name="ce29">
            <text:p>13,473</text:p>
          </table:table-cell>
          <table:table-cell office:value-type="float" office:value="74040" table:style-name="ce29">
            <text:p>74,040</text:p>
          </table:table-cell>
          <table:table-cell office:value-type="float" office:value="14727" table:style-name="ce29">
            <text:p>14,727</text:p>
          </table:table-cell>
          <table:table-cell office:value-type="float" office:value="15056" table:style-name="ce29">
            <text:p>15,056</text:p>
          </table:table-cell>
          <table:table-cell office:value-type="float" office:value="15151" table:style-name="ce29">
            <text:p>15,151</text:p>
          </table:table-cell>
          <table:table-cell office:value-type="float" office:value="13705" table:style-name="ce29">
            <text:p>13,705</text:p>
          </table:table-cell>
          <table:table-cell office:value-type="float" office:value="15401" table:style-name="ce25">
            <text:p>15,401</text:p>
          </table:table-cell>
          <table:table-cell office:value-type="float" office:value="66504" table:style-name="ce29">
            <text:p>66,504</text:p>
          </table:table-cell>
          <table:table-cell office:value-type="float" office:value="14659" table:style-name="ce29">
            <text:p>14,659</text:p>
          </table:table-cell>
          <table:table-cell office:value-type="float" office:value="12404" table:style-name="ce29">
            <text:p>12,404</text:p>
          </table:table-cell>
          <table:table-cell office:value-type="float" office:value="12437" table:style-name="ce29">
            <text:p>12,437</text:p>
          </table:table-cell>
          <table:table-cell office:value-type="float" office:value="13231" table:style-name="ce29">
            <text:p>13,231</text:p>
          </table:table-cell>
          <table:table-cell office:value-type="float" office:value="13773" table:style-name="ce25">
            <text:p>13,773</text:p>
          </table:table-cell>
          <table:table-cell office:value-type="float" office:value="71661" table:style-name="ce29">
            <text:p>71,661</text:p>
          </table:table-cell>
          <table:table-cell office:value-type="float" office:value="13716" table:style-name="ce29">
            <text:p>13,716</text:p>
          </table:table-cell>
          <table:table-cell office:value-type="float" office:value="13823" table:style-name="ce29">
            <text:p>13,823</text:p>
          </table:table-cell>
          <table:table-cell office:value-type="float" office:value="14182" table:style-name="ce29">
            <text:p>14,182</text:p>
          </table:table-cell>
          <table:table-cell office:value-type="float" office:value="14451" table:style-name="ce29">
            <text:p>14,451</text:p>
          </table:table-cell>
          <table:table-cell office:value-type="float" office:value="15489" table:style-name="ce25">
            <text:p>15,489</text:p>
          </table:table-cell>
          <table:table-cell office:value-type="float" office:value="92151" table:style-name="ce29">
            <text:p>92,151</text:p>
          </table:table-cell>
          <table:table-cell office:value-type="float" office:value="16263" table:style-name="ce29">
            <text:p>16,263</text:p>
          </table:table-cell>
          <table:table-cell office:value-type="float" office:value="18943" table:style-name="ce29">
            <text:p>18,943</text:p>
          </table:table-cell>
          <table:table-cell office:value-type="float" office:value="18786" table:style-name="ce29">
            <text:p>18,786</text:p>
          </table:table-cell>
          <table:table-cell office:value-type="float" office:value="18204" table:style-name="ce29">
            <text:p>18,204</text:p>
          </table:table-cell>
          <table:table-cell office:value-type="float" office:value="19955" table:style-name="ce25">
            <text:p>19,955</text:p>
          </table:table-cell>
          <table:table-cell office:value-type="float" office:value="104469" table:style-name="ce29">
            <text:p>104,469</text:p>
          </table:table-cell>
          <table:table-cell office:value-type="float" office:value="21246" table:style-name="ce29">
            <text:p>21,246</text:p>
          </table:table-cell>
          <table:table-cell office:value-type="float" office:value="21222" table:style-name="ce29">
            <text:p>21,222</text:p>
          </table:table-cell>
          <table:table-cell office:value-type="float" office:value="20633" table:style-name="ce29">
            <text:p>20,633</text:p>
          </table:table-cell>
          <table:table-cell office:value-type="float" office:value="20720" table:style-name="ce29">
            <text:p>20,720</text:p>
          </table:table-cell>
          <table:table-cell office:value-type="float" office:value="20648" table:style-name="ce25">
            <text:p>20,648</text:p>
          </table:table-cell>
          <table:table-cell office:value-type="float" office:value="102816" table:style-name="ce29">
            <text:p>102,816</text:p>
          </table:table-cell>
          <table:table-cell office:value-type="float" office:value="20434" table:style-name="ce29">
            <text:p>20,434</text:p>
          </table:table-cell>
          <table:table-cell office:value-type="float" office:value="20837" table:style-name="ce29">
            <text:p>20,837</text:p>
          </table:table-cell>
          <table:table-cell office:value-type="float" office:value="20666" table:style-name="ce29">
            <text:p>20,666</text:p>
          </table:table-cell>
          <table:table-cell office:value-type="float" office:value="20821" table:style-name="ce29">
            <text:p>20,821</text:p>
          </table:table-cell>
          <table:table-cell office:value-type="float" office:value="20058" table:style-name="ce25">
            <text:p>20,058</text:p>
          </table:table-cell>
          <table:table-cell office:value-type="float" office:value="108103" table:style-name="ce29">
            <text:p>108,103</text:p>
          </table:table-cell>
          <table:table-cell office:value-type="float" office:value="19311" table:style-name="ce29">
            <text:p>19,311</text:p>
          </table:table-cell>
          <table:table-cell office:value-type="float" office:value="20052" table:style-name="ce29">
            <text:p>20,052</text:p>
          </table:table-cell>
          <table:table-cell office:value-type="float" office:value="22376" table:style-name="ce29">
            <text:p>22,376</text:p>
          </table:table-cell>
          <table:table-cell office:value-type="float" office:value="22417" table:style-name="ce29">
            <text:p>22,417</text:p>
          </table:table-cell>
          <table:table-cell office:value-type="float" office:value="23947" table:style-name="ce25">
            <text:p>23,947</text:p>
          </table:table-cell>
          <table:table-cell office:value-type="float" office:value="119981" table:style-name="ce29">
            <text:p>119,981</text:p>
          </table:table-cell>
          <table:table-cell office:value-type="float" office:value="24261" table:style-name="ce29">
            <text:p>24,261</text:p>
          </table:table-cell>
          <table:table-cell office:value-type="float" office:value="24589" table:style-name="ce29">
            <text:p>24,589</text:p>
          </table:table-cell>
          <table:table-cell office:value-type="float" office:value="24576" table:style-name="ce29">
            <text:p>24,576</text:p>
          </table:table-cell>
          <table:table-cell office:value-type="float" office:value="23966" table:style-name="ce29">
            <text:p>23,966</text:p>
          </table:table-cell>
          <table:table-cell office:value-type="float" office:value="22589" table:style-name="ce25">
            <text:p>22,589</text:p>
          </table:table-cell>
          <table:table-cell office:value-type="float" office:value="102076" table:style-name="ce29">
            <text:p>102,076</text:p>
          </table:table-cell>
          <table:table-cell office:value-type="float" office:value="23201" table:style-name="ce29">
            <text:p>23,201</text:p>
          </table:table-cell>
          <table:table-cell office:value-type="float" office:value="21128" table:style-name="ce29">
            <text:p>21,128</text:p>
          </table:table-cell>
          <table:table-cell office:value-type="float" office:value="19597" table:style-name="ce29">
            <text:p>19,597</text:p>
          </table:table-cell>
          <table:table-cell office:value-type="float" office:value="19013" table:style-name="ce29">
            <text:p>19,013</text:p>
          </table:table-cell>
          <table:table-cell office:value-type="float" office:value="19137" table:style-name="ce25">
            <text:p>19,137</text:p>
          </table:table-cell>
          <table:table-cell office:value-type="float" office:value="98872" table:style-name="ce29">
            <text:p>98,872</text:p>
          </table:table-cell>
          <table:table-cell office:value-type="float" office:value="19317" table:style-name="ce29">
            <text:p>19,317</text:p>
          </table:table-cell>
          <table:table-cell office:value-type="float" office:value="19892" table:style-name="ce29">
            <text:p>19,892</text:p>
          </table:table-cell>
          <table:table-cell office:value-type="float" office:value="19853" table:style-name="ce29">
            <text:p>19,853</text:p>
          </table:table-cell>
          <table:table-cell office:value-type="float" office:value="19979" table:style-name="ce29">
            <text:p>19,979</text:p>
          </table:table-cell>
          <table:table-cell office:value-type="float" office:value="19831" table:style-name="ce25">
            <text:p>19,831</text:p>
          </table:table-cell>
          <table:table-cell office:value-type="float" office:value="97539" table:style-name="ce29">
            <text:p>97,539</text:p>
          </table:table-cell>
          <table:table-cell office:value-type="float" office:value="19227" table:style-name="ce29">
            <text:p>19,227</text:p>
          </table:table-cell>
          <table:table-cell office:value-type="float" office:value="19691" table:style-name="ce29">
            <text:p>19,691</text:p>
          </table:table-cell>
          <table:table-cell office:value-type="float" office:value="19611" table:style-name="ce29">
            <text:p>19,611</text:p>
          </table:table-cell>
          <table:table-cell office:value-type="float" office:value="19637" table:style-name="ce29">
            <text:p>19,637</text:p>
          </table:table-cell>
          <table:table-cell office:value-type="float" office:value="19373" table:style-name="ce25">
            <text:p>19,373</text:p>
          </table:table-cell>
          <table:table-cell office:value-type="float" office:value="89589" table:style-name="ce29">
            <text:p>89,589</text:p>
          </table:table-cell>
          <table:table-cell office:value-type="float" office:value="19194" table:style-name="ce29">
            <text:p>19,194</text:p>
          </table:table-cell>
          <table:table-cell office:value-type="float" office:value="18620" table:style-name="ce29">
            <text:p>18,620</text:p>
          </table:table-cell>
          <table:table-cell office:value-type="float" office:value="17888" table:style-name="ce29">
            <text:p>17,888</text:p>
          </table:table-cell>
          <table:table-cell office:value-type="float" office:value="17652" table:style-name="ce29">
            <text:p>17,652</text:p>
          </table:table-cell>
          <table:table-cell office:value-type="float" office:value="16235" table:style-name="ce25">
            <text:p>16,235</text:p>
          </table:table-cell>
          <table:table-cell office:value-type="float" office:value="75546" table:style-name="ce29">
            <text:p>75,546</text:p>
          </table:table-cell>
          <table:table-cell office:value-type="float" office:value="16138" table:style-name="ce29">
            <text:p>16,138</text:p>
          </table:table-cell>
          <table:table-cell office:value-type="float" office:value="15969" table:style-name="ce29">
            <text:p>15,969</text:p>
          </table:table-cell>
          <table:table-cell office:value-type="float" office:value="15541" table:style-name="ce29">
            <text:p>15,541</text:p>
          </table:table-cell>
          <table:table-cell office:value-type="float" office:value="14536" table:style-name="ce29">
            <text:p>14,536</text:p>
          </table:table-cell>
          <table:table-cell office:value-type="float" office:value="13362" table:style-name="ce25">
            <text:p>13,362</text:p>
          </table:table-cell>
          <table:table-cell office:value-type="float" office:value="51906" table:style-name="ce29">
            <text:p>51,906</text:p>
          </table:table-cell>
          <table:table-cell office:value-type="float" office:value="13062" table:style-name="ce29">
            <text:p>13,062</text:p>
          </table:table-cell>
          <table:table-cell office:value-type="float" office:value="12158" table:style-name="ce29">
            <text:p>12,158</text:p>
          </table:table-cell>
          <table:table-cell office:value-type="float" office:value="10061" table:style-name="ce29">
            <text:p>10,061</text:p>
          </table:table-cell>
          <table:table-cell office:value-type="float" office:value="9106" table:style-name="ce29">
            <text:p>9,106</text:p>
          </table:table-cell>
          <table:table-cell office:value-type="float" office:value="7519" table:style-name="ce25">
            <text:p>7,519</text:p>
          </table:table-cell>
          <table:table-cell office:value-type="float" office:value="25523" table:style-name="ce29">
            <text:p>25,523</text:p>
          </table:table-cell>
          <table:table-cell office:value-type="float" office:value="6249" table:style-name="ce29">
            <text:p>6,249</text:p>
          </table:table-cell>
          <table:table-cell office:value-type="float" office:value="4534" table:style-name="ce29">
            <text:p>4,534</text:p>
          </table:table-cell>
          <table:table-cell office:value-type="float" office:value="5008" table:style-name="ce29">
            <text:p>5,008</text:p>
          </table:table-cell>
          <table:table-cell office:value-type="float" office:value="4927" table:style-name="ce29">
            <text:p>4,927</text:p>
          </table:table-cell>
          <table:table-cell office:value-type="float" office:value="4805" table:style-name="ce25">
            <text:p>4,805</text:p>
          </table:table-cell>
          <table:table-cell office:value-type="float" office:value="18398" table:style-name="ce29">
            <text:p>18,398</text:p>
          </table:table-cell>
          <table:table-cell office:value-type="float" office:value="4461" table:style-name="ce29">
            <text:p>4,461</text:p>
          </table:table-cell>
          <table:table-cell office:value-type="float" office:value="4051" table:style-name="ce29">
            <text:p>4,051</text:p>
          </table:table-cell>
          <table:table-cell office:value-type="float" office:value="3856" table:style-name="ce29">
            <text:p>3,856</text:p>
          </table:table-cell>
          <table:table-cell office:value-type="float" office:value="3343" table:style-name="ce29">
            <text:p>3,343</text:p>
          </table:table-cell>
          <table:table-cell office:value-type="float" office:value="2687" table:style-name="ce25">
            <text:p>2,687</text:p>
          </table:table-cell>
          <table:table-cell office:value-type="float" office:value="9429" table:style-name="ce29">
            <text:p>9,429</text:p>
          </table:table-cell>
          <table:table-cell office:value-type="float" office:value="2594" table:style-name="ce29">
            <text:p>2,594</text:p>
          </table:table-cell>
          <table:table-cell office:value-type="float" office:value="2062" table:style-name="ce29">
            <text:p>2,062</text:p>
          </table:table-cell>
          <table:table-cell office:value-type="float" office:value="1834" table:style-name="ce29">
            <text:p>1,834</text:p>
          </table:table-cell>
          <table:table-cell office:value-type="float" office:value="1517" table:style-name="ce29">
            <text:p>1,517</text:p>
          </table:table-cell>
          <table:table-cell office:value-type="float" office:value="1422" table:style-name="ce25">
            <text:p>1,422</text:p>
          </table:table-cell>
          <table:table-cell office:value-type="float" office:value="4755" table:style-name="ce29">
            <text:p>4,755</text:p>
          </table:table-cell>
          <table:table-cell office:value-type="float" office:value="1273" table:style-name="ce29">
            <text:p>1,273</text:p>
          </table:table-cell>
          <table:table-cell office:value-type="float" office:value="1125" table:style-name="ce29">
            <text:p>1,125</text:p>
          </table:table-cell>
          <table:table-cell office:value-type="float" office:value="962" table:style-name="ce29">
            <text:p>962</text:p>
          </table:table-cell>
          <table:table-cell office:value-type="float" office:value="778" table:style-name="ce29">
            <text:p>778</text:p>
          </table:table-cell>
          <table:table-cell office:value-type="float" office:value="617" table:style-name="ce25">
            <text:p>617</text:p>
          </table:table-cell>
          <table:table-cell office:value-type="float" office:value="1236" table:style-name="ce29">
            <text:p>1,236</text:p>
          </table:table-cell>
          <table:table-cell office:value-type="float" office:value="438" table:style-name="ce29">
            <text:p>438</text:p>
          </table:table-cell>
          <table:table-cell office:value-type="float" office:value="311" table:style-name="ce29">
            <text:p>311</text:p>
          </table:table-cell>
          <table:table-cell office:value-type="float" office:value="242" table:style-name="ce29">
            <text:p>242</text:p>
          </table:table-cell>
          <table:table-cell office:value-type="float" office:value="154" table:style-name="ce29">
            <text:p>154</text:p>
          </table:table-cell>
          <table:table-cell office:value-type="float" office:value="91" table:style-name="ce25">
            <text:p>91</text:p>
          </table:table-cell>
          <table:table-cell office:value-type="float" office:value="168" table:style-name="ce29">
            <text:p>16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26856" table:style-name="ce33">
            <text:p>1,426,856</text:p>
          </table:table-cell>
          <table:table-cell office:value-type="float" office:value="53756" table:style-name="ce32">
            <text:p>53,756</text:p>
          </table:table-cell>
          <table:table-cell office:value-type="float" office:value="8597" table:style-name="ce33">
            <text:p>8,597</text:p>
          </table:table-cell>
          <table:table-cell office:value-type="float" office:value="9862" table:style-name="ce33">
            <text:p>9,862</text:p>
          </table:table-cell>
          <table:table-cell office:value-type="float" office:value="10775" table:style-name="ce33">
            <text:p>10,775</text:p>
          </table:table-cell>
          <table:table-cell office:value-type="float" office:value="11820" table:style-name="ce33">
            <text:p>11,820</text:p>
          </table:table-cell>
          <table:table-cell office:value-type="float" office:value="12702" table:style-name="ce33">
            <text:p>12,702</text:p>
          </table:table-cell>
          <table:table-cell office:value-type="float" office:value="68518" table:style-name="ce33">
            <text:p>68,518</text:p>
          </table:table-cell>
          <table:table-cell office:value-type="float" office:value="13462" table:style-name="ce33">
            <text:p>13,462</text:p>
          </table:table-cell>
          <table:table-cell office:value-type="float" office:value="13954" table:style-name="ce33">
            <text:p>13,954</text:p>
          </table:table-cell>
          <table:table-cell office:value-type="float" office:value="14010" table:style-name="ce33">
            <text:p>14,010</text:p>
          </table:table-cell>
          <table:table-cell office:value-type="float" office:value="12811" table:style-name="ce33">
            <text:p>12,811</text:p>
          </table:table-cell>
          <table:table-cell office:value-type="float" office:value="14281" table:style-name="ce32">
            <text:p>14,281</text:p>
          </table:table-cell>
          <table:table-cell office:value-type="float" office:value="61551" table:style-name="ce33">
            <text:p>61,551</text:p>
          </table:table-cell>
          <table:table-cell office:value-type="float" office:value="13824" table:style-name="ce33">
            <text:p>13,824</text:p>
          </table:table-cell>
          <table:table-cell office:value-type="float" office:value="11328" table:style-name="ce33">
            <text:p>11,328</text:p>
          </table:table-cell>
          <table:table-cell office:value-type="float" office:value="11353" table:style-name="ce33">
            <text:p>11,353</text:p>
          </table:table-cell>
          <table:table-cell office:value-type="float" office:value="12014" table:style-name="ce33">
            <text:p>12,014</text:p>
          </table:table-cell>
          <table:table-cell office:value-type="float" office:value="13032" table:style-name="ce32">
            <text:p>13,032</text:p>
          </table:table-cell>
          <table:table-cell office:value-type="float" office:value="66336" table:style-name="ce33">
            <text:p>66,336</text:p>
          </table:table-cell>
          <table:table-cell office:value-type="float" office:value="12761" table:style-name="ce33">
            <text:p>12,761</text:p>
          </table:table-cell>
          <table:table-cell office:value-type="float" office:value="12584" table:style-name="ce33">
            <text:p>12,584</text:p>
          </table:table-cell>
          <table:table-cell office:value-type="float" office:value="13236" table:style-name="ce33">
            <text:p>13,236</text:p>
          </table:table-cell>
          <table:table-cell office:value-type="float" office:value="13440" table:style-name="ce33">
            <text:p>13,440</text:p>
          </table:table-cell>
          <table:table-cell office:value-type="float" office:value="14315" table:style-name="ce32">
            <text:p>14,315</text:p>
          </table:table-cell>
          <table:table-cell office:value-type="float" office:value="85566" table:style-name="ce33">
            <text:p>85,566</text:p>
          </table:table-cell>
          <table:table-cell office:value-type="float" office:value="15161" table:style-name="ce33">
            <text:p>15,161</text:p>
          </table:table-cell>
          <table:table-cell office:value-type="float" office:value="17833" table:style-name="ce33">
            <text:p>17,833</text:p>
          </table:table-cell>
          <table:table-cell office:value-type="float" office:value="17302" table:style-name="ce33">
            <text:p>17,302</text:p>
          </table:table-cell>
          <table:table-cell office:value-type="float" office:value="16915" table:style-name="ce33">
            <text:p>16,915</text:p>
          </table:table-cell>
          <table:table-cell office:value-type="float" office:value="18355" table:style-name="ce32">
            <text:p>18,355</text:p>
          </table:table-cell>
          <table:table-cell office:value-type="float" office:value="98653" table:style-name="ce33">
            <text:p>98,653</text:p>
          </table:table-cell>
          <table:table-cell office:value-type="float" office:value="19952" table:style-name="ce33">
            <text:p>19,952</text:p>
          </table:table-cell>
          <table:table-cell office:value-type="float" office:value="19831" table:style-name="ce33">
            <text:p>19,831</text:p>
          </table:table-cell>
          <table:table-cell office:value-type="float" office:value="19630" table:style-name="ce33">
            <text:p>19,630</text:p>
          </table:table-cell>
          <table:table-cell office:value-type="float" office:value="19535" table:style-name="ce33">
            <text:p>19,535</text:p>
          </table:table-cell>
          <table:table-cell office:value-type="float" office:value="19705" table:style-name="ce32">
            <text:p>19,705</text:p>
          </table:table-cell>
          <table:table-cell office:value-type="float" office:value="98143" table:style-name="ce33">
            <text:p>98,143</text:p>
          </table:table-cell>
          <table:table-cell office:value-type="float" office:value="19209" table:style-name="ce33">
            <text:p>19,209</text:p>
          </table:table-cell>
          <table:table-cell office:value-type="float" office:value="19722" table:style-name="ce33">
            <text:p>19,722</text:p>
          </table:table-cell>
          <table:table-cell office:value-type="float" office:value="19997" table:style-name="ce33">
            <text:p>19,997</text:p>
          </table:table-cell>
          <table:table-cell office:value-type="float" office:value="19745" table:style-name="ce33">
            <text:p>19,745</text:p>
          </table:table-cell>
          <table:table-cell office:value-type="float" office:value="19470" table:style-name="ce32">
            <text:p>19,470</text:p>
          </table:table-cell>
          <table:table-cell office:value-type="float" office:value="110567" table:style-name="ce33">
            <text:p>110,567</text:p>
          </table:table-cell>
          <table:table-cell office:value-type="float" office:value="19202" table:style-name="ce33">
            <text:p>19,202</text:p>
          </table:table-cell>
          <table:table-cell office:value-type="float" office:value="20522" table:style-name="ce33">
            <text:p>20,522</text:p>
          </table:table-cell>
          <table:table-cell office:value-type="float" office:value="22985" table:style-name="ce33">
            <text:p>22,985</text:p>
          </table:table-cell>
          <table:table-cell office:value-type="float" office:value="22970" table:style-name="ce33">
            <text:p>22,970</text:p>
          </table:table-cell>
          <table:table-cell office:value-type="float" office:value="24888" table:style-name="ce32">
            <text:p>24,888</text:p>
          </table:table-cell>
          <table:table-cell office:value-type="float" office:value="126053" table:style-name="ce33">
            <text:p>126,053</text:p>
          </table:table-cell>
          <table:table-cell office:value-type="float" office:value="25533" table:style-name="ce33">
            <text:p>25,533</text:p>
          </table:table-cell>
          <table:table-cell office:value-type="float" office:value="25602" table:style-name="ce33">
            <text:p>25,602</text:p>
          </table:table-cell>
          <table:table-cell office:value-type="float" office:value="25804" table:style-name="ce33">
            <text:p>25,804</text:p>
          </table:table-cell>
          <table:table-cell office:value-type="float" office:value="25118" table:style-name="ce33">
            <text:p>25,118</text:p>
          </table:table-cell>
          <table:table-cell office:value-type="float" office:value="23996" table:style-name="ce32">
            <text:p>23,996</text:p>
          </table:table-cell>
          <table:table-cell office:value-type="float" office:value="112335" table:style-name="ce33">
            <text:p>112,335</text:p>
          </table:table-cell>
          <table:table-cell office:value-type="float" office:value="25060" table:style-name="ce33">
            <text:p>25,060</text:p>
          </table:table-cell>
          <table:table-cell office:value-type="float" office:value="22962" table:style-name="ce33">
            <text:p>22,962</text:p>
          </table:table-cell>
          <table:table-cell office:value-type="float" office:value="21480" table:style-name="ce33">
            <text:p>21,480</text:p>
          </table:table-cell>
          <table:table-cell office:value-type="float" office:value="21199" table:style-name="ce33">
            <text:p>21,199</text:p>
          </table:table-cell>
          <table:table-cell office:value-type="float" office:value="21634" table:style-name="ce32">
            <text:p>21,634</text:p>
          </table:table-cell>
          <table:table-cell office:value-type="float" office:value="110551" table:style-name="ce33">
            <text:p>110,551</text:p>
          </table:table-cell>
          <table:table-cell office:value-type="float" office:value="21738" table:style-name="ce33">
            <text:p>21,738</text:p>
          </table:table-cell>
          <table:table-cell office:value-type="float" office:value="22234" table:style-name="ce33">
            <text:p>22,234</text:p>
          </table:table-cell>
          <table:table-cell office:value-type="float" office:value="22508" table:style-name="ce33">
            <text:p>22,508</text:p>
          </table:table-cell>
          <table:table-cell office:value-type="float" office:value="21975" table:style-name="ce33">
            <text:p>21,975</text:p>
          </table:table-cell>
          <table:table-cell office:value-type="float" office:value="22096" table:style-name="ce32">
            <text:p>22,096</text:p>
          </table:table-cell>
          <table:table-cell office:value-type="float" office:value="109504" table:style-name="ce33">
            <text:p>109,504</text:p>
          </table:table-cell>
          <table:table-cell office:value-type="float" office:value="21579" table:style-name="ce33">
            <text:p>21,579</text:p>
          </table:table-cell>
          <table:table-cell office:value-type="float" office:value="21800" table:style-name="ce33">
            <text:p>21,800</text:p>
          </table:table-cell>
          <table:table-cell office:value-type="float" office:value="22374" table:style-name="ce33">
            <text:p>22,374</text:p>
          </table:table-cell>
          <table:table-cell office:value-type="float" office:value="21945" table:style-name="ce33">
            <text:p>21,945</text:p>
          </table:table-cell>
          <table:table-cell office:value-type="float" office:value="21806" table:style-name="ce32">
            <text:p>21,806</text:p>
          </table:table-cell>
          <table:table-cell office:value-type="float" office:value="99922" table:style-name="ce33">
            <text:p>99,922</text:p>
          </table:table-cell>
          <table:table-cell office:value-type="float" office:value="21322" table:style-name="ce33">
            <text:p>21,322</text:p>
          </table:table-cell>
          <table:table-cell office:value-type="float" office:value="20491" table:style-name="ce33">
            <text:p>20,491</text:p>
          </table:table-cell>
          <table:table-cell office:value-type="float" office:value="20002" table:style-name="ce33">
            <text:p>20,002</text:p>
          </table:table-cell>
          <table:table-cell office:value-type="float" office:value="20031" table:style-name="ce33">
            <text:p>20,031</text:p>
          </table:table-cell>
          <table:table-cell office:value-type="float" office:value="18076" table:style-name="ce32">
            <text:p>18,076</text:p>
          </table:table-cell>
          <table:table-cell office:value-type="float" office:value="85208" table:style-name="ce33">
            <text:p>85,208</text:p>
          </table:table-cell>
          <table:table-cell office:value-type="float" office:value="17929" table:style-name="ce33">
            <text:p>17,929</text:p>
          </table:table-cell>
          <table:table-cell office:value-type="float" office:value="17856" table:style-name="ce33">
            <text:p>17,856</text:p>
          </table:table-cell>
          <table:table-cell office:value-type="float" office:value="17646" table:style-name="ce33">
            <text:p>17,646</text:p>
          </table:table-cell>
          <table:table-cell office:value-type="float" office:value="16557" table:style-name="ce33">
            <text:p>16,557</text:p>
          </table:table-cell>
          <table:table-cell office:value-type="float" office:value="15220" table:style-name="ce32">
            <text:p>15,220</text:p>
          </table:table-cell>
          <table:table-cell office:value-type="float" office:value="59645" table:style-name="ce33">
            <text:p>59,645</text:p>
          </table:table-cell>
          <table:table-cell office:value-type="float" office:value="15038" table:style-name="ce33">
            <text:p>15,038</text:p>
          </table:table-cell>
          <table:table-cell office:value-type="float" office:value="13853" table:style-name="ce33">
            <text:p>13,853</text:p>
          </table:table-cell>
          <table:table-cell office:value-type="float" office:value="11484" table:style-name="ce33">
            <text:p>11,484</text:p>
          </table:table-cell>
          <table:table-cell office:value-type="float" office:value="10562" table:style-name="ce33">
            <text:p>10,562</text:p>
          </table:table-cell>
          <table:table-cell office:value-type="float" office:value="8708" table:style-name="ce32">
            <text:p>8,708</text:p>
          </table:table-cell>
          <table:table-cell office:value-type="float" office:value="32506" table:style-name="ce33">
            <text:p>32,506</text:p>
          </table:table-cell>
          <table:table-cell office:value-type="float" office:value="7564" table:style-name="ce33">
            <text:p>7,564</text:p>
          </table:table-cell>
          <table:table-cell office:value-type="float" office:value="5826" table:style-name="ce33">
            <text:p>5,826</text:p>
          </table:table-cell>
          <table:table-cell office:value-type="float" office:value="6381" table:style-name="ce33">
            <text:p>6,381</text:p>
          </table:table-cell>
          <table:table-cell office:value-type="float" office:value="6480" table:style-name="ce33">
            <text:p>6,480</text:p>
          </table:table-cell>
          <table:table-cell office:value-type="float" office:value="6255" table:style-name="ce32">
            <text:p>6,255</text:p>
          </table:table-cell>
          <table:table-cell office:value-type="float" office:value="25989" table:style-name="ce33">
            <text:p>25,989</text:p>
          </table:table-cell>
          <table:table-cell office:value-type="float" office:value="6004" table:style-name="ce33">
            <text:p>6,004</text:p>
          </table:table-cell>
          <table:table-cell office:value-type="float" office:value="5623" table:style-name="ce33">
            <text:p>5,623</text:p>
          </table:table-cell>
          <table:table-cell office:value-type="float" office:value="5360" table:style-name="ce33">
            <text:p>5,360</text:p>
          </table:table-cell>
          <table:table-cell office:value-type="float" office:value="4822" table:style-name="ce33">
            <text:p>4,822</text:p>
          </table:table-cell>
          <table:table-cell office:value-type="float" office:value="4180" table:style-name="ce32">
            <text:p>4,180</text:p>
          </table:table-cell>
          <table:table-cell office:value-type="float" office:value="14537" table:style-name="ce33">
            <text:p>14,537</text:p>
          </table:table-cell>
          <table:table-cell office:value-type="float" office:value="3854" table:style-name="ce33">
            <text:p>3,854</text:p>
          </table:table-cell>
          <table:table-cell office:value-type="float" office:value="3301" table:style-name="ce33">
            <text:p>3,301</text:p>
          </table:table-cell>
          <table:table-cell office:value-type="float" office:value="2823" table:style-name="ce33">
            <text:p>2,823</text:p>
          </table:table-cell>
          <table:table-cell office:value-type="float" office:value="2440" table:style-name="ce33">
            <text:p>2,440</text:p>
          </table:table-cell>
          <table:table-cell office:value-type="float" office:value="2119" table:style-name="ce32">
            <text:p>2,119</text:p>
          </table:table-cell>
          <table:table-cell office:value-type="float" office:value="5880" table:style-name="ce33">
            <text:p>5,880</text:p>
          </table:table-cell>
          <table:table-cell office:value-type="float" office:value="1795" table:style-name="ce33">
            <text:p>1,795</text:p>
          </table:table-cell>
          <table:table-cell office:value-type="float" office:value="1321" table:style-name="ce33">
            <text:p>1,321</text:p>
          </table:table-cell>
          <table:table-cell office:value-type="float" office:value="1129" table:style-name="ce33">
            <text:p>1,129</text:p>
          </table:table-cell>
          <table:table-cell office:value-type="float" office:value="943" table:style-name="ce33">
            <text:p>943</text:p>
          </table:table-cell>
          <table:table-cell office:value-type="float" office:value="692" table:style-name="ce32">
            <text:p>692</text:p>
          </table:table-cell>
          <table:table-cell office:value-type="float" office:value="1418" table:style-name="ce33">
            <text:p>1,418</text:p>
          </table:table-cell>
          <table:table-cell office:value-type="float" office:value="549" table:style-name="ce33">
            <text:p>549</text:p>
          </table:table-cell>
          <table:table-cell office:value-type="float" office:value="346" table:style-name="ce33">
            <text:p>346</text:p>
          </table:table-cell>
          <table:table-cell office:value-type="float" office:value="239" table:style-name="ce33">
            <text:p>239</text:p>
          </table:table-cell>
          <table:table-cell office:value-type="float" office:value="173" table:style-name="ce33">
            <text:p>173</text:p>
          </table:table-cell>
          <table:table-cell office:value-type="float" office:value="111" table:style-name="ce32">
            <text:p>111</text:p>
          </table:table-cell>
          <table:table-cell office:value-type="float" office:value="218" table:style-name="ce33">
            <text:p>21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50865" table:style-name="ce29">
            <text:p>1,850,865</text:p>
          </table:table-cell>
          <table:table-cell office:value-type="float" office:value="60090" table:style-name="ce29">
            <text:p>60,090</text:p>
          </table:table-cell>
          <table:table-cell office:value-type="float" office:value="9282" table:style-name="ce29">
            <text:p>9,282</text:p>
          </table:table-cell>
          <table:table-cell office:value-type="float" office:value="10879" table:style-name="ce29">
            <text:p>10,879</text:p>
          </table:table-cell>
          <table:table-cell office:value-type="float" office:value="12337" table:style-name="ce29">
            <text:p>12,337</text:p>
          </table:table-cell>
          <table:table-cell office:value-type="float" office:value="13252" table:style-name="ce29">
            <text:p>13,252</text:p>
          </table:table-cell>
          <table:table-cell office:value-type="float" office:value="14340" table:style-name="ce29">
            <text:p>14,340</text:p>
          </table:table-cell>
          <table:table-cell office:value-type="float" office:value="81053" table:style-name="ce29">
            <text:p>81,053</text:p>
          </table:table-cell>
          <table:table-cell office:value-type="float" office:value="15301" table:style-name="ce29">
            <text:p>15,301</text:p>
          </table:table-cell>
          <table:table-cell office:value-type="float" office:value="16517" table:style-name="ce29">
            <text:p>16,517</text:p>
          </table:table-cell>
          <table:table-cell office:value-type="float" office:value="16523" table:style-name="ce29">
            <text:p>16,523</text:p>
          </table:table-cell>
          <table:table-cell office:value-type="float" office:value="15279" table:style-name="ce29">
            <text:p>15,279</text:p>
          </table:table-cell>
          <table:table-cell office:value-type="float" office:value="17433" table:style-name="ce25">
            <text:p>17,433</text:p>
          </table:table-cell>
          <table:table-cell office:value-type="float" office:value="74395" table:style-name="ce29">
            <text:p>74,395</text:p>
          </table:table-cell>
          <table:table-cell office:value-type="float" office:value="16377" table:style-name="ce29">
            <text:p>16,377</text:p>
          </table:table-cell>
          <table:table-cell office:value-type="float" office:value="13421" table:style-name="ce29">
            <text:p>13,421</text:p>
          </table:table-cell>
          <table:table-cell office:value-type="float" office:value="13859" table:style-name="ce29">
            <text:p>13,859</text:p>
          </table:table-cell>
          <table:table-cell office:value-type="float" office:value="15210" table:style-name="ce29">
            <text:p>15,210</text:p>
          </table:table-cell>
          <table:table-cell office:value-type="float" office:value="15528" table:style-name="ce25">
            <text:p>15,528</text:p>
          </table:table-cell>
          <table:table-cell office:value-type="float" office:value="80813" table:style-name="ce29">
            <text:p>80,813</text:p>
          </table:table-cell>
          <table:table-cell office:value-type="float" office:value="15379" table:style-name="ce29">
            <text:p>15,379</text:p>
          </table:table-cell>
          <table:table-cell office:value-type="float" office:value="15590" table:style-name="ce29">
            <text:p>15,590</text:p>
          </table:table-cell>
          <table:table-cell office:value-type="float" office:value="15947" table:style-name="ce29">
            <text:p>15,947</text:p>
          </table:table-cell>
          <table:table-cell office:value-type="float" office:value="16414" table:style-name="ce29">
            <text:p>16,414</text:p>
          </table:table-cell>
          <table:table-cell office:value-type="float" office:value="17483" table:style-name="ce25">
            <text:p>17,483</text:p>
          </table:table-cell>
          <table:table-cell office:value-type="float" office:value="105354" table:style-name="ce29">
            <text:p>105,354</text:p>
          </table:table-cell>
          <table:table-cell office:value-type="float" office:value="18342" table:style-name="ce29">
            <text:p>18,342</text:p>
          </table:table-cell>
          <table:table-cell office:value-type="float" office:value="21873" table:style-name="ce29">
            <text:p>21,873</text:p>
          </table:table-cell>
          <table:table-cell office:value-type="float" office:value="21480" table:style-name="ce29">
            <text:p>21,480</text:p>
          </table:table-cell>
          <table:table-cell office:value-type="float" office:value="20700" table:style-name="ce29">
            <text:p>20,700</text:p>
          </table:table-cell>
          <table:table-cell office:value-type="float" office:value="22959" table:style-name="ce25">
            <text:p>22,959</text:p>
          </table:table-cell>
          <table:table-cell office:value-type="float" office:value="122955" table:style-name="ce29">
            <text:p>122,955</text:p>
          </table:table-cell>
          <table:table-cell office:value-type="float" office:value="24193" table:style-name="ce29">
            <text:p>24,193</text:p>
          </table:table-cell>
          <table:table-cell office:value-type="float" office:value="24475" table:style-name="ce29">
            <text:p>24,475</text:p>
          </table:table-cell>
          <table:table-cell office:value-type="float" office:value="24582" table:style-name="ce29">
            <text:p>24,582</text:p>
          </table:table-cell>
          <table:table-cell office:value-type="float" office:value="24981" table:style-name="ce29">
            <text:p>24,981</text:p>
          </table:table-cell>
          <table:table-cell office:value-type="float" office:value="24724" table:style-name="ce25">
            <text:p>24,724</text:p>
          </table:table-cell>
          <table:table-cell office:value-type="float" office:value="125167" table:style-name="ce29">
            <text:p>125,167</text:p>
          </table:table-cell>
          <table:table-cell office:value-type="float" office:value="24204" table:style-name="ce29">
            <text:p>24,204</text:p>
          </table:table-cell>
          <table:table-cell office:value-type="float" office:value="25023" table:style-name="ce29">
            <text:p>25,023</text:p>
          </table:table-cell>
          <table:table-cell office:value-type="float" office:value="24963" table:style-name="ce29">
            <text:p>24,963</text:p>
          </table:table-cell>
          <table:table-cell office:value-type="float" office:value="25920" table:style-name="ce29">
            <text:p>25,920</text:p>
          </table:table-cell>
          <table:table-cell office:value-type="float" office:value="25057" table:style-name="ce25">
            <text:p>25,057</text:p>
          </table:table-cell>
          <table:table-cell office:value-type="float" office:value="140395" table:style-name="ce29">
            <text:p>140,395</text:p>
          </table:table-cell>
          <table:table-cell office:value-type="float" office:value="24391" table:style-name="ce29">
            <text:p>24,391</text:p>
          </table:table-cell>
          <table:table-cell office:value-type="float" office:value="25816" table:style-name="ce29">
            <text:p>25,816</text:p>
          </table:table-cell>
          <table:table-cell office:value-type="float" office:value="29056" table:style-name="ce29">
            <text:p>29,056</text:p>
          </table:table-cell>
          <table:table-cell office:value-type="float" office:value="29367" table:style-name="ce29">
            <text:p>29,367</text:p>
          </table:table-cell>
          <table:table-cell office:value-type="float" office:value="31765" table:style-name="ce25">
            <text:p>31,765</text:p>
          </table:table-cell>
          <table:table-cell office:value-type="float" office:value="161320" table:style-name="ce29">
            <text:p>161,320</text:p>
          </table:table-cell>
          <table:table-cell office:value-type="float" office:value="32415" table:style-name="ce29">
            <text:p>32,415</text:p>
          </table:table-cell>
          <table:table-cell office:value-type="float" office:value="32856" table:style-name="ce29">
            <text:p>32,856</text:p>
          </table:table-cell>
          <table:table-cell office:value-type="float" office:value="32864" table:style-name="ce29">
            <text:p>32,864</text:p>
          </table:table-cell>
          <table:table-cell office:value-type="float" office:value="32397" table:style-name="ce29">
            <text:p>32,397</text:p>
          </table:table-cell>
          <table:table-cell office:value-type="float" office:value="30788" table:style-name="ce25">
            <text:p>30,788</text:p>
          </table:table-cell>
          <table:table-cell office:value-type="float" office:value="142182" table:style-name="ce29">
            <text:p>142,182</text:p>
          </table:table-cell>
          <table:table-cell office:value-type="float" office:value="32127" table:style-name="ce29">
            <text:p>32,127</text:p>
          </table:table-cell>
          <table:table-cell office:value-type="float" office:value="29526" table:style-name="ce29">
            <text:p>29,526</text:p>
          </table:table-cell>
          <table:table-cell office:value-type="float" office:value="27599" table:style-name="ce29">
            <text:p>27,599</text:p>
          </table:table-cell>
          <table:table-cell office:value-type="float" office:value="26310" table:style-name="ce29">
            <text:p>26,310</text:p>
          </table:table-cell>
          <table:table-cell office:value-type="float" office:value="26620" table:style-name="ce25">
            <text:p>26,620</text:p>
          </table:table-cell>
          <table:table-cell office:value-type="float" office:value="140144" table:style-name="ce29">
            <text:p>140,144</text:p>
          </table:table-cell>
          <table:table-cell office:value-type="float" office:value="26911" table:style-name="ce29">
            <text:p>26,911</text:p>
          </table:table-cell>
          <table:table-cell office:value-type="float" office:value="27644" table:style-name="ce29">
            <text:p>27,644</text:p>
          </table:table-cell>
          <table:table-cell office:value-type="float" office:value="28694" table:style-name="ce29">
            <text:p>28,694</text:p>
          </table:table-cell>
          <table:table-cell office:value-type="float" office:value="28330" table:style-name="ce29">
            <text:p>28,330</text:p>
          </table:table-cell>
          <table:table-cell office:value-type="float" office:value="28565" table:style-name="ce25">
            <text:p>28,565</text:p>
          </table:table-cell>
          <table:table-cell office:value-type="float" office:value="146857" table:style-name="ce29">
            <text:p>146,857</text:p>
          </table:table-cell>
          <table:table-cell office:value-type="float" office:value="28369" table:style-name="ce29">
            <text:p>28,369</text:p>
          </table:table-cell>
          <table:table-cell office:value-type="float" office:value="29029" table:style-name="ce29">
            <text:p>29,029</text:p>
          </table:table-cell>
          <table:table-cell office:value-type="float" office:value="29587" table:style-name="ce29">
            <text:p>29,587</text:p>
          </table:table-cell>
          <table:table-cell office:value-type="float" office:value="29775" table:style-name="ce29">
            <text:p>29,775</text:p>
          </table:table-cell>
          <table:table-cell office:value-type="float" office:value="30097" table:style-name="ce25">
            <text:p>30,097</text:p>
          </table:table-cell>
          <table:table-cell office:value-type="float" office:value="143042" table:style-name="ce29">
            <text:p>143,042</text:p>
          </table:table-cell>
          <table:table-cell office:value-type="float" office:value="30450" table:style-name="ce29">
            <text:p>30,450</text:p>
          </table:table-cell>
          <table:table-cell office:value-type="float" office:value="29486" table:style-name="ce29">
            <text:p>29,486</text:p>
          </table:table-cell>
          <table:table-cell office:value-type="float" office:value="28484" table:style-name="ce29">
            <text:p>28,484</text:p>
          </table:table-cell>
          <table:table-cell office:value-type="float" office:value="28321" table:style-name="ce29">
            <text:p>28,321</text:p>
          </table:table-cell>
          <table:table-cell office:value-type="float" office:value="26301" table:style-name="ce25">
            <text:p>26,301</text:p>
          </table:table-cell>
          <table:table-cell office:value-type="float" office:value="119293" table:style-name="ce29">
            <text:p>119,293</text:p>
          </table:table-cell>
          <table:table-cell office:value-type="float" office:value="26053" table:style-name="ce29">
            <text:p>26,053</text:p>
          </table:table-cell>
          <table:table-cell office:value-type="float" office:value="25260" table:style-name="ce29">
            <text:p>25,260</text:p>
          </table:table-cell>
          <table:table-cell office:value-type="float" office:value="24453" table:style-name="ce29">
            <text:p>24,453</text:p>
          </table:table-cell>
          <table:table-cell office:value-type="float" office:value="22464" table:style-name="ce29">
            <text:p>22,464</text:p>
          </table:table-cell>
          <table:table-cell office:value-type="float" office:value="21063" table:style-name="ce25">
            <text:p>21,063</text:p>
          </table:table-cell>
          <table:table-cell office:value-type="float" office:value="86285" table:style-name="ce29">
            <text:p>86,285</text:p>
          </table:table-cell>
          <table:table-cell office:value-type="float" office:value="21085" table:style-name="ce29">
            <text:p>21,085</text:p>
          </table:table-cell>
          <table:table-cell office:value-type="float" office:value="19875" table:style-name="ce29">
            <text:p>19,875</text:p>
          </table:table-cell>
          <table:table-cell office:value-type="float" office:value="16242" table:style-name="ce29">
            <text:p>16,242</text:p>
          </table:table-cell>
          <table:table-cell office:value-type="float" office:value="15333" table:style-name="ce29">
            <text:p>15,333</text:p>
          </table:table-cell>
          <table:table-cell office:value-type="float" office:value="13750" table:style-name="ce25">
            <text:p>13,750</text:p>
          </table:table-cell>
          <table:table-cell office:value-type="float" office:value="45833" table:style-name="ce29">
            <text:p>45,833</text:p>
          </table:table-cell>
          <table:table-cell office:value-type="float" office:value="9960" table:style-name="ce29">
            <text:p>9,960</text:p>
          </table:table-cell>
          <table:table-cell office:value-type="float" office:value="7876" table:style-name="ce29">
            <text:p>7,876</text:p>
          </table:table-cell>
          <table:table-cell office:value-type="float" office:value="9102" table:style-name="ce29">
            <text:p>9,102</text:p>
          </table:table-cell>
          <table:table-cell office:value-type="float" office:value="9912" table:style-name="ce29">
            <text:p>9,912</text:p>
          </table:table-cell>
          <table:table-cell office:value-type="float" office:value="8983" table:style-name="ce25">
            <text:p>8,983</text:p>
          </table:table-cell>
          <table:table-cell office:value-type="float" office:value="39039" table:style-name="ce29">
            <text:p>39,039</text:p>
          </table:table-cell>
          <table:table-cell office:value-type="float" office:value="8621" table:style-name="ce29">
            <text:p>8,621</text:p>
          </table:table-cell>
          <table:table-cell office:value-type="float" office:value="8801" table:style-name="ce29">
            <text:p>8,801</text:p>
          </table:table-cell>
          <table:table-cell office:value-type="float" office:value="7848" table:style-name="ce29">
            <text:p>7,848</text:p>
          </table:table-cell>
          <table:table-cell office:value-type="float" office:value="7233" table:style-name="ce29">
            <text:p>7,233</text:p>
          </table:table-cell>
          <table:table-cell office:value-type="float" office:value="6536" table:style-name="ce25">
            <text:p>6,536</text:p>
          </table:table-cell>
          <table:table-cell office:value-type="float" office:value="23714" table:style-name="ce29">
            <text:p>23,714</text:p>
          </table:table-cell>
          <table:table-cell office:value-type="float" office:value="5943" table:style-name="ce29">
            <text:p>5,943</text:p>
          </table:table-cell>
          <table:table-cell office:value-type="float" office:value="5401" table:style-name="ce29">
            <text:p>5,401</text:p>
          </table:table-cell>
          <table:table-cell office:value-type="float" office:value="5041" table:style-name="ce29">
            <text:p>5,041</text:p>
          </table:table-cell>
          <table:table-cell office:value-type="float" office:value="4074" table:style-name="ce29">
            <text:p>4,074</text:p>
          </table:table-cell>
          <table:table-cell office:value-type="float" office:value="3255" table:style-name="ce25">
            <text:p>3,255</text:p>
          </table:table-cell>
          <table:table-cell office:value-type="float" office:value="10366" table:style-name="ce29">
            <text:p>10,366</text:p>
          </table:table-cell>
          <table:table-cell office:value-type="float" office:value="3052" table:style-name="ce29">
            <text:p>3,052</text:p>
          </table:table-cell>
          <table:table-cell office:value-type="float" office:value="2601" table:style-name="ce29">
            <text:p>2,601</text:p>
          </table:table-cell>
          <table:table-cell office:value-type="float" office:value="2016" table:style-name="ce29">
            <text:p>2,016</text:p>
          </table:table-cell>
          <table:table-cell office:value-type="float" office:value="1557" table:style-name="ce29">
            <text:p>1,557</text:p>
          </table:table-cell>
          <table:table-cell office:value-type="float" office:value="1140" table:style-name="ce25">
            <text:p>1,140</text:p>
          </table:table-cell>
          <table:table-cell office:value-type="float" office:value="2298" table:style-name="ce29">
            <text:p>2,298</text:p>
          </table:table-cell>
          <table:table-cell office:value-type="float" office:value="837" table:style-name="ce29">
            <text:p>837</text:p>
          </table:table-cell>
          <table:table-cell office:value-type="float" office:value="596" table:style-name="ce29">
            <text:p>596</text:p>
          </table:table-cell>
          <table:table-cell office:value-type="float" office:value="424" table:style-name="ce29">
            <text:p>424</text:p>
          </table:table-cell>
          <table:table-cell office:value-type="float" office:value="277" table:style-name="ce29">
            <text:p>277</text:p>
          </table:table-cell>
          <table:table-cell office:value-type="float" office:value="164" table:style-name="ce25">
            <text:p>164</text:p>
          </table:table-cell>
          <table:table-cell office:value-type="float" office:value="270" table:style-name="ce29">
            <text:p>27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0942" table:style-name="ce29">
            <text:p>920,942</text:p>
          </table:table-cell>
          <table:table-cell office:value-type="float" office:value="31242" table:style-name="ce29">
            <text:p>31,242</text:p>
          </table:table-cell>
          <table:table-cell office:value-type="float" office:value="4880" table:style-name="ce35">
            <text:p>4,880</text:p>
          </table:table-cell>
          <table:table-cell office:value-type="float" office:value="5685" table:style-name="ce35">
            <text:p>5,685</text:p>
          </table:table-cell>
          <table:table-cell office:value-type="float" office:value="6436" table:style-name="ce35">
            <text:p>6,436</text:p>
          </table:table-cell>
          <table:table-cell office:value-type="float" office:value="6876" table:style-name="ce35">
            <text:p>6,876</text:p>
          </table:table-cell>
          <table:table-cell office:value-type="float" office:value="7365" table:style-name="ce35">
            <text:p>7,365</text:p>
          </table:table-cell>
          <table:table-cell office:value-type="float" office:value="41817" table:style-name="ce35">
            <text:p>41,817</text:p>
          </table:table-cell>
          <table:table-cell office:value-type="float" office:value="7890" table:style-name="ce35">
            <text:p>7,890</text:p>
          </table:table-cell>
          <table:table-cell office:value-type="float" office:value="8641" table:style-name="ce35">
            <text:p>8,641</text:p>
          </table:table-cell>
          <table:table-cell office:value-type="float" office:value="8570" table:style-name="ce35">
            <text:p>8,570</text:p>
          </table:table-cell>
          <table:table-cell office:value-type="float" office:value="7844" table:style-name="ce35">
            <text:p>7,844</text:p>
          </table:table-cell>
          <table:table-cell office:value-type="float" office:value="8872" table:style-name="ce36">
            <text:p>8,872</text:p>
          </table:table-cell>
          <table:table-cell office:value-type="float" office:value="38809" table:style-name="ce35">
            <text:p>38,809</text:p>
          </table:table-cell>
          <table:table-cell office:value-type="float" office:value="8598" table:style-name="ce35">
            <text:p>8,598</text:p>
          </table:table-cell>
          <table:table-cell office:value-type="float" office:value="7016" table:style-name="ce35">
            <text:p>7,016</text:p>
          </table:table-cell>
          <table:table-cell office:value-type="float" office:value="7242" table:style-name="ce35">
            <text:p>7,242</text:p>
          </table:table-cell>
          <table:table-cell office:value-type="float" office:value="7738" table:style-name="ce35">
            <text:p>7,738</text:p>
          </table:table-cell>
          <table:table-cell office:value-type="float" office:value="8215" table:style-name="ce36">
            <text:p>8,215</text:p>
          </table:table-cell>
          <table:table-cell office:value-type="float" office:value="42141" table:style-name="ce35">
            <text:p>42,141</text:p>
          </table:table-cell>
          <table:table-cell office:value-type="float" office:value="8019" table:style-name="ce35">
            <text:p>8,019</text:p>
          </table:table-cell>
          <table:table-cell office:value-type="float" office:value="8055" table:style-name="ce35">
            <text:p>8,055</text:p>
          </table:table-cell>
          <table:table-cell office:value-type="float" office:value="8372" table:style-name="ce35">
            <text:p>8,372</text:p>
          </table:table-cell>
          <table:table-cell office:value-type="float" office:value="8577" table:style-name="ce35">
            <text:p>8,577</text:p>
          </table:table-cell>
          <table:table-cell office:value-type="float" office:value="9118" table:style-name="ce36">
            <text:p>9,118</text:p>
          </table:table-cell>
          <table:table-cell office:value-type="float" office:value="55042" table:style-name="ce35">
            <text:p>55,042</text:p>
          </table:table-cell>
          <table:table-cell office:value-type="float" office:value="9479" table:style-name="ce35">
            <text:p>9,479</text:p>
          </table:table-cell>
          <table:table-cell office:value-type="float" office:value="11422" table:style-name="ce35">
            <text:p>11,422</text:p>
          </table:table-cell>
          <table:table-cell office:value-type="float" office:value="11235" table:style-name="ce35">
            <text:p>11,235</text:p>
          </table:table-cell>
          <table:table-cell office:value-type="float" office:value="10780" table:style-name="ce35">
            <text:p>10,780</text:p>
          </table:table-cell>
          <table:table-cell office:value-type="float" office:value="12126" table:style-name="ce36">
            <text:p>12,126</text:p>
          </table:table-cell>
          <table:table-cell office:value-type="float" office:value="63861" table:style-name="ce35">
            <text:p>63,861</text:p>
          </table:table-cell>
          <table:table-cell office:value-type="float" office:value="12606" table:style-name="ce35">
            <text:p>12,606</text:p>
          </table:table-cell>
          <table:table-cell office:value-type="float" office:value="12788" table:style-name="ce35">
            <text:p>12,788</text:p>
          </table:table-cell>
          <table:table-cell office:value-type="float" office:value="12739" table:style-name="ce35">
            <text:p>12,739</text:p>
          </table:table-cell>
          <table:table-cell office:value-type="float" office:value="12928" table:style-name="ce35">
            <text:p>12,928</text:p>
          </table:table-cell>
          <table:table-cell office:value-type="float" office:value="12800" table:style-name="ce36">
            <text:p>12,800</text:p>
          </table:table-cell>
          <table:table-cell office:value-type="float" office:value="65476" table:style-name="ce35">
            <text:p>65,476</text:p>
          </table:table-cell>
          <table:table-cell office:value-type="float" office:value="12708" table:style-name="ce35">
            <text:p>12,708</text:p>
          </table:table-cell>
          <table:table-cell office:value-type="float" office:value="13062" table:style-name="ce35">
            <text:p>13,062</text:p>
          </table:table-cell>
          <table:table-cell office:value-type="float" office:value="13043" table:style-name="ce35">
            <text:p>13,043</text:p>
          </table:table-cell>
          <table:table-cell office:value-type="float" office:value="13639" table:style-name="ce35">
            <text:p>13,639</text:p>
          </table:table-cell>
          <table:table-cell office:value-type="float" office:value="13024" table:style-name="ce36">
            <text:p>13,024</text:p>
          </table:table-cell>
          <table:table-cell office:value-type="float" office:value="70744" table:style-name="ce35">
            <text:p>70,744</text:p>
          </table:table-cell>
          <table:table-cell office:value-type="float" office:value="12530" table:style-name="ce35">
            <text:p>12,530</text:p>
          </table:table-cell>
          <table:table-cell office:value-type="float" office:value="13029" table:style-name="ce35">
            <text:p>13,029</text:p>
          </table:table-cell>
          <table:table-cell office:value-type="float" office:value="14642" table:style-name="ce35">
            <text:p>14,642</text:p>
          </table:table-cell>
          <table:table-cell office:value-type="float" office:value="14679" table:style-name="ce35">
            <text:p>14,679</text:p>
          </table:table-cell>
          <table:table-cell office:value-type="float" office:value="15864" table:style-name="ce36">
            <text:p>15,864</text:p>
          </table:table-cell>
          <table:table-cell office:value-type="float" office:value="80641" table:style-name="ce35">
            <text:p>80,641</text:p>
          </table:table-cell>
          <table:table-cell office:value-type="float" office:value="16003" table:style-name="ce35">
            <text:p>16,003</text:p>
          </table:table-cell>
          <table:table-cell office:value-type="float" office:value="16383" table:style-name="ce35">
            <text:p>16,383</text:p>
          </table:table-cell>
          <table:table-cell office:value-type="float" office:value="16363" table:style-name="ce35">
            <text:p>16,363</text:p>
          </table:table-cell>
          <table:table-cell office:value-type="float" office:value="16358" table:style-name="ce35">
            <text:p>16,358</text:p>
          </table:table-cell>
          <table:table-cell office:value-type="float" office:value="15534" table:style-name="ce36">
            <text:p>15,534</text:p>
          </table:table-cell>
          <table:table-cell office:value-type="float" office:value="69806" table:style-name="ce35">
            <text:p>69,806</text:p>
          </table:table-cell>
          <table:table-cell office:value-type="float" office:value="15967" table:style-name="ce35">
            <text:p>15,967</text:p>
          </table:table-cell>
          <table:table-cell office:value-type="float" office:value="14542" table:style-name="ce35">
            <text:p>14,542</text:p>
          </table:table-cell>
          <table:table-cell office:value-type="float" office:value="13498" table:style-name="ce35">
            <text:p>13,498</text:p>
          </table:table-cell>
          <table:table-cell office:value-type="float" office:value="13011" table:style-name="ce35">
            <text:p>13,011</text:p>
          </table:table-cell>
          <table:table-cell office:value-type="float" office:value="12788" table:style-name="ce36">
            <text:p>12,788</text:p>
          </table:table-cell>
          <table:table-cell office:value-type="float" office:value="68559" table:style-name="ce35">
            <text:p>68,559</text:p>
          </table:table-cell>
          <table:table-cell office:value-type="float" office:value="13160" table:style-name="ce35">
            <text:p>13,160</text:p>
          </table:table-cell>
          <table:table-cell office:value-type="float" office:value="13482" table:style-name="ce35">
            <text:p>13,482</text:p>
          </table:table-cell>
          <table:table-cell office:value-type="float" office:value="13998" table:style-name="ce35">
            <text:p>13,998</text:p>
          </table:table-cell>
          <table:table-cell office:value-type="float" office:value="13944" table:style-name="ce35">
            <text:p>13,944</text:p>
          </table:table-cell>
          <table:table-cell office:value-type="float" office:value="13975" table:style-name="ce36">
            <text:p>13,975</text:p>
          </table:table-cell>
          <table:table-cell office:value-type="float" office:value="72149" table:style-name="ce35">
            <text:p>72,149</text:p>
          </table:table-cell>
          <table:table-cell office:value-type="float" office:value="13925" table:style-name="ce35">
            <text:p>13,925</text:p>
          </table:table-cell>
          <table:table-cell office:value-type="float" office:value="14267" table:style-name="ce35">
            <text:p>14,267</text:p>
          </table:table-cell>
          <table:table-cell office:value-type="float" office:value="14528" table:style-name="ce35">
            <text:p>14,528</text:p>
          </table:table-cell>
          <table:table-cell office:value-type="float" office:value="14673" table:style-name="ce35">
            <text:p>14,673</text:p>
          </table:table-cell>
          <table:table-cell office:value-type="float" office:value="14756" table:style-name="ce36">
            <text:p>14,756</text:p>
          </table:table-cell>
          <table:table-cell office:value-type="float" office:value="70408" table:style-name="ce35">
            <text:p>70,408</text:p>
          </table:table-cell>
          <table:table-cell office:value-type="float" office:value="15064" table:style-name="ce35">
            <text:p>15,064</text:p>
          </table:table-cell>
          <table:table-cell office:value-type="float" office:value="14383" table:style-name="ce35">
            <text:p>14,383</text:p>
          </table:table-cell>
          <table:table-cell office:value-type="float" office:value="13968" table:style-name="ce35">
            <text:p>13,968</text:p>
          </table:table-cell>
          <table:table-cell office:value-type="float" office:value="13920" table:style-name="ce35">
            <text:p>13,920</text:p>
          </table:table-cell>
          <table:table-cell office:value-type="float" office:value="13073" table:style-name="ce36">
            <text:p>13,073</text:p>
          </table:table-cell>
          <table:table-cell office:value-type="float" office:value="58386" table:style-name="ce35">
            <text:p>58,386</text:p>
          </table:table-cell>
          <table:table-cell office:value-type="float" office:value="12901" table:style-name="ce35">
            <text:p>12,901</text:p>
          </table:table-cell>
          <table:table-cell office:value-type="float" office:value="12375" table:style-name="ce35">
            <text:p>12,375</text:p>
          </table:table-cell>
          <table:table-cell office:value-type="float" office:value="11899" table:style-name="ce35">
            <text:p>11,899</text:p>
          </table:table-cell>
          <table:table-cell office:value-type="float" office:value="10924" table:style-name="ce35">
            <text:p>10,924</text:p>
          </table:table-cell>
          <table:table-cell office:value-type="float" office:value="10287" table:style-name="ce36">
            <text:p>10,287</text:p>
          </table:table-cell>
          <table:table-cell office:value-type="float" office:value="40989" table:style-name="ce35">
            <text:p>40,989</text:p>
          </table:table-cell>
          <table:table-cell office:value-type="float" office:value="10088" table:style-name="ce35">
            <text:p>10,088</text:p>
          </table:table-cell>
          <table:table-cell office:value-type="float" office:value="9613" table:style-name="ce35">
            <text:p>9,613</text:p>
          </table:table-cell>
          <table:table-cell office:value-type="float" office:value="7731" table:style-name="ce35">
            <text:p>7,731</text:p>
          </table:table-cell>
          <table:table-cell office:value-type="float" office:value="7129" table:style-name="ce35">
            <text:p>7,129</text:p>
          </table:table-cell>
          <table:table-cell office:value-type="float" office:value="6428" table:style-name="ce36">
            <text:p>6,428</text:p>
          </table:table-cell>
          <table:table-cell office:value-type="float" office:value="20432" table:style-name="ce35">
            <text:p>20,432</text:p>
          </table:table-cell>
          <table:table-cell office:value-type="float" office:value="4555" table:style-name="ce35">
            <text:p>4,555</text:p>
          </table:table-cell>
          <table:table-cell office:value-type="float" office:value="3536" table:style-name="ce35">
            <text:p>3,536</text:p>
          </table:table-cell>
          <table:table-cell office:value-type="float" office:value="4056" table:style-name="ce35">
            <text:p>4,056</text:p>
          </table:table-cell>
          <table:table-cell office:value-type="float" office:value="4339" table:style-name="ce35">
            <text:p>4,339</text:p>
          </table:table-cell>
          <table:table-cell office:value-type="float" office:value="3946" table:style-name="ce36">
            <text:p>3,946</text:p>
          </table:table-cell>
          <table:table-cell office:value-type="float" office:value="16244" table:style-name="ce35">
            <text:p>16,244</text:p>
          </table:table-cell>
          <table:table-cell office:value-type="float" office:value="3674" table:style-name="ce35">
            <text:p>3,674</text:p>
          </table:table-cell>
          <table:table-cell office:value-type="float" office:value="3709" table:style-name="ce35">
            <text:p>3,709</text:p>
          </table:table-cell>
          <table:table-cell office:value-type="float" office:value="3310" table:style-name="ce35">
            <text:p>3,310</text:p>
          </table:table-cell>
          <table:table-cell office:value-type="float" office:value="2922" table:style-name="ce35">
            <text:p>2,922</text:p>
          </table:table-cell>
          <table:table-cell office:value-type="float" office:value="2629" table:style-name="ce36">
            <text:p>2,629</text:p>
          </table:table-cell>
          <table:table-cell office:value-type="float" office:value="9253" table:style-name="ce35">
            <text:p>9,253</text:p>
          </table:table-cell>
          <table:table-cell office:value-type="float" office:value="2400" table:style-name="ce35">
            <text:p>2,400</text:p>
          </table:table-cell>
          <table:table-cell office:value-type="float" office:value="2136" table:style-name="ce35">
            <text:p>2,136</text:p>
          </table:table-cell>
          <table:table-cell office:value-type="float" office:value="1920" table:style-name="ce35">
            <text:p>1,920</text:p>
          </table:table-cell>
          <table:table-cell office:value-type="float" office:value="1533" table:style-name="ce35">
            <text:p>1,533</text:p>
          </table:table-cell>
          <table:table-cell office:value-type="float" office:value="1264" table:style-name="ce36">
            <text:p>1,264</text:p>
          </table:table-cell>
          <table:table-cell office:value-type="float" office:value="3996" table:style-name="ce35">
            <text:p>3,996</text:p>
          </table:table-cell>
          <table:table-cell office:value-type="float" office:value="1143" table:style-name="ce35">
            <text:p>1,143</text:p>
          </table:table-cell>
          <table:table-cell office:value-type="float" office:value="1003" table:style-name="ce35">
            <text:p>1,003</text:p>
          </table:table-cell>
          <table:table-cell office:value-type="float" office:value="808" table:style-name="ce35">
            <text:p>808</text:p>
          </table:table-cell>
          <table:table-cell office:value-type="float" office:value="611" table:style-name="ce35">
            <text:p>611</text:p>
          </table:table-cell>
          <table:table-cell office:value-type="float" office:value="431" table:style-name="ce36">
            <text:p>431</text:p>
          </table:table-cell>
          <table:table-cell office:value-type="float" office:value="861" table:style-name="ce35">
            <text:p>861</text:p>
          </table:table-cell>
          <table:table-cell office:value-type="float" office:value="324" table:style-name="ce35">
            <text:p>324</text:p>
          </table:table-cell>
          <table:table-cell office:value-type="float" office:value="234" table:style-name="ce35">
            <text:p>234</text:p>
          </table:table-cell>
          <table:table-cell office:value-type="float" office:value="154" table:style-name="ce35">
            <text:p>154</text:p>
          </table:table-cell>
          <table:table-cell office:value-type="float" office:value="95" table:style-name="ce35">
            <text:p>95</text:p>
          </table:table-cell>
          <table:table-cell office:value-type="float" office:value="54" table:style-name="ce36">
            <text:p>54</text:p>
          </table:table-cell>
          <table:table-cell office:value-type="float" office:value="86" table:style-name="ce35">
            <text:p>8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29923" table:style-name="ce33">
            <text:p>929,923</text:p>
          </table:table-cell>
          <table:table-cell office:value-type="float" office:value="28848" table:style-name="ce32">
            <text:p>28,848</text:p>
          </table:table-cell>
          <table:table-cell office:value-type="float" office:value="4402" table:style-name="ce38">
            <text:p>4,402</text:p>
          </table:table-cell>
          <table:table-cell office:value-type="float" office:value="5194" table:style-name="ce38">
            <text:p>5,194</text:p>
          </table:table-cell>
          <table:table-cell office:value-type="float" office:value="5901" table:style-name="ce38">
            <text:p>5,901</text:p>
          </table:table-cell>
          <table:table-cell office:value-type="float" office:value="6376" table:style-name="ce38">
            <text:p>6,376</text:p>
          </table:table-cell>
          <table:table-cell office:value-type="float" office:value="6975" table:style-name="ce38">
            <text:p>6,975</text:p>
          </table:table-cell>
          <table:table-cell office:value-type="float" office:value="39236" table:style-name="ce38">
            <text:p>39,236</text:p>
          </table:table-cell>
          <table:table-cell office:value-type="float" office:value="7411" table:style-name="ce38">
            <text:p>7,411</text:p>
          </table:table-cell>
          <table:table-cell office:value-type="float" office:value="7876" table:style-name="ce38">
            <text:p>7,876</text:p>
          </table:table-cell>
          <table:table-cell office:value-type="float" office:value="7953" table:style-name="ce38">
            <text:p>7,953</text:p>
          </table:table-cell>
          <table:table-cell office:value-type="float" office:value="7435" table:style-name="ce38">
            <text:p>7,435</text:p>
          </table:table-cell>
          <table:table-cell office:value-type="float" office:value="8561" table:style-name="ce39">
            <text:p>8,561</text:p>
          </table:table-cell>
          <table:table-cell office:value-type="float" office:value="35586" table:style-name="ce38">
            <text:p>35,586</text:p>
          </table:table-cell>
          <table:table-cell office:value-type="float" office:value="7779" table:style-name="ce38">
            <text:p>7,779</text:p>
          </table:table-cell>
          <table:table-cell office:value-type="float" office:value="6405" table:style-name="ce38">
            <text:p>6,405</text:p>
          </table:table-cell>
          <table:table-cell office:value-type="float" office:value="6617" table:style-name="ce38">
            <text:p>6,617</text:p>
          </table:table-cell>
          <table:table-cell office:value-type="float" office:value="7472" table:style-name="ce38">
            <text:p>7,472</text:p>
          </table:table-cell>
          <table:table-cell office:value-type="float" office:value="7313" table:style-name="ce39">
            <text:p>7,313</text:p>
          </table:table-cell>
          <table:table-cell office:value-type="float" office:value="38672" table:style-name="ce38">
            <text:p>38,672</text:p>
          </table:table-cell>
          <table:table-cell office:value-type="float" office:value="7360" table:style-name="ce38">
            <text:p>7,360</text:p>
          </table:table-cell>
          <table:table-cell office:value-type="float" office:value="7535" table:style-name="ce38">
            <text:p>7,535</text:p>
          </table:table-cell>
          <table:table-cell office:value-type="float" office:value="7575" table:style-name="ce38">
            <text:p>7,575</text:p>
          </table:table-cell>
          <table:table-cell office:value-type="float" office:value="7837" table:style-name="ce38">
            <text:p>7,837</text:p>
          </table:table-cell>
          <table:table-cell office:value-type="float" office:value="8365" table:style-name="ce39">
            <text:p>8,365</text:p>
          </table:table-cell>
          <table:table-cell office:value-type="float" office:value="50312" table:style-name="ce38">
            <text:p>50,312</text:p>
          </table:table-cell>
          <table:table-cell office:value-type="float" office:value="8863" table:style-name="ce38">
            <text:p>8,863</text:p>
          </table:table-cell>
          <table:table-cell office:value-type="float" office:value="10451" table:style-name="ce38">
            <text:p>10,451</text:p>
          </table:table-cell>
          <table:table-cell office:value-type="float" office:value="10245" table:style-name="ce38">
            <text:p>10,245</text:p>
          </table:table-cell>
          <table:table-cell office:value-type="float" office:value="9920" table:style-name="ce38">
            <text:p>9,920</text:p>
          </table:table-cell>
          <table:table-cell office:value-type="float" office:value="10833" table:style-name="ce39">
            <text:p>10,833</text:p>
          </table:table-cell>
          <table:table-cell office:value-type="float" office:value="59094" table:style-name="ce38">
            <text:p>59,094</text:p>
          </table:table-cell>
          <table:table-cell office:value-type="float" office:value="11587" table:style-name="ce38">
            <text:p>11,587</text:p>
          </table:table-cell>
          <table:table-cell office:value-type="float" office:value="11687" table:style-name="ce38">
            <text:p>11,687</text:p>
          </table:table-cell>
          <table:table-cell office:value-type="float" office:value="11843" table:style-name="ce38">
            <text:p>11,843</text:p>
          </table:table-cell>
          <table:table-cell office:value-type="float" office:value="12053" table:style-name="ce38">
            <text:p>12,053</text:p>
          </table:table-cell>
          <table:table-cell office:value-type="float" office:value="11924" table:style-name="ce39">
            <text:p>11,924</text:p>
          </table:table-cell>
          <table:table-cell office:value-type="float" office:value="59691" table:style-name="ce38">
            <text:p>59,691</text:p>
          </table:table-cell>
          <table:table-cell office:value-type="float" office:value="11496" table:style-name="ce38">
            <text:p>11,496</text:p>
          </table:table-cell>
          <table:table-cell office:value-type="float" office:value="11961" table:style-name="ce38">
            <text:p>11,961</text:p>
          </table:table-cell>
          <table:table-cell office:value-type="float" office:value="11920" table:style-name="ce38">
            <text:p>11,920</text:p>
          </table:table-cell>
          <table:table-cell office:value-type="float" office:value="12281" table:style-name="ce38">
            <text:p>12,281</text:p>
          </table:table-cell>
          <table:table-cell office:value-type="float" office:value="12033" table:style-name="ce39">
            <text:p>12,033</text:p>
          </table:table-cell>
          <table:table-cell office:value-type="float" office:value="69651" table:style-name="ce38">
            <text:p>69,651</text:p>
          </table:table-cell>
          <table:table-cell office:value-type="float" office:value="11861" table:style-name="ce38">
            <text:p>11,861</text:p>
          </table:table-cell>
          <table:table-cell office:value-type="float" office:value="12787" table:style-name="ce38">
            <text:p>12,787</text:p>
          </table:table-cell>
          <table:table-cell office:value-type="float" office:value="14414" table:style-name="ce38">
            <text:p>14,414</text:p>
          </table:table-cell>
          <table:table-cell office:value-type="float" office:value="14688" table:style-name="ce38">
            <text:p>14,688</text:p>
          </table:table-cell>
          <table:table-cell office:value-type="float" office:value="15901" table:style-name="ce39">
            <text:p>15,901</text:p>
          </table:table-cell>
          <table:table-cell office:value-type="float" office:value="80679" table:style-name="ce38">
            <text:p>80,679</text:p>
          </table:table-cell>
          <table:table-cell office:value-type="float" office:value="16412" table:style-name="ce38">
            <text:p>16,412</text:p>
          </table:table-cell>
          <table:table-cell office:value-type="float" office:value="16473" table:style-name="ce38">
            <text:p>16,473</text:p>
          </table:table-cell>
          <table:table-cell office:value-type="float" office:value="16501" table:style-name="ce38">
            <text:p>16,501</text:p>
          </table:table-cell>
          <table:table-cell office:value-type="float" office:value="16039" table:style-name="ce38">
            <text:p>16,039</text:p>
          </table:table-cell>
          <table:table-cell office:value-type="float" office:value="15254" table:style-name="ce39">
            <text:p>15,254</text:p>
          </table:table-cell>
          <table:table-cell office:value-type="float" office:value="72376" table:style-name="ce38">
            <text:p>72,376</text:p>
          </table:table-cell>
          <table:table-cell office:value-type="float" office:value="16160" table:style-name="ce38">
            <text:p>16,160</text:p>
          </table:table-cell>
          <table:table-cell office:value-type="float" office:value="14984" table:style-name="ce38">
            <text:p>14,984</text:p>
          </table:table-cell>
          <table:table-cell office:value-type="float" office:value="14101" table:style-name="ce38">
            <text:p>14,101</text:p>
          </table:table-cell>
          <table:table-cell office:value-type="float" office:value="13299" table:style-name="ce38">
            <text:p>13,299</text:p>
          </table:table-cell>
          <table:table-cell office:value-type="float" office:value="13832" table:style-name="ce39">
            <text:p>13,832</text:p>
          </table:table-cell>
          <table:table-cell office:value-type="float" office:value="71585" table:style-name="ce38">
            <text:p>71,585</text:p>
          </table:table-cell>
          <table:table-cell office:value-type="float" office:value="13751" table:style-name="ce38">
            <text:p>13,751</text:p>
          </table:table-cell>
          <table:table-cell office:value-type="float" office:value="14162" table:style-name="ce38">
            <text:p>14,162</text:p>
          </table:table-cell>
          <table:table-cell office:value-type="float" office:value="14696" table:style-name="ce38">
            <text:p>14,696</text:p>
          </table:table-cell>
          <table:table-cell office:value-type="float" office:value="14386" table:style-name="ce38">
            <text:p>14,386</text:p>
          </table:table-cell>
          <table:table-cell office:value-type="float" office:value="14590" table:style-name="ce39">
            <text:p>14,590</text:p>
          </table:table-cell>
          <table:table-cell office:value-type="float" office:value="74708" table:style-name="ce38">
            <text:p>74,708</text:p>
          </table:table-cell>
          <table:table-cell office:value-type="float" office:value="14444" table:style-name="ce38">
            <text:p>14,444</text:p>
          </table:table-cell>
          <table:table-cell office:value-type="float" office:value="14762" table:style-name="ce38">
            <text:p>14,762</text:p>
          </table:table-cell>
          <table:table-cell office:value-type="float" office:value="15059" table:style-name="ce38">
            <text:p>15,059</text:p>
          </table:table-cell>
          <table:table-cell office:value-type="float" office:value="15102" table:style-name="ce38">
            <text:p>15,102</text:p>
          </table:table-cell>
          <table:table-cell office:value-type="float" office:value="15341" table:style-name="ce39">
            <text:p>15,341</text:p>
          </table:table-cell>
          <table:table-cell office:value-type="float" office:value="72634" table:style-name="ce38">
            <text:p>72,634</text:p>
          </table:table-cell>
          <table:table-cell office:value-type="float" office:value="15386" table:style-name="ce38">
            <text:p>15,386</text:p>
          </table:table-cell>
          <table:table-cell office:value-type="float" office:value="15103" table:style-name="ce38">
            <text:p>15,103</text:p>
          </table:table-cell>
          <table:table-cell office:value-type="float" office:value="14516" table:style-name="ce38">
            <text:p>14,516</text:p>
          </table:table-cell>
          <table:table-cell office:value-type="float" office:value="14401" table:style-name="ce38">
            <text:p>14,401</text:p>
          </table:table-cell>
          <table:table-cell office:value-type="float" office:value="13228" table:style-name="ce39">
            <text:p>13,228</text:p>
          </table:table-cell>
          <table:table-cell office:value-type="float" office:value="60907" table:style-name="ce38">
            <text:p>60,907</text:p>
          </table:table-cell>
          <table:table-cell office:value-type="float" office:value="13152" table:style-name="ce38">
            <text:p>13,152</text:p>
          </table:table-cell>
          <table:table-cell office:value-type="float" office:value="12885" table:style-name="ce38">
            <text:p>12,885</text:p>
          </table:table-cell>
          <table:table-cell office:value-type="float" office:value="12554" table:style-name="ce38">
            <text:p>12,554</text:p>
          </table:table-cell>
          <table:table-cell office:value-type="float" office:value="11540" table:style-name="ce38">
            <text:p>11,540</text:p>
          </table:table-cell>
          <table:table-cell office:value-type="float" office:value="10776" table:style-name="ce39">
            <text:p>10,776</text:p>
          </table:table-cell>
          <table:table-cell office:value-type="float" office:value="45296" table:style-name="ce38">
            <text:p>45,296</text:p>
          </table:table-cell>
          <table:table-cell office:value-type="float" office:value="10997" table:style-name="ce38">
            <text:p>10,997</text:p>
          </table:table-cell>
          <table:table-cell office:value-type="float" office:value="10262" table:style-name="ce38">
            <text:p>10,262</text:p>
          </table:table-cell>
          <table:table-cell office:value-type="float" office:value="8511" table:style-name="ce38">
            <text:p>8,511</text:p>
          </table:table-cell>
          <table:table-cell office:value-type="float" office:value="8204" table:style-name="ce38">
            <text:p>8,204</text:p>
          </table:table-cell>
          <table:table-cell office:value-type="float" office:value="7322" table:style-name="ce39">
            <text:p>7,322</text:p>
          </table:table-cell>
          <table:table-cell office:value-type="float" office:value="25401" table:style-name="ce38">
            <text:p>25,401</text:p>
          </table:table-cell>
          <table:table-cell office:value-type="float" office:value="5405" table:style-name="ce38">
            <text:p>5,405</text:p>
          </table:table-cell>
          <table:table-cell office:value-type="float" office:value="4340" table:style-name="ce38">
            <text:p>4,340</text:p>
          </table:table-cell>
          <table:table-cell office:value-type="float" office:value="5046" table:style-name="ce38">
            <text:p>5,046</text:p>
          </table:table-cell>
          <table:table-cell office:value-type="float" office:value="5573" table:style-name="ce38">
            <text:p>5,573</text:p>
          </table:table-cell>
          <table:table-cell office:value-type="float" office:value="5037" table:style-name="ce39">
            <text:p>5,037</text:p>
          </table:table-cell>
          <table:table-cell office:value-type="float" office:value="22795" table:style-name="ce38">
            <text:p>22,795</text:p>
          </table:table-cell>
          <table:table-cell office:value-type="float" office:value="4947" table:style-name="ce38">
            <text:p>4,947</text:p>
          </table:table-cell>
          <table:table-cell office:value-type="float" office:value="5092" table:style-name="ce38">
            <text:p>5,092</text:p>
          </table:table-cell>
          <table:table-cell office:value-type="float" office:value="4538" table:style-name="ce38">
            <text:p>4,538</text:p>
          </table:table-cell>
          <table:table-cell office:value-type="float" office:value="4311" table:style-name="ce38">
            <text:p>4,311</text:p>
          </table:table-cell>
          <table:table-cell office:value-type="float" office:value="3907" table:style-name="ce39">
            <text:p>3,907</text:p>
          </table:table-cell>
          <table:table-cell office:value-type="float" office:value="14461" table:style-name="ce38">
            <text:p>14,461</text:p>
          </table:table-cell>
          <table:table-cell office:value-type="float" office:value="3543" table:style-name="ce38">
            <text:p>3,543</text:p>
          </table:table-cell>
          <table:table-cell office:value-type="float" office:value="3265" table:style-name="ce38">
            <text:p>3,265</text:p>
          </table:table-cell>
          <table:table-cell office:value-type="float" office:value="3121" table:style-name="ce38">
            <text:p>3,121</text:p>
          </table:table-cell>
          <table:table-cell office:value-type="float" office:value="2541" table:style-name="ce38">
            <text:p>2,541</text:p>
          </table:table-cell>
          <table:table-cell office:value-type="float" office:value="1991" table:style-name="ce39">
            <text:p>1,991</text:p>
          </table:table-cell>
          <table:table-cell office:value-type="float" office:value="6370" table:style-name="ce38">
            <text:p>6,370</text:p>
          </table:table-cell>
          <table:table-cell office:value-type="float" office:value="1909" table:style-name="ce38">
            <text:p>1,909</text:p>
          </table:table-cell>
          <table:table-cell office:value-type="float" office:value="1598" table:style-name="ce38">
            <text:p>1,598</text:p>
          </table:table-cell>
          <table:table-cell office:value-type="float" office:value="1208" table:style-name="ce38">
            <text:p>1,208</text:p>
          </table:table-cell>
          <table:table-cell office:value-type="float" office:value="946" table:style-name="ce38">
            <text:p>946</text:p>
          </table:table-cell>
          <table:table-cell office:value-type="float" office:value="709" table:style-name="ce39">
            <text:p>709</text:p>
          </table:table-cell>
          <table:table-cell office:value-type="float" office:value="1437" table:style-name="ce38">
            <text:p>1,437</text:p>
          </table:table-cell>
          <table:table-cell office:value-type="float" office:value="513" table:style-name="ce38">
            <text:p>513</text:p>
          </table:table-cell>
          <table:table-cell office:value-type="float" office:value="362" table:style-name="ce38">
            <text:p>362</text:p>
          </table:table-cell>
          <table:table-cell office:value-type="float" office:value="270" table:style-name="ce38">
            <text:p>270</text:p>
          </table:table-cell>
          <table:table-cell office:value-type="float" office:value="182" table:style-name="ce38">
            <text:p>182</text:p>
          </table:table-cell>
          <table:table-cell office:value-type="float" office:value="110" table:style-name="ce39">
            <text:p>110</text:p>
          </table:table-cell>
          <table:table-cell office:value-type="float" office:value="184" table:style-name="ce38">
            <text:p>18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23177" table:style-name="ce29">
            <text:p>2,723,177</text:p>
          </table:table-cell>
          <table:table-cell office:value-type="float" office:value="93043" table:style-name="ce29">
            <text:p>93,043</text:p>
          </table:table-cell>
          <table:table-cell office:value-type="float" office:value="16376" table:style-name="ce29">
            <text:p>16,376</text:p>
          </table:table-cell>
          <table:table-cell office:value-type="float" office:value="18260" table:style-name="ce29">
            <text:p>18,260</text:p>
          </table:table-cell>
          <table:table-cell office:value-type="float" office:value="18539" table:style-name="ce29">
            <text:p>18,539</text:p>
          </table:table-cell>
          <table:table-cell office:value-type="float" office:value="19481" table:style-name="ce29">
            <text:p>19,481</text:p>
          </table:table-cell>
          <table:table-cell office:value-type="float" office:value="20387" table:style-name="ce29">
            <text:p>20,387</text:p>
          </table:table-cell>
          <table:table-cell office:value-type="float" office:value="113375" table:style-name="ce29">
            <text:p>113,375</text:p>
          </table:table-cell>
          <table:table-cell office:value-type="float" office:value="21886" table:style-name="ce29">
            <text:p>21,886</text:p>
          </table:table-cell>
          <table:table-cell office:value-type="float" office:value="22878" table:style-name="ce29">
            <text:p>22,878</text:p>
          </table:table-cell>
          <table:table-cell office:value-type="float" office:value="22995" table:style-name="ce29">
            <text:p>22,995</text:p>
          </table:table-cell>
          <table:table-cell office:value-type="float" office:value="21417" table:style-name="ce29">
            <text:p>21,417</text:p>
          </table:table-cell>
          <table:table-cell office:value-type="float" office:value="24199" table:style-name="ce41">
            <text:p>24,199</text:p>
          </table:table-cell>
          <table:table-cell office:value-type="float" office:value="105115" table:style-name="ce29">
            <text:p>105,115</text:p>
          </table:table-cell>
          <table:table-cell office:value-type="float" office:value="23128" table:style-name="ce29">
            <text:p>23,128</text:p>
          </table:table-cell>
          <table:table-cell office:value-type="float" office:value="18869" table:style-name="ce29">
            <text:p>18,869</text:p>
          </table:table-cell>
          <table:table-cell office:value-type="float" office:value="19516" table:style-name="ce29">
            <text:p>19,516</text:p>
          </table:table-cell>
          <table:table-cell office:value-type="float" office:value="21270" table:style-name="ce29">
            <text:p>21,270</text:p>
          </table:table-cell>
          <table:table-cell office:value-type="float" office:value="22332" table:style-name="ce29">
            <text:p>22,332</text:p>
          </table:table-cell>
          <table:table-cell office:value-type="float" office:value="120771" table:style-name="ce29">
            <text:p>120,771</text:p>
          </table:table-cell>
          <table:table-cell office:value-type="float" office:value="22728" table:style-name="ce29">
            <text:p>22,728</text:p>
          </table:table-cell>
          <table:table-cell office:value-type="float" office:value="23268" table:style-name="ce29">
            <text:p>23,268</text:p>
          </table:table-cell>
          <table:table-cell office:value-type="float" office:value="23702" table:style-name="ce29">
            <text:p>23,702</text:p>
          </table:table-cell>
          <table:table-cell office:value-type="float" office:value="24661" table:style-name="ce29">
            <text:p>24,661</text:p>
          </table:table-cell>
          <table:table-cell office:value-type="float" office:value="26412" table:style-name="ce25">
            <text:p>26,412</text:p>
          </table:table-cell>
          <table:table-cell office:value-type="float" office:value="158018" table:style-name="ce29">
            <text:p>158,018</text:p>
          </table:table-cell>
          <table:table-cell office:value-type="float" office:value="27431" table:style-name="ce29">
            <text:p>27,431</text:p>
          </table:table-cell>
          <table:table-cell office:value-type="float" office:value="32796" table:style-name="ce29">
            <text:p>32,796</text:p>
          </table:table-cell>
          <table:table-cell office:value-type="float" office:value="32833" table:style-name="ce29">
            <text:p>32,833</text:p>
          </table:table-cell>
          <table:table-cell office:value-type="float" office:value="30799" table:style-name="ce29">
            <text:p>30,799</text:p>
          </table:table-cell>
          <table:table-cell office:value-type="float" office:value="34159" table:style-name="ce29">
            <text:p>34,159</text:p>
          </table:table-cell>
          <table:table-cell office:value-type="float" office:value="183550" table:style-name="ce29">
            <text:p>183,550</text:p>
          </table:table-cell>
          <table:table-cell office:value-type="float" office:value="36802" table:style-name="ce29">
            <text:p>36,802</text:p>
          </table:table-cell>
          <table:table-cell office:value-type="float" office:value="36395" table:style-name="ce29">
            <text:p>36,395</text:p>
          </table:table-cell>
          <table:table-cell office:value-type="float" office:value="36967" table:style-name="ce29">
            <text:p>36,967</text:p>
          </table:table-cell>
          <table:table-cell office:value-type="float" office:value="36968" table:style-name="ce29">
            <text:p>36,968</text:p>
          </table:table-cell>
          <table:table-cell office:value-type="float" office:value="36418" table:style-name="ce25">
            <text:p>36,418</text:p>
          </table:table-cell>
          <table:table-cell office:value-type="float" office:value="181599" table:style-name="ce29">
            <text:p>181,599</text:p>
          </table:table-cell>
          <table:table-cell office:value-type="float" office:value="35974" table:style-name="ce29">
            <text:p>35,974</text:p>
          </table:table-cell>
          <table:table-cell office:value-type="float" office:value="36830" table:style-name="ce29">
            <text:p>36,830</text:p>
          </table:table-cell>
          <table:table-cell office:value-type="float" office:value="36457" table:style-name="ce29">
            <text:p>36,457</text:p>
          </table:table-cell>
          <table:table-cell office:value-type="float" office:value="36713" table:style-name="ce29">
            <text:p>36,713</text:p>
          </table:table-cell>
          <table:table-cell office:value-type="float" office:value="35625" table:style-name="ce29">
            <text:p>35,625</text:p>
          </table:table-cell>
          <table:table-cell office:value-type="float" office:value="196594" table:style-name="ce29">
            <text:p>196,594</text:p>
          </table:table-cell>
          <table:table-cell office:value-type="float" office:value="33938" table:style-name="ce29">
            <text:p>33,938</text:p>
          </table:table-cell>
          <table:table-cell office:value-type="float" office:value="35997" table:style-name="ce29">
            <text:p>35,997</text:p>
          </table:table-cell>
          <table:table-cell office:value-type="float" office:value="40675" table:style-name="ce29">
            <text:p>40,675</text:p>
          </table:table-cell>
          <table:table-cell office:value-type="float" office:value="41536" table:style-name="ce29">
            <text:p>41,536</text:p>
          </table:table-cell>
          <table:table-cell office:value-type="float" office:value="44448" table:style-name="ce25">
            <text:p>44,448</text:p>
          </table:table-cell>
          <table:table-cell office:value-type="float" office:value="234270" table:style-name="ce29">
            <text:p>234,270</text:p>
          </table:table-cell>
          <table:table-cell office:value-type="float" office:value="46227" table:style-name="ce29">
            <text:p>46,227</text:p>
          </table:table-cell>
          <table:table-cell office:value-type="float" office:value="46783" table:style-name="ce29">
            <text:p>46,783</text:p>
          </table:table-cell>
          <table:table-cell office:value-type="float" office:value="47770" table:style-name="ce29">
            <text:p>47,770</text:p>
          </table:table-cell>
          <table:table-cell office:value-type="float" office:value="47758" table:style-name="ce29">
            <text:p>47,758</text:p>
          </table:table-cell>
          <table:table-cell office:value-type="float" office:value="45732" table:style-name="ce29">
            <text:p>45,732</text:p>
          </table:table-cell>
          <table:table-cell office:value-type="float" office:value="221178" table:style-name="ce29">
            <text:p>221,178</text:p>
          </table:table-cell>
          <table:table-cell office:value-type="float" office:value="49082" table:style-name="ce29">
            <text:p>49,082</text:p>
          </table:table-cell>
          <table:table-cell office:value-type="float" office:value="45217" table:style-name="ce29">
            <text:p>45,217</text:p>
          </table:table-cell>
          <table:table-cell office:value-type="float" office:value="42957" table:style-name="ce29">
            <text:p>42,957</text:p>
          </table:table-cell>
          <table:table-cell office:value-type="float" office:value="41766" table:style-name="ce29">
            <text:p>41,766</text:p>
          </table:table-cell>
          <table:table-cell office:value-type="float" office:value="42156" table:style-name="ce25">
            <text:p>42,156</text:p>
          </table:table-cell>
          <table:table-cell office:value-type="float" office:value="214387" table:style-name="ce29">
            <text:p>214,387</text:p>
          </table:table-cell>
          <table:table-cell office:value-type="float" office:value="42247" table:style-name="ce29">
            <text:p>42,247</text:p>
          </table:table-cell>
          <table:table-cell office:value-type="float" office:value="43474" table:style-name="ce29">
            <text:p>43,474</text:p>
          </table:table-cell>
          <table:table-cell office:value-type="float" office:value="43254" table:style-name="ce29">
            <text:p>43,254</text:p>
          </table:table-cell>
          <table:table-cell office:value-type="float" office:value="43137" table:style-name="ce29">
            <text:p>43,137</text:p>
          </table:table-cell>
          <table:table-cell office:value-type="float" office:value="42275" table:style-name="ce29">
            <text:p>42,275</text:p>
          </table:table-cell>
          <table:table-cell office:value-type="float" office:value="210654" table:style-name="ce29">
            <text:p>210,654</text:p>
          </table:table-cell>
          <table:table-cell office:value-type="float" office:value="41837" table:style-name="ce29">
            <text:p>41,837</text:p>
          </table:table-cell>
          <table:table-cell office:value-type="float" office:value="42044" table:style-name="ce29">
            <text:p>42,044</text:p>
          </table:table-cell>
          <table:table-cell office:value-type="float" office:value="42320" table:style-name="ce29">
            <text:p>42,320</text:p>
          </table:table-cell>
          <table:table-cell office:value-type="float" office:value="42219" table:style-name="ce29">
            <text:p>42,219</text:p>
          </table:table-cell>
          <table:table-cell office:value-type="float" office:value="42234" table:style-name="ce25">
            <text:p>42,234</text:p>
          </table:table-cell>
          <table:table-cell office:value-type="float" office:value="202670" table:style-name="ce29">
            <text:p>202,670</text:p>
          </table:table-cell>
          <table:table-cell office:value-type="float" office:value="42499" table:style-name="ce29">
            <text:p>42,499</text:p>
          </table:table-cell>
          <table:table-cell office:value-type="float" office:value="41116" table:style-name="ce29">
            <text:p>41,116</text:p>
          </table:table-cell>
          <table:table-cell office:value-type="float" office:value="40223" table:style-name="ce29">
            <text:p>40,223</text:p>
          </table:table-cell>
          <table:table-cell office:value-type="float" office:value="40300" table:style-name="ce29">
            <text:p>40,300</text:p>
          </table:table-cell>
          <table:table-cell office:value-type="float" office:value="38532" table:style-name="ce29">
            <text:p>38,532</text:p>
          </table:table-cell>
          <table:table-cell office:value-type="float" office:value="183551" table:style-name="ce29">
            <text:p>183,551</text:p>
          </table:table-cell>
          <table:table-cell office:value-type="float" office:value="37993" table:style-name="ce29">
            <text:p>37,993</text:p>
          </table:table-cell>
          <table:table-cell office:value-type="float" office:value="38848" table:style-name="ce29">
            <text:p>38,848</text:p>
          </table:table-cell>
          <table:table-cell office:value-type="float" office:value="37598" table:style-name="ce29">
            <text:p>37,598</text:p>
          </table:table-cell>
          <table:table-cell office:value-type="float" office:value="35668" table:style-name="ce29">
            <text:p>35,668</text:p>
          </table:table-cell>
          <table:table-cell office:value-type="float" office:value="33444" table:style-name="ce25">
            <text:p>33,444</text:p>
          </table:table-cell>
          <table:table-cell office:value-type="float" office:value="137907" table:style-name="ce29">
            <text:p>137,907</text:p>
          </table:table-cell>
          <table:table-cell office:value-type="float" office:value="33982" table:style-name="ce29">
            <text:p>33,982</text:p>
          </table:table-cell>
          <table:table-cell office:value-type="float" office:value="31940" table:style-name="ce29">
            <text:p>31,940</text:p>
          </table:table-cell>
          <table:table-cell office:value-type="float" office:value="26307" table:style-name="ce29">
            <text:p>26,307</text:p>
          </table:table-cell>
          <table:table-cell office:value-type="float" office:value="24442" table:style-name="ce29">
            <text:p>24,442</text:p>
          </table:table-cell>
          <table:table-cell office:value-type="float" office:value="21236" table:style-name="ce29">
            <text:p>21,236</text:p>
          </table:table-cell>
          <table:table-cell office:value-type="float" office:value="71034" table:style-name="ce29">
            <text:p>71,034</text:p>
          </table:table-cell>
          <table:table-cell office:value-type="float" office:value="16323" table:style-name="ce29">
            <text:p>16,323</text:p>
          </table:table-cell>
          <table:table-cell office:value-type="float" office:value="12527" table:style-name="ce29">
            <text:p>12,527</text:p>
          </table:table-cell>
          <table:table-cell office:value-type="float" office:value="14272" table:style-name="ce29">
            <text:p>14,272</text:p>
          </table:table-cell>
          <table:table-cell office:value-type="float" office:value="14633" table:style-name="ce29">
            <text:p>14,633</text:p>
          </table:table-cell>
          <table:table-cell office:value-type="float" office:value="13279" table:style-name="ce25">
            <text:p>13,279</text:p>
          </table:table-cell>
          <table:table-cell office:value-type="float" office:value="53196" table:style-name="ce29">
            <text:p>53,196</text:p>
          </table:table-cell>
          <table:table-cell office:value-type="float" office:value="12486" table:style-name="ce29">
            <text:p>12,486</text:p>
          </table:table-cell>
          <table:table-cell office:value-type="float" office:value="12059" table:style-name="ce29">
            <text:p>12,059</text:p>
          </table:table-cell>
          <table:table-cell office:value-type="float" office:value="10847" table:style-name="ce29">
            <text:p>10,847</text:p>
          </table:table-cell>
          <table:table-cell office:value-type="float" office:value="9484" table:style-name="ce29">
            <text:p>9,484</text:p>
          </table:table-cell>
          <table:table-cell office:value-type="float" office:value="8320" table:style-name="ce29">
            <text:p>8,320</text:p>
          </table:table-cell>
          <table:table-cell office:value-type="float" office:value="27284" table:style-name="ce29">
            <text:p>27,284</text:p>
          </table:table-cell>
          <table:table-cell office:value-type="float" office:value="7160" table:style-name="ce29">
            <text:p>7,160</text:p>
          </table:table-cell>
          <table:table-cell office:value-type="float" office:value="6237" table:style-name="ce29">
            <text:p>6,237</text:p>
          </table:table-cell>
          <table:table-cell office:value-type="float" office:value="5488" table:style-name="ce29">
            <text:p>5,488</text:p>
          </table:table-cell>
          <table:table-cell office:value-type="float" office:value="4525" table:style-name="ce29">
            <text:p>4,525</text:p>
          </table:table-cell>
          <table:table-cell office:value-type="float" office:value="3874" table:style-name="ce25">
            <text:p>3,874</text:p>
          </table:table-cell>
          <table:table-cell office:value-type="float" office:value="11744" table:style-name="ce29">
            <text:p>11,744</text:p>
          </table:table-cell>
          <table:table-cell office:value-type="float" office:value="3321" table:style-name="ce29">
            <text:p>3,321</text:p>
          </table:table-cell>
          <table:table-cell office:value-type="float" office:value="2886" table:style-name="ce29">
            <text:p>2,886</text:p>
          </table:table-cell>
          <table:table-cell office:value-type="float" office:value="2344" table:style-name="ce29">
            <text:p>2,344</text:p>
          </table:table-cell>
          <table:table-cell office:value-type="float" office:value="1833" table:style-name="ce29">
            <text:p>1,833</text:p>
          </table:table-cell>
          <table:table-cell office:value-type="float" office:value="1360" table:style-name="ce29">
            <text:p>1,360</text:p>
          </table:table-cell>
          <table:table-cell office:value-type="float" office:value="2871" table:style-name="ce29">
            <text:p>2,871</text:p>
          </table:table-cell>
          <table:table-cell office:value-type="float" office:value="1002" table:style-name="ce29">
            <text:p>1,002</text:p>
          </table:table-cell>
          <table:table-cell office:value-type="float" office:value="802" table:style-name="ce29">
            <text:p>802</text:p>
          </table:table-cell>
          <table:table-cell office:value-type="float" office:value="497" table:style-name="ce29">
            <text:p>497</text:p>
          </table:table-cell>
          <table:table-cell office:value-type="float" office:value="329" table:style-name="ce29">
            <text:p>329</text:p>
          </table:table-cell>
          <table:table-cell office:value-type="float" office:value="241" table:style-name="ce29">
            <text:p>241</text:p>
          </table:table-cell>
          <table:table-cell office:value-type="float" office:value="366" table:style-name="ce29">
            <text:p>36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40996" table:style-name="ce29">
            <text:p>1,340,996</text:p>
          </table:table-cell>
          <table:table-cell office:value-type="float" office:value="48164" table:style-name="ce29">
            <text:p>48,164</text:p>
          </table:table-cell>
          <table:table-cell office:value-type="float" office:value="8476" table:style-name="ce29">
            <text:p>8,476</text:p>
          </table:table-cell>
          <table:table-cell office:value-type="float" office:value="9421" table:style-name="ce29">
            <text:p>9,421</text:p>
          </table:table-cell>
          <table:table-cell office:value-type="float" office:value="9565" table:style-name="ce29">
            <text:p>9,565</text:p>
          </table:table-cell>
          <table:table-cell office:value-type="float" office:value="10057" table:style-name="ce29">
            <text:p>10,057</text:p>
          </table:table-cell>
          <table:table-cell office:value-type="float" office:value="10645" table:style-name="ce29">
            <text:p>10,645</text:p>
          </table:table-cell>
          <table:table-cell office:value-type="float" office:value="58699" table:style-name="ce29">
            <text:p>58,699</text:p>
          </table:table-cell>
          <table:table-cell office:value-type="float" office:value="11309" table:style-name="ce29">
            <text:p>11,309</text:p>
          </table:table-cell>
          <table:table-cell office:value-type="float" office:value="11945" table:style-name="ce29">
            <text:p>11,945</text:p>
          </table:table-cell>
          <table:table-cell office:value-type="float" office:value="11981" table:style-name="ce29">
            <text:p>11,981</text:p>
          </table:table-cell>
          <table:table-cell office:value-type="float" office:value="11097" table:style-name="ce29">
            <text:p>11,097</text:p>
          </table:table-cell>
          <table:table-cell office:value-type="float" office:value="12367" table:style-name="ce25">
            <text:p>12,367</text:p>
          </table:table-cell>
          <table:table-cell office:value-type="float" office:value="54668" table:style-name="ce29">
            <text:p>54,668</text:p>
          </table:table-cell>
          <table:table-cell office:value-type="float" office:value="12083" table:style-name="ce29">
            <text:p>12,083</text:p>
          </table:table-cell>
          <table:table-cell office:value-type="float" office:value="9799" table:style-name="ce29">
            <text:p>9,799</text:p>
          </table:table-cell>
          <table:table-cell office:value-type="float" office:value="10082" table:style-name="ce29">
            <text:p>10,082</text:p>
          </table:table-cell>
          <table:table-cell office:value-type="float" office:value="10928" table:style-name="ce29">
            <text:p>10,928</text:p>
          </table:table-cell>
          <table:table-cell office:value-type="float" office:value="11776" table:style-name="ce29">
            <text:p>11,776</text:p>
          </table:table-cell>
          <table:table-cell office:value-type="float" office:value="62986" table:style-name="ce29">
            <text:p>62,986</text:p>
          </table:table-cell>
          <table:table-cell office:value-type="float" office:value="11829" table:style-name="ce29">
            <text:p>11,829</text:p>
          </table:table-cell>
          <table:table-cell office:value-type="float" office:value="12160" table:style-name="ce29">
            <text:p>12,160</text:p>
          </table:table-cell>
          <table:table-cell office:value-type="float" office:value="12324" table:style-name="ce29">
            <text:p>12,324</text:p>
          </table:table-cell>
          <table:table-cell office:value-type="float" office:value="12905" table:style-name="ce29">
            <text:p>12,905</text:p>
          </table:table-cell>
          <table:table-cell office:value-type="float" office:value="13768" table:style-name="ce36">
            <text:p>13,768</text:p>
          </table:table-cell>
          <table:table-cell office:value-type="float" office:value="81755" table:style-name="ce35">
            <text:p>81,755</text:p>
          </table:table-cell>
          <table:table-cell office:value-type="float" office:value="14209" table:style-name="ce29">
            <text:p>14,209</text:p>
          </table:table-cell>
          <table:table-cell office:value-type="float" office:value="17075" table:style-name="ce29">
            <text:p>17,075</text:p>
          </table:table-cell>
          <table:table-cell office:value-type="float" office:value="17093" table:style-name="ce29">
            <text:p>17,093</text:p>
          </table:table-cell>
          <table:table-cell office:value-type="float" office:value="15787" table:style-name="ce29">
            <text:p>15,787</text:p>
          </table:table-cell>
          <table:table-cell office:value-type="float" office:value="17591" table:style-name="ce29">
            <text:p>17,591</text:p>
          </table:table-cell>
          <table:table-cell office:value-type="float" office:value="95265" table:style-name="ce29">
            <text:p>95,265</text:p>
          </table:table-cell>
          <table:table-cell office:value-type="float" office:value="19044" table:style-name="ce29">
            <text:p>19,044</text:p>
          </table:table-cell>
          <table:table-cell office:value-type="float" office:value="18849" table:style-name="ce29">
            <text:p>18,849</text:p>
          </table:table-cell>
          <table:table-cell office:value-type="float" office:value="19143" table:style-name="ce29">
            <text:p>19,143</text:p>
          </table:table-cell>
          <table:table-cell office:value-type="float" office:value="19270" table:style-name="ce29">
            <text:p>19,270</text:p>
          </table:table-cell>
          <table:table-cell office:value-type="float" office:value="18959" table:style-name="ce36">
            <text:p>18,959</text:p>
          </table:table-cell>
          <table:table-cell office:value-type="float" office:value="93983" table:style-name="ce29">
            <text:p>93,983</text:p>
          </table:table-cell>
          <table:table-cell office:value-type="float" office:value="18756" table:style-name="ce29">
            <text:p>18,756</text:p>
          </table:table-cell>
          <table:table-cell office:value-type="float" office:value="19181" table:style-name="ce29">
            <text:p>19,181</text:p>
          </table:table-cell>
          <table:table-cell office:value-type="float" office:value="18872" table:style-name="ce29">
            <text:p>18,872</text:p>
          </table:table-cell>
          <table:table-cell office:value-type="float" office:value="18936" table:style-name="ce29">
            <text:p>18,936</text:p>
          </table:table-cell>
          <table:table-cell office:value-type="float" office:value="18238" table:style-name="ce29">
            <text:p>18,238</text:p>
          </table:table-cell>
          <table:table-cell office:value-type="float" office:value="98825" table:style-name="ce29">
            <text:p>98,825</text:p>
          </table:table-cell>
          <table:table-cell office:value-type="float" office:value="17293" table:style-name="ce29">
            <text:p>17,293</text:p>
          </table:table-cell>
          <table:table-cell office:value-type="float" office:value="18347" table:style-name="ce29">
            <text:p>18,347</text:p>
          </table:table-cell>
          <table:table-cell office:value-type="float" office:value="20351" table:style-name="ce29">
            <text:p>20,351</text:p>
          </table:table-cell>
          <table:table-cell office:value-type="float" office:value="20751" table:style-name="ce29">
            <text:p>20,751</text:p>
          </table:table-cell>
          <table:table-cell office:value-type="float" office:value="22083" table:style-name="ce36">
            <text:p>22,083</text:p>
          </table:table-cell>
          <table:table-cell office:value-type="float" office:value="115393" table:style-name="ce35">
            <text:p>115,393</text:p>
          </table:table-cell>
          <table:table-cell office:value-type="float" office:value="22891" table:style-name="ce29">
            <text:p>22,891</text:p>
          </table:table-cell>
          <table:table-cell office:value-type="float" office:value="23112" table:style-name="ce29">
            <text:p>23,112</text:p>
          </table:table-cell>
          <table:table-cell office:value-type="float" office:value="23664" table:style-name="ce29">
            <text:p>23,664</text:p>
          </table:table-cell>
          <table:table-cell office:value-type="float" office:value="23307" table:style-name="ce29">
            <text:p>23,307</text:p>
          </table:table-cell>
          <table:table-cell office:value-type="float" office:value="22419" table:style-name="ce29">
            <text:p>22,419</text:p>
          </table:table-cell>
          <table:table-cell office:value-type="float" office:value="107791" table:style-name="ce29">
            <text:p>107,791</text:p>
          </table:table-cell>
          <table:table-cell office:value-type="float" office:value="23955" table:style-name="ce29">
            <text:p>23,955</text:p>
          </table:table-cell>
          <table:table-cell office:value-type="float" office:value="22231" table:style-name="ce29">
            <text:p>22,231</text:p>
          </table:table-cell>
          <table:table-cell office:value-type="float" office:value="20853" table:style-name="ce29">
            <text:p>20,853</text:p>
          </table:table-cell>
          <table:table-cell office:value-type="float" office:value="20244" table:style-name="ce29">
            <text:p>20,244</text:p>
          </table:table-cell>
          <table:table-cell office:value-type="float" office:value="20508" table:style-name="ce36">
            <text:p>20,508</text:p>
          </table:table-cell>
          <table:table-cell office:value-type="float" office:value="105218" table:style-name="ce29">
            <text:p>105,218</text:p>
          </table:table-cell>
          <table:table-cell office:value-type="float" office:value="20681" table:style-name="ce29">
            <text:p>20,681</text:p>
          </table:table-cell>
          <table:table-cell office:value-type="float" office:value="21234" table:style-name="ce29">
            <text:p>21,234</text:p>
          </table:table-cell>
          <table:table-cell office:value-type="float" office:value="21270" table:style-name="ce29">
            <text:p>21,270</text:p>
          </table:table-cell>
          <table:table-cell office:value-type="float" office:value="21079" table:style-name="ce29">
            <text:p>21,079</text:p>
          </table:table-cell>
          <table:table-cell office:value-type="float" office:value="20954" table:style-name="ce29">
            <text:p>20,954</text:p>
          </table:table-cell>
          <table:table-cell office:value-type="float" office:value="102434" table:style-name="ce29">
            <text:p>102,434</text:p>
          </table:table-cell>
          <table:table-cell office:value-type="float" office:value="20496" table:style-name="ce29">
            <text:p>20,496</text:p>
          </table:table-cell>
          <table:table-cell office:value-type="float" office:value="20534" table:style-name="ce29">
            <text:p>20,534</text:p>
          </table:table-cell>
          <table:table-cell office:value-type="float" office:value="20684" table:style-name="ce29">
            <text:p>20,684</text:p>
          </table:table-cell>
          <table:table-cell office:value-type="float" office:value="20443" table:style-name="ce29">
            <text:p>20,443</text:p>
          </table:table-cell>
          <table:table-cell office:value-type="float" office:value="20277" table:style-name="ce36">
            <text:p>20,277</text:p>
          </table:table-cell>
          <table:table-cell office:value-type="float" office:value="96174" table:style-name="ce35">
            <text:p>96,174</text:p>
          </table:table-cell>
          <table:table-cell office:value-type="float" office:value="20395" table:style-name="ce29">
            <text:p>20,395</text:p>
          </table:table-cell>
          <table:table-cell office:value-type="float" office:value="19586" table:style-name="ce29">
            <text:p>19,586</text:p>
          </table:table-cell>
          <table:table-cell office:value-type="float" office:value="19048" table:style-name="ce29">
            <text:p>19,048</text:p>
          </table:table-cell>
          <table:table-cell office:value-type="float" office:value="19112" table:style-name="ce29">
            <text:p>19,112</text:p>
          </table:table-cell>
          <table:table-cell office:value-type="float" office:value="18033" table:style-name="ce29">
            <text:p>18,033</text:p>
          </table:table-cell>
          <table:table-cell office:value-type="float" office:value="85144" table:style-name="ce29">
            <text:p>85,144</text:p>
          </table:table-cell>
          <table:table-cell office:value-type="float" office:value="17809" table:style-name="ce29">
            <text:p>17,809</text:p>
          </table:table-cell>
          <table:table-cell office:value-type="float" office:value="18071" table:style-name="ce29">
            <text:p>18,071</text:p>
          </table:table-cell>
          <table:table-cell office:value-type="float" office:value="17315" table:style-name="ce29">
            <text:p>17,315</text:p>
          </table:table-cell>
          <table:table-cell office:value-type="float" office:value="16628" table:style-name="ce29">
            <text:p>16,628</text:p>
          </table:table-cell>
          <table:table-cell office:value-type="float" office:value="15321" table:style-name="ce36">
            <text:p>15,321</text:p>
          </table:table-cell>
          <table:table-cell office:value-type="float" office:value="63170" table:style-name="ce35">
            <text:p>63,170</text:p>
          </table:table-cell>
          <table:table-cell office:value-type="float" office:value="15679" table:style-name="ce29">
            <text:p>15,679</text:p>
          </table:table-cell>
          <table:table-cell office:value-type="float" office:value="14647" table:style-name="ce29">
            <text:p>14,647</text:p>
          </table:table-cell>
          <table:table-cell office:value-type="float" office:value="12038" table:style-name="ce29">
            <text:p>12,038</text:p>
          </table:table-cell>
          <table:table-cell office:value-type="float" office:value="11037" table:style-name="ce29">
            <text:p>11,037</text:p>
          </table:table-cell>
          <table:table-cell office:value-type="float" office:value="9769" table:style-name="ce29">
            <text:p>9,769</text:p>
          </table:table-cell>
          <table:table-cell office:value-type="float" office:value="31462" table:style-name="ce29">
            <text:p>31,462</text:p>
          </table:table-cell>
          <table:table-cell office:value-type="float" office:value="7362" table:style-name="ce29">
            <text:p>7,362</text:p>
          </table:table-cell>
          <table:table-cell office:value-type="float" office:value="5584" table:style-name="ce29">
            <text:p>5,584</text:p>
          </table:table-cell>
          <table:table-cell office:value-type="float" office:value="6300" table:style-name="ce29">
            <text:p>6,300</text:p>
          </table:table-cell>
          <table:table-cell office:value-type="float" office:value="6513" table:style-name="ce29">
            <text:p>6,513</text:p>
          </table:table-cell>
          <table:table-cell office:value-type="float" office:value="5703" table:style-name="ce36">
            <text:p>5,703</text:p>
          </table:table-cell>
          <table:table-cell office:value-type="float" office:value="22057" table:style-name="ce35">
            <text:p>22,057</text:p>
          </table:table-cell>
          <table:table-cell office:value-type="float" office:value="5481" table:style-name="ce29">
            <text:p>5,481</text:p>
          </table:table-cell>
          <table:table-cell office:value-type="float" office:value="5101" table:style-name="ce29">
            <text:p>5,101</text:p>
          </table:table-cell>
          <table:table-cell office:value-type="float" office:value="4409" table:style-name="ce29">
            <text:p>4,409</text:p>
          </table:table-cell>
          <table:table-cell office:value-type="float" office:value="3823" table:style-name="ce29">
            <text:p>3,823</text:p>
          </table:table-cell>
          <table:table-cell office:value-type="float" office:value="3243" table:style-name="ce29">
            <text:p>3,243</text:p>
          </table:table-cell>
          <table:table-cell office:value-type="float" office:value="10853" table:style-name="ce29">
            <text:p>10,853</text:p>
          </table:table-cell>
          <table:table-cell office:value-type="float" office:value="2879" table:style-name="ce29">
            <text:p>2,879</text:p>
          </table:table-cell>
          <table:table-cell office:value-type="float" office:value="2367" table:style-name="ce29">
            <text:p>2,367</text:p>
          </table:table-cell>
          <table:table-cell office:value-type="float" office:value="2160" table:style-name="ce29">
            <text:p>2,160</text:p>
          </table:table-cell>
          <table:table-cell office:value-type="float" office:value="1816" table:style-name="ce29">
            <text:p>1,816</text:p>
          </table:table-cell>
          <table:table-cell office:value-type="float" office:value="1631" table:style-name="ce36">
            <text:p>1,631</text:p>
          </table:table-cell>
          <table:table-cell office:value-type="float" office:value="5428" table:style-name="ce35">
            <text:p>5,428</text:p>
          </table:table-cell>
          <table:table-cell office:value-type="float" office:value="1459" table:style-name="ce29">
            <text:p>1,459</text:p>
          </table:table-cell>
          <table:table-cell office:value-type="float" office:value="1265" table:style-name="ce29">
            <text:p>1,265</text:p>
          </table:table-cell>
          <table:table-cell office:value-type="float" office:value="1137" table:style-name="ce29">
            <text:p>1,137</text:p>
          </table:table-cell>
          <table:table-cell office:value-type="float" office:value="874" table:style-name="ce29">
            <text:p>874</text:p>
          </table:table-cell>
          <table:table-cell office:value-type="float" office:value="693" table:style-name="ce29">
            <text:p>693</text:p>
          </table:table-cell>
          <table:table-cell office:value-type="float" office:value="1369" table:style-name="ce29">
            <text:p>1,369</text:p>
          </table:table-cell>
          <table:table-cell office:value-type="float" office:value="468" table:style-name="ce29">
            <text:p>468</text:p>
          </table:table-cell>
          <table:table-cell office:value-type="float" office:value="392" table:style-name="ce29">
            <text:p>392</text:p>
          </table:table-cell>
          <table:table-cell office:value-type="float" office:value="254" table:style-name="ce29">
            <text:p>254</text:p>
          </table:table-cell>
          <table:table-cell office:value-type="float" office:value="129" table:style-name="ce29">
            <text:p>129</text:p>
          </table:table-cell>
          <table:table-cell office:value-type="float" office:value="126" table:style-name="ce29">
            <text:p>126</text:p>
          </table:table-cell>
          <table:table-cell office:value-type="float" office:value="158" table:style-name="ce29">
            <text:p>15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82181" table:style-name="ce33">
            <text:p>1,382,181</text:p>
          </table:table-cell>
          <table:table-cell office:value-type="float" office:value="44879" table:style-name="ce32">
            <text:p>44,879</text:p>
          </table:table-cell>
          <table:table-cell office:value-type="float" office:value="7900" table:style-name="ce32">
            <text:p>7,900</text:p>
          </table:table-cell>
          <table:table-cell office:value-type="float" office:value="8839" table:style-name="ce32">
            <text:p>8,839</text:p>
          </table:table-cell>
          <table:table-cell office:value-type="float" office:value="8974" table:style-name="ce32">
            <text:p>8,974</text:p>
          </table:table-cell>
          <table:table-cell office:value-type="float" office:value="9424" table:style-name="ce32">
            <text:p>9,424</text:p>
          </table:table-cell>
          <table:table-cell office:value-type="float" office:value="9742" table:style-name="ce32">
            <text:p>9,742</text:p>
          </table:table-cell>
          <table:table-cell office:value-type="float" office:value="54676" table:style-name="ce32">
            <text:p>54,676</text:p>
          </table:table-cell>
          <table:table-cell office:value-type="float" office:value="10577" table:style-name="ce32">
            <text:p>10,577</text:p>
          </table:table-cell>
          <table:table-cell office:value-type="float" office:value="10933" table:style-name="ce32">
            <text:p>10,933</text:p>
          </table:table-cell>
          <table:table-cell office:value-type="float" office:value="11014" table:style-name="ce32">
            <text:p>11,014</text:p>
          </table:table-cell>
          <table:table-cell office:value-type="float" office:value="10320" table:style-name="ce32">
            <text:p>10,320</text:p>
          </table:table-cell>
          <table:table-cell office:value-type="float" office:value="11832" table:style-name="ce32">
            <text:p>11,832</text:p>
          </table:table-cell>
          <table:table-cell office:value-type="float" office:value="50447" table:style-name="ce32">
            <text:p>50,447</text:p>
          </table:table-cell>
          <table:table-cell office:value-type="float" office:value="11045" table:style-name="ce32">
            <text:p>11,045</text:p>
          </table:table-cell>
          <table:table-cell office:value-type="float" office:value="9070" table:style-name="ce32">
            <text:p>9,070</text:p>
          </table:table-cell>
          <table:table-cell office:value-type="float" office:value="9434" table:style-name="ce32">
            <text:p>9,434</text:p>
          </table:table-cell>
          <table:table-cell office:value-type="float" office:value="10342" table:style-name="ce32">
            <text:p>10,342</text:p>
          </table:table-cell>
          <table:table-cell office:value-type="float" office:value="10556" table:style-name="ce32">
            <text:p>10,556</text:p>
          </table:table-cell>
          <table:table-cell office:value-type="float" office:value="57785" table:style-name="ce32">
            <text:p>57,785</text:p>
          </table:table-cell>
          <table:table-cell office:value-type="float" office:value="10899" table:style-name="ce32">
            <text:p>10,899</text:p>
          </table:table-cell>
          <table:table-cell office:value-type="float" office:value="11108" table:style-name="ce32">
            <text:p>11,108</text:p>
          </table:table-cell>
          <table:table-cell office:value-type="float" office:value="11378" table:style-name="ce32">
            <text:p>11,378</text:p>
          </table:table-cell>
          <table:table-cell office:value-type="float" office:value="11756" table:style-name="ce32">
            <text:p>11,756</text:p>
          </table:table-cell>
          <table:table-cell office:value-type="float" office:value="12644" table:style-name="ce39">
            <text:p>12,644</text:p>
          </table:table-cell>
          <table:table-cell office:value-type="float" office:value="76263" table:style-name="ce38">
            <text:p>76,263</text:p>
          </table:table-cell>
          <table:table-cell office:value-type="float" office:value="13222" table:style-name="ce32">
            <text:p>13,222</text:p>
          </table:table-cell>
          <table:table-cell office:value-type="float" office:value="15721" table:style-name="ce32">
            <text:p>15,721</text:p>
          </table:table-cell>
          <table:table-cell office:value-type="float" office:value="15740" table:style-name="ce32">
            <text:p>15,740</text:p>
          </table:table-cell>
          <table:table-cell office:value-type="float" office:value="15012" table:style-name="ce32">
            <text:p>15,012</text:p>
          </table:table-cell>
          <table:table-cell office:value-type="float" office:value="16568" table:style-name="ce32">
            <text:p>16,568</text:p>
          </table:table-cell>
          <table:table-cell office:value-type="float" office:value="88285" table:style-name="ce32">
            <text:p>88,285</text:p>
          </table:table-cell>
          <table:table-cell office:value-type="float" office:value="17758" table:style-name="ce32">
            <text:p>17,758</text:p>
          </table:table-cell>
          <table:table-cell office:value-type="float" office:value="17546" table:style-name="ce32">
            <text:p>17,546</text:p>
          </table:table-cell>
          <table:table-cell office:value-type="float" office:value="17824" table:style-name="ce32">
            <text:p>17,824</text:p>
          </table:table-cell>
          <table:table-cell office:value-type="float" office:value="17698" table:style-name="ce32">
            <text:p>17,698</text:p>
          </table:table-cell>
          <table:table-cell office:value-type="float" office:value="17459" table:style-name="ce39">
            <text:p>17,459</text:p>
          </table:table-cell>
          <table:table-cell office:value-type="float" office:value="87616" table:style-name="ce32">
            <text:p>87,616</text:p>
          </table:table-cell>
          <table:table-cell office:value-type="float" office:value="17218" table:style-name="ce32">
            <text:p>17,218</text:p>
          </table:table-cell>
          <table:table-cell office:value-type="float" office:value="17649" table:style-name="ce32">
            <text:p>17,649</text:p>
          </table:table-cell>
          <table:table-cell office:value-type="float" office:value="17585" table:style-name="ce32">
            <text:p>17,585</text:p>
          </table:table-cell>
          <table:table-cell office:value-type="float" office:value="17777" table:style-name="ce32">
            <text:p>17,777</text:p>
          </table:table-cell>
          <table:table-cell office:value-type="float" office:value="17387" table:style-name="ce32">
            <text:p>17,387</text:p>
          </table:table-cell>
          <table:table-cell office:value-type="float" office:value="97769" table:style-name="ce32">
            <text:p>97,769</text:p>
          </table:table-cell>
          <table:table-cell office:value-type="float" office:value="16645" table:style-name="ce32">
            <text:p>16,645</text:p>
          </table:table-cell>
          <table:table-cell office:value-type="float" office:value="17650" table:style-name="ce32">
            <text:p>17,650</text:p>
          </table:table-cell>
          <table:table-cell office:value-type="float" office:value="20324" table:style-name="ce32">
            <text:p>20,324</text:p>
          </table:table-cell>
          <table:table-cell office:value-type="float" office:value="20785" table:style-name="ce32">
            <text:p>20,785</text:p>
          </table:table-cell>
          <table:table-cell office:value-type="float" office:value="22365" table:style-name="ce39">
            <text:p>22,365</text:p>
          </table:table-cell>
          <table:table-cell office:value-type="float" office:value="118877" table:style-name="ce38">
            <text:p>118,877</text:p>
          </table:table-cell>
          <table:table-cell office:value-type="float" office:value="23336" table:style-name="ce32">
            <text:p>23,336</text:p>
          </table:table-cell>
          <table:table-cell office:value-type="float" office:value="23671" table:style-name="ce32">
            <text:p>23,671</text:p>
          </table:table-cell>
          <table:table-cell office:value-type="float" office:value="24106" table:style-name="ce32">
            <text:p>24,106</text:p>
          </table:table-cell>
          <table:table-cell office:value-type="float" office:value="24451" table:style-name="ce32">
            <text:p>24,451</text:p>
          </table:table-cell>
          <table:table-cell office:value-type="float" office:value="23313" table:style-name="ce32">
            <text:p>23,313</text:p>
          </table:table-cell>
          <table:table-cell office:value-type="float" office:value="113387" table:style-name="ce32">
            <text:p>113,387</text:p>
          </table:table-cell>
          <table:table-cell office:value-type="float" office:value="25127" table:style-name="ce32">
            <text:p>25,127</text:p>
          </table:table-cell>
          <table:table-cell office:value-type="float" office:value="22986" table:style-name="ce32">
            <text:p>22,986</text:p>
          </table:table-cell>
          <table:table-cell office:value-type="float" office:value="22104" table:style-name="ce32">
            <text:p>22,104</text:p>
          </table:table-cell>
          <table:table-cell office:value-type="float" office:value="21522" table:style-name="ce32">
            <text:p>21,522</text:p>
          </table:table-cell>
          <table:table-cell office:value-type="float" office:value="21648" table:style-name="ce39">
            <text:p>21,648</text:p>
          </table:table-cell>
          <table:table-cell office:value-type="float" office:value="109169" table:style-name="ce32">
            <text:p>109,169</text:p>
          </table:table-cell>
          <table:table-cell office:value-type="float" office:value="21566" table:style-name="ce32">
            <text:p>21,566</text:p>
          </table:table-cell>
          <table:table-cell office:value-type="float" office:value="22240" table:style-name="ce32">
            <text:p>22,240</text:p>
          </table:table-cell>
          <table:table-cell office:value-type="float" office:value="21984" table:style-name="ce32">
            <text:p>21,984</text:p>
          </table:table-cell>
          <table:table-cell office:value-type="float" office:value="22058" table:style-name="ce32">
            <text:p>22,058</text:p>
          </table:table-cell>
          <table:table-cell office:value-type="float" office:value="21321" table:style-name="ce32">
            <text:p>21,321</text:p>
          </table:table-cell>
          <table:table-cell office:value-type="float" office:value="108220" table:style-name="ce32">
            <text:p>108,220</text:p>
          </table:table-cell>
          <table:table-cell office:value-type="float" office:value="21341" table:style-name="ce32">
            <text:p>21,341</text:p>
          </table:table-cell>
          <table:table-cell office:value-type="float" office:value="21510" table:style-name="ce32">
            <text:p>21,510</text:p>
          </table:table-cell>
          <table:table-cell office:value-type="float" office:value="21636" table:style-name="ce32">
            <text:p>21,636</text:p>
          </table:table-cell>
          <table:table-cell office:value-type="float" office:value="21776" table:style-name="ce32">
            <text:p>21,776</text:p>
          </table:table-cell>
          <table:table-cell office:value-type="float" office:value="21957" table:style-name="ce39">
            <text:p>21,957</text:p>
          </table:table-cell>
          <table:table-cell office:value-type="float" office:value="106496" table:style-name="ce38">
            <text:p>106,496</text:p>
          </table:table-cell>
          <table:table-cell office:value-type="float" office:value="22104" table:style-name="ce32">
            <text:p>22,104</text:p>
          </table:table-cell>
          <table:table-cell office:value-type="float" office:value="21530" table:style-name="ce32">
            <text:p>21,530</text:p>
          </table:table-cell>
          <table:table-cell office:value-type="float" office:value="21175" table:style-name="ce32">
            <text:p>21,175</text:p>
          </table:table-cell>
          <table:table-cell office:value-type="float" office:value="21188" table:style-name="ce32">
            <text:p>21,188</text:p>
          </table:table-cell>
          <table:table-cell office:value-type="float" office:value="20499" table:style-name="ce32">
            <text:p>20,499</text:p>
          </table:table-cell>
          <table:table-cell office:value-type="float" office:value="98407" table:style-name="ce32">
            <text:p>98,407</text:p>
          </table:table-cell>
          <table:table-cell office:value-type="float" office:value="20184" table:style-name="ce32">
            <text:p>20,184</text:p>
          </table:table-cell>
          <table:table-cell office:value-type="float" office:value="20777" table:style-name="ce32">
            <text:p>20,777</text:p>
          </table:table-cell>
          <table:table-cell office:value-type="float" office:value="20283" table:style-name="ce32">
            <text:p>20,283</text:p>
          </table:table-cell>
          <table:table-cell office:value-type="float" office:value="19040" table:style-name="ce32">
            <text:p>19,040</text:p>
          </table:table-cell>
          <table:table-cell office:value-type="float" office:value="18123" table:style-name="ce39">
            <text:p>18,123</text:p>
          </table:table-cell>
          <table:table-cell office:value-type="float" office:value="74737" table:style-name="ce38">
            <text:p>74,737</text:p>
          </table:table-cell>
          <table:table-cell office:value-type="float" office:value="18303" table:style-name="ce32">
            <text:p>18,303</text:p>
          </table:table-cell>
          <table:table-cell office:value-type="float" office:value="17293" table:style-name="ce32">
            <text:p>17,293</text:p>
          </table:table-cell>
          <table:table-cell office:value-type="float" office:value="14269" table:style-name="ce32">
            <text:p>14,269</text:p>
          </table:table-cell>
          <table:table-cell office:value-type="float" office:value="13405" table:style-name="ce32">
            <text:p>13,405</text:p>
          </table:table-cell>
          <table:table-cell office:value-type="float" office:value="11467" table:style-name="ce32">
            <text:p>11,467</text:p>
          </table:table-cell>
          <table:table-cell office:value-type="float" office:value="39572" table:style-name="ce32">
            <text:p>39,572</text:p>
          </table:table-cell>
          <table:table-cell office:value-type="float" office:value="8961" table:style-name="ce32">
            <text:p>8,961</text:p>
          </table:table-cell>
          <table:table-cell office:value-type="float" office:value="6943" table:style-name="ce32">
            <text:p>6,943</text:p>
          </table:table-cell>
          <table:table-cell office:value-type="float" office:value="7972" table:style-name="ce32">
            <text:p>7,972</text:p>
          </table:table-cell>
          <table:table-cell office:value-type="float" office:value="8120" table:style-name="ce32">
            <text:p>8,120</text:p>
          </table:table-cell>
          <table:table-cell office:value-type="float" office:value="7576" table:style-name="ce39">
            <text:p>7,576</text:p>
          </table:table-cell>
          <table:table-cell office:value-type="float" office:value="31139" table:style-name="ce38">
            <text:p>31,139</text:p>
          </table:table-cell>
          <table:table-cell office:value-type="float" office:value="7005" table:style-name="ce32">
            <text:p>7,005</text:p>
          </table:table-cell>
          <table:table-cell office:value-type="float" office:value="6958" table:style-name="ce32">
            <text:p>6,958</text:p>
          </table:table-cell>
          <table:table-cell office:value-type="float" office:value="6438" table:style-name="ce32">
            <text:p>6,438</text:p>
          </table:table-cell>
          <table:table-cell office:value-type="float" office:value="5661" table:style-name="ce32">
            <text:p>5,661</text:p>
          </table:table-cell>
          <table:table-cell office:value-type="float" office:value="5077" table:style-name="ce32">
            <text:p>5,077</text:p>
          </table:table-cell>
          <table:table-cell office:value-type="float" office:value="16431" table:style-name="ce32">
            <text:p>16,431</text:p>
          </table:table-cell>
          <table:table-cell office:value-type="float" office:value="4281" table:style-name="ce32">
            <text:p>4,281</text:p>
          </table:table-cell>
          <table:table-cell office:value-type="float" office:value="3870" table:style-name="ce32">
            <text:p>3,870</text:p>
          </table:table-cell>
          <table:table-cell office:value-type="float" office:value="3328" table:style-name="ce32">
            <text:p>3,328</text:p>
          </table:table-cell>
          <table:table-cell office:value-type="float" office:value="2709" table:style-name="ce32">
            <text:p>2,709</text:p>
          </table:table-cell>
          <table:table-cell office:value-type="float" office:value="2243" table:style-name="ce39">
            <text:p>2,243</text:p>
          </table:table-cell>
          <table:table-cell office:value-type="float" office:value="6316" table:style-name="ce38">
            <text:p>6,316</text:p>
          </table:table-cell>
          <table:table-cell office:value-type="float" office:value="1862" table:style-name="ce32">
            <text:p>1,862</text:p>
          </table:table-cell>
          <table:table-cell office:value-type="float" office:value="1621" table:style-name="ce32">
            <text:p>1,621</text:p>
          </table:table-cell>
          <table:table-cell office:value-type="float" office:value="1207" table:style-name="ce32">
            <text:p>1,207</text:p>
          </table:table-cell>
          <table:table-cell office:value-type="float" office:value="959" table:style-name="ce32">
            <text:p>959</text:p>
          </table:table-cell>
          <table:table-cell office:value-type="float" office:value="667" table:style-name="ce32">
            <text:p>667</text:p>
          </table:table-cell>
          <table:table-cell office:value-type="float" office:value="1502" table:style-name="ce32">
            <text:p>1,502</text:p>
          </table:table-cell>
          <table:table-cell office:value-type="float" office:value="534" table:style-name="ce32">
            <text:p>534</text:p>
          </table:table-cell>
          <table:table-cell office:value-type="float" office:value="410" table:style-name="ce32">
            <text:p>410</text:p>
          </table:table-cell>
          <table:table-cell office:value-type="float" office:value="243" table:style-name="ce32">
            <text:p>243</text:p>
          </table:table-cell>
          <table:table-cell office:value-type="float" office:value="200" table:style-name="ce32">
            <text:p>200</text:p>
          </table:table-cell>
          <table:table-cell office:value-type="float" office:value="115" table:style-name="ce32">
            <text:p>115</text:p>
          </table:table-cell>
          <table:table-cell office:value-type="float" office:value="208" table:style-name="ce33">
            <text:p>208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58122" table:style-name="ce29">
            <text:p>6,958,122</text:p>
          </table:table-cell>
          <table:table-cell office:value-type="float" office:value="238920" table:style-name="ce29">
            <text:p>238,920</text:p>
          </table:table-cell>
          <table:table-cell office:value-type="float" office:value="41400" table:style-name="ce29">
            <text:p>41,400</text:p>
          </table:table-cell>
          <table:table-cell office:value-type="float" office:value="46346" table:style-name="ce29">
            <text:p>46,346</text:p>
          </table:table-cell>
          <table:table-cell office:value-type="float" office:value="48680" table:style-name="ce29">
            <text:p>48,680</text:p>
          </table:table-cell>
          <table:table-cell office:value-type="float" office:value="49935" table:style-name="ce29">
            <text:p>49,935</text:p>
          </table:table-cell>
          <table:table-cell office:value-type="float" office:value="52559" table:style-name="ce29">
            <text:p>52,559</text:p>
          </table:table-cell>
          <table:table-cell office:value-type="float" office:value="295819" table:style-name="ce29">
            <text:p>295,819</text:p>
          </table:table-cell>
          <table:table-cell office:value-type="float" office:value="56106" table:style-name="ce29">
            <text:p>56,106</text:p>
          </table:table-cell>
          <table:table-cell office:value-type="float" office:value="59946" table:style-name="ce29">
            <text:p>59,946</text:p>
          </table:table-cell>
          <table:table-cell office:value-type="float" office:value="60375" table:style-name="ce29">
            <text:p>60,375</text:p>
          </table:table-cell>
          <table:table-cell office:value-type="float" office:value="56120" table:style-name="ce29">
            <text:p>56,120</text:p>
          </table:table-cell>
          <table:table-cell office:value-type="float" office:value="63272" table:style-name="ce25">
            <text:p>63,272</text:p>
          </table:table-cell>
          <table:table-cell office:value-type="float" office:value="284742" table:style-name="ce29">
            <text:p>284,742</text:p>
          </table:table-cell>
          <table:table-cell office:value-type="float" office:value="61023" table:style-name="ce29">
            <text:p>61,023</text:p>
          </table:table-cell>
          <table:table-cell office:value-type="float" office:value="52103" table:style-name="ce29">
            <text:p>52,103</text:p>
          </table:table-cell>
          <table:table-cell office:value-type="float" office:value="54100" table:style-name="ce29">
            <text:p>54,100</text:p>
          </table:table-cell>
          <table:table-cell office:value-type="float" office:value="57514" table:style-name="ce29">
            <text:p>57,514</text:p>
          </table:table-cell>
          <table:table-cell office:value-type="float" office:value="60002" table:style-name="ce25">
            <text:p>60,002</text:p>
          </table:table-cell>
          <table:table-cell office:value-type="float" office:value="334643" table:style-name="ce29">
            <text:p>334,643</text:p>
          </table:table-cell>
          <table:table-cell office:value-type="float" office:value="60569" table:style-name="ce29">
            <text:p>60,569</text:p>
          </table:table-cell>
          <table:table-cell office:value-type="float" office:value="62858" table:style-name="ce29">
            <text:p>62,858</text:p>
          </table:table-cell>
          <table:table-cell office:value-type="float" office:value="66356" table:style-name="ce29">
            <text:p>66,356</text:p>
          </table:table-cell>
          <table:table-cell office:value-type="float" office:value="69490" table:style-name="ce29">
            <text:p>69,490</text:p>
          </table:table-cell>
          <table:table-cell office:value-type="float" office:value="75370" table:style-name="ce25">
            <text:p>75,370</text:p>
          </table:table-cell>
          <table:table-cell office:value-type="float" office:value="437662" table:style-name="ce29">
            <text:p>437,662</text:p>
          </table:table-cell>
          <table:table-cell office:value-type="float" office:value="78927" table:style-name="ce29">
            <text:p>78,927</text:p>
          </table:table-cell>
          <table:table-cell office:value-type="float" office:value="90611" table:style-name="ce29">
            <text:p>90,611</text:p>
          </table:table-cell>
          <table:table-cell office:value-type="float" office:value="89224" table:style-name="ce29">
            <text:p>89,224</text:p>
          </table:table-cell>
          <table:table-cell office:value-type="float" office:value="85515" table:style-name="ce29">
            <text:p>85,515</text:p>
          </table:table-cell>
          <table:table-cell office:value-type="float" office:value="93385" table:style-name="ce25">
            <text:p>93,385</text:p>
          </table:table-cell>
          <table:table-cell office:value-type="float" office:value="488221" table:style-name="ce29">
            <text:p>488,221</text:p>
          </table:table-cell>
          <table:table-cell office:value-type="float" office:value="99587" table:style-name="ce29">
            <text:p>99,587</text:p>
          </table:table-cell>
          <table:table-cell office:value-type="float" office:value="98659" table:style-name="ce29">
            <text:p>98,659</text:p>
          </table:table-cell>
          <table:table-cell office:value-type="float" office:value="97713" table:style-name="ce29">
            <text:p>97,713</text:p>
          </table:table-cell>
          <table:table-cell office:value-type="float" office:value="96556" table:style-name="ce29">
            <text:p>96,556</text:p>
          </table:table-cell>
          <table:table-cell office:value-type="float" office:value="95706" table:style-name="ce25">
            <text:p>95,706</text:p>
          </table:table-cell>
          <table:table-cell office:value-type="float" office:value="459135" table:style-name="ce29">
            <text:p>459,135</text:p>
          </table:table-cell>
          <table:table-cell office:value-type="float" office:value="92797" table:style-name="ce29">
            <text:p>92,797</text:p>
          </table:table-cell>
          <table:table-cell office:value-type="float" office:value="93550" table:style-name="ce29">
            <text:p>93,550</text:p>
          </table:table-cell>
          <table:table-cell office:value-type="float" office:value="91525" table:style-name="ce29">
            <text:p>91,525</text:p>
          </table:table-cell>
          <table:table-cell office:value-type="float" office:value="92019" table:style-name="ce29">
            <text:p>92,019</text:p>
          </table:table-cell>
          <table:table-cell office:value-type="float" office:value="89244" table:style-name="ce25">
            <text:p>89,244</text:p>
          </table:table-cell>
          <table:table-cell office:value-type="float" office:value="492017" table:style-name="ce29">
            <text:p>492,017</text:p>
          </table:table-cell>
          <table:table-cell office:value-type="float" office:value="86526" table:style-name="ce29">
            <text:p>86,526</text:p>
          </table:table-cell>
          <table:table-cell office:value-type="float" office:value="91162" table:style-name="ce29">
            <text:p>91,162</text:p>
          </table:table-cell>
          <table:table-cell office:value-type="float" office:value="99825" table:style-name="ce29">
            <text:p>99,825</text:p>
          </table:table-cell>
          <table:table-cell office:value-type="float" office:value="103601" table:style-name="ce29">
            <text:p>103,601</text:p>
          </table:table-cell>
          <table:table-cell office:value-type="float" office:value="110903" table:style-name="ce25">
            <text:p>110,903</text:p>
          </table:table-cell>
          <table:table-cell office:value-type="float" office:value="568105" table:style-name="ce29">
            <text:p>568,105</text:p>
          </table:table-cell>
          <table:table-cell office:value-type="float" office:value="113460" table:style-name="ce29">
            <text:p>113,460</text:p>
          </table:table-cell>
          <table:table-cell office:value-type="float" office:value="115115" table:style-name="ce29">
            <text:p>115,115</text:p>
          </table:table-cell>
          <table:table-cell office:value-type="float" office:value="115080" table:style-name="ce29">
            <text:p>115,080</text:p>
          </table:table-cell>
          <table:table-cell office:value-type="float" office:value="114662" table:style-name="ce29">
            <text:p>114,662</text:p>
          </table:table-cell>
          <table:table-cell office:value-type="float" office:value="109788" table:style-name="ce25">
            <text:p>109,788</text:p>
          </table:table-cell>
          <table:table-cell office:value-type="float" office:value="522542" table:style-name="ce29">
            <text:p>522,542</text:p>
          </table:table-cell>
          <table:table-cell office:value-type="float" office:value="114896" table:style-name="ce29">
            <text:p>114,896</text:p>
          </table:table-cell>
          <table:table-cell office:value-type="float" office:value="106558" table:style-name="ce29">
            <text:p>106,558</text:p>
          </table:table-cell>
          <table:table-cell office:value-type="float" office:value="101031" table:style-name="ce29">
            <text:p>101,031</text:p>
          </table:table-cell>
          <table:table-cell office:value-type="float" office:value="99302" table:style-name="ce29">
            <text:p>99,302</text:p>
          </table:table-cell>
          <table:table-cell office:value-type="float" office:value="100755" table:style-name="ce25">
            <text:p>100,755</text:p>
          </table:table-cell>
          <table:table-cell office:value-type="float" office:value="525817" table:style-name="ce29">
            <text:p>525,817</text:p>
          </table:table-cell>
          <table:table-cell office:value-type="float" office:value="102127" table:style-name="ce29">
            <text:p>102,127</text:p>
          </table:table-cell>
          <table:table-cell office:value-type="float" office:value="105117" table:style-name="ce29">
            <text:p>105,117</text:p>
          </table:table-cell>
          <table:table-cell office:value-type="float" office:value="106844" table:style-name="ce29">
            <text:p>106,844</text:p>
          </table:table-cell>
          <table:table-cell office:value-type="float" office:value="106254" table:style-name="ce29">
            <text:p>106,254</text:p>
          </table:table-cell>
          <table:table-cell office:value-type="float" office:value="105475" table:style-name="ce25">
            <text:p>105,475</text:p>
          </table:table-cell>
          <table:table-cell office:value-type="float" office:value="539416" table:style-name="ce29">
            <text:p>539,416</text:p>
          </table:table-cell>
          <table:table-cell office:value-type="float" office:value="105320" table:style-name="ce29">
            <text:p>105,320</text:p>
          </table:table-cell>
          <table:table-cell office:value-type="float" office:value="106614" table:style-name="ce29">
            <text:p>106,614</text:p>
          </table:table-cell>
          <table:table-cell office:value-type="float" office:value="109458" table:style-name="ce29">
            <text:p>109,458</text:p>
          </table:table-cell>
          <table:table-cell office:value-type="float" office:value="108685" table:style-name="ce29">
            <text:p>108,685</text:p>
          </table:table-cell>
          <table:table-cell office:value-type="float" office:value="109339" table:style-name="ce25">
            <text:p>109,339</text:p>
          </table:table-cell>
          <table:table-cell office:value-type="float" office:value="513402" table:style-name="ce29">
            <text:p>513,402</text:p>
          </table:table-cell>
          <table:table-cell office:value-type="float" office:value="109542" table:style-name="ce29">
            <text:p>109,542</text:p>
          </table:table-cell>
          <table:table-cell office:value-type="float" office:value="105190" table:style-name="ce29">
            <text:p>105,190</text:p>
          </table:table-cell>
          <table:table-cell office:value-type="float" office:value="103079" table:style-name="ce29">
            <text:p>103,079</text:p>
          </table:table-cell>
          <table:table-cell office:value-type="float" office:value="102711" table:style-name="ce29">
            <text:p>102,711</text:p>
          </table:table-cell>
          <table:table-cell office:value-type="float" office:value="92880" table:style-name="ce25">
            <text:p>92,880</text:p>
          </table:table-cell>
          <table:table-cell office:value-type="float" office:value="428467" table:style-name="ce29">
            <text:p>428,467</text:p>
          </table:table-cell>
          <table:table-cell office:value-type="float" office:value="91443" table:style-name="ce29">
            <text:p>91,443</text:p>
          </table:table-cell>
          <table:table-cell office:value-type="float" office:value="90136" table:style-name="ce29">
            <text:p>90,136</text:p>
          </table:table-cell>
          <table:table-cell office:value-type="float" office:value="87882" table:style-name="ce29">
            <text:p>87,882</text:p>
          </table:table-cell>
          <table:table-cell office:value-type="float" office:value="81633" table:style-name="ce29">
            <text:p>81,633</text:p>
          </table:table-cell>
          <table:table-cell office:value-type="float" office:value="77373" table:style-name="ce25">
            <text:p>77,373</text:p>
          </table:table-cell>
          <table:table-cell office:value-type="float" office:value="316726" table:style-name="ce29">
            <text:p>316,726</text:p>
          </table:table-cell>
          <table:table-cell office:value-type="float" office:value="78044" table:style-name="ce29">
            <text:p>78,044</text:p>
          </table:table-cell>
          <table:table-cell office:value-type="float" office:value="71184" table:style-name="ce29">
            <text:p>71,184</text:p>
          </table:table-cell>
          <table:table-cell office:value-type="float" office:value="60214" table:style-name="ce29">
            <text:p>60,214</text:p>
          </table:table-cell>
          <table:table-cell office:value-type="float" office:value="57755" table:style-name="ce29">
            <text:p>57,755</text:p>
          </table:table-cell>
          <table:table-cell office:value-type="float" office:value="49529" table:style-name="ce25">
            <text:p>49,529</text:p>
          </table:table-cell>
          <table:table-cell office:value-type="float" office:value="189014" table:style-name="ce29">
            <text:p>189,014</text:p>
          </table:table-cell>
          <table:table-cell office:value-type="float" office:value="42180" table:style-name="ce29">
            <text:p>42,180</text:p>
          </table:table-cell>
          <table:table-cell office:value-type="float" office:value="31685" table:style-name="ce29">
            <text:p>31,685</text:p>
          </table:table-cell>
          <table:table-cell office:value-type="float" office:value="37381" table:style-name="ce29">
            <text:p>37,381</text:p>
          </table:table-cell>
          <table:table-cell office:value-type="float" office:value="39156" table:style-name="ce29">
            <text:p>39,156</text:p>
          </table:table-cell>
          <table:table-cell office:value-type="float" office:value="38612" table:style-name="ce25">
            <text:p>38,612</text:p>
          </table:table-cell>
          <table:table-cell office:value-type="float" office:value="169279" table:style-name="ce29">
            <text:p>169,279</text:p>
          </table:table-cell>
          <table:table-cell office:value-type="float" office:value="37387" table:style-name="ce29">
            <text:p>37,387</text:p>
          </table:table-cell>
          <table:table-cell office:value-type="float" office:value="37148" table:style-name="ce29">
            <text:p>37,148</text:p>
          </table:table-cell>
          <table:table-cell office:value-type="float" office:value="35183" table:style-name="ce29">
            <text:p>35,183</text:p>
          </table:table-cell>
          <table:table-cell office:value-type="float" office:value="31472" table:style-name="ce29">
            <text:p>31,472</text:p>
          </table:table-cell>
          <table:table-cell office:value-type="float" office:value="28089" table:style-name="ce25">
            <text:p>28,089</text:p>
          </table:table-cell>
          <table:table-cell office:value-type="float" office:value="99933" table:style-name="ce29">
            <text:p>99,933</text:p>
          </table:table-cell>
          <table:table-cell office:value-type="float" office:value="25610" table:style-name="ce29">
            <text:p>25,610</text:p>
          </table:table-cell>
          <table:table-cell office:value-type="float" office:value="22543" table:style-name="ce29">
            <text:p>22,543</text:p>
          </table:table-cell>
          <table:table-cell office:value-type="float" office:value="20048" table:style-name="ce29">
            <text:p>20,048</text:p>
          </table:table-cell>
          <table:table-cell office:value-type="float" office:value="17035" table:style-name="ce29">
            <text:p>17,035</text:p>
          </table:table-cell>
          <table:table-cell office:value-type="float" office:value="14697" table:style-name="ce25">
            <text:p>14,697</text:p>
          </table:table-cell>
          <table:table-cell office:value-type="float" office:value="42637" table:style-name="ce29">
            <text:p>42,637</text:p>
          </table:table-cell>
          <table:table-cell office:value-type="float" office:value="12612" table:style-name="ce29">
            <text:p>12,612</text:p>
          </table:table-cell>
          <table:table-cell office:value-type="float" office:value="10411" table:style-name="ce29">
            <text:p>10,411</text:p>
          </table:table-cell>
          <table:table-cell office:value-type="float" office:value="8364" table:style-name="ce29">
            <text:p>8,364</text:p>
          </table:table-cell>
          <table:table-cell office:value-type="float" office:value="6394" table:style-name="ce29">
            <text:p>6,394</text:p>
          </table:table-cell>
          <table:table-cell office:value-type="float" office:value="4856" table:style-name="ce25">
            <text:p>4,856</text:p>
          </table:table-cell>
          <table:table-cell office:value-type="float" office:value="10248" table:style-name="ce29">
            <text:p>10,248</text:p>
          </table:table-cell>
          <table:table-cell office:value-type="float" office:value="3836" table:style-name="ce29">
            <text:p>3,836</text:p>
          </table:table-cell>
          <table:table-cell office:value-type="float" office:value="2698" table:style-name="ce29">
            <text:p>2,698</text:p>
          </table:table-cell>
          <table:table-cell office:value-type="float" office:value="1645" table:style-name="ce29">
            <text:p>1,645</text:p>
          </table:table-cell>
          <table:table-cell office:value-type="float" office:value="1220" table:style-name="ce29">
            <text:p>1,220</text:p>
          </table:table-cell>
          <table:table-cell office:value-type="float" office:value="849" table:style-name="ce25">
            <text:p>849</text:p>
          </table:table-cell>
          <table:table-cell office:value-type="float" office:value="1377" table:style-name="ce29">
            <text:p>1,377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33121" table:style-name="ce29">
            <text:p>3,533,121</text:p>
          </table:table-cell>
          <table:table-cell office:value-type="float" office:value="124085" table:style-name="ce29">
            <text:p>124,085</text:p>
          </table:table-cell>
          <table:table-cell office:value-type="float" office:value="21381" table:style-name="ce29">
            <text:p>21,381</text:p>
          </table:table-cell>
          <table:table-cell office:value-type="float" office:value="24014" table:style-name="ce29">
            <text:p>24,014</text:p>
          </table:table-cell>
          <table:table-cell office:value-type="float" office:value="25310" table:style-name="ce29">
            <text:p>25,310</text:p>
          </table:table-cell>
          <table:table-cell office:value-type="float" office:value="26008" table:style-name="ce29">
            <text:p>26,008</text:p>
          </table:table-cell>
          <table:table-cell office:value-type="float" office:value="27372" table:style-name="ce29">
            <text:p>27,372</text:p>
          </table:table-cell>
          <table:table-cell office:value-type="float" office:value="153397" table:style-name="ce29">
            <text:p>153,397</text:p>
          </table:table-cell>
          <table:table-cell office:value-type="float" office:value="29038" table:style-name="ce29">
            <text:p>29,038</text:p>
          </table:table-cell>
          <table:table-cell office:value-type="float" office:value="31132" table:style-name="ce29">
            <text:p>31,132</text:p>
          </table:table-cell>
          <table:table-cell office:value-type="float" office:value="31231" table:style-name="ce29">
            <text:p>31,231</text:p>
          </table:table-cell>
          <table:table-cell office:value-type="float" office:value="29039" table:style-name="ce29">
            <text:p>29,039</text:p>
          </table:table-cell>
          <table:table-cell office:value-type="float" office:value="32957" table:style-name="ce25">
            <text:p>32,957</text:p>
          </table:table-cell>
          <table:table-cell office:value-type="float" office:value="148795" table:style-name="ce29">
            <text:p>148,795</text:p>
          </table:table-cell>
          <table:table-cell office:value-type="float" office:value="31625" table:style-name="ce29">
            <text:p>31,625</text:p>
          </table:table-cell>
          <table:table-cell office:value-type="float" office:value="27123" table:style-name="ce29">
            <text:p>27,123</text:p>
          </table:table-cell>
          <table:table-cell office:value-type="float" office:value="28298" table:style-name="ce29">
            <text:p>28,298</text:p>
          </table:table-cell>
          <table:table-cell office:value-type="float" office:value="30143" table:style-name="ce29">
            <text:p>30,143</text:p>
          </table:table-cell>
          <table:table-cell office:value-type="float" office:value="31606" table:style-name="ce25">
            <text:p>31,606</text:p>
          </table:table-cell>
          <table:table-cell office:value-type="float" office:value="175741" table:style-name="ce29">
            <text:p>175,741</text:p>
          </table:table-cell>
          <table:table-cell office:value-type="float" office:value="31746" table:style-name="ce29">
            <text:p>31,746</text:p>
          </table:table-cell>
          <table:table-cell office:value-type="float" office:value="33017" table:style-name="ce29">
            <text:p>33,017</text:p>
          </table:table-cell>
          <table:table-cell office:value-type="float" office:value="34545" table:style-name="ce29">
            <text:p>34,545</text:p>
          </table:table-cell>
          <table:table-cell office:value-type="float" office:value="36766" table:style-name="ce29">
            <text:p>36,766</text:p>
          </table:table-cell>
          <table:table-cell office:value-type="float" office:value="39667" table:style-name="ce25">
            <text:p>39,667</text:p>
          </table:table-cell>
          <table:table-cell office:value-type="float" office:value="229192" table:style-name="ce29">
            <text:p>229,192</text:p>
          </table:table-cell>
          <table:table-cell office:value-type="float" office:value="41079" table:style-name="ce29">
            <text:p>41,079</text:p>
          </table:table-cell>
          <table:table-cell office:value-type="float" office:value="47527" table:style-name="ce29">
            <text:p>47,527</text:p>
          </table:table-cell>
          <table:table-cell office:value-type="float" office:value="46954" table:style-name="ce29">
            <text:p>46,954</text:p>
          </table:table-cell>
          <table:table-cell office:value-type="float" office:value="44735" table:style-name="ce29">
            <text:p>44,735</text:p>
          </table:table-cell>
          <table:table-cell office:value-type="float" office:value="48897" table:style-name="ce25">
            <text:p>48,897</text:p>
          </table:table-cell>
          <table:table-cell office:value-type="float" office:value="256328" table:style-name="ce29">
            <text:p>256,328</text:p>
          </table:table-cell>
          <table:table-cell office:value-type="float" office:value="52239" table:style-name="ce29">
            <text:p>52,239</text:p>
          </table:table-cell>
          <table:table-cell office:value-type="float" office:value="51769" table:style-name="ce29">
            <text:p>51,769</text:p>
          </table:table-cell>
          <table:table-cell office:value-type="float" office:value="51145" table:style-name="ce29">
            <text:p>51,145</text:p>
          </table:table-cell>
          <table:table-cell office:value-type="float" office:value="50674" table:style-name="ce29">
            <text:p>50,674</text:p>
          </table:table-cell>
          <table:table-cell office:value-type="float" office:value="50501" table:style-name="ce25">
            <text:p>50,501</text:p>
          </table:table-cell>
          <table:table-cell office:value-type="float" office:value="244916" table:style-name="ce29">
            <text:p>244,916</text:p>
          </table:table-cell>
          <table:table-cell office:value-type="float" office:value="49503" table:style-name="ce29">
            <text:p>49,503</text:p>
          </table:table-cell>
          <table:table-cell office:value-type="float" office:value="50177" table:style-name="ce29">
            <text:p>50,177</text:p>
          </table:table-cell>
          <table:table-cell office:value-type="float" office:value="48745" table:style-name="ce29">
            <text:p>48,745</text:p>
          </table:table-cell>
          <table:table-cell office:value-type="float" office:value="48871" table:style-name="ce29">
            <text:p>48,871</text:p>
          </table:table-cell>
          <table:table-cell office:value-type="float" office:value="47620" table:style-name="ce25">
            <text:p>47,620</text:p>
          </table:table-cell>
          <table:table-cell office:value-type="float" office:value="254652" table:style-name="ce29">
            <text:p>254,652</text:p>
          </table:table-cell>
          <table:table-cell office:value-type="float" office:value="45570" table:style-name="ce29">
            <text:p>45,570</text:p>
          </table:table-cell>
          <table:table-cell office:value-type="float" office:value="47567" table:style-name="ce29">
            <text:p>47,567</text:p>
          </table:table-cell>
          <table:table-cell office:value-type="float" office:value="51606" table:style-name="ce29">
            <text:p>51,606</text:p>
          </table:table-cell>
          <table:table-cell office:value-type="float" office:value="53344" table:style-name="ce29">
            <text:p>53,344</text:p>
          </table:table-cell>
          <table:table-cell office:value-type="float" office:value="56565" table:style-name="ce25">
            <text:p>56,565</text:p>
          </table:table-cell>
          <table:table-cell office:value-type="float" office:value="287189" table:style-name="ce29">
            <text:p>287,189</text:p>
          </table:table-cell>
          <table:table-cell office:value-type="float" office:value="57529" table:style-name="ce29">
            <text:p>57,529</text:p>
          </table:table-cell>
          <table:table-cell office:value-type="float" office:value="58121" table:style-name="ce29">
            <text:p>58,121</text:p>
          </table:table-cell>
          <table:table-cell office:value-type="float" office:value="58406" table:style-name="ce29">
            <text:p>58,406</text:p>
          </table:table-cell>
          <table:table-cell office:value-type="float" office:value="57865" table:style-name="ce29">
            <text:p>57,865</text:p>
          </table:table-cell>
          <table:table-cell office:value-type="float" office:value="55268" table:style-name="ce25">
            <text:p>55,268</text:p>
          </table:table-cell>
          <table:table-cell office:value-type="float" office:value="264461" table:style-name="ce29">
            <text:p>264,461</text:p>
          </table:table-cell>
          <table:table-cell office:value-type="float" office:value="58006" table:style-name="ce29">
            <text:p>58,006</text:p>
          </table:table-cell>
          <table:table-cell office:value-type="float" office:value="53908" table:style-name="ce29">
            <text:p>53,908</text:p>
          </table:table-cell>
          <table:table-cell office:value-type="float" office:value="51238" table:style-name="ce29">
            <text:p>51,238</text:p>
          </table:table-cell>
          <table:table-cell office:value-type="float" office:value="50165" table:style-name="ce29">
            <text:p>50,165</text:p>
          </table:table-cell>
          <table:table-cell office:value-type="float" office:value="51144" table:style-name="ce25">
            <text:p>51,144</text:p>
          </table:table-cell>
          <table:table-cell office:value-type="float" office:value="270835" table:style-name="ce29">
            <text:p>270,835</text:p>
          </table:table-cell>
          <table:table-cell office:value-type="float" office:value="51925" table:style-name="ce29">
            <text:p>51,925</text:p>
          </table:table-cell>
          <table:table-cell office:value-type="float" office:value="53973" table:style-name="ce29">
            <text:p>53,973</text:p>
          </table:table-cell>
          <table:table-cell office:value-type="float" office:value="54942" table:style-name="ce29">
            <text:p>54,942</text:p>
          </table:table-cell>
          <table:table-cell office:value-type="float" office:value="55190" table:style-name="ce29">
            <text:p>55,190</text:p>
          </table:table-cell>
          <table:table-cell office:value-type="float" office:value="54805" table:style-name="ce25">
            <text:p>54,805</text:p>
          </table:table-cell>
          <table:table-cell office:value-type="float" office:value="279984" table:style-name="ce29">
            <text:p>279,984</text:p>
          </table:table-cell>
          <table:table-cell office:value-type="float" office:value="55105" table:style-name="ce29">
            <text:p>55,105</text:p>
          </table:table-cell>
          <table:table-cell office:value-type="float" office:value="55437" table:style-name="ce29">
            <text:p>55,437</text:p>
          </table:table-cell>
          <table:table-cell office:value-type="float" office:value="56860" table:style-name="ce29">
            <text:p>56,860</text:p>
          </table:table-cell>
          <table:table-cell office:value-type="float" office:value="56264" table:style-name="ce29">
            <text:p>56,264</text:p>
          </table:table-cell>
          <table:table-cell office:value-type="float" office:value="56318" table:style-name="ce25">
            <text:p>56,318</text:p>
          </table:table-cell>
          <table:table-cell office:value-type="float" office:value="261982" table:style-name="ce29">
            <text:p>261,982</text:p>
          </table:table-cell>
          <table:table-cell office:value-type="float" office:value="56277" table:style-name="ce29">
            <text:p>56,277</text:p>
          </table:table-cell>
          <table:table-cell office:value-type="float" office:value="54148" table:style-name="ce29">
            <text:p>54,148</text:p>
          </table:table-cell>
          <table:table-cell office:value-type="float" office:value="52492" table:style-name="ce29">
            <text:p>52,492</text:p>
          </table:table-cell>
          <table:table-cell office:value-type="float" office:value="52241" table:style-name="ce29">
            <text:p>52,241</text:p>
          </table:table-cell>
          <table:table-cell office:value-type="float" office:value="46824" table:style-name="ce25">
            <text:p>46,824</text:p>
          </table:table-cell>
          <table:table-cell office:value-type="float" office:value="212827" table:style-name="ce29">
            <text:p>212,827</text:p>
          </table:table-cell>
          <table:table-cell office:value-type="float" office:value="46046" table:style-name="ce29">
            <text:p>46,046</text:p>
          </table:table-cell>
          <table:table-cell office:value-type="float" office:value="45006" table:style-name="ce29">
            <text:p>45,006</text:p>
          </table:table-cell>
          <table:table-cell office:value-type="float" office:value="43682" table:style-name="ce29">
            <text:p>43,682</text:p>
          </table:table-cell>
          <table:table-cell office:value-type="float" office:value="40271" table:style-name="ce29">
            <text:p>40,271</text:p>
          </table:table-cell>
          <table:table-cell office:value-type="float" office:value="37822" table:style-name="ce25">
            <text:p>37,822</text:p>
          </table:table-cell>
          <table:table-cell office:value-type="float" office:value="151512" table:style-name="ce29">
            <text:p>151,512</text:p>
          </table:table-cell>
          <table:table-cell office:value-type="float" office:value="37914" table:style-name="ce29">
            <text:p>37,914</text:p>
          </table:table-cell>
          <table:table-cell office:value-type="float" office:value="34350" table:style-name="ce29">
            <text:p>34,350</text:p>
          </table:table-cell>
          <table:table-cell office:value-type="float" office:value="28951" table:style-name="ce29">
            <text:p>28,951</text:p>
          </table:table-cell>
          <table:table-cell office:value-type="float" office:value="27026" table:style-name="ce29">
            <text:p>27,026</text:p>
          </table:table-cell>
          <table:table-cell office:value-type="float" office:value="23271" table:style-name="ce25">
            <text:p>23,271</text:p>
          </table:table-cell>
          <table:table-cell office:value-type="float" office:value="85292" table:style-name="ce29">
            <text:p>85,292</text:p>
          </table:table-cell>
          <table:table-cell office:value-type="float" office:value="19522" table:style-name="ce29">
            <text:p>19,522</text:p>
          </table:table-cell>
          <table:table-cell office:value-type="float" office:value="14401" table:style-name="ce29">
            <text:p>14,401</text:p>
          </table:table-cell>
          <table:table-cell office:value-type="float" office:value="16691" table:style-name="ce29">
            <text:p>16,691</text:p>
          </table:table-cell>
          <table:table-cell office:value-type="float" office:value="17598" table:style-name="ce29">
            <text:p>17,598</text:p>
          </table:table-cell>
          <table:table-cell office:value-type="float" office:value="17080" table:style-name="ce25">
            <text:p>17,080</text:p>
          </table:table-cell>
          <table:table-cell office:value-type="float" office:value="72398" table:style-name="ce29">
            <text:p>72,398</text:p>
          </table:table-cell>
          <table:table-cell office:value-type="float" office:value="16292" table:style-name="ce29">
            <text:p>16,292</text:p>
          </table:table-cell>
          <table:table-cell office:value-type="float" office:value="16246" table:style-name="ce29">
            <text:p>16,246</text:p>
          </table:table-cell>
          <table:table-cell office:value-type="float" office:value="14973" table:style-name="ce29">
            <text:p>14,973</text:p>
          </table:table-cell>
          <table:table-cell office:value-type="float" office:value="13198" table:style-name="ce29">
            <text:p>13,198</text:p>
          </table:table-cell>
          <table:table-cell office:value-type="float" office:value="11689" table:style-name="ce25">
            <text:p>11,689</text:p>
          </table:table-cell>
          <table:table-cell office:value-type="float" office:value="39083" table:style-name="ce29">
            <text:p>39,083</text:p>
          </table:table-cell>
          <table:table-cell office:value-type="float" office:value="10337" table:style-name="ce29">
            <text:p>10,337</text:p>
          </table:table-cell>
          <table:table-cell office:value-type="float" office:value="8928" table:style-name="ce29">
            <text:p>8,928</text:p>
          </table:table-cell>
          <table:table-cell office:value-type="float" office:value="7774" table:style-name="ce29">
            <text:p>7,774</text:p>
          </table:table-cell>
          <table:table-cell office:value-type="float" office:value="6394" table:style-name="ce29">
            <text:p>6,394</text:p>
          </table:table-cell>
          <table:table-cell office:value-type="float" office:value="5650" table:style-name="ce25">
            <text:p>5,650</text:p>
          </table:table-cell>
          <table:table-cell office:value-type="float" office:value="16133" table:style-name="ce29">
            <text:p>16,133</text:p>
          </table:table-cell>
          <table:table-cell office:value-type="float" office:value="4843" table:style-name="ce29">
            <text:p>4,843</text:p>
          </table:table-cell>
          <table:table-cell office:value-type="float" office:value="3955" table:style-name="ce29">
            <text:p>3,955</text:p>
          </table:table-cell>
          <table:table-cell office:value-type="float" office:value="3102" table:style-name="ce29">
            <text:p>3,102</text:p>
          </table:table-cell>
          <table:table-cell office:value-type="float" office:value="2372" table:style-name="ce29">
            <text:p>2,372</text:p>
          </table:table-cell>
          <table:table-cell office:value-type="float" office:value="1861" table:style-name="ce25">
            <text:p>1,861</text:p>
          </table:table-cell>
          <table:table-cell office:value-type="float" office:value="3795" table:style-name="ce29">
            <text:p>3,795</text:p>
          </table:table-cell>
          <table:table-cell office:value-type="float" office:value="1439" table:style-name="ce29">
            <text:p>1,439</text:p>
          </table:table-cell>
          <table:table-cell office:value-type="float" office:value="999" table:style-name="ce29">
            <text:p>999</text:p>
          </table:table-cell>
          <table:table-cell office:value-type="float" office:value="632" table:style-name="ce29">
            <text:p>632</text:p>
          </table:table-cell>
          <table:table-cell office:value-type="float" office:value="432" table:style-name="ce29">
            <text:p>432</text:p>
          </table:table-cell>
          <table:table-cell office:value-type="float" office:value="293" table:style-name="ce25">
            <text:p>293</text:p>
          </table:table-cell>
          <table:table-cell office:value-type="float" office:value="524" table:style-name="ce29">
            <text:p>52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25001" table:style-name="ce33">
            <text:p>3,425,001</text:p>
          </table:table-cell>
          <table:table-cell office:value-type="float" office:value="114835" table:style-name="ce32">
            <text:p>114,835</text:p>
          </table:table-cell>
          <table:table-cell office:value-type="float" office:value="20019" table:style-name="ce33">
            <text:p>20,019</text:p>
          </table:table-cell>
          <table:table-cell office:value-type="float" office:value="22332" table:style-name="ce33">
            <text:p>22,332</text:p>
          </table:table-cell>
          <table:table-cell office:value-type="float" office:value="23370" table:style-name="ce33">
            <text:p>23,370</text:p>
          </table:table-cell>
          <table:table-cell office:value-type="float" office:value="23927" table:style-name="ce33">
            <text:p>23,927</text:p>
          </table:table-cell>
          <table:table-cell office:value-type="float" office:value="25187" table:style-name="ce33">
            <text:p>25,187</text:p>
          </table:table-cell>
          <table:table-cell office:value-type="float" office:value="142422" table:style-name="ce33">
            <text:p>142,422</text:p>
          </table:table-cell>
          <table:table-cell office:value-type="float" office:value="27068" table:style-name="ce33">
            <text:p>27,068</text:p>
          </table:table-cell>
          <table:table-cell office:value-type="float" office:value="28814" table:style-name="ce33">
            <text:p>28,814</text:p>
          </table:table-cell>
          <table:table-cell office:value-type="float" office:value="29144" table:style-name="ce33">
            <text:p>29,144</text:p>
          </table:table-cell>
          <table:table-cell office:value-type="float" office:value="27081" table:style-name="ce33">
            <text:p>27,081</text:p>
          </table:table-cell>
          <table:table-cell office:value-type="float" office:value="30315" table:style-name="ce32">
            <text:p>30,315</text:p>
          </table:table-cell>
          <table:table-cell office:value-type="float" office:value="135947" table:style-name="ce33">
            <text:p>135,947</text:p>
          </table:table-cell>
          <table:table-cell office:value-type="float" office:value="29398" table:style-name="ce33">
            <text:p>29,398</text:p>
          </table:table-cell>
          <table:table-cell office:value-type="float" office:value="24980" table:style-name="ce33">
            <text:p>24,980</text:p>
          </table:table-cell>
          <table:table-cell office:value-type="float" office:value="25802" table:style-name="ce33">
            <text:p>25,802</text:p>
          </table:table-cell>
          <table:table-cell office:value-type="float" office:value="27371" table:style-name="ce33">
            <text:p>27,371</text:p>
          </table:table-cell>
          <table:table-cell office:value-type="float" office:value="28396" table:style-name="ce32">
            <text:p>28,396</text:p>
          </table:table-cell>
          <table:table-cell office:value-type="float" office:value="158902" table:style-name="ce33">
            <text:p>158,902</text:p>
          </table:table-cell>
          <table:table-cell office:value-type="float" office:value="28823" table:style-name="ce33">
            <text:p>28,823</text:p>
          </table:table-cell>
          <table:table-cell office:value-type="float" office:value="29841" table:style-name="ce33">
            <text:p>29,841</text:p>
          </table:table-cell>
          <table:table-cell office:value-type="float" office:value="31811" table:style-name="ce33">
            <text:p>31,811</text:p>
          </table:table-cell>
          <table:table-cell office:value-type="float" office:value="32724" table:style-name="ce33">
            <text:p>32,724</text:p>
          </table:table-cell>
          <table:table-cell office:value-type="float" office:value="35703" table:style-name="ce32">
            <text:p>35,703</text:p>
          </table:table-cell>
          <table:table-cell office:value-type="float" office:value="208470" table:style-name="ce33">
            <text:p>208,470</text:p>
          </table:table-cell>
          <table:table-cell office:value-type="float" office:value="37848" table:style-name="ce33">
            <text:p>37,848</text:p>
          </table:table-cell>
          <table:table-cell office:value-type="float" office:value="43084" table:style-name="ce33">
            <text:p>43,084</text:p>
          </table:table-cell>
          <table:table-cell office:value-type="float" office:value="42270" table:style-name="ce33">
            <text:p>42,270</text:p>
          </table:table-cell>
          <table:table-cell office:value-type="float" office:value="40780" table:style-name="ce33">
            <text:p>40,780</text:p>
          </table:table-cell>
          <table:table-cell office:value-type="float" office:value="44488" table:style-name="ce32">
            <text:p>44,488</text:p>
          </table:table-cell>
          <table:table-cell office:value-type="float" office:value="231893" table:style-name="ce33">
            <text:p>231,893</text:p>
          </table:table-cell>
          <table:table-cell office:value-type="float" office:value="47348" table:style-name="ce33">
            <text:p>47,348</text:p>
          </table:table-cell>
          <table:table-cell office:value-type="float" office:value="46890" table:style-name="ce33">
            <text:p>46,890</text:p>
          </table:table-cell>
          <table:table-cell office:value-type="float" office:value="46568" table:style-name="ce33">
            <text:p>46,568</text:p>
          </table:table-cell>
          <table:table-cell office:value-type="float" office:value="45882" table:style-name="ce33">
            <text:p>45,882</text:p>
          </table:table-cell>
          <table:table-cell office:value-type="float" office:value="45205" table:style-name="ce32">
            <text:p>45,205</text:p>
          </table:table-cell>
          <table:table-cell office:value-type="float" office:value="214219" table:style-name="ce33">
            <text:p>214,219</text:p>
          </table:table-cell>
          <table:table-cell office:value-type="float" office:value="43294" table:style-name="ce33">
            <text:p>43,294</text:p>
          </table:table-cell>
          <table:table-cell office:value-type="float" office:value="43373" table:style-name="ce33">
            <text:p>43,373</text:p>
          </table:table-cell>
          <table:table-cell office:value-type="float" office:value="42780" table:style-name="ce33">
            <text:p>42,780</text:p>
          </table:table-cell>
          <table:table-cell office:value-type="float" office:value="43148" table:style-name="ce33">
            <text:p>43,148</text:p>
          </table:table-cell>
          <table:table-cell office:value-type="float" office:value="41624" table:style-name="ce32">
            <text:p>41,624</text:p>
          </table:table-cell>
          <table:table-cell office:value-type="float" office:value="237365" table:style-name="ce33">
            <text:p>237,365</text:p>
          </table:table-cell>
          <table:table-cell office:value-type="float" office:value="40956" table:style-name="ce33">
            <text:p>40,956</text:p>
          </table:table-cell>
          <table:table-cell office:value-type="float" office:value="43595" table:style-name="ce33">
            <text:p>43,595</text:p>
          </table:table-cell>
          <table:table-cell office:value-type="float" office:value="48219" table:style-name="ce33">
            <text:p>48,219</text:p>
          </table:table-cell>
          <table:table-cell office:value-type="float" office:value="50257" table:style-name="ce33">
            <text:p>50,257</text:p>
          </table:table-cell>
          <table:table-cell office:value-type="float" office:value="54338" table:style-name="ce32">
            <text:p>54,338</text:p>
          </table:table-cell>
          <table:table-cell office:value-type="float" office:value="280916" table:style-name="ce33">
            <text:p>280,916</text:p>
          </table:table-cell>
          <table:table-cell office:value-type="float" office:value="55931" table:style-name="ce33">
            <text:p>55,931</text:p>
          </table:table-cell>
          <table:table-cell office:value-type="float" office:value="56994" table:style-name="ce33">
            <text:p>56,994</text:p>
          </table:table-cell>
          <table:table-cell office:value-type="float" office:value="56674" table:style-name="ce33">
            <text:p>56,674</text:p>
          </table:table-cell>
          <table:table-cell office:value-type="float" office:value="56797" table:style-name="ce33">
            <text:p>56,797</text:p>
          </table:table-cell>
          <table:table-cell office:value-type="float" office:value="54520" table:style-name="ce32">
            <text:p>54,520</text:p>
          </table:table-cell>
          <table:table-cell office:value-type="float" office:value="258081" table:style-name="ce33">
            <text:p>258,081</text:p>
          </table:table-cell>
          <table:table-cell office:value-type="float" office:value="56890" table:style-name="ce33">
            <text:p>56,890</text:p>
          </table:table-cell>
          <table:table-cell office:value-type="float" office:value="52650" table:style-name="ce33">
            <text:p>52,650</text:p>
          </table:table-cell>
          <table:table-cell office:value-type="float" office:value="49793" table:style-name="ce33">
            <text:p>49,793</text:p>
          </table:table-cell>
          <table:table-cell office:value-type="float" office:value="49137" table:style-name="ce33">
            <text:p>49,137</text:p>
          </table:table-cell>
          <table:table-cell office:value-type="float" office:value="49611" table:style-name="ce32">
            <text:p>49,611</text:p>
          </table:table-cell>
          <table:table-cell office:value-type="float" office:value="254982" table:style-name="ce33">
            <text:p>254,982</text:p>
          </table:table-cell>
          <table:table-cell office:value-type="float" office:value="50202" table:style-name="ce33">
            <text:p>50,202</text:p>
          </table:table-cell>
          <table:table-cell office:value-type="float" office:value="51144" table:style-name="ce33">
            <text:p>51,144</text:p>
          </table:table-cell>
          <table:table-cell office:value-type="float" office:value="51902" table:style-name="ce33">
            <text:p>51,902</text:p>
          </table:table-cell>
          <table:table-cell office:value-type="float" office:value="51064" table:style-name="ce33">
            <text:p>51,064</text:p>
          </table:table-cell>
          <table:table-cell office:value-type="float" office:value="50670" table:style-name="ce32">
            <text:p>50,670</text:p>
          </table:table-cell>
          <table:table-cell office:value-type="float" office:value="259432" table:style-name="ce33">
            <text:p>259,432</text:p>
          </table:table-cell>
          <table:table-cell office:value-type="float" office:value="50215" table:style-name="ce33">
            <text:p>50,215</text:p>
          </table:table-cell>
          <table:table-cell office:value-type="float" office:value="51177" table:style-name="ce33">
            <text:p>51,177</text:p>
          </table:table-cell>
          <table:table-cell office:value-type="float" office:value="52598" table:style-name="ce33">
            <text:p>52,598</text:p>
          </table:table-cell>
          <table:table-cell office:value-type="float" office:value="52421" table:style-name="ce33">
            <text:p>52,421</text:p>
          </table:table-cell>
          <table:table-cell office:value-type="float" office:value="53021" table:style-name="ce32">
            <text:p>53,021</text:p>
          </table:table-cell>
          <table:table-cell office:value-type="float" office:value="251420" table:style-name="ce33">
            <text:p>251,420</text:p>
          </table:table-cell>
          <table:table-cell office:value-type="float" office:value="53265" table:style-name="ce33">
            <text:p>53,265</text:p>
          </table:table-cell>
          <table:table-cell office:value-type="float" office:value="51042" table:style-name="ce33">
            <text:p>51,042</text:p>
          </table:table-cell>
          <table:table-cell office:value-type="float" office:value="50587" table:style-name="ce33">
            <text:p>50,587</text:p>
          </table:table-cell>
          <table:table-cell office:value-type="float" office:value="50470" table:style-name="ce33">
            <text:p>50,470</text:p>
          </table:table-cell>
          <table:table-cell office:value-type="float" office:value="46056" table:style-name="ce32">
            <text:p>46,056</text:p>
          </table:table-cell>
          <table:table-cell office:value-type="float" office:value="215640" table:style-name="ce33">
            <text:p>215,640</text:p>
          </table:table-cell>
          <table:table-cell office:value-type="float" office:value="45397" table:style-name="ce33">
            <text:p>45,397</text:p>
          </table:table-cell>
          <table:table-cell office:value-type="float" office:value="45130" table:style-name="ce33">
            <text:p>45,130</text:p>
          </table:table-cell>
          <table:table-cell office:value-type="float" office:value="44200" table:style-name="ce33">
            <text:p>44,200</text:p>
          </table:table-cell>
          <table:table-cell office:value-type="float" office:value="41362" table:style-name="ce33">
            <text:p>41,362</text:p>
          </table:table-cell>
          <table:table-cell office:value-type="float" office:value="39551" table:style-name="ce32">
            <text:p>39,551</text:p>
          </table:table-cell>
          <table:table-cell office:value-type="float" office:value="165214" table:style-name="ce33">
            <text:p>165,214</text:p>
          </table:table-cell>
          <table:table-cell office:value-type="float" office:value="40130" table:style-name="ce33">
            <text:p>40,130</text:p>
          </table:table-cell>
          <table:table-cell office:value-type="float" office:value="36834" table:style-name="ce33">
            <text:p>36,834</text:p>
          </table:table-cell>
          <table:table-cell office:value-type="float" office:value="31263" table:style-name="ce33">
            <text:p>31,263</text:p>
          </table:table-cell>
          <table:table-cell office:value-type="float" office:value="30729" table:style-name="ce33">
            <text:p>30,729</text:p>
          </table:table-cell>
          <table:table-cell office:value-type="float" office:value="26258" table:style-name="ce32">
            <text:p>26,258</text:p>
          </table:table-cell>
          <table:table-cell office:value-type="float" office:value="103722" table:style-name="ce33">
            <text:p>103,722</text:p>
          </table:table-cell>
          <table:table-cell office:value-type="float" office:value="22658" table:style-name="ce33">
            <text:p>22,658</text:p>
          </table:table-cell>
          <table:table-cell office:value-type="float" office:value="17284" table:style-name="ce33">
            <text:p>17,284</text:p>
          </table:table-cell>
          <table:table-cell office:value-type="float" office:value="20690" table:style-name="ce33">
            <text:p>20,690</text:p>
          </table:table-cell>
          <table:table-cell office:value-type="float" office:value="21558" table:style-name="ce33">
            <text:p>21,558</text:p>
          </table:table-cell>
          <table:table-cell office:value-type="float" office:value="21532" table:style-name="ce32">
            <text:p>21,532</text:p>
          </table:table-cell>
          <table:table-cell office:value-type="float" office:value="96881" table:style-name="ce33">
            <text:p>96,881</text:p>
          </table:table-cell>
          <table:table-cell office:value-type="float" office:value="21095" table:style-name="ce33">
            <text:p>21,095</text:p>
          </table:table-cell>
          <table:table-cell office:value-type="float" office:value="20902" table:style-name="ce33">
            <text:p>20,902</text:p>
          </table:table-cell>
          <table:table-cell office:value-type="float" office:value="20210" table:style-name="ce33">
            <text:p>20,210</text:p>
          </table:table-cell>
          <table:table-cell office:value-type="float" office:value="18274" table:style-name="ce33">
            <text:p>18,274</text:p>
          </table:table-cell>
          <table:table-cell office:value-type="float" office:value="16400" table:style-name="ce32">
            <text:p>16,400</text:p>
          </table:table-cell>
          <table:table-cell office:value-type="float" office:value="60850" table:style-name="ce33">
            <text:p>60,850</text:p>
          </table:table-cell>
          <table:table-cell office:value-type="float" office:value="15273" table:style-name="ce33">
            <text:p>15,273</text:p>
          </table:table-cell>
          <table:table-cell office:value-type="float" office:value="13615" table:style-name="ce33">
            <text:p>13,615</text:p>
          </table:table-cell>
          <table:table-cell office:value-type="float" office:value="12274" table:style-name="ce33">
            <text:p>12,274</text:p>
          </table:table-cell>
          <table:table-cell office:value-type="float" office:value="10641" table:style-name="ce33">
            <text:p>10,641</text:p>
          </table:table-cell>
          <table:table-cell office:value-type="float" office:value="9047" table:style-name="ce32">
            <text:p>9,047</text:p>
          </table:table-cell>
          <table:table-cell office:value-type="float" office:value="26504" table:style-name="ce33">
            <text:p>26,504</text:p>
          </table:table-cell>
          <table:table-cell office:value-type="float" office:value="7769" table:style-name="ce33">
            <text:p>7,769</text:p>
          </table:table-cell>
          <table:table-cell office:value-type="float" office:value="6456" table:style-name="ce33">
            <text:p>6,456</text:p>
          </table:table-cell>
          <table:table-cell office:value-type="float" office:value="5262" table:style-name="ce33">
            <text:p>5,262</text:p>
          </table:table-cell>
          <table:table-cell office:value-type="float" office:value="4022" table:style-name="ce33">
            <text:p>4,022</text:p>
          </table:table-cell>
          <table:table-cell office:value-type="float" office:value="2995" table:style-name="ce32">
            <text:p>2,995</text:p>
          </table:table-cell>
          <table:table-cell office:value-type="float" office:value="6453" table:style-name="ce33">
            <text:p>6,453</text:p>
          </table:table-cell>
          <table:table-cell office:value-type="float" office:value="2397" table:style-name="ce33">
            <text:p>2,397</text:p>
          </table:table-cell>
          <table:table-cell office:value-type="float" office:value="1699" table:style-name="ce33">
            <text:p>1,699</text:p>
          </table:table-cell>
          <table:table-cell office:value-type="float" office:value="1013" table:style-name="ce33">
            <text:p>1,013</text:p>
          </table:table-cell>
          <table:table-cell office:value-type="float" office:value="788" table:style-name="ce33">
            <text:p>788</text:p>
          </table:table-cell>
          <table:table-cell office:value-type="float" office:value="556" table:style-name="ce32">
            <text:p>556</text:p>
          </table:table-cell>
          <table:table-cell office:value-type="float" office:value="853" table:style-name="ce33">
            <text:p>85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48856" table:style-name="ce44">
            <text:p>448,856</text:p>
          </table:table-cell>
          <table:table-cell office:value-type="float" office:value="14977" table:style-name="ce44">
            <text:p>14,977</text:p>
          </table:table-cell>
          <table:table-cell office:value-type="float" office:value="2511" table:style-name="ce44">
            <text:p>2,511</text:p>
          </table:table-cell>
          <table:table-cell office:value-type="float" office:value="2905" table:style-name="ce44">
            <text:p>2,905</text:p>
          </table:table-cell>
          <table:table-cell office:value-type="float" office:value="3025" table:style-name="ce44">
            <text:p>3,025</text:p>
          </table:table-cell>
          <table:table-cell office:value-type="float" office:value="3169" table:style-name="ce44">
            <text:p>3,169</text:p>
          </table:table-cell>
          <table:table-cell office:value-type="float" office:value="3367" table:style-name="ce44">
            <text:p>3,367</text:p>
          </table:table-cell>
          <table:table-cell office:value-type="float" office:value="18648" table:style-name="ce44">
            <text:p>18,648</text:p>
          </table:table-cell>
          <table:table-cell office:value-type="float" office:value="3647" table:style-name="ce44">
            <text:p>3,647</text:p>
          </table:table-cell>
          <table:table-cell office:value-type="float" office:value="3839" table:style-name="ce44">
            <text:p>3,839</text:p>
          </table:table-cell>
          <table:table-cell office:value-type="float" office:value="3668" table:style-name="ce44">
            <text:p>3,668</text:p>
          </table:table-cell>
          <table:table-cell office:value-type="float" office:value="3574" table:style-name="ce44">
            <text:p>3,574</text:p>
          </table:table-cell>
          <table:table-cell office:value-type="float" office:value="3920" table:style-name="ce45">
            <text:p>3,920</text:p>
          </table:table-cell>
          <table:table-cell office:value-type="float" office:value="17931" table:style-name="ce44">
            <text:p>17,931</text:p>
          </table:table-cell>
          <table:table-cell office:value-type="float" office:value="3870" table:style-name="ce44">
            <text:p>3,870</text:p>
          </table:table-cell>
          <table:table-cell office:value-type="float" office:value="3307" table:style-name="ce44">
            <text:p>3,307</text:p>
          </table:table-cell>
          <table:table-cell office:value-type="float" office:value="3426" table:style-name="ce44">
            <text:p>3,426</text:p>
          </table:table-cell>
          <table:table-cell office:value-type="float" office:value="3681" table:style-name="ce44">
            <text:p>3,681</text:p>
          </table:table-cell>
          <table:table-cell office:value-type="float" office:value="3647" table:style-name="ce45">
            <text:p>3,647</text:p>
          </table:table-cell>
          <table:table-cell office:value-type="float" office:value="20767" table:style-name="ce44">
            <text:p>20,767</text:p>
          </table:table-cell>
          <table:table-cell office:value-type="float" office:value="3714" table:style-name="ce44">
            <text:p>3,714</text:p>
          </table:table-cell>
          <table:table-cell office:value-type="float" office:value="3906" table:style-name="ce44">
            <text:p>3,906</text:p>
          </table:table-cell>
          <table:table-cell office:value-type="float" office:value="4186" table:style-name="ce44">
            <text:p>4,186</text:p>
          </table:table-cell>
          <table:table-cell office:value-type="float" office:value="4368" table:style-name="ce44">
            <text:p>4,368</text:p>
          </table:table-cell>
          <table:table-cell office:value-type="float" office:value="4593" table:style-name="ce45">
            <text:p>4,593</text:p>
          </table:table-cell>
          <table:table-cell office:value-type="float" office:value="27951" table:style-name="ce44">
            <text:p>27,951</text:p>
          </table:table-cell>
          <table:table-cell office:value-type="float" office:value="4882" table:style-name="ce44">
            <text:p>4,882</text:p>
          </table:table-cell>
          <table:table-cell office:value-type="float" office:value="5618" table:style-name="ce44">
            <text:p>5,618</text:p>
          </table:table-cell>
          <table:table-cell office:value-type="float" office:value="5698" table:style-name="ce44">
            <text:p>5,698</text:p>
          </table:table-cell>
          <table:table-cell office:value-type="float" office:value="5523" table:style-name="ce44">
            <text:p>5,523</text:p>
          </table:table-cell>
          <table:table-cell office:value-type="float" office:value="6230" table:style-name="ce45">
            <text:p>6,230</text:p>
          </table:table-cell>
          <table:table-cell office:value-type="float" office:value="32869" table:style-name="ce44">
            <text:p>32,869</text:p>
          </table:table-cell>
          <table:table-cell office:value-type="float" office:value="6623" table:style-name="ce44">
            <text:p>6,623</text:p>
          </table:table-cell>
          <table:table-cell office:value-type="float" office:value="6654" table:style-name="ce44">
            <text:p>6,654</text:p>
          </table:table-cell>
          <table:table-cell office:value-type="float" office:value="6549" table:style-name="ce44">
            <text:p>6,549</text:p>
          </table:table-cell>
          <table:table-cell office:value-type="float" office:value="6564" table:style-name="ce44">
            <text:p>6,564</text:p>
          </table:table-cell>
          <table:table-cell office:value-type="float" office:value="6479" table:style-name="ce45">
            <text:p>6,479</text:p>
          </table:table-cell>
          <table:table-cell office:value-type="float" office:value="30362" table:style-name="ce44">
            <text:p>30,362</text:p>
          </table:table-cell>
          <table:table-cell office:value-type="float" office:value="6318" table:style-name="ce44">
            <text:p>6,318</text:p>
          </table:table-cell>
          <table:table-cell office:value-type="float" office:value="6263" table:style-name="ce44">
            <text:p>6,263</text:p>
          </table:table-cell>
          <table:table-cell office:value-type="float" office:value="6014" table:style-name="ce44">
            <text:p>6,014</text:p>
          </table:table-cell>
          <table:table-cell office:value-type="float" office:value="6039" table:style-name="ce44">
            <text:p>6,039</text:p>
          </table:table-cell>
          <table:table-cell office:value-type="float" office:value="5728" table:style-name="ce45">
            <text:p>5,728</text:p>
          </table:table-cell>
          <table:table-cell office:value-type="float" office:value="30351" table:style-name="ce44">
            <text:p>30,351</text:p>
          </table:table-cell>
          <table:table-cell office:value-type="float" office:value="5324" table:style-name="ce44">
            <text:p>5,324</text:p>
          </table:table-cell>
          <table:table-cell office:value-type="float" office:value="5722" table:style-name="ce44">
            <text:p>5,722</text:p>
          </table:table-cell>
          <table:table-cell office:value-type="float" office:value="6097" table:style-name="ce44">
            <text:p>6,097</text:p>
          </table:table-cell>
          <table:table-cell office:value-type="float" office:value="6469" table:style-name="ce44">
            <text:p>6,469</text:p>
          </table:table-cell>
          <table:table-cell office:value-type="float" office:value="6739" table:style-name="ce45">
            <text:p>6,739</text:p>
          </table:table-cell>
          <table:table-cell office:value-type="float" office:value="34500" table:style-name="ce44">
            <text:p>34,500</text:p>
          </table:table-cell>
          <table:table-cell office:value-type="float" office:value="6875" table:style-name="ce44">
            <text:p>6,875</text:p>
          </table:table-cell>
          <table:table-cell office:value-type="float" office:value="7113" table:style-name="ce44">
            <text:p>7,113</text:p>
          </table:table-cell>
          <table:table-cell office:value-type="float" office:value="6870" table:style-name="ce44">
            <text:p>6,870</text:p>
          </table:table-cell>
          <table:table-cell office:value-type="float" office:value="6897" table:style-name="ce44">
            <text:p>6,897</text:p>
          </table:table-cell>
          <table:table-cell office:value-type="float" office:value="6745" table:style-name="ce45">
            <text:p>6,745</text:p>
          </table:table-cell>
          <table:table-cell office:value-type="float" office:value="33157" table:style-name="ce44">
            <text:p>33,157</text:p>
          </table:table-cell>
          <table:table-cell office:value-type="float" office:value="7082" table:style-name="ce44">
            <text:p>7,082</text:p>
          </table:table-cell>
          <table:table-cell office:value-type="float" office:value="6525" table:style-name="ce44">
            <text:p>6,525</text:p>
          </table:table-cell>
          <table:table-cell office:value-type="float" office:value="6544" table:style-name="ce44">
            <text:p>6,544</text:p>
          </table:table-cell>
          <table:table-cell office:value-type="float" office:value="6430" table:style-name="ce44">
            <text:p>6,430</text:p>
          </table:table-cell>
          <table:table-cell office:value-type="float" office:value="6576" table:style-name="ce45">
            <text:p>6,576</text:p>
          </table:table-cell>
          <table:table-cell office:value-type="float" office:value="35086" table:style-name="ce44">
            <text:p>35,086</text:p>
          </table:table-cell>
          <table:table-cell office:value-type="float" office:value="6534" table:style-name="ce44">
            <text:p>6,534</text:p>
          </table:table-cell>
          <table:table-cell office:value-type="float" office:value="7071" table:style-name="ce44">
            <text:p>7,071</text:p>
          </table:table-cell>
          <table:table-cell office:value-type="float" office:value="7232" table:style-name="ce44">
            <text:p>7,232</text:p>
          </table:table-cell>
          <table:table-cell office:value-type="float" office:value="7012" table:style-name="ce44">
            <text:p>7,012</text:p>
          </table:table-cell>
          <table:table-cell office:value-type="float" office:value="7237" table:style-name="ce45">
            <text:p>7,237</text:p>
          </table:table-cell>
          <table:table-cell office:value-type="float" office:value="35924" table:style-name="ce44">
            <text:p>35,924</text:p>
          </table:table-cell>
          <table:table-cell office:value-type="float" office:value="6992" table:style-name="ce44">
            <text:p>6,992</text:p>
          </table:table-cell>
          <table:table-cell office:value-type="float" office:value="6881" table:style-name="ce44">
            <text:p>6,881</text:p>
          </table:table-cell>
          <table:table-cell office:value-type="float" office:value="7492" table:style-name="ce44">
            <text:p>7,492</text:p>
          </table:table-cell>
          <table:table-cell office:value-type="float" office:value="7253" table:style-name="ce44">
            <text:p>7,253</text:p>
          </table:table-cell>
          <table:table-cell office:value-type="float" office:value="7306" table:style-name="ce45">
            <text:p>7,306</text:p>
          </table:table-cell>
          <table:table-cell office:value-type="float" office:value="34107" table:style-name="ce44">
            <text:p>34,107</text:p>
          </table:table-cell>
          <table:table-cell office:value-type="float" office:value="7330" table:style-name="ce44">
            <text:p>7,330</text:p>
          </table:table-cell>
          <table:table-cell office:value-type="float" office:value="6979" table:style-name="ce44">
            <text:p>6,979</text:p>
          </table:table-cell>
          <table:table-cell office:value-type="float" office:value="6854" table:style-name="ce44">
            <text:p>6,854</text:p>
          </table:table-cell>
          <table:table-cell office:value-type="float" office:value="6829" table:style-name="ce44">
            <text:p>6,829</text:p>
          </table:table-cell>
          <table:table-cell office:value-type="float" office:value="6115" table:style-name="ce45">
            <text:p>6,115</text:p>
          </table:table-cell>
          <table:table-cell office:value-type="float" office:value="28062" table:style-name="ce44">
            <text:p>28,062</text:p>
          </table:table-cell>
          <table:table-cell office:value-type="float" office:value="6076" table:style-name="ce44">
            <text:p>6,076</text:p>
          </table:table-cell>
          <table:table-cell office:value-type="float" office:value="5972" table:style-name="ce44">
            <text:p>5,972</text:p>
          </table:table-cell>
          <table:table-cell office:value-type="float" office:value="5801" table:style-name="ce44">
            <text:p>5,801</text:p>
          </table:table-cell>
          <table:table-cell office:value-type="float" office:value="5326" table:style-name="ce44">
            <text:p>5,326</text:p>
          </table:table-cell>
          <table:table-cell office:value-type="float" office:value="4887" table:style-name="ce45">
            <text:p>4,887</text:p>
          </table:table-cell>
          <table:table-cell office:value-type="float" office:value="19731" table:style-name="ce44">
            <text:p>19,731</text:p>
          </table:table-cell>
          <table:table-cell office:value-type="float" office:value="5029" table:style-name="ce44">
            <text:p>5,029</text:p>
          </table:table-cell>
          <table:table-cell office:value-type="float" office:value="4533" table:style-name="ce44">
            <text:p>4,533</text:p>
          </table:table-cell>
          <table:table-cell office:value-type="float" office:value="3649" table:style-name="ce44">
            <text:p>3,649</text:p>
          </table:table-cell>
          <table:table-cell office:value-type="float" office:value="3579" table:style-name="ce44">
            <text:p>3,579</text:p>
          </table:table-cell>
          <table:table-cell office:value-type="float" office:value="2941" table:style-name="ce45">
            <text:p>2,941</text:p>
          </table:table-cell>
          <table:table-cell office:value-type="float" office:value="12423" table:style-name="ce44">
            <text:p>12,423</text:p>
          </table:table-cell>
          <table:table-cell office:value-type="float" office:value="2587" table:style-name="ce44">
            <text:p>2,587</text:p>
          </table:table-cell>
          <table:table-cell office:value-type="float" office:value="1980" table:style-name="ce44">
            <text:p>1,980</text:p>
          </table:table-cell>
          <table:table-cell office:value-type="float" office:value="2554" table:style-name="ce44">
            <text:p>2,554</text:p>
          </table:table-cell>
          <table:table-cell office:value-type="float" office:value="2617" table:style-name="ce44">
            <text:p>2,617</text:p>
          </table:table-cell>
          <table:table-cell office:value-type="float" office:value="2685" table:style-name="ce45">
            <text:p>2,685</text:p>
          </table:table-cell>
          <table:table-cell office:value-type="float" office:value="11772" table:style-name="ce44">
            <text:p>11,772</text:p>
          </table:table-cell>
          <table:table-cell office:value-type="float" office:value="2534" table:style-name="ce44">
            <text:p>2,534</text:p>
          </table:table-cell>
          <table:table-cell office:value-type="float" office:value="2609" table:style-name="ce44">
            <text:p>2,609</text:p>
          </table:table-cell>
          <table:table-cell office:value-type="float" office:value="2508" table:style-name="ce44">
            <text:p>2,508</text:p>
          </table:table-cell>
          <table:table-cell office:value-type="float" office:value="2118" table:style-name="ce44">
            <text:p>2,118</text:p>
          </table:table-cell>
          <table:table-cell office:value-type="float" office:value="2003" table:style-name="ce45">
            <text:p>2,003</text:p>
          </table:table-cell>
          <table:table-cell office:value-type="float" office:value="6681" table:style-name="ce44">
            <text:p>6,681</text:p>
          </table:table-cell>
          <table:table-cell office:value-type="float" office:value="1762" table:style-name="ce44">
            <text:p>1,762</text:p>
          </table:table-cell>
          <table:table-cell office:value-type="float" office:value="1520" table:style-name="ce44">
            <text:p>1,520</text:p>
          </table:table-cell>
          <table:table-cell office:value-type="float" office:value="1339" table:style-name="ce44">
            <text:p>1,339</text:p>
          </table:table-cell>
          <table:table-cell office:value-type="float" office:value="1118" table:style-name="ce44">
            <text:p>1,118</text:p>
          </table:table-cell>
          <table:table-cell office:value-type="float" office:value="942" table:style-name="ce45">
            <text:p>942</text:p>
          </table:table-cell>
          <table:table-cell office:value-type="float" office:value="2804" table:style-name="ce44">
            <text:p>2,804</text:p>
          </table:table-cell>
          <table:table-cell office:value-type="float" office:value="841" table:style-name="ce44">
            <text:p>841</text:p>
          </table:table-cell>
          <table:table-cell office:value-type="float" office:value="731" table:style-name="ce44">
            <text:p>731</text:p>
          </table:table-cell>
          <table:table-cell office:value-type="float" office:value="523" table:style-name="ce44">
            <text:p>523</text:p>
          </table:table-cell>
          <table:table-cell office:value-type="float" office:value="407" table:style-name="ce44">
            <text:p>407</text:p>
          </table:table-cell>
          <table:table-cell office:value-type="float" office:value="302" table:style-name="ce45">
            <text:p>302</text:p>
          </table:table-cell>
          <table:table-cell office:value-type="float" office:value="667" table:style-name="ce44">
            <text:p>667</text:p>
          </table:table-cell>
          <table:table-cell office:value-type="float" office:value="246" table:style-name="ce44">
            <text:p>246</text:p>
          </table:table-cell>
          <table:table-cell office:value-type="float" office:value="184" table:style-name="ce44">
            <text:p>184</text:p>
          </table:table-cell>
          <table:table-cell office:value-type="float" office:value="98" table:style-name="ce44">
            <text:p>98</text:p>
          </table:table-cell>
          <table:table-cell office:value-type="float" office:value="77" table:style-name="ce44">
            <text:p>77</text:p>
          </table:table-cell>
          <table:table-cell office:value-type="float" office:value="62" table:style-name="ce45">
            <text:p>62</text:p>
          </table:table-cell>
          <table:table-cell office:value-type="float" office:value="86" table:style-name="ce44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5846" table:style-name="ce44">
            <text:p>225,846</text:p>
          </table:table-cell>
          <table:table-cell office:value-type="float" office:value="7715" table:style-name="ce44">
            <text:p>7,715</text:p>
          </table:table-cell>
          <table:table-cell office:value-type="float" office:value="1300" table:style-name="ce46">
            <text:p>1,300</text:p>
          </table:table-cell>
          <table:table-cell office:value-type="float" office:value="1512" table:style-name="ce46">
            <text:p>1,512</text:p>
          </table:table-cell>
          <table:table-cell office:value-type="float" office:value="1534" table:style-name="ce46">
            <text:p>1,534</text:p>
          </table:table-cell>
          <table:table-cell office:value-type="float" office:value="1644" table:style-name="ce46">
            <text:p>1,644</text:p>
          </table:table-cell>
          <table:table-cell office:value-type="float" office:value="1725" table:style-name="ce46">
            <text:p>1,725</text:p>
          </table:table-cell>
          <table:table-cell office:value-type="float" office:value="9705" table:style-name="ce46">
            <text:p>9,705</text:p>
          </table:table-cell>
          <table:table-cell office:value-type="float" office:value="1863" table:style-name="ce46">
            <text:p>1,863</text:p>
          </table:table-cell>
          <table:table-cell office:value-type="float" office:value="1991" table:style-name="ce46">
            <text:p>1,991</text:p>
          </table:table-cell>
          <table:table-cell office:value-type="float" office:value="1909" table:style-name="ce46">
            <text:p>1,909</text:p>
          </table:table-cell>
          <table:table-cell office:value-type="float" office:value="1854" table:style-name="ce46">
            <text:p>1,854</text:p>
          </table:table-cell>
          <table:table-cell office:value-type="float" office:value="2088" table:style-name="ce47">
            <text:p>2,088</text:p>
          </table:table-cell>
          <table:table-cell office:value-type="float" office:value="9299" table:style-name="ce46">
            <text:p>9,299</text:p>
          </table:table-cell>
          <table:table-cell office:value-type="float" office:value="2030" table:style-name="ce46">
            <text:p>2,030</text:p>
          </table:table-cell>
          <table:table-cell office:value-type="float" office:value="1691" table:style-name="ce46">
            <text:p>1,691</text:p>
          </table:table-cell>
          <table:table-cell office:value-type="float" office:value="1747" table:style-name="ce46">
            <text:p>1,747</text:p>
          </table:table-cell>
          <table:table-cell office:value-type="float" office:value="1937" table:style-name="ce46">
            <text:p>1,937</text:p>
          </table:table-cell>
          <table:table-cell office:value-type="float" office:value="1894" table:style-name="ce47">
            <text:p>1,894</text:p>
          </table:table-cell>
          <table:table-cell office:value-type="float" office:value="10825" table:style-name="ce46">
            <text:p>10,825</text:p>
          </table:table-cell>
          <table:table-cell office:value-type="float" office:value="1897" table:style-name="ce46">
            <text:p>1,897</text:p>
          </table:table-cell>
          <table:table-cell office:value-type="float" office:value="2038" table:style-name="ce46">
            <text:p>2,038</text:p>
          </table:table-cell>
          <table:table-cell office:value-type="float" office:value="2141" table:style-name="ce46">
            <text:p>2,141</text:p>
          </table:table-cell>
          <table:table-cell office:value-type="float" office:value="2329" table:style-name="ce46">
            <text:p>2,329</text:p>
          </table:table-cell>
          <table:table-cell office:value-type="float" office:value="2420" table:style-name="ce47">
            <text:p>2,420</text:p>
          </table:table-cell>
          <table:table-cell office:value-type="float" office:value="14562" table:style-name="ce46">
            <text:p>14,562</text:p>
          </table:table-cell>
          <table:table-cell office:value-type="float" office:value="2481" table:style-name="ce46">
            <text:p>2,481</text:p>
          </table:table-cell>
          <table:table-cell office:value-type="float" office:value="2954" table:style-name="ce46">
            <text:p>2,954</text:p>
          </table:table-cell>
          <table:table-cell office:value-type="float" office:value="2987" table:style-name="ce46">
            <text:p>2,987</text:p>
          </table:table-cell>
          <table:table-cell office:value-type="float" office:value="2881" table:style-name="ce46">
            <text:p>2,881</text:p>
          </table:table-cell>
          <table:table-cell office:value-type="float" office:value="3259" table:style-name="ce47">
            <text:p>3,259</text:p>
          </table:table-cell>
          <table:table-cell office:value-type="float" office:value="17197" table:style-name="ce46">
            <text:p>17,197</text:p>
          </table:table-cell>
          <table:table-cell office:value-type="float" office:value="3460" table:style-name="ce46">
            <text:p>3,460</text:p>
          </table:table-cell>
          <table:table-cell office:value-type="float" office:value="3539" table:style-name="ce46">
            <text:p>3,539</text:p>
          </table:table-cell>
          <table:table-cell office:value-type="float" office:value="3407" table:style-name="ce46">
            <text:p>3,407</text:p>
          </table:table-cell>
          <table:table-cell office:value-type="float" office:value="3389" table:style-name="ce46">
            <text:p>3,389</text:p>
          </table:table-cell>
          <table:table-cell office:value-type="float" office:value="3402" table:style-name="ce47">
            <text:p>3,402</text:p>
          </table:table-cell>
          <table:table-cell office:value-type="float" office:value="16193" table:style-name="ce46">
            <text:p>16,193</text:p>
          </table:table-cell>
          <table:table-cell office:value-type="float" office:value="3342" table:style-name="ce46">
            <text:p>3,342</text:p>
          </table:table-cell>
          <table:table-cell office:value-type="float" office:value="3372" table:style-name="ce46">
            <text:p>3,372</text:p>
          </table:table-cell>
          <table:table-cell office:value-type="float" office:value="3214" table:style-name="ce46">
            <text:p>3,214</text:p>
          </table:table-cell>
          <table:table-cell office:value-type="float" office:value="3159" table:style-name="ce46">
            <text:p>3,159</text:p>
          </table:table-cell>
          <table:table-cell office:value-type="float" office:value="3106" table:style-name="ce47">
            <text:p>3,106</text:p>
          </table:table-cell>
          <table:table-cell office:value-type="float" office:value="15605" table:style-name="ce46">
            <text:p>15,605</text:p>
          </table:table-cell>
          <table:table-cell office:value-type="float" office:value="2776" table:style-name="ce46">
            <text:p>2,776</text:p>
          </table:table-cell>
          <table:table-cell office:value-type="float" office:value="3004" table:style-name="ce46">
            <text:p>3,004</text:p>
          </table:table-cell>
          <table:table-cell office:value-type="float" office:value="3083" table:style-name="ce46">
            <text:p>3,083</text:p>
          </table:table-cell>
          <table:table-cell office:value-type="float" office:value="3303" table:style-name="ce46">
            <text:p>3,303</text:p>
          </table:table-cell>
          <table:table-cell office:value-type="float" office:value="3439" table:style-name="ce47">
            <text:p>3,439</text:p>
          </table:table-cell>
          <table:table-cell office:value-type="float" office:value="17342" table:style-name="ce46">
            <text:p>17,342</text:p>
          </table:table-cell>
          <table:table-cell office:value-type="float" office:value="3439" table:style-name="ce46">
            <text:p>3,439</text:p>
          </table:table-cell>
          <table:table-cell office:value-type="float" office:value="3597" table:style-name="ce46">
            <text:p>3,597</text:p>
          </table:table-cell>
          <table:table-cell office:value-type="float" office:value="3467" table:style-name="ce46">
            <text:p>3,467</text:p>
          </table:table-cell>
          <table:table-cell office:value-type="float" office:value="3435" table:style-name="ce46">
            <text:p>3,435</text:p>
          </table:table-cell>
          <table:table-cell office:value-type="float" office:value="3404" table:style-name="ce47">
            <text:p>3,404</text:p>
          </table:table-cell>
          <table:table-cell office:value-type="float" office:value="16466" table:style-name="ce46">
            <text:p>16,466</text:p>
          </table:table-cell>
          <table:table-cell office:value-type="float" office:value="3578" table:style-name="ce46">
            <text:p>3,578</text:p>
          </table:table-cell>
          <table:table-cell office:value-type="float" office:value="3229" table:style-name="ce46">
            <text:p>3,229</text:p>
          </table:table-cell>
          <table:table-cell office:value-type="float" office:value="3217" table:style-name="ce46">
            <text:p>3,217</text:p>
          </table:table-cell>
          <table:table-cell office:value-type="float" office:value="3162" table:style-name="ce46">
            <text:p>3,162</text:p>
          </table:table-cell>
          <table:table-cell office:value-type="float" office:value="3280" table:style-name="ce47">
            <text:p>3,280</text:p>
          </table:table-cell>
          <table:table-cell office:value-type="float" office:value="17822" table:style-name="ce46">
            <text:p>17,822</text:p>
          </table:table-cell>
          <table:table-cell office:value-type="float" office:value="3321" table:style-name="ce46">
            <text:p>3,321</text:p>
          </table:table-cell>
          <table:table-cell office:value-type="float" office:value="3563" table:style-name="ce46">
            <text:p>3,563</text:p>
          </table:table-cell>
          <table:table-cell office:value-type="float" office:value="3655" table:style-name="ce46">
            <text:p>3,655</text:p>
          </table:table-cell>
          <table:table-cell office:value-type="float" office:value="3605" table:style-name="ce46">
            <text:p>3,605</text:p>
          </table:table-cell>
          <table:table-cell office:value-type="float" office:value="3678" table:style-name="ce47">
            <text:p>3,678</text:p>
          </table:table-cell>
          <table:table-cell office:value-type="float" office:value="18225" table:style-name="ce46">
            <text:p>18,225</text:p>
          </table:table-cell>
          <table:table-cell office:value-type="float" office:value="3589" table:style-name="ce46">
            <text:p>3,589</text:p>
          </table:table-cell>
          <table:table-cell office:value-type="float" office:value="3464" table:style-name="ce46">
            <text:p>3,464</text:p>
          </table:table-cell>
          <table:table-cell office:value-type="float" office:value="3827" table:style-name="ce46">
            <text:p>3,827</text:p>
          </table:table-cell>
          <table:table-cell office:value-type="float" office:value="3602" table:style-name="ce46">
            <text:p>3,602</text:p>
          </table:table-cell>
          <table:table-cell office:value-type="float" office:value="3743" table:style-name="ce47">
            <text:p>3,743</text:p>
          </table:table-cell>
          <table:table-cell office:value-type="float" office:value="16860" table:style-name="ce46">
            <text:p>16,860</text:p>
          </table:table-cell>
          <table:table-cell office:value-type="float" office:value="3643" table:style-name="ce46">
            <text:p>3,643</text:p>
          </table:table-cell>
          <table:table-cell office:value-type="float" office:value="3496" table:style-name="ce46">
            <text:p>3,496</text:p>
          </table:table-cell>
          <table:table-cell office:value-type="float" office:value="3407" table:style-name="ce46">
            <text:p>3,407</text:p>
          </table:table-cell>
          <table:table-cell office:value-type="float" office:value="3337" table:style-name="ce46">
            <text:p>3,337</text:p>
          </table:table-cell>
          <table:table-cell office:value-type="float" office:value="2977" table:style-name="ce47">
            <text:p>2,977</text:p>
          </table:table-cell>
          <table:table-cell office:value-type="float" office:value="13855" table:style-name="ce46">
            <text:p>13,855</text:p>
          </table:table-cell>
          <table:table-cell office:value-type="float" office:value="3082" table:style-name="ce46">
            <text:p>3,082</text:p>
          </table:table-cell>
          <table:table-cell office:value-type="float" office:value="2973" table:style-name="ce46">
            <text:p>2,973</text:p>
          </table:table-cell>
          <table:table-cell office:value-type="float" office:value="2884" table:style-name="ce46">
            <text:p>2,884</text:p>
          </table:table-cell>
          <table:table-cell office:value-type="float" office:value="2541" table:style-name="ce46">
            <text:p>2,541</text:p>
          </table:table-cell>
          <table:table-cell office:value-type="float" office:value="2375" table:style-name="ce47">
            <text:p>2,375</text:p>
          </table:table-cell>
          <table:table-cell office:value-type="float" office:value="9404" table:style-name="ce46">
            <text:p>9,404</text:p>
          </table:table-cell>
          <table:table-cell office:value-type="float" office:value="2408" table:style-name="ce46">
            <text:p>2,408</text:p>
          </table:table-cell>
          <table:table-cell office:value-type="float" office:value="2212" table:style-name="ce46">
            <text:p>2,212</text:p>
          </table:table-cell>
          <table:table-cell office:value-type="float" office:value="1724" table:style-name="ce46">
            <text:p>1,724</text:p>
          </table:table-cell>
          <table:table-cell office:value-type="float" office:value="1690" table:style-name="ce46">
            <text:p>1,690</text:p>
          </table:table-cell>
          <table:table-cell office:value-type="float" office:value="1370" table:style-name="ce47">
            <text:p>1,370</text:p>
          </table:table-cell>
          <table:table-cell office:value-type="float" office:value="5732" table:style-name="ce46">
            <text:p>5,732</text:p>
          </table:table-cell>
          <table:table-cell office:value-type="float" office:value="1233" table:style-name="ce46">
            <text:p>1,233</text:p>
          </table:table-cell>
          <table:table-cell office:value-type="float" office:value="953" table:style-name="ce46">
            <text:p>953</text:p>
          </table:table-cell>
          <table:table-cell office:value-type="float" office:value="1115" table:style-name="ce46">
            <text:p>1,115</text:p>
          </table:table-cell>
          <table:table-cell office:value-type="float" office:value="1254" table:style-name="ce46">
            <text:p>1,254</text:p>
          </table:table-cell>
          <table:table-cell office:value-type="float" office:value="1177" table:style-name="ce47">
            <text:p>1,177</text:p>
          </table:table-cell>
          <table:table-cell office:value-type="float" office:value="5089" table:style-name="ce46">
            <text:p>5,089</text:p>
          </table:table-cell>
          <table:table-cell office:value-type="float" office:value="1069" table:style-name="ce46">
            <text:p>1,069</text:p>
          </table:table-cell>
          <table:table-cell office:value-type="float" office:value="1156" table:style-name="ce46">
            <text:p>1,156</text:p>
          </table:table-cell>
          <table:table-cell office:value-type="float" office:value="1105" table:style-name="ce46">
            <text:p>1,105</text:p>
          </table:table-cell>
          <table:table-cell office:value-type="float" office:value="912" table:style-name="ce46">
            <text:p>912</text:p>
          </table:table-cell>
          <table:table-cell office:value-type="float" office:value="847" table:style-name="ce47">
            <text:p>847</text:p>
          </table:table-cell>
          <table:table-cell office:value-type="float" office:value="2634" table:style-name="ce46">
            <text:p>2,634</text:p>
          </table:table-cell>
          <table:table-cell office:value-type="float" office:value="686" table:style-name="ce46">
            <text:p>686</text:p>
          </table:table-cell>
          <table:table-cell office:value-type="float" office:value="610" table:style-name="ce46">
            <text:p>610</text:p>
          </table:table-cell>
          <table:table-cell office:value-type="float" office:value="535" table:style-name="ce46">
            <text:p>535</text:p>
          </table:table-cell>
          <table:table-cell office:value-type="float" office:value="439" table:style-name="ce46">
            <text:p>439</text:p>
          </table:table-cell>
          <table:table-cell office:value-type="float" office:value="364" table:style-name="ce47">
            <text:p>364</text:p>
          </table:table-cell>
          <table:table-cell office:value-type="float" office:value="1054" table:style-name="ce46">
            <text:p>1,054</text:p>
          </table:table-cell>
          <table:table-cell office:value-type="float" office:value="316" table:style-name="ce46">
            <text:p>316</text:p>
          </table:table-cell>
          <table:table-cell office:value-type="float" office:value="266" table:style-name="ce46">
            <text:p>266</text:p>
          </table:table-cell>
          <table:table-cell office:value-type="float" office:value="202" table:style-name="ce46">
            <text:p>202</text:p>
          </table:table-cell>
          <table:table-cell office:value-type="float" office:value="142" table:style-name="ce46">
            <text:p>142</text:p>
          </table:table-cell>
          <table:table-cell office:value-type="float" office:value="128" table:style-name="ce47">
            <text:p>128</text:p>
          </table:table-cell>
          <table:table-cell office:value-type="float" office:value="231" table:style-name="ce46">
            <text:p>231</text:p>
          </table:table-cell>
          <table:table-cell office:value-type="float" office:value="89" table:style-name="ce46">
            <text:p>89</text:p>
          </table:table-cell>
          <table:table-cell office:value-type="float" office:value="61" table:style-name="ce46">
            <text:p>61</text:p>
          </table:table-cell>
          <table:table-cell office:value-type="float" office:value="42" table:style-name="ce46">
            <text:p>42</text:p>
          </table:table-cell>
          <table:table-cell office:value-type="float" office:value="22" table:style-name="ce46">
            <text:p>22</text:p>
          </table:table-cell>
          <table:table-cell office:value-type="float" office:value="17" table:style-name="ce47">
            <text:p>17</text:p>
          </table:table-cell>
          <table:table-cell office:value-type="float" office:value="31" table:style-name="ce46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010" table:style-name="ce48">
            <text:p>223,010</text:p>
          </table:table-cell>
          <table:table-cell office:value-type="float" office:value="7262" table:style-name="ce49">
            <text:p>7,262</text:p>
          </table:table-cell>
          <table:table-cell office:value-type="float" office:value="1211" table:style-name="ce50">
            <text:p>1,211</text:p>
          </table:table-cell>
          <table:table-cell office:value-type="float" office:value="1393" table:style-name="ce50">
            <text:p>1,393</text:p>
          </table:table-cell>
          <table:table-cell office:value-type="float" office:value="1491" table:style-name="ce50">
            <text:p>1,491</text:p>
          </table:table-cell>
          <table:table-cell office:value-type="float" office:value="1525" table:style-name="ce50">
            <text:p>1,525</text:p>
          </table:table-cell>
          <table:table-cell office:value-type="float" office:value="1642" table:style-name="ce50">
            <text:p>1,642</text:p>
          </table:table-cell>
          <table:table-cell office:value-type="float" office:value="8943" table:style-name="ce50">
            <text:p>8,943</text:p>
          </table:table-cell>
          <table:table-cell office:value-type="float" office:value="1784" table:style-name="ce50">
            <text:p>1,784</text:p>
          </table:table-cell>
          <table:table-cell office:value-type="float" office:value="1848" table:style-name="ce50">
            <text:p>1,848</text:p>
          </table:table-cell>
          <table:table-cell office:value-type="float" office:value="1759" table:style-name="ce50">
            <text:p>1,759</text:p>
          </table:table-cell>
          <table:table-cell office:value-type="float" office:value="1720" table:style-name="ce50">
            <text:p>1,720</text:p>
          </table:table-cell>
          <table:table-cell office:value-type="float" office:value="1832" table:style-name="ce51">
            <text:p>1,832</text:p>
          </table:table-cell>
          <table:table-cell office:value-type="float" office:value="8632" table:style-name="ce50">
            <text:p>8,632</text:p>
          </table:table-cell>
          <table:table-cell office:value-type="float" office:value="1840" table:style-name="ce50">
            <text:p>1,840</text:p>
          </table:table-cell>
          <table:table-cell office:value-type="float" office:value="1616" table:style-name="ce50">
            <text:p>1,616</text:p>
          </table:table-cell>
          <table:table-cell office:value-type="float" office:value="1679" table:style-name="ce50">
            <text:p>1,679</text:p>
          </table:table-cell>
          <table:table-cell office:value-type="float" office:value="1744" table:style-name="ce50">
            <text:p>1,744</text:p>
          </table:table-cell>
          <table:table-cell office:value-type="float" office:value="1753" table:style-name="ce51">
            <text:p>1,753</text:p>
          </table:table-cell>
          <table:table-cell office:value-type="float" office:value="9942" table:style-name="ce50">
            <text:p>9,942</text:p>
          </table:table-cell>
          <table:table-cell office:value-type="float" office:value="1817" table:style-name="ce50">
            <text:p>1,817</text:p>
          </table:table-cell>
          <table:table-cell office:value-type="float" office:value="1868" table:style-name="ce50">
            <text:p>1,868</text:p>
          </table:table-cell>
          <table:table-cell office:value-type="float" office:value="2045" table:style-name="ce50">
            <text:p>2,045</text:p>
          </table:table-cell>
          <table:table-cell office:value-type="float" office:value="2039" table:style-name="ce50">
            <text:p>2,039</text:p>
          </table:table-cell>
          <table:table-cell office:value-type="float" office:value="2173" table:style-name="ce51">
            <text:p>2,173</text:p>
          </table:table-cell>
          <table:table-cell office:value-type="float" office:value="13389" table:style-name="ce50">
            <text:p>13,389</text:p>
          </table:table-cell>
          <table:table-cell office:value-type="float" office:value="2401" table:style-name="ce50">
            <text:p>2,401</text:p>
          </table:table-cell>
          <table:table-cell office:value-type="float" office:value="2664" table:style-name="ce50">
            <text:p>2,664</text:p>
          </table:table-cell>
          <table:table-cell office:value-type="float" office:value="2711" table:style-name="ce50">
            <text:p>2,711</text:p>
          </table:table-cell>
          <table:table-cell office:value-type="float" office:value="2642" table:style-name="ce50">
            <text:p>2,642</text:p>
          </table:table-cell>
          <table:table-cell office:value-type="float" office:value="2971" table:style-name="ce51">
            <text:p>2,971</text:p>
          </table:table-cell>
          <table:table-cell office:value-type="float" office:value="15672" table:style-name="ce50">
            <text:p>15,672</text:p>
          </table:table-cell>
          <table:table-cell office:value-type="float" office:value="3163" table:style-name="ce50">
            <text:p>3,163</text:p>
          </table:table-cell>
          <table:table-cell office:value-type="float" office:value="3115" table:style-name="ce50">
            <text:p>3,115</text:p>
          </table:table-cell>
          <table:table-cell office:value-type="float" office:value="3142" table:style-name="ce50">
            <text:p>3,142</text:p>
          </table:table-cell>
          <table:table-cell office:value-type="float" office:value="3175" table:style-name="ce50">
            <text:p>3,175</text:p>
          </table:table-cell>
          <table:table-cell office:value-type="float" office:value="3077" table:style-name="ce51">
            <text:p>3,077</text:p>
          </table:table-cell>
          <table:table-cell office:value-type="float" office:value="14169" table:style-name="ce50">
            <text:p>14,169</text:p>
          </table:table-cell>
          <table:table-cell office:value-type="float" office:value="2976" table:style-name="ce50">
            <text:p>2,976</text:p>
          </table:table-cell>
          <table:table-cell office:value-type="float" office:value="2891" table:style-name="ce50">
            <text:p>2,891</text:p>
          </table:table-cell>
          <table:table-cell office:value-type="float" office:value="2800" table:style-name="ce50">
            <text:p>2,800</text:p>
          </table:table-cell>
          <table:table-cell office:value-type="float" office:value="2880" table:style-name="ce50">
            <text:p>2,880</text:p>
          </table:table-cell>
          <table:table-cell office:value-type="float" office:value="2622" table:style-name="ce51">
            <text:p>2,622</text:p>
          </table:table-cell>
          <table:table-cell office:value-type="float" office:value="14746" table:style-name="ce50">
            <text:p>14,746</text:p>
          </table:table-cell>
          <table:table-cell office:value-type="float" office:value="2548" table:style-name="ce50">
            <text:p>2,548</text:p>
          </table:table-cell>
          <table:table-cell office:value-type="float" office:value="2718" table:style-name="ce50">
            <text:p>2,718</text:p>
          </table:table-cell>
          <table:table-cell office:value-type="float" office:value="3014" table:style-name="ce50">
            <text:p>3,014</text:p>
          </table:table-cell>
          <table:table-cell office:value-type="float" office:value="3166" table:style-name="ce50">
            <text:p>3,166</text:p>
          </table:table-cell>
          <table:table-cell office:value-type="float" office:value="3300" table:style-name="ce51">
            <text:p>3,300</text:p>
          </table:table-cell>
          <table:table-cell office:value-type="float" office:value="17158" table:style-name="ce50">
            <text:p>17,158</text:p>
          </table:table-cell>
          <table:table-cell office:value-type="float" office:value="3436" table:style-name="ce50">
            <text:p>3,436</text:p>
          </table:table-cell>
          <table:table-cell office:value-type="float" office:value="3516" table:style-name="ce50">
            <text:p>3,516</text:p>
          </table:table-cell>
          <table:table-cell office:value-type="float" office:value="3403" table:style-name="ce50">
            <text:p>3,403</text:p>
          </table:table-cell>
          <table:table-cell office:value-type="float" office:value="3462" table:style-name="ce50">
            <text:p>3,462</text:p>
          </table:table-cell>
          <table:table-cell office:value-type="float" office:value="3341" table:style-name="ce51">
            <text:p>3,341</text:p>
          </table:table-cell>
          <table:table-cell office:value-type="float" office:value="16691" table:style-name="ce50">
            <text:p>16,691</text:p>
          </table:table-cell>
          <table:table-cell office:value-type="float" office:value="3504" table:style-name="ce50">
            <text:p>3,504</text:p>
          </table:table-cell>
          <table:table-cell office:value-type="float" office:value="3296" table:style-name="ce50">
            <text:p>3,296</text:p>
          </table:table-cell>
          <table:table-cell office:value-type="float" office:value="3327" table:style-name="ce50">
            <text:p>3,327</text:p>
          </table:table-cell>
          <table:table-cell office:value-type="float" office:value="3268" table:style-name="ce50">
            <text:p>3,268</text:p>
          </table:table-cell>
          <table:table-cell office:value-type="float" office:value="3296" table:style-name="ce51">
            <text:p>3,296</text:p>
          </table:table-cell>
          <table:table-cell office:value-type="float" office:value="17264" table:style-name="ce50">
            <text:p>17,264</text:p>
          </table:table-cell>
          <table:table-cell office:value-type="float" office:value="3213" table:style-name="ce50">
            <text:p>3,213</text:p>
          </table:table-cell>
          <table:table-cell office:value-type="float" office:value="3508" table:style-name="ce50">
            <text:p>3,508</text:p>
          </table:table-cell>
          <table:table-cell office:value-type="float" office:value="3577" table:style-name="ce50">
            <text:p>3,577</text:p>
          </table:table-cell>
          <table:table-cell office:value-type="float" office:value="3407" table:style-name="ce50">
            <text:p>3,407</text:p>
          </table:table-cell>
          <table:table-cell office:value-type="float" office:value="3559" table:style-name="ce51">
            <text:p>3,559</text:p>
          </table:table-cell>
          <table:table-cell office:value-type="float" office:value="17699" table:style-name="ce50">
            <text:p>17,699</text:p>
          </table:table-cell>
          <table:table-cell office:value-type="float" office:value="3403" table:style-name="ce50">
            <text:p>3,403</text:p>
          </table:table-cell>
          <table:table-cell office:value-type="float" office:value="3417" table:style-name="ce50">
            <text:p>3,417</text:p>
          </table:table-cell>
          <table:table-cell office:value-type="float" office:value="3665" table:style-name="ce50">
            <text:p>3,665</text:p>
          </table:table-cell>
          <table:table-cell office:value-type="float" office:value="3651" table:style-name="ce50">
            <text:p>3,651</text:p>
          </table:table-cell>
          <table:table-cell office:value-type="float" office:value="3563" table:style-name="ce51">
            <text:p>3,563</text:p>
          </table:table-cell>
          <table:table-cell office:value-type="float" office:value="17247" table:style-name="ce50">
            <text:p>17,247</text:p>
          </table:table-cell>
          <table:table-cell office:value-type="float" office:value="3687" table:style-name="ce50">
            <text:p>3,687</text:p>
          </table:table-cell>
          <table:table-cell office:value-type="float" office:value="3483" table:style-name="ce50">
            <text:p>3,483</text:p>
          </table:table-cell>
          <table:table-cell office:value-type="float" office:value="3447" table:style-name="ce50">
            <text:p>3,447</text:p>
          </table:table-cell>
          <table:table-cell office:value-type="float" office:value="3492" table:style-name="ce50">
            <text:p>3,492</text:p>
          </table:table-cell>
          <table:table-cell office:value-type="float" office:value="3138" table:style-name="ce51">
            <text:p>3,138</text:p>
          </table:table-cell>
          <table:table-cell office:value-type="float" office:value="14207" table:style-name="ce50">
            <text:p>14,207</text:p>
          </table:table-cell>
          <table:table-cell office:value-type="float" office:value="2994" table:style-name="ce50">
            <text:p>2,994</text:p>
          </table:table-cell>
          <table:table-cell office:value-type="float" office:value="2999" table:style-name="ce50">
            <text:p>2,999</text:p>
          </table:table-cell>
          <table:table-cell office:value-type="float" office:value="2917" table:style-name="ce50">
            <text:p>2,917</text:p>
          </table:table-cell>
          <table:table-cell office:value-type="float" office:value="2785" table:style-name="ce50">
            <text:p>2,785</text:p>
          </table:table-cell>
          <table:table-cell office:value-type="float" office:value="2512" table:style-name="ce51">
            <text:p>2,512</text:p>
          </table:table-cell>
          <table:table-cell office:value-type="float" office:value="10327" table:style-name="ce50">
            <text:p>10,327</text:p>
          </table:table-cell>
          <table:table-cell office:value-type="float" office:value="2621" table:style-name="ce50">
            <text:p>2,621</text:p>
          </table:table-cell>
          <table:table-cell office:value-type="float" office:value="2321" table:style-name="ce50">
            <text:p>2,321</text:p>
          </table:table-cell>
          <table:table-cell office:value-type="float" office:value="1925" table:style-name="ce50">
            <text:p>1,925</text:p>
          </table:table-cell>
          <table:table-cell office:value-type="float" office:value="1889" table:style-name="ce50">
            <text:p>1,889</text:p>
          </table:table-cell>
          <table:table-cell office:value-type="float" office:value="1571" table:style-name="ce51">
            <text:p>1,571</text:p>
          </table:table-cell>
          <table:table-cell office:value-type="float" office:value="6691" table:style-name="ce50">
            <text:p>6,691</text:p>
          </table:table-cell>
          <table:table-cell office:value-type="float" office:value="1354" table:style-name="ce50">
            <text:p>1,354</text:p>
          </table:table-cell>
          <table:table-cell office:value-type="float" office:value="1027" table:style-name="ce50">
            <text:p>1,027</text:p>
          </table:table-cell>
          <table:table-cell office:value-type="float" office:value="1439" table:style-name="ce50">
            <text:p>1,439</text:p>
          </table:table-cell>
          <table:table-cell office:value-type="float" office:value="1363" table:style-name="ce50">
            <text:p>1,363</text:p>
          </table:table-cell>
          <table:table-cell office:value-type="float" office:value="1508" table:style-name="ce51">
            <text:p>1,508</text:p>
          </table:table-cell>
          <table:table-cell office:value-type="float" office:value="6683" table:style-name="ce50">
            <text:p>6,683</text:p>
          </table:table-cell>
          <table:table-cell office:value-type="float" office:value="1465" table:style-name="ce50">
            <text:p>1,465</text:p>
          </table:table-cell>
          <table:table-cell office:value-type="float" office:value="1453" table:style-name="ce50">
            <text:p>1,453</text:p>
          </table:table-cell>
          <table:table-cell office:value-type="float" office:value="1403" table:style-name="ce50">
            <text:p>1,403</text:p>
          </table:table-cell>
          <table:table-cell office:value-type="float" office:value="1206" table:style-name="ce50">
            <text:p>1,206</text:p>
          </table:table-cell>
          <table:table-cell office:value-type="float" office:value="1156" table:style-name="ce51">
            <text:p>1,156</text:p>
          </table:table-cell>
          <table:table-cell office:value-type="float" office:value="4047" table:style-name="ce50">
            <text:p>4,047</text:p>
          </table:table-cell>
          <table:table-cell office:value-type="float" office:value="1076" table:style-name="ce50">
            <text:p>1,076</text:p>
          </table:table-cell>
          <table:table-cell office:value-type="float" office:value="910" table:style-name="ce50">
            <text:p>910</text:p>
          </table:table-cell>
          <table:table-cell office:value-type="float" office:value="804" table:style-name="ce50">
            <text:p>804</text:p>
          </table:table-cell>
          <table:table-cell office:value-type="float" office:value="679" table:style-name="ce50">
            <text:p>679</text:p>
          </table:table-cell>
          <table:table-cell office:value-type="float" office:value="578" table:style-name="ce51">
            <text:p>578</text:p>
          </table:table-cell>
          <table:table-cell office:value-type="float" office:value="1750" table:style-name="ce50">
            <text:p>1,750</text:p>
          </table:table-cell>
          <table:table-cell office:value-type="float" office:value="525" table:style-name="ce50">
            <text:p>525</text:p>
          </table:table-cell>
          <table:table-cell office:value-type="float" office:value="465" table:style-name="ce50">
            <text:p>465</text:p>
          </table:table-cell>
          <table:table-cell office:value-type="float" office:value="321" table:style-name="ce50">
            <text:p>321</text:p>
          </table:table-cell>
          <table:table-cell office:value-type="float" office:value="265" table:style-name="ce50">
            <text:p>265</text:p>
          </table:table-cell>
          <table:table-cell office:value-type="float" office:value="174" table:style-name="ce51">
            <text:p>174</text:p>
          </table:table-cell>
          <table:table-cell office:value-type="float" office:value="436" table:style-name="ce50">
            <text:p>436</text:p>
          </table:table-cell>
          <table:table-cell office:value-type="float" office:value="157" table:style-name="ce50">
            <text:p>157</text:p>
          </table:table-cell>
          <table:table-cell office:value-type="float" office:value="123" table:style-name="ce50">
            <text:p>123</text:p>
          </table:table-cell>
          <table:table-cell office:value-type="float" office:value="56" table:style-name="ce50">
            <text:p>56</text:p>
          </table:table-cell>
          <table:table-cell office:value-type="float" office:value="55" table:style-name="ce50">
            <text:p>55</text:p>
          </table:table-cell>
          <table:table-cell office:value-type="float" office:value="45" table:style-name="ce51">
            <text:p>45</text:p>
          </table:table-cell>
          <table:table-cell office:value-type="float" office:value="55" table:style-name="ce50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6373" table:style-name="ce44">
            <text:p>576,373</text:p>
          </table:table-cell>
          <table:table-cell office:value-type="float" office:value="26706" table:style-name="ce44">
            <text:p>26,706</text:p>
          </table:table-cell>
          <table:table-cell office:value-type="float" office:value="4414" table:style-name="ce44">
            <text:p>4,414</text:p>
          </table:table-cell>
          <table:table-cell office:value-type="float" office:value="5116" table:style-name="ce44">
            <text:p>5,116</text:p>
          </table:table-cell>
          <table:table-cell office:value-type="float" office:value="5359" table:style-name="ce44">
            <text:p>5,359</text:p>
          </table:table-cell>
          <table:table-cell office:value-type="float" office:value="5742" table:style-name="ce44">
            <text:p>5,742</text:p>
          </table:table-cell>
          <table:table-cell office:value-type="float" office:value="6075" table:style-name="ce44">
            <text:p>6,075</text:p>
          </table:table-cell>
          <table:table-cell office:value-type="float" office:value="34190" table:style-name="ce44">
            <text:p>34,190</text:p>
          </table:table-cell>
          <table:table-cell office:value-type="float" office:value="6640" table:style-name="ce44">
            <text:p>6,640</text:p>
          </table:table-cell>
          <table:table-cell office:value-type="float" office:value="6940" table:style-name="ce44">
            <text:p>6,940</text:p>
          </table:table-cell>
          <table:table-cell office:value-type="float" office:value="6995" table:style-name="ce44">
            <text:p>6,995</text:p>
          </table:table-cell>
          <table:table-cell office:value-type="float" office:value="6526" table:style-name="ce44">
            <text:p>6,526</text:p>
          </table:table-cell>
          <table:table-cell office:value-type="float" office:value="7089" table:style-name="ce45">
            <text:p>7,089</text:p>
          </table:table-cell>
          <table:table-cell office:value-type="float" office:value="30604" table:style-name="ce44">
            <text:p>30,604</text:p>
          </table:table-cell>
          <table:table-cell office:value-type="float" office:value="6964" table:style-name="ce44">
            <text:p>6,964</text:p>
          </table:table-cell>
          <table:table-cell office:value-type="float" office:value="5648" table:style-name="ce44">
            <text:p>5,648</text:p>
          </table:table-cell>
          <table:table-cell office:value-type="float" office:value="5714" table:style-name="ce44">
            <text:p>5,714</text:p>
          </table:table-cell>
          <table:table-cell office:value-type="float" office:value="6027" table:style-name="ce44">
            <text:p>6,027</text:p>
          </table:table-cell>
          <table:table-cell office:value-type="float" office:value="6251" table:style-name="ce45">
            <text:p>6,251</text:p>
          </table:table-cell>
          <table:table-cell office:value-type="float" office:value="30627" table:style-name="ce44">
            <text:p>30,627</text:p>
          </table:table-cell>
          <table:table-cell office:value-type="float" office:value="5960" table:style-name="ce44">
            <text:p>5,960</text:p>
          </table:table-cell>
          <table:table-cell office:value-type="float" office:value="6002" table:style-name="ce44">
            <text:p>6,002</text:p>
          </table:table-cell>
          <table:table-cell office:value-type="float" office:value="6027" table:style-name="ce44">
            <text:p>6,027</text:p>
          </table:table-cell>
          <table:table-cell office:value-type="float" office:value="6248" table:style-name="ce44">
            <text:p>6,248</text:p>
          </table:table-cell>
          <table:table-cell office:value-type="float" office:value="6390" table:style-name="ce45">
            <text:p>6,390</text:p>
          </table:table-cell>
          <table:table-cell office:value-type="float" office:value="35729" table:style-name="ce44">
            <text:p>35,729</text:p>
          </table:table-cell>
          <table:table-cell office:value-type="float" office:value="6684" table:style-name="ce44">
            <text:p>6,684</text:p>
          </table:table-cell>
          <table:table-cell office:value-type="float" office:value="7591" table:style-name="ce44">
            <text:p>7,591</text:p>
          </table:table-cell>
          <table:table-cell office:value-type="float" office:value="7140" table:style-name="ce44">
            <text:p>7,140</text:p>
          </table:table-cell>
          <table:table-cell office:value-type="float" office:value="6900" table:style-name="ce44">
            <text:p>6,900</text:p>
          </table:table-cell>
          <table:table-cell office:value-type="float" office:value="7414" table:style-name="ce45">
            <text:p>7,414</text:p>
          </table:table-cell>
          <table:table-cell office:value-type="float" office:value="38837" table:style-name="ce44">
            <text:p>38,837</text:p>
          </table:table-cell>
          <table:table-cell office:value-type="float" office:value="7900" table:style-name="ce44">
            <text:p>7,900</text:p>
          </table:table-cell>
          <table:table-cell office:value-type="float" office:value="7643" table:style-name="ce44">
            <text:p>7,643</text:p>
          </table:table-cell>
          <table:table-cell office:value-type="float" office:value="7911" table:style-name="ce44">
            <text:p>7,911</text:p>
          </table:table-cell>
          <table:table-cell office:value-type="float" office:value="7774" table:style-name="ce44">
            <text:p>7,774</text:p>
          </table:table-cell>
          <table:table-cell office:value-type="float" office:value="7609" table:style-name="ce45">
            <text:p>7,609</text:p>
          </table:table-cell>
          <table:table-cell office:value-type="float" office:value="39543" table:style-name="ce44">
            <text:p>39,543</text:p>
          </table:table-cell>
          <table:table-cell office:value-type="float" office:value="7678" table:style-name="ce44">
            <text:p>7,678</text:p>
          </table:table-cell>
          <table:table-cell office:value-type="float" office:value="8080" table:style-name="ce44">
            <text:p>8,080</text:p>
          </table:table-cell>
          <table:table-cell office:value-type="float" office:value="7911" table:style-name="ce44">
            <text:p>7,911</text:p>
          </table:table-cell>
          <table:table-cell office:value-type="float" office:value="8117" table:style-name="ce44">
            <text:p>8,117</text:p>
          </table:table-cell>
          <table:table-cell office:value-type="float" office:value="7757" table:style-name="ce45">
            <text:p>7,757</text:p>
          </table:table-cell>
          <table:table-cell office:value-type="float" office:value="44943" table:style-name="ce44">
            <text:p>44,943</text:p>
          </table:table-cell>
          <table:table-cell office:value-type="float" office:value="7683" table:style-name="ce44">
            <text:p>7,683</text:p>
          </table:table-cell>
          <table:table-cell office:value-type="float" office:value="8197" table:style-name="ce44">
            <text:p>8,197</text:p>
          </table:table-cell>
          <table:table-cell office:value-type="float" office:value="9137" table:style-name="ce44">
            <text:p>9,137</text:p>
          </table:table-cell>
          <table:table-cell office:value-type="float" office:value="9570" table:style-name="ce44">
            <text:p>9,570</text:p>
          </table:table-cell>
          <table:table-cell office:value-type="float" office:value="10356" table:style-name="ce45">
            <text:p>10,356</text:p>
          </table:table-cell>
          <table:table-cell office:value-type="float" office:value="53766" table:style-name="ce44">
            <text:p>53,766</text:p>
          </table:table-cell>
          <table:table-cell office:value-type="float" office:value="10939" table:style-name="ce44">
            <text:p>10,939</text:p>
          </table:table-cell>
          <table:table-cell office:value-type="float" office:value="10857" table:style-name="ce44">
            <text:p>10,857</text:p>
          </table:table-cell>
          <table:table-cell office:value-type="float" office:value="10969" table:style-name="ce44">
            <text:p>10,969</text:p>
          </table:table-cell>
          <table:table-cell office:value-type="float" office:value="10706" table:style-name="ce44">
            <text:p>10,706</text:p>
          </table:table-cell>
          <table:table-cell office:value-type="float" office:value="10295" table:style-name="ce45">
            <text:p>10,295</text:p>
          </table:table-cell>
          <table:table-cell office:value-type="float" office:value="47616" table:style-name="ce44">
            <text:p>47,616</text:p>
          </table:table-cell>
          <table:table-cell office:value-type="float" office:value="10809" table:style-name="ce44">
            <text:p>10,809</text:p>
          </table:table-cell>
          <table:table-cell office:value-type="float" office:value="9625" table:style-name="ce44">
            <text:p>9,625</text:p>
          </table:table-cell>
          <table:table-cell office:value-type="float" office:value="9075" table:style-name="ce44">
            <text:p>9,075</text:p>
          </table:table-cell>
          <table:table-cell office:value-type="float" office:value="9101" table:style-name="ce44">
            <text:p>9,101</text:p>
          </table:table-cell>
          <table:table-cell office:value-type="float" office:value="9006" table:style-name="ce45">
            <text:p>9,006</text:p>
          </table:table-cell>
          <table:table-cell office:value-type="float" office:value="42611" table:style-name="ce44">
            <text:p>42,611</text:p>
          </table:table-cell>
          <table:table-cell office:value-type="float" office:value="8745" table:style-name="ce44">
            <text:p>8,745</text:p>
          </table:table-cell>
          <table:table-cell office:value-type="float" office:value="8777" table:style-name="ce44">
            <text:p>8,777</text:p>
          </table:table-cell>
          <table:table-cell office:value-type="float" office:value="8726" table:style-name="ce44">
            <text:p>8,726</text:p>
          </table:table-cell>
          <table:table-cell office:value-type="float" office:value="8384" table:style-name="ce44">
            <text:p>8,384</text:p>
          </table:table-cell>
          <table:table-cell office:value-type="float" office:value="7979" table:style-name="ce45">
            <text:p>7,979</text:p>
          </table:table-cell>
          <table:table-cell office:value-type="float" office:value="39127" table:style-name="ce44">
            <text:p>39,127</text:p>
          </table:table-cell>
          <table:table-cell office:value-type="float" office:value="7735" table:style-name="ce44">
            <text:p>7,735</text:p>
          </table:table-cell>
          <table:table-cell office:value-type="float" office:value="8044" table:style-name="ce44">
            <text:p>8,044</text:p>
          </table:table-cell>
          <table:table-cell office:value-type="float" office:value="7835" table:style-name="ce44">
            <text:p>7,835</text:p>
          </table:table-cell>
          <table:table-cell office:value-type="float" office:value="7854" table:style-name="ce44">
            <text:p>7,854</text:p>
          </table:table-cell>
          <table:table-cell office:value-type="float" office:value="7659" table:style-name="ce45">
            <text:p>7,659</text:p>
          </table:table-cell>
          <table:table-cell office:value-type="float" office:value="34272" table:style-name="ce44">
            <text:p>34,272</text:p>
          </table:table-cell>
          <table:table-cell office:value-type="float" office:value="7575" table:style-name="ce44">
            <text:p>7,575</text:p>
          </table:table-cell>
          <table:table-cell office:value-type="float" office:value="7257" table:style-name="ce44">
            <text:p>7,257</text:p>
          </table:table-cell>
          <table:table-cell office:value-type="float" office:value="6812" table:style-name="ce44">
            <text:p>6,812</text:p>
          </table:table-cell>
          <table:table-cell office:value-type="float" office:value="6710" table:style-name="ce44">
            <text:p>6,710</text:p>
          </table:table-cell>
          <table:table-cell office:value-type="float" office:value="5918" table:style-name="ce45">
            <text:p>5,918</text:p>
          </table:table-cell>
          <table:table-cell office:value-type="float" office:value="26603" table:style-name="ce44">
            <text:p>26,603</text:p>
          </table:table-cell>
          <table:table-cell office:value-type="float" office:value="5886" table:style-name="ce44">
            <text:p>5,886</text:p>
          </table:table-cell>
          <table:table-cell office:value-type="float" office:value="5660" table:style-name="ce44">
            <text:p>5,660</text:p>
          </table:table-cell>
          <table:table-cell office:value-type="float" office:value="5413" table:style-name="ce44">
            <text:p>5,413</text:p>
          </table:table-cell>
          <table:table-cell office:value-type="float" office:value="5041" table:style-name="ce44">
            <text:p>5,041</text:p>
          </table:table-cell>
          <table:table-cell office:value-type="float" office:value="4603" table:style-name="ce45">
            <text:p>4,603</text:p>
          </table:table-cell>
          <table:table-cell office:value-type="float" office:value="18791" table:style-name="ce44">
            <text:p>18,791</text:p>
          </table:table-cell>
          <table:table-cell office:value-type="float" office:value="4706" table:style-name="ce44">
            <text:p>4,706</text:p>
          </table:table-cell>
          <table:table-cell office:value-type="float" office:value="4284" table:style-name="ce44">
            <text:p>4,284</text:p>
          </table:table-cell>
          <table:table-cell office:value-type="float" office:value="3640" table:style-name="ce44">
            <text:p>3,640</text:p>
          </table:table-cell>
          <table:table-cell office:value-type="float" office:value="3453" table:style-name="ce44">
            <text:p>3,453</text:p>
          </table:table-cell>
          <table:table-cell office:value-type="float" office:value="2708" table:style-name="ce45">
            <text:p>2,708</text:p>
          </table:table-cell>
          <table:table-cell office:value-type="float" office:value="11789" table:style-name="ce44">
            <text:p>11,789</text:p>
          </table:table-cell>
          <table:table-cell office:value-type="float" office:value="2633" table:style-name="ce44">
            <text:p>2,633</text:p>
          </table:table-cell>
          <table:table-cell office:value-type="float" office:value="1974" table:style-name="ce44">
            <text:p>1,974</text:p>
          </table:table-cell>
          <table:table-cell office:value-type="float" office:value="2313" table:style-name="ce44">
            <text:p>2,313</text:p>
          </table:table-cell>
          <table:table-cell office:value-type="float" office:value="2446" table:style-name="ce44">
            <text:p>2,446</text:p>
          </table:table-cell>
          <table:table-cell office:value-type="float" office:value="2423" table:style-name="ce45">
            <text:p>2,423</text:p>
          </table:table-cell>
          <table:table-cell office:value-type="float" office:value="10827" table:style-name="ce44">
            <text:p>10,827</text:p>
          </table:table-cell>
          <table:table-cell office:value-type="float" office:value="2435" table:style-name="ce44">
            <text:p>2,435</text:p>
          </table:table-cell>
          <table:table-cell office:value-type="float" office:value="2403" table:style-name="ce44">
            <text:p>2,403</text:p>
          </table:table-cell>
          <table:table-cell office:value-type="float" office:value="2180" table:style-name="ce44">
            <text:p>2,180</text:p>
          </table:table-cell>
          <table:table-cell office:value-type="float" office:value="2004" table:style-name="ce44">
            <text:p>2,004</text:p>
          </table:table-cell>
          <table:table-cell office:value-type="float" office:value="1805" table:style-name="ce45">
            <text:p>1,805</text:p>
          </table:table-cell>
          <table:table-cell office:value-type="float" office:value="6209" table:style-name="ce44">
            <text:p>6,209</text:p>
          </table:table-cell>
          <table:table-cell office:value-type="float" office:value="1624" table:style-name="ce44">
            <text:p>1,624</text:p>
          </table:table-cell>
          <table:table-cell office:value-type="float" office:value="1367" table:style-name="ce44">
            <text:p>1,367</text:p>
          </table:table-cell>
          <table:table-cell office:value-type="float" office:value="1271" table:style-name="ce44">
            <text:p>1,271</text:p>
          </table:table-cell>
          <table:table-cell office:value-type="float" office:value="1037" table:style-name="ce44">
            <text:p>1,037</text:p>
          </table:table-cell>
          <table:table-cell office:value-type="float" office:value="910" table:style-name="ce45">
            <text:p>910</text:p>
          </table:table-cell>
          <table:table-cell office:value-type="float" office:value="2757" table:style-name="ce44">
            <text:p>2,757</text:p>
          </table:table-cell>
          <table:table-cell office:value-type="float" office:value="798" table:style-name="ce44">
            <text:p>798</text:p>
          </table:table-cell>
          <table:table-cell office:value-type="float" office:value="650" table:style-name="ce44">
            <text:p>650</text:p>
          </table:table-cell>
          <table:table-cell office:value-type="float" office:value="559" table:style-name="ce44">
            <text:p>559</text:p>
          </table:table-cell>
          <table:table-cell office:value-type="float" office:value="426" table:style-name="ce44">
            <text:p>426</text:p>
          </table:table-cell>
          <table:table-cell office:value-type="float" office:value="324" table:style-name="ce45">
            <text:p>324</text:p>
          </table:table-cell>
          <table:table-cell office:value-type="float" office:value="732" table:style-name="ce44">
            <text:p>732</text:p>
          </table:table-cell>
          <table:table-cell office:value-type="float" office:value="274" table:style-name="ce44">
            <text:p>274</text:p>
          </table:table-cell>
          <table:table-cell office:value-type="float" office:value="180" table:style-name="ce44">
            <text:p>180</text:p>
          </table:table-cell>
          <table:table-cell office:value-type="float" office:value="129" table:style-name="ce44">
            <text:p>129</text:p>
          </table:table-cell>
          <table:table-cell office:value-type="float" office:value="87" table:style-name="ce44">
            <text:p>87</text:p>
          </table:table-cell>
          <table:table-cell office:value-type="float" office:value="62" table:style-name="ce45">
            <text:p>62</text:p>
          </table:table-cell>
          <table:table-cell office:value-type="float" office:value="94" table:style-name="ce44">
            <text:p>9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4052" table:style-name="ce44">
            <text:p>294,052</text:p>
          </table:table-cell>
          <table:table-cell office:value-type="float" office:value="13873" table:style-name="ce44">
            <text:p>13,873</text:p>
          </table:table-cell>
          <table:table-cell office:value-type="float" office:value="2231" table:style-name="ce44">
            <text:p>2,231</text:p>
          </table:table-cell>
          <table:table-cell office:value-type="float" office:value="2627" table:style-name="ce44">
            <text:p>2,627</text:p>
          </table:table-cell>
          <table:table-cell office:value-type="float" office:value="2769" table:style-name="ce44">
            <text:p>2,769</text:p>
          </table:table-cell>
          <table:table-cell office:value-type="float" office:value="3001" table:style-name="ce44">
            <text:p>3,001</text:p>
          </table:table-cell>
          <table:table-cell office:value-type="float" office:value="3245" table:style-name="ce44">
            <text:p>3,245</text:p>
          </table:table-cell>
          <table:table-cell office:value-type="float" office:value="17602" table:style-name="ce44">
            <text:p>17,602</text:p>
          </table:table-cell>
          <table:table-cell office:value-type="float" office:value="3427" table:style-name="ce44">
            <text:p>3,427</text:p>
          </table:table-cell>
          <table:table-cell office:value-type="float" office:value="3641" table:style-name="ce44">
            <text:p>3,641</text:p>
          </table:table-cell>
          <table:table-cell office:value-type="float" office:value="3627" table:style-name="ce44">
            <text:p>3,627</text:p>
          </table:table-cell>
          <table:table-cell office:value-type="float" office:value="3285" table:style-name="ce44">
            <text:p>3,285</text:p>
          </table:table-cell>
          <table:table-cell office:value-type="float" office:value="3622" table:style-name="ce45">
            <text:p>3,622</text:p>
          </table:table-cell>
          <table:table-cell office:value-type="float" office:value="15960" table:style-name="ce44">
            <text:p>15,960</text:p>
          </table:table-cell>
          <table:table-cell office:value-type="float" office:value="3563" table:style-name="ce44">
            <text:p>3,563</text:p>
          </table:table-cell>
          <table:table-cell office:value-type="float" office:value="2980" table:style-name="ce44">
            <text:p>2,980</text:p>
          </table:table-cell>
          <table:table-cell office:value-type="float" office:value="3014" table:style-name="ce44">
            <text:p>3,014</text:p>
          </table:table-cell>
          <table:table-cell office:value-type="float" office:value="3138" table:style-name="ce44">
            <text:p>3,138</text:p>
          </table:table-cell>
          <table:table-cell office:value-type="float" office:value="3265" table:style-name="ce45">
            <text:p>3,265</text:p>
          </table:table-cell>
          <table:table-cell office:value-type="float" office:value="16050" table:style-name="ce44">
            <text:p>16,050</text:p>
          </table:table-cell>
          <table:table-cell office:value-type="float" office:value="3103" table:style-name="ce44">
            <text:p>3,103</text:p>
          </table:table-cell>
          <table:table-cell office:value-type="float" office:value="3171" table:style-name="ce44">
            <text:p>3,171</text:p>
          </table:table-cell>
          <table:table-cell office:value-type="float" office:value="3203" table:style-name="ce44">
            <text:p>3,203</text:p>
          </table:table-cell>
          <table:table-cell office:value-type="float" office:value="3222" table:style-name="ce44">
            <text:p>3,222</text:p>
          </table:table-cell>
          <table:table-cell office:value-type="float" office:value="3351" table:style-name="ce45">
            <text:p>3,351</text:p>
          </table:table-cell>
          <table:table-cell office:value-type="float" office:value="18920" table:style-name="ce44">
            <text:p>18,920</text:p>
          </table:table-cell>
          <table:table-cell office:value-type="float" office:value="3583" table:style-name="ce44">
            <text:p>3,583</text:p>
          </table:table-cell>
          <table:table-cell office:value-type="float" office:value="3988" table:style-name="ce44">
            <text:p>3,988</text:p>
          </table:table-cell>
          <table:table-cell office:value-type="float" office:value="3742" table:style-name="ce44">
            <text:p>3,742</text:p>
          </table:table-cell>
          <table:table-cell office:value-type="float" office:value="3654" table:style-name="ce44">
            <text:p>3,654</text:p>
          </table:table-cell>
          <table:table-cell office:value-type="float" office:value="3953" table:style-name="ce45">
            <text:p>3,953</text:p>
          </table:table-cell>
          <table:table-cell office:value-type="float" office:value="20475" table:style-name="ce44">
            <text:p>20,475</text:p>
          </table:table-cell>
          <table:table-cell office:value-type="float" office:value="4109" table:style-name="ce44">
            <text:p>4,109</text:p>
          </table:table-cell>
          <table:table-cell office:value-type="float" office:value="4068" table:style-name="ce44">
            <text:p>4,068</text:p>
          </table:table-cell>
          <table:table-cell office:value-type="float" office:value="4065" table:style-name="ce44">
            <text:p>4,065</text:p>
          </table:table-cell>
          <table:table-cell office:value-type="float" office:value="4125" table:style-name="ce44">
            <text:p>4,125</text:p>
          </table:table-cell>
          <table:table-cell office:value-type="float" office:value="4108" table:style-name="ce45">
            <text:p>4,108</text:p>
          </table:table-cell>
          <table:table-cell office:value-type="float" office:value="21115" table:style-name="ce44">
            <text:p>21,115</text:p>
          </table:table-cell>
          <table:table-cell office:value-type="float" office:value="4160" table:style-name="ce44">
            <text:p>4,160</text:p>
          </table:table-cell>
          <table:table-cell office:value-type="float" office:value="4338" table:style-name="ce44">
            <text:p>4,338</text:p>
          </table:table-cell>
          <table:table-cell office:value-type="float" office:value="4275" table:style-name="ce44">
            <text:p>4,275</text:p>
          </table:table-cell>
          <table:table-cell office:value-type="float" office:value="4247" table:style-name="ce44">
            <text:p>4,247</text:p>
          </table:table-cell>
          <table:table-cell office:value-type="float" office:value="4095" table:style-name="ce45">
            <text:p>4,095</text:p>
          </table:table-cell>
          <table:table-cell office:value-type="float" office:value="22790" table:style-name="ce44">
            <text:p>22,790</text:p>
          </table:table-cell>
          <table:table-cell office:value-type="float" office:value="4006" table:style-name="ce44">
            <text:p>4,006</text:p>
          </table:table-cell>
          <table:table-cell office:value-type="float" office:value="4239" table:style-name="ce44">
            <text:p>4,239</text:p>
          </table:table-cell>
          <table:table-cell office:value-type="float" office:value="4561" table:style-name="ce44">
            <text:p>4,561</text:p>
          </table:table-cell>
          <table:table-cell office:value-type="float" office:value="4815" table:style-name="ce44">
            <text:p>4,815</text:p>
          </table:table-cell>
          <table:table-cell office:value-type="float" office:value="5169" table:style-name="ce45">
            <text:p>5,169</text:p>
          </table:table-cell>
          <table:table-cell office:value-type="float" office:value="26437" table:style-name="ce44">
            <text:p>26,437</text:p>
          </table:table-cell>
          <table:table-cell office:value-type="float" office:value="5401" table:style-name="ce44">
            <text:p>5,401</text:p>
          </table:table-cell>
          <table:table-cell office:value-type="float" office:value="5427" table:style-name="ce44">
            <text:p>5,427</text:p>
          </table:table-cell>
          <table:table-cell office:value-type="float" office:value="5390" table:style-name="ce44">
            <text:p>5,390</text:p>
          </table:table-cell>
          <table:table-cell office:value-type="float" office:value="5255" table:style-name="ce44">
            <text:p>5,255</text:p>
          </table:table-cell>
          <table:table-cell office:value-type="float" office:value="4964" table:style-name="ce45">
            <text:p>4,964</text:p>
          </table:table-cell>
          <table:table-cell office:value-type="float" office:value="23857" table:style-name="ce44">
            <text:p>23,857</text:p>
          </table:table-cell>
          <table:table-cell office:value-type="float" office:value="5304" table:style-name="ce44">
            <text:p>5,304</text:p>
          </table:table-cell>
          <table:table-cell office:value-type="float" office:value="4804" table:style-name="ce44">
            <text:p>4,804</text:p>
          </table:table-cell>
          <table:table-cell office:value-type="float" office:value="4572" table:style-name="ce44">
            <text:p>4,572</text:p>
          </table:table-cell>
          <table:table-cell office:value-type="float" office:value="4642" table:style-name="ce44">
            <text:p>4,642</text:p>
          </table:table-cell>
          <table:table-cell office:value-type="float" office:value="4535" table:style-name="ce45">
            <text:p>4,535</text:p>
          </table:table-cell>
          <table:table-cell office:value-type="float" office:value="21865" table:style-name="ce44">
            <text:p>21,865</text:p>
          </table:table-cell>
          <table:table-cell office:value-type="float" office:value="4485" table:style-name="ce44">
            <text:p>4,485</text:p>
          </table:table-cell>
          <table:table-cell office:value-type="float" office:value="4477" table:style-name="ce44">
            <text:p>4,477</text:p>
          </table:table-cell>
          <table:table-cell office:value-type="float" office:value="4453" table:style-name="ce44">
            <text:p>4,453</text:p>
          </table:table-cell>
          <table:table-cell office:value-type="float" office:value="4335" table:style-name="ce44">
            <text:p>4,335</text:p>
          </table:table-cell>
          <table:table-cell office:value-type="float" office:value="4115" table:style-name="ce45">
            <text:p>4,115</text:p>
          </table:table-cell>
          <table:table-cell office:value-type="float" office:value="20210" table:style-name="ce44">
            <text:p>20,210</text:p>
          </table:table-cell>
          <table:table-cell office:value-type="float" office:value="3974" table:style-name="ce44">
            <text:p>3,974</text:p>
          </table:table-cell>
          <table:table-cell office:value-type="float" office:value="4198" table:style-name="ce44">
            <text:p>4,198</text:p>
          </table:table-cell>
          <table:table-cell office:value-type="float" office:value="4057" table:style-name="ce44">
            <text:p>4,057</text:p>
          </table:table-cell>
          <table:table-cell office:value-type="float" office:value="4056" table:style-name="ce44">
            <text:p>4,056</text:p>
          </table:table-cell>
          <table:table-cell office:value-type="float" office:value="3925" table:style-name="ce45">
            <text:p>3,925</text:p>
          </table:table-cell>
          <table:table-cell office:value-type="float" office:value="17828" table:style-name="ce44">
            <text:p>17,828</text:p>
          </table:table-cell>
          <table:table-cell office:value-type="float" office:value="3887" table:style-name="ce44">
            <text:p>3,887</text:p>
          </table:table-cell>
          <table:table-cell office:value-type="float" office:value="3802" table:style-name="ce44">
            <text:p>3,802</text:p>
          </table:table-cell>
          <table:table-cell office:value-type="float" office:value="3557" table:style-name="ce44">
            <text:p>3,557</text:p>
          </table:table-cell>
          <table:table-cell office:value-type="float" office:value="3518" table:style-name="ce44">
            <text:p>3,518</text:p>
          </table:table-cell>
          <table:table-cell office:value-type="float" office:value="3064" table:style-name="ce45">
            <text:p>3,064</text:p>
          </table:table-cell>
          <table:table-cell office:value-type="float" office:value="13404" table:style-name="ce44">
            <text:p>13,404</text:p>
          </table:table-cell>
          <table:table-cell office:value-type="float" office:value="2988" table:style-name="ce44">
            <text:p>2,988</text:p>
          </table:table-cell>
          <table:table-cell office:value-type="float" office:value="2882" table:style-name="ce44">
            <text:p>2,882</text:p>
          </table:table-cell>
          <table:table-cell office:value-type="float" office:value="2698" table:style-name="ce44">
            <text:p>2,698</text:p>
          </table:table-cell>
          <table:table-cell office:value-type="float" office:value="2526" table:style-name="ce44">
            <text:p>2,526</text:p>
          </table:table-cell>
          <table:table-cell office:value-type="float" office:value="2310" table:style-name="ce45">
            <text:p>2,310</text:p>
          </table:table-cell>
          <table:table-cell office:value-type="float" office:value="9075" table:style-name="ce44">
            <text:p>9,075</text:p>
          </table:table-cell>
          <table:table-cell office:value-type="float" office:value="2251" table:style-name="ce44">
            <text:p>2,251</text:p>
          </table:table-cell>
          <table:table-cell office:value-type="float" office:value="2075" table:style-name="ce44">
            <text:p>2,075</text:p>
          </table:table-cell>
          <table:table-cell office:value-type="float" office:value="1789" table:style-name="ce44">
            <text:p>1,789</text:p>
          </table:table-cell>
          <table:table-cell office:value-type="float" office:value="1661" table:style-name="ce44">
            <text:p>1,661</text:p>
          </table:table-cell>
          <table:table-cell office:value-type="float" office:value="1299" table:style-name="ce45">
            <text:p>1,299</text:p>
          </table:table-cell>
          <table:table-cell office:value-type="float" office:value="5521" table:style-name="ce44">
            <text:p>5,521</text:p>
          </table:table-cell>
          <table:table-cell office:value-type="float" office:value="1258" table:style-name="ce44">
            <text:p>1,258</text:p>
          </table:table-cell>
          <table:table-cell office:value-type="float" office:value="922" table:style-name="ce44">
            <text:p>922</text:p>
          </table:table-cell>
          <table:table-cell office:value-type="float" office:value="1094" table:style-name="ce44">
            <text:p>1,094</text:p>
          </table:table-cell>
          <table:table-cell office:value-type="float" office:value="1111" table:style-name="ce44">
            <text:p>1,111</text:p>
          </table:table-cell>
          <table:table-cell office:value-type="float" office:value="1136" table:style-name="ce45">
            <text:p>1,136</text:p>
          </table:table-cell>
          <table:table-cell office:value-type="float" office:value="4886" table:style-name="ce44">
            <text:p>4,886</text:p>
          </table:table-cell>
          <table:table-cell office:value-type="float" office:value="1077" table:style-name="ce44">
            <text:p>1,077</text:p>
          </table:table-cell>
          <table:table-cell office:value-type="float" office:value="1141" table:style-name="ce44">
            <text:p>1,141</text:p>
          </table:table-cell>
          <table:table-cell office:value-type="float" office:value="976" table:style-name="ce44">
            <text:p>976</text:p>
          </table:table-cell>
          <table:table-cell office:value-type="float" office:value="894" table:style-name="ce44">
            <text:p>894</text:p>
          </table:table-cell>
          <table:table-cell office:value-type="float" office:value="798" table:style-name="ce45">
            <text:p>798</text:p>
          </table:table-cell>
          <table:table-cell office:value-type="float" office:value="2635" table:style-name="ce44">
            <text:p>2,635</text:p>
          </table:table-cell>
          <table:table-cell office:value-type="float" office:value="719" table:style-name="ce44">
            <text:p>719</text:p>
          </table:table-cell>
          <table:table-cell office:value-type="float" office:value="559" table:style-name="ce44">
            <text:p>559</text:p>
          </table:table-cell>
          <table:table-cell office:value-type="float" office:value="533" table:style-name="ce44">
            <text:p>533</text:p>
          </table:table-cell>
          <table:table-cell office:value-type="float" office:value="430" table:style-name="ce44">
            <text:p>430</text:p>
          </table:table-cell>
          <table:table-cell office:value-type="float" office:value="394" table:style-name="ce45">
            <text:p>394</text:p>
          </table:table-cell>
          <table:table-cell office:value-type="float" office:value="1219" table:style-name="ce44">
            <text:p>1,219</text:p>
          </table:table-cell>
          <table:table-cell office:value-type="float" office:value="365" table:style-name="ce44">
            <text:p>365</text:p>
          </table:table-cell>
          <table:table-cell office:value-type="float" office:value="303" table:style-name="ce44">
            <text:p>303</text:p>
          </table:table-cell>
          <table:table-cell office:value-type="float" office:value="231" table:style-name="ce44">
            <text:p>231</text:p>
          </table:table-cell>
          <table:table-cell office:value-type="float" office:value="178" table:style-name="ce44">
            <text:p>178</text:p>
          </table:table-cell>
          <table:table-cell office:value-type="float" office:value="142" table:style-name="ce45">
            <text:p>142</text:p>
          </table:table-cell>
          <table:table-cell office:value-type="float" office:value="294" table:style-name="ce44">
            <text:p>294</text:p>
          </table:table-cell>
          <table:table-cell office:value-type="float" office:value="113" table:style-name="ce44">
            <text:p>113</text:p>
          </table:table-cell>
          <table:table-cell office:value-type="float" office:value="68" table:style-name="ce44">
            <text:p>68</text:p>
          </table:table-cell>
          <table:table-cell office:value-type="float" office:value="51" table:style-name="ce44">
            <text:p>51</text:p>
          </table:table-cell>
          <table:table-cell office:value-type="float" office:value="40" table:style-name="ce44">
            <text:p>40</text:p>
          </table:table-cell>
          <table:table-cell office:value-type="float" office:value="22" table:style-name="ce45">
            <text:p>22</text:p>
          </table:table-cell>
          <table:table-cell office:value-type="float" office:value="36" table:style-name="ce44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2321" table:style-name="ce48">
            <text:p>282,321</text:p>
          </table:table-cell>
          <table:table-cell office:value-type="float" office:value="12833" table:style-name="ce49">
            <text:p>12,833</text:p>
          </table:table-cell>
          <table:table-cell office:value-type="float" office:value="2183" table:style-name="ce48">
            <text:p>2,183</text:p>
          </table:table-cell>
          <table:table-cell office:value-type="float" office:value="2489" table:style-name="ce48">
            <text:p>2,489</text:p>
          </table:table-cell>
          <table:table-cell office:value-type="float" office:value="2590" table:style-name="ce48">
            <text:p>2,590</text:p>
          </table:table-cell>
          <table:table-cell office:value-type="float" office:value="2741" table:style-name="ce48">
            <text:p>2,741</text:p>
          </table:table-cell>
          <table:table-cell office:value-type="float" office:value="2830" table:style-name="ce48">
            <text:p>2,830</text:p>
          </table:table-cell>
          <table:table-cell office:value-type="float" office:value="16588" table:style-name="ce48">
            <text:p>16,588</text:p>
          </table:table-cell>
          <table:table-cell office:value-type="float" office:value="3213" table:style-name="ce48">
            <text:p>3,213</text:p>
          </table:table-cell>
          <table:table-cell office:value-type="float" office:value="3299" table:style-name="ce48">
            <text:p>3,299</text:p>
          </table:table-cell>
          <table:table-cell office:value-type="float" office:value="3368" table:style-name="ce48">
            <text:p>3,368</text:p>
          </table:table-cell>
          <table:table-cell office:value-type="float" office:value="3241" table:style-name="ce48">
            <text:p>3,241</text:p>
          </table:table-cell>
          <table:table-cell office:value-type="float" office:value="3467" table:style-name="ce49">
            <text:p>3,467</text:p>
          </table:table-cell>
          <table:table-cell office:value-type="float" office:value="14644" table:style-name="ce48">
            <text:p>14,644</text:p>
          </table:table-cell>
          <table:table-cell office:value-type="float" office:value="3401" table:style-name="ce48">
            <text:p>3,401</text:p>
          </table:table-cell>
          <table:table-cell office:value-type="float" office:value="2668" table:style-name="ce48">
            <text:p>2,668</text:p>
          </table:table-cell>
          <table:table-cell office:value-type="float" office:value="2700" table:style-name="ce48">
            <text:p>2,700</text:p>
          </table:table-cell>
          <table:table-cell office:value-type="float" office:value="2889" table:style-name="ce48">
            <text:p>2,889</text:p>
          </table:table-cell>
          <table:table-cell office:value-type="float" office:value="2986" table:style-name="ce49">
            <text:p>2,986</text:p>
          </table:table-cell>
          <table:table-cell office:value-type="float" office:value="14577" table:style-name="ce48">
            <text:p>14,577</text:p>
          </table:table-cell>
          <table:table-cell office:value-type="float" office:value="2857" table:style-name="ce48">
            <text:p>2,857</text:p>
          </table:table-cell>
          <table:table-cell office:value-type="float" office:value="2831" table:style-name="ce48">
            <text:p>2,831</text:p>
          </table:table-cell>
          <table:table-cell office:value-type="float" office:value="2824" table:style-name="ce48">
            <text:p>2,824</text:p>
          </table:table-cell>
          <table:table-cell office:value-type="float" office:value="3026" table:style-name="ce48">
            <text:p>3,026</text:p>
          </table:table-cell>
          <table:table-cell office:value-type="float" office:value="3039" table:style-name="ce49">
            <text:p>3,039</text:p>
          </table:table-cell>
          <table:table-cell office:value-type="float" office:value="16809" table:style-name="ce48">
            <text:p>16,809</text:p>
          </table:table-cell>
          <table:table-cell office:value-type="float" office:value="3101" table:style-name="ce48">
            <text:p>3,101</text:p>
          </table:table-cell>
          <table:table-cell office:value-type="float" office:value="3603" table:style-name="ce48">
            <text:p>3,603</text:p>
          </table:table-cell>
          <table:table-cell office:value-type="float" office:value="3398" table:style-name="ce48">
            <text:p>3,398</text:p>
          </table:table-cell>
          <table:table-cell office:value-type="float" office:value="3246" table:style-name="ce48">
            <text:p>3,246</text:p>
          </table:table-cell>
          <table:table-cell office:value-type="float" office:value="3461" table:style-name="ce49">
            <text:p>3,461</text:p>
          </table:table-cell>
          <table:table-cell office:value-type="float" office:value="18362" table:style-name="ce48">
            <text:p>18,362</text:p>
          </table:table-cell>
          <table:table-cell office:value-type="float" office:value="3791" table:style-name="ce48">
            <text:p>3,791</text:p>
          </table:table-cell>
          <table:table-cell office:value-type="float" office:value="3575" table:style-name="ce48">
            <text:p>3,575</text:p>
          </table:table-cell>
          <table:table-cell office:value-type="float" office:value="3846" table:style-name="ce48">
            <text:p>3,846</text:p>
          </table:table-cell>
          <table:table-cell office:value-type="float" office:value="3649" table:style-name="ce48">
            <text:p>3,649</text:p>
          </table:table-cell>
          <table:table-cell office:value-type="float" office:value="3501" table:style-name="ce49">
            <text:p>3,501</text:p>
          </table:table-cell>
          <table:table-cell office:value-type="float" office:value="18428" table:style-name="ce48">
            <text:p>18,428</text:p>
          </table:table-cell>
          <table:table-cell office:value-type="float" office:value="3518" table:style-name="ce48">
            <text:p>3,518</text:p>
          </table:table-cell>
          <table:table-cell office:value-type="float" office:value="3742" table:style-name="ce48">
            <text:p>3,742</text:p>
          </table:table-cell>
          <table:table-cell office:value-type="float" office:value="3636" table:style-name="ce48">
            <text:p>3,636</text:p>
          </table:table-cell>
          <table:table-cell office:value-type="float" office:value="3870" table:style-name="ce48">
            <text:p>3,870</text:p>
          </table:table-cell>
          <table:table-cell office:value-type="float" office:value="3662" table:style-name="ce49">
            <text:p>3,662</text:p>
          </table:table-cell>
          <table:table-cell office:value-type="float" office:value="22153" table:style-name="ce48">
            <text:p>22,153</text:p>
          </table:table-cell>
          <table:table-cell office:value-type="float" office:value="3677" table:style-name="ce48">
            <text:p>3,677</text:p>
          </table:table-cell>
          <table:table-cell office:value-type="float" office:value="3958" table:style-name="ce48">
            <text:p>3,958</text:p>
          </table:table-cell>
          <table:table-cell office:value-type="float" office:value="4576" table:style-name="ce48">
            <text:p>4,576</text:p>
          </table:table-cell>
          <table:table-cell office:value-type="float" office:value="4755" table:style-name="ce48">
            <text:p>4,755</text:p>
          </table:table-cell>
          <table:table-cell office:value-type="float" office:value="5187" table:style-name="ce49">
            <text:p>5,187</text:p>
          </table:table-cell>
          <table:table-cell office:value-type="float" office:value="27329" table:style-name="ce48">
            <text:p>27,329</text:p>
          </table:table-cell>
          <table:table-cell office:value-type="float" office:value="5538" table:style-name="ce48">
            <text:p>5,538</text:p>
          </table:table-cell>
          <table:table-cell office:value-type="float" office:value="5430" table:style-name="ce48">
            <text:p>5,430</text:p>
          </table:table-cell>
          <table:table-cell office:value-type="float" office:value="5579" table:style-name="ce48">
            <text:p>5,579</text:p>
          </table:table-cell>
          <table:table-cell office:value-type="float" office:value="5451" table:style-name="ce48">
            <text:p>5,451</text:p>
          </table:table-cell>
          <table:table-cell office:value-type="float" office:value="5331" table:style-name="ce49">
            <text:p>5,331</text:p>
          </table:table-cell>
          <table:table-cell office:value-type="float" office:value="23759" table:style-name="ce48">
            <text:p>23,759</text:p>
          </table:table-cell>
          <table:table-cell office:value-type="float" office:value="5505" table:style-name="ce48">
            <text:p>5,505</text:p>
          </table:table-cell>
          <table:table-cell office:value-type="float" office:value="4821" table:style-name="ce48">
            <text:p>4,821</text:p>
          </table:table-cell>
          <table:table-cell office:value-type="float" office:value="4503" table:style-name="ce48">
            <text:p>4,503</text:p>
          </table:table-cell>
          <table:table-cell office:value-type="float" office:value="4459" table:style-name="ce48">
            <text:p>4,459</text:p>
          </table:table-cell>
          <table:table-cell office:value-type="float" office:value="4471" table:style-name="ce49">
            <text:p>4,471</text:p>
          </table:table-cell>
          <table:table-cell office:value-type="float" office:value="20746" table:style-name="ce48">
            <text:p>20,746</text:p>
          </table:table-cell>
          <table:table-cell office:value-type="float" office:value="4260" table:style-name="ce48">
            <text:p>4,260</text:p>
          </table:table-cell>
          <table:table-cell office:value-type="float" office:value="4300" table:style-name="ce48">
            <text:p>4,300</text:p>
          </table:table-cell>
          <table:table-cell office:value-type="float" office:value="4273" table:style-name="ce48">
            <text:p>4,273</text:p>
          </table:table-cell>
          <table:table-cell office:value-type="float" office:value="4049" table:style-name="ce48">
            <text:p>4,049</text:p>
          </table:table-cell>
          <table:table-cell office:value-type="float" office:value="3864" table:style-name="ce49">
            <text:p>3,864</text:p>
          </table:table-cell>
          <table:table-cell office:value-type="float" office:value="18917" table:style-name="ce48">
            <text:p>18,917</text:p>
          </table:table-cell>
          <table:table-cell office:value-type="float" office:value="3761" table:style-name="ce48">
            <text:p>3,761</text:p>
          </table:table-cell>
          <table:table-cell office:value-type="float" office:value="3846" table:style-name="ce48">
            <text:p>3,846</text:p>
          </table:table-cell>
          <table:table-cell office:value-type="float" office:value="3778" table:style-name="ce48">
            <text:p>3,778</text:p>
          </table:table-cell>
          <table:table-cell office:value-type="float" office:value="3798" table:style-name="ce48">
            <text:p>3,798</text:p>
          </table:table-cell>
          <table:table-cell office:value-type="float" office:value="3734" table:style-name="ce49">
            <text:p>3,734</text:p>
          </table:table-cell>
          <table:table-cell office:value-type="float" office:value="16444" table:style-name="ce48">
            <text:p>16,444</text:p>
          </table:table-cell>
          <table:table-cell office:value-type="float" office:value="3688" table:style-name="ce48">
            <text:p>3,688</text:p>
          </table:table-cell>
          <table:table-cell office:value-type="float" office:value="3455" table:style-name="ce48">
            <text:p>3,455</text:p>
          </table:table-cell>
          <table:table-cell office:value-type="float" office:value="3255" table:style-name="ce48">
            <text:p>3,255</text:p>
          </table:table-cell>
          <table:table-cell office:value-type="float" office:value="3192" table:style-name="ce48">
            <text:p>3,192</text:p>
          </table:table-cell>
          <table:table-cell office:value-type="float" office:value="2854" table:style-name="ce49">
            <text:p>2,854</text:p>
          </table:table-cell>
          <table:table-cell office:value-type="float" office:value="13199" table:style-name="ce48">
            <text:p>13,199</text:p>
          </table:table-cell>
          <table:table-cell office:value-type="float" office:value="2898" table:style-name="ce48">
            <text:p>2,898</text:p>
          </table:table-cell>
          <table:table-cell office:value-type="float" office:value="2778" table:style-name="ce48">
            <text:p>2,778</text:p>
          </table:table-cell>
          <table:table-cell office:value-type="float" office:value="2715" table:style-name="ce48">
            <text:p>2,715</text:p>
          </table:table-cell>
          <table:table-cell office:value-type="float" office:value="2515" table:style-name="ce48">
            <text:p>2,515</text:p>
          </table:table-cell>
          <table:table-cell office:value-type="float" office:value="2293" table:style-name="ce49">
            <text:p>2,293</text:p>
          </table:table-cell>
          <table:table-cell office:value-type="float" office:value="9716" table:style-name="ce48">
            <text:p>9,716</text:p>
          </table:table-cell>
          <table:table-cell office:value-type="float" office:value="2455" table:style-name="ce48">
            <text:p>2,455</text:p>
          </table:table-cell>
          <table:table-cell office:value-type="float" office:value="2209" table:style-name="ce48">
            <text:p>2,209</text:p>
          </table:table-cell>
          <table:table-cell office:value-type="float" office:value="1851" table:style-name="ce48">
            <text:p>1,851</text:p>
          </table:table-cell>
          <table:table-cell office:value-type="float" office:value="1792" table:style-name="ce48">
            <text:p>1,792</text:p>
          </table:table-cell>
          <table:table-cell office:value-type="float" office:value="1409" table:style-name="ce49">
            <text:p>1,409</text:p>
          </table:table-cell>
          <table:table-cell office:value-type="float" office:value="6268" table:style-name="ce48">
            <text:p>6,268</text:p>
          </table:table-cell>
          <table:table-cell office:value-type="float" office:value="1375" table:style-name="ce48">
            <text:p>1,375</text:p>
          </table:table-cell>
          <table:table-cell office:value-type="float" office:value="1052" table:style-name="ce48">
            <text:p>1,052</text:p>
          </table:table-cell>
          <table:table-cell office:value-type="float" office:value="1219" table:style-name="ce48">
            <text:p>1,219</text:p>
          </table:table-cell>
          <table:table-cell office:value-type="float" office:value="1335" table:style-name="ce48">
            <text:p>1,335</text:p>
          </table:table-cell>
          <table:table-cell office:value-type="float" office:value="1287" table:style-name="ce49">
            <text:p>1,287</text:p>
          </table:table-cell>
          <table:table-cell office:value-type="float" office:value="5941" table:style-name="ce48">
            <text:p>5,941</text:p>
          </table:table-cell>
          <table:table-cell office:value-type="float" office:value="1358" table:style-name="ce48">
            <text:p>1,358</text:p>
          </table:table-cell>
          <table:table-cell office:value-type="float" office:value="1262" table:style-name="ce48">
            <text:p>1,262</text:p>
          </table:table-cell>
          <table:table-cell office:value-type="float" office:value="1204" table:style-name="ce48">
            <text:p>1,204</text:p>
          </table:table-cell>
          <table:table-cell office:value-type="float" office:value="1110" table:style-name="ce48">
            <text:p>1,110</text:p>
          </table:table-cell>
          <table:table-cell office:value-type="float" office:value="1007" table:style-name="ce49">
            <text:p>1,007</text:p>
          </table:table-cell>
          <table:table-cell office:value-type="float" office:value="3574" table:style-name="ce48">
            <text:p>3,574</text:p>
          </table:table-cell>
          <table:table-cell office:value-type="float" office:value="905" table:style-name="ce48">
            <text:p>905</text:p>
          </table:table-cell>
          <table:table-cell office:value-type="float" office:value="808" table:style-name="ce48">
            <text:p>808</text:p>
          </table:table-cell>
          <table:table-cell office:value-type="float" office:value="738" table:style-name="ce48">
            <text:p>738</text:p>
          </table:table-cell>
          <table:table-cell office:value-type="float" office:value="607" table:style-name="ce48">
            <text:p>607</text:p>
          </table:table-cell>
          <table:table-cell office:value-type="float" office:value="516" table:style-name="ce49">
            <text:p>516</text:p>
          </table:table-cell>
          <table:table-cell office:value-type="float" office:value="1538" table:style-name="ce48">
            <text:p>1,538</text:p>
          </table:table-cell>
          <table:table-cell office:value-type="float" office:value="433" table:style-name="ce48">
            <text:p>433</text:p>
          </table:table-cell>
          <table:table-cell office:value-type="float" office:value="347" table:style-name="ce48">
            <text:p>347</text:p>
          </table:table-cell>
          <table:table-cell office:value-type="float" office:value="328" table:style-name="ce48">
            <text:p>328</text:p>
          </table:table-cell>
          <table:table-cell office:value-type="float" office:value="248" table:style-name="ce48">
            <text:p>248</text:p>
          </table:table-cell>
          <table:table-cell office:value-type="float" office:value="182" table:style-name="ce49">
            <text:p>182</text:p>
          </table:table-cell>
          <table:table-cell office:value-type="float" office:value="438" table:style-name="ce48">
            <text:p>438</text:p>
          </table:table-cell>
          <table:table-cell office:value-type="float" office:value="161" table:style-name="ce48">
            <text:p>161</text:p>
          </table:table-cell>
          <table:table-cell office:value-type="float" office:value="112" table:style-name="ce48">
            <text:p>112</text:p>
          </table:table-cell>
          <table:table-cell office:value-type="float" office:value="78" table:style-name="ce48">
            <text:p>78</text:p>
          </table:table-cell>
          <table:table-cell office:value-type="float" office:value="47" table:style-name="ce48">
            <text:p>47</text:p>
          </table:table-cell>
          <table:table-cell office:value-type="float" office:value="40" table:style-name="ce49">
            <text:p>40</text:p>
          </table:table-cell>
          <table:table-cell office:value-type="float" office:value="58" table:style-name="ce48">
            <text:p>5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5260" table:style-name="ce44">
            <text:p>535,260</text:p>
          </table:table-cell>
          <table:table-cell office:value-type="float" office:value="16058" table:style-name="ce44">
            <text:p>16,058</text:p>
          </table:table-cell>
          <table:table-cell office:value-type="float" office:value="2447" table:style-name="ce44">
            <text:p>2,447</text:p>
          </table:table-cell>
          <table:table-cell office:value-type="float" office:value="2923" table:style-name="ce44">
            <text:p>2,923</text:p>
          </table:table-cell>
          <table:table-cell office:value-type="float" office:value="3180" table:style-name="ce44">
            <text:p>3,180</text:p>
          </table:table-cell>
          <table:table-cell office:value-type="float" office:value="3494" table:style-name="ce44">
            <text:p>3,494</text:p>
          </table:table-cell>
          <table:table-cell office:value-type="float" office:value="4014" table:style-name="ce44">
            <text:p>4,014</text:p>
          </table:table-cell>
          <table:table-cell office:value-type="float" office:value="24212" table:style-name="ce44">
            <text:p>24,212</text:p>
          </table:table-cell>
          <table:table-cell office:value-type="float" office:value="4363" table:style-name="ce44">
            <text:p>4,363</text:p>
          </table:table-cell>
          <table:table-cell office:value-type="float" office:value="4903" table:style-name="ce44">
            <text:p>4,903</text:p>
          </table:table-cell>
          <table:table-cell office:value-type="float" office:value="5136" table:style-name="ce44">
            <text:p>5,136</text:p>
          </table:table-cell>
          <table:table-cell office:value-type="float" office:value="4663" table:style-name="ce44">
            <text:p>4,663</text:p>
          </table:table-cell>
          <table:table-cell office:value-type="float" office:value="5147" table:style-name="ce45">
            <text:p>5,147</text:p>
          </table:table-cell>
          <table:table-cell office:value-type="float" office:value="22664" table:style-name="ce44">
            <text:p>22,664</text:p>
          </table:table-cell>
          <table:table-cell office:value-type="float" office:value="5047" table:style-name="ce44">
            <text:p>5,047</text:p>
          </table:table-cell>
          <table:table-cell office:value-type="float" office:value="4201" table:style-name="ce44">
            <text:p>4,201</text:p>
          </table:table-cell>
          <table:table-cell office:value-type="float" office:value="4186" table:style-name="ce44">
            <text:p>4,186</text:p>
          </table:table-cell>
          <table:table-cell office:value-type="float" office:value="4467" table:style-name="ce44">
            <text:p>4,467</text:p>
          </table:table-cell>
          <table:table-cell office:value-type="float" office:value="4763" table:style-name="ce45">
            <text:p>4,763</text:p>
          </table:table-cell>
          <table:table-cell office:value-type="float" office:value="26280" table:style-name="ce44">
            <text:p>26,280</text:p>
          </table:table-cell>
          <table:table-cell office:value-type="float" office:value="4879" table:style-name="ce44">
            <text:p>4,879</text:p>
          </table:table-cell>
          <table:table-cell office:value-type="float" office:value="4894" table:style-name="ce44">
            <text:p>4,894</text:p>
          </table:table-cell>
          <table:table-cell office:value-type="float" office:value="5182" table:style-name="ce44">
            <text:p>5,182</text:p>
          </table:table-cell>
          <table:table-cell office:value-type="float" office:value="5365" table:style-name="ce44">
            <text:p>5,365</text:p>
          </table:table-cell>
          <table:table-cell office:value-type="float" office:value="5960" table:style-name="ce45">
            <text:p>5,960</text:p>
          </table:table-cell>
          <table:table-cell office:value-type="float" office:value="33176" table:style-name="ce44">
            <text:p>33,176</text:p>
          </table:table-cell>
          <table:table-cell office:value-type="float" office:value="6163" table:style-name="ce44">
            <text:p>6,163</text:p>
          </table:table-cell>
          <table:table-cell office:value-type="float" office:value="6822" table:style-name="ce44">
            <text:p>6,822</text:p>
          </table:table-cell>
          <table:table-cell office:value-type="float" office:value="6791" table:style-name="ce44">
            <text:p>6,791</text:p>
          </table:table-cell>
          <table:table-cell office:value-type="float" office:value="6421" table:style-name="ce44">
            <text:p>6,421</text:p>
          </table:table-cell>
          <table:table-cell office:value-type="float" office:value="6979" table:style-name="ce45">
            <text:p>6,979</text:p>
          </table:table-cell>
          <table:table-cell office:value-type="float" office:value="37694" table:style-name="ce44">
            <text:p>37,694</text:p>
          </table:table-cell>
          <table:table-cell office:value-type="float" office:value="7529" table:style-name="ce44">
            <text:p>7,529</text:p>
          </table:table-cell>
          <table:table-cell office:value-type="float" office:value="7571" table:style-name="ce44">
            <text:p>7,571</text:p>
          </table:table-cell>
          <table:table-cell office:value-type="float" office:value="7504" table:style-name="ce44">
            <text:p>7,504</text:p>
          </table:table-cell>
          <table:table-cell office:value-type="float" office:value="7573" table:style-name="ce44">
            <text:p>7,573</text:p>
          </table:table-cell>
          <table:table-cell office:value-type="float" office:value="7517" table:style-name="ce45">
            <text:p>7,517</text:p>
          </table:table-cell>
          <table:table-cell office:value-type="float" office:value="36021" table:style-name="ce44">
            <text:p>36,021</text:p>
          </table:table-cell>
          <table:table-cell office:value-type="float" office:value="7242" table:style-name="ce44">
            <text:p>7,242</text:p>
          </table:table-cell>
          <table:table-cell office:value-type="float" office:value="7246" table:style-name="ce44">
            <text:p>7,246</text:p>
          </table:table-cell>
          <table:table-cell office:value-type="float" office:value="7343" table:style-name="ce44">
            <text:p>7,343</text:p>
          </table:table-cell>
          <table:table-cell office:value-type="float" office:value="7109" table:style-name="ce44">
            <text:p>7,109</text:p>
          </table:table-cell>
          <table:table-cell office:value-type="float" office:value="7081" table:style-name="ce45">
            <text:p>7,081</text:p>
          </table:table-cell>
          <table:table-cell office:value-type="float" office:value="39268" table:style-name="ce44">
            <text:p>39,268</text:p>
          </table:table-cell>
          <table:table-cell office:value-type="float" office:value="6728" table:style-name="ce44">
            <text:p>6,728</text:p>
          </table:table-cell>
          <table:table-cell office:value-type="float" office:value="7211" table:style-name="ce44">
            <text:p>7,211</text:p>
          </table:table-cell>
          <table:table-cell office:value-type="float" office:value="7809" table:style-name="ce44">
            <text:p>7,809</text:p>
          </table:table-cell>
          <table:table-cell office:value-type="float" office:value="8378" table:style-name="ce44">
            <text:p>8,378</text:p>
          </table:table-cell>
          <table:table-cell office:value-type="float" office:value="9142" table:style-name="ce45">
            <text:p>9,142</text:p>
          </table:table-cell>
          <table:table-cell office:value-type="float" office:value="44242" table:style-name="ce44">
            <text:p>44,242</text:p>
          </table:table-cell>
          <table:table-cell office:value-type="float" office:value="9148" table:style-name="ce44">
            <text:p>9,148</text:p>
          </table:table-cell>
          <table:table-cell office:value-type="float" office:value="8949" table:style-name="ce44">
            <text:p>8,949</text:p>
          </table:table-cell>
          <table:table-cell office:value-type="float" office:value="8978" table:style-name="ce44">
            <text:p>8,978</text:p>
          </table:table-cell>
          <table:table-cell office:value-type="float" office:value="8896" table:style-name="ce44">
            <text:p>8,896</text:p>
          </table:table-cell>
          <table:table-cell office:value-type="float" office:value="8271" table:style-name="ce45">
            <text:p>8,271</text:p>
          </table:table-cell>
          <table:table-cell office:value-type="float" office:value="38887" table:style-name="ce44">
            <text:p>38,887</text:p>
          </table:table-cell>
          <table:table-cell office:value-type="float" office:value="8472" table:style-name="ce44">
            <text:p>8,472</text:p>
          </table:table-cell>
          <table:table-cell office:value-type="float" office:value="7868" table:style-name="ce44">
            <text:p>7,868</text:p>
          </table:table-cell>
          <table:table-cell office:value-type="float" office:value="7477" table:style-name="ce44">
            <text:p>7,477</text:p>
          </table:table-cell>
          <table:table-cell office:value-type="float" office:value="7440" table:style-name="ce44">
            <text:p>7,440</text:p>
          </table:table-cell>
          <table:table-cell office:value-type="float" office:value="7630" table:style-name="ce45">
            <text:p>7,630</text:p>
          </table:table-cell>
          <table:table-cell office:value-type="float" office:value="39625" table:style-name="ce44">
            <text:p>39,625</text:p>
          </table:table-cell>
          <table:table-cell office:value-type="float" office:value="7658" table:style-name="ce44">
            <text:p>7,658</text:p>
          </table:table-cell>
          <table:table-cell office:value-type="float" office:value="7983" table:style-name="ce44">
            <text:p>7,983</text:p>
          </table:table-cell>
          <table:table-cell office:value-type="float" office:value="8052" table:style-name="ce44">
            <text:p>8,052</text:p>
          </table:table-cell>
          <table:table-cell office:value-type="float" office:value="8094" table:style-name="ce44">
            <text:p>8,094</text:p>
          </table:table-cell>
          <table:table-cell office:value-type="float" office:value="7838" table:style-name="ce45">
            <text:p>7,838</text:p>
          </table:table-cell>
          <table:table-cell office:value-type="float" office:value="40710" table:style-name="ce44">
            <text:p>40,710</text:p>
          </table:table-cell>
          <table:table-cell office:value-type="float" office:value="7723" table:style-name="ce44">
            <text:p>7,723</text:p>
          </table:table-cell>
          <table:table-cell office:value-type="float" office:value="7897" table:style-name="ce44">
            <text:p>7,897</text:p>
          </table:table-cell>
          <table:table-cell office:value-type="float" office:value="8280" table:style-name="ce44">
            <text:p>8,280</text:p>
          </table:table-cell>
          <table:table-cell office:value-type="float" office:value="8351" table:style-name="ce44">
            <text:p>8,351</text:p>
          </table:table-cell>
          <table:table-cell office:value-type="float" office:value="8459" table:style-name="ce45">
            <text:p>8,459</text:p>
          </table:table-cell>
          <table:table-cell office:value-type="float" office:value="39710" table:style-name="ce44">
            <text:p>39,710</text:p>
          </table:table-cell>
          <table:table-cell office:value-type="float" office:value="8444" table:style-name="ce44">
            <text:p>8,444</text:p>
          </table:table-cell>
          <table:table-cell office:value-type="float" office:value="8250" table:style-name="ce44">
            <text:p>8,250</text:p>
          </table:table-cell>
          <table:table-cell office:value-type="float" office:value="8015" table:style-name="ce44">
            <text:p>8,015</text:p>
          </table:table-cell>
          <table:table-cell office:value-type="float" office:value="8036" table:style-name="ce44">
            <text:p>8,036</text:p>
          </table:table-cell>
          <table:table-cell office:value-type="float" office:value="6965" table:style-name="ce45">
            <text:p>6,965</text:p>
          </table:table-cell>
          <table:table-cell office:value-type="float" office:value="32313" table:style-name="ce44">
            <text:p>32,313</text:p>
          </table:table-cell>
          <table:table-cell office:value-type="float" office:value="7115" table:style-name="ce44">
            <text:p>7,115</text:p>
          </table:table-cell>
          <table:table-cell office:value-type="float" office:value="6551" table:style-name="ce44">
            <text:p>6,551</text:p>
          </table:table-cell>
          <table:table-cell office:value-type="float" office:value="6733" table:style-name="ce44">
            <text:p>6,733</text:p>
          </table:table-cell>
          <table:table-cell office:value-type="float" office:value="6072" table:style-name="ce44">
            <text:p>6,072</text:p>
          </table:table-cell>
          <table:table-cell office:value-type="float" office:value="5842" table:style-name="ce45">
            <text:p>5,842</text:p>
          </table:table-cell>
          <table:table-cell office:value-type="float" office:value="23230" table:style-name="ce44">
            <text:p>23,230</text:p>
          </table:table-cell>
          <table:table-cell office:value-type="float" office:value="5703" table:style-name="ce44">
            <text:p>5,703</text:p>
          </table:table-cell>
          <table:table-cell office:value-type="float" office:value="5202" table:style-name="ce44">
            <text:p>5,202</text:p>
          </table:table-cell>
          <table:table-cell office:value-type="float" office:value="4466" table:style-name="ce44">
            <text:p>4,466</text:p>
          </table:table-cell>
          <table:table-cell office:value-type="float" office:value="4288" table:style-name="ce44">
            <text:p>4,288</text:p>
          </table:table-cell>
          <table:table-cell office:value-type="float" office:value="3571" table:style-name="ce45">
            <text:p>3,571</text:p>
          </table:table-cell>
          <table:table-cell office:value-type="float" office:value="14771" table:style-name="ce44">
            <text:p>14,771</text:p>
          </table:table-cell>
          <table:table-cell office:value-type="float" office:value="3311" table:style-name="ce44">
            <text:p>3,311</text:p>
          </table:table-cell>
          <table:table-cell office:value-type="float" office:value="2477" table:style-name="ce44">
            <text:p>2,477</text:p>
          </table:table-cell>
          <table:table-cell office:value-type="float" office:value="3006" table:style-name="ce44">
            <text:p>3,006</text:p>
          </table:table-cell>
          <table:table-cell office:value-type="float" office:value="2960" table:style-name="ce44">
            <text:p>2,960</text:p>
          </table:table-cell>
          <table:table-cell office:value-type="float" office:value="3017" table:style-name="ce45">
            <text:p>3,017</text:p>
          </table:table-cell>
          <table:table-cell office:value-type="float" office:value="13617" table:style-name="ce44">
            <text:p>13,617</text:p>
          </table:table-cell>
          <table:table-cell office:value-type="float" office:value="2977" table:style-name="ce44">
            <text:p>2,977</text:p>
          </table:table-cell>
          <table:table-cell office:value-type="float" office:value="2914" table:style-name="ce44">
            <text:p>2,914</text:p>
          </table:table-cell>
          <table:table-cell office:value-type="float" office:value="2921" table:style-name="ce44">
            <text:p>2,921</text:p>
          </table:table-cell>
          <table:table-cell office:value-type="float" office:value="2474" table:style-name="ce44">
            <text:p>2,474</text:p>
          </table:table-cell>
          <table:table-cell office:value-type="float" office:value="2331" table:style-name="ce45">
            <text:p>2,331</text:p>
          </table:table-cell>
          <table:table-cell office:value-type="float" office:value="8108" table:style-name="ce44">
            <text:p>8,108</text:p>
          </table:table-cell>
          <table:table-cell office:value-type="float" office:value="2073" table:style-name="ce44">
            <text:p>2,073</text:p>
          </table:table-cell>
          <table:table-cell office:value-type="float" office:value="1742" table:style-name="ce44">
            <text:p>1,742</text:p>
          </table:table-cell>
          <table:table-cell office:value-type="float" office:value="1675" table:style-name="ce44">
            <text:p>1,675</text:p>
          </table:table-cell>
          <table:table-cell office:value-type="float" office:value="1394" table:style-name="ce44">
            <text:p>1,394</text:p>
          </table:table-cell>
          <table:table-cell office:value-type="float" office:value="1224" table:style-name="ce45">
            <text:p>1,224</text:p>
          </table:table-cell>
          <table:table-cell office:value-type="float" office:value="3691" table:style-name="ce44">
            <text:p>3,691</text:p>
          </table:table-cell>
          <table:table-cell office:value-type="float" office:value="1093" table:style-name="ce44">
            <text:p>1,093</text:p>
          </table:table-cell>
          <table:table-cell office:value-type="float" office:value="835" table:style-name="ce44">
            <text:p>835</text:p>
          </table:table-cell>
          <table:table-cell office:value-type="float" office:value="726" table:style-name="ce44">
            <text:p>726</text:p>
          </table:table-cell>
          <table:table-cell office:value-type="float" office:value="591" table:style-name="ce44">
            <text:p>591</text:p>
          </table:table-cell>
          <table:table-cell office:value-type="float" office:value="446" table:style-name="ce45">
            <text:p>446</text:p>
          </table:table-cell>
          <table:table-cell office:value-type="float" office:value="874" table:style-name="ce44">
            <text:p>874</text:p>
          </table:table-cell>
          <table:table-cell office:value-type="float" office:value="338" table:style-name="ce44">
            <text:p>338</text:p>
          </table:table-cell>
          <table:table-cell office:value-type="float" office:value="241" table:style-name="ce44">
            <text:p>241</text:p>
          </table:table-cell>
          <table:table-cell office:value-type="float" office:value="133" table:style-name="ce44">
            <text:p>133</text:p>
          </table:table-cell>
          <table:table-cell office:value-type="float" office:value="98" table:style-name="ce44">
            <text:p>98</text:p>
          </table:table-cell>
          <table:table-cell office:value-type="float" office:value="64" table:style-name="ce45">
            <text:p>64</text:p>
          </table:table-cell>
          <table:table-cell office:value-type="float" office:value="109" table:style-name="ce44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5817" table:style-name="ce44">
            <text:p>275,817</text:p>
          </table:table-cell>
          <table:table-cell office:value-type="float" office:value="8308" table:style-name="ce44">
            <text:p>8,308</text:p>
          </table:table-cell>
          <table:table-cell office:value-type="float" office:value="1240" table:style-name="ce44">
            <text:p>1,240</text:p>
          </table:table-cell>
          <table:table-cell office:value-type="float" office:value="1522" table:style-name="ce44">
            <text:p>1,522</text:p>
          </table:table-cell>
          <table:table-cell office:value-type="float" office:value="1664" table:style-name="ce44">
            <text:p>1,664</text:p>
          </table:table-cell>
          <table:table-cell office:value-type="float" office:value="1827" table:style-name="ce44">
            <text:p>1,827</text:p>
          </table:table-cell>
          <table:table-cell office:value-type="float" office:value="2055" table:style-name="ce44">
            <text:p>2,055</text:p>
          </table:table-cell>
          <table:table-cell office:value-type="float" office:value="12408" table:style-name="ce44">
            <text:p>12,408</text:p>
          </table:table-cell>
          <table:table-cell office:value-type="float" office:value="2254" table:style-name="ce44">
            <text:p>2,254</text:p>
          </table:table-cell>
          <table:table-cell office:value-type="float" office:value="2577" table:style-name="ce44">
            <text:p>2,577</text:p>
          </table:table-cell>
          <table:table-cell office:value-type="float" office:value="2584" table:style-name="ce44">
            <text:p>2,584</text:p>
          </table:table-cell>
          <table:table-cell office:value-type="float" office:value="2414" table:style-name="ce44">
            <text:p>2,414</text:p>
          </table:table-cell>
          <table:table-cell office:value-type="float" office:value="2579" table:style-name="ce45">
            <text:p>2,579</text:p>
          </table:table-cell>
          <table:table-cell office:value-type="float" office:value="11817" table:style-name="ce44">
            <text:p>11,817</text:p>
          </table:table-cell>
          <table:table-cell office:value-type="float" office:value="2621" table:style-name="ce44">
            <text:p>2,621</text:p>
          </table:table-cell>
          <table:table-cell office:value-type="float" office:value="2183" table:style-name="ce44">
            <text:p>2,183</text:p>
          </table:table-cell>
          <table:table-cell office:value-type="float" office:value="2200" table:style-name="ce44">
            <text:p>2,200</text:p>
          </table:table-cell>
          <table:table-cell office:value-type="float" office:value="2328" table:style-name="ce44">
            <text:p>2,328</text:p>
          </table:table-cell>
          <table:table-cell office:value-type="float" office:value="2485" table:style-name="ce45">
            <text:p>2,485</text:p>
          </table:table-cell>
          <table:table-cell office:value-type="float" office:value="14070" table:style-name="ce44">
            <text:p>14,070</text:p>
          </table:table-cell>
          <table:table-cell office:value-type="float" office:value="2575" table:style-name="ce44">
            <text:p>2,575</text:p>
          </table:table-cell>
          <table:table-cell office:value-type="float" office:value="2559" table:style-name="ce44">
            <text:p>2,559</text:p>
          </table:table-cell>
          <table:table-cell office:value-type="float" office:value="2755" table:style-name="ce44">
            <text:p>2,755</text:p>
          </table:table-cell>
          <table:table-cell office:value-type="float" office:value="2935" table:style-name="ce44">
            <text:p>2,935</text:p>
          </table:table-cell>
          <table:table-cell office:value-type="float" office:value="3246" table:style-name="ce45">
            <text:p>3,246</text:p>
          </table:table-cell>
          <table:table-cell office:value-type="float" office:value="17527" table:style-name="ce44">
            <text:p>17,527</text:p>
          </table:table-cell>
          <table:table-cell office:value-type="float" office:value="3239" table:style-name="ce44">
            <text:p>3,239</text:p>
          </table:table-cell>
          <table:table-cell office:value-type="float" office:value="3580" table:style-name="ce44">
            <text:p>3,580</text:p>
          </table:table-cell>
          <table:table-cell office:value-type="float" office:value="3559" table:style-name="ce44">
            <text:p>3,559</text:p>
          </table:table-cell>
          <table:table-cell office:value-type="float" office:value="3416" table:style-name="ce44">
            <text:p>3,416</text:p>
          </table:table-cell>
          <table:table-cell office:value-type="float" office:value="3733" table:style-name="ce45">
            <text:p>3,733</text:p>
          </table:table-cell>
          <table:table-cell office:value-type="float" office:value="20156" table:style-name="ce44">
            <text:p>20,156</text:p>
          </table:table-cell>
          <table:table-cell office:value-type="float" office:value="3898" table:style-name="ce44">
            <text:p>3,898</text:p>
          </table:table-cell>
          <table:table-cell office:value-type="float" office:value="4047" table:style-name="ce44">
            <text:p>4,047</text:p>
          </table:table-cell>
          <table:table-cell office:value-type="float" office:value="4012" table:style-name="ce44">
            <text:p>4,012</text:p>
          </table:table-cell>
          <table:table-cell office:value-type="float" office:value="4163" table:style-name="ce44">
            <text:p>4,163</text:p>
          </table:table-cell>
          <table:table-cell office:value-type="float" office:value="4036" table:style-name="ce45">
            <text:p>4,036</text:p>
          </table:table-cell>
          <table:table-cell office:value-type="float" office:value="19724" table:style-name="ce44">
            <text:p>19,724</text:p>
          </table:table-cell>
          <table:table-cell office:value-type="float" office:value="3963" table:style-name="ce44">
            <text:p>3,963</text:p>
          </table:table-cell>
          <table:table-cell office:value-type="float" office:value="3982" table:style-name="ce44">
            <text:p>3,982</text:p>
          </table:table-cell>
          <table:table-cell office:value-type="float" office:value="4027" table:style-name="ce44">
            <text:p>4,027</text:p>
          </table:table-cell>
          <table:table-cell office:value-type="float" office:value="3887" table:style-name="ce44">
            <text:p>3,887</text:p>
          </table:table-cell>
          <table:table-cell office:value-type="float" office:value="3865" table:style-name="ce45">
            <text:p>3,865</text:p>
          </table:table-cell>
          <table:table-cell office:value-type="float" office:value="20597" table:style-name="ce44">
            <text:p>20,597</text:p>
          </table:table-cell>
          <table:table-cell office:value-type="float" office:value="3588" table:style-name="ce44">
            <text:p>3,588</text:p>
          </table:table-cell>
          <table:table-cell office:value-type="float" office:value="3798" table:style-name="ce44">
            <text:p>3,798</text:p>
          </table:table-cell>
          <table:table-cell office:value-type="float" office:value="4140" table:style-name="ce44">
            <text:p>4,140</text:p>
          </table:table-cell>
          <table:table-cell office:value-type="float" office:value="4403" table:style-name="ce44">
            <text:p>4,403</text:p>
          </table:table-cell>
          <table:table-cell office:value-type="float" office:value="4668" table:style-name="ce45">
            <text:p>4,668</text:p>
          </table:table-cell>
          <table:table-cell office:value-type="float" office:value="22601" table:style-name="ce44">
            <text:p>22,601</text:p>
          </table:table-cell>
          <table:table-cell office:value-type="float" office:value="4694" table:style-name="ce44">
            <text:p>4,694</text:p>
          </table:table-cell>
          <table:table-cell office:value-type="float" office:value="4607" table:style-name="ce44">
            <text:p>4,607</text:p>
          </table:table-cell>
          <table:table-cell office:value-type="float" office:value="4549" table:style-name="ce44">
            <text:p>4,549</text:p>
          </table:table-cell>
          <table:table-cell office:value-type="float" office:value="4530" table:style-name="ce44">
            <text:p>4,530</text:p>
          </table:table-cell>
          <table:table-cell office:value-type="float" office:value="4221" table:style-name="ce45">
            <text:p>4,221</text:p>
          </table:table-cell>
          <table:table-cell office:value-type="float" office:value="20078" table:style-name="ce44">
            <text:p>20,078</text:p>
          </table:table-cell>
          <table:table-cell office:value-type="float" office:value="4312" table:style-name="ce44">
            <text:p>4,312</text:p>
          </table:table-cell>
          <table:table-cell office:value-type="float" office:value="3985" table:style-name="ce44">
            <text:p>3,985</text:p>
          </table:table-cell>
          <table:table-cell office:value-type="float" office:value="3917" table:style-name="ce44">
            <text:p>3,917</text:p>
          </table:table-cell>
          <table:table-cell office:value-type="float" office:value="3888" table:style-name="ce44">
            <text:p>3,888</text:p>
          </table:table-cell>
          <table:table-cell office:value-type="float" office:value="3976" table:style-name="ce45">
            <text:p>3,976</text:p>
          </table:table-cell>
          <table:table-cell office:value-type="float" office:value="20747" table:style-name="ce44">
            <text:p>20,747</text:p>
          </table:table-cell>
          <table:table-cell office:value-type="float" office:value="3979" table:style-name="ce44">
            <text:p>3,979</text:p>
          </table:table-cell>
          <table:table-cell office:value-type="float" office:value="4151" table:style-name="ce44">
            <text:p>4,151</text:p>
          </table:table-cell>
          <table:table-cell office:value-type="float" office:value="4220" table:style-name="ce44">
            <text:p>4,220</text:p>
          </table:table-cell>
          <table:table-cell office:value-type="float" office:value="4276" table:style-name="ce44">
            <text:p>4,276</text:p>
          </table:table-cell>
          <table:table-cell office:value-type="float" office:value="4121" table:style-name="ce45">
            <text:p>4,121</text:p>
          </table:table-cell>
          <table:table-cell office:value-type="float" office:value="21245" table:style-name="ce44">
            <text:p>21,245</text:p>
          </table:table-cell>
          <table:table-cell office:value-type="float" office:value="4080" table:style-name="ce44">
            <text:p>4,080</text:p>
          </table:table-cell>
          <table:table-cell office:value-type="float" office:value="4128" table:style-name="ce44">
            <text:p>4,128</text:p>
          </table:table-cell>
          <table:table-cell office:value-type="float" office:value="4319" table:style-name="ce44">
            <text:p>4,319</text:p>
          </table:table-cell>
          <table:table-cell office:value-type="float" office:value="4352" table:style-name="ce44">
            <text:p>4,352</text:p>
          </table:table-cell>
          <table:table-cell office:value-type="float" office:value="4366" table:style-name="ce45">
            <text:p>4,366</text:p>
          </table:table-cell>
          <table:table-cell office:value-type="float" office:value="20582" table:style-name="ce44">
            <text:p>20,582</text:p>
          </table:table-cell>
          <table:table-cell office:value-type="float" office:value="4359" table:style-name="ce44">
            <text:p>4,359</text:p>
          </table:table-cell>
          <table:table-cell office:value-type="float" office:value="4338" table:style-name="ce44">
            <text:p>4,338</text:p>
          </table:table-cell>
          <table:table-cell office:value-type="float" office:value="4156" table:style-name="ce44">
            <text:p>4,156</text:p>
          </table:table-cell>
          <table:table-cell office:value-type="float" office:value="4184" table:style-name="ce44">
            <text:p>4,184</text:p>
          </table:table-cell>
          <table:table-cell office:value-type="float" office:value="3545" table:style-name="ce45">
            <text:p>3,545</text:p>
          </table:table-cell>
          <table:table-cell office:value-type="float" office:value="16502" table:style-name="ce44">
            <text:p>16,502</text:p>
          </table:table-cell>
          <table:table-cell office:value-type="float" office:value="3706" table:style-name="ce44">
            <text:p>3,706</text:p>
          </table:table-cell>
          <table:table-cell office:value-type="float" office:value="3401" table:style-name="ce44">
            <text:p>3,401</text:p>
          </table:table-cell>
          <table:table-cell office:value-type="float" office:value="3435" table:style-name="ce44">
            <text:p>3,435</text:p>
          </table:table-cell>
          <table:table-cell office:value-type="float" office:value="3089" table:style-name="ce44">
            <text:p>3,089</text:p>
          </table:table-cell>
          <table:table-cell office:value-type="float" office:value="2871" table:style-name="ce45">
            <text:p>2,871</text:p>
          </table:table-cell>
          <table:table-cell office:value-type="float" office:value="11194" table:style-name="ce44">
            <text:p>11,194</text:p>
          </table:table-cell>
          <table:table-cell office:value-type="float" office:value="2763" table:style-name="ce44">
            <text:p>2,763</text:p>
          </table:table-cell>
          <table:table-cell office:value-type="float" office:value="2537" table:style-name="ce44">
            <text:p>2,537</text:p>
          </table:table-cell>
          <table:table-cell office:value-type="float" office:value="2159" table:style-name="ce44">
            <text:p>2,159</text:p>
          </table:table-cell>
          <table:table-cell office:value-type="float" office:value="2038" table:style-name="ce44">
            <text:p>2,038</text:p>
          </table:table-cell>
          <table:table-cell office:value-type="float" office:value="1697" table:style-name="ce45">
            <text:p>1,697</text:p>
          </table:table-cell>
          <table:table-cell office:value-type="float" office:value="6923" table:style-name="ce44">
            <text:p>6,923</text:p>
          </table:table-cell>
          <table:table-cell office:value-type="float" office:value="1584" table:style-name="ce44">
            <text:p>1,584</text:p>
          </table:table-cell>
          <table:table-cell office:value-type="float" office:value="1164" table:style-name="ce44">
            <text:p>1,164</text:p>
          </table:table-cell>
          <table:table-cell office:value-type="float" office:value="1432" table:style-name="ce44">
            <text:p>1,432</text:p>
          </table:table-cell>
          <table:table-cell office:value-type="float" office:value="1381" table:style-name="ce44">
            <text:p>1,381</text:p>
          </table:table-cell>
          <table:table-cell office:value-type="float" office:value="1362" table:style-name="ce45">
            <text:p>1,362</text:p>
          </table:table-cell>
          <table:table-cell office:value-type="float" office:value="6122" table:style-name="ce44">
            <text:p>6,122</text:p>
          </table:table-cell>
          <table:table-cell office:value-type="float" office:value="1328" table:style-name="ce44">
            <text:p>1,328</text:p>
          </table:table-cell>
          <table:table-cell office:value-type="float" office:value="1371" table:style-name="ce44">
            <text:p>1,371</text:p>
          </table:table-cell>
          <table:table-cell office:value-type="float" office:value="1319" table:style-name="ce44">
            <text:p>1,319</text:p>
          </table:table-cell>
          <table:table-cell office:value-type="float" office:value="1095" table:style-name="ce44">
            <text:p>1,095</text:p>
          </table:table-cell>
          <table:table-cell office:value-type="float" office:value="1009" table:style-name="ce45">
            <text:p>1,009</text:p>
          </table:table-cell>
          <table:table-cell office:value-type="float" office:value="3407" table:style-name="ce44">
            <text:p>3,407</text:p>
          </table:table-cell>
          <table:table-cell office:value-type="float" office:value="895" table:style-name="ce44">
            <text:p>895</text:p>
          </table:table-cell>
          <table:table-cell office:value-type="float" office:value="782" table:style-name="ce44">
            <text:p>782</text:p>
          </table:table-cell>
          <table:table-cell office:value-type="float" office:value="698" table:style-name="ce44">
            <text:p>698</text:p>
          </table:table-cell>
          <table:table-cell office:value-type="float" office:value="545" table:style-name="ce44">
            <text:p>545</text:p>
          </table:table-cell>
          <table:table-cell office:value-type="float" office:value="487" table:style-name="ce45">
            <text:p>487</text:p>
          </table:table-cell>
          <table:table-cell office:value-type="float" office:value="1473" table:style-name="ce44">
            <text:p>1,473</text:p>
          </table:table-cell>
          <table:table-cell office:value-type="float" office:value="434" table:style-name="ce44">
            <text:p>434</text:p>
          </table:table-cell>
          <table:table-cell office:value-type="float" office:value="336" table:style-name="ce44">
            <text:p>336</text:p>
          </table:table-cell>
          <table:table-cell office:value-type="float" office:value="304" table:style-name="ce44">
            <text:p>304</text:p>
          </table:table-cell>
          <table:table-cell office:value-type="float" office:value="225" table:style-name="ce44">
            <text:p>225</text:p>
          </table:table-cell>
          <table:table-cell office:value-type="float" office:value="174" table:style-name="ce45">
            <text:p>174</text:p>
          </table:table-cell>
          <table:table-cell office:value-type="float" office:value="295" table:style-name="ce44">
            <text:p>295</text:p>
          </table:table-cell>
          <table:table-cell office:value-type="float" office:value="111" table:style-name="ce44">
            <text:p>111</text:p>
          </table:table-cell>
          <table:table-cell office:value-type="float" office:value="97" table:style-name="ce44">
            <text:p>97</text:p>
          </table:table-cell>
          <table:table-cell office:value-type="float" office:value="40" table:style-name="ce44">
            <text:p>40</text:p>
          </table:table-cell>
          <table:table-cell office:value-type="float" office:value="26" table:style-name="ce44">
            <text:p>26</text:p>
          </table:table-cell>
          <table:table-cell office:value-type="float" office:value="21" table:style-name="ce45">
            <text:p>21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59443" table:style-name="ce48">
            <text:p>259,443</text:p>
          </table:table-cell>
          <table:table-cell office:value-type="float" office:value="7750" table:style-name="ce49">
            <text:p>7,750</text:p>
          </table:table-cell>
          <table:table-cell office:value-type="float" office:value="1207" table:style-name="ce48">
            <text:p>1,207</text:p>
          </table:table-cell>
          <table:table-cell office:value-type="float" office:value="1401" table:style-name="ce48">
            <text:p>1,401</text:p>
          </table:table-cell>
          <table:table-cell office:value-type="float" office:value="1516" table:style-name="ce48">
            <text:p>1,516</text:p>
          </table:table-cell>
          <table:table-cell office:value-type="float" office:value="1667" table:style-name="ce48">
            <text:p>1,667</text:p>
          </table:table-cell>
          <table:table-cell office:value-type="float" office:value="1959" table:style-name="ce48">
            <text:p>1,959</text:p>
          </table:table-cell>
          <table:table-cell office:value-type="float" office:value="11804" table:style-name="ce48">
            <text:p>11,804</text:p>
          </table:table-cell>
          <table:table-cell office:value-type="float" office:value="2109" table:style-name="ce48">
            <text:p>2,109</text:p>
          </table:table-cell>
          <table:table-cell office:value-type="float" office:value="2326" table:style-name="ce48">
            <text:p>2,326</text:p>
          </table:table-cell>
          <table:table-cell office:value-type="float" office:value="2552" table:style-name="ce48">
            <text:p>2,552</text:p>
          </table:table-cell>
          <table:table-cell office:value-type="float" office:value="2249" table:style-name="ce48">
            <text:p>2,249</text:p>
          </table:table-cell>
          <table:table-cell office:value-type="float" office:value="2568" table:style-name="ce49">
            <text:p>2,568</text:p>
          </table:table-cell>
          <table:table-cell office:value-type="float" office:value="10847" table:style-name="ce48">
            <text:p>10,847</text:p>
          </table:table-cell>
          <table:table-cell office:value-type="float" office:value="2426" table:style-name="ce48">
            <text:p>2,426</text:p>
          </table:table-cell>
          <table:table-cell office:value-type="float" office:value="2018" table:style-name="ce48">
            <text:p>2,018</text:p>
          </table:table-cell>
          <table:table-cell office:value-type="float" office:value="1986" table:style-name="ce48">
            <text:p>1,986</text:p>
          </table:table-cell>
          <table:table-cell office:value-type="float" office:value="2139" table:style-name="ce48">
            <text:p>2,139</text:p>
          </table:table-cell>
          <table:table-cell office:value-type="float" office:value="2278" table:style-name="ce49">
            <text:p>2,278</text:p>
          </table:table-cell>
          <table:table-cell office:value-type="float" office:value="12210" table:style-name="ce48">
            <text:p>12,210</text:p>
          </table:table-cell>
          <table:table-cell office:value-type="float" office:value="2304" table:style-name="ce48">
            <text:p>2,304</text:p>
          </table:table-cell>
          <table:table-cell office:value-type="float" office:value="2335" table:style-name="ce48">
            <text:p>2,335</text:p>
          </table:table-cell>
          <table:table-cell office:value-type="float" office:value="2427" table:style-name="ce48">
            <text:p>2,427</text:p>
          </table:table-cell>
          <table:table-cell office:value-type="float" office:value="2430" table:style-name="ce48">
            <text:p>2,430</text:p>
          </table:table-cell>
          <table:table-cell office:value-type="float" office:value="2714" table:style-name="ce49">
            <text:p>2,714</text:p>
          </table:table-cell>
          <table:table-cell office:value-type="float" office:value="15649" table:style-name="ce48">
            <text:p>15,649</text:p>
          </table:table-cell>
          <table:table-cell office:value-type="float" office:value="2924" table:style-name="ce48">
            <text:p>2,924</text:p>
          </table:table-cell>
          <table:table-cell office:value-type="float" office:value="3242" table:style-name="ce48">
            <text:p>3,242</text:p>
          </table:table-cell>
          <table:table-cell office:value-type="float" office:value="3232" table:style-name="ce48">
            <text:p>3,232</text:p>
          </table:table-cell>
          <table:table-cell office:value-type="float" office:value="3005" table:style-name="ce48">
            <text:p>3,005</text:p>
          </table:table-cell>
          <table:table-cell office:value-type="float" office:value="3246" table:style-name="ce49">
            <text:p>3,246</text:p>
          </table:table-cell>
          <table:table-cell office:value-type="float" office:value="17538" table:style-name="ce48">
            <text:p>17,538</text:p>
          </table:table-cell>
          <table:table-cell office:value-type="float" office:value="3631" table:style-name="ce48">
            <text:p>3,631</text:p>
          </table:table-cell>
          <table:table-cell office:value-type="float" office:value="3524" table:style-name="ce48">
            <text:p>3,524</text:p>
          </table:table-cell>
          <table:table-cell office:value-type="float" office:value="3492" table:style-name="ce48">
            <text:p>3,492</text:p>
          </table:table-cell>
          <table:table-cell office:value-type="float" office:value="3410" table:style-name="ce48">
            <text:p>3,410</text:p>
          </table:table-cell>
          <table:table-cell office:value-type="float" office:value="3481" table:style-name="ce49">
            <text:p>3,481</text:p>
          </table:table-cell>
          <table:table-cell office:value-type="float" office:value="16297" table:style-name="ce48">
            <text:p>16,297</text:p>
          </table:table-cell>
          <table:table-cell office:value-type="float" office:value="3279" table:style-name="ce48">
            <text:p>3,279</text:p>
          </table:table-cell>
          <table:table-cell office:value-type="float" office:value="3264" table:style-name="ce48">
            <text:p>3,264</text:p>
          </table:table-cell>
          <table:table-cell office:value-type="float" office:value="3316" table:style-name="ce48">
            <text:p>3,316</text:p>
          </table:table-cell>
          <table:table-cell office:value-type="float" office:value="3222" table:style-name="ce48">
            <text:p>3,222</text:p>
          </table:table-cell>
          <table:table-cell office:value-type="float" office:value="3216" table:style-name="ce49">
            <text:p>3,216</text:p>
          </table:table-cell>
          <table:table-cell office:value-type="float" office:value="18671" table:style-name="ce48">
            <text:p>18,671</text:p>
          </table:table-cell>
          <table:table-cell office:value-type="float" office:value="3140" table:style-name="ce48">
            <text:p>3,140</text:p>
          </table:table-cell>
          <table:table-cell office:value-type="float" office:value="3413" table:style-name="ce48">
            <text:p>3,413</text:p>
          </table:table-cell>
          <table:table-cell office:value-type="float" office:value="3669" table:style-name="ce48">
            <text:p>3,669</text:p>
          </table:table-cell>
          <table:table-cell office:value-type="float" office:value="3975" table:style-name="ce48">
            <text:p>3,975</text:p>
          </table:table-cell>
          <table:table-cell office:value-type="float" office:value="4474" table:style-name="ce49">
            <text:p>4,474</text:p>
          </table:table-cell>
          <table:table-cell office:value-type="float" office:value="21641" table:style-name="ce48">
            <text:p>21,641</text:p>
          </table:table-cell>
          <table:table-cell office:value-type="float" office:value="4454" table:style-name="ce48">
            <text:p>4,454</text:p>
          </table:table-cell>
          <table:table-cell office:value-type="float" office:value="4342" table:style-name="ce48">
            <text:p>4,342</text:p>
          </table:table-cell>
          <table:table-cell office:value-type="float" office:value="4429" table:style-name="ce48">
            <text:p>4,429</text:p>
          </table:table-cell>
          <table:table-cell office:value-type="float" office:value="4366" table:style-name="ce48">
            <text:p>4,366</text:p>
          </table:table-cell>
          <table:table-cell office:value-type="float" office:value="4050" table:style-name="ce49">
            <text:p>4,050</text:p>
          </table:table-cell>
          <table:table-cell office:value-type="float" office:value="18809" table:style-name="ce48">
            <text:p>18,809</text:p>
          </table:table-cell>
          <table:table-cell office:value-type="float" office:value="4160" table:style-name="ce48">
            <text:p>4,160</text:p>
          </table:table-cell>
          <table:table-cell office:value-type="float" office:value="3883" table:style-name="ce48">
            <text:p>3,883</text:p>
          </table:table-cell>
          <table:table-cell office:value-type="float" office:value="3560" table:style-name="ce48">
            <text:p>3,560</text:p>
          </table:table-cell>
          <table:table-cell office:value-type="float" office:value="3552" table:style-name="ce48">
            <text:p>3,552</text:p>
          </table:table-cell>
          <table:table-cell office:value-type="float" office:value="3654" table:style-name="ce49">
            <text:p>3,654</text:p>
          </table:table-cell>
          <table:table-cell office:value-type="float" office:value="18878" table:style-name="ce48">
            <text:p>18,878</text:p>
          </table:table-cell>
          <table:table-cell office:value-type="float" office:value="3679" table:style-name="ce48">
            <text:p>3,679</text:p>
          </table:table-cell>
          <table:table-cell office:value-type="float" office:value="3832" table:style-name="ce48">
            <text:p>3,832</text:p>
          </table:table-cell>
          <table:table-cell office:value-type="float" office:value="3832" table:style-name="ce48">
            <text:p>3,832</text:p>
          </table:table-cell>
          <table:table-cell office:value-type="float" office:value="3818" table:style-name="ce48">
            <text:p>3,818</text:p>
          </table:table-cell>
          <table:table-cell office:value-type="float" office:value="3717" table:style-name="ce49">
            <text:p>3,717</text:p>
          </table:table-cell>
          <table:table-cell office:value-type="float" office:value="19465" table:style-name="ce48">
            <text:p>19,465</text:p>
          </table:table-cell>
          <table:table-cell office:value-type="float" office:value="3643" table:style-name="ce48">
            <text:p>3,643</text:p>
          </table:table-cell>
          <table:table-cell office:value-type="float" office:value="3769" table:style-name="ce48">
            <text:p>3,769</text:p>
          </table:table-cell>
          <table:table-cell office:value-type="float" office:value="3961" table:style-name="ce48">
            <text:p>3,961</text:p>
          </table:table-cell>
          <table:table-cell office:value-type="float" office:value="3999" table:style-name="ce48">
            <text:p>3,999</text:p>
          </table:table-cell>
          <table:table-cell office:value-type="float" office:value="4093" table:style-name="ce49">
            <text:p>4,093</text:p>
          </table:table-cell>
          <table:table-cell office:value-type="float" office:value="19128" table:style-name="ce48">
            <text:p>19,128</text:p>
          </table:table-cell>
          <table:table-cell office:value-type="float" office:value="4085" table:style-name="ce48">
            <text:p>4,085</text:p>
          </table:table-cell>
          <table:table-cell office:value-type="float" office:value="3912" table:style-name="ce48">
            <text:p>3,912</text:p>
          </table:table-cell>
          <table:table-cell office:value-type="float" office:value="3859" table:style-name="ce48">
            <text:p>3,859</text:p>
          </table:table-cell>
          <table:table-cell office:value-type="float" office:value="3852" table:style-name="ce48">
            <text:p>3,852</text:p>
          </table:table-cell>
          <table:table-cell office:value-type="float" office:value="3420" table:style-name="ce49">
            <text:p>3,420</text:p>
          </table:table-cell>
          <table:table-cell office:value-type="float" office:value="15811" table:style-name="ce48">
            <text:p>15,811</text:p>
          </table:table-cell>
          <table:table-cell office:value-type="float" office:value="3409" table:style-name="ce48">
            <text:p>3,409</text:p>
          </table:table-cell>
          <table:table-cell office:value-type="float" office:value="3150" table:style-name="ce48">
            <text:p>3,150</text:p>
          </table:table-cell>
          <table:table-cell office:value-type="float" office:value="3298" table:style-name="ce48">
            <text:p>3,298</text:p>
          </table:table-cell>
          <table:table-cell office:value-type="float" office:value="2983" table:style-name="ce48">
            <text:p>2,983</text:p>
          </table:table-cell>
          <table:table-cell office:value-type="float" office:value="2971" table:style-name="ce49">
            <text:p>2,971</text:p>
          </table:table-cell>
          <table:table-cell office:value-type="float" office:value="12036" table:style-name="ce48">
            <text:p>12,036</text:p>
          </table:table-cell>
          <table:table-cell office:value-type="float" office:value="2940" table:style-name="ce48">
            <text:p>2,940</text:p>
          </table:table-cell>
          <table:table-cell office:value-type="float" office:value="2665" table:style-name="ce48">
            <text:p>2,665</text:p>
          </table:table-cell>
          <table:table-cell office:value-type="float" office:value="2307" table:style-name="ce48">
            <text:p>2,307</text:p>
          </table:table-cell>
          <table:table-cell office:value-type="float" office:value="2250" table:style-name="ce48">
            <text:p>2,250</text:p>
          </table:table-cell>
          <table:table-cell office:value-type="float" office:value="1874" table:style-name="ce49">
            <text:p>1,874</text:p>
          </table:table-cell>
          <table:table-cell office:value-type="float" office:value="7848" table:style-name="ce48">
            <text:p>7,848</text:p>
          </table:table-cell>
          <table:table-cell office:value-type="float" office:value="1727" table:style-name="ce48">
            <text:p>1,727</text:p>
          </table:table-cell>
          <table:table-cell office:value-type="float" office:value="1313" table:style-name="ce48">
            <text:p>1,313</text:p>
          </table:table-cell>
          <table:table-cell office:value-type="float" office:value="1574" table:style-name="ce48">
            <text:p>1,574</text:p>
          </table:table-cell>
          <table:table-cell office:value-type="float" office:value="1579" table:style-name="ce48">
            <text:p>1,579</text:p>
          </table:table-cell>
          <table:table-cell office:value-type="float" office:value="1655" table:style-name="ce49">
            <text:p>1,655</text:p>
          </table:table-cell>
          <table:table-cell office:value-type="float" office:value="7495" table:style-name="ce48">
            <text:p>7,495</text:p>
          </table:table-cell>
          <table:table-cell office:value-type="float" office:value="1649" table:style-name="ce48">
            <text:p>1,649</text:p>
          </table:table-cell>
          <table:table-cell office:value-type="float" office:value="1543" table:style-name="ce48">
            <text:p>1,543</text:p>
          </table:table-cell>
          <table:table-cell office:value-type="float" office:value="1602" table:style-name="ce48">
            <text:p>1,602</text:p>
          </table:table-cell>
          <table:table-cell office:value-type="float" office:value="1379" table:style-name="ce48">
            <text:p>1,379</text:p>
          </table:table-cell>
          <table:table-cell office:value-type="float" office:value="1322" table:style-name="ce49">
            <text:p>1,322</text:p>
          </table:table-cell>
          <table:table-cell office:value-type="float" office:value="4701" table:style-name="ce48">
            <text:p>4,701</text:p>
          </table:table-cell>
          <table:table-cell office:value-type="float" office:value="1178" table:style-name="ce48">
            <text:p>1,178</text:p>
          </table:table-cell>
          <table:table-cell office:value-type="float" office:value="960" table:style-name="ce48">
            <text:p>960</text:p>
          </table:table-cell>
          <table:table-cell office:value-type="float" office:value="977" table:style-name="ce48">
            <text:p>977</text:p>
          </table:table-cell>
          <table:table-cell office:value-type="float" office:value="849" table:style-name="ce48">
            <text:p>849</text:p>
          </table:table-cell>
          <table:table-cell office:value-type="float" office:value="737" table:style-name="ce49">
            <text:p>737</text:p>
          </table:table-cell>
          <table:table-cell office:value-type="float" office:value="2218" table:style-name="ce48">
            <text:p>2,218</text:p>
          </table:table-cell>
          <table:table-cell office:value-type="float" office:value="659" table:style-name="ce48">
            <text:p>659</text:p>
          </table:table-cell>
          <table:table-cell office:value-type="float" office:value="499" table:style-name="ce48">
            <text:p>499</text:p>
          </table:table-cell>
          <table:table-cell office:value-type="float" office:value="422" table:style-name="ce48">
            <text:p>422</text:p>
          </table:table-cell>
          <table:table-cell office:value-type="float" office:value="366" table:style-name="ce48">
            <text:p>366</text:p>
          </table:table-cell>
          <table:table-cell office:value-type="float" office:value="272" table:style-name="ce49">
            <text:p>272</text:p>
          </table:table-cell>
          <table:table-cell office:value-type="float" office:value="579" table:style-name="ce48">
            <text:p>579</text:p>
          </table:table-cell>
          <table:table-cell office:value-type="float" office:value="227" table:style-name="ce48">
            <text:p>227</text:p>
          </table:table-cell>
          <table:table-cell office:value-type="float" office:value="144" table:style-name="ce48">
            <text:p>144</text:p>
          </table:table-cell>
          <table:table-cell office:value-type="float" office:value="93" table:style-name="ce48">
            <text:p>93</text:p>
          </table:table-cell>
          <table:table-cell office:value-type="float" office:value="72" table:style-name="ce48">
            <text:p>72</text:p>
          </table:table-cell>
          <table:table-cell office:value-type="float" office:value="43" table:style-name="ce49">
            <text:p>43</text:p>
          </table:table-cell>
          <table:table-cell office:value-type="float" office:value="68" table:style-name="ce48">
            <text:p>6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47630" table:style-name="ce44">
            <text:p>1,247,630</text:p>
          </table:table-cell>
          <table:table-cell office:value-type="float" office:value="48934" table:style-name="ce44">
            <text:p>48,934</text:p>
          </table:table-cell>
          <table:table-cell office:value-type="float" office:value="9627" table:style-name="ce44">
            <text:p>9,627</text:p>
          </table:table-cell>
          <table:table-cell office:value-type="float" office:value="9978" table:style-name="ce44">
            <text:p>9,978</text:p>
          </table:table-cell>
          <table:table-cell office:value-type="float" office:value="9973" table:style-name="ce44">
            <text:p>9,973</text:p>
          </table:table-cell>
          <table:table-cell office:value-type="float" office:value="9559" table:style-name="ce44">
            <text:p>9,559</text:p>
          </table:table-cell>
          <table:table-cell office:value-type="float" office:value="9797" table:style-name="ce44">
            <text:p>9,797</text:p>
          </table:table-cell>
          <table:table-cell office:value-type="float" office:value="53070" table:style-name="ce44">
            <text:p>53,070</text:p>
          </table:table-cell>
          <table:table-cell office:value-type="float" office:value="10347" table:style-name="ce44">
            <text:p>10,347</text:p>
          </table:table-cell>
          <table:table-cell office:value-type="float" office:value="10641" table:style-name="ce44">
            <text:p>10,641</text:p>
          </table:table-cell>
          <table:table-cell office:value-type="float" office:value="10703" table:style-name="ce44">
            <text:p>10,703</text:p>
          </table:table-cell>
          <table:table-cell office:value-type="float" office:value="9989" table:style-name="ce44">
            <text:p>9,989</text:p>
          </table:table-cell>
          <table:table-cell office:value-type="float" office:value="11390" table:style-name="ce45">
            <text:p>11,390</text:p>
          </table:table-cell>
          <table:table-cell office:value-type="float" office:value="51088" table:style-name="ce44">
            <text:p>51,088</text:p>
          </table:table-cell>
          <table:table-cell office:value-type="float" office:value="11044" table:style-name="ce44">
            <text:p>11,044</text:p>
          </table:table-cell>
          <table:table-cell office:value-type="float" office:value="9089" table:style-name="ce44">
            <text:p>9,089</text:p>
          </table:table-cell>
          <table:table-cell office:value-type="float" office:value="9692" table:style-name="ce44">
            <text:p>9,692</text:p>
          </table:table-cell>
          <table:table-cell office:value-type="float" office:value="10543" table:style-name="ce44">
            <text:p>10,543</text:p>
          </table:table-cell>
          <table:table-cell office:value-type="float" office:value="10720" table:style-name="ce45">
            <text:p>10,720</text:p>
          </table:table-cell>
          <table:table-cell office:value-type="float" office:value="61955" table:style-name="ce44">
            <text:p>61,955</text:p>
          </table:table-cell>
          <table:table-cell office:value-type="float" office:value="11043" table:style-name="ce44">
            <text:p>11,043</text:p>
          </table:table-cell>
          <table:table-cell office:value-type="float" office:value="11560" table:style-name="ce44">
            <text:p>11,560</text:p>
          </table:table-cell>
          <table:table-cell office:value-type="float" office:value="12395" table:style-name="ce44">
            <text:p>12,395</text:p>
          </table:table-cell>
          <table:table-cell office:value-type="float" office:value="13065" table:style-name="ce44">
            <text:p>13,065</text:p>
          </table:table-cell>
          <table:table-cell office:value-type="float" office:value="13892" table:style-name="ce45">
            <text:p>13,892</text:p>
          </table:table-cell>
          <table:table-cell office:value-type="float" office:value="80535" table:style-name="ce44">
            <text:p>80,535</text:p>
          </table:table-cell>
          <table:table-cell office:value-type="float" office:value="14582" table:style-name="ce44">
            <text:p>14,582</text:p>
          </table:table-cell>
          <table:table-cell office:value-type="float" office:value="16652" table:style-name="ce44">
            <text:p>16,652</text:p>
          </table:table-cell>
          <table:table-cell office:value-type="float" office:value="16287" table:style-name="ce44">
            <text:p>16,287</text:p>
          </table:table-cell>
          <table:table-cell office:value-type="float" office:value="15917" table:style-name="ce44">
            <text:p>15,917</text:p>
          </table:table-cell>
          <table:table-cell office:value-type="float" office:value="17097" table:style-name="ce45">
            <text:p>17,097</text:p>
          </table:table-cell>
          <table:table-cell office:value-type="float" office:value="89228" table:style-name="ce44">
            <text:p>89,228</text:p>
          </table:table-cell>
          <table:table-cell office:value-type="float" office:value="18204" table:style-name="ce44">
            <text:p>18,204</text:p>
          </table:table-cell>
          <table:table-cell office:value-type="float" office:value="17747" table:style-name="ce44">
            <text:p>17,747</text:p>
          </table:table-cell>
          <table:table-cell office:value-type="float" office:value="17565" table:style-name="ce44">
            <text:p>17,565</text:p>
          </table:table-cell>
          <table:table-cell office:value-type="float" office:value="17799" table:style-name="ce44">
            <text:p>17,799</text:p>
          </table:table-cell>
          <table:table-cell office:value-type="float" office:value="17913" table:style-name="ce45">
            <text:p>17,913</text:p>
          </table:table-cell>
          <table:table-cell office:value-type="float" office:value="87155" table:style-name="ce44">
            <text:p>87,155</text:p>
          </table:table-cell>
          <table:table-cell office:value-type="float" office:value="17395" table:style-name="ce44">
            <text:p>17,395</text:p>
          </table:table-cell>
          <table:table-cell office:value-type="float" office:value="17536" table:style-name="ce44">
            <text:p>17,536</text:p>
          </table:table-cell>
          <table:table-cell office:value-type="float" office:value="17428" table:style-name="ce44">
            <text:p>17,428</text:p>
          </table:table-cell>
          <table:table-cell office:value-type="float" office:value="17656" table:style-name="ce44">
            <text:p>17,656</text:p>
          </table:table-cell>
          <table:table-cell office:value-type="float" office:value="17140" table:style-name="ce45">
            <text:p>17,140</text:p>
          </table:table-cell>
          <table:table-cell office:value-type="float" office:value="93637" table:style-name="ce44">
            <text:p>93,637</text:p>
          </table:table-cell>
          <table:table-cell office:value-type="float" office:value="16868" table:style-name="ce44">
            <text:p>16,868</text:p>
          </table:table-cell>
          <table:table-cell office:value-type="float" office:value="17501" table:style-name="ce44">
            <text:p>17,501</text:p>
          </table:table-cell>
          <table:table-cell office:value-type="float" office:value="19236" table:style-name="ce44">
            <text:p>19,236</text:p>
          </table:table-cell>
          <table:table-cell office:value-type="float" office:value="19496" table:style-name="ce44">
            <text:p>19,496</text:p>
          </table:table-cell>
          <table:table-cell office:value-type="float" office:value="20536" table:style-name="ce45">
            <text:p>20,536</text:p>
          </table:table-cell>
          <table:table-cell office:value-type="float" office:value="103550" table:style-name="ce44">
            <text:p>103,550</text:p>
          </table:table-cell>
          <table:table-cell office:value-type="float" office:value="21030" table:style-name="ce44">
            <text:p>21,030</text:p>
          </table:table-cell>
          <table:table-cell office:value-type="float" office:value="20979" table:style-name="ce44">
            <text:p>20,979</text:p>
          </table:table-cell>
          <table:table-cell office:value-type="float" office:value="21034" table:style-name="ce44">
            <text:p>21,034</text:p>
          </table:table-cell>
          <table:table-cell office:value-type="float" office:value="20835" table:style-name="ce44">
            <text:p>20,835</text:p>
          </table:table-cell>
          <table:table-cell office:value-type="float" office:value="19672" table:style-name="ce45">
            <text:p>19,672</text:p>
          </table:table-cell>
          <table:table-cell office:value-type="float" office:value="90507" table:style-name="ce44">
            <text:p>90,507</text:p>
          </table:table-cell>
          <table:table-cell office:value-type="float" office:value="20289" table:style-name="ce44">
            <text:p>20,289</text:p>
          </table:table-cell>
          <table:table-cell office:value-type="float" office:value="18655" table:style-name="ce44">
            <text:p>18,655</text:p>
          </table:table-cell>
          <table:table-cell office:value-type="float" office:value="17607" table:style-name="ce44">
            <text:p>17,607</text:p>
          </table:table-cell>
          <table:table-cell office:value-type="float" office:value="16864" table:style-name="ce44">
            <text:p>16,864</text:p>
          </table:table-cell>
          <table:table-cell office:value-type="float" office:value="17092" table:style-name="ce45">
            <text:p>17,092</text:p>
          </table:table-cell>
          <table:table-cell office:value-type="float" office:value="86512" table:style-name="ce44">
            <text:p>86,512</text:p>
          </table:table-cell>
          <table:table-cell office:value-type="float" office:value="16826" table:style-name="ce44">
            <text:p>16,826</text:p>
          </table:table-cell>
          <table:table-cell office:value-type="float" office:value="17365" table:style-name="ce44">
            <text:p>17,365</text:p>
          </table:table-cell>
          <table:table-cell office:value-type="float" office:value="17468" table:style-name="ce44">
            <text:p>17,468</text:p>
          </table:table-cell>
          <table:table-cell office:value-type="float" office:value="17277" table:style-name="ce44">
            <text:p>17,277</text:p>
          </table:table-cell>
          <table:table-cell office:value-type="float" office:value="17576" table:style-name="ce45">
            <text:p>17,576</text:p>
          </table:table-cell>
          <table:table-cell office:value-type="float" office:value="91595" table:style-name="ce44">
            <text:p>91,595</text:p>
          </table:table-cell>
          <table:table-cell office:value-type="float" office:value="17828" table:style-name="ce44">
            <text:p>17,828</text:p>
          </table:table-cell>
          <table:table-cell office:value-type="float" office:value="17641" table:style-name="ce44">
            <text:p>17,641</text:p>
          </table:table-cell>
          <table:table-cell office:value-type="float" office:value="18795" table:style-name="ce44">
            <text:p>18,795</text:p>
          </table:table-cell>
          <table:table-cell office:value-type="float" office:value="18484" table:style-name="ce44">
            <text:p>18,484</text:p>
          </table:table-cell>
          <table:table-cell office:value-type="float" office:value="18847" table:style-name="ce45">
            <text:p>18,847</text:p>
          </table:table-cell>
          <table:table-cell office:value-type="float" office:value="88907" table:style-name="ce44">
            <text:p>88,907</text:p>
          </table:table-cell>
          <table:table-cell office:value-type="float" office:value="18622" table:style-name="ce44">
            <text:p>18,622</text:p>
          </table:table-cell>
          <table:table-cell office:value-type="float" office:value="18398" table:style-name="ce44">
            <text:p>18,398</text:p>
          </table:table-cell>
          <table:table-cell office:value-type="float" office:value="17700" table:style-name="ce44">
            <text:p>17,700</text:p>
          </table:table-cell>
          <table:table-cell office:value-type="float" office:value="17802" table:style-name="ce44">
            <text:p>17,802</text:p>
          </table:table-cell>
          <table:table-cell office:value-type="float" office:value="16385" table:style-name="ce45">
            <text:p>16,385</text:p>
          </table:table-cell>
          <table:table-cell office:value-type="float" office:value="75111" table:style-name="ce44">
            <text:p>75,111</text:p>
          </table:table-cell>
          <table:table-cell office:value-type="float" office:value="15988" table:style-name="ce44">
            <text:p>15,988</text:p>
          </table:table-cell>
          <table:table-cell office:value-type="float" office:value="15861" table:style-name="ce44">
            <text:p>15,861</text:p>
          </table:table-cell>
          <table:table-cell office:value-type="float" office:value="15361" table:style-name="ce44">
            <text:p>15,361</text:p>
          </table:table-cell>
          <table:table-cell office:value-type="float" office:value="14146" table:style-name="ce44">
            <text:p>14,146</text:p>
          </table:table-cell>
          <table:table-cell office:value-type="float" office:value="13755" table:style-name="ce45">
            <text:p>13,755</text:p>
          </table:table-cell>
          <table:table-cell office:value-type="float" office:value="56023" table:style-name="ce44">
            <text:p>56,023</text:p>
          </table:table-cell>
          <table:table-cell office:value-type="float" office:value="13756" table:style-name="ce44">
            <text:p>13,756</text:p>
          </table:table-cell>
          <table:table-cell office:value-type="float" office:value="12603" table:style-name="ce44">
            <text:p>12,603</text:p>
          </table:table-cell>
          <table:table-cell office:value-type="float" office:value="10584" table:style-name="ce44">
            <text:p>10,584</text:p>
          </table:table-cell>
          <table:table-cell office:value-type="float" office:value="10312" table:style-name="ce44">
            <text:p>10,312</text:p>
          </table:table-cell>
          <table:table-cell office:value-type="float" office:value="8768" table:style-name="ce45">
            <text:p>8,768</text:p>
          </table:table-cell>
          <table:table-cell office:value-type="float" office:value="32665" table:style-name="ce44">
            <text:p>32,665</text:p>
          </table:table-cell>
          <table:table-cell office:value-type="float" office:value="7377" table:style-name="ce44">
            <text:p>7,377</text:p>
          </table:table-cell>
          <table:table-cell office:value-type="float" office:value="5289" table:style-name="ce44">
            <text:p>5,289</text:p>
          </table:table-cell>
          <table:table-cell office:value-type="float" office:value="6404" table:style-name="ce44">
            <text:p>6,404</text:p>
          </table:table-cell>
          <table:table-cell office:value-type="float" office:value="6842" table:style-name="ce44">
            <text:p>6,842</text:p>
          </table:table-cell>
          <table:table-cell office:value-type="float" office:value="6753" table:style-name="ce45">
            <text:p>6,753</text:p>
          </table:table-cell>
          <table:table-cell office:value-type="float" office:value="29528" table:style-name="ce44">
            <text:p>29,528</text:p>
          </table:table-cell>
          <table:table-cell office:value-type="float" office:value="6469" table:style-name="ce44">
            <text:p>6,469</text:p>
          </table:table-cell>
          <table:table-cell office:value-type="float" office:value="6292" table:style-name="ce44">
            <text:p>6,292</text:p>
          </table:table-cell>
          <table:table-cell office:value-type="float" office:value="6252" table:style-name="ce44">
            <text:p>6,252</text:p>
          </table:table-cell>
          <table:table-cell office:value-type="float" office:value="5614" table:style-name="ce44">
            <text:p>5,614</text:p>
          </table:table-cell>
          <table:table-cell office:value-type="float" office:value="4901" table:style-name="ce45">
            <text:p>4,901</text:p>
          </table:table-cell>
          <table:table-cell office:value-type="float" office:value="18198" table:style-name="ce44">
            <text:p>18,198</text:p>
          </table:table-cell>
          <table:table-cell office:value-type="float" office:value="4576" table:style-name="ce44">
            <text:p>4,576</text:p>
          </table:table-cell>
          <table:table-cell office:value-type="float" office:value="4166" table:style-name="ce44">
            <text:p>4,166</text:p>
          </table:table-cell>
          <table:table-cell office:value-type="float" office:value="3614" table:style-name="ce44">
            <text:p>3,614</text:p>
          </table:table-cell>
          <table:table-cell office:value-type="float" office:value="3168" table:style-name="ce44">
            <text:p>3,168</text:p>
          </table:table-cell>
          <table:table-cell office:value-type="float" office:value="2674" table:style-name="ce45">
            <text:p>2,674</text:p>
          </table:table-cell>
          <table:table-cell office:value-type="float" office:value="7479" table:style-name="ce44">
            <text:p>7,479</text:p>
          </table:table-cell>
          <table:table-cell office:value-type="float" office:value="2289" table:style-name="ce44">
            <text:p>2,289</text:p>
          </table:table-cell>
          <table:table-cell office:value-type="float" office:value="1855" table:style-name="ce44">
            <text:p>1,855</text:p>
          </table:table-cell>
          <table:table-cell office:value-type="float" office:value="1453" table:style-name="ce44">
            <text:p>1,453</text:p>
          </table:table-cell>
          <table:table-cell office:value-type="float" office:value="1070" table:style-name="ce44">
            <text:p>1,070</text:p>
          </table:table-cell>
          <table:table-cell office:value-type="float" office:value="812" table:style-name="ce45">
            <text:p>812</text:p>
          </table:table-cell>
          <table:table-cell office:value-type="float" office:value="1729" table:style-name="ce44">
            <text:p>1,729</text:p>
          </table:table-cell>
          <table:table-cell office:value-type="float" office:value="646" table:style-name="ce44">
            <text:p>646</text:p>
          </table:table-cell>
          <table:table-cell office:value-type="float" office:value="459" table:style-name="ce44">
            <text:p>459</text:p>
          </table:table-cell>
          <table:table-cell office:value-type="float" office:value="284" table:style-name="ce44">
            <text:p>284</text:p>
          </table:table-cell>
          <table:table-cell office:value-type="float" office:value="208" table:style-name="ce44">
            <text:p>208</text:p>
          </table:table-cell>
          <table:table-cell office:value-type="float" office:value="132" table:style-name="ce45">
            <text:p>132</text:p>
          </table:table-cell>
          <table:table-cell office:value-type="float" office:value="224" table:style-name="ce44">
            <text:p>22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2942" table:style-name="ce44">
            <text:p>632,942</text:p>
          </table:table-cell>
          <table:table-cell office:value-type="float" office:value="25382" table:style-name="ce44">
            <text:p>25,382</text:p>
          </table:table-cell>
          <table:table-cell office:value-type="float" office:value="4974" table:style-name="ce46">
            <text:p>4,974</text:p>
          </table:table-cell>
          <table:table-cell office:value-type="float" office:value="5101" table:style-name="ce46">
            <text:p>5,101</text:p>
          </table:table-cell>
          <table:table-cell office:value-type="float" office:value="5234" table:style-name="ce46">
            <text:p>5,234</text:p>
          </table:table-cell>
          <table:table-cell office:value-type="float" office:value="4966" table:style-name="ce46">
            <text:p>4,966</text:p>
          </table:table-cell>
          <table:table-cell office:value-type="float" office:value="5107" table:style-name="ce46">
            <text:p>5,107</text:p>
          </table:table-cell>
          <table:table-cell office:value-type="float" office:value="27700" table:style-name="ce46">
            <text:p>27,700</text:p>
          </table:table-cell>
          <table:table-cell office:value-type="float" office:value="5415" table:style-name="ce46">
            <text:p>5,415</text:p>
          </table:table-cell>
          <table:table-cell office:value-type="float" office:value="5470" table:style-name="ce46">
            <text:p>5,470</text:p>
          </table:table-cell>
          <table:table-cell office:value-type="float" office:value="5636" table:style-name="ce46">
            <text:p>5,636</text:p>
          </table:table-cell>
          <table:table-cell office:value-type="float" office:value="5140" table:style-name="ce46">
            <text:p>5,140</text:p>
          </table:table-cell>
          <table:table-cell office:value-type="float" office:value="6039" table:style-name="ce47">
            <text:p>6,039</text:p>
          </table:table-cell>
          <table:table-cell office:value-type="float" office:value="26672" table:style-name="ce46">
            <text:p>26,672</text:p>
          </table:table-cell>
          <table:table-cell office:value-type="float" office:value="5642" table:style-name="ce46">
            <text:p>5,642</text:p>
          </table:table-cell>
          <table:table-cell office:value-type="float" office:value="4769" table:style-name="ce46">
            <text:p>4,769</text:p>
          </table:table-cell>
          <table:table-cell office:value-type="float" office:value="5068" table:style-name="ce46">
            <text:p>5,068</text:p>
          </table:table-cell>
          <table:table-cell office:value-type="float" office:value="5491" table:style-name="ce46">
            <text:p>5,491</text:p>
          </table:table-cell>
          <table:table-cell office:value-type="float" office:value="5702" table:style-name="ce47">
            <text:p>5,702</text:p>
          </table:table-cell>
          <table:table-cell office:value-type="float" office:value="32709" table:style-name="ce46">
            <text:p>32,709</text:p>
          </table:table-cell>
          <table:table-cell office:value-type="float" office:value="5888" table:style-name="ce46">
            <text:p>5,888</text:p>
          </table:table-cell>
          <table:table-cell office:value-type="float" office:value="6119" table:style-name="ce46">
            <text:p>6,119</text:p>
          </table:table-cell>
          <table:table-cell office:value-type="float" office:value="6457" table:style-name="ce46">
            <text:p>6,457</text:p>
          </table:table-cell>
          <table:table-cell office:value-type="float" office:value="6868" table:style-name="ce46">
            <text:p>6,868</text:p>
          </table:table-cell>
          <table:table-cell office:value-type="float" office:value="7377" table:style-name="ce47">
            <text:p>7,377</text:p>
          </table:table-cell>
          <table:table-cell office:value-type="float" office:value="41909" table:style-name="ce46">
            <text:p>41,909</text:p>
          </table:table-cell>
          <table:table-cell office:value-type="float" office:value="7535" table:style-name="ce46">
            <text:p>7,535</text:p>
          </table:table-cell>
          <table:table-cell office:value-type="float" office:value="8738" table:style-name="ce46">
            <text:p>8,738</text:p>
          </table:table-cell>
          <table:table-cell office:value-type="float" office:value="8582" table:style-name="ce46">
            <text:p>8,582</text:p>
          </table:table-cell>
          <table:table-cell office:value-type="float" office:value="8241" table:style-name="ce46">
            <text:p>8,241</text:p>
          </table:table-cell>
          <table:table-cell office:value-type="float" office:value="8813" table:style-name="ce47">
            <text:p>8,813</text:p>
          </table:table-cell>
          <table:table-cell office:value-type="float" office:value="46312" table:style-name="ce46">
            <text:p>46,312</text:p>
          </table:table-cell>
          <table:table-cell office:value-type="float" office:value="9573" table:style-name="ce46">
            <text:p>9,573</text:p>
          </table:table-cell>
          <table:table-cell office:value-type="float" office:value="9250" table:style-name="ce46">
            <text:p>9,250</text:p>
          </table:table-cell>
          <table:table-cell office:value-type="float" office:value="9108" table:style-name="ce46">
            <text:p>9,108</text:p>
          </table:table-cell>
          <table:table-cell office:value-type="float" office:value="9133" table:style-name="ce46">
            <text:p>9,133</text:p>
          </table:table-cell>
          <table:table-cell office:value-type="float" office:value="9248" table:style-name="ce47">
            <text:p>9,248</text:p>
          </table:table-cell>
          <table:table-cell office:value-type="float" office:value="45848" table:style-name="ce46">
            <text:p>45,848</text:p>
          </table:table-cell>
          <table:table-cell office:value-type="float" office:value="9169" table:style-name="ce46">
            <text:p>9,169</text:p>
          </table:table-cell>
          <table:table-cell office:value-type="float" office:value="9205" table:style-name="ce46">
            <text:p>9,205</text:p>
          </table:table-cell>
          <table:table-cell office:value-type="float" office:value="9125" table:style-name="ce46">
            <text:p>9,125</text:p>
          </table:table-cell>
          <table:table-cell office:value-type="float" office:value="9317" table:style-name="ce46">
            <text:p>9,317</text:p>
          </table:table-cell>
          <table:table-cell office:value-type="float" office:value="9032" table:style-name="ce47">
            <text:p>9,032</text:p>
          </table:table-cell>
          <table:table-cell office:value-type="float" office:value="48116" table:style-name="ce46">
            <text:p>48,116</text:p>
          </table:table-cell>
          <table:table-cell office:value-type="float" office:value="8732" table:style-name="ce46">
            <text:p>8,732</text:p>
          </table:table-cell>
          <table:table-cell office:value-type="float" office:value="9079" table:style-name="ce46">
            <text:p>9,079</text:p>
          </table:table-cell>
          <table:table-cell office:value-type="float" office:value="9947" table:style-name="ce46">
            <text:p>9,947</text:p>
          </table:table-cell>
          <table:table-cell office:value-type="float" office:value="9928" table:style-name="ce46">
            <text:p>9,928</text:p>
          </table:table-cell>
          <table:table-cell office:value-type="float" office:value="10430" table:style-name="ce47">
            <text:p>10,430</text:p>
          </table:table-cell>
          <table:table-cell office:value-type="float" office:value="52938" table:style-name="ce46">
            <text:p>52,938</text:p>
          </table:table-cell>
          <table:table-cell office:value-type="float" office:value="10772" table:style-name="ce46">
            <text:p>10,772</text:p>
          </table:table-cell>
          <table:table-cell office:value-type="float" office:value="10600" table:style-name="ce46">
            <text:p>10,600</text:p>
          </table:table-cell>
          <table:table-cell office:value-type="float" office:value="10815" table:style-name="ce46">
            <text:p>10,815</text:p>
          </table:table-cell>
          <table:table-cell office:value-type="float" office:value="10634" table:style-name="ce46">
            <text:p>10,634</text:p>
          </table:table-cell>
          <table:table-cell office:value-type="float" office:value="10117" table:style-name="ce47">
            <text:p>10,117</text:p>
          </table:table-cell>
          <table:table-cell office:value-type="float" office:value="46347" table:style-name="ce46">
            <text:p>46,347</text:p>
          </table:table-cell>
          <table:table-cell office:value-type="float" office:value="10317" table:style-name="ce46">
            <text:p>10,317</text:p>
          </table:table-cell>
          <table:table-cell office:value-type="float" office:value="9665" table:style-name="ce46">
            <text:p>9,665</text:p>
          </table:table-cell>
          <table:table-cell office:value-type="float" office:value="9025" table:style-name="ce46">
            <text:p>9,025</text:p>
          </table:table-cell>
          <table:table-cell office:value-type="float" office:value="8534" table:style-name="ce46">
            <text:p>8,534</text:p>
          </table:table-cell>
          <table:table-cell office:value-type="float" office:value="8806" table:style-name="ce47">
            <text:p>8,806</text:p>
          </table:table-cell>
          <table:table-cell office:value-type="float" office:value="44518" table:style-name="ce46">
            <text:p>44,518</text:p>
          </table:table-cell>
          <table:table-cell office:value-type="float" office:value="8582" table:style-name="ce46">
            <text:p>8,582</text:p>
          </table:table-cell>
          <table:table-cell office:value-type="float" office:value="8953" table:style-name="ce46">
            <text:p>8,953</text:p>
          </table:table-cell>
          <table:table-cell office:value-type="float" office:value="9004" table:style-name="ce46">
            <text:p>9,004</text:p>
          </table:table-cell>
          <table:table-cell office:value-type="float" office:value="8988" table:style-name="ce46">
            <text:p>8,988</text:p>
          </table:table-cell>
          <table:table-cell office:value-type="float" office:value="8991" table:style-name="ce47">
            <text:p>8,991</text:p>
          </table:table-cell>
          <table:table-cell office:value-type="float" office:value="47049" table:style-name="ce46">
            <text:p>47,049</text:p>
          </table:table-cell>
          <table:table-cell office:value-type="float" office:value="9173" table:style-name="ce46">
            <text:p>9,173</text:p>
          </table:table-cell>
          <table:table-cell office:value-type="float" office:value="9081" table:style-name="ce46">
            <text:p>9,081</text:p>
          </table:table-cell>
          <table:table-cell office:value-type="float" office:value="9800" table:style-name="ce46">
            <text:p>9,800</text:p>
          </table:table-cell>
          <table:table-cell office:value-type="float" office:value="9387" table:style-name="ce46">
            <text:p>9,387</text:p>
          </table:table-cell>
          <table:table-cell office:value-type="float" office:value="9608" table:style-name="ce47">
            <text:p>9,608</text:p>
          </table:table-cell>
          <table:table-cell office:value-type="float" office:value="45301" table:style-name="ce46">
            <text:p>45,301</text:p>
          </table:table-cell>
          <table:table-cell office:value-type="float" office:value="9583" table:style-name="ce46">
            <text:p>9,583</text:p>
          </table:table-cell>
          <table:table-cell office:value-type="float" office:value="9433" table:style-name="ce46">
            <text:p>9,433</text:p>
          </table:table-cell>
          <table:table-cell office:value-type="float" office:value="8890" table:style-name="ce46">
            <text:p>8,890</text:p>
          </table:table-cell>
          <table:table-cell office:value-type="float" office:value="9080" table:style-name="ce46">
            <text:p>9,080</text:p>
          </table:table-cell>
          <table:table-cell office:value-type="float" office:value="8315" table:style-name="ce47">
            <text:p>8,315</text:p>
          </table:table-cell>
          <table:table-cell office:value-type="float" office:value="37354" table:style-name="ce46">
            <text:p>37,354</text:p>
          </table:table-cell>
          <table:table-cell office:value-type="float" office:value="8080" table:style-name="ce46">
            <text:p>8,080</text:p>
          </table:table-cell>
          <table:table-cell office:value-type="float" office:value="7892" table:style-name="ce46">
            <text:p>7,892</text:p>
          </table:table-cell>
          <table:table-cell office:value-type="float" office:value="7691" table:style-name="ce46">
            <text:p>7,691</text:p>
          </table:table-cell>
          <table:table-cell office:value-type="float" office:value="6952" table:style-name="ce46">
            <text:p>6,952</text:p>
          </table:table-cell>
          <table:table-cell office:value-type="float" office:value="6739" table:style-name="ce47">
            <text:p>6,739</text:p>
          </table:table-cell>
          <table:table-cell office:value-type="float" office:value="27062" table:style-name="ce46">
            <text:p>27,062</text:p>
          </table:table-cell>
          <table:table-cell office:value-type="float" office:value="6795" table:style-name="ce46">
            <text:p>6,795</text:p>
          </table:table-cell>
          <table:table-cell office:value-type="float" office:value="6124" table:style-name="ce46">
            <text:p>6,124</text:p>
          </table:table-cell>
          <table:table-cell office:value-type="float" office:value="5135" table:style-name="ce46">
            <text:p>5,135</text:p>
          </table:table-cell>
          <table:table-cell office:value-type="float" office:value="4847" table:style-name="ce46">
            <text:p>4,847</text:p>
          </table:table-cell>
          <table:table-cell office:value-type="float" office:value="4161" table:style-name="ce47">
            <text:p>4,161</text:p>
          </table:table-cell>
          <table:table-cell office:value-type="float" office:value="14977" table:style-name="ce46">
            <text:p>14,977</text:p>
          </table:table-cell>
          <table:table-cell office:value-type="float" office:value="3445" table:style-name="ce46">
            <text:p>3,445</text:p>
          </table:table-cell>
          <table:table-cell office:value-type="float" office:value="2446" table:style-name="ce46">
            <text:p>2,446</text:p>
          </table:table-cell>
          <table:table-cell office:value-type="float" office:value="2909" table:style-name="ce46">
            <text:p>2,909</text:p>
          </table:table-cell>
          <table:table-cell office:value-type="float" office:value="3116" table:style-name="ce46">
            <text:p>3,116</text:p>
          </table:table-cell>
          <table:table-cell office:value-type="float" office:value="3061" table:style-name="ce47">
            <text:p>3,061</text:p>
          </table:table-cell>
          <table:table-cell office:value-type="float" office:value="12706" table:style-name="ce46">
            <text:p>12,706</text:p>
          </table:table-cell>
          <table:table-cell office:value-type="float" office:value="2907" table:style-name="ce46">
            <text:p>2,907</text:p>
          </table:table-cell>
          <table:table-cell office:value-type="float" office:value="2803" table:style-name="ce46">
            <text:p>2,803</text:p>
          </table:table-cell>
          <table:table-cell office:value-type="float" office:value="2643" table:style-name="ce46">
            <text:p>2,643</text:p>
          </table:table-cell>
          <table:table-cell office:value-type="float" office:value="2341" table:style-name="ce46">
            <text:p>2,341</text:p>
          </table:table-cell>
          <table:table-cell office:value-type="float" office:value="2012" table:style-name="ce47">
            <text:p>2,012</text:p>
          </table:table-cell>
          <table:table-cell office:value-type="float" office:value="6926" table:style-name="ce46">
            <text:p>6,926</text:p>
          </table:table-cell>
          <table:table-cell office:value-type="float" office:value="1851" table:style-name="ce46">
            <text:p>1,851</text:p>
          </table:table-cell>
          <table:table-cell office:value-type="float" office:value="1565" table:style-name="ce46">
            <text:p>1,565</text:p>
          </table:table-cell>
          <table:table-cell office:value-type="float" office:value="1359" table:style-name="ce46">
            <text:p>1,359</text:p>
          </table:table-cell>
          <table:table-cell office:value-type="float" office:value="1145" table:style-name="ce46">
            <text:p>1,145</text:p>
          </table:table-cell>
          <table:table-cell office:value-type="float" office:value="1006" table:style-name="ce47">
            <text:p>1,006</text:p>
          </table:table-cell>
          <table:table-cell office:value-type="float" office:value="2548" table:style-name="ce46">
            <text:p>2,548</text:p>
          </table:table-cell>
          <table:table-cell office:value-type="float" office:value="831" table:style-name="ce46">
            <text:p>831</text:p>
          </table:table-cell>
          <table:table-cell office:value-type="float" office:value="626" table:style-name="ce46">
            <text:p>626</text:p>
          </table:table-cell>
          <table:table-cell office:value-type="float" office:value="482" table:style-name="ce46">
            <text:p>482</text:p>
          </table:table-cell>
          <table:table-cell office:value-type="float" office:value="349" table:style-name="ce46">
            <text:p>349</text:p>
          </table:table-cell>
          <table:table-cell office:value-type="float" office:value="260" table:style-name="ce47">
            <text:p>260</text:p>
          </table:table-cell>
          <table:table-cell office:value-type="float" office:value="502" table:style-name="ce46">
            <text:p>502</text:p>
          </table:table-cell>
          <table:table-cell office:value-type="float" office:value="195" table:style-name="ce46">
            <text:p>195</text:p>
          </table:table-cell>
          <table:table-cell office:value-type="float" office:value="135" table:style-name="ce46">
            <text:p>135</text:p>
          </table:table-cell>
          <table:table-cell office:value-type="float" office:value="85" table:style-name="ce46">
            <text:p>85</text:p>
          </table:table-cell>
          <table:table-cell office:value-type="float" office:value="53" table:style-name="ce46">
            <text:p>53</text:p>
          </table:table-cell>
          <table:table-cell office:value-type="float" office:value="34" table:style-name="ce47">
            <text:p>34</text:p>
          </table:table-cell>
          <table:table-cell office:value-type="float" office:value="66" table:style-name="ce46">
            <text:p>6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4688" table:style-name="ce48">
            <text:p>614,688</text:p>
          </table:table-cell>
          <table:table-cell office:value-type="float" office:value="23552" table:style-name="ce49">
            <text:p>23,552</text:p>
          </table:table-cell>
          <table:table-cell office:value-type="float" office:value="4653" table:style-name="ce50">
            <text:p>4,653</text:p>
          </table:table-cell>
          <table:table-cell office:value-type="float" office:value="4877" table:style-name="ce50">
            <text:p>4,877</text:p>
          </table:table-cell>
          <table:table-cell office:value-type="float" office:value="4739" table:style-name="ce50">
            <text:p>4,739</text:p>
          </table:table-cell>
          <table:table-cell office:value-type="float" office:value="4593" table:style-name="ce50">
            <text:p>4,593</text:p>
          </table:table-cell>
          <table:table-cell office:value-type="float" office:value="4690" table:style-name="ce50">
            <text:p>4,690</text:p>
          </table:table-cell>
          <table:table-cell office:value-type="float" office:value="25370" table:style-name="ce50">
            <text:p>25,370</text:p>
          </table:table-cell>
          <table:table-cell office:value-type="float" office:value="4932" table:style-name="ce50">
            <text:p>4,932</text:p>
          </table:table-cell>
          <table:table-cell office:value-type="float" office:value="5171" table:style-name="ce50">
            <text:p>5,171</text:p>
          </table:table-cell>
          <table:table-cell office:value-type="float" office:value="5067" table:style-name="ce50">
            <text:p>5,067</text:p>
          </table:table-cell>
          <table:table-cell office:value-type="float" office:value="4849" table:style-name="ce50">
            <text:p>4,849</text:p>
          </table:table-cell>
          <table:table-cell office:value-type="float" office:value="5351" table:style-name="ce51">
            <text:p>5,351</text:p>
          </table:table-cell>
          <table:table-cell office:value-type="float" office:value="24416" table:style-name="ce50">
            <text:p>24,416</text:p>
          </table:table-cell>
          <table:table-cell office:value-type="float" office:value="5402" table:style-name="ce50">
            <text:p>5,402</text:p>
          </table:table-cell>
          <table:table-cell office:value-type="float" office:value="4320" table:style-name="ce50">
            <text:p>4,320</text:p>
          </table:table-cell>
          <table:table-cell office:value-type="float" office:value="4624" table:style-name="ce50">
            <text:p>4,624</text:p>
          </table:table-cell>
          <table:table-cell office:value-type="float" office:value="5052" table:style-name="ce50">
            <text:p>5,052</text:p>
          </table:table-cell>
          <table:table-cell office:value-type="float" office:value="5018" table:style-name="ce51">
            <text:p>5,018</text:p>
          </table:table-cell>
          <table:table-cell office:value-type="float" office:value="29246" table:style-name="ce50">
            <text:p>29,246</text:p>
          </table:table-cell>
          <table:table-cell office:value-type="float" office:value="5155" table:style-name="ce50">
            <text:p>5,155</text:p>
          </table:table-cell>
          <table:table-cell office:value-type="float" office:value="5441" table:style-name="ce50">
            <text:p>5,441</text:p>
          </table:table-cell>
          <table:table-cell office:value-type="float" office:value="5938" table:style-name="ce50">
            <text:p>5,938</text:p>
          </table:table-cell>
          <table:table-cell office:value-type="float" office:value="6197" table:style-name="ce50">
            <text:p>6,197</text:p>
          </table:table-cell>
          <table:table-cell office:value-type="float" office:value="6515" table:style-name="ce51">
            <text:p>6,515</text:p>
          </table:table-cell>
          <table:table-cell office:value-type="float" office:value="38626" table:style-name="ce50">
            <text:p>38,626</text:p>
          </table:table-cell>
          <table:table-cell office:value-type="float" office:value="7047" table:style-name="ce50">
            <text:p>7,047</text:p>
          </table:table-cell>
          <table:table-cell office:value-type="float" office:value="7914" table:style-name="ce50">
            <text:p>7,914</text:p>
          </table:table-cell>
          <table:table-cell office:value-type="float" office:value="7705" table:style-name="ce50">
            <text:p>7,705</text:p>
          </table:table-cell>
          <table:table-cell office:value-type="float" office:value="7676" table:style-name="ce50">
            <text:p>7,676</text:p>
          </table:table-cell>
          <table:table-cell office:value-type="float" office:value="8284" table:style-name="ce51">
            <text:p>8,284</text:p>
          </table:table-cell>
          <table:table-cell office:value-type="float" office:value="42916" table:style-name="ce50">
            <text:p>42,916</text:p>
          </table:table-cell>
          <table:table-cell office:value-type="float" office:value="8631" table:style-name="ce50">
            <text:p>8,631</text:p>
          </table:table-cell>
          <table:table-cell office:value-type="float" office:value="8497" table:style-name="ce50">
            <text:p>8,497</text:p>
          </table:table-cell>
          <table:table-cell office:value-type="float" office:value="8457" table:style-name="ce50">
            <text:p>8,457</text:p>
          </table:table-cell>
          <table:table-cell office:value-type="float" office:value="8666" table:style-name="ce50">
            <text:p>8,666</text:p>
          </table:table-cell>
          <table:table-cell office:value-type="float" office:value="8665" table:style-name="ce51">
            <text:p>8,665</text:p>
          </table:table-cell>
          <table:table-cell office:value-type="float" office:value="41307" table:style-name="ce50">
            <text:p>41,307</text:p>
          </table:table-cell>
          <table:table-cell office:value-type="float" office:value="8226" table:style-name="ce50">
            <text:p>8,226</text:p>
          </table:table-cell>
          <table:table-cell office:value-type="float" office:value="8331" table:style-name="ce50">
            <text:p>8,331</text:p>
          </table:table-cell>
          <table:table-cell office:value-type="float" office:value="8303" table:style-name="ce50">
            <text:p>8,303</text:p>
          </table:table-cell>
          <table:table-cell office:value-type="float" office:value="8339" table:style-name="ce50">
            <text:p>8,339</text:p>
          </table:table-cell>
          <table:table-cell office:value-type="float" office:value="8108" table:style-name="ce51">
            <text:p>8,108</text:p>
          </table:table-cell>
          <table:table-cell office:value-type="float" office:value="45521" table:style-name="ce50">
            <text:p>45,521</text:p>
          </table:table-cell>
          <table:table-cell office:value-type="float" office:value="8136" table:style-name="ce50">
            <text:p>8,136</text:p>
          </table:table-cell>
          <table:table-cell office:value-type="float" office:value="8422" table:style-name="ce50">
            <text:p>8,422</text:p>
          </table:table-cell>
          <table:table-cell office:value-type="float" office:value="9289" table:style-name="ce50">
            <text:p>9,289</text:p>
          </table:table-cell>
          <table:table-cell office:value-type="float" office:value="9568" table:style-name="ce50">
            <text:p>9,568</text:p>
          </table:table-cell>
          <table:table-cell office:value-type="float" office:value="10106" table:style-name="ce51">
            <text:p>10,106</text:p>
          </table:table-cell>
          <table:table-cell office:value-type="float" office:value="50612" table:style-name="ce50">
            <text:p>50,612</text:p>
          </table:table-cell>
          <table:table-cell office:value-type="float" office:value="10258" table:style-name="ce50">
            <text:p>10,258</text:p>
          </table:table-cell>
          <table:table-cell office:value-type="float" office:value="10379" table:style-name="ce50">
            <text:p>10,379</text:p>
          </table:table-cell>
          <table:table-cell office:value-type="float" office:value="10219" table:style-name="ce50">
            <text:p>10,219</text:p>
          </table:table-cell>
          <table:table-cell office:value-type="float" office:value="10201" table:style-name="ce50">
            <text:p>10,201</text:p>
          </table:table-cell>
          <table:table-cell office:value-type="float" office:value="9555" table:style-name="ce51">
            <text:p>9,555</text:p>
          </table:table-cell>
          <table:table-cell office:value-type="float" office:value="44160" table:style-name="ce50">
            <text:p>44,160</text:p>
          </table:table-cell>
          <table:table-cell office:value-type="float" office:value="9972" table:style-name="ce50">
            <text:p>9,972</text:p>
          </table:table-cell>
          <table:table-cell office:value-type="float" office:value="8990" table:style-name="ce50">
            <text:p>8,990</text:p>
          </table:table-cell>
          <table:table-cell office:value-type="float" office:value="8582" table:style-name="ce50">
            <text:p>8,582</text:p>
          </table:table-cell>
          <table:table-cell office:value-type="float" office:value="8330" table:style-name="ce50">
            <text:p>8,330</text:p>
          </table:table-cell>
          <table:table-cell office:value-type="float" office:value="8286" table:style-name="ce51">
            <text:p>8,286</text:p>
          </table:table-cell>
          <table:table-cell office:value-type="float" office:value="41994" table:style-name="ce50">
            <text:p>41,994</text:p>
          </table:table-cell>
          <table:table-cell office:value-type="float" office:value="8244" table:style-name="ce50">
            <text:p>8,244</text:p>
          </table:table-cell>
          <table:table-cell office:value-type="float" office:value="8412" table:style-name="ce50">
            <text:p>8,412</text:p>
          </table:table-cell>
          <table:table-cell office:value-type="float" office:value="8464" table:style-name="ce50">
            <text:p>8,464</text:p>
          </table:table-cell>
          <table:table-cell office:value-type="float" office:value="8289" table:style-name="ce50">
            <text:p>8,289</text:p>
          </table:table-cell>
          <table:table-cell office:value-type="float" office:value="8585" table:style-name="ce51">
            <text:p>8,585</text:p>
          </table:table-cell>
          <table:table-cell office:value-type="float" office:value="44546" table:style-name="ce50">
            <text:p>44,546</text:p>
          </table:table-cell>
          <table:table-cell office:value-type="float" office:value="8655" table:style-name="ce50">
            <text:p>8,655</text:p>
          </table:table-cell>
          <table:table-cell office:value-type="float" office:value="8560" table:style-name="ce50">
            <text:p>8,560</text:p>
          </table:table-cell>
          <table:table-cell office:value-type="float" office:value="8995" table:style-name="ce50">
            <text:p>8,995</text:p>
          </table:table-cell>
          <table:table-cell office:value-type="float" office:value="9097" table:style-name="ce50">
            <text:p>9,097</text:p>
          </table:table-cell>
          <table:table-cell office:value-type="float" office:value="9239" table:style-name="ce51">
            <text:p>9,239</text:p>
          </table:table-cell>
          <table:table-cell office:value-type="float" office:value="43606" table:style-name="ce50">
            <text:p>43,606</text:p>
          </table:table-cell>
          <table:table-cell office:value-type="float" office:value="9039" table:style-name="ce50">
            <text:p>9,039</text:p>
          </table:table-cell>
          <table:table-cell office:value-type="float" office:value="8965" table:style-name="ce50">
            <text:p>8,965</text:p>
          </table:table-cell>
          <table:table-cell office:value-type="float" office:value="8810" table:style-name="ce50">
            <text:p>8,810</text:p>
          </table:table-cell>
          <table:table-cell office:value-type="float" office:value="8722" table:style-name="ce50">
            <text:p>8,722</text:p>
          </table:table-cell>
          <table:table-cell office:value-type="float" office:value="8070" table:style-name="ce51">
            <text:p>8,070</text:p>
          </table:table-cell>
          <table:table-cell office:value-type="float" office:value="37757" table:style-name="ce50">
            <text:p>37,757</text:p>
          </table:table-cell>
          <table:table-cell office:value-type="float" office:value="7908" table:style-name="ce50">
            <text:p>7,908</text:p>
          </table:table-cell>
          <table:table-cell office:value-type="float" office:value="7969" table:style-name="ce50">
            <text:p>7,969</text:p>
          </table:table-cell>
          <table:table-cell office:value-type="float" office:value="7670" table:style-name="ce50">
            <text:p>7,670</text:p>
          </table:table-cell>
          <table:table-cell office:value-type="float" office:value="7194" table:style-name="ce50">
            <text:p>7,194</text:p>
          </table:table-cell>
          <table:table-cell office:value-type="float" office:value="7016" table:style-name="ce51">
            <text:p>7,016</text:p>
          </table:table-cell>
          <table:table-cell office:value-type="float" office:value="28961" table:style-name="ce50">
            <text:p>28,961</text:p>
          </table:table-cell>
          <table:table-cell office:value-type="float" office:value="6961" table:style-name="ce50">
            <text:p>6,961</text:p>
          </table:table-cell>
          <table:table-cell office:value-type="float" office:value="6479" table:style-name="ce50">
            <text:p>6,479</text:p>
          </table:table-cell>
          <table:table-cell office:value-type="float" office:value="5449" table:style-name="ce50">
            <text:p>5,449</text:p>
          </table:table-cell>
          <table:table-cell office:value-type="float" office:value="5465" table:style-name="ce50">
            <text:p>5,465</text:p>
          </table:table-cell>
          <table:table-cell office:value-type="float" office:value="4607" table:style-name="ce51">
            <text:p>4,607</text:p>
          </table:table-cell>
          <table:table-cell office:value-type="float" office:value="17688" table:style-name="ce50">
            <text:p>17,688</text:p>
          </table:table-cell>
          <table:table-cell office:value-type="float" office:value="3932" table:style-name="ce50">
            <text:p>3,932</text:p>
          </table:table-cell>
          <table:table-cell office:value-type="float" office:value="2843" table:style-name="ce50">
            <text:p>2,843</text:p>
          </table:table-cell>
          <table:table-cell office:value-type="float" office:value="3495" table:style-name="ce50">
            <text:p>3,495</text:p>
          </table:table-cell>
          <table:table-cell office:value-type="float" office:value="3726" table:style-name="ce50">
            <text:p>3,726</text:p>
          </table:table-cell>
          <table:table-cell office:value-type="float" office:value="3692" table:style-name="ce51">
            <text:p>3,692</text:p>
          </table:table-cell>
          <table:table-cell office:value-type="float" office:value="16822" table:style-name="ce50">
            <text:p>16,822</text:p>
          </table:table-cell>
          <table:table-cell office:value-type="float" office:value="3562" table:style-name="ce50">
            <text:p>3,562</text:p>
          </table:table-cell>
          <table:table-cell office:value-type="float" office:value="3489" table:style-name="ce50">
            <text:p>3,489</text:p>
          </table:table-cell>
          <table:table-cell office:value-type="float" office:value="3609" table:style-name="ce50">
            <text:p>3,609</text:p>
          </table:table-cell>
          <table:table-cell office:value-type="float" office:value="3273" table:style-name="ce50">
            <text:p>3,273</text:p>
          </table:table-cell>
          <table:table-cell office:value-type="float" office:value="2889" table:style-name="ce51">
            <text:p>2,889</text:p>
          </table:table-cell>
          <table:table-cell office:value-type="float" office:value="11272" table:style-name="ce50">
            <text:p>11,272</text:p>
          </table:table-cell>
          <table:table-cell office:value-type="float" office:value="2725" table:style-name="ce50">
            <text:p>2,725</text:p>
          </table:table-cell>
          <table:table-cell office:value-type="float" office:value="2601" table:style-name="ce50">
            <text:p>2,601</text:p>
          </table:table-cell>
          <table:table-cell office:value-type="float" office:value="2255" table:style-name="ce50">
            <text:p>2,255</text:p>
          </table:table-cell>
          <table:table-cell office:value-type="float" office:value="2023" table:style-name="ce50">
            <text:p>2,023</text:p>
          </table:table-cell>
          <table:table-cell office:value-type="float" office:value="1668" table:style-name="ce51">
            <text:p>1,668</text:p>
          </table:table-cell>
          <table:table-cell office:value-type="float" office:value="4931" table:style-name="ce50">
            <text:p>4,931</text:p>
          </table:table-cell>
          <table:table-cell office:value-type="float" office:value="1458" table:style-name="ce50">
            <text:p>1,458</text:p>
          </table:table-cell>
          <table:table-cell office:value-type="float" office:value="1229" table:style-name="ce50">
            <text:p>1,229</text:p>
          </table:table-cell>
          <table:table-cell office:value-type="float" office:value="971" table:style-name="ce50">
            <text:p>971</text:p>
          </table:table-cell>
          <table:table-cell office:value-type="float" office:value="721" table:style-name="ce50">
            <text:p>721</text:p>
          </table:table-cell>
          <table:table-cell office:value-type="float" office:value="552" table:style-name="ce51">
            <text:p>552</text:p>
          </table:table-cell>
          <table:table-cell office:value-type="float" office:value="1227" table:style-name="ce50">
            <text:p>1,227</text:p>
          </table:table-cell>
          <table:table-cell office:value-type="float" office:value="451" table:style-name="ce50">
            <text:p>451</text:p>
          </table:table-cell>
          <table:table-cell office:value-type="float" office:value="324" table:style-name="ce50">
            <text:p>324</text:p>
          </table:table-cell>
          <table:table-cell office:value-type="float" office:value="199" table:style-name="ce50">
            <text:p>199</text:p>
          </table:table-cell>
          <table:table-cell office:value-type="float" office:value="155" table:style-name="ce50">
            <text:p>155</text:p>
          </table:table-cell>
          <table:table-cell office:value-type="float" office:value="98" table:style-name="ce51">
            <text:p>98</text:p>
          </table:table-cell>
          <table:table-cell office:value-type="float" office:value="158" table:style-name="ce50">
            <text:p>15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1166" table:style-name="ce44">
            <text:p>481,166</text:p>
          </table:table-cell>
          <table:table-cell office:value-type="float" office:value="14284" table:style-name="ce44">
            <text:p>14,284</text:p>
          </table:table-cell>
          <table:table-cell office:value-type="float" office:value="2436" table:style-name="ce44">
            <text:p>2,436</text:p>
          </table:table-cell>
          <table:table-cell office:value-type="float" office:value="2875" table:style-name="ce44">
            <text:p>2,875</text:p>
          </table:table-cell>
          <table:table-cell office:value-type="float" office:value="2940" table:style-name="ce44">
            <text:p>2,940</text:p>
          </table:table-cell>
          <table:table-cell office:value-type="float" office:value="2969" table:style-name="ce44">
            <text:p>2,969</text:p>
          </table:table-cell>
          <table:table-cell office:value-type="float" office:value="3064" table:style-name="ce44">
            <text:p>3,064</text:p>
          </table:table-cell>
          <table:table-cell office:value-type="float" office:value="17967" table:style-name="ce44">
            <text:p>17,967</text:p>
          </table:table-cell>
          <table:table-cell office:value-type="float" office:value="3353" table:style-name="ce44">
            <text:p>3,353</text:p>
          </table:table-cell>
          <table:table-cell office:value-type="float" office:value="3709" table:style-name="ce44">
            <text:p>3,709</text:p>
          </table:table-cell>
          <table:table-cell office:value-type="float" office:value="3697" table:style-name="ce44">
            <text:p>3,697</text:p>
          </table:table-cell>
          <table:table-cell office:value-type="float" office:value="3316" table:style-name="ce44">
            <text:p>3,316</text:p>
          </table:table-cell>
          <table:table-cell office:value-type="float" office:value="3892" table:style-name="ce45">
            <text:p>3,892</text:p>
          </table:table-cell>
          <table:table-cell office:value-type="float" office:value="17814" table:style-name="ce44">
            <text:p>17,814</text:p>
          </table:table-cell>
          <table:table-cell office:value-type="float" office:value="3765" table:style-name="ce44">
            <text:p>3,765</text:p>
          </table:table-cell>
          <table:table-cell office:value-type="float" office:value="3312" table:style-name="ce44">
            <text:p>3,312</text:p>
          </table:table-cell>
          <table:table-cell office:value-type="float" office:value="3351" table:style-name="ce44">
            <text:p>3,351</text:p>
          </table:table-cell>
          <table:table-cell office:value-type="float" office:value="3560" table:style-name="ce44">
            <text:p>3,560</text:p>
          </table:table-cell>
          <table:table-cell office:value-type="float" office:value="3826" table:style-name="ce45">
            <text:p>3,826</text:p>
          </table:table-cell>
          <table:table-cell office:value-type="float" office:value="22510" table:style-name="ce44">
            <text:p>22,510</text:p>
          </table:table-cell>
          <table:table-cell office:value-type="float" office:value="4050" table:style-name="ce44">
            <text:p>4,050</text:p>
          </table:table-cell>
          <table:table-cell office:value-type="float" office:value="4124" table:style-name="ce44">
            <text:p>4,124</text:p>
          </table:table-cell>
          <table:table-cell office:value-type="float" office:value="4511" table:style-name="ce44">
            <text:p>4,511</text:p>
          </table:table-cell>
          <table:table-cell office:value-type="float" office:value="4636" table:style-name="ce44">
            <text:p>4,636</text:p>
          </table:table-cell>
          <table:table-cell office:value-type="float" office:value="5189" table:style-name="ce45">
            <text:p>5,189</text:p>
          </table:table-cell>
          <table:table-cell office:value-type="float" office:value="30173" table:style-name="ce44">
            <text:p>30,173</text:p>
          </table:table-cell>
          <table:table-cell office:value-type="float" office:value="5443" table:style-name="ce44">
            <text:p>5,443</text:p>
          </table:table-cell>
          <table:table-cell office:value-type="float" office:value="6164" table:style-name="ce44">
            <text:p>6,164</text:p>
          </table:table-cell>
          <table:table-cell office:value-type="float" office:value="6126" table:style-name="ce44">
            <text:p>6,126</text:p>
          </table:table-cell>
          <table:table-cell office:value-type="float" office:value="6020" table:style-name="ce44">
            <text:p>6,020</text:p>
          </table:table-cell>
          <table:table-cell office:value-type="float" office:value="6420" table:style-name="ce45">
            <text:p>6,420</text:p>
          </table:table-cell>
          <table:table-cell office:value-type="float" office:value="34460" table:style-name="ce44">
            <text:p>34,460</text:p>
          </table:table-cell>
          <table:table-cell office:value-type="float" office:value="6901" table:style-name="ce44">
            <text:p>6,901</text:p>
          </table:table-cell>
          <table:table-cell office:value-type="float" office:value="6902" table:style-name="ce44">
            <text:p>6,902</text:p>
          </table:table-cell>
          <table:table-cell office:value-type="float" office:value="6972" table:style-name="ce44">
            <text:p>6,972</text:p>
          </table:table-cell>
          <table:table-cell office:value-type="float" office:value="6914" table:style-name="ce44">
            <text:p>6,914</text:p>
          </table:table-cell>
          <table:table-cell office:value-type="float" office:value="6771" table:style-name="ce45">
            <text:p>6,771</text:p>
          </table:table-cell>
          <table:table-cell office:value-type="float" office:value="31372" table:style-name="ce44">
            <text:p>31,372</text:p>
          </table:table-cell>
          <table:table-cell office:value-type="float" office:value="6525" table:style-name="ce44">
            <text:p>6,525</text:p>
          </table:table-cell>
          <table:table-cell office:value-type="float" office:value="6380" table:style-name="ce44">
            <text:p>6,380</text:p>
          </table:table-cell>
          <table:table-cell office:value-type="float" office:value="6270" table:style-name="ce44">
            <text:p>6,270</text:p>
          </table:table-cell>
          <table:table-cell office:value-type="float" office:value="6182" table:style-name="ce44">
            <text:p>6,182</text:p>
          </table:table-cell>
          <table:table-cell office:value-type="float" office:value="6015" table:style-name="ce45">
            <text:p>6,015</text:p>
          </table:table-cell>
          <table:table-cell office:value-type="float" office:value="32132" table:style-name="ce44">
            <text:p>32,132</text:p>
          </table:table-cell>
          <table:table-cell office:value-type="float" office:value="5745" table:style-name="ce44">
            <text:p>5,745</text:p>
          </table:table-cell>
          <table:table-cell office:value-type="float" office:value="6080" table:style-name="ce44">
            <text:p>6,080</text:p>
          </table:table-cell>
          <table:table-cell office:value-type="float" office:value="6510" table:style-name="ce44">
            <text:p>6,510</text:p>
          </table:table-cell>
          <table:table-cell office:value-type="float" office:value="6750" table:style-name="ce44">
            <text:p>6,750</text:p>
          </table:table-cell>
          <table:table-cell office:value-type="float" office:value="7047" table:style-name="ce45">
            <text:p>7,047</text:p>
          </table:table-cell>
          <table:table-cell office:value-type="float" office:value="36263" table:style-name="ce44">
            <text:p>36,263</text:p>
          </table:table-cell>
          <table:table-cell office:value-type="float" office:value="7237" table:style-name="ce44">
            <text:p>7,237</text:p>
          </table:table-cell>
          <table:table-cell office:value-type="float" office:value="7474" table:style-name="ce44">
            <text:p>7,474</text:p>
          </table:table-cell>
          <table:table-cell office:value-type="float" office:value="7345" table:style-name="ce44">
            <text:p>7,345</text:p>
          </table:table-cell>
          <table:table-cell office:value-type="float" office:value="7264" table:style-name="ce44">
            <text:p>7,264</text:p>
          </table:table-cell>
          <table:table-cell office:value-type="float" office:value="6943" table:style-name="ce45">
            <text:p>6,943</text:p>
          </table:table-cell>
          <table:table-cell office:value-type="float" office:value="33422" table:style-name="ce44">
            <text:p>33,422</text:p>
          </table:table-cell>
          <table:table-cell office:value-type="float" office:value="7165" table:style-name="ce44">
            <text:p>7,165</text:p>
          </table:table-cell>
          <table:table-cell office:value-type="float" office:value="6884" table:style-name="ce44">
            <text:p>6,884</text:p>
          </table:table-cell>
          <table:table-cell office:value-type="float" office:value="6375" table:style-name="ce44">
            <text:p>6,375</text:p>
          </table:table-cell>
          <table:table-cell office:value-type="float" office:value="6380" table:style-name="ce44">
            <text:p>6,380</text:p>
          </table:table-cell>
          <table:table-cell office:value-type="float" office:value="6618" table:style-name="ce45">
            <text:p>6,618</text:p>
          </table:table-cell>
          <table:table-cell office:value-type="float" office:value="36640" table:style-name="ce44">
            <text:p>36,640</text:p>
          </table:table-cell>
          <table:table-cell office:value-type="float" office:value="6858" table:style-name="ce44">
            <text:p>6,858</text:p>
          </table:table-cell>
          <table:table-cell office:value-type="float" office:value="7170" table:style-name="ce44">
            <text:p>7,170</text:p>
          </table:table-cell>
          <table:table-cell office:value-type="float" office:value="7405" table:style-name="ce44">
            <text:p>7,405</text:p>
          </table:table-cell>
          <table:table-cell office:value-type="float" office:value="7714" table:style-name="ce44">
            <text:p>7,714</text:p>
          </table:table-cell>
          <table:table-cell office:value-type="float" office:value="7493" table:style-name="ce45">
            <text:p>7,493</text:p>
          </table:table-cell>
          <table:table-cell office:value-type="float" office:value="39910" table:style-name="ce44">
            <text:p>39,910</text:p>
          </table:table-cell>
          <table:table-cell office:value-type="float" office:value="7735" table:style-name="ce44">
            <text:p>7,735</text:p>
          </table:table-cell>
          <table:table-cell office:value-type="float" office:value="7684" table:style-name="ce44">
            <text:p>7,684</text:p>
          </table:table-cell>
          <table:table-cell office:value-type="float" office:value="8078" table:style-name="ce44">
            <text:p>8,078</text:p>
          </table:table-cell>
          <table:table-cell office:value-type="float" office:value="8014" table:style-name="ce44">
            <text:p>8,014</text:p>
          </table:table-cell>
          <table:table-cell office:value-type="float" office:value="8399" table:style-name="ce45">
            <text:p>8,399</text:p>
          </table:table-cell>
          <table:table-cell office:value-type="float" office:value="38939" table:style-name="ce44">
            <text:p>38,939</text:p>
          </table:table-cell>
          <table:table-cell office:value-type="float" office:value="8207" table:style-name="ce44">
            <text:p>8,207</text:p>
          </table:table-cell>
          <table:table-cell office:value-type="float" office:value="7998" table:style-name="ce44">
            <text:p>7,998</text:p>
          </table:table-cell>
          <table:table-cell office:value-type="float" office:value="7884" table:style-name="ce44">
            <text:p>7,884</text:p>
          </table:table-cell>
          <table:table-cell office:value-type="float" office:value="7849" table:style-name="ce44">
            <text:p>7,849</text:p>
          </table:table-cell>
          <table:table-cell office:value-type="float" office:value="7001" table:style-name="ce45">
            <text:p>7,001</text:p>
          </table:table-cell>
          <table:table-cell office:value-type="float" office:value="32260" table:style-name="ce44">
            <text:p>32,260</text:p>
          </table:table-cell>
          <table:table-cell office:value-type="float" office:value="6828" table:style-name="ce44">
            <text:p>6,828</text:p>
          </table:table-cell>
          <table:table-cell office:value-type="float" office:value="6757" table:style-name="ce44">
            <text:p>6,757</text:p>
          </table:table-cell>
          <table:table-cell office:value-type="float" office:value="6712" table:style-name="ce44">
            <text:p>6,712</text:p>
          </table:table-cell>
          <table:table-cell office:value-type="float" office:value="6168" table:style-name="ce44">
            <text:p>6,168</text:p>
          </table:table-cell>
          <table:table-cell office:value-type="float" office:value="5795" table:style-name="ce45">
            <text:p>5,795</text:p>
          </table:table-cell>
          <table:table-cell office:value-type="float" office:value="23917" table:style-name="ce44">
            <text:p>23,917</text:p>
          </table:table-cell>
          <table:table-cell office:value-type="float" office:value="5934" table:style-name="ce44">
            <text:p>5,934</text:p>
          </table:table-cell>
          <table:table-cell office:value-type="float" office:value="5272" table:style-name="ce44">
            <text:p>5,272</text:p>
          </table:table-cell>
          <table:table-cell office:value-type="float" office:value="4682" table:style-name="ce44">
            <text:p>4,682</text:p>
          </table:table-cell>
          <table:table-cell office:value-type="float" office:value="4334" table:style-name="ce44">
            <text:p>4,334</text:p>
          </table:table-cell>
          <table:table-cell office:value-type="float" office:value="3695" table:style-name="ce45">
            <text:p>3,695</text:p>
          </table:table-cell>
          <table:table-cell office:value-type="float" office:value="14091" table:style-name="ce44">
            <text:p>14,091</text:p>
          </table:table-cell>
          <table:table-cell office:value-type="float" office:value="3062" table:style-name="ce44">
            <text:p>3,062</text:p>
          </table:table-cell>
          <table:table-cell office:value-type="float" office:value="2479" table:style-name="ce44">
            <text:p>2,479</text:p>
          </table:table-cell>
          <table:table-cell office:value-type="float" office:value="2832" table:style-name="ce44">
            <text:p>2,832</text:p>
          </table:table-cell>
          <table:table-cell office:value-type="float" office:value="2756" table:style-name="ce44">
            <text:p>2,756</text:p>
          </table:table-cell>
          <table:table-cell office:value-type="float" office:value="2962" table:style-name="ce45">
            <text:p>2,962</text:p>
          </table:table-cell>
          <table:table-cell office:value-type="float" office:value="13076" table:style-name="ce44">
            <text:p>13,076</text:p>
          </table:table-cell>
          <table:table-cell office:value-type="float" office:value="2867" table:style-name="ce44">
            <text:p>2,867</text:p>
          </table:table-cell>
          <table:table-cell office:value-type="float" office:value="2861" table:style-name="ce44">
            <text:p>2,861</text:p>
          </table:table-cell>
          <table:table-cell office:value-type="float" office:value="2783" table:style-name="ce44">
            <text:p>2,783</text:p>
          </table:table-cell>
          <table:table-cell office:value-type="float" office:value="2387" table:style-name="ce44">
            <text:p>2,387</text:p>
          </table:table-cell>
          <table:table-cell office:value-type="float" office:value="2178" table:style-name="ce45">
            <text:p>2,178</text:p>
          </table:table-cell>
          <table:table-cell office:value-type="float" office:value="7740" table:style-name="ce44">
            <text:p>7,740</text:p>
          </table:table-cell>
          <table:table-cell office:value-type="float" office:value="1966" table:style-name="ce44">
            <text:p>1,966</text:p>
          </table:table-cell>
          <table:table-cell office:value-type="float" office:value="1765" table:style-name="ce44">
            <text:p>1,765</text:p>
          </table:table-cell>
          <table:table-cell office:value-type="float" office:value="1509" table:style-name="ce44">
            <text:p>1,509</text:p>
          </table:table-cell>
          <table:table-cell office:value-type="float" office:value="1320" table:style-name="ce44">
            <text:p>1,320</text:p>
          </table:table-cell>
          <table:table-cell office:value-type="float" office:value="1180" table:style-name="ce45">
            <text:p>1,180</text:p>
          </table:table-cell>
          <table:table-cell office:value-type="float" office:value="3310" table:style-name="ce44">
            <text:p>3,310</text:p>
          </table:table-cell>
          <table:table-cell office:value-type="float" office:value="1020" table:style-name="ce44">
            <text:p>1,020</text:p>
          </table:table-cell>
          <table:table-cell office:value-type="float" office:value="831" table:style-name="ce44">
            <text:p>831</text:p>
          </table:table-cell>
          <table:table-cell office:value-type="float" office:value="630" table:style-name="ce44">
            <text:p>630</text:p>
          </table:table-cell>
          <table:table-cell office:value-type="float" office:value="499" table:style-name="ce44">
            <text:p>499</text:p>
          </table:table-cell>
          <table:table-cell office:value-type="float" office:value="330" table:style-name="ce45">
            <text:p>330</text:p>
          </table:table-cell>
          <table:table-cell office:value-type="float" office:value="785" table:style-name="ce44">
            <text:p>785</text:p>
          </table:table-cell>
          <table:table-cell office:value-type="float" office:value="307" table:style-name="ce44">
            <text:p>307</text:p>
          </table:table-cell>
          <table:table-cell office:value-type="float" office:value="192" table:style-name="ce44">
            <text:p>192</text:p>
          </table:table-cell>
          <table:table-cell office:value-type="float" office:value="132" table:style-name="ce44">
            <text:p>132</text:p>
          </table:table-cell>
          <table:table-cell office:value-type="float" office:value="90" table:style-name="ce44">
            <text:p>90</text:p>
          </table:table-cell>
          <table:table-cell office:value-type="float" office:value="64" table:style-name="ce45">
            <text:p>64</text:p>
          </table:table-cell>
          <table:table-cell office:value-type="float" office:value="101" table:style-name="ce44">
            <text:p>10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5592" table:style-name="ce44">
            <text:p>245,592</text:p>
          </table:table-cell>
          <table:table-cell office:value-type="float" office:value="7542" table:style-name="ce44">
            <text:p>7,542</text:p>
          </table:table-cell>
          <table:table-cell office:value-type="float" office:value="1293" table:style-name="ce44">
            <text:p>1,293</text:p>
          </table:table-cell>
          <table:table-cell office:value-type="float" office:value="1540" table:style-name="ce44">
            <text:p>1,540</text:p>
          </table:table-cell>
          <table:table-cell office:value-type="float" office:value="1552" table:style-name="ce44">
            <text:p>1,552</text:p>
          </table:table-cell>
          <table:table-cell office:value-type="float" office:value="1562" table:style-name="ce44">
            <text:p>1,562</text:p>
          </table:table-cell>
          <table:table-cell office:value-type="float" office:value="1595" table:style-name="ce44">
            <text:p>1,595</text:p>
          </table:table-cell>
          <table:table-cell office:value-type="float" office:value="9353" table:style-name="ce44">
            <text:p>9,353</text:p>
          </table:table-cell>
          <table:table-cell office:value-type="float" office:value="1721" table:style-name="ce44">
            <text:p>1,721</text:p>
          </table:table-cell>
          <table:table-cell office:value-type="float" office:value="1952" table:style-name="ce44">
            <text:p>1,952</text:p>
          </table:table-cell>
          <table:table-cell office:value-type="float" office:value="1893" table:style-name="ce44">
            <text:p>1,893</text:p>
          </table:table-cell>
          <table:table-cell office:value-type="float" office:value="1749" table:style-name="ce44">
            <text:p>1,749</text:p>
          </table:table-cell>
          <table:table-cell office:value-type="float" office:value="2038" table:style-name="ce45">
            <text:p>2,038</text:p>
          </table:table-cell>
          <table:table-cell office:value-type="float" office:value="9243" table:style-name="ce44">
            <text:p>9,243</text:p>
          </table:table-cell>
          <table:table-cell office:value-type="float" office:value="1941" table:style-name="ce44">
            <text:p>1,941</text:p>
          </table:table-cell>
          <table:table-cell office:value-type="float" office:value="1710" table:style-name="ce44">
            <text:p>1,710</text:p>
          </table:table-cell>
          <table:table-cell office:value-type="float" office:value="1757" table:style-name="ce44">
            <text:p>1,757</text:p>
          </table:table-cell>
          <table:table-cell office:value-type="float" office:value="1858" table:style-name="ce44">
            <text:p>1,858</text:p>
          </table:table-cell>
          <table:table-cell office:value-type="float" office:value="1977" table:style-name="ce45">
            <text:p>1,977</text:p>
          </table:table-cell>
          <table:table-cell office:value-type="float" office:value="11670" table:style-name="ce44">
            <text:p>11,670</text:p>
          </table:table-cell>
          <table:table-cell office:value-type="float" office:value="2101" table:style-name="ce44">
            <text:p>2,101</text:p>
          </table:table-cell>
          <table:table-cell office:value-type="float" office:value="2158" table:style-name="ce44">
            <text:p>2,158</text:p>
          </table:table-cell>
          <table:table-cell office:value-type="float" office:value="2303" table:style-name="ce44">
            <text:p>2,303</text:p>
          </table:table-cell>
          <table:table-cell office:value-type="float" office:value="2395" table:style-name="ce44">
            <text:p>2,395</text:p>
          </table:table-cell>
          <table:table-cell office:value-type="float" office:value="2713" table:style-name="ce45">
            <text:p>2,713</text:p>
          </table:table-cell>
          <table:table-cell office:value-type="float" office:value="15794" table:style-name="ce44">
            <text:p>15,794</text:p>
          </table:table-cell>
          <table:table-cell office:value-type="float" office:value="2863" table:style-name="ce44">
            <text:p>2,863</text:p>
          </table:table-cell>
          <table:table-cell office:value-type="float" office:value="3169" table:style-name="ce44">
            <text:p>3,169</text:p>
          </table:table-cell>
          <table:table-cell office:value-type="float" office:value="3247" table:style-name="ce44">
            <text:p>3,247</text:p>
          </table:table-cell>
          <table:table-cell office:value-type="float" office:value="3135" table:style-name="ce44">
            <text:p>3,135</text:p>
          </table:table-cell>
          <table:table-cell office:value-type="float" office:value="3380" table:style-name="ce45">
            <text:p>3,380</text:p>
          </table:table-cell>
          <table:table-cell office:value-type="float" office:value="18010" table:style-name="ce44">
            <text:p>18,010</text:p>
          </table:table-cell>
          <table:table-cell office:value-type="float" office:value="3553" table:style-name="ce44">
            <text:p>3,553</text:p>
          </table:table-cell>
          <table:table-cell office:value-type="float" office:value="3595" table:style-name="ce44">
            <text:p>3,595</text:p>
          </table:table-cell>
          <table:table-cell office:value-type="float" office:value="3647" table:style-name="ce44">
            <text:p>3,647</text:p>
          </table:table-cell>
          <table:table-cell office:value-type="float" office:value="3595" table:style-name="ce44">
            <text:p>3,595</text:p>
          </table:table-cell>
          <table:table-cell office:value-type="float" office:value="3620" table:style-name="ce45">
            <text:p>3,620</text:p>
          </table:table-cell>
          <table:table-cell office:value-type="float" office:value="17188" table:style-name="ce44">
            <text:p>17,188</text:p>
          </table:table-cell>
          <table:table-cell office:value-type="float" office:value="3601" table:style-name="ce44">
            <text:p>3,601</text:p>
          </table:table-cell>
          <table:table-cell office:value-type="float" office:value="3436" table:style-name="ce44">
            <text:p>3,436</text:p>
          </table:table-cell>
          <table:table-cell office:value-type="float" office:value="3415" table:style-name="ce44">
            <text:p>3,415</text:p>
          </table:table-cell>
          <table:table-cell office:value-type="float" office:value="3424" table:style-name="ce44">
            <text:p>3,424</text:p>
          </table:table-cell>
          <table:table-cell office:value-type="float" office:value="3312" table:style-name="ce45">
            <text:p>3,312</text:p>
          </table:table-cell>
          <table:table-cell office:value-type="float" office:value="17130" table:style-name="ce44">
            <text:p>17,130</text:p>
          </table:table-cell>
          <table:table-cell office:value-type="float" office:value="3096" table:style-name="ce44">
            <text:p>3,096</text:p>
          </table:table-cell>
          <table:table-cell office:value-type="float" office:value="3293" table:style-name="ce44">
            <text:p>3,293</text:p>
          </table:table-cell>
          <table:table-cell office:value-type="float" office:value="3427" table:style-name="ce44">
            <text:p>3,427</text:p>
          </table:table-cell>
          <table:table-cell office:value-type="float" office:value="3615" table:style-name="ce44">
            <text:p>3,615</text:p>
          </table:table-cell>
          <table:table-cell office:value-type="float" office:value="3699" table:style-name="ce45">
            <text:p>3,699</text:p>
          </table:table-cell>
          <table:table-cell office:value-type="float" office:value="18724" table:style-name="ce44">
            <text:p>18,724</text:p>
          </table:table-cell>
          <table:table-cell office:value-type="float" office:value="3765" table:style-name="ce44">
            <text:p>3,765</text:p>
          </table:table-cell>
          <table:table-cell office:value-type="float" office:value="3826" table:style-name="ce44">
            <text:p>3,826</text:p>
          </table:table-cell>
          <table:table-cell office:value-type="float" office:value="3814" table:style-name="ce44">
            <text:p>3,814</text:p>
          </table:table-cell>
          <table:table-cell office:value-type="float" office:value="3762" table:style-name="ce44">
            <text:p>3,762</text:p>
          </table:table-cell>
          <table:table-cell office:value-type="float" office:value="3557" table:style-name="ce45">
            <text:p>3,557</text:p>
          </table:table-cell>
          <table:table-cell office:value-type="float" office:value="16895" table:style-name="ce44">
            <text:p>16,895</text:p>
          </table:table-cell>
          <table:table-cell office:value-type="float" office:value="3624" table:style-name="ce44">
            <text:p>3,624</text:p>
          </table:table-cell>
          <table:table-cell office:value-type="float" office:value="3552" table:style-name="ce44">
            <text:p>3,552</text:p>
          </table:table-cell>
          <table:table-cell office:value-type="float" office:value="3257" table:style-name="ce44">
            <text:p>3,257</text:p>
          </table:table-cell>
          <table:table-cell office:value-type="float" office:value="3116" table:style-name="ce44">
            <text:p>3,116</text:p>
          </table:table-cell>
          <table:table-cell office:value-type="float" office:value="3346" table:style-name="ce45">
            <text:p>3,346</text:p>
          </table:table-cell>
          <table:table-cell office:value-type="float" office:value="18841" table:style-name="ce44">
            <text:p>18,841</text:p>
          </table:table-cell>
          <table:table-cell office:value-type="float" office:value="3506" table:style-name="ce44">
            <text:p>3,506</text:p>
          </table:table-cell>
          <table:table-cell office:value-type="float" office:value="3690" table:style-name="ce44">
            <text:p>3,690</text:p>
          </table:table-cell>
          <table:table-cell office:value-type="float" office:value="3736" table:style-name="ce44">
            <text:p>3,736</text:p>
          </table:table-cell>
          <table:table-cell office:value-type="float" office:value="4022" table:style-name="ce44">
            <text:p>4,022</text:p>
          </table:table-cell>
          <table:table-cell office:value-type="float" office:value="3887" table:style-name="ce45">
            <text:p>3,887</text:p>
          </table:table-cell>
          <table:table-cell office:value-type="float" office:value="20517" table:style-name="ce44">
            <text:p>20,517</text:p>
          </table:table-cell>
          <table:table-cell office:value-type="float" office:value="3984" table:style-name="ce44">
            <text:p>3,984</text:p>
          </table:table-cell>
          <table:table-cell office:value-type="float" office:value="4033" table:style-name="ce44">
            <text:p>4,033</text:p>
          </table:table-cell>
          <table:table-cell office:value-type="float" office:value="4095" table:style-name="ce44">
            <text:p>4,095</text:p>
          </table:table-cell>
          <table:table-cell office:value-type="float" office:value="4180" table:style-name="ce44">
            <text:p>4,180</text:p>
          </table:table-cell>
          <table:table-cell office:value-type="float" office:value="4225" table:style-name="ce45">
            <text:p>4,225</text:p>
          </table:table-cell>
          <table:table-cell office:value-type="float" office:value="19896" table:style-name="ce44">
            <text:p>19,896</text:p>
          </table:table-cell>
          <table:table-cell office:value-type="float" office:value="4181" table:style-name="ce44">
            <text:p>4,181</text:p>
          </table:table-cell>
          <table:table-cell office:value-type="float" office:value="4091" table:style-name="ce44">
            <text:p>4,091</text:p>
          </table:table-cell>
          <table:table-cell office:value-type="float" office:value="4070" table:style-name="ce44">
            <text:p>4,070</text:p>
          </table:table-cell>
          <table:table-cell office:value-type="float" office:value="4039" table:style-name="ce44">
            <text:p>4,039</text:p>
          </table:table-cell>
          <table:table-cell office:value-type="float" office:value="3515" table:style-name="ce45">
            <text:p>3,515</text:p>
          </table:table-cell>
          <table:table-cell office:value-type="float" office:value="16287" table:style-name="ce44">
            <text:p>16,287</text:p>
          </table:table-cell>
          <table:table-cell office:value-type="float" office:value="3451" table:style-name="ce44">
            <text:p>3,451</text:p>
          </table:table-cell>
          <table:table-cell office:value-type="float" office:value="3395" table:style-name="ce44">
            <text:p>3,395</text:p>
          </table:table-cell>
          <table:table-cell office:value-type="float" office:value="3401" table:style-name="ce44">
            <text:p>3,401</text:p>
          </table:table-cell>
          <table:table-cell office:value-type="float" office:value="3150" table:style-name="ce44">
            <text:p>3,150</text:p>
          </table:table-cell>
          <table:table-cell office:value-type="float" office:value="2890" table:style-name="ce45">
            <text:p>2,890</text:p>
          </table:table-cell>
          <table:table-cell office:value-type="float" office:value="11641" table:style-name="ce44">
            <text:p>11,641</text:p>
          </table:table-cell>
          <table:table-cell office:value-type="float" office:value="2939" table:style-name="ce44">
            <text:p>2,939</text:p>
          </table:table-cell>
          <table:table-cell office:value-type="float" office:value="2572" table:style-name="ce44">
            <text:p>2,572</text:p>
          </table:table-cell>
          <table:table-cell office:value-type="float" office:value="2316" table:style-name="ce44">
            <text:p>2,316</text:p>
          </table:table-cell>
          <table:table-cell office:value-type="float" office:value="2077" table:style-name="ce44">
            <text:p>2,077</text:p>
          </table:table-cell>
          <table:table-cell office:value-type="float" office:value="1737" table:style-name="ce45">
            <text:p>1,737</text:p>
          </table:table-cell>
          <table:table-cell office:value-type="float" office:value="6461" table:style-name="ce44">
            <text:p>6,461</text:p>
          </table:table-cell>
          <table:table-cell office:value-type="float" office:value="1456" table:style-name="ce44">
            <text:p>1,456</text:p>
          </table:table-cell>
          <table:table-cell office:value-type="float" office:value="1113" table:style-name="ce44">
            <text:p>1,113</text:p>
          </table:table-cell>
          <table:table-cell office:value-type="float" office:value="1313" table:style-name="ce44">
            <text:p>1,313</text:p>
          </table:table-cell>
          <table:table-cell office:value-type="float" office:value="1277" table:style-name="ce44">
            <text:p>1,277</text:p>
          </table:table-cell>
          <table:table-cell office:value-type="float" office:value="1302" table:style-name="ce45">
            <text:p>1,302</text:p>
          </table:table-cell>
          <table:table-cell office:value-type="float" office:value="5732" table:style-name="ce44">
            <text:p>5,732</text:p>
          </table:table-cell>
          <table:table-cell office:value-type="float" office:value="1296" table:style-name="ce44">
            <text:p>1,296</text:p>
          </table:table-cell>
          <table:table-cell office:value-type="float" office:value="1213" table:style-name="ce44">
            <text:p>1,213</text:p>
          </table:table-cell>
          <table:table-cell office:value-type="float" office:value="1223" table:style-name="ce44">
            <text:p>1,223</text:p>
          </table:table-cell>
          <table:table-cell office:value-type="float" office:value="1048" table:style-name="ce44">
            <text:p>1,048</text:p>
          </table:table-cell>
          <table:table-cell office:value-type="float" office:value="952" table:style-name="ce45">
            <text:p>952</text:p>
          </table:table-cell>
          <table:table-cell office:value-type="float" office:value="3060" table:style-name="ce44">
            <text:p>3,060</text:p>
          </table:table-cell>
          <table:table-cell office:value-type="float" office:value="788" table:style-name="ce44">
            <text:p>788</text:p>
          </table:table-cell>
          <table:table-cell office:value-type="float" office:value="712" table:style-name="ce44">
            <text:p>712</text:p>
          </table:table-cell>
          <table:table-cell office:value-type="float" office:value="593" table:style-name="ce44">
            <text:p>593</text:p>
          </table:table-cell>
          <table:table-cell office:value-type="float" office:value="510" table:style-name="ce44">
            <text:p>510</text:p>
          </table:table-cell>
          <table:table-cell office:value-type="float" office:value="457" table:style-name="ce45">
            <text:p>457</text:p>
          </table:table-cell>
          <table:table-cell office:value-type="float" office:value="1296" table:style-name="ce44">
            <text:p>1,296</text:p>
          </table:table-cell>
          <table:table-cell office:value-type="float" office:value="430" table:style-name="ce44">
            <text:p>430</text:p>
          </table:table-cell>
          <table:table-cell office:value-type="float" office:value="311" table:style-name="ce44">
            <text:p>311</text:p>
          </table:table-cell>
          <table:table-cell office:value-type="float" office:value="230" table:style-name="ce44">
            <text:p>230</text:p>
          </table:table-cell>
          <table:table-cell office:value-type="float" office:value="191" table:style-name="ce44">
            <text:p>191</text:p>
          </table:table-cell>
          <table:table-cell office:value-type="float" office:value="134" table:style-name="ce45">
            <text:p>134</text:p>
          </table:table-cell>
          <table:table-cell office:value-type="float" office:value="278" table:style-name="ce44">
            <text:p>278</text:p>
          </table:table-cell>
          <table:table-cell office:value-type="float" office:value="111" table:style-name="ce44">
            <text:p>111</text:p>
          </table:table-cell>
          <table:table-cell office:value-type="float" office:value="74" table:style-name="ce44">
            <text:p>74</text:p>
          </table:table-cell>
          <table:table-cell office:value-type="float" office:value="47" table:style-name="ce44">
            <text:p>47</text:p>
          </table:table-cell>
          <table:table-cell office:value-type="float" office:value="28" table:style-name="ce44">
            <text:p>28</text:p>
          </table:table-cell>
          <table:table-cell office:value-type="float" office:value="18" table:style-name="ce45">
            <text:p>18</text:p>
          </table:table-cell>
          <table:table-cell office:value-type="float" office:value="34" table:style-name="ce44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5574" table:style-name="ce48">
            <text:p>235,574</text:p>
          </table:table-cell>
          <table:table-cell office:value-type="float" office:value="6742" table:style-name="ce49">
            <text:p>6,742</text:p>
          </table:table-cell>
          <table:table-cell office:value-type="float" office:value="1143" table:style-name="ce48">
            <text:p>1,143</text:p>
          </table:table-cell>
          <table:table-cell office:value-type="float" office:value="1335" table:style-name="ce48">
            <text:p>1,335</text:p>
          </table:table-cell>
          <table:table-cell office:value-type="float" office:value="1388" table:style-name="ce48">
            <text:p>1,388</text:p>
          </table:table-cell>
          <table:table-cell office:value-type="float" office:value="1407" table:style-name="ce48">
            <text:p>1,407</text:p>
          </table:table-cell>
          <table:table-cell office:value-type="float" office:value="1469" table:style-name="ce48">
            <text:p>1,469</text:p>
          </table:table-cell>
          <table:table-cell office:value-type="float" office:value="8614" table:style-name="ce48">
            <text:p>8,614</text:p>
          </table:table-cell>
          <table:table-cell office:value-type="float" office:value="1632" table:style-name="ce48">
            <text:p>1,632</text:p>
          </table:table-cell>
          <table:table-cell office:value-type="float" office:value="1757" table:style-name="ce48">
            <text:p>1,757</text:p>
          </table:table-cell>
          <table:table-cell office:value-type="float" office:value="1804" table:style-name="ce48">
            <text:p>1,804</text:p>
          </table:table-cell>
          <table:table-cell office:value-type="float" office:value="1567" table:style-name="ce48">
            <text:p>1,567</text:p>
          </table:table-cell>
          <table:table-cell office:value-type="float" office:value="1854" table:style-name="ce49">
            <text:p>1,854</text:p>
          </table:table-cell>
          <table:table-cell office:value-type="float" office:value="8571" table:style-name="ce48">
            <text:p>8,571</text:p>
          </table:table-cell>
          <table:table-cell office:value-type="float" office:value="1824" table:style-name="ce48">
            <text:p>1,824</text:p>
          </table:table-cell>
          <table:table-cell office:value-type="float" office:value="1602" table:style-name="ce48">
            <text:p>1,602</text:p>
          </table:table-cell>
          <table:table-cell office:value-type="float" office:value="1594" table:style-name="ce48">
            <text:p>1,594</text:p>
          </table:table-cell>
          <table:table-cell office:value-type="float" office:value="1702" table:style-name="ce48">
            <text:p>1,702</text:p>
          </table:table-cell>
          <table:table-cell office:value-type="float" office:value="1849" table:style-name="ce49">
            <text:p>1,849</text:p>
          </table:table-cell>
          <table:table-cell office:value-type="float" office:value="10840" table:style-name="ce48">
            <text:p>10,840</text:p>
          </table:table-cell>
          <table:table-cell office:value-type="float" office:value="1949" table:style-name="ce48">
            <text:p>1,949</text:p>
          </table:table-cell>
          <table:table-cell office:value-type="float" office:value="1966" table:style-name="ce48">
            <text:p>1,966</text:p>
          </table:table-cell>
          <table:table-cell office:value-type="float" office:value="2208" table:style-name="ce48">
            <text:p>2,208</text:p>
          </table:table-cell>
          <table:table-cell office:value-type="float" office:value="2241" table:style-name="ce48">
            <text:p>2,241</text:p>
          </table:table-cell>
          <table:table-cell office:value-type="float" office:value="2476" table:style-name="ce49">
            <text:p>2,476</text:p>
          </table:table-cell>
          <table:table-cell office:value-type="float" office:value="14379" table:style-name="ce48">
            <text:p>14,379</text:p>
          </table:table-cell>
          <table:table-cell office:value-type="float" office:value="2580" table:style-name="ce48">
            <text:p>2,580</text:p>
          </table:table-cell>
          <table:table-cell office:value-type="float" office:value="2995" table:style-name="ce48">
            <text:p>2,995</text:p>
          </table:table-cell>
          <table:table-cell office:value-type="float" office:value="2879" table:style-name="ce48">
            <text:p>2,879</text:p>
          </table:table-cell>
          <table:table-cell office:value-type="float" office:value="2885" table:style-name="ce48">
            <text:p>2,885</text:p>
          </table:table-cell>
          <table:table-cell office:value-type="float" office:value="3040" table:style-name="ce49">
            <text:p>3,040</text:p>
          </table:table-cell>
          <table:table-cell office:value-type="float" office:value="16450" table:style-name="ce48">
            <text:p>16,450</text:p>
          </table:table-cell>
          <table:table-cell office:value-type="float" office:value="3348" table:style-name="ce48">
            <text:p>3,348</text:p>
          </table:table-cell>
          <table:table-cell office:value-type="float" office:value="3307" table:style-name="ce48">
            <text:p>3,307</text:p>
          </table:table-cell>
          <table:table-cell office:value-type="float" office:value="3325" table:style-name="ce48">
            <text:p>3,325</text:p>
          </table:table-cell>
          <table:table-cell office:value-type="float" office:value="3319" table:style-name="ce48">
            <text:p>3,319</text:p>
          </table:table-cell>
          <table:table-cell office:value-type="float" office:value="3151" table:style-name="ce49">
            <text:p>3,151</text:p>
          </table:table-cell>
          <table:table-cell office:value-type="float" office:value="14184" table:style-name="ce48">
            <text:p>14,184</text:p>
          </table:table-cell>
          <table:table-cell office:value-type="float" office:value="2924" table:style-name="ce48">
            <text:p>2,924</text:p>
          </table:table-cell>
          <table:table-cell office:value-type="float" office:value="2944" table:style-name="ce48">
            <text:p>2,944</text:p>
          </table:table-cell>
          <table:table-cell office:value-type="float" office:value="2855" table:style-name="ce48">
            <text:p>2,855</text:p>
          </table:table-cell>
          <table:table-cell office:value-type="float" office:value="2758" table:style-name="ce48">
            <text:p>2,758</text:p>
          </table:table-cell>
          <table:table-cell office:value-type="float" office:value="2703" table:style-name="ce49">
            <text:p>2,703</text:p>
          </table:table-cell>
          <table:table-cell office:value-type="float" office:value="15002" table:style-name="ce48">
            <text:p>15,002</text:p>
          </table:table-cell>
          <table:table-cell office:value-type="float" office:value="2649" table:style-name="ce48">
            <text:p>2,649</text:p>
          </table:table-cell>
          <table:table-cell office:value-type="float" office:value="2787" table:style-name="ce48">
            <text:p>2,787</text:p>
          </table:table-cell>
          <table:table-cell office:value-type="float" office:value="3083" table:style-name="ce48">
            <text:p>3,083</text:p>
          </table:table-cell>
          <table:table-cell office:value-type="float" office:value="3135" table:style-name="ce48">
            <text:p>3,135</text:p>
          </table:table-cell>
          <table:table-cell office:value-type="float" office:value="3348" table:style-name="ce49">
            <text:p>3,348</text:p>
          </table:table-cell>
          <table:table-cell office:value-type="float" office:value="17539" table:style-name="ce48">
            <text:p>17,539</text:p>
          </table:table-cell>
          <table:table-cell office:value-type="float" office:value="3472" table:style-name="ce48">
            <text:p>3,472</text:p>
          </table:table-cell>
          <table:table-cell office:value-type="float" office:value="3648" table:style-name="ce48">
            <text:p>3,648</text:p>
          </table:table-cell>
          <table:table-cell office:value-type="float" office:value="3531" table:style-name="ce48">
            <text:p>3,531</text:p>
          </table:table-cell>
          <table:table-cell office:value-type="float" office:value="3502" table:style-name="ce48">
            <text:p>3,502</text:p>
          </table:table-cell>
          <table:table-cell office:value-type="float" office:value="3386" table:style-name="ce49">
            <text:p>3,386</text:p>
          </table:table-cell>
          <table:table-cell office:value-type="float" office:value="16527" table:style-name="ce48">
            <text:p>16,527</text:p>
          </table:table-cell>
          <table:table-cell office:value-type="float" office:value="3541" table:style-name="ce48">
            <text:p>3,541</text:p>
          </table:table-cell>
          <table:table-cell office:value-type="float" office:value="3332" table:style-name="ce48">
            <text:p>3,332</text:p>
          </table:table-cell>
          <table:table-cell office:value-type="float" office:value="3118" table:style-name="ce48">
            <text:p>3,118</text:p>
          </table:table-cell>
          <table:table-cell office:value-type="float" office:value="3264" table:style-name="ce48">
            <text:p>3,264</text:p>
          </table:table-cell>
          <table:table-cell office:value-type="float" office:value="3272" table:style-name="ce49">
            <text:p>3,272</text:p>
          </table:table-cell>
          <table:table-cell office:value-type="float" office:value="17799" table:style-name="ce48">
            <text:p>17,799</text:p>
          </table:table-cell>
          <table:table-cell office:value-type="float" office:value="3352" table:style-name="ce48">
            <text:p>3,352</text:p>
          </table:table-cell>
          <table:table-cell office:value-type="float" office:value="3480" table:style-name="ce48">
            <text:p>3,480</text:p>
          </table:table-cell>
          <table:table-cell office:value-type="float" office:value="3669" table:style-name="ce48">
            <text:p>3,669</text:p>
          </table:table-cell>
          <table:table-cell office:value-type="float" office:value="3692" table:style-name="ce48">
            <text:p>3,692</text:p>
          </table:table-cell>
          <table:table-cell office:value-type="float" office:value="3606" table:style-name="ce49">
            <text:p>3,606</text:p>
          </table:table-cell>
          <table:table-cell office:value-type="float" office:value="19393" table:style-name="ce48">
            <text:p>19,393</text:p>
          </table:table-cell>
          <table:table-cell office:value-type="float" office:value="3751" table:style-name="ce48">
            <text:p>3,751</text:p>
          </table:table-cell>
          <table:table-cell office:value-type="float" office:value="3651" table:style-name="ce48">
            <text:p>3,651</text:p>
          </table:table-cell>
          <table:table-cell office:value-type="float" office:value="3983" table:style-name="ce48">
            <text:p>3,983</text:p>
          </table:table-cell>
          <table:table-cell office:value-type="float" office:value="3834" table:style-name="ce48">
            <text:p>3,834</text:p>
          </table:table-cell>
          <table:table-cell office:value-type="float" office:value="4174" table:style-name="ce49">
            <text:p>4,174</text:p>
          </table:table-cell>
          <table:table-cell office:value-type="float" office:value="19043" table:style-name="ce48">
            <text:p>19,043</text:p>
          </table:table-cell>
          <table:table-cell office:value-type="float" office:value="4026" table:style-name="ce48">
            <text:p>4,026</text:p>
          </table:table-cell>
          <table:table-cell office:value-type="float" office:value="3907" table:style-name="ce48">
            <text:p>3,907</text:p>
          </table:table-cell>
          <table:table-cell office:value-type="float" office:value="3814" table:style-name="ce48">
            <text:p>3,814</text:p>
          </table:table-cell>
          <table:table-cell office:value-type="float" office:value="3810" table:style-name="ce48">
            <text:p>3,810</text:p>
          </table:table-cell>
          <table:table-cell office:value-type="float" office:value="3486" table:style-name="ce49">
            <text:p>3,486</text:p>
          </table:table-cell>
          <table:table-cell office:value-type="float" office:value="15973" table:style-name="ce48">
            <text:p>15,973</text:p>
          </table:table-cell>
          <table:table-cell office:value-type="float" office:value="3377" table:style-name="ce48">
            <text:p>3,377</text:p>
          </table:table-cell>
          <table:table-cell office:value-type="float" office:value="3362" table:style-name="ce48">
            <text:p>3,362</text:p>
          </table:table-cell>
          <table:table-cell office:value-type="float" office:value="3311" table:style-name="ce48">
            <text:p>3,311</text:p>
          </table:table-cell>
          <table:table-cell office:value-type="float" office:value="3018" table:style-name="ce48">
            <text:p>3,018</text:p>
          </table:table-cell>
          <table:table-cell office:value-type="float" office:value="2905" table:style-name="ce49">
            <text:p>2,905</text:p>
          </table:table-cell>
          <table:table-cell office:value-type="float" office:value="12276" table:style-name="ce48">
            <text:p>12,276</text:p>
          </table:table-cell>
          <table:table-cell office:value-type="float" office:value="2995" table:style-name="ce48">
            <text:p>2,995</text:p>
          </table:table-cell>
          <table:table-cell office:value-type="float" office:value="2700" table:style-name="ce48">
            <text:p>2,700</text:p>
          </table:table-cell>
          <table:table-cell office:value-type="float" office:value="2366" table:style-name="ce48">
            <text:p>2,366</text:p>
          </table:table-cell>
          <table:table-cell office:value-type="float" office:value="2257" table:style-name="ce48">
            <text:p>2,257</text:p>
          </table:table-cell>
          <table:table-cell office:value-type="float" office:value="1958" table:style-name="ce49">
            <text:p>1,958</text:p>
          </table:table-cell>
          <table:table-cell office:value-type="float" office:value="7630" table:style-name="ce48">
            <text:p>7,630</text:p>
          </table:table-cell>
          <table:table-cell office:value-type="float" office:value="1606" table:style-name="ce48">
            <text:p>1,606</text:p>
          </table:table-cell>
          <table:table-cell office:value-type="float" office:value="1366" table:style-name="ce48">
            <text:p>1,366</text:p>
          </table:table-cell>
          <table:table-cell office:value-type="float" office:value="1519" table:style-name="ce48">
            <text:p>1,519</text:p>
          </table:table-cell>
          <table:table-cell office:value-type="float" office:value="1479" table:style-name="ce48">
            <text:p>1,479</text:p>
          </table:table-cell>
          <table:table-cell office:value-type="float" office:value="1660" table:style-name="ce49">
            <text:p>1,660</text:p>
          </table:table-cell>
          <table:table-cell office:value-type="float" office:value="7344" table:style-name="ce48">
            <text:p>7,344</text:p>
          </table:table-cell>
          <table:table-cell office:value-type="float" office:value="1571" table:style-name="ce48">
            <text:p>1,571</text:p>
          </table:table-cell>
          <table:table-cell office:value-type="float" office:value="1648" table:style-name="ce48">
            <text:p>1,648</text:p>
          </table:table-cell>
          <table:table-cell office:value-type="float" office:value="1560" table:style-name="ce48">
            <text:p>1,560</text:p>
          </table:table-cell>
          <table:table-cell office:value-type="float" office:value="1339" table:style-name="ce48">
            <text:p>1,339</text:p>
          </table:table-cell>
          <table:table-cell office:value-type="float" office:value="1226" table:style-name="ce49">
            <text:p>1,226</text:p>
          </table:table-cell>
          <table:table-cell office:value-type="float" office:value="4680" table:style-name="ce48">
            <text:p>4,680</text:p>
          </table:table-cell>
          <table:table-cell office:value-type="float" office:value="1178" table:style-name="ce48">
            <text:p>1,178</text:p>
          </table:table-cell>
          <table:table-cell office:value-type="float" office:value="1053" table:style-name="ce48">
            <text:p>1,053</text:p>
          </table:table-cell>
          <table:table-cell office:value-type="float" office:value="916" table:style-name="ce48">
            <text:p>916</text:p>
          </table:table-cell>
          <table:table-cell office:value-type="float" office:value="810" table:style-name="ce48">
            <text:p>810</text:p>
          </table:table-cell>
          <table:table-cell office:value-type="float" office:value="723" table:style-name="ce49">
            <text:p>723</text:p>
          </table:table-cell>
          <table:table-cell office:value-type="float" office:value="2014" table:style-name="ce48">
            <text:p>2,014</text:p>
          </table:table-cell>
          <table:table-cell office:value-type="float" office:value="590" table:style-name="ce48">
            <text:p>590</text:p>
          </table:table-cell>
          <table:table-cell office:value-type="float" office:value="520" table:style-name="ce48">
            <text:p>520</text:p>
          </table:table-cell>
          <table:table-cell office:value-type="float" office:value="400" table:style-name="ce48">
            <text:p>400</text:p>
          </table:table-cell>
          <table:table-cell office:value-type="float" office:value="308" table:style-name="ce48">
            <text:p>308</text:p>
          </table:table-cell>
          <table:table-cell office:value-type="float" office:value="196" table:style-name="ce49">
            <text:p>196</text:p>
          </table:table-cell>
          <table:table-cell office:value-type="float" office:value="507" table:style-name="ce48">
            <text:p>507</text:p>
          </table:table-cell>
          <table:table-cell office:value-type="float" office:value="196" table:style-name="ce48">
            <text:p>196</text:p>
          </table:table-cell>
          <table:table-cell office:value-type="float" office:value="118" table:style-name="ce48">
            <text:p>118</text:p>
          </table:table-cell>
          <table:table-cell office:value-type="float" office:value="85" table:style-name="ce48">
            <text:p>85</text:p>
          </table:table-cell>
          <table:table-cell office:value-type="float" office:value="62" table:style-name="ce48">
            <text:p>62</text:p>
          </table:table-cell>
          <table:table-cell office:value-type="float" office:value="46" table:style-name="ce49">
            <text:p>46</text:p>
          </table:table-cell>
          <table:table-cell office:value-type="float" office:value="67" table:style-name="ce48">
            <text:p>67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65971" table:style-name="ce44">
            <text:p>665,971</text:p>
          </table:table-cell>
          <table:table-cell office:value-type="float" office:value="20186" table:style-name="ce44">
            <text:p>20,186</text:p>
          </table:table-cell>
          <table:table-cell office:value-type="float" office:value="3462" table:style-name="ce44">
            <text:p>3,462</text:p>
          </table:table-cell>
          <table:table-cell office:value-type="float" office:value="3919" table:style-name="ce44">
            <text:p>3,919</text:p>
          </table:table-cell>
          <table:table-cell office:value-type="float" office:value="4194" table:style-name="ce44">
            <text:p>4,194</text:p>
          </table:table-cell>
          <table:table-cell office:value-type="float" office:value="4222" table:style-name="ce44">
            <text:p>4,222</text:p>
          </table:table-cell>
          <table:table-cell office:value-type="float" office:value="4389" table:style-name="ce44">
            <text:p>4,389</text:p>
          </table:table-cell>
          <table:table-cell office:value-type="float" office:value="24978" table:style-name="ce44">
            <text:p>24,978</text:p>
          </table:table-cell>
          <table:table-cell office:value-type="float" office:value="4635" table:style-name="ce44">
            <text:p>4,635</text:p>
          </table:table-cell>
          <table:table-cell office:value-type="float" office:value="4965" table:style-name="ce44">
            <text:p>4,965</text:p>
          </table:table-cell>
          <table:table-cell office:value-type="float" office:value="5018" table:style-name="ce44">
            <text:p>5,018</text:p>
          </table:table-cell>
          <table:table-cell office:value-type="float" office:value="4836" table:style-name="ce44">
            <text:p>4,836</text:p>
          </table:table-cell>
          <table:table-cell office:value-type="float" office:value="5524" table:style-name="ce45">
            <text:p>5,524</text:p>
          </table:table-cell>
          <table:table-cell office:value-type="float" office:value="26167" table:style-name="ce44">
            <text:p>26,167</text:p>
          </table:table-cell>
          <table:table-cell office:value-type="float" office:value="5243" table:style-name="ce44">
            <text:p>5,243</text:p>
          </table:table-cell>
          <table:table-cell office:value-type="float" office:value="4641" table:style-name="ce44">
            <text:p>4,641</text:p>
          </table:table-cell>
          <table:table-cell office:value-type="float" office:value="5080" table:style-name="ce44">
            <text:p>5,080</text:p>
          </table:table-cell>
          <table:table-cell office:value-type="float" office:value="5429" table:style-name="ce44">
            <text:p>5,429</text:p>
          </table:table-cell>
          <table:table-cell office:value-type="float" office:value="5774" table:style-name="ce45">
            <text:p>5,774</text:p>
          </table:table-cell>
          <table:table-cell office:value-type="float" office:value="32460" table:style-name="ce44">
            <text:p>32,460</text:p>
          </table:table-cell>
          <table:table-cell office:value-type="float" office:value="5712" table:style-name="ce44">
            <text:p>5,712</text:p>
          </table:table-cell>
          <table:table-cell office:value-type="float" office:value="6098" table:style-name="ce44">
            <text:p>6,098</text:p>
          </table:table-cell>
          <table:table-cell office:value-type="float" office:value="6379" table:style-name="ce44">
            <text:p>6,379</text:p>
          </table:table-cell>
          <table:table-cell office:value-type="float" office:value="6875" table:style-name="ce44">
            <text:p>6,875</text:p>
          </table:table-cell>
          <table:table-cell office:value-type="float" office:value="7396" table:style-name="ce45">
            <text:p>7,396</text:p>
          </table:table-cell>
          <table:table-cell office:value-type="float" office:value="42702" table:style-name="ce44">
            <text:p>42,702</text:p>
          </table:table-cell>
          <table:table-cell office:value-type="float" office:value="7731" table:style-name="ce44">
            <text:p>7,731</text:p>
          </table:table-cell>
          <table:table-cell office:value-type="float" office:value="8879" table:style-name="ce44">
            <text:p>8,879</text:p>
          </table:table-cell>
          <table:table-cell office:value-type="float" office:value="8869" table:style-name="ce44">
            <text:p>8,869</text:p>
          </table:table-cell>
          <table:table-cell office:value-type="float" office:value="8314" table:style-name="ce44">
            <text:p>8,314</text:p>
          </table:table-cell>
          <table:table-cell office:value-type="float" office:value="8909" table:style-name="ce45">
            <text:p>8,909</text:p>
          </table:table-cell>
          <table:table-cell office:value-type="float" office:value="44520" table:style-name="ce44">
            <text:p>44,520</text:p>
          </table:table-cell>
          <table:table-cell office:value-type="float" office:value="9324" table:style-name="ce44">
            <text:p>9,324</text:p>
          </table:table-cell>
          <table:table-cell office:value-type="float" office:value="9262" table:style-name="ce44">
            <text:p>9,262</text:p>
          </table:table-cell>
          <table:table-cell office:value-type="float" office:value="9061" table:style-name="ce44">
            <text:p>9,061</text:p>
          </table:table-cell>
          <table:table-cell office:value-type="float" office:value="8528" table:style-name="ce44">
            <text:p>8,528</text:p>
          </table:table-cell>
          <table:table-cell office:value-type="float" office:value="8345" table:style-name="ce45">
            <text:p>8,345</text:p>
          </table:table-cell>
          <table:table-cell office:value-type="float" office:value="40154" table:style-name="ce44">
            <text:p>40,154</text:p>
          </table:table-cell>
          <table:table-cell office:value-type="float" office:value="7991" table:style-name="ce44">
            <text:p>7,991</text:p>
          </table:table-cell>
          <table:table-cell office:value-type="float" office:value="8097" table:style-name="ce44">
            <text:p>8,097</text:p>
          </table:table-cell>
          <table:table-cell office:value-type="float" office:value="7969" table:style-name="ce44">
            <text:p>7,969</text:p>
          </table:table-cell>
          <table:table-cell office:value-type="float" office:value="8124" table:style-name="ce44">
            <text:p>8,124</text:p>
          </table:table-cell>
          <table:table-cell office:value-type="float" office:value="7973" table:style-name="ce45">
            <text:p>7,973</text:p>
          </table:table-cell>
          <table:table-cell office:value-type="float" office:value="45859" table:style-name="ce44">
            <text:p>45,859</text:p>
          </table:table-cell>
          <table:table-cell office:value-type="float" office:value="8079" table:style-name="ce44">
            <text:p>8,079</text:p>
          </table:table-cell>
          <table:table-cell office:value-type="float" office:value="8502" table:style-name="ce44">
            <text:p>8,502</text:p>
          </table:table-cell>
          <table:table-cell office:value-type="float" office:value="9253" table:style-name="ce44">
            <text:p>9,253</text:p>
          </table:table-cell>
          <table:table-cell office:value-type="float" office:value="9596" table:style-name="ce44">
            <text:p>9,596</text:p>
          </table:table-cell>
          <table:table-cell office:value-type="float" office:value="10429" table:style-name="ce45">
            <text:p>10,429</text:p>
          </table:table-cell>
          <table:table-cell office:value-type="float" office:value="54246" table:style-name="ce44">
            <text:p>54,246</text:p>
          </table:table-cell>
          <table:table-cell office:value-type="float" office:value="10588" table:style-name="ce44">
            <text:p>10,588</text:p>
          </table:table-cell>
          <table:table-cell office:value-type="float" office:value="10819" table:style-name="ce44">
            <text:p>10,819</text:p>
          </table:table-cell>
          <table:table-cell office:value-type="float" office:value="10942" table:style-name="ce44">
            <text:p>10,942</text:p>
          </table:table-cell>
          <table:table-cell office:value-type="float" office:value="11152" table:style-name="ce44">
            <text:p>11,152</text:p>
          </table:table-cell>
          <table:table-cell office:value-type="float" office:value="10745" table:style-name="ce45">
            <text:p>10,745</text:p>
          </table:table-cell>
          <table:table-cell office:value-type="float" office:value="50665" table:style-name="ce44">
            <text:p>50,665</text:p>
          </table:table-cell>
          <table:table-cell office:value-type="float" office:value="11181" table:style-name="ce44">
            <text:p>11,181</text:p>
          </table:table-cell>
          <table:table-cell office:value-type="float" office:value="10631" table:style-name="ce44">
            <text:p>10,631</text:p>
          </table:table-cell>
          <table:table-cell office:value-type="float" office:value="9690" table:style-name="ce44">
            <text:p>9,690</text:p>
          </table:table-cell>
          <table:table-cell office:value-type="float" office:value="9605" table:style-name="ce44">
            <text:p>9,605</text:p>
          </table:table-cell>
          <table:table-cell office:value-type="float" office:value="9558" table:style-name="ce45">
            <text:p>9,558</text:p>
          </table:table-cell>
          <table:table-cell office:value-type="float" office:value="50096" table:style-name="ce44">
            <text:p>50,096</text:p>
          </table:table-cell>
          <table:table-cell office:value-type="float" office:value="9722" table:style-name="ce44">
            <text:p>9,722</text:p>
          </table:table-cell>
          <table:table-cell office:value-type="float" office:value="9860" table:style-name="ce44">
            <text:p>9,860</text:p>
          </table:table-cell>
          <table:table-cell office:value-type="float" office:value="10248" table:style-name="ce44">
            <text:p>10,248</text:p>
          </table:table-cell>
          <table:table-cell office:value-type="float" office:value="10176" table:style-name="ce44">
            <text:p>10,176</text:p>
          </table:table-cell>
          <table:table-cell office:value-type="float" office:value="10090" table:style-name="ce45">
            <text:p>10,090</text:p>
          </table:table-cell>
          <table:table-cell office:value-type="float" office:value="52425" table:style-name="ce44">
            <text:p>52,425</text:p>
          </table:table-cell>
          <table:table-cell office:value-type="float" office:value="10467" table:style-name="ce44">
            <text:p>10,467</text:p>
          </table:table-cell>
          <table:table-cell office:value-type="float" office:value="10369" table:style-name="ce44">
            <text:p>10,369</text:p>
          </table:table-cell>
          <table:table-cell office:value-type="float" office:value="10454" table:style-name="ce44">
            <text:p>10,454</text:p>
          </table:table-cell>
          <table:table-cell office:value-type="float" office:value="10402" table:style-name="ce44">
            <text:p>10,402</text:p>
          </table:table-cell>
          <table:table-cell office:value-type="float" office:value="10733" table:style-name="ce45">
            <text:p>10,733</text:p>
          </table:table-cell>
          <table:table-cell office:value-type="float" office:value="48675" table:style-name="ce44">
            <text:p>48,675</text:p>
          </table:table-cell>
          <table:table-cell office:value-type="float" office:value="10591" table:style-name="ce44">
            <text:p>10,591</text:p>
          </table:table-cell>
          <table:table-cell office:value-type="float" office:value="9841" table:style-name="ce44">
            <text:p>9,841</text:p>
          </table:table-cell>
          <table:table-cell office:value-type="float" office:value="9753" table:style-name="ce44">
            <text:p>9,753</text:p>
          </table:table-cell>
          <table:table-cell office:value-type="float" office:value="9870" table:style-name="ce44">
            <text:p>9,870</text:p>
          </table:table-cell>
          <table:table-cell office:value-type="float" office:value="8620" table:style-name="ce45">
            <text:p>8,620</text:p>
          </table:table-cell>
          <table:table-cell office:value-type="float" office:value="41042" table:style-name="ce44">
            <text:p>41,042</text:p>
          </table:table-cell>
          <table:table-cell office:value-type="float" office:value="8689" table:style-name="ce44">
            <text:p>8,689</text:p>
          </table:table-cell>
          <table:table-cell office:value-type="float" office:value="8694" table:style-name="ce44">
            <text:p>8,694</text:p>
          </table:table-cell>
          <table:table-cell office:value-type="float" office:value="8308" table:style-name="ce44">
            <text:p>8,308</text:p>
          </table:table-cell>
          <table:table-cell office:value-type="float" office:value="7798" table:style-name="ce44">
            <text:p>7,798</text:p>
          </table:table-cell>
          <table:table-cell office:value-type="float" office:value="7553" table:style-name="ce45">
            <text:p>7,553</text:p>
          </table:table-cell>
          <table:table-cell office:value-type="float" office:value="32279" table:style-name="ce44">
            <text:p>32,279</text:p>
          </table:table-cell>
          <table:table-cell office:value-type="float" office:value="7803" table:style-name="ce44">
            <text:p>7,803</text:p>
          </table:table-cell>
          <table:table-cell office:value-type="float" office:value="7093" table:style-name="ce44">
            <text:p>7,093</text:p>
          </table:table-cell>
          <table:table-cell office:value-type="float" office:value="6031" table:style-name="ce44">
            <text:p>6,031</text:p>
          </table:table-cell>
          <table:table-cell office:value-type="float" office:value="6099" table:style-name="ce44">
            <text:p>6,099</text:p>
          </table:table-cell>
          <table:table-cell office:value-type="float" office:value="5253" table:style-name="ce45">
            <text:p>5,253</text:p>
          </table:table-cell>
          <table:table-cell office:value-type="float" office:value="21661" table:style-name="ce44">
            <text:p>21,661</text:p>
          </table:table-cell>
          <table:table-cell office:value-type="float" office:value="4767" table:style-name="ce44">
            <text:p>4,767</text:p>
          </table:table-cell>
          <table:table-cell office:value-type="float" office:value="3639" table:style-name="ce44">
            <text:p>3,639</text:p>
          </table:table-cell>
          <table:table-cell office:value-type="float" office:value="4261" table:style-name="ce44">
            <text:p>4,261</text:p>
          </table:table-cell>
          <table:table-cell office:value-type="float" office:value="4495" table:style-name="ce44">
            <text:p>4,495</text:p>
          </table:table-cell>
          <table:table-cell office:value-type="float" office:value="4499" table:style-name="ce45">
            <text:p>4,499</text:p>
          </table:table-cell>
          <table:table-cell office:value-type="float" office:value="19939" table:style-name="ce44">
            <text:p>19,939</text:p>
          </table:table-cell>
          <table:table-cell office:value-type="float" office:value="4205" table:style-name="ce44">
            <text:p>4,205</text:p>
          </table:table-cell>
          <table:table-cell office:value-type="float" office:value="4409" table:style-name="ce44">
            <text:p>4,409</text:p>
          </table:table-cell>
          <table:table-cell office:value-type="float" office:value="4189" table:style-name="ce44">
            <text:p>4,189</text:p>
          </table:table-cell>
          <table:table-cell office:value-type="float" office:value="3760" table:style-name="ce44">
            <text:p>3,760</text:p>
          </table:table-cell>
          <table:table-cell office:value-type="float" office:value="3376" table:style-name="ce45">
            <text:p>3,376</text:p>
          </table:table-cell>
          <table:table-cell office:value-type="float" office:value="11949" table:style-name="ce44">
            <text:p>11,949</text:p>
          </table:table-cell>
          <table:table-cell office:value-type="float" office:value="3027" table:style-name="ce44">
            <text:p>3,027</text:p>
          </table:table-cell>
          <table:table-cell office:value-type="float" office:value="2674" table:style-name="ce44">
            <text:p>2,674</text:p>
          </table:table-cell>
          <table:table-cell office:value-type="float" office:value="2440" table:style-name="ce44">
            <text:p>2,440</text:p>
          </table:table-cell>
          <table:table-cell office:value-type="float" office:value="2031" table:style-name="ce44">
            <text:p>2,031</text:p>
          </table:table-cell>
          <table:table-cell office:value-type="float" office:value="1777" table:style-name="ce45">
            <text:p>1,777</text:p>
          </table:table-cell>
          <table:table-cell office:value-type="float" office:value="4783" table:style-name="ce44">
            <text:p>4,783</text:p>
          </table:table-cell>
          <table:table-cell office:value-type="float" office:value="1480" table:style-name="ce44">
            <text:p>1,480</text:p>
          </table:table-cell>
          <table:table-cell office:value-type="float" office:value="1171" table:style-name="ce44">
            <text:p>1,171</text:p>
          </table:table-cell>
          <table:table-cell office:value-type="float" office:value="911" table:style-name="ce44">
            <text:p>911</text:p>
          </table:table-cell>
          <table:table-cell office:value-type="float" office:value="711" table:style-name="ce44">
            <text:p>711</text:p>
          </table:table-cell>
          <table:table-cell office:value-type="float" office:value="510" table:style-name="ce45">
            <text:p>510</text:p>
          </table:table-cell>
          <table:table-cell office:value-type="float" office:value="1064" table:style-name="ce44">
            <text:p>1,064</text:p>
          </table:table-cell>
          <table:table-cell office:value-type="float" office:value="407" table:style-name="ce44">
            <text:p>407</text:p>
          </table:table-cell>
          <table:table-cell office:value-type="float" office:value="293" table:style-name="ce44">
            <text:p>293</text:p>
          </table:table-cell>
          <table:table-cell office:value-type="float" office:value="170" table:style-name="ce44">
            <text:p>170</text:p>
          </table:table-cell>
          <table:table-cell office:value-type="float" office:value="115" table:style-name="ce44">
            <text:p>115</text:p>
          </table:table-cell>
          <table:table-cell office:value-type="float" office:value="79" table:style-name="ce45">
            <text:p>79</text:p>
          </table:table-cell>
          <table:table-cell office:value-type="float" office:value="121" table:style-name="ce44">
            <text:p>12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3955" table:style-name="ce44">
            <text:p>343,955</text:p>
          </table:table-cell>
          <table:table-cell office:value-type="float" office:value="10471" table:style-name="ce44">
            <text:p>10,471</text:p>
          </table:table-cell>
          <table:table-cell office:value-type="float" office:value="1823" table:style-name="ce44">
            <text:p>1,823</text:p>
          </table:table-cell>
          <table:table-cell office:value-type="float" office:value="1977" table:style-name="ce44">
            <text:p>1,977</text:p>
          </table:table-cell>
          <table:table-cell office:value-type="float" office:value="2173" table:style-name="ce44">
            <text:p>2,173</text:p>
          </table:table-cell>
          <table:table-cell office:value-type="float" office:value="2235" table:style-name="ce44">
            <text:p>2,235</text:p>
          </table:table-cell>
          <table:table-cell office:value-type="float" office:value="2263" table:style-name="ce44">
            <text:p>2,263</text:p>
          </table:table-cell>
          <table:table-cell office:value-type="float" office:value="12917" table:style-name="ce44">
            <text:p>12,917</text:p>
          </table:table-cell>
          <table:table-cell office:value-type="float" office:value="2388" table:style-name="ce44">
            <text:p>2,388</text:p>
          </table:table-cell>
          <table:table-cell office:value-type="float" office:value="2576" table:style-name="ce44">
            <text:p>2,576</text:p>
          </table:table-cell>
          <table:table-cell office:value-type="float" office:value="2545" table:style-name="ce44">
            <text:p>2,545</text:p>
          </table:table-cell>
          <table:table-cell office:value-type="float" office:value="2509" table:style-name="ce44">
            <text:p>2,509</text:p>
          </table:table-cell>
          <table:table-cell office:value-type="float" office:value="2899" table:style-name="ce45">
            <text:p>2,899</text:p>
          </table:table-cell>
          <table:table-cell office:value-type="float" office:value="13613" table:style-name="ce44">
            <text:p>13,613</text:p>
          </table:table-cell>
          <table:table-cell office:value-type="float" office:value="2706" table:style-name="ce44">
            <text:p>2,706</text:p>
          </table:table-cell>
          <table:table-cell office:value-type="float" office:value="2394" table:style-name="ce44">
            <text:p>2,394</text:p>
          </table:table-cell>
          <table:table-cell office:value-type="float" office:value="2636" table:style-name="ce44">
            <text:p>2,636</text:p>
          </table:table-cell>
          <table:table-cell office:value-type="float" office:value="2860" table:style-name="ce44">
            <text:p>2,860</text:p>
          </table:table-cell>
          <table:table-cell office:value-type="float" office:value="3017" table:style-name="ce45">
            <text:p>3,017</text:p>
          </table:table-cell>
          <table:table-cell office:value-type="float" office:value="17127" table:style-name="ce44">
            <text:p>17,127</text:p>
          </table:table-cell>
          <table:table-cell office:value-type="float" office:value="3037" table:style-name="ce44">
            <text:p>3,037</text:p>
          </table:table-cell>
          <table:table-cell office:value-type="float" office:value="3218" table:style-name="ce44">
            <text:p>3,218</text:p>
          </table:table-cell>
          <table:table-cell office:value-type="float" office:value="3295" table:style-name="ce44">
            <text:p>3,295</text:p>
          </table:table-cell>
          <table:table-cell office:value-type="float" office:value="3687" table:style-name="ce44">
            <text:p>3,687</text:p>
          </table:table-cell>
          <table:table-cell office:value-type="float" office:value="3890" table:style-name="ce45">
            <text:p>3,890</text:p>
          </table:table-cell>
          <table:table-cell office:value-type="float" office:value="22483" table:style-name="ce44">
            <text:p>22,483</text:p>
          </table:table-cell>
          <table:table-cell office:value-type="float" office:value="3973" table:style-name="ce44">
            <text:p>3,973</text:p>
          </table:table-cell>
          <table:table-cell office:value-type="float" office:value="4745" table:style-name="ce44">
            <text:p>4,745</text:p>
          </table:table-cell>
          <table:table-cell office:value-type="float" office:value="4717" table:style-name="ce44">
            <text:p>4,717</text:p>
          </table:table-cell>
          <table:table-cell office:value-type="float" office:value="4325" table:style-name="ce44">
            <text:p>4,325</text:p>
          </table:table-cell>
          <table:table-cell office:value-type="float" office:value="4723" table:style-name="ce45">
            <text:p>4,723</text:p>
          </table:table-cell>
          <table:table-cell office:value-type="float" office:value="23568" table:style-name="ce44">
            <text:p>23,568</text:p>
          </table:table-cell>
          <table:table-cell office:value-type="float" office:value="4948" table:style-name="ce44">
            <text:p>4,948</text:p>
          </table:table-cell>
          <table:table-cell office:value-type="float" office:value="4848" table:style-name="ce44">
            <text:p>4,848</text:p>
          </table:table-cell>
          <table:table-cell office:value-type="float" office:value="4836" table:style-name="ce44">
            <text:p>4,836</text:p>
          </table:table-cell>
          <table:table-cell office:value-type="float" office:value="4515" table:style-name="ce44">
            <text:p>4,515</text:p>
          </table:table-cell>
          <table:table-cell office:value-type="float" office:value="4421" table:style-name="ce45">
            <text:p>4,421</text:p>
          </table:table-cell>
          <table:table-cell office:value-type="float" office:value="21673" table:style-name="ce44">
            <text:p>21,673</text:p>
          </table:table-cell>
          <table:table-cell office:value-type="float" office:value="4251" table:style-name="ce44">
            <text:p>4,251</text:p>
          </table:table-cell>
          <table:table-cell office:value-type="float" office:value="4474" table:style-name="ce44">
            <text:p>4,474</text:p>
          </table:table-cell>
          <table:table-cell office:value-type="float" office:value="4356" table:style-name="ce44">
            <text:p>4,356</text:p>
          </table:table-cell>
          <table:table-cell office:value-type="float" office:value="4304" table:style-name="ce44">
            <text:p>4,304</text:p>
          </table:table-cell>
          <table:table-cell office:value-type="float" office:value="4288" table:style-name="ce45">
            <text:p>4,288</text:p>
          </table:table-cell>
          <table:table-cell office:value-type="float" office:value="23944" table:style-name="ce44">
            <text:p>23,944</text:p>
          </table:table-cell>
          <table:table-cell office:value-type="float" office:value="4322" table:style-name="ce44">
            <text:p>4,322</text:p>
          </table:table-cell>
          <table:table-cell office:value-type="float" office:value="4461" table:style-name="ce44">
            <text:p>4,461</text:p>
          </table:table-cell>
          <table:table-cell office:value-type="float" office:value="4824" table:style-name="ce44">
            <text:p>4,824</text:p>
          </table:table-cell>
          <table:table-cell office:value-type="float" office:value="4983" table:style-name="ce44">
            <text:p>4,983</text:p>
          </table:table-cell>
          <table:table-cell office:value-type="float" office:value="5354" table:style-name="ce45">
            <text:p>5,354</text:p>
          </table:table-cell>
          <table:table-cell office:value-type="float" office:value="27685" table:style-name="ce44">
            <text:p>27,685</text:p>
          </table:table-cell>
          <table:table-cell office:value-type="float" office:value="5408" table:style-name="ce44">
            <text:p>5,408</text:p>
          </table:table-cell>
          <table:table-cell office:value-type="float" office:value="5473" table:style-name="ce44">
            <text:p>5,473</text:p>
          </table:table-cell>
          <table:table-cell office:value-type="float" office:value="5640" table:style-name="ce44">
            <text:p>5,640</text:p>
          </table:table-cell>
          <table:table-cell office:value-type="float" office:value="5704" table:style-name="ce44">
            <text:p>5,704</text:p>
          </table:table-cell>
          <table:table-cell office:value-type="float" office:value="5460" table:style-name="ce45">
            <text:p>5,460</text:p>
          </table:table-cell>
          <table:table-cell office:value-type="float" office:value="26447" table:style-name="ce44">
            <text:p>26,447</text:p>
          </table:table-cell>
          <table:table-cell office:value-type="float" office:value="5811" table:style-name="ce44">
            <text:p>5,811</text:p>
          </table:table-cell>
          <table:table-cell office:value-type="float" office:value="5533" table:style-name="ce44">
            <text:p>5,533</text:p>
          </table:table-cell>
          <table:table-cell office:value-type="float" office:value="5076" table:style-name="ce44">
            <text:p>5,076</text:p>
          </table:table-cell>
          <table:table-cell office:value-type="float" office:value="4996" table:style-name="ce44">
            <text:p>4,996</text:p>
          </table:table-cell>
          <table:table-cell office:value-type="float" office:value="5031" table:style-name="ce45">
            <text:p>5,031</text:p>
          </table:table-cell>
          <table:table-cell office:value-type="float" office:value="27376" table:style-name="ce44">
            <text:p>27,376</text:p>
          </table:table-cell>
          <table:table-cell office:value-type="float" office:value="5089" table:style-name="ce44">
            <text:p>5,089</text:p>
          </table:table-cell>
          <table:table-cell office:value-type="float" office:value="5357" table:style-name="ce44">
            <text:p>5,357</text:p>
          </table:table-cell>
          <table:table-cell office:value-type="float" office:value="5635" table:style-name="ce44">
            <text:p>5,635</text:p>
          </table:table-cell>
          <table:table-cell office:value-type="float" office:value="5686" table:style-name="ce44">
            <text:p>5,686</text:p>
          </table:table-cell>
          <table:table-cell office:value-type="float" office:value="5609" table:style-name="ce45">
            <text:p>5,609</text:p>
          </table:table-cell>
          <table:table-cell office:value-type="float" office:value="29165" table:style-name="ce44">
            <text:p>29,165</text:p>
          </table:table-cell>
          <table:table-cell office:value-type="float" office:value="5906" table:style-name="ce44">
            <text:p>5,906</text:p>
          </table:table-cell>
          <table:table-cell office:value-type="float" office:value="5746" table:style-name="ce44">
            <text:p>5,746</text:p>
          </table:table-cell>
          <table:table-cell office:value-type="float" office:value="5762" table:style-name="ce44">
            <text:p>5,762</text:p>
          </table:table-cell>
          <table:table-cell office:value-type="float" office:value="5824" table:style-name="ce44">
            <text:p>5,824</text:p>
          </table:table-cell>
          <table:table-cell office:value-type="float" office:value="5927" table:style-name="ce45">
            <text:p>5,927</text:p>
          </table:table-cell>
          <table:table-cell office:value-type="float" office:value="26302" table:style-name="ce44">
            <text:p>26,302</text:p>
          </table:table-cell>
          <table:table-cell office:value-type="float" office:value="5815" table:style-name="ce44">
            <text:p>5,815</text:p>
          </table:table-cell>
          <table:table-cell office:value-type="float" office:value="5303" table:style-name="ce44">
            <text:p>5,303</text:p>
          </table:table-cell>
          <table:table-cell office:value-type="float" office:value="5322" table:style-name="ce44">
            <text:p>5,322</text:p>
          </table:table-cell>
          <table:table-cell office:value-type="float" office:value="5279" table:style-name="ce44">
            <text:p>5,279</text:p>
          </table:table-cell>
          <table:table-cell office:value-type="float" office:value="4583" table:style-name="ce45">
            <text:p>4,583</text:p>
          </table:table-cell>
          <table:table-cell office:value-type="float" office:value="21109" table:style-name="ce44">
            <text:p>21,109</text:p>
          </table:table-cell>
          <table:table-cell office:value-type="float" office:value="4574" table:style-name="ce44">
            <text:p>4,574</text:p>
          </table:table-cell>
          <table:table-cell office:value-type="float" office:value="4485" table:style-name="ce44">
            <text:p>4,485</text:p>
          </table:table-cell>
          <table:table-cell office:value-type="float" office:value="4230" table:style-name="ce44">
            <text:p>4,230</text:p>
          </table:table-cell>
          <table:table-cell office:value-type="float" office:value="3945" table:style-name="ce44">
            <text:p>3,945</text:p>
          </table:table-cell>
          <table:table-cell office:value-type="float" office:value="3875" table:style-name="ce45">
            <text:p>3,875</text:p>
          </table:table-cell>
          <table:table-cell office:value-type="float" office:value="15825" table:style-name="ce44">
            <text:p>15,825</text:p>
          </table:table-cell>
          <table:table-cell office:value-type="float" office:value="3882" table:style-name="ce44">
            <text:p>3,882</text:p>
          </table:table-cell>
          <table:table-cell office:value-type="float" office:value="3538" table:style-name="ce44">
            <text:p>3,538</text:p>
          </table:table-cell>
          <table:table-cell office:value-type="float" office:value="3010" table:style-name="ce44">
            <text:p>3,010</text:p>
          </table:table-cell>
          <table:table-cell office:value-type="float" office:value="2911" table:style-name="ce44">
            <text:p>2,911</text:p>
          </table:table-cell>
          <table:table-cell office:value-type="float" office:value="2484" table:style-name="ce45">
            <text:p>2,484</text:p>
          </table:table-cell>
          <table:table-cell office:value-type="float" office:value="9590" table:style-name="ce44">
            <text:p>9,590</text:p>
          </table:table-cell>
          <table:table-cell office:value-type="float" office:value="2161" table:style-name="ce44">
            <text:p>2,161</text:p>
          </table:table-cell>
          <table:table-cell office:value-type="float" office:value="1652" table:style-name="ce44">
            <text:p>1,652</text:p>
          </table:table-cell>
          <table:table-cell office:value-type="float" office:value="1891" table:style-name="ce44">
            <text:p>1,891</text:p>
          </table:table-cell>
          <table:table-cell office:value-type="float" office:value="1916" table:style-name="ce44">
            <text:p>1,916</text:p>
          </table:table-cell>
          <table:table-cell office:value-type="float" office:value="1970" table:style-name="ce45">
            <text:p>1,970</text:p>
          </table:table-cell>
          <table:table-cell office:value-type="float" office:value="8343" table:style-name="ce44">
            <text:p>8,343</text:p>
          </table:table-cell>
          <table:table-cell office:value-type="float" office:value="1841" table:style-name="ce44">
            <text:p>1,841</text:p>
          </table:table-cell>
          <table:table-cell office:value-type="float" office:value="1905" table:style-name="ce44">
            <text:p>1,905</text:p>
          </table:table-cell>
          <table:table-cell office:value-type="float" office:value="1704" table:style-name="ce44">
            <text:p>1,704</text:p>
          </table:table-cell>
          <table:table-cell office:value-type="float" office:value="1575" table:style-name="ce44">
            <text:p>1,575</text:p>
          </table:table-cell>
          <table:table-cell office:value-type="float" office:value="1318" table:style-name="ce45">
            <text:p>1,318</text:p>
          </table:table-cell>
          <table:table-cell office:value-type="float" office:value="4455" table:style-name="ce44">
            <text:p>4,455</text:p>
          </table:table-cell>
          <table:table-cell office:value-type="float" office:value="1221" table:style-name="ce44">
            <text:p>1,221</text:p>
          </table:table-cell>
          <table:table-cell office:value-type="float" office:value="1008" table:style-name="ce44">
            <text:p>1,008</text:p>
          </table:table-cell>
          <table:table-cell office:value-type="float" office:value="899" table:style-name="ce44">
            <text:p>899</text:p>
          </table:table-cell>
          <table:table-cell office:value-type="float" office:value="695" table:style-name="ce44">
            <text:p>695</text:p>
          </table:table-cell>
          <table:table-cell office:value-type="float" office:value="632" table:style-name="ce45">
            <text:p>632</text:p>
          </table:table-cell>
          <table:table-cell office:value-type="float" office:value="1539" table:style-name="ce44">
            <text:p>1,539</text:p>
          </table:table-cell>
          <table:table-cell office:value-type="float" office:value="508" table:style-name="ce44">
            <text:p>508</text:p>
          </table:table-cell>
          <table:table-cell office:value-type="float" office:value="369" table:style-name="ce44">
            <text:p>369</text:p>
          </table:table-cell>
          <table:table-cell office:value-type="float" office:value="291" table:style-name="ce44">
            <text:p>291</text:p>
          </table:table-cell>
          <table:table-cell office:value-type="float" office:value="217" table:style-name="ce44">
            <text:p>217</text:p>
          </table:table-cell>
          <table:table-cell office:value-type="float" office:value="154" table:style-name="ce45">
            <text:p>154</text:p>
          </table:table-cell>
          <table:table-cell office:value-type="float" office:value="296" table:style-name="ce44">
            <text:p>296</text:p>
          </table:table-cell>
          <table:table-cell office:value-type="float" office:value="125" table:style-name="ce44">
            <text:p>125</text:p>
          </table:table-cell>
          <table:table-cell office:value-type="float" office:value="74" table:style-name="ce44">
            <text:p>74</text:p>
          </table:table-cell>
          <table:table-cell office:value-type="float" office:value="45" table:style-name="ce44">
            <text:p>45</text:p>
          </table:table-cell>
          <table:table-cell office:value-type="float" office:value="32" table:style-name="ce44">
            <text:p>32</text:p>
          </table:table-cell>
          <table:table-cell office:value-type="float" office:value="20" table:style-name="ce45">
            <text:p>20</text:p>
          </table:table-cell>
          <table:table-cell office:value-type="float" office:value="27" table:style-name="ce44">
            <text:p>2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2016" table:style-name="ce48">
            <text:p>322,016</text:p>
          </table:table-cell>
          <table:table-cell office:value-type="float" office:value="9715" table:style-name="ce49">
            <text:p>9,715</text:p>
          </table:table-cell>
          <table:table-cell office:value-type="float" office:value="1639" table:style-name="ce48">
            <text:p>1,639</text:p>
          </table:table-cell>
          <table:table-cell office:value-type="float" office:value="1942" table:style-name="ce48">
            <text:p>1,942</text:p>
          </table:table-cell>
          <table:table-cell office:value-type="float" office:value="2021" table:style-name="ce48">
            <text:p>2,021</text:p>
          </table:table-cell>
          <table:table-cell office:value-type="float" office:value="1987" table:style-name="ce48">
            <text:p>1,987</text:p>
          </table:table-cell>
          <table:table-cell office:value-type="float" office:value="2126" table:style-name="ce48">
            <text:p>2,126</text:p>
          </table:table-cell>
          <table:table-cell office:value-type="float" office:value="12061" table:style-name="ce48">
            <text:p>12,061</text:p>
          </table:table-cell>
          <table:table-cell office:value-type="float" office:value="2247" table:style-name="ce48">
            <text:p>2,247</text:p>
          </table:table-cell>
          <table:table-cell office:value-type="float" office:value="2389" table:style-name="ce48">
            <text:p>2,389</text:p>
          </table:table-cell>
          <table:table-cell office:value-type="float" office:value="2473" table:style-name="ce48">
            <text:p>2,473</text:p>
          </table:table-cell>
          <table:table-cell office:value-type="float" office:value="2327" table:style-name="ce48">
            <text:p>2,327</text:p>
          </table:table-cell>
          <table:table-cell office:value-type="float" office:value="2625" table:style-name="ce49">
            <text:p>2,625</text:p>
          </table:table-cell>
          <table:table-cell office:value-type="float" office:value="12554" table:style-name="ce48">
            <text:p>12,554</text:p>
          </table:table-cell>
          <table:table-cell office:value-type="float" office:value="2537" table:style-name="ce48">
            <text:p>2,537</text:p>
          </table:table-cell>
          <table:table-cell office:value-type="float" office:value="2247" table:style-name="ce48">
            <text:p>2,247</text:p>
          </table:table-cell>
          <table:table-cell office:value-type="float" office:value="2444" table:style-name="ce48">
            <text:p>2,444</text:p>
          </table:table-cell>
          <table:table-cell office:value-type="float" office:value="2569" table:style-name="ce48">
            <text:p>2,569</text:p>
          </table:table-cell>
          <table:table-cell office:value-type="float" office:value="2757" table:style-name="ce49">
            <text:p>2,757</text:p>
          </table:table-cell>
          <table:table-cell office:value-type="float" office:value="15333" table:style-name="ce48">
            <text:p>15,333</text:p>
          </table:table-cell>
          <table:table-cell office:value-type="float" office:value="2675" table:style-name="ce48">
            <text:p>2,675</text:p>
          </table:table-cell>
          <table:table-cell office:value-type="float" office:value="2880" table:style-name="ce48">
            <text:p>2,880</text:p>
          </table:table-cell>
          <table:table-cell office:value-type="float" office:value="3084" table:style-name="ce48">
            <text:p>3,084</text:p>
          </table:table-cell>
          <table:table-cell office:value-type="float" office:value="3188" table:style-name="ce48">
            <text:p>3,188</text:p>
          </table:table-cell>
          <table:table-cell office:value-type="float" office:value="3506" table:style-name="ce49">
            <text:p>3,506</text:p>
          </table:table-cell>
          <table:table-cell office:value-type="float" office:value="20219" table:style-name="ce48">
            <text:p>20,219</text:p>
          </table:table-cell>
          <table:table-cell office:value-type="float" office:value="3758" table:style-name="ce48">
            <text:p>3,758</text:p>
          </table:table-cell>
          <table:table-cell office:value-type="float" office:value="4134" table:style-name="ce48">
            <text:p>4,134</text:p>
          </table:table-cell>
          <table:table-cell office:value-type="float" office:value="4152" table:style-name="ce48">
            <text:p>4,152</text:p>
          </table:table-cell>
          <table:table-cell office:value-type="float" office:value="3989" table:style-name="ce48">
            <text:p>3,989</text:p>
          </table:table-cell>
          <table:table-cell office:value-type="float" office:value="4186" table:style-name="ce49">
            <text:p>4,186</text:p>
          </table:table-cell>
          <table:table-cell office:value-type="float" office:value="20952" table:style-name="ce48">
            <text:p>20,952</text:p>
          </table:table-cell>
          <table:table-cell office:value-type="float" office:value="4376" table:style-name="ce48">
            <text:p>4,376</text:p>
          </table:table-cell>
          <table:table-cell office:value-type="float" office:value="4414" table:style-name="ce48">
            <text:p>4,414</text:p>
          </table:table-cell>
          <table:table-cell office:value-type="float" office:value="4225" table:style-name="ce48">
            <text:p>4,225</text:p>
          </table:table-cell>
          <table:table-cell office:value-type="float" office:value="4013" table:style-name="ce48">
            <text:p>4,013</text:p>
          </table:table-cell>
          <table:table-cell office:value-type="float" office:value="3924" table:style-name="ce49">
            <text:p>3,924</text:p>
          </table:table-cell>
          <table:table-cell office:value-type="float" office:value="18481" table:style-name="ce48">
            <text:p>18,481</text:p>
          </table:table-cell>
          <table:table-cell office:value-type="float" office:value="3740" table:style-name="ce48">
            <text:p>3,740</text:p>
          </table:table-cell>
          <table:table-cell office:value-type="float" office:value="3623" table:style-name="ce48">
            <text:p>3,623</text:p>
          </table:table-cell>
          <table:table-cell office:value-type="float" office:value="3613" table:style-name="ce48">
            <text:p>3,613</text:p>
          </table:table-cell>
          <table:table-cell office:value-type="float" office:value="3820" table:style-name="ce48">
            <text:p>3,820</text:p>
          </table:table-cell>
          <table:table-cell office:value-type="float" office:value="3685" table:style-name="ce49">
            <text:p>3,685</text:p>
          </table:table-cell>
          <table:table-cell office:value-type="float" office:value="21915" table:style-name="ce48">
            <text:p>21,915</text:p>
          </table:table-cell>
          <table:table-cell office:value-type="float" office:value="3757" table:style-name="ce48">
            <text:p>3,757</text:p>
          </table:table-cell>
          <table:table-cell office:value-type="float" office:value="4041" table:style-name="ce48">
            <text:p>4,041</text:p>
          </table:table-cell>
          <table:table-cell office:value-type="float" office:value="4429" table:style-name="ce48">
            <text:p>4,429</text:p>
          </table:table-cell>
          <table:table-cell office:value-type="float" office:value="4613" table:style-name="ce48">
            <text:p>4,613</text:p>
          </table:table-cell>
          <table:table-cell office:value-type="float" office:value="5075" table:style-name="ce49">
            <text:p>5,075</text:p>
          </table:table-cell>
          <table:table-cell office:value-type="float" office:value="26561" table:style-name="ce48">
            <text:p>26,561</text:p>
          </table:table-cell>
          <table:table-cell office:value-type="float" office:value="5180" table:style-name="ce48">
            <text:p>5,180</text:p>
          </table:table-cell>
          <table:table-cell office:value-type="float" office:value="5346" table:style-name="ce48">
            <text:p>5,346</text:p>
          </table:table-cell>
          <table:table-cell office:value-type="float" office:value="5302" table:style-name="ce48">
            <text:p>5,302</text:p>
          </table:table-cell>
          <table:table-cell office:value-type="float" office:value="5448" table:style-name="ce48">
            <text:p>5,448</text:p>
          </table:table-cell>
          <table:table-cell office:value-type="float" office:value="5285" table:style-name="ce49">
            <text:p>5,285</text:p>
          </table:table-cell>
          <table:table-cell office:value-type="float" office:value="24218" table:style-name="ce48">
            <text:p>24,218</text:p>
          </table:table-cell>
          <table:table-cell office:value-type="float" office:value="5370" table:style-name="ce48">
            <text:p>5,370</text:p>
          </table:table-cell>
          <table:table-cell office:value-type="float" office:value="5098" table:style-name="ce48">
            <text:p>5,098</text:p>
          </table:table-cell>
          <table:table-cell office:value-type="float" office:value="4614" table:style-name="ce48">
            <text:p>4,614</text:p>
          </table:table-cell>
          <table:table-cell office:value-type="float" office:value="4609" table:style-name="ce48">
            <text:p>4,609</text:p>
          </table:table-cell>
          <table:table-cell office:value-type="float" office:value="4527" table:style-name="ce49">
            <text:p>4,527</text:p>
          </table:table-cell>
          <table:table-cell office:value-type="float" office:value="22720" table:style-name="ce48">
            <text:p>22,720</text:p>
          </table:table-cell>
          <table:table-cell office:value-type="float" office:value="4633" table:style-name="ce48">
            <text:p>4,633</text:p>
          </table:table-cell>
          <table:table-cell office:value-type="float" office:value="4503" table:style-name="ce48">
            <text:p>4,503</text:p>
          </table:table-cell>
          <table:table-cell office:value-type="float" office:value="4613" table:style-name="ce48">
            <text:p>4,613</text:p>
          </table:table-cell>
          <table:table-cell office:value-type="float" office:value="4490" table:style-name="ce48">
            <text:p>4,490</text:p>
          </table:table-cell>
          <table:table-cell office:value-type="float" office:value="4481" table:style-name="ce49">
            <text:p>4,481</text:p>
          </table:table-cell>
          <table:table-cell office:value-type="float" office:value="23260" table:style-name="ce48">
            <text:p>23,260</text:p>
          </table:table-cell>
          <table:table-cell office:value-type="float" office:value="4561" table:style-name="ce48">
            <text:p>4,561</text:p>
          </table:table-cell>
          <table:table-cell office:value-type="float" office:value="4623" table:style-name="ce48">
            <text:p>4,623</text:p>
          </table:table-cell>
          <table:table-cell office:value-type="float" office:value="4692" table:style-name="ce48">
            <text:p>4,692</text:p>
          </table:table-cell>
          <table:table-cell office:value-type="float" office:value="4578" table:style-name="ce48">
            <text:p>4,578</text:p>
          </table:table-cell>
          <table:table-cell office:value-type="float" office:value="4806" table:style-name="ce49">
            <text:p>4,806</text:p>
          </table:table-cell>
          <table:table-cell office:value-type="float" office:value="22373" table:style-name="ce48">
            <text:p>22,373</text:p>
          </table:table-cell>
          <table:table-cell office:value-type="float" office:value="4776" table:style-name="ce48">
            <text:p>4,776</text:p>
          </table:table-cell>
          <table:table-cell office:value-type="float" office:value="4538" table:style-name="ce48">
            <text:p>4,538</text:p>
          </table:table-cell>
          <table:table-cell office:value-type="float" office:value="4431" table:style-name="ce48">
            <text:p>4,431</text:p>
          </table:table-cell>
          <table:table-cell office:value-type="float" office:value="4591" table:style-name="ce48">
            <text:p>4,591</text:p>
          </table:table-cell>
          <table:table-cell office:value-type="float" office:value="4037" table:style-name="ce49">
            <text:p>4,037</text:p>
          </table:table-cell>
          <table:table-cell office:value-type="float" office:value="19933" table:style-name="ce48">
            <text:p>19,933</text:p>
          </table:table-cell>
          <table:table-cell office:value-type="float" office:value="4115" table:style-name="ce48">
            <text:p>4,115</text:p>
          </table:table-cell>
          <table:table-cell office:value-type="float" office:value="4209" table:style-name="ce48">
            <text:p>4,209</text:p>
          </table:table-cell>
          <table:table-cell office:value-type="float" office:value="4078" table:style-name="ce48">
            <text:p>4,078</text:p>
          </table:table-cell>
          <table:table-cell office:value-type="float" office:value="3853" table:style-name="ce48">
            <text:p>3,853</text:p>
          </table:table-cell>
          <table:table-cell office:value-type="float" office:value="3678" table:style-name="ce49">
            <text:p>3,678</text:p>
          </table:table-cell>
          <table:table-cell office:value-type="float" office:value="16454" table:style-name="ce48">
            <text:p>16,454</text:p>
          </table:table-cell>
          <table:table-cell office:value-type="float" office:value="3921" table:style-name="ce48">
            <text:p>3,921</text:p>
          </table:table-cell>
          <table:table-cell office:value-type="float" office:value="3555" table:style-name="ce48">
            <text:p>3,555</text:p>
          </table:table-cell>
          <table:table-cell office:value-type="float" office:value="3021" table:style-name="ce48">
            <text:p>3,021</text:p>
          </table:table-cell>
          <table:table-cell office:value-type="float" office:value="3188" table:style-name="ce48">
            <text:p>3,188</text:p>
          </table:table-cell>
          <table:table-cell office:value-type="float" office:value="2769" table:style-name="ce49">
            <text:p>2,769</text:p>
          </table:table-cell>
          <table:table-cell office:value-type="float" office:value="12071" table:style-name="ce48">
            <text:p>12,071</text:p>
          </table:table-cell>
          <table:table-cell office:value-type="float" office:value="2606" table:style-name="ce48">
            <text:p>2,606</text:p>
          </table:table-cell>
          <table:table-cell office:value-type="float" office:value="1987" table:style-name="ce48">
            <text:p>1,987</text:p>
          </table:table-cell>
          <table:table-cell office:value-type="float" office:value="2370" table:style-name="ce48">
            <text:p>2,370</text:p>
          </table:table-cell>
          <table:table-cell office:value-type="float" office:value="2579" table:style-name="ce48">
            <text:p>2,579</text:p>
          </table:table-cell>
          <table:table-cell office:value-type="float" office:value="2529" table:style-name="ce49">
            <text:p>2,529</text:p>
          </table:table-cell>
          <table:table-cell office:value-type="float" office:value="11596" table:style-name="ce48">
            <text:p>11,596</text:p>
          </table:table-cell>
          <table:table-cell office:value-type="float" office:value="2364" table:style-name="ce48">
            <text:p>2,364</text:p>
          </table:table-cell>
          <table:table-cell office:value-type="float" office:value="2504" table:style-name="ce48">
            <text:p>2,504</text:p>
          </table:table-cell>
          <table:table-cell office:value-type="float" office:value="2485" table:style-name="ce48">
            <text:p>2,485</text:p>
          </table:table-cell>
          <table:table-cell office:value-type="float" office:value="2185" table:style-name="ce48">
            <text:p>2,185</text:p>
          </table:table-cell>
          <table:table-cell office:value-type="float" office:value="2058" table:style-name="ce49">
            <text:p>2,058</text:p>
          </table:table-cell>
          <table:table-cell office:value-type="float" office:value="7494" table:style-name="ce48">
            <text:p>7,494</text:p>
          </table:table-cell>
          <table:table-cell office:value-type="float" office:value="1806" table:style-name="ce48">
            <text:p>1,806</text:p>
          </table:table-cell>
          <table:table-cell office:value-type="float" office:value="1666" table:style-name="ce48">
            <text:p>1,666</text:p>
          </table:table-cell>
          <table:table-cell office:value-type="float" office:value="1541" table:style-name="ce48">
            <text:p>1,541</text:p>
          </table:table-cell>
          <table:table-cell office:value-type="float" office:value="1336" table:style-name="ce48">
            <text:p>1,336</text:p>
          </table:table-cell>
          <table:table-cell office:value-type="float" office:value="1145" table:style-name="ce49">
            <text:p>1,145</text:p>
          </table:table-cell>
          <table:table-cell office:value-type="float" office:value="3244" table:style-name="ce48">
            <text:p>3,244</text:p>
          </table:table-cell>
          <table:table-cell office:value-type="float" office:value="972" table:style-name="ce48">
            <text:p>972</text:p>
          </table:table-cell>
          <table:table-cell office:value-type="float" office:value="802" table:style-name="ce48">
            <text:p>802</text:p>
          </table:table-cell>
          <table:table-cell office:value-type="float" office:value="620" table:style-name="ce48">
            <text:p>620</text:p>
          </table:table-cell>
          <table:table-cell office:value-type="float" office:value="494" table:style-name="ce48">
            <text:p>494</text:p>
          </table:table-cell>
          <table:table-cell office:value-type="float" office:value="356" table:style-name="ce49">
            <text:p>356</text:p>
          </table:table-cell>
          <table:table-cell office:value-type="float" office:value="768" table:style-name="ce48">
            <text:p>768</text:p>
          </table:table-cell>
          <table:table-cell office:value-type="float" office:value="282" table:style-name="ce48">
            <text:p>282</text:p>
          </table:table-cell>
          <table:table-cell office:value-type="float" office:value="219" table:style-name="ce48">
            <text:p>219</text:p>
          </table:table-cell>
          <table:table-cell office:value-type="float" office:value="125" table:style-name="ce48">
            <text:p>125</text:p>
          </table:table-cell>
          <table:table-cell office:value-type="float" office:value="83" table:style-name="ce48">
            <text:p>83</text:p>
          </table:table-cell>
          <table:table-cell office:value-type="float" office:value="59" table:style-name="ce49">
            <text:p>59</text:p>
          </table:table-cell>
          <table:table-cell office:value-type="float" office:value="94" table:style-name="ce48">
            <text:p>9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0007" table:style-name="ce44">
            <text:p>490,007</text:p>
          </table:table-cell>
          <table:table-cell office:value-type="float" office:value="12739" table:style-name="ce44">
            <text:p>12,739</text:p>
          </table:table-cell>
          <table:table-cell office:value-type="float" office:value="2349" table:style-name="ce44">
            <text:p>2,349</text:p>
          </table:table-cell>
          <table:table-cell office:value-type="float" office:value="2613" table:style-name="ce44">
            <text:p>2,613</text:p>
          </table:table-cell>
          <table:table-cell office:value-type="float" office:value="2642" table:style-name="ce44">
            <text:p>2,642</text:p>
          </table:table-cell>
          <table:table-cell office:value-type="float" office:value="2557" table:style-name="ce44">
            <text:p>2,557</text:p>
          </table:table-cell>
          <table:table-cell office:value-type="float" office:value="2578" table:style-name="ce44">
            <text:p>2,578</text:p>
          </table:table-cell>
          <table:table-cell office:value-type="float" office:value="14547" table:style-name="ce44">
            <text:p>14,547</text:p>
          </table:table-cell>
          <table:table-cell office:value-type="float" office:value="2738" table:style-name="ce44">
            <text:p>2,738</text:p>
          </table:table-cell>
          <table:table-cell office:value-type="float" office:value="2951" table:style-name="ce44">
            <text:p>2,951</text:p>
          </table:table-cell>
          <table:table-cell office:value-type="float" office:value="2883" table:style-name="ce44">
            <text:p>2,883</text:p>
          </table:table-cell>
          <table:table-cell office:value-type="float" office:value="2706" table:style-name="ce44">
            <text:p>2,706</text:p>
          </table:table-cell>
          <table:table-cell office:value-type="float" office:value="3269" table:style-name="ce45">
            <text:p>3,269</text:p>
          </table:table-cell>
          <table:table-cell office:value-type="float" office:value="15202" table:style-name="ce44">
            <text:p>15,202</text:p>
          </table:table-cell>
          <table:table-cell office:value-type="float" office:value="3033" table:style-name="ce44">
            <text:p>3,033</text:p>
          </table:table-cell>
          <table:table-cell office:value-type="float" office:value="2771" table:style-name="ce44">
            <text:p>2,771</text:p>
          </table:table-cell>
          <table:table-cell office:value-type="float" office:value="2814" table:style-name="ce44">
            <text:p>2,814</text:p>
          </table:table-cell>
          <table:table-cell office:value-type="float" office:value="3138" table:style-name="ce44">
            <text:p>3,138</text:p>
          </table:table-cell>
          <table:table-cell office:value-type="float" office:value="3446" table:style-name="ce45">
            <text:p>3,446</text:p>
          </table:table-cell>
          <table:table-cell office:value-type="float" office:value="22259" table:style-name="ce44">
            <text:p>22,259</text:p>
          </table:table-cell>
          <table:table-cell office:value-type="float" office:value="3683" table:style-name="ce44">
            <text:p>3,683</text:p>
          </table:table-cell>
          <table:table-cell office:value-type="float" office:value="4166" table:style-name="ce44">
            <text:p>4,166</text:p>
          </table:table-cell>
          <table:table-cell office:value-type="float" office:value="4303" table:style-name="ce44">
            <text:p>4,303</text:p>
          </table:table-cell>
          <table:table-cell office:value-type="float" office:value="4824" table:style-name="ce44">
            <text:p>4,824</text:p>
          </table:table-cell>
          <table:table-cell office:value-type="float" office:value="5283" table:style-name="ce45">
            <text:p>5,283</text:p>
          </table:table-cell>
          <table:table-cell office:value-type="float" office:value="31364" table:style-name="ce44">
            <text:p>31,364</text:p>
          </table:table-cell>
          <table:table-cell office:value-type="float" office:value="5663" table:style-name="ce44">
            <text:p>5,663</text:p>
          </table:table-cell>
          <table:table-cell office:value-type="float" office:value="6520" table:style-name="ce44">
            <text:p>6,520</text:p>
          </table:table-cell>
          <table:table-cell office:value-type="float" office:value="6312" table:style-name="ce44">
            <text:p>6,312</text:p>
          </table:table-cell>
          <table:table-cell office:value-type="float" office:value="6078" table:style-name="ce44">
            <text:p>6,078</text:p>
          </table:table-cell>
          <table:table-cell office:value-type="float" office:value="6791" table:style-name="ce45">
            <text:p>6,791</text:p>
          </table:table-cell>
          <table:table-cell office:value-type="float" office:value="34093" table:style-name="ce44">
            <text:p>34,093</text:p>
          </table:table-cell>
          <table:table-cell office:value-type="float" office:value="7103" table:style-name="ce44">
            <text:p>7,103</text:p>
          </table:table-cell>
          <table:table-cell office:value-type="float" office:value="6913" table:style-name="ce44">
            <text:p>6,913</text:p>
          </table:table-cell>
          <table:table-cell office:value-type="float" office:value="6853" table:style-name="ce44">
            <text:p>6,853</text:p>
          </table:table-cell>
          <table:table-cell office:value-type="float" office:value="6698" table:style-name="ce44">
            <text:p>6,698</text:p>
          </table:table-cell>
          <table:table-cell office:value-type="float" office:value="6526" table:style-name="ce45">
            <text:p>6,526</text:p>
          </table:table-cell>
          <table:table-cell office:value-type="float" office:value="30229" table:style-name="ce44">
            <text:p>30,229</text:p>
          </table:table-cell>
          <table:table-cell office:value-type="float" office:value="6162" table:style-name="ce44">
            <text:p>6,162</text:p>
          </table:table-cell>
          <table:table-cell office:value-type="float" office:value="6340" table:style-name="ce44">
            <text:p>6,340</text:p>
          </table:table-cell>
          <table:table-cell office:value-type="float" office:value="6017" table:style-name="ce44">
            <text:p>6,017</text:p>
          </table:table-cell>
          <table:table-cell office:value-type="float" office:value="5868" table:style-name="ce44">
            <text:p>5,868</text:p>
          </table:table-cell>
          <table:table-cell office:value-type="float" office:value="5842" table:style-name="ce45">
            <text:p>5,842</text:p>
          </table:table-cell>
          <table:table-cell office:value-type="float" office:value="31824" table:style-name="ce44">
            <text:p>31,824</text:p>
          </table:table-cell>
          <table:table-cell office:value-type="float" office:value="5604" table:style-name="ce44">
            <text:p>5,604</text:p>
          </table:table-cell>
          <table:table-cell office:value-type="float" office:value="5851" table:style-name="ce44">
            <text:p>5,851</text:p>
          </table:table-cell>
          <table:table-cell office:value-type="float" office:value="6602" table:style-name="ce44">
            <text:p>6,602</text:p>
          </table:table-cell>
          <table:table-cell office:value-type="float" office:value="6667" table:style-name="ce44">
            <text:p>6,667</text:p>
          </table:table-cell>
          <table:table-cell office:value-type="float" office:value="7100" table:style-name="ce45">
            <text:p>7,100</text:p>
          </table:table-cell>
          <table:table-cell office:value-type="float" office:value="36663" table:style-name="ce44">
            <text:p>36,663</text:p>
          </table:table-cell>
          <table:table-cell office:value-type="float" office:value="7070" table:style-name="ce44">
            <text:p>7,070</text:p>
          </table:table-cell>
          <table:table-cell office:value-type="float" office:value="7575" table:style-name="ce44">
            <text:p>7,575</text:p>
          </table:table-cell>
          <table:table-cell office:value-type="float" office:value="7210" table:style-name="ce44">
            <text:p>7,210</text:p>
          </table:table-cell>
          <table:table-cell office:value-type="float" office:value="7568" table:style-name="ce44">
            <text:p>7,568</text:p>
          </table:table-cell>
          <table:table-cell office:value-type="float" office:value="7240" table:style-name="ce45">
            <text:p>7,240</text:p>
          </table:table-cell>
          <table:table-cell office:value-type="float" office:value="35693" table:style-name="ce44">
            <text:p>35,693</text:p>
          </table:table-cell>
          <table:table-cell office:value-type="float" office:value="7630" table:style-name="ce44">
            <text:p>7,630</text:p>
          </table:table-cell>
          <table:table-cell office:value-type="float" office:value="7224" table:style-name="ce44">
            <text:p>7,224</text:p>
          </table:table-cell>
          <table:table-cell office:value-type="float" office:value="6762" table:style-name="ce44">
            <text:p>6,762</text:p>
          </table:table-cell>
          <table:table-cell office:value-type="float" office:value="6789" table:style-name="ce44">
            <text:p>6,789</text:p>
          </table:table-cell>
          <table:table-cell office:value-type="float" office:value="7288" table:style-name="ce45">
            <text:p>7,288</text:p>
          </table:table-cell>
          <table:table-cell office:value-type="float" office:value="38484" table:style-name="ce44">
            <text:p>38,484</text:p>
          </table:table-cell>
          <table:table-cell office:value-type="float" office:value="7268" table:style-name="ce44">
            <text:p>7,268</text:p>
          </table:table-cell>
          <table:table-cell office:value-type="float" office:value="7607" table:style-name="ce44">
            <text:p>7,607</text:p>
          </table:table-cell>
          <table:table-cell office:value-type="float" office:value="7801" table:style-name="ce44">
            <text:p>7,801</text:p>
          </table:table-cell>
          <table:table-cell office:value-type="float" office:value="7891" table:style-name="ce44">
            <text:p>7,891</text:p>
          </table:table-cell>
          <table:table-cell office:value-type="float" office:value="7917" table:style-name="ce45">
            <text:p>7,917</text:p>
          </table:table-cell>
          <table:table-cell office:value-type="float" office:value="41707" table:style-name="ce44">
            <text:p>41,707</text:p>
          </table:table-cell>
          <table:table-cell office:value-type="float" office:value="7957" table:style-name="ce44">
            <text:p>7,957</text:p>
          </table:table-cell>
          <table:table-cell office:value-type="float" office:value="8462" table:style-name="ce44">
            <text:p>8,462</text:p>
          </table:table-cell>
          <table:table-cell office:value-type="float" office:value="8407" table:style-name="ce44">
            <text:p>8,407</text:p>
          </table:table-cell>
          <table:table-cell office:value-type="float" office:value="8428" table:style-name="ce44">
            <text:p>8,428</text:p>
          </table:table-cell>
          <table:table-cell office:value-type="float" office:value="8453" table:style-name="ce45">
            <text:p>8,453</text:p>
          </table:table-cell>
          <table:table-cell office:value-type="float" office:value="40317" table:style-name="ce44">
            <text:p>40,317</text:p>
          </table:table-cell>
          <table:table-cell office:value-type="float" office:value="8721" table:style-name="ce44">
            <text:p>8,721</text:p>
          </table:table-cell>
          <table:table-cell office:value-type="float" office:value="8422" table:style-name="ce44">
            <text:p>8,422</text:p>
          </table:table-cell>
          <table:table-cell office:value-type="float" office:value="7989" table:style-name="ce44">
            <text:p>7,989</text:p>
          </table:table-cell>
          <table:table-cell office:value-type="float" office:value="8094" table:style-name="ce44">
            <text:p>8,094</text:p>
          </table:table-cell>
          <table:table-cell office:value-type="float" office:value="7091" table:style-name="ce45">
            <text:p>7,091</text:p>
          </table:table-cell>
          <table:table-cell office:value-type="float" office:value="33034" table:style-name="ce44">
            <text:p>33,034</text:p>
          </table:table-cell>
          <table:table-cell office:value-type="float" office:value="7019" table:style-name="ce44">
            <text:p>7,019</text:p>
          </table:table-cell>
          <table:table-cell office:value-type="float" office:value="6854" table:style-name="ce44">
            <text:p>6,854</text:p>
          </table:table-cell>
          <table:table-cell office:value-type="float" office:value="6803" table:style-name="ce44">
            <text:p>6,803</text:p>
          </table:table-cell>
          <table:table-cell office:value-type="float" office:value="6495" table:style-name="ce44">
            <text:p>6,495</text:p>
          </table:table-cell>
          <table:table-cell office:value-type="float" office:value="5863" table:style-name="ce45">
            <text:p>5,863</text:p>
          </table:table-cell>
          <table:table-cell office:value-type="float" office:value="25599" table:style-name="ce44">
            <text:p>25,599</text:p>
          </table:table-cell>
          <table:table-cell office:value-type="float" office:value="6235" table:style-name="ce44">
            <text:p>6,235</text:p>
          </table:table-cell>
          <table:table-cell office:value-type="float" office:value="5674" table:style-name="ce44">
            <text:p>5,674</text:p>
          </table:table-cell>
          <table:table-cell office:value-type="float" office:value="4757" table:style-name="ce44">
            <text:p>4,757</text:p>
          </table:table-cell>
          <table:table-cell office:value-type="float" office:value="4792" table:style-name="ce44">
            <text:p>4,792</text:p>
          </table:table-cell>
          <table:table-cell office:value-type="float" office:value="4141" table:style-name="ce45">
            <text:p>4,141</text:p>
          </table:table-cell>
          <table:table-cell office:value-type="float" office:value="15722" table:style-name="ce44">
            <text:p>15,722</text:p>
          </table:table-cell>
          <table:table-cell office:value-type="float" office:value="3187" table:style-name="ce44">
            <text:p>3,187</text:p>
          </table:table-cell>
          <table:table-cell office:value-type="float" office:value="2655" table:style-name="ce44">
            <text:p>2,655</text:p>
          </table:table-cell>
          <table:table-cell office:value-type="float" office:value="3172" table:style-name="ce44">
            <text:p>3,172</text:p>
          </table:table-cell>
          <table:table-cell office:value-type="float" office:value="3408" table:style-name="ce44">
            <text:p>3,408</text:p>
          </table:table-cell>
          <table:table-cell office:value-type="float" office:value="3300" table:style-name="ce45">
            <text:p>3,300</text:p>
          </table:table-cell>
          <table:table-cell office:value-type="float" office:value="15445" table:style-name="ce44">
            <text:p>15,445</text:p>
          </table:table-cell>
          <table:table-cell office:value-type="float" office:value="3293" table:style-name="ce44">
            <text:p>3,293</text:p>
          </table:table-cell>
          <table:table-cell office:value-type="float" office:value="3370" table:style-name="ce44">
            <text:p>3,370</text:p>
          </table:table-cell>
          <table:table-cell office:value-type="float" office:value="3214" table:style-name="ce44">
            <text:p>3,214</text:p>
          </table:table-cell>
          <table:table-cell office:value-type="float" office:value="2981" table:style-name="ce44">
            <text:p>2,981</text:p>
          </table:table-cell>
          <table:table-cell office:value-type="float" office:value="2587" table:style-name="ce45">
            <text:p>2,587</text:p>
          </table:table-cell>
          <table:table-cell office:value-type="float" office:value="9783" table:style-name="ce44">
            <text:p>9,783</text:p>
          </table:table-cell>
          <table:table-cell office:value-type="float" office:value="2490" table:style-name="ce44">
            <text:p>2,490</text:p>
          </table:table-cell>
          <table:table-cell office:value-type="float" office:value="2176" table:style-name="ce44">
            <text:p>2,176</text:p>
          </table:table-cell>
          <table:table-cell office:value-type="float" office:value="1953" table:style-name="ce44">
            <text:p>1,953</text:p>
          </table:table-cell>
          <table:table-cell office:value-type="float" office:value="1714" table:style-name="ce44">
            <text:p>1,714</text:p>
          </table:table-cell>
          <table:table-cell office:value-type="float" office:value="1450" table:style-name="ce45">
            <text:p>1,450</text:p>
          </table:table-cell>
          <table:table-cell office:value-type="float" office:value="4297" table:style-name="ce44">
            <text:p>4,297</text:p>
          </table:table-cell>
          <table:table-cell office:value-type="float" office:value="1304" table:style-name="ce44">
            <text:p>1,304</text:p>
          </table:table-cell>
          <table:table-cell office:value-type="float" office:value="1057" table:style-name="ce44">
            <text:p>1,057</text:p>
          </table:table-cell>
          <table:table-cell office:value-type="float" office:value="843" table:style-name="ce44">
            <text:p>843</text:p>
          </table:table-cell>
          <table:table-cell office:value-type="float" office:value="609" table:style-name="ce44">
            <text:p>609</text:p>
          </table:table-cell>
          <table:table-cell office:value-type="float" office:value="484" table:style-name="ce45">
            <text:p>484</text:p>
          </table:table-cell>
          <table:table-cell office:value-type="float" office:value="885" table:style-name="ce44">
            <text:p>885</text:p>
          </table:table-cell>
          <table:table-cell office:value-type="float" office:value="329" table:style-name="ce44">
            <text:p>329</text:p>
          </table:table-cell>
          <table:table-cell office:value-type="float" office:value="232" table:style-name="ce44">
            <text:p>232</text:p>
          </table:table-cell>
          <table:table-cell office:value-type="float" office:value="140" table:style-name="ce44">
            <text:p>140</text:p>
          </table:table-cell>
          <table:table-cell office:value-type="float" office:value="112" table:style-name="ce44">
            <text:p>112</text:p>
          </table:table-cell>
          <table:table-cell office:value-type="float" office:value="72" table:style-name="ce45">
            <text:p>72</text:p>
          </table:table-cell>
          <table:table-cell office:value-type="float" office:value="121" table:style-name="ce44">
            <text:p>12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4007" table:style-name="ce44">
            <text:p>254,007</text:p>
          </table:table-cell>
          <table:table-cell office:value-type="float" office:value="6533" table:style-name="ce44">
            <text:p>6,533</text:p>
          </table:table-cell>
          <table:table-cell office:value-type="float" office:value="1194" table:style-name="ce46">
            <text:p>1,194</text:p>
          </table:table-cell>
          <table:table-cell office:value-type="float" office:value="1348" table:style-name="ce46">
            <text:p>1,348</text:p>
          </table:table-cell>
          <table:table-cell office:value-type="float" office:value="1362" table:style-name="ce46">
            <text:p>1,362</text:p>
          </table:table-cell>
          <table:table-cell office:value-type="float" office:value="1299" table:style-name="ce46">
            <text:p>1,299</text:p>
          </table:table-cell>
          <table:table-cell office:value-type="float" office:value="1330" table:style-name="ce46">
            <text:p>1,330</text:p>
          </table:table-cell>
          <table:table-cell office:value-type="float" office:value="7526" table:style-name="ce46">
            <text:p>7,526</text:p>
          </table:table-cell>
          <table:table-cell office:value-type="float" office:value="1391" table:style-name="ce46">
            <text:p>1,391</text:p>
          </table:table-cell>
          <table:table-cell office:value-type="float" office:value="1557" table:style-name="ce46">
            <text:p>1,557</text:p>
          </table:table-cell>
          <table:table-cell office:value-type="float" office:value="1484" table:style-name="ce46">
            <text:p>1,484</text:p>
          </table:table-cell>
          <table:table-cell office:value-type="float" office:value="1415" table:style-name="ce46">
            <text:p>1,415</text:p>
          </table:table-cell>
          <table:table-cell office:value-type="float" office:value="1679" table:style-name="ce47">
            <text:p>1,679</text:p>
          </table:table-cell>
          <table:table-cell office:value-type="float" office:value="7992" table:style-name="ce46">
            <text:p>7,992</text:p>
          </table:table-cell>
          <table:table-cell office:value-type="float" office:value="1582" table:style-name="ce46">
            <text:p>1,582</text:p>
          </table:table-cell>
          <table:table-cell office:value-type="float" office:value="1420" table:style-name="ce46">
            <text:p>1,420</text:p>
          </table:table-cell>
          <table:table-cell office:value-type="float" office:value="1534" table:style-name="ce46">
            <text:p>1,534</text:p>
          </table:table-cell>
          <table:table-cell office:value-type="float" office:value="1671" table:style-name="ce46">
            <text:p>1,671</text:p>
          </table:table-cell>
          <table:table-cell office:value-type="float" office:value="1785" table:style-name="ce47">
            <text:p>1,785</text:p>
          </table:table-cell>
          <table:table-cell office:value-type="float" office:value="11689" table:style-name="ce46">
            <text:p>11,689</text:p>
          </table:table-cell>
          <table:table-cell office:value-type="float" office:value="1972" table:style-name="ce46">
            <text:p>1,972</text:p>
          </table:table-cell>
          <table:table-cell office:value-type="float" office:value="2165" table:style-name="ce46">
            <text:p>2,165</text:p>
          </table:table-cell>
          <table:table-cell office:value-type="float" office:value="2261" table:style-name="ce46">
            <text:p>2,261</text:p>
          </table:table-cell>
          <table:table-cell office:value-type="float" office:value="2540" table:style-name="ce46">
            <text:p>2,540</text:p>
          </table:table-cell>
          <table:table-cell office:value-type="float" office:value="2751" table:style-name="ce47">
            <text:p>2,751</text:p>
          </table:table-cell>
          <table:table-cell office:value-type="float" office:value="16494" table:style-name="ce46">
            <text:p>16,494</text:p>
          </table:table-cell>
          <table:table-cell office:value-type="float" office:value="3004" table:style-name="ce46">
            <text:p>3,004</text:p>
          </table:table-cell>
          <table:table-cell office:value-type="float" office:value="3426" table:style-name="ce46">
            <text:p>3,426</text:p>
          </table:table-cell>
          <table:table-cell office:value-type="float" office:value="3349" table:style-name="ce46">
            <text:p>3,349</text:p>
          </table:table-cell>
          <table:table-cell office:value-type="float" office:value="3193" table:style-name="ce46">
            <text:p>3,193</text:p>
          </table:table-cell>
          <table:table-cell office:value-type="float" office:value="3522" table:style-name="ce47">
            <text:p>3,522</text:p>
          </table:table-cell>
          <table:table-cell office:value-type="float" office:value="18083" table:style-name="ce46">
            <text:p>18,083</text:p>
          </table:table-cell>
          <table:table-cell office:value-type="float" office:value="3775" table:style-name="ce46">
            <text:p>3,775</text:p>
          </table:table-cell>
          <table:table-cell office:value-type="float" office:value="3643" table:style-name="ce46">
            <text:p>3,643</text:p>
          </table:table-cell>
          <table:table-cell office:value-type="float" office:value="3589" table:style-name="ce46">
            <text:p>3,589</text:p>
          </table:table-cell>
          <table:table-cell office:value-type="float" office:value="3577" table:style-name="ce46">
            <text:p>3,577</text:p>
          </table:table-cell>
          <table:table-cell office:value-type="float" office:value="3499" table:style-name="ce47">
            <text:p>3,499</text:p>
          </table:table-cell>
          <table:table-cell office:value-type="float" office:value="16545" table:style-name="ce46">
            <text:p>16,545</text:p>
          </table:table-cell>
          <table:table-cell office:value-type="float" office:value="3310" table:style-name="ce46">
            <text:p>3,310</text:p>
          </table:table-cell>
          <table:table-cell office:value-type="float" office:value="3488" table:style-name="ce46">
            <text:p>3,488</text:p>
          </table:table-cell>
          <table:table-cell office:value-type="float" office:value="3275" table:style-name="ce46">
            <text:p>3,275</text:p>
          </table:table-cell>
          <table:table-cell office:value-type="float" office:value="3259" table:style-name="ce46">
            <text:p>3,259</text:p>
          </table:table-cell>
          <table:table-cell office:value-type="float" office:value="3213" table:style-name="ce47">
            <text:p>3,213</text:p>
          </table:table-cell>
          <table:table-cell office:value-type="float" office:value="17206" table:style-name="ce46">
            <text:p>17,206</text:p>
          </table:table-cell>
          <table:table-cell office:value-type="float" office:value="3069" table:style-name="ce46">
            <text:p>3,069</text:p>
          </table:table-cell>
          <table:table-cell office:value-type="float" office:value="3176" table:style-name="ce46">
            <text:p>3,176</text:p>
          </table:table-cell>
          <table:table-cell office:value-type="float" office:value="3605" table:style-name="ce46">
            <text:p>3,605</text:p>
          </table:table-cell>
          <table:table-cell office:value-type="float" office:value="3549" table:style-name="ce46">
            <text:p>3,549</text:p>
          </table:table-cell>
          <table:table-cell office:value-type="float" office:value="3807" table:style-name="ce47">
            <text:p>3,807</text:p>
          </table:table-cell>
          <table:table-cell office:value-type="float" office:value="18907" table:style-name="ce46">
            <text:p>18,907</text:p>
          </table:table-cell>
          <table:table-cell office:value-type="float" office:value="3655" table:style-name="ce46">
            <text:p>3,655</text:p>
          </table:table-cell>
          <table:table-cell office:value-type="float" office:value="3877" table:style-name="ce46">
            <text:p>3,877</text:p>
          </table:table-cell>
          <table:table-cell office:value-type="float" office:value="3768" table:style-name="ce46">
            <text:p>3,768</text:p>
          </table:table-cell>
          <table:table-cell office:value-type="float" office:value="3953" table:style-name="ce46">
            <text:p>3,953</text:p>
          </table:table-cell>
          <table:table-cell office:value-type="float" office:value="3654" table:style-name="ce47">
            <text:p>3,654</text:p>
          </table:table-cell>
          <table:table-cell office:value-type="float" office:value="18415" table:style-name="ce46">
            <text:p>18,415</text:p>
          </table:table-cell>
          <table:table-cell office:value-type="float" office:value="3908" table:style-name="ce46">
            <text:p>3,908</text:p>
          </table:table-cell>
          <table:table-cell office:value-type="float" office:value="3736" table:style-name="ce46">
            <text:p>3,736</text:p>
          </table:table-cell>
          <table:table-cell office:value-type="float" office:value="3445" table:style-name="ce46">
            <text:p>3,445</text:p>
          </table:table-cell>
          <table:table-cell office:value-type="float" office:value="3501" table:style-name="ce46">
            <text:p>3,501</text:p>
          </table:table-cell>
          <table:table-cell office:value-type="float" office:value="3825" table:style-name="ce47">
            <text:p>3,825</text:p>
          </table:table-cell>
          <table:table-cell office:value-type="float" office:value="20604" table:style-name="ce46">
            <text:p>20,604</text:p>
          </table:table-cell>
          <table:table-cell office:value-type="float" office:value="3793" table:style-name="ce46">
            <text:p>3,793</text:p>
          </table:table-cell>
          <table:table-cell office:value-type="float" office:value="4050" table:style-name="ce46">
            <text:p>4,050</text:p>
          </table:table-cell>
          <table:table-cell office:value-type="float" office:value="4229" table:style-name="ce46">
            <text:p>4,229</text:p>
          </table:table-cell>
          <table:table-cell office:value-type="float" office:value="4256" table:style-name="ce46">
            <text:p>4,256</text:p>
          </table:table-cell>
          <table:table-cell office:value-type="float" office:value="4276" table:style-name="ce47">
            <text:p>4,276</text:p>
          </table:table-cell>
          <table:table-cell office:value-type="float" office:value="23077" table:style-name="ce46">
            <text:p>23,077</text:p>
          </table:table-cell>
          <table:table-cell office:value-type="float" office:value="4423" table:style-name="ce46">
            <text:p>4,423</text:p>
          </table:table-cell>
          <table:table-cell office:value-type="float" office:value="4650" table:style-name="ce46">
            <text:p>4,650</text:p>
          </table:table-cell>
          <table:table-cell office:value-type="float" office:value="4707" table:style-name="ce46">
            <text:p>4,707</text:p>
          </table:table-cell>
          <table:table-cell office:value-type="float" office:value="4617" table:style-name="ce46">
            <text:p>4,617</text:p>
          </table:table-cell>
          <table:table-cell office:value-type="float" office:value="4680" table:style-name="ce47">
            <text:p>4,680</text:p>
          </table:table-cell>
          <table:table-cell office:value-type="float" office:value="21937" table:style-name="ce46">
            <text:p>21,937</text:p>
          </table:table-cell>
          <table:table-cell office:value-type="float" office:value="4765" table:style-name="ce46">
            <text:p>4,765</text:p>
          </table:table-cell>
          <table:table-cell office:value-type="float" office:value="4672" table:style-name="ce46">
            <text:p>4,672</text:p>
          </table:table-cell>
          <table:table-cell office:value-type="float" office:value="4339" table:style-name="ce46">
            <text:p>4,339</text:p>
          </table:table-cell>
          <table:table-cell office:value-type="float" office:value="4320" table:style-name="ce46">
            <text:p>4,320</text:p>
          </table:table-cell>
          <table:table-cell office:value-type="float" office:value="3841" table:style-name="ce47">
            <text:p>3,841</text:p>
          </table:table-cell>
          <table:table-cell office:value-type="float" office:value="17268" table:style-name="ce46">
            <text:p>17,268</text:p>
          </table:table-cell>
          <table:table-cell office:value-type="float" office:value="3781" table:style-name="ce46">
            <text:p>3,781</text:p>
          </table:table-cell>
          <table:table-cell office:value-type="float" office:value="3623" table:style-name="ce46">
            <text:p>3,623</text:p>
          </table:table-cell>
          <table:table-cell office:value-type="float" office:value="3543" table:style-name="ce46">
            <text:p>3,543</text:p>
          </table:table-cell>
          <table:table-cell office:value-type="float" office:value="3352" table:style-name="ce46">
            <text:p>3,352</text:p>
          </table:table-cell>
          <table:table-cell office:value-type="float" office:value="2969" table:style-name="ce47">
            <text:p>2,969</text:p>
          </table:table-cell>
          <table:table-cell office:value-type="float" office:value="12631" table:style-name="ce46">
            <text:p>12,631</text:p>
          </table:table-cell>
          <table:table-cell office:value-type="float" office:value="3205" table:style-name="ce46">
            <text:p>3,205</text:p>
          </table:table-cell>
          <table:table-cell office:value-type="float" office:value="2834" table:style-name="ce46">
            <text:p>2,834</text:p>
          </table:table-cell>
          <table:table-cell office:value-type="float" office:value="2377" table:style-name="ce46">
            <text:p>2,377</text:p>
          </table:table-cell>
          <table:table-cell office:value-type="float" office:value="2303" table:style-name="ce46">
            <text:p>2,303</text:p>
          </table:table-cell>
          <table:table-cell office:value-type="float" office:value="1912" table:style-name="ce47">
            <text:p>1,912</text:p>
          </table:table-cell>
          <table:table-cell office:value-type="float" office:value="7058" table:style-name="ce46">
            <text:p>7,058</text:p>
          </table:table-cell>
          <table:table-cell office:value-type="float" office:value="1508" table:style-name="ce46">
            <text:p>1,508</text:p>
          </table:table-cell>
          <table:table-cell office:value-type="float" office:value="1187" table:style-name="ce46">
            <text:p>1,187</text:p>
          </table:table-cell>
          <table:table-cell office:value-type="float" office:value="1404" table:style-name="ce46">
            <text:p>1,404</text:p>
          </table:table-cell>
          <table:table-cell office:value-type="float" office:value="1530" table:style-name="ce46">
            <text:p>1,530</text:p>
          </table:table-cell>
          <table:table-cell office:value-type="float" office:value="1429" table:style-name="ce47">
            <text:p>1,429</text:p>
          </table:table-cell>
          <table:table-cell office:value-type="float" office:value="6518" table:style-name="ce46">
            <text:p>6,518</text:p>
          </table:table-cell>
          <table:table-cell office:value-type="float" office:value="1435" table:style-name="ce46">
            <text:p>1,435</text:p>
          </table:table-cell>
          <table:table-cell office:value-type="float" office:value="1435" table:style-name="ce46">
            <text:p>1,435</text:p>
          </table:table-cell>
          <table:table-cell office:value-type="float" office:value="1352" table:style-name="ce46">
            <text:p>1,352</text:p>
          </table:table-cell>
          <table:table-cell office:value-type="float" office:value="1195" table:style-name="ce46">
            <text:p>1,195</text:p>
          </table:table-cell>
          <table:table-cell office:value-type="float" office:value="1101" table:style-name="ce47">
            <text:p>1,101</text:p>
          </table:table-cell>
          <table:table-cell office:value-type="float" office:value="3695" table:style-name="ce46">
            <text:p>3,695</text:p>
          </table:table-cell>
          <table:table-cell office:value-type="float" office:value="968" table:style-name="ce46">
            <text:p>968</text:p>
          </table:table-cell>
          <table:table-cell office:value-type="float" office:value="880" table:style-name="ce46">
            <text:p>880</text:p>
          </table:table-cell>
          <table:table-cell office:value-type="float" office:value="735" table:style-name="ce46">
            <text:p>735</text:p>
          </table:table-cell>
          <table:table-cell office:value-type="float" office:value="589" table:style-name="ce46">
            <text:p>589</text:p>
          </table:table-cell>
          <table:table-cell office:value-type="float" office:value="523" table:style-name="ce47">
            <text:p>523</text:p>
          </table:table-cell>
          <table:table-cell office:value-type="float" office:value="1497" table:style-name="ce46">
            <text:p>1,497</text:p>
          </table:table-cell>
          <table:table-cell office:value-type="float" office:value="478" table:style-name="ce46">
            <text:p>478</text:p>
          </table:table-cell>
          <table:table-cell office:value-type="float" office:value="384" table:style-name="ce46">
            <text:p>384</text:p>
          </table:table-cell>
          <table:table-cell office:value-type="float" office:value="289" table:style-name="ce46">
            <text:p>289</text:p>
          </table:table-cell>
          <table:table-cell office:value-type="float" office:value="199" table:style-name="ce46">
            <text:p>199</text:p>
          </table:table-cell>
          <table:table-cell office:value-type="float" office:value="147" table:style-name="ce47">
            <text:p>147</text:p>
          </table:table-cell>
          <table:table-cell office:value-type="float" office:value="298" table:style-name="ce46">
            <text:p>298</text:p>
          </table:table-cell>
          <table:table-cell office:value-type="float" office:value="107" table:style-name="ce46">
            <text:p>107</text:p>
          </table:table-cell>
          <table:table-cell office:value-type="float" office:value="77" table:style-name="ce46">
            <text:p>77</text:p>
          </table:table-cell>
          <table:table-cell office:value-type="float" office:value="54" table:style-name="ce46">
            <text:p>54</text:p>
          </table:table-cell>
          <table:table-cell office:value-type="float" office:value="35" table:style-name="ce46">
            <text:p>35</text:p>
          </table:table-cell>
          <table:table-cell office:value-type="float" office:value="25" table:style-name="ce47">
            <text:p>25</text:p>
          </table:table-cell>
          <table:table-cell office:value-type="float" office:value="34" table:style-name="ce46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6000" table:style-name="ce48">
            <text:p>236,000</text:p>
          </table:table-cell>
          <table:table-cell office:value-type="float" office:value="6206" table:style-name="ce49">
            <text:p>6,206</text:p>
          </table:table-cell>
          <table:table-cell office:value-type="float" office:value="1155" table:style-name="ce50">
            <text:p>1,155</text:p>
          </table:table-cell>
          <table:table-cell office:value-type="float" office:value="1265" table:style-name="ce50">
            <text:p>1,265</text:p>
          </table:table-cell>
          <table:table-cell office:value-type="float" office:value="1280" table:style-name="ce50">
            <text:p>1,280</text:p>
          </table:table-cell>
          <table:table-cell office:value-type="float" office:value="1258" table:style-name="ce50">
            <text:p>1,258</text:p>
          </table:table-cell>
          <table:table-cell office:value-type="float" office:value="1248" table:style-name="ce50">
            <text:p>1,248</text:p>
          </table:table-cell>
          <table:table-cell office:value-type="float" office:value="7021" table:style-name="ce50">
            <text:p>7,021</text:p>
          </table:table-cell>
          <table:table-cell office:value-type="float" office:value="1347" table:style-name="ce50">
            <text:p>1,347</text:p>
          </table:table-cell>
          <table:table-cell office:value-type="float" office:value="1394" table:style-name="ce50">
            <text:p>1,394</text:p>
          </table:table-cell>
          <table:table-cell office:value-type="float" office:value="1399" table:style-name="ce50">
            <text:p>1,399</text:p>
          </table:table-cell>
          <table:table-cell office:value-type="float" office:value="1291" table:style-name="ce50">
            <text:p>1,291</text:p>
          </table:table-cell>
          <table:table-cell office:value-type="float" office:value="1590" table:style-name="ce51">
            <text:p>1,590</text:p>
          </table:table-cell>
          <table:table-cell office:value-type="float" office:value="7210" table:style-name="ce50">
            <text:p>7,210</text:p>
          </table:table-cell>
          <table:table-cell office:value-type="float" office:value="1451" table:style-name="ce50">
            <text:p>1,451</text:p>
          </table:table-cell>
          <table:table-cell office:value-type="float" office:value="1351" table:style-name="ce50">
            <text:p>1,351</text:p>
          </table:table-cell>
          <table:table-cell office:value-type="float" office:value="1280" table:style-name="ce50">
            <text:p>1,280</text:p>
          </table:table-cell>
          <table:table-cell office:value-type="float" office:value="1467" table:style-name="ce50">
            <text:p>1,467</text:p>
          </table:table-cell>
          <table:table-cell office:value-type="float" office:value="1661" table:style-name="ce51">
            <text:p>1,661</text:p>
          </table:table-cell>
          <table:table-cell office:value-type="float" office:value="10570" table:style-name="ce50">
            <text:p>10,570</text:p>
          </table:table-cell>
          <table:table-cell office:value-type="float" office:value="1711" table:style-name="ce50">
            <text:p>1,711</text:p>
          </table:table-cell>
          <table:table-cell office:value-type="float" office:value="2001" table:style-name="ce50">
            <text:p>2,001</text:p>
          </table:table-cell>
          <table:table-cell office:value-type="float" office:value="2042" table:style-name="ce50">
            <text:p>2,042</text:p>
          </table:table-cell>
          <table:table-cell office:value-type="float" office:value="2284" table:style-name="ce50">
            <text:p>2,284</text:p>
          </table:table-cell>
          <table:table-cell office:value-type="float" office:value="2532" table:style-name="ce51">
            <text:p>2,532</text:p>
          </table:table-cell>
          <table:table-cell office:value-type="float" office:value="14870" table:style-name="ce50">
            <text:p>14,870</text:p>
          </table:table-cell>
          <table:table-cell office:value-type="float" office:value="2659" table:style-name="ce50">
            <text:p>2,659</text:p>
          </table:table-cell>
          <table:table-cell office:value-type="float" office:value="3094" table:style-name="ce50">
            <text:p>3,094</text:p>
          </table:table-cell>
          <table:table-cell office:value-type="float" office:value="2963" table:style-name="ce50">
            <text:p>2,963</text:p>
          </table:table-cell>
          <table:table-cell office:value-type="float" office:value="2885" table:style-name="ce50">
            <text:p>2,885</text:p>
          </table:table-cell>
          <table:table-cell office:value-type="float" office:value="3269" table:style-name="ce51">
            <text:p>3,269</text:p>
          </table:table-cell>
          <table:table-cell office:value-type="float" office:value="16010" table:style-name="ce50">
            <text:p>16,010</text:p>
          </table:table-cell>
          <table:table-cell office:value-type="float" office:value="3328" table:style-name="ce50">
            <text:p>3,328</text:p>
          </table:table-cell>
          <table:table-cell office:value-type="float" office:value="3270" table:style-name="ce50">
            <text:p>3,270</text:p>
          </table:table-cell>
          <table:table-cell office:value-type="float" office:value="3264" table:style-name="ce50">
            <text:p>3,264</text:p>
          </table:table-cell>
          <table:table-cell office:value-type="float" office:value="3121" table:style-name="ce50">
            <text:p>3,121</text:p>
          </table:table-cell>
          <table:table-cell office:value-type="float" office:value="3027" table:style-name="ce51">
            <text:p>3,027</text:p>
          </table:table-cell>
          <table:table-cell office:value-type="float" office:value="13684" table:style-name="ce50">
            <text:p>13,684</text:p>
          </table:table-cell>
          <table:table-cell office:value-type="float" office:value="2852" table:style-name="ce50">
            <text:p>2,852</text:p>
          </table:table-cell>
          <table:table-cell office:value-type="float" office:value="2852" table:style-name="ce50">
            <text:p>2,852</text:p>
          </table:table-cell>
          <table:table-cell office:value-type="float" office:value="2742" table:style-name="ce50">
            <text:p>2,742</text:p>
          </table:table-cell>
          <table:table-cell office:value-type="float" office:value="2609" table:style-name="ce50">
            <text:p>2,609</text:p>
          </table:table-cell>
          <table:table-cell office:value-type="float" office:value="2629" table:style-name="ce51">
            <text:p>2,629</text:p>
          </table:table-cell>
          <table:table-cell office:value-type="float" office:value="14618" table:style-name="ce50">
            <text:p>14,618</text:p>
          </table:table-cell>
          <table:table-cell office:value-type="float" office:value="2535" table:style-name="ce50">
            <text:p>2,535</text:p>
          </table:table-cell>
          <table:table-cell office:value-type="float" office:value="2675" table:style-name="ce50">
            <text:p>2,675</text:p>
          </table:table-cell>
          <table:table-cell office:value-type="float" office:value="2997" table:style-name="ce50">
            <text:p>2,997</text:p>
          </table:table-cell>
          <table:table-cell office:value-type="float" office:value="3118" table:style-name="ce50">
            <text:p>3,118</text:p>
          </table:table-cell>
          <table:table-cell office:value-type="float" office:value="3293" table:style-name="ce51">
            <text:p>3,293</text:p>
          </table:table-cell>
          <table:table-cell office:value-type="float" office:value="17756" table:style-name="ce50">
            <text:p>17,756</text:p>
          </table:table-cell>
          <table:table-cell office:value-type="float" office:value="3415" table:style-name="ce50">
            <text:p>3,415</text:p>
          </table:table-cell>
          <table:table-cell office:value-type="float" office:value="3698" table:style-name="ce50">
            <text:p>3,698</text:p>
          </table:table-cell>
          <table:table-cell office:value-type="float" office:value="3442" table:style-name="ce50">
            <text:p>3,442</text:p>
          </table:table-cell>
          <table:table-cell office:value-type="float" office:value="3615" table:style-name="ce50">
            <text:p>3,615</text:p>
          </table:table-cell>
          <table:table-cell office:value-type="float" office:value="3586" table:style-name="ce51">
            <text:p>3,586</text:p>
          </table:table-cell>
          <table:table-cell office:value-type="float" office:value="17278" table:style-name="ce50">
            <text:p>17,278</text:p>
          </table:table-cell>
          <table:table-cell office:value-type="float" office:value="3722" table:style-name="ce50">
            <text:p>3,722</text:p>
          </table:table-cell>
          <table:table-cell office:value-type="float" office:value="3488" table:style-name="ce50">
            <text:p>3,488</text:p>
          </table:table-cell>
          <table:table-cell office:value-type="float" office:value="3317" table:style-name="ce50">
            <text:p>3,317</text:p>
          </table:table-cell>
          <table:table-cell office:value-type="float" office:value="3288" table:style-name="ce50">
            <text:p>3,288</text:p>
          </table:table-cell>
          <table:table-cell office:value-type="float" office:value="3463" table:style-name="ce51">
            <text:p>3,463</text:p>
          </table:table-cell>
          <table:table-cell office:value-type="float" office:value="17880" table:style-name="ce50">
            <text:p>17,880</text:p>
          </table:table-cell>
          <table:table-cell office:value-type="float" office:value="3475" table:style-name="ce50">
            <text:p>3,475</text:p>
          </table:table-cell>
          <table:table-cell office:value-type="float" office:value="3557" table:style-name="ce50">
            <text:p>3,557</text:p>
          </table:table-cell>
          <table:table-cell office:value-type="float" office:value="3572" table:style-name="ce50">
            <text:p>3,572</text:p>
          </table:table-cell>
          <table:table-cell office:value-type="float" office:value="3635" table:style-name="ce50">
            <text:p>3,635</text:p>
          </table:table-cell>
          <table:table-cell office:value-type="float" office:value="3641" table:style-name="ce51">
            <text:p>3,641</text:p>
          </table:table-cell>
          <table:table-cell office:value-type="float" office:value="18630" table:style-name="ce50">
            <text:p>18,630</text:p>
          </table:table-cell>
          <table:table-cell office:value-type="float" office:value="3534" table:style-name="ce50">
            <text:p>3,534</text:p>
          </table:table-cell>
          <table:table-cell office:value-type="float" office:value="3812" table:style-name="ce50">
            <text:p>3,812</text:p>
          </table:table-cell>
          <table:table-cell office:value-type="float" office:value="3700" table:style-name="ce50">
            <text:p>3,700</text:p>
          </table:table-cell>
          <table:table-cell office:value-type="float" office:value="3811" table:style-name="ce50">
            <text:p>3,811</text:p>
          </table:table-cell>
          <table:table-cell office:value-type="float" office:value="3773" table:style-name="ce51">
            <text:p>3,773</text:p>
          </table:table-cell>
          <table:table-cell office:value-type="float" office:value="18380" table:style-name="ce50">
            <text:p>18,380</text:p>
          </table:table-cell>
          <table:table-cell office:value-type="float" office:value="3956" table:style-name="ce50">
            <text:p>3,956</text:p>
          </table:table-cell>
          <table:table-cell office:value-type="float" office:value="3750" table:style-name="ce50">
            <text:p>3,750</text:p>
          </table:table-cell>
          <table:table-cell office:value-type="float" office:value="3650" table:style-name="ce50">
            <text:p>3,650</text:p>
          </table:table-cell>
          <table:table-cell office:value-type="float" office:value="3774" table:style-name="ce50">
            <text:p>3,774</text:p>
          </table:table-cell>
          <table:table-cell office:value-type="float" office:value="3250" table:style-name="ce51">
            <text:p>3,250</text:p>
          </table:table-cell>
          <table:table-cell office:value-type="float" office:value="15766" table:style-name="ce50">
            <text:p>15,766</text:p>
          </table:table-cell>
          <table:table-cell office:value-type="float" office:value="3238" table:style-name="ce50">
            <text:p>3,238</text:p>
          </table:table-cell>
          <table:table-cell office:value-type="float" office:value="3231" table:style-name="ce50">
            <text:p>3,231</text:p>
          </table:table-cell>
          <table:table-cell office:value-type="float" office:value="3260" table:style-name="ce50">
            <text:p>3,260</text:p>
          </table:table-cell>
          <table:table-cell office:value-type="float" office:value="3143" table:style-name="ce50">
            <text:p>3,143</text:p>
          </table:table-cell>
          <table:table-cell office:value-type="float" office:value="2894" table:style-name="ce51">
            <text:p>2,894</text:p>
          </table:table-cell>
          <table:table-cell office:value-type="float" office:value="12968" table:style-name="ce50">
            <text:p>12,968</text:p>
          </table:table-cell>
          <table:table-cell office:value-type="float" office:value="3030" table:style-name="ce50">
            <text:p>3,030</text:p>
          </table:table-cell>
          <table:table-cell office:value-type="float" office:value="2840" table:style-name="ce50">
            <text:p>2,840</text:p>
          </table:table-cell>
          <table:table-cell office:value-type="float" office:value="2380" table:style-name="ce50">
            <text:p>2,380</text:p>
          </table:table-cell>
          <table:table-cell office:value-type="float" office:value="2489" table:style-name="ce50">
            <text:p>2,489</text:p>
          </table:table-cell>
          <table:table-cell office:value-type="float" office:value="2229" table:style-name="ce51">
            <text:p>2,229</text:p>
          </table:table-cell>
          <table:table-cell office:value-type="float" office:value="8664" table:style-name="ce50">
            <text:p>8,664</text:p>
          </table:table-cell>
          <table:table-cell office:value-type="float" office:value="1679" table:style-name="ce50">
            <text:p>1,679</text:p>
          </table:table-cell>
          <table:table-cell office:value-type="float" office:value="1468" table:style-name="ce50">
            <text:p>1,468</text:p>
          </table:table-cell>
          <table:table-cell office:value-type="float" office:value="1768" table:style-name="ce50">
            <text:p>1,768</text:p>
          </table:table-cell>
          <table:table-cell office:value-type="float" office:value="1878" table:style-name="ce50">
            <text:p>1,878</text:p>
          </table:table-cell>
          <table:table-cell office:value-type="float" office:value="1871" table:style-name="ce51">
            <text:p>1,871</text:p>
          </table:table-cell>
          <table:table-cell office:value-type="float" office:value="8927" table:style-name="ce50">
            <text:p>8,927</text:p>
          </table:table-cell>
          <table:table-cell office:value-type="float" office:value="1858" table:style-name="ce50">
            <text:p>1,858</text:p>
          </table:table-cell>
          <table:table-cell office:value-type="float" office:value="1935" table:style-name="ce50">
            <text:p>1,935</text:p>
          </table:table-cell>
          <table:table-cell office:value-type="float" office:value="1862" table:style-name="ce50">
            <text:p>1,862</text:p>
          </table:table-cell>
          <table:table-cell office:value-type="float" office:value="1786" table:style-name="ce50">
            <text:p>1,786</text:p>
          </table:table-cell>
          <table:table-cell office:value-type="float" office:value="1486" table:style-name="ce51">
            <text:p>1,486</text:p>
          </table:table-cell>
          <table:table-cell office:value-type="float" office:value="6088" table:style-name="ce50">
            <text:p>6,088</text:p>
          </table:table-cell>
          <table:table-cell office:value-type="float" office:value="1522" table:style-name="ce50">
            <text:p>1,522</text:p>
          </table:table-cell>
          <table:table-cell office:value-type="float" office:value="1296" table:style-name="ce50">
            <text:p>1,296</text:p>
          </table:table-cell>
          <table:table-cell office:value-type="float" office:value="1218" table:style-name="ce50">
            <text:p>1,218</text:p>
          </table:table-cell>
          <table:table-cell office:value-type="float" office:value="1125" table:style-name="ce50">
            <text:p>1,125</text:p>
          </table:table-cell>
          <table:table-cell office:value-type="float" office:value="927" table:style-name="ce51">
            <text:p>927</text:p>
          </table:table-cell>
          <table:table-cell office:value-type="float" office:value="2800" table:style-name="ce50">
            <text:p>2,800</text:p>
          </table:table-cell>
          <table:table-cell office:value-type="float" office:value="826" table:style-name="ce50">
            <text:p>826</text:p>
          </table:table-cell>
          <table:table-cell office:value-type="float" office:value="673" table:style-name="ce50">
            <text:p>673</text:p>
          </table:table-cell>
          <table:table-cell office:value-type="float" office:value="554" table:style-name="ce50">
            <text:p>554</text:p>
          </table:table-cell>
          <table:table-cell office:value-type="float" office:value="410" table:style-name="ce50">
            <text:p>410</text:p>
          </table:table-cell>
          <table:table-cell office:value-type="float" office:value="337" table:style-name="ce51">
            <text:p>337</text:p>
          </table:table-cell>
          <table:table-cell office:value-type="float" office:value="587" table:style-name="ce50">
            <text:p>587</text:p>
          </table:table-cell>
          <table:table-cell office:value-type="float" office:value="222" table:style-name="ce50">
            <text:p>222</text:p>
          </table:table-cell>
          <table:table-cell office:value-type="float" office:value="155" table:style-name="ce50">
            <text:p>155</text:p>
          </table:table-cell>
          <table:table-cell office:value-type="float" office:value="86" table:style-name="ce50">
            <text:p>86</text:p>
          </table:table-cell>
          <table:table-cell office:value-type="float" office:value="77" table:style-name="ce50">
            <text:p>77</text:p>
          </table:table-cell>
          <table:table-cell office:value-type="float" office:value="47" table:style-name="ce51">
            <text:p>47</text:p>
          </table:table-cell>
          <table:table-cell office:value-type="float" office:value="87" table:style-name="ce50">
            <text:p>8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0321" table:style-name="ce44">
            <text:p>800,321</text:p>
          </table:table-cell>
          <table:table-cell office:value-type="float" office:value="23379" table:style-name="ce44">
            <text:p>23,379</text:p>
          </table:table-cell>
          <table:table-cell office:value-type="float" office:value="3820" table:style-name="ce44">
            <text:p>3,820</text:p>
          </table:table-cell>
          <table:table-cell office:value-type="float" office:value="4492" table:style-name="ce44">
            <text:p>4,492</text:p>
          </table:table-cell>
          <table:table-cell office:value-type="float" office:value="4810" table:style-name="ce44">
            <text:p>4,810</text:p>
          </table:table-cell>
          <table:table-cell office:value-type="float" office:value="4957" table:style-name="ce44">
            <text:p>4,957</text:p>
          </table:table-cell>
          <table:table-cell office:value-type="float" office:value="5300" table:style-name="ce44">
            <text:p>5,300</text:p>
          </table:table-cell>
          <table:table-cell office:value-type="float" office:value="29536" table:style-name="ce44">
            <text:p>29,536</text:p>
          </table:table-cell>
          <table:table-cell office:value-type="float" office:value="5692" table:style-name="ce44">
            <text:p>5,692</text:p>
          </table:table-cell>
          <table:table-cell office:value-type="float" office:value="5967" table:style-name="ce44">
            <text:p>5,967</text:p>
          </table:table-cell>
          <table:table-cell office:value-type="float" office:value="6105" table:style-name="ce44">
            <text:p>6,105</text:p>
          </table:table-cell>
          <table:table-cell office:value-type="float" office:value="5540" table:style-name="ce44">
            <text:p>5,540</text:p>
          </table:table-cell>
          <table:table-cell office:value-type="float" office:value="6232" table:style-name="ce45">
            <text:p>6,232</text:p>
          </table:table-cell>
          <table:table-cell office:value-type="float" office:value="28453" table:style-name="ce44">
            <text:p>28,453</text:p>
          </table:table-cell>
          <table:table-cell office:value-type="float" office:value="5997" table:style-name="ce44">
            <text:p>5,997</text:p>
          </table:table-cell>
          <table:table-cell office:value-type="float" office:value="5215" table:style-name="ce44">
            <text:p>5,215</text:p>
          </table:table-cell>
          <table:table-cell office:value-type="float" office:value="5432" table:style-name="ce44">
            <text:p>5,432</text:p>
          </table:table-cell>
          <table:table-cell office:value-type="float" office:value="5828" table:style-name="ce44">
            <text:p>5,828</text:p>
          </table:table-cell>
          <table:table-cell office:value-type="float" office:value="5981" table:style-name="ce45">
            <text:p>5,981</text:p>
          </table:table-cell>
          <table:table-cell office:value-type="float" office:value="35684" table:style-name="ce44">
            <text:p>35,684</text:p>
          </table:table-cell>
          <table:table-cell office:value-type="float" office:value="6187" table:style-name="ce44">
            <text:p>6,187</text:p>
          </table:table-cell>
          <table:table-cell office:value-type="float" office:value="6609" table:style-name="ce44">
            <text:p>6,609</text:p>
          </table:table-cell>
          <table:table-cell office:value-type="float" office:value="7130" table:style-name="ce44">
            <text:p>7,130</text:p>
          </table:table-cell>
          <table:table-cell office:value-type="float" office:value="7440" table:style-name="ce44">
            <text:p>7,440</text:p>
          </table:table-cell>
          <table:table-cell office:value-type="float" office:value="8318" table:style-name="ce45">
            <text:p>8,318</text:p>
          </table:table-cell>
          <table:table-cell office:value-type="float" office:value="49775" table:style-name="ce44">
            <text:p>49,775</text:p>
          </table:table-cell>
          <table:table-cell office:value-type="float" office:value="8770" table:style-name="ce44">
            <text:p>8,770</text:p>
          </table:table-cell>
          <table:table-cell office:value-type="float" office:value="10124" table:style-name="ce44">
            <text:p>10,124</text:p>
          </table:table-cell>
          <table:table-cell office:value-type="float" office:value="10162" table:style-name="ce44">
            <text:p>10,162</text:p>
          </table:table-cell>
          <table:table-cell office:value-type="float" office:value="9701" table:style-name="ce44">
            <text:p>9,701</text:p>
          </table:table-cell>
          <table:table-cell office:value-type="float" office:value="11018" table:style-name="ce45">
            <text:p>11,018</text:p>
          </table:table-cell>
          <table:table-cell office:value-type="float" office:value="58015" table:style-name="ce44">
            <text:p>58,015</text:p>
          </table:table-cell>
          <table:table-cell office:value-type="float" office:value="11797" table:style-name="ce44">
            <text:p>11,797</text:p>
          </table:table-cell>
          <table:table-cell office:value-type="float" office:value="11889" table:style-name="ce44">
            <text:p>11,889</text:p>
          </table:table-cell>
          <table:table-cell office:value-type="float" office:value="11846" table:style-name="ce44">
            <text:p>11,846</text:p>
          </table:table-cell>
          <table:table-cell office:value-type="float" office:value="11240" table:style-name="ce44">
            <text:p>11,240</text:p>
          </table:table-cell>
          <table:table-cell office:value-type="float" office:value="11243" table:style-name="ce45">
            <text:p>11,243</text:p>
          </table:table-cell>
          <table:table-cell office:value-type="float" office:value="52304" table:style-name="ce44">
            <text:p>52,304</text:p>
          </table:table-cell>
          <table:table-cell office:value-type="float" office:value="10781" table:style-name="ce44">
            <text:p>10,781</text:p>
          </table:table-cell>
          <table:table-cell office:value-type="float" office:value="10591" table:style-name="ce44">
            <text:p>10,591</text:p>
          </table:table-cell>
          <table:table-cell office:value-type="float" office:value="10355" table:style-name="ce44">
            <text:p>10,355</text:p>
          </table:table-cell>
          <table:table-cell office:value-type="float" office:value="10459" table:style-name="ce44">
            <text:p>10,459</text:p>
          </table:table-cell>
          <table:table-cell office:value-type="float" office:value="10118" table:style-name="ce45">
            <text:p>10,118</text:p>
          </table:table-cell>
          <table:table-cell office:value-type="float" office:value="54157" table:style-name="ce44">
            <text:p>54,157</text:p>
          </table:table-cell>
          <table:table-cell office:value-type="float" office:value="9655" table:style-name="ce44">
            <text:p>9,655</text:p>
          </table:table-cell>
          <table:table-cell office:value-type="float" office:value="10077" table:style-name="ce44">
            <text:p>10,077</text:p>
          </table:table-cell>
          <table:table-cell office:value-type="float" office:value="10905" table:style-name="ce44">
            <text:p>10,905</text:p>
          </table:table-cell>
          <table:table-cell office:value-type="float" office:value="11407" table:style-name="ce44">
            <text:p>11,407</text:p>
          </table:table-cell>
          <table:table-cell office:value-type="float" office:value="12113" table:style-name="ce45">
            <text:p>12,113</text:p>
          </table:table-cell>
          <table:table-cell office:value-type="float" office:value="63304" table:style-name="ce44">
            <text:p>63,304</text:p>
          </table:table-cell>
          <table:table-cell office:value-type="float" office:value="12276" table:style-name="ce44">
            <text:p>12,276</text:p>
          </table:table-cell>
          <table:table-cell office:value-type="float" office:value="12530" table:style-name="ce44">
            <text:p>12,530</text:p>
          </table:table-cell>
          <table:table-cell office:value-type="float" office:value="13092" table:style-name="ce44">
            <text:p>13,092</text:p>
          </table:table-cell>
          <table:table-cell office:value-type="float" office:value="12855" table:style-name="ce44">
            <text:p>12,855</text:p>
          </table:table-cell>
          <table:table-cell office:value-type="float" office:value="12551" table:style-name="ce45">
            <text:p>12,551</text:p>
          </table:table-cell>
          <table:table-cell office:value-type="float" office:value="59484" table:style-name="ce44">
            <text:p>59,484</text:p>
          </table:table-cell>
          <table:table-cell office:value-type="float" office:value="12992" table:style-name="ce44">
            <text:p>12,992</text:p>
          </table:table-cell>
          <table:table-cell office:value-type="float" office:value="12263" table:style-name="ce44">
            <text:p>12,263</text:p>
          </table:table-cell>
          <table:table-cell office:value-type="float" office:value="11467" table:style-name="ce44">
            <text:p>11,467</text:p>
          </table:table-cell>
          <table:table-cell office:value-type="float" office:value="11350" table:style-name="ce44">
            <text:p>11,350</text:p>
          </table:table-cell>
          <table:table-cell office:value-type="float" office:value="11412" table:style-name="ce45">
            <text:p>11,412</text:p>
          </table:table-cell>
          <table:table-cell office:value-type="float" office:value="63087" table:style-name="ce44">
            <text:p>63,087</text:p>
          </table:table-cell>
          <table:table-cell office:value-type="float" office:value="12059" table:style-name="ce44">
            <text:p>12,059</text:p>
          </table:table-cell>
          <table:table-cell office:value-type="float" office:value="12540" table:style-name="ce44">
            <text:p>12,540</text:p>
          </table:table-cell>
          <table:table-cell office:value-type="float" office:value="12732" table:style-name="ce44">
            <text:p>12,732</text:p>
          </table:table-cell>
          <table:table-cell office:value-type="float" office:value="12746" table:style-name="ce44">
            <text:p>12,746</text:p>
          </table:table-cell>
          <table:table-cell office:value-type="float" office:value="13010" table:style-name="ce45">
            <text:p>13,010</text:p>
          </table:table-cell>
          <table:table-cell office:value-type="float" office:value="66226" table:style-name="ce44">
            <text:p>66,226</text:p>
          </table:table-cell>
          <table:table-cell office:value-type="float" office:value="13019" table:style-name="ce44">
            <text:p>13,019</text:p>
          </table:table-cell>
          <table:table-cell office:value-type="float" office:value="13219" table:style-name="ce44">
            <text:p>13,219</text:p>
          </table:table-cell>
          <table:table-cell office:value-type="float" office:value="13412" table:style-name="ce44">
            <text:p>13,412</text:p>
          </table:table-cell>
          <table:table-cell office:value-type="float" office:value="13426" table:style-name="ce44">
            <text:p>13,426</text:p>
          </table:table-cell>
          <table:table-cell office:value-type="float" office:value="13150" table:style-name="ce45">
            <text:p>13,150</text:p>
          </table:table-cell>
          <table:table-cell office:value-type="float" office:value="63956" table:style-name="ce44">
            <text:p>63,956</text:p>
          </table:table-cell>
          <table:table-cell office:value-type="float" office:value="13736" table:style-name="ce44">
            <text:p>13,736</text:p>
          </table:table-cell>
          <table:table-cell office:value-type="float" office:value="12898" table:style-name="ce44">
            <text:p>12,898</text:p>
          </table:table-cell>
          <table:table-cell office:value-type="float" office:value="12991" table:style-name="ce44">
            <text:p>12,991</text:p>
          </table:table-cell>
          <table:table-cell office:value-type="float" office:value="12689" table:style-name="ce44">
            <text:p>12,689</text:p>
          </table:table-cell>
          <table:table-cell office:value-type="float" office:value="11642" table:style-name="ce45">
            <text:p>11,642</text:p>
          </table:table-cell>
          <table:table-cell office:value-type="float" office:value="53869" table:style-name="ce44">
            <text:p>53,869</text:p>
          </table:table-cell>
          <table:table-cell office:value-type="float" office:value="11489" table:style-name="ce44">
            <text:p>11,489</text:p>
          </table:table-cell>
          <table:table-cell office:value-type="float" office:value="11270" table:style-name="ce44">
            <text:p>11,270</text:p>
          </table:table-cell>
          <table:table-cell office:value-type="float" office:value="10941" table:style-name="ce44">
            <text:p>10,941</text:p>
          </table:table-cell>
          <table:table-cell office:value-type="float" office:value="10488" table:style-name="ce44">
            <text:p>10,488</text:p>
          </table:table-cell>
          <table:table-cell office:value-type="float" office:value="9681" table:style-name="ce45">
            <text:p>9,681</text:p>
          </table:table-cell>
          <table:table-cell office:value-type="float" office:value="40216" table:style-name="ce44">
            <text:p>40,216</text:p>
          </table:table-cell>
          <table:table-cell office:value-type="float" office:value="9673" table:style-name="ce44">
            <text:p>9,673</text:p>
          </table:table-cell>
          <table:table-cell office:value-type="float" office:value="9275" table:style-name="ce44">
            <text:p>9,275</text:p>
          </table:table-cell>
          <table:table-cell office:value-type="float" office:value="7428" table:style-name="ce44">
            <text:p>7,428</text:p>
          </table:table-cell>
          <table:table-cell office:value-type="float" office:value="7184" table:style-name="ce44">
            <text:p>7,184</text:p>
          </table:table-cell>
          <table:table-cell office:value-type="float" office:value="6656" table:style-name="ce45">
            <text:p>6,656</text:p>
          </table:table-cell>
          <table:table-cell office:value-type="float" office:value="22740" table:style-name="ce44">
            <text:p>22,740</text:p>
          </table:table-cell>
          <table:table-cell office:value-type="float" office:value="4949" table:style-name="ce44">
            <text:p>4,949</text:p>
          </table:table-cell>
          <table:table-cell office:value-type="float" office:value="3946" table:style-name="ce44">
            <text:p>3,946</text:p>
          </table:table-cell>
          <table:table-cell office:value-type="float" office:value="4518" table:style-name="ce44">
            <text:p>4,518</text:p>
          </table:table-cell>
          <table:table-cell office:value-type="float" office:value="4796" table:style-name="ce44">
            <text:p>4,796</text:p>
          </table:table-cell>
          <table:table-cell office:value-type="float" office:value="4531" table:style-name="ce45">
            <text:p>4,531</text:p>
          </table:table-cell>
          <table:table-cell office:value-type="float" office:value="19808" table:style-name="ce44">
            <text:p>19,808</text:p>
          </table:table-cell>
          <table:table-cell office:value-type="float" office:value="4550" table:style-name="ce44">
            <text:p>4,550</text:p>
          </table:table-cell>
          <table:table-cell office:value-type="float" office:value="4444" table:style-name="ce44">
            <text:p>4,444</text:p>
          </table:table-cell>
          <table:table-cell office:value-type="float" office:value="3930" table:style-name="ce44">
            <text:p>3,930</text:p>
          </table:table-cell>
          <table:table-cell office:value-type="float" office:value="3637" table:style-name="ce44">
            <text:p>3,637</text:p>
          </table:table-cell>
          <table:table-cell office:value-type="float" office:value="3247" table:style-name="ce45">
            <text:p>3,247</text:p>
          </table:table-cell>
          <table:table-cell office:value-type="float" office:value="11065" table:style-name="ce44">
            <text:p>11,065</text:p>
          </table:table-cell>
          <table:table-cell office:value-type="float" office:value="2930" table:style-name="ce44">
            <text:p>2,930</text:p>
          </table:table-cell>
          <table:table-cell office:value-type="float" office:value="2521" table:style-name="ce44">
            <text:p>2,521</text:p>
          </table:table-cell>
          <table:table-cell office:value-type="float" office:value="2210" table:style-name="ce44">
            <text:p>2,210</text:p>
          </table:table-cell>
          <table:table-cell office:value-type="float" office:value="1854" table:style-name="ce44">
            <text:p>1,854</text:p>
          </table:table-cell>
          <table:table-cell office:value-type="float" office:value="1550" table:style-name="ce45">
            <text:p>1,550</text:p>
          </table:table-cell>
          <table:table-cell office:value-type="float" office:value="4268" table:style-name="ce44">
            <text:p>4,268</text:p>
          </table:table-cell>
          <table:table-cell office:value-type="float" office:value="1238" table:style-name="ce44">
            <text:p>1,238</text:p>
          </table:table-cell>
          <table:table-cell office:value-type="float" office:value="1054" table:style-name="ce44">
            <text:p>1,054</text:p>
          </table:table-cell>
          <table:table-cell office:value-type="float" office:value="891" table:style-name="ce44">
            <text:p>891</text:p>
          </table:table-cell>
          <table:table-cell office:value-type="float" office:value="638" table:style-name="ce44">
            <text:p>638</text:p>
          </table:table-cell>
          <table:table-cell office:value-type="float" office:value="447" table:style-name="ce45">
            <text:p>447</text:p>
          </table:table-cell>
          <table:table-cell office:value-type="float" office:value="891" table:style-name="ce44">
            <text:p>891</text:p>
          </table:table-cell>
          <table:table-cell office:value-type="float" office:value="368" table:style-name="ce44">
            <text:p>368</text:p>
          </table:table-cell>
          <table:table-cell office:value-type="float" office:value="223" table:style-name="ce44">
            <text:p>223</text:p>
          </table:table-cell>
          <table:table-cell office:value-type="float" office:value="136" table:style-name="ce44">
            <text:p>136</text:p>
          </table:table-cell>
          <table:table-cell office:value-type="float" office:value="101" table:style-name="ce44">
            <text:p>101</text:p>
          </table:table-cell>
          <table:table-cell office:value-type="float" office:value="63" table:style-name="ce45">
            <text:p>63</text:p>
          </table:table-cell>
          <table:table-cell office:value-type="float" office:value="104" table:style-name="ce44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07149" table:style-name="ce44">
            <text:p>407,149</text:p>
          </table:table-cell>
          <table:table-cell office:value-type="float" office:value="12100" table:style-name="ce44">
            <text:p>12,100</text:p>
          </table:table-cell>
          <table:table-cell office:value-type="float" office:value="1978" table:style-name="ce44">
            <text:p>1,978</text:p>
          </table:table-cell>
          <table:table-cell office:value-type="float" office:value="2373" table:style-name="ce44">
            <text:p>2,373</text:p>
          </table:table-cell>
          <table:table-cell office:value-type="float" office:value="2525" table:style-name="ce44">
            <text:p>2,525</text:p>
          </table:table-cell>
          <table:table-cell office:value-type="float" office:value="2489" table:style-name="ce44">
            <text:p>2,489</text:p>
          </table:table-cell>
          <table:table-cell office:value-type="float" office:value="2735" table:style-name="ce44">
            <text:p>2,735</text:p>
          </table:table-cell>
          <table:table-cell office:value-type="float" office:value="15413" table:style-name="ce44">
            <text:p>15,413</text:p>
          </table:table-cell>
          <table:table-cell office:value-type="float" office:value="3019" table:style-name="ce44">
            <text:p>3,019</text:p>
          </table:table-cell>
          <table:table-cell office:value-type="float" office:value="3131" table:style-name="ce44">
            <text:p>3,131</text:p>
          </table:table-cell>
          <table:table-cell office:value-type="float" office:value="3184" table:style-name="ce44">
            <text:p>3,184</text:p>
          </table:table-cell>
          <table:table-cell office:value-type="float" office:value="2829" table:style-name="ce44">
            <text:p>2,829</text:p>
          </table:table-cell>
          <table:table-cell office:value-type="float" office:value="3250" table:style-name="ce45">
            <text:p>3,250</text:p>
          </table:table-cell>
          <table:table-cell office:value-type="float" office:value="14927" table:style-name="ce44">
            <text:p>14,927</text:p>
          </table:table-cell>
          <table:table-cell office:value-type="float" office:value="3121" table:style-name="ce44">
            <text:p>3,121</text:p>
          </table:table-cell>
          <table:table-cell office:value-type="float" office:value="2742" table:style-name="ce44">
            <text:p>2,742</text:p>
          </table:table-cell>
          <table:table-cell office:value-type="float" office:value="2850" table:style-name="ce44">
            <text:p>2,850</text:p>
          </table:table-cell>
          <table:table-cell office:value-type="float" office:value="3033" table:style-name="ce44">
            <text:p>3,033</text:p>
          </table:table-cell>
          <table:table-cell office:value-type="float" office:value="3181" table:style-name="ce45">
            <text:p>3,181</text:p>
          </table:table-cell>
          <table:table-cell office:value-type="float" office:value="18629" table:style-name="ce44">
            <text:p>18,629</text:p>
          </table:table-cell>
          <table:table-cell office:value-type="float" office:value="3184" table:style-name="ce44">
            <text:p>3,184</text:p>
          </table:table-cell>
          <table:table-cell office:value-type="float" office:value="3509" table:style-name="ce44">
            <text:p>3,509</text:p>
          </table:table-cell>
          <table:table-cell office:value-type="float" office:value="3681" table:style-name="ce44">
            <text:p>3,681</text:p>
          </table:table-cell>
          <table:table-cell office:value-type="float" office:value="3940" table:style-name="ce44">
            <text:p>3,940</text:p>
          </table:table-cell>
          <table:table-cell office:value-type="float" office:value="4315" table:style-name="ce45">
            <text:p>4,315</text:p>
          </table:table-cell>
          <table:table-cell office:value-type="float" office:value="25969" table:style-name="ce44">
            <text:p>25,969</text:p>
          </table:table-cell>
          <table:table-cell office:value-type="float" office:value="4480" table:style-name="ce44">
            <text:p>4,480</text:p>
          </table:table-cell>
          <table:table-cell office:value-type="float" office:value="5269" table:style-name="ce44">
            <text:p>5,269</text:p>
          </table:table-cell>
          <table:table-cell office:value-type="float" office:value="5331" table:style-name="ce44">
            <text:p>5,331</text:p>
          </table:table-cell>
          <table:table-cell office:value-type="float" office:value="5098" table:style-name="ce44">
            <text:p>5,098</text:p>
          </table:table-cell>
          <table:table-cell office:value-type="float" office:value="5791" table:style-name="ce45">
            <text:p>5,791</text:p>
          </table:table-cell>
          <table:table-cell office:value-type="float" office:value="30758" table:style-name="ce44">
            <text:p>30,758</text:p>
          </table:table-cell>
          <table:table-cell office:value-type="float" office:value="6306" table:style-name="ce44">
            <text:p>6,306</text:p>
          </table:table-cell>
          <table:table-cell office:value-type="float" office:value="6298" table:style-name="ce44">
            <text:p>6,298</text:p>
          </table:table-cell>
          <table:table-cell office:value-type="float" office:value="6251" table:style-name="ce44">
            <text:p>6,251</text:p>
          </table:table-cell>
          <table:table-cell office:value-type="float" office:value="5979" table:style-name="ce44">
            <text:p>5,979</text:p>
          </table:table-cell>
          <table:table-cell office:value-type="float" office:value="5924" table:style-name="ce45">
            <text:p>5,924</text:p>
          </table:table-cell>
          <table:table-cell office:value-type="float" office:value="27991" table:style-name="ce44">
            <text:p>27,991</text:p>
          </table:table-cell>
          <table:table-cell office:value-type="float" office:value="5748" table:style-name="ce44">
            <text:p>5,748</text:p>
          </table:table-cell>
          <table:table-cell office:value-type="float" office:value="5704" table:style-name="ce44">
            <text:p>5,704</text:p>
          </table:table-cell>
          <table:table-cell office:value-type="float" office:value="5439" table:style-name="ce44">
            <text:p>5,439</text:p>
          </table:table-cell>
          <table:table-cell office:value-type="float" office:value="5586" table:style-name="ce44">
            <text:p>5,586</text:p>
          </table:table-cell>
          <table:table-cell office:value-type="float" office:value="5514" table:style-name="ce45">
            <text:p>5,514</text:p>
          </table:table-cell>
          <table:table-cell office:value-type="float" office:value="28531" table:style-name="ce44">
            <text:p>28,531</text:p>
          </table:table-cell>
          <table:table-cell office:value-type="float" office:value="5186" table:style-name="ce44">
            <text:p>5,186</text:p>
          </table:table-cell>
          <table:table-cell office:value-type="float" office:value="5353" table:style-name="ce44">
            <text:p>5,353</text:p>
          </table:table-cell>
          <table:table-cell office:value-type="float" office:value="5732" table:style-name="ce44">
            <text:p>5,732</text:p>
          </table:table-cell>
          <table:table-cell office:value-type="float" office:value="6050" table:style-name="ce44">
            <text:p>6,050</text:p>
          </table:table-cell>
          <table:table-cell office:value-type="float" office:value="6210" table:style-name="ce45">
            <text:p>6,210</text:p>
          </table:table-cell>
          <table:table-cell office:value-type="float" office:value="32638" table:style-name="ce44">
            <text:p>32,638</text:p>
          </table:table-cell>
          <table:table-cell office:value-type="float" office:value="6355" table:style-name="ce44">
            <text:p>6,355</text:p>
          </table:table-cell>
          <table:table-cell office:value-type="float" office:value="6488" table:style-name="ce44">
            <text:p>6,488</text:p>
          </table:table-cell>
          <table:table-cell office:value-type="float" office:value="6737" table:style-name="ce44">
            <text:p>6,737</text:p>
          </table:table-cell>
          <table:table-cell office:value-type="float" office:value="6651" table:style-name="ce44">
            <text:p>6,651</text:p>
          </table:table-cell>
          <table:table-cell office:value-type="float" office:value="6407" table:style-name="ce45">
            <text:p>6,407</text:p>
          </table:table-cell>
          <table:table-cell office:value-type="float" office:value="30323" table:style-name="ce44">
            <text:p>30,323</text:p>
          </table:table-cell>
          <table:table-cell office:value-type="float" office:value="6678" table:style-name="ce44">
            <text:p>6,678</text:p>
          </table:table-cell>
          <table:table-cell office:value-type="float" office:value="6253" table:style-name="ce44">
            <text:p>6,253</text:p>
          </table:table-cell>
          <table:table-cell office:value-type="float" office:value="5864" table:style-name="ce44">
            <text:p>5,864</text:p>
          </table:table-cell>
          <table:table-cell office:value-type="float" office:value="5761" table:style-name="ce44">
            <text:p>5,761</text:p>
          </table:table-cell>
          <table:table-cell office:value-type="float" office:value="5767" table:style-name="ce45">
            <text:p>5,767</text:p>
          </table:table-cell>
          <table:table-cell office:value-type="float" office:value="32358" table:style-name="ce44">
            <text:p>32,358</text:p>
          </table:table-cell>
          <table:table-cell office:value-type="float" office:value="6112" table:style-name="ce44">
            <text:p>6,112</text:p>
          </table:table-cell>
          <table:table-cell office:value-type="float" office:value="6413" table:style-name="ce44">
            <text:p>6,413</text:p>
          </table:table-cell>
          <table:table-cell office:value-type="float" office:value="6444" table:style-name="ce44">
            <text:p>6,444</text:p>
          </table:table-cell>
          <table:table-cell office:value-type="float" office:value="6517" table:style-name="ce44">
            <text:p>6,517</text:p>
          </table:table-cell>
          <table:table-cell office:value-type="float" office:value="6872" table:style-name="ce45">
            <text:p>6,872</text:p>
          </table:table-cell>
          <table:table-cell office:value-type="float" office:value="34199" table:style-name="ce44">
            <text:p>34,199</text:p>
          </table:table-cell>
          <table:table-cell office:value-type="float" office:value="6900" table:style-name="ce44">
            <text:p>6,900</text:p>
          </table:table-cell>
          <table:table-cell office:value-type="float" office:value="6817" table:style-name="ce44">
            <text:p>6,817</text:p>
          </table:table-cell>
          <table:table-cell office:value-type="float" office:value="6883" table:style-name="ce44">
            <text:p>6,883</text:p>
          </table:table-cell>
          <table:table-cell office:value-type="float" office:value="6925" table:style-name="ce44">
            <text:p>6,925</text:p>
          </table:table-cell>
          <table:table-cell office:value-type="float" office:value="6674" table:style-name="ce45">
            <text:p>6,674</text:p>
          </table:table-cell>
          <table:table-cell office:value-type="float" office:value="32163" table:style-name="ce44">
            <text:p>32,163</text:p>
          </table:table-cell>
          <table:table-cell office:value-type="float" office:value="7024" table:style-name="ce44">
            <text:p>7,024</text:p>
          </table:table-cell>
          <table:table-cell office:value-type="float" office:value="6545" table:style-name="ce44">
            <text:p>6,545</text:p>
          </table:table-cell>
          <table:table-cell office:value-type="float" office:value="6509" table:style-name="ce44">
            <text:p>6,509</text:p>
          </table:table-cell>
          <table:table-cell office:value-type="float" office:value="6386" table:style-name="ce44">
            <text:p>6,386</text:p>
          </table:table-cell>
          <table:table-cell office:value-type="float" office:value="5699" table:style-name="ce45">
            <text:p>5,699</text:p>
          </table:table-cell>
          <table:table-cell office:value-type="float" office:value="26238" table:style-name="ce44">
            <text:p>26,238</text:p>
          </table:table-cell>
          <table:table-cell office:value-type="float" office:value="5606" table:style-name="ce44">
            <text:p>5,606</text:p>
          </table:table-cell>
          <table:table-cell office:value-type="float" office:value="5489" table:style-name="ce44">
            <text:p>5,489</text:p>
          </table:table-cell>
          <table:table-cell office:value-type="float" office:value="5350" table:style-name="ce44">
            <text:p>5,350</text:p>
          </table:table-cell>
          <table:table-cell office:value-type="float" office:value="5129" table:style-name="ce44">
            <text:p>5,129</text:p>
          </table:table-cell>
          <table:table-cell office:value-type="float" office:value="4664" table:style-name="ce45">
            <text:p>4,664</text:p>
          </table:table-cell>
          <table:table-cell office:value-type="float" office:value="19268" table:style-name="ce44">
            <text:p>19,268</text:p>
          </table:table-cell>
          <table:table-cell office:value-type="float" office:value="4738" table:style-name="ce44">
            <text:p>4,738</text:p>
          </table:table-cell>
          <table:table-cell office:value-type="float" office:value="4502" table:style-name="ce44">
            <text:p>4,502</text:p>
          </table:table-cell>
          <table:table-cell office:value-type="float" office:value="3529" table:style-name="ce44">
            <text:p>3,529</text:p>
          </table:table-cell>
          <table:table-cell office:value-type="float" office:value="3358" table:style-name="ce44">
            <text:p>3,358</text:p>
          </table:table-cell>
          <table:table-cell office:value-type="float" office:value="3141" table:style-name="ce45">
            <text:p>3,141</text:p>
          </table:table-cell>
          <table:table-cell office:value-type="float" office:value="10323" table:style-name="ce44">
            <text:p>10,323</text:p>
          </table:table-cell>
          <table:table-cell office:value-type="float" office:value="2248" table:style-name="ce44">
            <text:p>2,248</text:p>
          </table:table-cell>
          <table:table-cell office:value-type="float" office:value="1786" table:style-name="ce44">
            <text:p>1,786</text:p>
          </table:table-cell>
          <table:table-cell office:value-type="float" office:value="2041" table:style-name="ce44">
            <text:p>2,041</text:p>
          </table:table-cell>
          <table:table-cell office:value-type="float" office:value="2199" table:style-name="ce44">
            <text:p>2,199</text:p>
          </table:table-cell>
          <table:table-cell office:value-type="float" office:value="2049" table:style-name="ce45">
            <text:p>2,049</text:p>
          </table:table-cell>
          <table:table-cell office:value-type="float" office:value="8736" table:style-name="ce44">
            <text:p>8,736</text:p>
          </table:table-cell>
          <table:table-cell office:value-type="float" office:value="2021" table:style-name="ce44">
            <text:p>2,021</text:p>
          </table:table-cell>
          <table:table-cell office:value-type="float" office:value="1974" table:style-name="ce44">
            <text:p>1,974</text:p>
          </table:table-cell>
          <table:table-cell office:value-type="float" office:value="1739" table:style-name="ce44">
            <text:p>1,739</text:p>
          </table:table-cell>
          <table:table-cell office:value-type="float" office:value="1579" table:style-name="ce44">
            <text:p>1,579</text:p>
          </table:table-cell>
          <table:table-cell office:value-type="float" office:value="1423" table:style-name="ce45">
            <text:p>1,423</text:p>
          </table:table-cell>
          <table:table-cell office:value-type="float" office:value="4485" table:style-name="ce44">
            <text:p>4,485</text:p>
          </table:table-cell>
          <table:table-cell office:value-type="float" office:value="1227" table:style-name="ce44">
            <text:p>1,227</text:p>
          </table:table-cell>
          <table:table-cell office:value-type="float" office:value="1017" table:style-name="ce44">
            <text:p>1,017</text:p>
          </table:table-cell>
          <table:table-cell office:value-type="float" office:value="862" table:style-name="ce44">
            <text:p>862</text:p>
          </table:table-cell>
          <table:table-cell office:value-type="float" office:value="766" table:style-name="ce44">
            <text:p>766</text:p>
          </table:table-cell>
          <table:table-cell office:value-type="float" office:value="613" table:style-name="ce45">
            <text:p>613</text:p>
          </table:table-cell>
          <table:table-cell office:value-type="float" office:value="1687" table:style-name="ce44">
            <text:p>1,687</text:p>
          </table:table-cell>
          <table:table-cell office:value-type="float" office:value="454" table:style-name="ce44">
            <text:p>454</text:p>
          </table:table-cell>
          <table:table-cell office:value-type="float" office:value="444" table:style-name="ce44">
            <text:p>444</text:p>
          </table:table-cell>
          <table:table-cell office:value-type="float" office:value="338" table:style-name="ce44">
            <text:p>338</text:p>
          </table:table-cell>
          <table:table-cell office:value-type="float" office:value="261" table:style-name="ce44">
            <text:p>261</text:p>
          </table:table-cell>
          <table:table-cell office:value-type="float" office:value="190" table:style-name="ce45">
            <text:p>190</text:p>
          </table:table-cell>
          <table:table-cell office:value-type="float" office:value="370" table:style-name="ce44">
            <text:p>370</text:p>
          </table:table-cell>
          <table:table-cell office:value-type="float" office:value="159" table:style-name="ce44">
            <text:p>159</text:p>
          </table:table-cell>
          <table:table-cell office:value-type="float" office:value="92" table:style-name="ce44">
            <text:p>92</text:p>
          </table:table-cell>
          <table:table-cell office:value-type="float" office:value="57" table:style-name="ce44">
            <text:p>57</text:p>
          </table:table-cell>
          <table:table-cell office:value-type="float" office:value="35" table:style-name="ce44">
            <text:p>35</text:p>
          </table:table-cell>
          <table:table-cell office:value-type="float" office:value="27" table:style-name="ce45">
            <text:p>27</text:p>
          </table:table-cell>
          <table:table-cell office:value-type="float" office:value="43" table:style-name="ce44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3172" table:style-name="ce48">
            <text:p>393,172</text:p>
          </table:table-cell>
          <table:table-cell office:value-type="float" office:value="11279" table:style-name="ce49">
            <text:p>11,279</text:p>
          </table:table-cell>
          <table:table-cell office:value-type="float" office:value="1842" table:style-name="ce48">
            <text:p>1,842</text:p>
          </table:table-cell>
          <table:table-cell office:value-type="float" office:value="2119" table:style-name="ce48">
            <text:p>2,119</text:p>
          </table:table-cell>
          <table:table-cell office:value-type="float" office:value="2285" table:style-name="ce48">
            <text:p>2,285</text:p>
          </table:table-cell>
          <table:table-cell office:value-type="float" office:value="2468" table:style-name="ce48">
            <text:p>2,468</text:p>
          </table:table-cell>
          <table:table-cell office:value-type="float" office:value="2565" table:style-name="ce48">
            <text:p>2,565</text:p>
          </table:table-cell>
          <table:table-cell office:value-type="float" office:value="14123" table:style-name="ce48">
            <text:p>14,123</text:p>
          </table:table-cell>
          <table:table-cell office:value-type="float" office:value="2673" table:style-name="ce48">
            <text:p>2,673</text:p>
          </table:table-cell>
          <table:table-cell office:value-type="float" office:value="2836" table:style-name="ce48">
            <text:p>2,836</text:p>
          </table:table-cell>
          <table:table-cell office:value-type="float" office:value="2921" table:style-name="ce48">
            <text:p>2,921</text:p>
          </table:table-cell>
          <table:table-cell office:value-type="float" office:value="2711" table:style-name="ce48">
            <text:p>2,711</text:p>
          </table:table-cell>
          <table:table-cell office:value-type="float" office:value="2982" table:style-name="ce49">
            <text:p>2,982</text:p>
          </table:table-cell>
          <table:table-cell office:value-type="float" office:value="13526" table:style-name="ce48">
            <text:p>13,526</text:p>
          </table:table-cell>
          <table:table-cell office:value-type="float" office:value="2876" table:style-name="ce48">
            <text:p>2,876</text:p>
          </table:table-cell>
          <table:table-cell office:value-type="float" office:value="2473" table:style-name="ce48">
            <text:p>2,473</text:p>
          </table:table-cell>
          <table:table-cell office:value-type="float" office:value="2582" table:style-name="ce48">
            <text:p>2,582</text:p>
          </table:table-cell>
          <table:table-cell office:value-type="float" office:value="2795" table:style-name="ce48">
            <text:p>2,795</text:p>
          </table:table-cell>
          <table:table-cell office:value-type="float" office:value="2800" table:style-name="ce49">
            <text:p>2,800</text:p>
          </table:table-cell>
          <table:table-cell office:value-type="float" office:value="17055" table:style-name="ce48">
            <text:p>17,055</text:p>
          </table:table-cell>
          <table:table-cell office:value-type="float" office:value="3003" table:style-name="ce48">
            <text:p>3,003</text:p>
          </table:table-cell>
          <table:table-cell office:value-type="float" office:value="3100" table:style-name="ce48">
            <text:p>3,100</text:p>
          </table:table-cell>
          <table:table-cell office:value-type="float" office:value="3449" table:style-name="ce48">
            <text:p>3,449</text:p>
          </table:table-cell>
          <table:table-cell office:value-type="float" office:value="3500" table:style-name="ce48">
            <text:p>3,500</text:p>
          </table:table-cell>
          <table:table-cell office:value-type="float" office:value="4003" table:style-name="ce49">
            <text:p>4,003</text:p>
          </table:table-cell>
          <table:table-cell office:value-type="float" office:value="23806" table:style-name="ce48">
            <text:p>23,806</text:p>
          </table:table-cell>
          <table:table-cell office:value-type="float" office:value="4290" table:style-name="ce48">
            <text:p>4,290</text:p>
          </table:table-cell>
          <table:table-cell office:value-type="float" office:value="4855" table:style-name="ce48">
            <text:p>4,855</text:p>
          </table:table-cell>
          <table:table-cell office:value-type="float" office:value="4831" table:style-name="ce48">
            <text:p>4,831</text:p>
          </table:table-cell>
          <table:table-cell office:value-type="float" office:value="4603" table:style-name="ce48">
            <text:p>4,603</text:p>
          </table:table-cell>
          <table:table-cell office:value-type="float" office:value="5227" table:style-name="ce49">
            <text:p>5,227</text:p>
          </table:table-cell>
          <table:table-cell office:value-type="float" office:value="27257" table:style-name="ce48">
            <text:p>27,257</text:p>
          </table:table-cell>
          <table:table-cell office:value-type="float" office:value="5491" table:style-name="ce48">
            <text:p>5,491</text:p>
          </table:table-cell>
          <table:table-cell office:value-type="float" office:value="5591" table:style-name="ce48">
            <text:p>5,591</text:p>
          </table:table-cell>
          <table:table-cell office:value-type="float" office:value="5595" table:style-name="ce48">
            <text:p>5,595</text:p>
          </table:table-cell>
          <table:table-cell office:value-type="float" office:value="5261" table:style-name="ce48">
            <text:p>5,261</text:p>
          </table:table-cell>
          <table:table-cell office:value-type="float" office:value="5319" table:style-name="ce49">
            <text:p>5,319</text:p>
          </table:table-cell>
          <table:table-cell office:value-type="float" office:value="24313" table:style-name="ce48">
            <text:p>24,313</text:p>
          </table:table-cell>
          <table:table-cell office:value-type="float" office:value="5033" table:style-name="ce48">
            <text:p>5,033</text:p>
          </table:table-cell>
          <table:table-cell office:value-type="float" office:value="4887" table:style-name="ce48">
            <text:p>4,887</text:p>
          </table:table-cell>
          <table:table-cell office:value-type="float" office:value="4916" table:style-name="ce48">
            <text:p>4,916</text:p>
          </table:table-cell>
          <table:table-cell office:value-type="float" office:value="4873" table:style-name="ce48">
            <text:p>4,873</text:p>
          </table:table-cell>
          <table:table-cell office:value-type="float" office:value="4604" table:style-name="ce49">
            <text:p>4,604</text:p>
          </table:table-cell>
          <table:table-cell office:value-type="float" office:value="25626" table:style-name="ce48">
            <text:p>25,626</text:p>
          </table:table-cell>
          <table:table-cell office:value-type="float" office:value="4469" table:style-name="ce48">
            <text:p>4,469</text:p>
          </table:table-cell>
          <table:table-cell office:value-type="float" office:value="4724" table:style-name="ce48">
            <text:p>4,724</text:p>
          </table:table-cell>
          <table:table-cell office:value-type="float" office:value="5173" table:style-name="ce48">
            <text:p>5,173</text:p>
          </table:table-cell>
          <table:table-cell office:value-type="float" office:value="5357" table:style-name="ce48">
            <text:p>5,357</text:p>
          </table:table-cell>
          <table:table-cell office:value-type="float" office:value="5903" table:style-name="ce49">
            <text:p>5,903</text:p>
          </table:table-cell>
          <table:table-cell office:value-type="float" office:value="30666" table:style-name="ce48">
            <text:p>30,666</text:p>
          </table:table-cell>
          <table:table-cell office:value-type="float" office:value="5921" table:style-name="ce48">
            <text:p>5,921</text:p>
          </table:table-cell>
          <table:table-cell office:value-type="float" office:value="6042" table:style-name="ce48">
            <text:p>6,042</text:p>
          </table:table-cell>
          <table:table-cell office:value-type="float" office:value="6355" table:style-name="ce48">
            <text:p>6,355</text:p>
          </table:table-cell>
          <table:table-cell office:value-type="float" office:value="6204" table:style-name="ce48">
            <text:p>6,204</text:p>
          </table:table-cell>
          <table:table-cell office:value-type="float" office:value="6144" table:style-name="ce49">
            <text:p>6,144</text:p>
          </table:table-cell>
          <table:table-cell office:value-type="float" office:value="29161" table:style-name="ce48">
            <text:p>29,161</text:p>
          </table:table-cell>
          <table:table-cell office:value-type="float" office:value="6314" table:style-name="ce48">
            <text:p>6,314</text:p>
          </table:table-cell>
          <table:table-cell office:value-type="float" office:value="6010" table:style-name="ce48">
            <text:p>6,010</text:p>
          </table:table-cell>
          <table:table-cell office:value-type="float" office:value="5603" table:style-name="ce48">
            <text:p>5,603</text:p>
          </table:table-cell>
          <table:table-cell office:value-type="float" office:value="5589" table:style-name="ce48">
            <text:p>5,589</text:p>
          </table:table-cell>
          <table:table-cell office:value-type="float" office:value="5645" table:style-name="ce49">
            <text:p>5,645</text:p>
          </table:table-cell>
          <table:table-cell office:value-type="float" office:value="30729" table:style-name="ce48">
            <text:p>30,729</text:p>
          </table:table-cell>
          <table:table-cell office:value-type="float" office:value="5947" table:style-name="ce48">
            <text:p>5,947</text:p>
          </table:table-cell>
          <table:table-cell office:value-type="float" office:value="6127" table:style-name="ce48">
            <text:p>6,127</text:p>
          </table:table-cell>
          <table:table-cell office:value-type="float" office:value="6288" table:style-name="ce48">
            <text:p>6,288</text:p>
          </table:table-cell>
          <table:table-cell office:value-type="float" office:value="6229" table:style-name="ce48">
            <text:p>6,229</text:p>
          </table:table-cell>
          <table:table-cell office:value-type="float" office:value="6138" table:style-name="ce49">
            <text:p>6,138</text:p>
          </table:table-cell>
          <table:table-cell office:value-type="float" office:value="32027" table:style-name="ce48">
            <text:p>32,027</text:p>
          </table:table-cell>
          <table:table-cell office:value-type="float" office:value="6119" table:style-name="ce48">
            <text:p>6,119</text:p>
          </table:table-cell>
          <table:table-cell office:value-type="float" office:value="6402" table:style-name="ce48">
            <text:p>6,402</text:p>
          </table:table-cell>
          <table:table-cell office:value-type="float" office:value="6529" table:style-name="ce48">
            <text:p>6,529</text:p>
          </table:table-cell>
          <table:table-cell office:value-type="float" office:value="6501" table:style-name="ce48">
            <text:p>6,501</text:p>
          </table:table-cell>
          <table:table-cell office:value-type="float" office:value="6476" table:style-name="ce49">
            <text:p>6,476</text:p>
          </table:table-cell>
          <table:table-cell office:value-type="float" office:value="31793" table:style-name="ce48">
            <text:p>31,793</text:p>
          </table:table-cell>
          <table:table-cell office:value-type="float" office:value="6712" table:style-name="ce48">
            <text:p>6,712</text:p>
          </table:table-cell>
          <table:table-cell office:value-type="float" office:value="6353" table:style-name="ce48">
            <text:p>6,353</text:p>
          </table:table-cell>
          <table:table-cell office:value-type="float" office:value="6482" table:style-name="ce48">
            <text:p>6,482</text:p>
          </table:table-cell>
          <table:table-cell office:value-type="float" office:value="6303" table:style-name="ce48">
            <text:p>6,303</text:p>
          </table:table-cell>
          <table:table-cell office:value-type="float" office:value="5943" table:style-name="ce49">
            <text:p>5,943</text:p>
          </table:table-cell>
          <table:table-cell office:value-type="float" office:value="27631" table:style-name="ce48">
            <text:p>27,631</text:p>
          </table:table-cell>
          <table:table-cell office:value-type="float" office:value="5883" table:style-name="ce48">
            <text:p>5,883</text:p>
          </table:table-cell>
          <table:table-cell office:value-type="float" office:value="5781" table:style-name="ce48">
            <text:p>5,781</text:p>
          </table:table-cell>
          <table:table-cell office:value-type="float" office:value="5591" table:style-name="ce48">
            <text:p>5,591</text:p>
          </table:table-cell>
          <table:table-cell office:value-type="float" office:value="5359" table:style-name="ce48">
            <text:p>5,359</text:p>
          </table:table-cell>
          <table:table-cell office:value-type="float" office:value="5017" table:style-name="ce49">
            <text:p>5,017</text:p>
          </table:table-cell>
          <table:table-cell office:value-type="float" office:value="20948" table:style-name="ce48">
            <text:p>20,948</text:p>
          </table:table-cell>
          <table:table-cell office:value-type="float" office:value="4935" table:style-name="ce48">
            <text:p>4,935</text:p>
          </table:table-cell>
          <table:table-cell office:value-type="float" office:value="4773" table:style-name="ce48">
            <text:p>4,773</text:p>
          </table:table-cell>
          <table:table-cell office:value-type="float" office:value="3899" table:style-name="ce48">
            <text:p>3,899</text:p>
          </table:table-cell>
          <table:table-cell office:value-type="float" office:value="3826" table:style-name="ce48">
            <text:p>3,826</text:p>
          </table:table-cell>
          <table:table-cell office:value-type="float" office:value="3515" table:style-name="ce49">
            <text:p>3,515</text:p>
          </table:table-cell>
          <table:table-cell office:value-type="float" office:value="12417" table:style-name="ce48">
            <text:p>12,417</text:p>
          </table:table-cell>
          <table:table-cell office:value-type="float" office:value="2701" table:style-name="ce48">
            <text:p>2,701</text:p>
          </table:table-cell>
          <table:table-cell office:value-type="float" office:value="2160" table:style-name="ce48">
            <text:p>2,160</text:p>
          </table:table-cell>
          <table:table-cell office:value-type="float" office:value="2477" table:style-name="ce48">
            <text:p>2,477</text:p>
          </table:table-cell>
          <table:table-cell office:value-type="float" office:value="2597" table:style-name="ce48">
            <text:p>2,597</text:p>
          </table:table-cell>
          <table:table-cell office:value-type="float" office:value="2482" table:style-name="ce49">
            <text:p>2,482</text:p>
          </table:table-cell>
          <table:table-cell office:value-type="float" office:value="11072" table:style-name="ce48">
            <text:p>11,072</text:p>
          </table:table-cell>
          <table:table-cell office:value-type="float" office:value="2529" table:style-name="ce48">
            <text:p>2,529</text:p>
          </table:table-cell>
          <table:table-cell office:value-type="float" office:value="2470" table:style-name="ce48">
            <text:p>2,470</text:p>
          </table:table-cell>
          <table:table-cell office:value-type="float" office:value="2191" table:style-name="ce48">
            <text:p>2,191</text:p>
          </table:table-cell>
          <table:table-cell office:value-type="float" office:value="2058" table:style-name="ce48">
            <text:p>2,058</text:p>
          </table:table-cell>
          <table:table-cell office:value-type="float" office:value="1824" table:style-name="ce49">
            <text:p>1,824</text:p>
          </table:table-cell>
          <table:table-cell office:value-type="float" office:value="6580" table:style-name="ce48">
            <text:p>6,580</text:p>
          </table:table-cell>
          <table:table-cell office:value-type="float" office:value="1703" table:style-name="ce48">
            <text:p>1,703</text:p>
          </table:table-cell>
          <table:table-cell office:value-type="float" office:value="1504" table:style-name="ce48">
            <text:p>1,504</text:p>
          </table:table-cell>
          <table:table-cell office:value-type="float" office:value="1348" table:style-name="ce48">
            <text:p>1,348</text:p>
          </table:table-cell>
          <table:table-cell office:value-type="float" office:value="1088" table:style-name="ce48">
            <text:p>1,088</text:p>
          </table:table-cell>
          <table:table-cell office:value-type="float" office:value="937" table:style-name="ce49">
            <text:p>937</text:p>
          </table:table-cell>
          <table:table-cell office:value-type="float" office:value="2581" table:style-name="ce48">
            <text:p>2,581</text:p>
          </table:table-cell>
          <table:table-cell office:value-type="float" office:value="784" table:style-name="ce48">
            <text:p>784</text:p>
          </table:table-cell>
          <table:table-cell office:value-type="float" office:value="610" table:style-name="ce48">
            <text:p>610</text:p>
          </table:table-cell>
          <table:table-cell office:value-type="float" office:value="553" table:style-name="ce48">
            <text:p>553</text:p>
          </table:table-cell>
          <table:table-cell office:value-type="float" office:value="377" table:style-name="ce48">
            <text:p>377</text:p>
          </table:table-cell>
          <table:table-cell office:value-type="float" office:value="257" table:style-name="ce49">
            <text:p>257</text:p>
          </table:table-cell>
          <table:table-cell office:value-type="float" office:value="521" table:style-name="ce48">
            <text:p>521</text:p>
          </table:table-cell>
          <table:table-cell office:value-type="float" office:value="209" table:style-name="ce48">
            <text:p>209</text:p>
          </table:table-cell>
          <table:table-cell office:value-type="float" office:value="131" table:style-name="ce48">
            <text:p>131</text:p>
          </table:table-cell>
          <table:table-cell office:value-type="float" office:value="79" table:style-name="ce48">
            <text:p>79</text:p>
          </table:table-cell>
          <table:table-cell office:value-type="float" office:value="66" table:style-name="ce48">
            <text:p>66</text:p>
          </table:table-cell>
          <table:table-cell office:value-type="float" office:value="36" table:style-name="ce49">
            <text:p>36</text:p>
          </table:table-cell>
          <table:table-cell office:value-type="float" office:value="61" table:style-name="ce48">
            <text:p>6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2804" table:style-name="ce44">
            <text:p>212,804</text:p>
          </table:table-cell>
          <table:table-cell office:value-type="float" office:value="7088" table:style-name="ce44">
            <text:p>7,088</text:p>
          </table:table-cell>
          <table:table-cell office:value-type="float" office:value="1302" table:style-name="ce44">
            <text:p>1,302</text:p>
          </table:table-cell>
          <table:table-cell office:value-type="float" office:value="1341" table:style-name="ce44">
            <text:p>1,341</text:p>
          </table:table-cell>
          <table:table-cell office:value-type="float" office:value="1442" table:style-name="ce44">
            <text:p>1,442</text:p>
          </table:table-cell>
          <table:table-cell office:value-type="float" office:value="1440" table:style-name="ce44">
            <text:p>1,440</text:p>
          </table:table-cell>
          <table:table-cell office:value-type="float" office:value="1563" table:style-name="ce44">
            <text:p>1,563</text:p>
          </table:table-cell>
          <table:table-cell office:value-type="float" office:value="8296" table:style-name="ce44">
            <text:p>8,296</text:p>
          </table:table-cell>
          <table:table-cell office:value-type="float" office:value="1584" table:style-name="ce44">
            <text:p>1,584</text:p>
          </table:table-cell>
          <table:table-cell office:value-type="float" office:value="1691" table:style-name="ce44">
            <text:p>1,691</text:p>
          </table:table-cell>
          <table:table-cell office:value-type="float" office:value="1651" table:style-name="ce44">
            <text:p>1,651</text:p>
          </table:table-cell>
          <table:table-cell office:value-type="float" office:value="1651" table:style-name="ce44">
            <text:p>1,651</text:p>
          </table:table-cell>
          <table:table-cell office:value-type="float" office:value="1719" table:style-name="ce45">
            <text:p>1,719</text:p>
          </table:table-cell>
          <table:table-cell office:value-type="float" office:value="8329" table:style-name="ce44">
            <text:p>8,329</text:p>
          </table:table-cell>
          <table:table-cell office:value-type="float" office:value="1725" table:style-name="ce44">
            <text:p>1,725</text:p>
          </table:table-cell>
          <table:table-cell office:value-type="float" office:value="1610" table:style-name="ce44">
            <text:p>1,610</text:p>
          </table:table-cell>
          <table:table-cell office:value-type="float" office:value="1524" table:style-name="ce44">
            <text:p>1,524</text:p>
          </table:table-cell>
          <table:table-cell office:value-type="float" office:value="1702" table:style-name="ce44">
            <text:p>1,702</text:p>
          </table:table-cell>
          <table:table-cell office:value-type="float" office:value="1768" table:style-name="ce45">
            <text:p>1,768</text:p>
          </table:table-cell>
          <table:table-cell office:value-type="float" office:value="10169" table:style-name="ce44">
            <text:p>10,169</text:p>
          </table:table-cell>
          <table:table-cell office:value-type="float" office:value="1863" table:style-name="ce44">
            <text:p>1,863</text:p>
          </table:table-cell>
          <table:table-cell office:value-type="float" office:value="1922" table:style-name="ce44">
            <text:p>1,922</text:p>
          </table:table-cell>
          <table:table-cell office:value-type="float" office:value="1994" table:style-name="ce44">
            <text:p>1,994</text:p>
          </table:table-cell>
          <table:table-cell office:value-type="float" office:value="2047" table:style-name="ce44">
            <text:p>2,047</text:p>
          </table:table-cell>
          <table:table-cell office:value-type="float" office:value="2343" table:style-name="ce45">
            <text:p>2,343</text:p>
          </table:table-cell>
          <table:table-cell office:value-type="float" office:value="13445" table:style-name="ce44">
            <text:p>13,445</text:p>
          </table:table-cell>
          <table:table-cell office:value-type="float" office:value="2434" table:style-name="ce44">
            <text:p>2,434</text:p>
          </table:table-cell>
          <table:table-cell office:value-type="float" office:value="2705" table:style-name="ce44">
            <text:p>2,705</text:p>
          </table:table-cell>
          <table:table-cell office:value-type="float" office:value="2746" table:style-name="ce44">
            <text:p>2,746</text:p>
          </table:table-cell>
          <table:table-cell office:value-type="float" office:value="2669" table:style-name="ce44">
            <text:p>2,669</text:p>
          </table:table-cell>
          <table:table-cell office:value-type="float" office:value="2891" table:style-name="ce45">
            <text:p>2,891</text:p>
          </table:table-cell>
          <table:table-cell office:value-type="float" office:value="14904" table:style-name="ce44">
            <text:p>14,904</text:p>
          </table:table-cell>
          <table:table-cell office:value-type="float" office:value="3169" table:style-name="ce44">
            <text:p>3,169</text:p>
          </table:table-cell>
          <table:table-cell office:value-type="float" office:value="2948" table:style-name="ce44">
            <text:p>2,948</text:p>
          </table:table-cell>
          <table:table-cell office:value-type="float" office:value="3000" table:style-name="ce44">
            <text:p>3,000</text:p>
          </table:table-cell>
          <table:table-cell office:value-type="float" office:value="2903" table:style-name="ce44">
            <text:p>2,903</text:p>
          </table:table-cell>
          <table:table-cell office:value-type="float" office:value="2884" table:style-name="ce45">
            <text:p>2,884</text:p>
          </table:table-cell>
          <table:table-cell office:value-type="float" office:value="13444" table:style-name="ce44">
            <text:p>13,444</text:p>
          </table:table-cell>
          <table:table-cell office:value-type="float" office:value="2896" table:style-name="ce44">
            <text:p>2,896</text:p>
          </table:table-cell>
          <table:table-cell office:value-type="float" office:value="2767" table:style-name="ce44">
            <text:p>2,767</text:p>
          </table:table-cell>
          <table:table-cell office:value-type="float" office:value="2658" table:style-name="ce44">
            <text:p>2,658</text:p>
          </table:table-cell>
          <table:table-cell office:value-type="float" office:value="2640" table:style-name="ce44">
            <text:p>2,640</text:p>
          </table:table-cell>
          <table:table-cell office:value-type="float" office:value="2483" table:style-name="ce45">
            <text:p>2,483</text:p>
          </table:table-cell>
          <table:table-cell office:value-type="float" office:value="14065" table:style-name="ce44">
            <text:p>14,065</text:p>
          </table:table-cell>
          <table:table-cell office:value-type="float" office:value="2468" table:style-name="ce44">
            <text:p>2,468</text:p>
          </table:table-cell>
          <table:table-cell office:value-type="float" office:value="2626" table:style-name="ce44">
            <text:p>2,626</text:p>
          </table:table-cell>
          <table:table-cell office:value-type="float" office:value="2742" table:style-name="ce44">
            <text:p>2,742</text:p>
          </table:table-cell>
          <table:table-cell office:value-type="float" office:value="2937" table:style-name="ce44">
            <text:p>2,937</text:p>
          </table:table-cell>
          <table:table-cell office:value-type="float" office:value="3292" table:style-name="ce45">
            <text:p>3,292</text:p>
          </table:table-cell>
          <table:table-cell office:value-type="float" office:value="16069" table:style-name="ce44">
            <text:p>16,069</text:p>
          </table:table-cell>
          <table:table-cell office:value-type="float" office:value="3169" table:style-name="ce44">
            <text:p>3,169</text:p>
          </table:table-cell>
          <table:table-cell office:value-type="float" office:value="3228" table:style-name="ce44">
            <text:p>3,228</text:p>
          </table:table-cell>
          <table:table-cell office:value-type="float" office:value="3208" table:style-name="ce44">
            <text:p>3,208</text:p>
          </table:table-cell>
          <table:table-cell office:value-type="float" office:value="3243" table:style-name="ce44">
            <text:p>3,243</text:p>
          </table:table-cell>
          <table:table-cell office:value-type="float" office:value="3221" table:style-name="ce45">
            <text:p>3,221</text:p>
          </table:table-cell>
          <table:table-cell office:value-type="float" office:value="16298" table:style-name="ce44">
            <text:p>16,298</text:p>
          </table:table-cell>
          <table:table-cell office:value-type="float" office:value="3365" table:style-name="ce44">
            <text:p>3,365</text:p>
          </table:table-cell>
          <table:table-cell office:value-type="float" office:value="3264" table:style-name="ce44">
            <text:p>3,264</text:p>
          </table:table-cell>
          <table:table-cell office:value-type="float" office:value="3064" table:style-name="ce44">
            <text:p>3,064</text:p>
          </table:table-cell>
          <table:table-cell office:value-type="float" office:value="3203" table:style-name="ce44">
            <text:p>3,203</text:p>
          </table:table-cell>
          <table:table-cell office:value-type="float" office:value="3402" table:style-name="ce45">
            <text:p>3,402</text:p>
          </table:table-cell>
          <table:table-cell office:value-type="float" office:value="17515" table:style-name="ce44">
            <text:p>17,515</text:p>
          </table:table-cell>
          <table:table-cell office:value-type="float" office:value="3420" table:style-name="ce44">
            <text:p>3,420</text:p>
          </table:table-cell>
          <table:table-cell office:value-type="float" office:value="3554" table:style-name="ce44">
            <text:p>3,554</text:p>
          </table:table-cell>
          <table:table-cell office:value-type="float" office:value="3573" table:style-name="ce44">
            <text:p>3,573</text:p>
          </table:table-cell>
          <table:table-cell office:value-type="float" office:value="3447" table:style-name="ce44">
            <text:p>3,447</text:p>
          </table:table-cell>
          <table:table-cell office:value-type="float" office:value="3521" table:style-name="ce45">
            <text:p>3,521</text:p>
          </table:table-cell>
          <table:table-cell office:value-type="float" office:value="17676" table:style-name="ce44">
            <text:p>17,676</text:p>
          </table:table-cell>
          <table:table-cell office:value-type="float" office:value="3486" table:style-name="ce44">
            <text:p>3,486</text:p>
          </table:table-cell>
          <table:table-cell office:value-type="float" office:value="3572" table:style-name="ce44">
            <text:p>3,572</text:p>
          </table:table-cell>
          <table:table-cell office:value-type="float" office:value="3518" table:style-name="ce44">
            <text:p>3,518</text:p>
          </table:table-cell>
          <table:table-cell office:value-type="float" office:value="3609" table:style-name="ce44">
            <text:p>3,609</text:p>
          </table:table-cell>
          <table:table-cell office:value-type="float" office:value="3491" table:style-name="ce45">
            <text:p>3,491</text:p>
          </table:table-cell>
          <table:table-cell office:value-type="float" office:value="16355" table:style-name="ce44">
            <text:p>16,355</text:p>
          </table:table-cell>
          <table:table-cell office:value-type="float" office:value="3438" table:style-name="ce44">
            <text:p>3,438</text:p>
          </table:table-cell>
          <table:table-cell office:value-type="float" office:value="3232" table:style-name="ce44">
            <text:p>3,232</text:p>
          </table:table-cell>
          <table:table-cell office:value-type="float" office:value="3386" table:style-name="ce44">
            <text:p>3,386</text:p>
          </table:table-cell>
          <table:table-cell office:value-type="float" office:value="3261" table:style-name="ce44">
            <text:p>3,261</text:p>
          </table:table-cell>
          <table:table-cell office:value-type="float" office:value="3038" table:style-name="ce45">
            <text:p>3,038</text:p>
          </table:table-cell>
          <table:table-cell office:value-type="float" office:value="13585" table:style-name="ce44">
            <text:p>13,585</text:p>
          </table:table-cell>
          <table:table-cell office:value-type="float" office:value="2876" table:style-name="ce44">
            <text:p>2,876</text:p>
          </table:table-cell>
          <table:table-cell office:value-type="float" office:value="2935" table:style-name="ce44">
            <text:p>2,935</text:p>
          </table:table-cell>
          <table:table-cell office:value-type="float" office:value="2758" table:style-name="ce44">
            <text:p>2,758</text:p>
          </table:table-cell>
          <table:table-cell office:value-type="float" office:value="2497" table:style-name="ce44">
            <text:p>2,497</text:p>
          </table:table-cell>
          <table:table-cell office:value-type="float" office:value="2519" table:style-name="ce45">
            <text:p>2,519</text:p>
          </table:table-cell>
          <table:table-cell office:value-type="float" office:value="10101" table:style-name="ce44">
            <text:p>10,101</text:p>
          </table:table-cell>
          <table:table-cell office:value-type="float" office:value="2458" table:style-name="ce44">
            <text:p>2,458</text:p>
          </table:table-cell>
          <table:table-cell office:value-type="float" office:value="2242" table:style-name="ce44">
            <text:p>2,242</text:p>
          </table:table-cell>
          <table:table-cell office:value-type="float" office:value="2008" table:style-name="ce44">
            <text:p>2,008</text:p>
          </table:table-cell>
          <table:table-cell office:value-type="float" office:value="1726" table:style-name="ce44">
            <text:p>1,726</text:p>
          </table:table-cell>
          <table:table-cell office:value-type="float" office:value="1667" table:style-name="ce45">
            <text:p>1,667</text:p>
          </table:table-cell>
          <table:table-cell office:value-type="float" office:value="6098" table:style-name="ce44">
            <text:p>6,098</text:p>
          </table:table-cell>
          <table:table-cell office:value-type="float" office:value="1452" table:style-name="ce44">
            <text:p>1,452</text:p>
          </table:table-cell>
          <table:table-cell office:value-type="float" office:value="1031" table:style-name="ce44">
            <text:p>1,031</text:p>
          </table:table-cell>
          <table:table-cell office:value-type="float" office:value="1170" table:style-name="ce44">
            <text:p>1,170</text:p>
          </table:table-cell>
          <table:table-cell office:value-type="float" office:value="1229" table:style-name="ce44">
            <text:p>1,229</text:p>
          </table:table-cell>
          <table:table-cell office:value-type="float" office:value="1216" table:style-name="ce45">
            <text:p>1,216</text:p>
          </table:table-cell>
          <table:table-cell office:value-type="float" office:value="4889" table:style-name="ce44">
            <text:p>4,889</text:p>
          </table:table-cell>
          <table:table-cell office:value-type="float" office:value="1129" table:style-name="ce44">
            <text:p>1,129</text:p>
          </table:table-cell>
          <table:table-cell office:value-type="float" office:value="1073" table:style-name="ce44">
            <text:p>1,073</text:p>
          </table:table-cell>
          <table:table-cell office:value-type="float" office:value="995" table:style-name="ce44">
            <text:p>995</text:p>
          </table:table-cell>
          <table:table-cell office:value-type="float" office:value="912" table:style-name="ce44">
            <text:p>912</text:p>
          </table:table-cell>
          <table:table-cell office:value-type="float" office:value="780" table:style-name="ce45">
            <text:p>780</text:p>
          </table:table-cell>
          <table:table-cell office:value-type="float" office:value="2809" table:style-name="ce44">
            <text:p>2,809</text:p>
          </table:table-cell>
          <table:table-cell office:value-type="float" office:value="736" table:style-name="ce44">
            <text:p>736</text:p>
          </table:table-cell>
          <table:table-cell office:value-type="float" office:value="669" table:style-name="ce44">
            <text:p>669</text:p>
          </table:table-cell>
          <table:table-cell office:value-type="float" office:value="580" table:style-name="ce44">
            <text:p>580</text:p>
          </table:table-cell>
          <table:table-cell office:value-type="float" office:value="452" table:style-name="ce44">
            <text:p>452</text:p>
          </table:table-cell>
          <table:table-cell office:value-type="float" office:value="372" table:style-name="ce45">
            <text:p>372</text:p>
          </table:table-cell>
          <table:table-cell office:value-type="float" office:value="1268" table:style-name="ce44">
            <text:p>1,268</text:p>
          </table:table-cell>
          <table:table-cell office:value-type="float" office:value="353" table:style-name="ce44">
            <text:p>353</text:p>
          </table:table-cell>
          <table:table-cell office:value-type="float" office:value="302" table:style-name="ce44">
            <text:p>302</text:p>
          </table:table-cell>
          <table:table-cell office:value-type="float" office:value="258" table:style-name="ce44">
            <text:p>258</text:p>
          </table:table-cell>
          <table:table-cell office:value-type="float" office:value="218" table:style-name="ce44">
            <text:p>218</text:p>
          </table:table-cell>
          <table:table-cell office:value-type="float" office:value="137" table:style-name="ce45">
            <text:p>137</text:p>
          </table:table-cell>
          <table:table-cell office:value-type="float" office:value="346" table:style-name="ce44">
            <text:p>346</text:p>
          </table:table-cell>
          <table:table-cell office:value-type="float" office:value="123" table:style-name="ce44">
            <text:p>123</text:p>
          </table:table-cell>
          <table:table-cell office:value-type="float" office:value="96" table:style-name="ce44">
            <text:p>96</text:p>
          </table:table-cell>
          <table:table-cell office:value-type="float" office:value="49" table:style-name="ce44">
            <text:p>49</text:p>
          </table:table-cell>
          <table:table-cell office:value-type="float" office:value="46" table:style-name="ce44">
            <text:p>46</text:p>
          </table:table-cell>
          <table:table-cell office:value-type="float" office:value="32" table:style-name="ce45">
            <text:p>32</text:p>
          </table:table-cell>
          <table:table-cell office:value-type="float" office:value="55" table:style-name="ce44">
            <text:p>5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004" table:style-name="ce44">
            <text:p>109,004</text:p>
          </table:table-cell>
          <table:table-cell office:value-type="float" office:value="3724" table:style-name="ce44">
            <text:p>3,724</text:p>
          </table:table-cell>
          <table:table-cell office:value-type="float" office:value="678" table:style-name="ce44">
            <text:p>678</text:p>
          </table:table-cell>
          <table:table-cell office:value-type="float" office:value="691" table:style-name="ce44">
            <text:p>691</text:p>
          </table:table-cell>
          <table:table-cell office:value-type="float" office:value="752" table:style-name="ce44">
            <text:p>752</text:p>
          </table:table-cell>
          <table:table-cell office:value-type="float" office:value="769" table:style-name="ce44">
            <text:p>769</text:p>
          </table:table-cell>
          <table:table-cell office:value-type="float" office:value="834" table:style-name="ce44">
            <text:p>834</text:p>
          </table:table-cell>
          <table:table-cell office:value-type="float" office:value="4321" table:style-name="ce44">
            <text:p>4,321</text:p>
          </table:table-cell>
          <table:table-cell office:value-type="float" office:value="827" table:style-name="ce44">
            <text:p>827</text:p>
          </table:table-cell>
          <table:table-cell office:value-type="float" office:value="850" table:style-name="ce44">
            <text:p>850</text:p>
          </table:table-cell>
          <table:table-cell office:value-type="float" office:value="842" table:style-name="ce44">
            <text:p>842</text:p>
          </table:table-cell>
          <table:table-cell office:value-type="float" office:value="867" table:style-name="ce44">
            <text:p>867</text:p>
          </table:table-cell>
          <table:table-cell office:value-type="float" office:value="935" table:style-name="ce45">
            <text:p>935</text:p>
          </table:table-cell>
          <table:table-cell office:value-type="float" office:value="4366" table:style-name="ce44">
            <text:p>4,366</text:p>
          </table:table-cell>
          <table:table-cell office:value-type="float" office:value="915" table:style-name="ce44">
            <text:p>915</text:p>
          </table:table-cell>
          <table:table-cell office:value-type="float" office:value="826" table:style-name="ce44">
            <text:p>826</text:p>
          </table:table-cell>
          <table:table-cell office:value-type="float" office:value="760" table:style-name="ce44">
            <text:p>760</text:p>
          </table:table-cell>
          <table:table-cell office:value-type="float" office:value="920" table:style-name="ce44">
            <text:p>920</text:p>
          </table:table-cell>
          <table:table-cell office:value-type="float" office:value="945" table:style-name="ce45">
            <text:p>945</text:p>
          </table:table-cell>
          <table:table-cell office:value-type="float" office:value="5354" table:style-name="ce44">
            <text:p>5,354</text:p>
          </table:table-cell>
          <table:table-cell office:value-type="float" office:value="965" table:style-name="ce44">
            <text:p>965</text:p>
          </table:table-cell>
          <table:table-cell office:value-type="float" office:value="1030" table:style-name="ce44">
            <text:p>1,030</text:p>
          </table:table-cell>
          <table:table-cell office:value-type="float" office:value="1056" table:style-name="ce44">
            <text:p>1,056</text:p>
          </table:table-cell>
          <table:table-cell office:value-type="float" office:value="1091" table:style-name="ce44">
            <text:p>1,091</text:p>
          </table:table-cell>
          <table:table-cell office:value-type="float" office:value="1212" table:style-name="ce45">
            <text:p>1,212</text:p>
          </table:table-cell>
          <table:table-cell office:value-type="float" office:value="6957" table:style-name="ce44">
            <text:p>6,957</text:p>
          </table:table-cell>
          <table:table-cell office:value-type="float" office:value="1236" table:style-name="ce44">
            <text:p>1,236</text:p>
          </table:table-cell>
          <table:table-cell office:value-type="float" office:value="1410" table:style-name="ce44">
            <text:p>1,410</text:p>
          </table:table-cell>
          <table:table-cell office:value-type="float" office:value="1454" table:style-name="ce44">
            <text:p>1,454</text:p>
          </table:table-cell>
          <table:table-cell office:value-type="float" office:value="1356" table:style-name="ce44">
            <text:p>1,356</text:p>
          </table:table-cell>
          <table:table-cell office:value-type="float" office:value="1501" table:style-name="ce45">
            <text:p>1,501</text:p>
          </table:table-cell>
          <table:table-cell office:value-type="float" office:value="7818" table:style-name="ce44">
            <text:p>7,818</text:p>
          </table:table-cell>
          <table:table-cell office:value-type="float" office:value="1639" table:style-name="ce44">
            <text:p>1,639</text:p>
          </table:table-cell>
          <table:table-cell office:value-type="float" office:value="1485" table:style-name="ce44">
            <text:p>1,485</text:p>
          </table:table-cell>
          <table:table-cell office:value-type="float" office:value="1632" table:style-name="ce44">
            <text:p>1,632</text:p>
          </table:table-cell>
          <table:table-cell office:value-type="float" office:value="1547" table:style-name="ce44">
            <text:p>1,547</text:p>
          </table:table-cell>
          <table:table-cell office:value-type="float" office:value="1515" table:style-name="ce45">
            <text:p>1,515</text:p>
          </table:table-cell>
          <table:table-cell office:value-type="float" office:value="7237" table:style-name="ce44">
            <text:p>7,237</text:p>
          </table:table-cell>
          <table:table-cell office:value-type="float" office:value="1534" table:style-name="ce44">
            <text:p>1,534</text:p>
          </table:table-cell>
          <table:table-cell office:value-type="float" office:value="1516" table:style-name="ce44">
            <text:p>1,516</text:p>
          </table:table-cell>
          <table:table-cell office:value-type="float" office:value="1431" table:style-name="ce44">
            <text:p>1,431</text:p>
          </table:table-cell>
          <table:table-cell office:value-type="float" office:value="1407" table:style-name="ce44">
            <text:p>1,407</text:p>
          </table:table-cell>
          <table:table-cell office:value-type="float" office:value="1349" table:style-name="ce45">
            <text:p>1,349</text:p>
          </table:table-cell>
          <table:table-cell office:value-type="float" office:value="7472" table:style-name="ce44">
            <text:p>7,472</text:p>
          </table:table-cell>
          <table:table-cell office:value-type="float" office:value="1338" table:style-name="ce44">
            <text:p>1,338</text:p>
          </table:table-cell>
          <table:table-cell office:value-type="float" office:value="1380" table:style-name="ce44">
            <text:p>1,380</text:p>
          </table:table-cell>
          <table:table-cell office:value-type="float" office:value="1478" table:style-name="ce44">
            <text:p>1,478</text:p>
          </table:table-cell>
          <table:table-cell office:value-type="float" office:value="1548" table:style-name="ce44">
            <text:p>1,548</text:p>
          </table:table-cell>
          <table:table-cell office:value-type="float" office:value="1728" table:style-name="ce45">
            <text:p>1,728</text:p>
          </table:table-cell>
          <table:table-cell office:value-type="float" office:value="8413" table:style-name="ce44">
            <text:p>8,413</text:p>
          </table:table-cell>
          <table:table-cell office:value-type="float" office:value="1671" table:style-name="ce44">
            <text:p>1,671</text:p>
          </table:table-cell>
          <table:table-cell office:value-type="float" office:value="1691" table:style-name="ce44">
            <text:p>1,691</text:p>
          </table:table-cell>
          <table:table-cell office:value-type="float" office:value="1687" table:style-name="ce44">
            <text:p>1,687</text:p>
          </table:table-cell>
          <table:table-cell office:value-type="float" office:value="1662" table:style-name="ce44">
            <text:p>1,662</text:p>
          </table:table-cell>
          <table:table-cell office:value-type="float" office:value="1702" table:style-name="ce45">
            <text:p>1,702</text:p>
          </table:table-cell>
          <table:table-cell office:value-type="float" office:value="8498" table:style-name="ce44">
            <text:p>8,498</text:p>
          </table:table-cell>
          <table:table-cell office:value-type="float" office:value="1737" table:style-name="ce44">
            <text:p>1,737</text:p>
          </table:table-cell>
          <table:table-cell office:value-type="float" office:value="1671" table:style-name="ce44">
            <text:p>1,671</text:p>
          </table:table-cell>
          <table:table-cell office:value-type="float" office:value="1608" table:style-name="ce44">
            <text:p>1,608</text:p>
          </table:table-cell>
          <table:table-cell office:value-type="float" office:value="1677" table:style-name="ce44">
            <text:p>1,677</text:p>
          </table:table-cell>
          <table:table-cell office:value-type="float" office:value="1805" table:style-name="ce45">
            <text:p>1,805</text:p>
          </table:table-cell>
          <table:table-cell office:value-type="float" office:value="9321" table:style-name="ce44">
            <text:p>9,321</text:p>
          </table:table-cell>
          <table:table-cell office:value-type="float" office:value="1749" table:style-name="ce44">
            <text:p>1,749</text:p>
          </table:table-cell>
          <table:table-cell office:value-type="float" office:value="1890" table:style-name="ce44">
            <text:p>1,890</text:p>
          </table:table-cell>
          <table:table-cell office:value-type="float" office:value="1939" table:style-name="ce44">
            <text:p>1,939</text:p>
          </table:table-cell>
          <table:table-cell office:value-type="float" office:value="1889" table:style-name="ce44">
            <text:p>1,889</text:p>
          </table:table-cell>
          <table:table-cell office:value-type="float" office:value="1854" table:style-name="ce45">
            <text:p>1,854</text:p>
          </table:table-cell>
          <table:table-cell office:value-type="float" office:value="9366" table:style-name="ce44">
            <text:p>9,366</text:p>
          </table:table-cell>
          <table:table-cell office:value-type="float" office:value="1869" table:style-name="ce44">
            <text:p>1,869</text:p>
          </table:table-cell>
          <table:table-cell office:value-type="float" office:value="1940" table:style-name="ce44">
            <text:p>1,940</text:p>
          </table:table-cell>
          <table:table-cell office:value-type="float" office:value="1864" table:style-name="ce44">
            <text:p>1,864</text:p>
          </table:table-cell>
          <table:table-cell office:value-type="float" office:value="1898" table:style-name="ce44">
            <text:p>1,898</text:p>
          </table:table-cell>
          <table:table-cell office:value-type="float" office:value="1795" table:style-name="ce45">
            <text:p>1,795</text:p>
          </table:table-cell>
          <table:table-cell office:value-type="float" office:value="8394" table:style-name="ce44">
            <text:p>8,394</text:p>
          </table:table-cell>
          <table:table-cell office:value-type="float" office:value="1813" table:style-name="ce44">
            <text:p>1,813</text:p>
          </table:table-cell>
          <table:table-cell office:value-type="float" office:value="1697" table:style-name="ce44">
            <text:p>1,697</text:p>
          </table:table-cell>
          <table:table-cell office:value-type="float" office:value="1694" table:style-name="ce44">
            <text:p>1,694</text:p>
          </table:table-cell>
          <table:table-cell office:value-type="float" office:value="1648" table:style-name="ce44">
            <text:p>1,648</text:p>
          </table:table-cell>
          <table:table-cell office:value-type="float" office:value="1542" table:style-name="ce45">
            <text:p>1,542</text:p>
          </table:table-cell>
          <table:table-cell office:value-type="float" office:value="6643" table:style-name="ce44">
            <text:p>6,643</text:p>
          </table:table-cell>
          <table:table-cell office:value-type="float" office:value="1494" table:style-name="ce44">
            <text:p>1,494</text:p>
          </table:table-cell>
          <table:table-cell office:value-type="float" office:value="1420" table:style-name="ce44">
            <text:p>1,420</text:p>
          </table:table-cell>
          <table:table-cell office:value-type="float" office:value="1337" table:style-name="ce44">
            <text:p>1,337</text:p>
          </table:table-cell>
          <table:table-cell office:value-type="float" office:value="1185" table:style-name="ce44">
            <text:p>1,185</text:p>
          </table:table-cell>
          <table:table-cell office:value-type="float" office:value="1207" table:style-name="ce45">
            <text:p>1,207</text:p>
          </table:table-cell>
          <table:table-cell office:value-type="float" office:value="4628" table:style-name="ce44">
            <text:p>4,628</text:p>
          </table:table-cell>
          <table:table-cell office:value-type="float" office:value="1109" table:style-name="ce44">
            <text:p>1,109</text:p>
          </table:table-cell>
          <table:table-cell office:value-type="float" office:value="1035" table:style-name="ce44">
            <text:p>1,035</text:p>
          </table:table-cell>
          <table:table-cell office:value-type="float" office:value="932" table:style-name="ce44">
            <text:p>932</text:p>
          </table:table-cell>
          <table:table-cell office:value-type="float" office:value="772" table:style-name="ce44">
            <text:p>772</text:p>
          </table:table-cell>
          <table:table-cell office:value-type="float" office:value="780" table:style-name="ce45">
            <text:p>780</text:p>
          </table:table-cell>
          <table:table-cell office:value-type="float" office:value="2613" table:style-name="ce44">
            <text:p>2,613</text:p>
          </table:table-cell>
          <table:table-cell office:value-type="float" office:value="627" table:style-name="ce44">
            <text:p>627</text:p>
          </table:table-cell>
          <table:table-cell office:value-type="float" office:value="431" table:style-name="ce44">
            <text:p>431</text:p>
          </table:table-cell>
          <table:table-cell office:value-type="float" office:value="503" table:style-name="ce44">
            <text:p>503</text:p>
          </table:table-cell>
          <table:table-cell office:value-type="float" office:value="539" table:style-name="ce44">
            <text:p>539</text:p>
          </table:table-cell>
          <table:table-cell office:value-type="float" office:value="513" table:style-name="ce45">
            <text:p>513</text:p>
          </table:table-cell>
          <table:table-cell office:value-type="float" office:value="1992" table:style-name="ce44">
            <text:p>1,992</text:p>
          </table:table-cell>
          <table:table-cell office:value-type="float" office:value="462" table:style-name="ce44">
            <text:p>462</text:p>
          </table:table-cell>
          <table:table-cell office:value-type="float" office:value="436" table:style-name="ce44">
            <text:p>436</text:p>
          </table:table-cell>
          <table:table-cell office:value-type="float" office:value="409" table:style-name="ce44">
            <text:p>409</text:p>
          </table:table-cell>
          <table:table-cell office:value-type="float" office:value="374" table:style-name="ce44">
            <text:p>374</text:p>
          </table:table-cell>
          <table:table-cell office:value-type="float" office:value="311" table:style-name="ce45">
            <text:p>311</text:p>
          </table:table-cell>
          <table:table-cell office:value-type="float" office:value="1114" table:style-name="ce44">
            <text:p>1,114</text:p>
          </table:table-cell>
          <table:table-cell office:value-type="float" office:value="279" table:style-name="ce44">
            <text:p>279</text:p>
          </table:table-cell>
          <table:table-cell office:value-type="float" office:value="280" table:style-name="ce44">
            <text:p>280</text:p>
          </table:table-cell>
          <table:table-cell office:value-type="float" office:value="228" table:style-name="ce44">
            <text:p>228</text:p>
          </table:table-cell>
          <table:table-cell office:value-type="float" office:value="167" table:style-name="ce44">
            <text:p>167</text:p>
          </table:table-cell>
          <table:table-cell office:value-type="float" office:value="160" table:style-name="ce45">
            <text:p>160</text:p>
          </table:table-cell>
          <table:table-cell office:value-type="float" office:value="562" table:style-name="ce44">
            <text:p>562</text:p>
          </table:table-cell>
          <table:table-cell office:value-type="float" office:value="141" table:style-name="ce44">
            <text:p>141</text:p>
          </table:table-cell>
          <table:table-cell office:value-type="float" office:value="131" table:style-name="ce44">
            <text:p>131</text:p>
          </table:table-cell>
          <table:table-cell office:value-type="float" office:value="115" table:style-name="ce44">
            <text:p>115</text:p>
          </table:table-cell>
          <table:table-cell office:value-type="float" office:value="101" table:style-name="ce44">
            <text:p>101</text:p>
          </table:table-cell>
          <table:table-cell office:value-type="float" office:value="74" table:style-name="ce45">
            <text:p>74</text:p>
          </table:table-cell>
          <table:table-cell office:value-type="float" office:value="182" table:style-name="ce44">
            <text:p>182</text:p>
          </table:table-cell>
          <table:table-cell office:value-type="float" office:value="60" table:style-name="ce44">
            <text:p>60</text:p>
          </table:table-cell>
          <table:table-cell office:value-type="float" office:value="43" table:style-name="ce44">
            <text:p>43</text:p>
          </table:table-cell>
          <table:table-cell office:value-type="float" office:value="29" table:style-name="ce44">
            <text:p>29</text:p>
          </table:table-cell>
          <table:table-cell office:value-type="float" office:value="31" table:style-name="ce44">
            <text:p>31</text:p>
          </table:table-cell>
          <table:table-cell office:value-type="float" office:value="19" table:style-name="ce45">
            <text:p>19</text:p>
          </table:table-cell>
          <table:table-cell office:value-type="float" office:value="29" table:style-name="ce44">
            <text:p>2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800" table:style-name="ce48">
            <text:p>103,800</text:p>
          </table:table-cell>
          <table:table-cell office:value-type="float" office:value="3364" table:style-name="ce49">
            <text:p>3,364</text:p>
          </table:table-cell>
          <table:table-cell office:value-type="float" office:value="624" table:style-name="ce48">
            <text:p>624</text:p>
          </table:table-cell>
          <table:table-cell office:value-type="float" office:value="650" table:style-name="ce48">
            <text:p>650</text:p>
          </table:table-cell>
          <table:table-cell office:value-type="float" office:value="690" table:style-name="ce48">
            <text:p>690</text:p>
          </table:table-cell>
          <table:table-cell office:value-type="float" office:value="671" table:style-name="ce48">
            <text:p>671</text:p>
          </table:table-cell>
          <table:table-cell office:value-type="float" office:value="729" table:style-name="ce48">
            <text:p>729</text:p>
          </table:table-cell>
          <table:table-cell office:value-type="float" office:value="3975" table:style-name="ce48">
            <text:p>3,975</text:p>
          </table:table-cell>
          <table:table-cell office:value-type="float" office:value="757" table:style-name="ce48">
            <text:p>757</text:p>
          </table:table-cell>
          <table:table-cell office:value-type="float" office:value="841" table:style-name="ce48">
            <text:p>841</text:p>
          </table:table-cell>
          <table:table-cell office:value-type="float" office:value="809" table:style-name="ce48">
            <text:p>809</text:p>
          </table:table-cell>
          <table:table-cell office:value-type="float" office:value="784" table:style-name="ce48">
            <text:p>784</text:p>
          </table:table-cell>
          <table:table-cell office:value-type="float" office:value="784" table:style-name="ce49">
            <text:p>784</text:p>
          </table:table-cell>
          <table:table-cell office:value-type="float" office:value="3963" table:style-name="ce48">
            <text:p>3,963</text:p>
          </table:table-cell>
          <table:table-cell office:value-type="float" office:value="810" table:style-name="ce48">
            <text:p>810</text:p>
          </table:table-cell>
          <table:table-cell office:value-type="float" office:value="784" table:style-name="ce48">
            <text:p>784</text:p>
          </table:table-cell>
          <table:table-cell office:value-type="float" office:value="764" table:style-name="ce48">
            <text:p>764</text:p>
          </table:table-cell>
          <table:table-cell office:value-type="float" office:value="782" table:style-name="ce48">
            <text:p>782</text:p>
          </table:table-cell>
          <table:table-cell office:value-type="float" office:value="823" table:style-name="ce49">
            <text:p>823</text:p>
          </table:table-cell>
          <table:table-cell office:value-type="float" office:value="4815" table:style-name="ce48">
            <text:p>4,815</text:p>
          </table:table-cell>
          <table:table-cell office:value-type="float" office:value="898" table:style-name="ce48">
            <text:p>898</text:p>
          </table:table-cell>
          <table:table-cell office:value-type="float" office:value="892" table:style-name="ce48">
            <text:p>892</text:p>
          </table:table-cell>
          <table:table-cell office:value-type="float" office:value="938" table:style-name="ce48">
            <text:p>938</text:p>
          </table:table-cell>
          <table:table-cell office:value-type="float" office:value="956" table:style-name="ce48">
            <text:p>956</text:p>
          </table:table-cell>
          <table:table-cell office:value-type="float" office:value="1131" table:style-name="ce49">
            <text:p>1,131</text:p>
          </table:table-cell>
          <table:table-cell office:value-type="float" office:value="6488" table:style-name="ce48">
            <text:p>6,488</text:p>
          </table:table-cell>
          <table:table-cell office:value-type="float" office:value="1198" table:style-name="ce48">
            <text:p>1,198</text:p>
          </table:table-cell>
          <table:table-cell office:value-type="float" office:value="1295" table:style-name="ce48">
            <text:p>1,295</text:p>
          </table:table-cell>
          <table:table-cell office:value-type="float" office:value="1292" table:style-name="ce48">
            <text:p>1,292</text:p>
          </table:table-cell>
          <table:table-cell office:value-type="float" office:value="1313" table:style-name="ce48">
            <text:p>1,313</text:p>
          </table:table-cell>
          <table:table-cell office:value-type="float" office:value="1390" table:style-name="ce49">
            <text:p>1,390</text:p>
          </table:table-cell>
          <table:table-cell office:value-type="float" office:value="7086" table:style-name="ce48">
            <text:p>7,086</text:p>
          </table:table-cell>
          <table:table-cell office:value-type="float" office:value="1530" table:style-name="ce48">
            <text:p>1,530</text:p>
          </table:table-cell>
          <table:table-cell office:value-type="float" office:value="1463" table:style-name="ce48">
            <text:p>1,463</text:p>
          </table:table-cell>
          <table:table-cell office:value-type="float" office:value="1368" table:style-name="ce48">
            <text:p>1,368</text:p>
          </table:table-cell>
          <table:table-cell office:value-type="float" office:value="1356" table:style-name="ce48">
            <text:p>1,356</text:p>
          </table:table-cell>
          <table:table-cell office:value-type="float" office:value="1369" table:style-name="ce49">
            <text:p>1,369</text:p>
          </table:table-cell>
          <table:table-cell office:value-type="float" office:value="6207" table:style-name="ce48">
            <text:p>6,207</text:p>
          </table:table-cell>
          <table:table-cell office:value-type="float" office:value="1362" table:style-name="ce48">
            <text:p>1,362</text:p>
          </table:table-cell>
          <table:table-cell office:value-type="float" office:value="1251" table:style-name="ce48">
            <text:p>1,251</text:p>
          </table:table-cell>
          <table:table-cell office:value-type="float" office:value="1227" table:style-name="ce48">
            <text:p>1,227</text:p>
          </table:table-cell>
          <table:table-cell office:value-type="float" office:value="1233" table:style-name="ce48">
            <text:p>1,233</text:p>
          </table:table-cell>
          <table:table-cell office:value-type="float" office:value="1134" table:style-name="ce49">
            <text:p>1,134</text:p>
          </table:table-cell>
          <table:table-cell office:value-type="float" office:value="6593" table:style-name="ce48">
            <text:p>6,593</text:p>
          </table:table-cell>
          <table:table-cell office:value-type="float" office:value="1130" table:style-name="ce48">
            <text:p>1,130</text:p>
          </table:table-cell>
          <table:table-cell office:value-type="float" office:value="1246" table:style-name="ce48">
            <text:p>1,246</text:p>
          </table:table-cell>
          <table:table-cell office:value-type="float" office:value="1264" table:style-name="ce48">
            <text:p>1,264</text:p>
          </table:table-cell>
          <table:table-cell office:value-type="float" office:value="1389" table:style-name="ce48">
            <text:p>1,389</text:p>
          </table:table-cell>
          <table:table-cell office:value-type="float" office:value="1564" table:style-name="ce49">
            <text:p>1,564</text:p>
          </table:table-cell>
          <table:table-cell office:value-type="float" office:value="7656" table:style-name="ce48">
            <text:p>7,656</text:p>
          </table:table-cell>
          <table:table-cell office:value-type="float" office:value="1498" table:style-name="ce48">
            <text:p>1,498</text:p>
          </table:table-cell>
          <table:table-cell office:value-type="float" office:value="1537" table:style-name="ce48">
            <text:p>1,537</text:p>
          </table:table-cell>
          <table:table-cell office:value-type="float" office:value="1521" table:style-name="ce48">
            <text:p>1,521</text:p>
          </table:table-cell>
          <table:table-cell office:value-type="float" office:value="1581" table:style-name="ce48">
            <text:p>1,581</text:p>
          </table:table-cell>
          <table:table-cell office:value-type="float" office:value="1519" table:style-name="ce49">
            <text:p>1,519</text:p>
          </table:table-cell>
          <table:table-cell office:value-type="float" office:value="7800" table:style-name="ce48">
            <text:p>7,800</text:p>
          </table:table-cell>
          <table:table-cell office:value-type="float" office:value="1628" table:style-name="ce48">
            <text:p>1,628</text:p>
          </table:table-cell>
          <table:table-cell office:value-type="float" office:value="1593" table:style-name="ce48">
            <text:p>1,593</text:p>
          </table:table-cell>
          <table:table-cell office:value-type="float" office:value="1456" table:style-name="ce48">
            <text:p>1,456</text:p>
          </table:table-cell>
          <table:table-cell office:value-type="float" office:value="1526" table:style-name="ce48">
            <text:p>1,526</text:p>
          </table:table-cell>
          <table:table-cell office:value-type="float" office:value="1597" table:style-name="ce49">
            <text:p>1,597</text:p>
          </table:table-cell>
          <table:table-cell office:value-type="float" office:value="8194" table:style-name="ce48">
            <text:p>8,194</text:p>
          </table:table-cell>
          <table:table-cell office:value-type="float" office:value="1671" table:style-name="ce48">
            <text:p>1,671</text:p>
          </table:table-cell>
          <table:table-cell office:value-type="float" office:value="1664" table:style-name="ce48">
            <text:p>1,664</text:p>
          </table:table-cell>
          <table:table-cell office:value-type="float" office:value="1634" table:style-name="ce48">
            <text:p>1,634</text:p>
          </table:table-cell>
          <table:table-cell office:value-type="float" office:value="1558" table:style-name="ce48">
            <text:p>1,558</text:p>
          </table:table-cell>
          <table:table-cell office:value-type="float" office:value="1667" table:style-name="ce49">
            <text:p>1,667</text:p>
          </table:table-cell>
          <table:table-cell office:value-type="float" office:value="8310" table:style-name="ce48">
            <text:p>8,310</text:p>
          </table:table-cell>
          <table:table-cell office:value-type="float" office:value="1617" table:style-name="ce48">
            <text:p>1,617</text:p>
          </table:table-cell>
          <table:table-cell office:value-type="float" office:value="1632" table:style-name="ce48">
            <text:p>1,632</text:p>
          </table:table-cell>
          <table:table-cell office:value-type="float" office:value="1654" table:style-name="ce48">
            <text:p>1,654</text:p>
          </table:table-cell>
          <table:table-cell office:value-type="float" office:value="1711" table:style-name="ce48">
            <text:p>1,711</text:p>
          </table:table-cell>
          <table:table-cell office:value-type="float" office:value="1696" table:style-name="ce49">
            <text:p>1,696</text:p>
          </table:table-cell>
          <table:table-cell office:value-type="float" office:value="7961" table:style-name="ce48">
            <text:p>7,961</text:p>
          </table:table-cell>
          <table:table-cell office:value-type="float" office:value="1625" table:style-name="ce48">
            <text:p>1,625</text:p>
          </table:table-cell>
          <table:table-cell office:value-type="float" office:value="1535" table:style-name="ce48">
            <text:p>1,535</text:p>
          </table:table-cell>
          <table:table-cell office:value-type="float" office:value="1692" table:style-name="ce48">
            <text:p>1,692</text:p>
          </table:table-cell>
          <table:table-cell office:value-type="float" office:value="1613" table:style-name="ce48">
            <text:p>1,613</text:p>
          </table:table-cell>
          <table:table-cell office:value-type="float" office:value="1496" table:style-name="ce49">
            <text:p>1,496</text:p>
          </table:table-cell>
          <table:table-cell office:value-type="float" office:value="6942" table:style-name="ce48">
            <text:p>6,942</text:p>
          </table:table-cell>
          <table:table-cell office:value-type="float" office:value="1382" table:style-name="ce48">
            <text:p>1,382</text:p>
          </table:table-cell>
          <table:table-cell office:value-type="float" office:value="1515" table:style-name="ce48">
            <text:p>1,515</text:p>
          </table:table-cell>
          <table:table-cell office:value-type="float" office:value="1421" table:style-name="ce48">
            <text:p>1,421</text:p>
          </table:table-cell>
          <table:table-cell office:value-type="float" office:value="1312" table:style-name="ce48">
            <text:p>1,312</text:p>
          </table:table-cell>
          <table:table-cell office:value-type="float" office:value="1312" table:style-name="ce49">
            <text:p>1,312</text:p>
          </table:table-cell>
          <table:table-cell office:value-type="float" office:value="5473" table:style-name="ce48">
            <text:p>5,473</text:p>
          </table:table-cell>
          <table:table-cell office:value-type="float" office:value="1349" table:style-name="ce48">
            <text:p>1,349</text:p>
          </table:table-cell>
          <table:table-cell office:value-type="float" office:value="1207" table:style-name="ce48">
            <text:p>1,207</text:p>
          </table:table-cell>
          <table:table-cell office:value-type="float" office:value="1076" table:style-name="ce48">
            <text:p>1,076</text:p>
          </table:table-cell>
          <table:table-cell office:value-type="float" office:value="954" table:style-name="ce48">
            <text:p>954</text:p>
          </table:table-cell>
          <table:table-cell office:value-type="float" office:value="887" table:style-name="ce49">
            <text:p>887</text:p>
          </table:table-cell>
          <table:table-cell office:value-type="float" office:value="3485" table:style-name="ce48">
            <text:p>3,485</text:p>
          </table:table-cell>
          <table:table-cell office:value-type="float" office:value="825" table:style-name="ce48">
            <text:p>825</text:p>
          </table:table-cell>
          <table:table-cell office:value-type="float" office:value="600" table:style-name="ce48">
            <text:p>600</text:p>
          </table:table-cell>
          <table:table-cell office:value-type="float" office:value="667" table:style-name="ce48">
            <text:p>667</text:p>
          </table:table-cell>
          <table:table-cell office:value-type="float" office:value="690" table:style-name="ce48">
            <text:p>690</text:p>
          </table:table-cell>
          <table:table-cell office:value-type="float" office:value="703" table:style-name="ce49">
            <text:p>703</text:p>
          </table:table-cell>
          <table:table-cell office:value-type="float" office:value="2897" table:style-name="ce48">
            <text:p>2,897</text:p>
          </table:table-cell>
          <table:table-cell office:value-type="float" office:value="667" table:style-name="ce48">
            <text:p>667</text:p>
          </table:table-cell>
          <table:table-cell office:value-type="float" office:value="637" table:style-name="ce48">
            <text:p>637</text:p>
          </table:table-cell>
          <table:table-cell office:value-type="float" office:value="586" table:style-name="ce48">
            <text:p>586</text:p>
          </table:table-cell>
          <table:table-cell office:value-type="float" office:value="538" table:style-name="ce48">
            <text:p>538</text:p>
          </table:table-cell>
          <table:table-cell office:value-type="float" office:value="469" table:style-name="ce49">
            <text:p>469</text:p>
          </table:table-cell>
          <table:table-cell office:value-type="float" office:value="1695" table:style-name="ce48">
            <text:p>1,695</text:p>
          </table:table-cell>
          <table:table-cell office:value-type="float" office:value="457" table:style-name="ce48">
            <text:p>457</text:p>
          </table:table-cell>
          <table:table-cell office:value-type="float" office:value="389" table:style-name="ce48">
            <text:p>389</text:p>
          </table:table-cell>
          <table:table-cell office:value-type="float" office:value="352" table:style-name="ce48">
            <text:p>352</text:p>
          </table:table-cell>
          <table:table-cell office:value-type="float" office:value="285" table:style-name="ce48">
            <text:p>285</text:p>
          </table:table-cell>
          <table:table-cell office:value-type="float" office:value="212" table:style-name="ce49">
            <text:p>212</text:p>
          </table:table-cell>
          <table:table-cell office:value-type="float" office:value="706" table:style-name="ce48">
            <text:p>706</text:p>
          </table:table-cell>
          <table:table-cell office:value-type="float" office:value="212" table:style-name="ce48">
            <text:p>212</text:p>
          </table:table-cell>
          <table:table-cell office:value-type="float" office:value="171" table:style-name="ce48">
            <text:p>171</text:p>
          </table:table-cell>
          <table:table-cell office:value-type="float" office:value="143" table:style-name="ce48">
            <text:p>143</text:p>
          </table:table-cell>
          <table:table-cell office:value-type="float" office:value="117" table:style-name="ce48">
            <text:p>117</text:p>
          </table:table-cell>
          <table:table-cell office:value-type="float" office:value="63" table:style-name="ce49">
            <text:p>63</text:p>
          </table:table-cell>
          <table:table-cell office:value-type="float" office:value="164" table:style-name="ce48">
            <text:p>164</text:p>
          </table:table-cell>
          <table:table-cell office:value-type="float" office:value="63" table:style-name="ce48">
            <text:p>63</text:p>
          </table:table-cell>
          <table:table-cell office:value-type="float" office:value="53" table:style-name="ce48">
            <text:p>53</text:p>
          </table:table-cell>
          <table:table-cell office:value-type="float" office:value="20" table:style-name="ce48">
            <text:p>20</text:p>
          </table:table-cell>
          <table:table-cell office:value-type="float" office:value="15" table:style-name="ce48">
            <text:p>15</text:p>
          </table:table-cell>
          <table:table-cell office:value-type="float" office:value="13" table:style-name="ce49">
            <text:p>13</text:p>
          </table:table-cell>
          <table:table-cell office:value-type="float" office:value="26" table:style-name="ce48">
            <text:p>2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19180" table:style-name="ce44">
            <text:p>319,180</text:p>
          </table:table-cell>
          <table:table-cell office:value-type="float" office:value="10968" table:style-name="ce44">
            <text:p>10,968</text:p>
          </table:table-cell>
          <table:table-cell office:value-type="float" office:value="1967" table:style-name="ce44">
            <text:p>1,967</text:p>
          </table:table-cell>
          <table:table-cell office:value-type="float" office:value="2067" table:style-name="ce44">
            <text:p>2,067</text:p>
          </table:table-cell>
          <table:table-cell office:value-type="float" office:value="2169" table:style-name="ce44">
            <text:p>2,169</text:p>
          </table:table-cell>
          <table:table-cell office:value-type="float" office:value="2427" table:style-name="ce44">
            <text:p>2,427</text:p>
          </table:table-cell>
          <table:table-cell office:value-type="float" office:value="2338" table:style-name="ce44">
            <text:p>2,338</text:p>
          </table:table-cell>
          <table:table-cell office:value-type="float" office:value="13108" table:style-name="ce44">
            <text:p>13,108</text:p>
          </table:table-cell>
          <table:table-cell office:value-type="float" office:value="2538" table:style-name="ce44">
            <text:p>2,538</text:p>
          </table:table-cell>
          <table:table-cell office:value-type="float" office:value="2727" table:style-name="ce44">
            <text:p>2,727</text:p>
          </table:table-cell>
          <table:table-cell office:value-type="float" office:value="2619" table:style-name="ce44">
            <text:p>2,619</text:p>
          </table:table-cell>
          <table:table-cell office:value-type="float" office:value="2532" table:style-name="ce44">
            <text:p>2,532</text:p>
          </table:table-cell>
          <table:table-cell office:value-type="float" office:value="2692" table:style-name="ce45">
            <text:p>2,692</text:p>
          </table:table-cell>
          <table:table-cell office:value-type="float" office:value="12504" table:style-name="ce44">
            <text:p>12,504</text:p>
          </table:table-cell>
          <table:table-cell office:value-type="float" office:value="2615" table:style-name="ce44">
            <text:p>2,615</text:p>
          </table:table-cell>
          <table:table-cell office:value-type="float" office:value="2348" table:style-name="ce44">
            <text:p>2,348</text:p>
          </table:table-cell>
          <table:table-cell office:value-type="float" office:value="2408" table:style-name="ce44">
            <text:p>2,408</text:p>
          </table:table-cell>
          <table:table-cell office:value-type="float" office:value="2513" table:style-name="ce44">
            <text:p>2,513</text:p>
          </table:table-cell>
          <table:table-cell office:value-type="float" office:value="2620" table:style-name="ce45">
            <text:p>2,620</text:p>
          </table:table-cell>
          <table:table-cell office:value-type="float" office:value="14768" table:style-name="ce44">
            <text:p>14,768</text:p>
          </table:table-cell>
          <table:table-cell office:value-type="float" office:value="2638" table:style-name="ce44">
            <text:p>2,638</text:p>
          </table:table-cell>
          <table:table-cell office:value-type="float" office:value="2795" table:style-name="ce44">
            <text:p>2,795</text:p>
          </table:table-cell>
          <table:table-cell office:value-type="float" office:value="2946" table:style-name="ce44">
            <text:p>2,946</text:p>
          </table:table-cell>
          <table:table-cell office:value-type="float" office:value="3081" table:style-name="ce44">
            <text:p>3,081</text:p>
          </table:table-cell>
          <table:table-cell office:value-type="float" office:value="3308" table:style-name="ce45">
            <text:p>3,308</text:p>
          </table:table-cell>
          <table:table-cell office:value-type="float" office:value="19618" table:style-name="ce44">
            <text:p>19,618</text:p>
          </table:table-cell>
          <table:table-cell office:value-type="float" office:value="3463" table:style-name="ce44">
            <text:p>3,463</text:p>
          </table:table-cell>
          <table:table-cell office:value-type="float" office:value="3950" table:style-name="ce44">
            <text:p>3,950</text:p>
          </table:table-cell>
          <table:table-cell office:value-type="float" office:value="4014" table:style-name="ce44">
            <text:p>4,014</text:p>
          </table:table-cell>
          <table:table-cell office:value-type="float" office:value="3905" table:style-name="ce44">
            <text:p>3,905</text:p>
          </table:table-cell>
          <table:table-cell office:value-type="float" office:value="4286" table:style-name="ce45">
            <text:p>4,286</text:p>
          </table:table-cell>
          <table:table-cell office:value-type="float" office:value="22872" table:style-name="ce44">
            <text:p>22,872</text:p>
          </table:table-cell>
          <table:table-cell office:value-type="float" office:value="4706" table:style-name="ce44">
            <text:p>4,706</text:p>
          </table:table-cell>
          <table:table-cell office:value-type="float" office:value="4552" table:style-name="ce44">
            <text:p>4,552</text:p>
          </table:table-cell>
          <table:table-cell office:value-type="float" office:value="4583" table:style-name="ce44">
            <text:p>4,583</text:p>
          </table:table-cell>
          <table:table-cell office:value-type="float" office:value="4599" table:style-name="ce44">
            <text:p>4,599</text:p>
          </table:table-cell>
          <table:table-cell office:value-type="float" office:value="4432" table:style-name="ce45">
            <text:p>4,432</text:p>
          </table:table-cell>
          <table:table-cell office:value-type="float" office:value="20454" table:style-name="ce44">
            <text:p>20,454</text:p>
          </table:table-cell>
          <table:table-cell office:value-type="float" office:value="4297" table:style-name="ce44">
            <text:p>4,297</text:p>
          </table:table-cell>
          <table:table-cell office:value-type="float" office:value="4288" table:style-name="ce44">
            <text:p>4,288</text:p>
          </table:table-cell>
          <table:table-cell office:value-type="float" office:value="4038" table:style-name="ce44">
            <text:p>4,038</text:p>
          </table:table-cell>
          <table:table-cell office:value-type="float" office:value="3992" table:style-name="ce44">
            <text:p>3,992</text:p>
          </table:table-cell>
          <table:table-cell office:value-type="float" office:value="3839" table:style-name="ce45">
            <text:p>3,839</text:p>
          </table:table-cell>
          <table:table-cell office:value-type="float" office:value="21321" table:style-name="ce44">
            <text:p>21,321</text:p>
          </table:table-cell>
          <table:table-cell office:value-type="float" office:value="3696" table:style-name="ce44">
            <text:p>3,696</text:p>
          </table:table-cell>
          <table:table-cell office:value-type="float" office:value="3899" table:style-name="ce44">
            <text:p>3,899</text:p>
          </table:table-cell>
          <table:table-cell office:value-type="float" office:value="4430" table:style-name="ce44">
            <text:p>4,430</text:p>
          </table:table-cell>
          <table:table-cell office:value-type="float" office:value="4448" table:style-name="ce44">
            <text:p>4,448</text:p>
          </table:table-cell>
          <table:table-cell office:value-type="float" office:value="4848" table:style-name="ce45">
            <text:p>4,848</text:p>
          </table:table-cell>
          <table:table-cell office:value-type="float" office:value="24488" table:style-name="ce44">
            <text:p>24,488</text:p>
          </table:table-cell>
          <table:table-cell office:value-type="float" office:value="4930" table:style-name="ce44">
            <text:p>4,930</text:p>
          </table:table-cell>
          <table:table-cell office:value-type="float" office:value="5039" table:style-name="ce44">
            <text:p>5,039</text:p>
          </table:table-cell>
          <table:table-cell office:value-type="float" office:value="4854" table:style-name="ce44">
            <text:p>4,854</text:p>
          </table:table-cell>
          <table:table-cell office:value-type="float" office:value="4901" table:style-name="ce44">
            <text:p>4,901</text:p>
          </table:table-cell>
          <table:table-cell office:value-type="float" office:value="4764" table:style-name="ce45">
            <text:p>4,764</text:p>
          </table:table-cell>
          <table:table-cell office:value-type="float" office:value="24066" table:style-name="ce44">
            <text:p>24,066</text:p>
          </table:table-cell>
          <table:table-cell office:value-type="float" office:value="5078" table:style-name="ce44">
            <text:p>5,078</text:p>
          </table:table-cell>
          <table:table-cell office:value-type="float" office:value="4849" table:style-name="ce44">
            <text:p>4,849</text:p>
          </table:table-cell>
          <table:table-cell office:value-type="float" office:value="4666" table:style-name="ce44">
            <text:p>4,666</text:p>
          </table:table-cell>
          <table:table-cell office:value-type="float" office:value="4752" table:style-name="ce44">
            <text:p>4,752</text:p>
          </table:table-cell>
          <table:table-cell office:value-type="float" office:value="4721" table:style-name="ce45">
            <text:p>4,721</text:p>
          </table:table-cell>
          <table:table-cell office:value-type="float" office:value="25240" table:style-name="ce44">
            <text:p>25,240</text:p>
          </table:table-cell>
          <table:table-cell office:value-type="float" office:value="4975" table:style-name="ce44">
            <text:p>4,975</text:p>
          </table:table-cell>
          <table:table-cell office:value-type="float" office:value="5000" table:style-name="ce44">
            <text:p>5,000</text:p>
          </table:table-cell>
          <table:table-cell office:value-type="float" office:value="5177" table:style-name="ce44">
            <text:p>5,177</text:p>
          </table:table-cell>
          <table:table-cell office:value-type="float" office:value="5052" table:style-name="ce44">
            <text:p>5,052</text:p>
          </table:table-cell>
          <table:table-cell office:value-type="float" office:value="5036" table:style-name="ce45">
            <text:p>5,036</text:p>
          </table:table-cell>
          <table:table-cell office:value-type="float" office:value="25260" table:style-name="ce44">
            <text:p>25,260</text:p>
          </table:table-cell>
          <table:table-cell office:value-type="float" office:value="4904" table:style-name="ce44">
            <text:p>4,904</text:p>
          </table:table-cell>
          <table:table-cell office:value-type="float" office:value="4981" table:style-name="ce44">
            <text:p>4,981</text:p>
          </table:table-cell>
          <table:table-cell office:value-type="float" office:value="5245" table:style-name="ce44">
            <text:p>5,245</text:p>
          </table:table-cell>
          <table:table-cell office:value-type="float" office:value="5008" table:style-name="ce44">
            <text:p>5,008</text:p>
          </table:table-cell>
          <table:table-cell office:value-type="float" office:value="5122" table:style-name="ce45">
            <text:p>5,122</text:p>
          </table:table-cell>
          <table:table-cell office:value-type="float" office:value="24834" table:style-name="ce44">
            <text:p>24,834</text:p>
          </table:table-cell>
          <table:table-cell office:value-type="float" office:value="5199" table:style-name="ce44">
            <text:p>5,199</text:p>
          </table:table-cell>
          <table:table-cell office:value-type="float" office:value="4966" table:style-name="ce44">
            <text:p>4,966</text:p>
          </table:table-cell>
          <table:table-cell office:value-type="float" office:value="5081" table:style-name="ce44">
            <text:p>5,081</text:p>
          </table:table-cell>
          <table:table-cell office:value-type="float" office:value="4859" table:style-name="ce44">
            <text:p>4,859</text:p>
          </table:table-cell>
          <table:table-cell office:value-type="float" office:value="4729" table:style-name="ce45">
            <text:p>4,729</text:p>
          </table:table-cell>
          <table:table-cell office:value-type="float" office:value="21489" table:style-name="ce44">
            <text:p>21,489</text:p>
          </table:table-cell>
          <table:table-cell office:value-type="float" office:value="4527" table:style-name="ce44">
            <text:p>4,527</text:p>
          </table:table-cell>
          <table:table-cell office:value-type="float" office:value="4609" table:style-name="ce44">
            <text:p>4,609</text:p>
          </table:table-cell>
          <table:table-cell office:value-type="float" office:value="4480" table:style-name="ce44">
            <text:p>4,480</text:p>
          </table:table-cell>
          <table:table-cell office:value-type="float" office:value="4022" table:style-name="ce44">
            <text:p>4,022</text:p>
          </table:table-cell>
          <table:table-cell office:value-type="float" office:value="3851" table:style-name="ce45">
            <text:p>3,851</text:p>
          </table:table-cell>
          <table:table-cell office:value-type="float" office:value="15256" table:style-name="ce44">
            <text:p>15,256</text:p>
          </table:table-cell>
          <table:table-cell office:value-type="float" office:value="3720" table:style-name="ce44">
            <text:p>3,720</text:p>
          </table:table-cell>
          <table:table-cell office:value-type="float" office:value="3437" table:style-name="ce44">
            <text:p>3,437</text:p>
          </table:table-cell>
          <table:table-cell office:value-type="float" office:value="3074" table:style-name="ce44">
            <text:p>3,074</text:p>
          </table:table-cell>
          <table:table-cell office:value-type="float" office:value="2728" table:style-name="ce44">
            <text:p>2,728</text:p>
          </table:table-cell>
          <table:table-cell office:value-type="float" office:value="2297" table:style-name="ce45">
            <text:p>2,297</text:p>
          </table:table-cell>
          <table:table-cell office:value-type="float" office:value="9002" table:style-name="ce44">
            <text:p>9,002</text:p>
          </table:table-cell>
          <table:table-cell office:value-type="float" office:value="2137" table:style-name="ce44">
            <text:p>2,137</text:p>
          </table:table-cell>
          <table:table-cell office:value-type="float" office:value="1609" table:style-name="ce44">
            <text:p>1,609</text:p>
          </table:table-cell>
          <table:table-cell office:value-type="float" office:value="1707" table:style-name="ce44">
            <text:p>1,707</text:p>
          </table:table-cell>
          <table:table-cell office:value-type="float" office:value="1770" table:style-name="ce44">
            <text:p>1,770</text:p>
          </table:table-cell>
          <table:table-cell office:value-type="float" office:value="1779" table:style-name="ce45">
            <text:p>1,779</text:p>
          </table:table-cell>
          <table:table-cell office:value-type="float" office:value="7224" table:style-name="ce44">
            <text:p>7,224</text:p>
          </table:table-cell>
          <table:table-cell office:value-type="float" office:value="1739" table:style-name="ce44">
            <text:p>1,739</text:p>
          </table:table-cell>
          <table:table-cell office:value-type="float" office:value="1571" table:style-name="ce44">
            <text:p>1,571</text:p>
          </table:table-cell>
          <table:table-cell office:value-type="float" office:value="1450" table:style-name="ce44">
            <text:p>1,450</text:p>
          </table:table-cell>
          <table:table-cell office:value-type="float" office:value="1307" table:style-name="ce44">
            <text:p>1,307</text:p>
          </table:table-cell>
          <table:table-cell office:value-type="float" office:value="1157" table:style-name="ce45">
            <text:p>1,157</text:p>
          </table:table-cell>
          <table:table-cell office:value-type="float" office:value="4182" table:style-name="ce44">
            <text:p>4,182</text:p>
          </table:table-cell>
          <table:table-cell office:value-type="float" office:value="1029" table:style-name="ce44">
            <text:p>1,029</text:p>
          </table:table-cell>
          <table:table-cell office:value-type="float" office:value="953" table:style-name="ce44">
            <text:p>953</text:p>
          </table:table-cell>
          <table:table-cell office:value-type="float" office:value="814" table:style-name="ce44">
            <text:p>814</text:p>
          </table:table-cell>
          <table:table-cell office:value-type="float" office:value="705" table:style-name="ce44">
            <text:p>705</text:p>
          </table:table-cell>
          <table:table-cell office:value-type="float" office:value="681" table:style-name="ce45">
            <text:p>681</text:p>
          </table:table-cell>
          <table:table-cell office:value-type="float" office:value="1878" table:style-name="ce44">
            <text:p>1,878</text:p>
          </table:table-cell>
          <table:table-cell office:value-type="float" office:value="480" table:style-name="ce44">
            <text:p>480</text:p>
          </table:table-cell>
          <table:table-cell office:value-type="float" office:value="461" table:style-name="ce44">
            <text:p>461</text:p>
          </table:table-cell>
          <table:table-cell office:value-type="float" office:value="409" table:style-name="ce44">
            <text:p>409</text:p>
          </table:table-cell>
          <table:table-cell office:value-type="float" office:value="268" table:style-name="ce44">
            <text:p>268</text:p>
          </table:table-cell>
          <table:table-cell office:value-type="float" office:value="260" table:style-name="ce45">
            <text:p>260</text:p>
          </table:table-cell>
          <table:table-cell office:value-type="float" office:value="560" table:style-name="ce44">
            <text:p>560</text:p>
          </table:table-cell>
          <table:table-cell office:value-type="float" office:value="210" table:style-name="ce44">
            <text:p>210</text:p>
          </table:table-cell>
          <table:table-cell office:value-type="float" office:value="148" table:style-name="ce44">
            <text:p>148</text:p>
          </table:table-cell>
          <table:table-cell office:value-type="float" office:value="79" table:style-name="ce44">
            <text:p>79</text:p>
          </table:table-cell>
          <table:table-cell office:value-type="float" office:value="70" table:style-name="ce44">
            <text:p>70</text:p>
          </table:table-cell>
          <table:table-cell office:value-type="float" office:value="53" table:style-name="ce45">
            <text:p>53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1188" table:style-name="ce44">
            <text:p>161,188</text:p>
          </table:table-cell>
          <table:table-cell office:value-type="float" office:value="5737" table:style-name="ce44">
            <text:p>5,737</text:p>
          </table:table-cell>
          <table:table-cell office:value-type="float" office:value="1017" table:style-name="ce46">
            <text:p>1,017</text:p>
          </table:table-cell>
          <table:table-cell office:value-type="float" office:value="1087" table:style-name="ce46">
            <text:p>1,087</text:p>
          </table:table-cell>
          <table:table-cell office:value-type="float" office:value="1134" table:style-name="ce46">
            <text:p>1,134</text:p>
          </table:table-cell>
          <table:table-cell office:value-type="float" office:value="1285" table:style-name="ce46">
            <text:p>1,285</text:p>
          </table:table-cell>
          <table:table-cell office:value-type="float" office:value="1214" table:style-name="ce46">
            <text:p>1,214</text:p>
          </table:table-cell>
          <table:table-cell office:value-type="float" office:value="6830" table:style-name="ce46">
            <text:p>6,830</text:p>
          </table:table-cell>
          <table:table-cell office:value-type="float" office:value="1308" table:style-name="ce46">
            <text:p>1,308</text:p>
          </table:table-cell>
          <table:table-cell office:value-type="float" office:value="1439" table:style-name="ce46">
            <text:p>1,439</text:p>
          </table:table-cell>
          <table:table-cell office:value-type="float" office:value="1360" table:style-name="ce46">
            <text:p>1,360</text:p>
          </table:table-cell>
          <table:table-cell office:value-type="float" office:value="1330" table:style-name="ce46">
            <text:p>1,330</text:p>
          </table:table-cell>
          <table:table-cell office:value-type="float" office:value="1393" table:style-name="ce47">
            <text:p>1,393</text:p>
          </table:table-cell>
          <table:table-cell office:value-type="float" office:value="6621" table:style-name="ce46">
            <text:p>6,621</text:p>
          </table:table-cell>
          <table:table-cell office:value-type="float" office:value="1401" table:style-name="ce46">
            <text:p>1,401</text:p>
          </table:table-cell>
          <table:table-cell office:value-type="float" office:value="1255" table:style-name="ce46">
            <text:p>1,255</text:p>
          </table:table-cell>
          <table:table-cell office:value-type="float" office:value="1284" table:style-name="ce46">
            <text:p>1,284</text:p>
          </table:table-cell>
          <table:table-cell office:value-type="float" office:value="1303" table:style-name="ce46">
            <text:p>1,303</text:p>
          </table:table-cell>
          <table:table-cell office:value-type="float" office:value="1378" table:style-name="ce47">
            <text:p>1,378</text:p>
          </table:table-cell>
          <table:table-cell office:value-type="float" office:value="7766" table:style-name="ce46">
            <text:p>7,766</text:p>
          </table:table-cell>
          <table:table-cell office:value-type="float" office:value="1414" table:style-name="ce46">
            <text:p>1,414</text:p>
          </table:table-cell>
          <table:table-cell office:value-type="float" office:value="1464" table:style-name="ce46">
            <text:p>1,464</text:p>
          </table:table-cell>
          <table:table-cell office:value-type="float" office:value="1508" table:style-name="ce46">
            <text:p>1,508</text:p>
          </table:table-cell>
          <table:table-cell office:value-type="float" office:value="1637" table:style-name="ce46">
            <text:p>1,637</text:p>
          </table:table-cell>
          <table:table-cell office:value-type="float" office:value="1743" table:style-name="ce47">
            <text:p>1,743</text:p>
          </table:table-cell>
          <table:table-cell office:value-type="float" office:value="10250" table:style-name="ce46">
            <text:p>10,250</text:p>
          </table:table-cell>
          <table:table-cell office:value-type="float" office:value="1793" table:style-name="ce46">
            <text:p>1,793</text:p>
          </table:table-cell>
          <table:table-cell office:value-type="float" office:value="2054" table:style-name="ce46">
            <text:p>2,054</text:p>
          </table:table-cell>
          <table:table-cell office:value-type="float" office:value="2063" table:style-name="ce46">
            <text:p>2,063</text:p>
          </table:table-cell>
          <table:table-cell office:value-type="float" office:value="2078" table:style-name="ce46">
            <text:p>2,078</text:p>
          </table:table-cell>
          <table:table-cell office:value-type="float" office:value="2262" table:style-name="ce47">
            <text:p>2,262</text:p>
          </table:table-cell>
          <table:table-cell office:value-type="float" office:value="11957" table:style-name="ce46">
            <text:p>11,957</text:p>
          </table:table-cell>
          <table:table-cell office:value-type="float" office:value="2465" table:style-name="ce46">
            <text:p>2,465</text:p>
          </table:table-cell>
          <table:table-cell office:value-type="float" office:value="2353" table:style-name="ce46">
            <text:p>2,353</text:p>
          </table:table-cell>
          <table:table-cell office:value-type="float" office:value="2390" table:style-name="ce46">
            <text:p>2,390</text:p>
          </table:table-cell>
          <table:table-cell office:value-type="float" office:value="2388" table:style-name="ce46">
            <text:p>2,388</text:p>
          </table:table-cell>
          <table:table-cell office:value-type="float" office:value="2361" table:style-name="ce47">
            <text:p>2,361</text:p>
          </table:table-cell>
          <table:table-cell office:value-type="float" office:value="10730" table:style-name="ce46">
            <text:p>10,730</text:p>
          </table:table-cell>
          <table:table-cell office:value-type="float" office:value="2232" table:style-name="ce46">
            <text:p>2,232</text:p>
          </table:table-cell>
          <table:table-cell office:value-type="float" office:value="2258" table:style-name="ce46">
            <text:p>2,258</text:p>
          </table:table-cell>
          <table:table-cell office:value-type="float" office:value="2131" table:style-name="ce46">
            <text:p>2,131</text:p>
          </table:table-cell>
          <table:table-cell office:value-type="float" office:value="2108" table:style-name="ce46">
            <text:p>2,108</text:p>
          </table:table-cell>
          <table:table-cell office:value-type="float" office:value="2001" table:style-name="ce47">
            <text:p>2,001</text:p>
          </table:table-cell>
          <table:table-cell office:value-type="float" office:value="11182" table:style-name="ce46">
            <text:p>11,182</text:p>
          </table:table-cell>
          <table:table-cell office:value-type="float" office:value="2003" table:style-name="ce46">
            <text:p>2,003</text:p>
          </table:table-cell>
          <table:table-cell office:value-type="float" office:value="2052" table:style-name="ce46">
            <text:p>2,052</text:p>
          </table:table-cell>
          <table:table-cell office:value-type="float" office:value="2317" table:style-name="ce46">
            <text:p>2,317</text:p>
          </table:table-cell>
          <table:table-cell office:value-type="float" office:value="2267" table:style-name="ce46">
            <text:p>2,267</text:p>
          </table:table-cell>
          <table:table-cell office:value-type="float" office:value="2543" table:style-name="ce47">
            <text:p>2,543</text:p>
          </table:table-cell>
          <table:table-cell office:value-type="float" office:value="12574" table:style-name="ce46">
            <text:p>12,574</text:p>
          </table:table-cell>
          <table:table-cell office:value-type="float" office:value="2541" table:style-name="ce46">
            <text:p>2,541</text:p>
          </table:table-cell>
          <table:table-cell office:value-type="float" office:value="2562" table:style-name="ce46">
            <text:p>2,562</text:p>
          </table:table-cell>
          <table:table-cell office:value-type="float" office:value="2518" table:style-name="ce46">
            <text:p>2,518</text:p>
          </table:table-cell>
          <table:table-cell office:value-type="float" office:value="2505" table:style-name="ce46">
            <text:p>2,505</text:p>
          </table:table-cell>
          <table:table-cell office:value-type="float" office:value="2448" table:style-name="ce47">
            <text:p>2,448</text:p>
          </table:table-cell>
          <table:table-cell office:value-type="float" office:value="12021" table:style-name="ce46">
            <text:p>12,021</text:p>
          </table:table-cell>
          <table:table-cell office:value-type="float" office:value="2566" table:style-name="ce46">
            <text:p>2,566</text:p>
          </table:table-cell>
          <table:table-cell office:value-type="float" office:value="2409" table:style-name="ce46">
            <text:p>2,409</text:p>
          </table:table-cell>
          <table:table-cell office:value-type="float" office:value="2336" table:style-name="ce46">
            <text:p>2,336</text:p>
          </table:table-cell>
          <table:table-cell office:value-type="float" office:value="2374" table:style-name="ce46">
            <text:p>2,374</text:p>
          </table:table-cell>
          <table:table-cell office:value-type="float" office:value="2336" table:style-name="ce47">
            <text:p>2,336</text:p>
          </table:table-cell>
          <table:table-cell office:value-type="float" office:value="12894" table:style-name="ce46">
            <text:p>12,894</text:p>
          </table:table-cell>
          <table:table-cell office:value-type="float" office:value="2475" table:style-name="ce46">
            <text:p>2,475</text:p>
          </table:table-cell>
          <table:table-cell office:value-type="float" office:value="2503" table:style-name="ce46">
            <text:p>2,503</text:p>
          </table:table-cell>
          <table:table-cell office:value-type="float" office:value="2684" table:style-name="ce46">
            <text:p>2,684</text:p>
          </table:table-cell>
          <table:table-cell office:value-type="float" office:value="2579" table:style-name="ce46">
            <text:p>2,579</text:p>
          </table:table-cell>
          <table:table-cell office:value-type="float" office:value="2653" table:style-name="ce47">
            <text:p>2,653</text:p>
          </table:table-cell>
          <table:table-cell office:value-type="float" office:value="13025" table:style-name="ce46">
            <text:p>13,025</text:p>
          </table:table-cell>
          <table:table-cell office:value-type="float" office:value="2578" table:style-name="ce46">
            <text:p>2,578</text:p>
          </table:table-cell>
          <table:table-cell office:value-type="float" office:value="2591" table:style-name="ce46">
            <text:p>2,591</text:p>
          </table:table-cell>
          <table:table-cell office:value-type="float" office:value="2692" table:style-name="ce46">
            <text:p>2,692</text:p>
          </table:table-cell>
          <table:table-cell office:value-type="float" office:value="2540" table:style-name="ce46">
            <text:p>2,540</text:p>
          </table:table-cell>
          <table:table-cell office:value-type="float" office:value="2624" table:style-name="ce47">
            <text:p>2,624</text:p>
          </table:table-cell>
          <table:table-cell office:value-type="float" office:value="12226" table:style-name="ce46">
            <text:p>12,226</text:p>
          </table:table-cell>
          <table:table-cell office:value-type="float" office:value="2552" table:style-name="ce46">
            <text:p>2,552</text:p>
          </table:table-cell>
          <table:table-cell office:value-type="float" office:value="2481" table:style-name="ce46">
            <text:p>2,481</text:p>
          </table:table-cell>
          <table:table-cell office:value-type="float" office:value="2530" table:style-name="ce46">
            <text:p>2,530</text:p>
          </table:table-cell>
          <table:table-cell office:value-type="float" office:value="2333" table:style-name="ce46">
            <text:p>2,333</text:p>
          </table:table-cell>
          <table:table-cell office:value-type="float" office:value="2330" table:style-name="ce47">
            <text:p>2,330</text:p>
          </table:table-cell>
          <table:table-cell office:value-type="float" office:value="10566" table:style-name="ce46">
            <text:p>10,566</text:p>
          </table:table-cell>
          <table:table-cell office:value-type="float" office:value="2216" table:style-name="ce46">
            <text:p>2,216</text:p>
          </table:table-cell>
          <table:table-cell office:value-type="float" office:value="2299" table:style-name="ce46">
            <text:p>2,299</text:p>
          </table:table-cell>
          <table:table-cell office:value-type="float" office:value="2190" table:style-name="ce46">
            <text:p>2,190</text:p>
          </table:table-cell>
          <table:table-cell office:value-type="float" office:value="2008" table:style-name="ce46">
            <text:p>2,008</text:p>
          </table:table-cell>
          <table:table-cell office:value-type="float" office:value="1853" table:style-name="ce47">
            <text:p>1,853</text:p>
          </table:table-cell>
          <table:table-cell office:value-type="float" office:value="7083" table:style-name="ce46">
            <text:p>7,083</text:p>
          </table:table-cell>
          <table:table-cell office:value-type="float" office:value="1768" table:style-name="ce46">
            <text:p>1,768</text:p>
          </table:table-cell>
          <table:table-cell office:value-type="float" office:value="1629" table:style-name="ce46">
            <text:p>1,629</text:p>
          </table:table-cell>
          <table:table-cell office:value-type="float" office:value="1423" table:style-name="ce46">
            <text:p>1,423</text:p>
          </table:table-cell>
          <table:table-cell office:value-type="float" office:value="1206" table:style-name="ce46">
            <text:p>1,206</text:p>
          </table:table-cell>
          <table:table-cell office:value-type="float" office:value="1057" table:style-name="ce47">
            <text:p>1,057</text:p>
          </table:table-cell>
          <table:table-cell office:value-type="float" office:value="3924" table:style-name="ce46">
            <text:p>3,924</text:p>
          </table:table-cell>
          <table:table-cell office:value-type="float" office:value="986" table:style-name="ce46">
            <text:p>986</text:p>
          </table:table-cell>
          <table:table-cell office:value-type="float" office:value="716" table:style-name="ce46">
            <text:p>716</text:p>
          </table:table-cell>
          <table:table-cell office:value-type="float" office:value="725" table:style-name="ce46">
            <text:p>725</text:p>
          </table:table-cell>
          <table:table-cell office:value-type="float" office:value="723" table:style-name="ce46">
            <text:p>723</text:p>
          </table:table-cell>
          <table:table-cell office:value-type="float" office:value="774" table:style-name="ce47">
            <text:p>774</text:p>
          </table:table-cell>
          <table:table-cell office:value-type="float" office:value="3007" table:style-name="ce46">
            <text:p>3,007</text:p>
          </table:table-cell>
          <table:table-cell office:value-type="float" office:value="716" table:style-name="ce46">
            <text:p>716</text:p>
          </table:table-cell>
          <table:table-cell office:value-type="float" office:value="659" table:style-name="ce46">
            <text:p>659</text:p>
          </table:table-cell>
          <table:table-cell office:value-type="float" office:value="612" table:style-name="ce46">
            <text:p>612</text:p>
          </table:table-cell>
          <table:table-cell office:value-type="float" office:value="527" table:style-name="ce46">
            <text:p>527</text:p>
          </table:table-cell>
          <table:table-cell office:value-type="float" office:value="493" table:style-name="ce47">
            <text:p>493</text:p>
          </table:table-cell>
          <table:table-cell office:value-type="float" office:value="1677" table:style-name="ce46">
            <text:p>1,677</text:p>
          </table:table-cell>
          <table:table-cell office:value-type="float" office:value="397" table:style-name="ce46">
            <text:p>397</text:p>
          </table:table-cell>
          <table:table-cell office:value-type="float" office:value="398" table:style-name="ce46">
            <text:p>398</text:p>
          </table:table-cell>
          <table:table-cell office:value-type="float" office:value="333" table:style-name="ce46">
            <text:p>333</text:p>
          </table:table-cell>
          <table:table-cell office:value-type="float" office:value="249" table:style-name="ce46">
            <text:p>249</text:p>
          </table:table-cell>
          <table:table-cell office:value-type="float" office:value="300" table:style-name="ce47">
            <text:p>300</text:p>
          </table:table-cell>
          <table:table-cell office:value-type="float" office:value="791" table:style-name="ce46">
            <text:p>791</text:p>
          </table:table-cell>
          <table:table-cell office:value-type="float" office:value="187" table:style-name="ce46">
            <text:p>187</text:p>
          </table:table-cell>
          <table:table-cell office:value-type="float" office:value="196" table:style-name="ce46">
            <text:p>196</text:p>
          </table:table-cell>
          <table:table-cell office:value-type="float" office:value="164" table:style-name="ce46">
            <text:p>164</text:p>
          </table:table-cell>
          <table:table-cell office:value-type="float" office:value="118" table:style-name="ce46">
            <text:p>118</text:p>
          </table:table-cell>
          <table:table-cell office:value-type="float" office:value="126" table:style-name="ce47">
            <text:p>126</text:p>
          </table:table-cell>
          <table:table-cell office:value-type="float" office:value="279" table:style-name="ce46">
            <text:p>279</text:p>
          </table:table-cell>
          <table:table-cell office:value-type="float" office:value="101" table:style-name="ce46">
            <text:p>101</text:p>
          </table:table-cell>
          <table:table-cell office:value-type="float" office:value="80" table:style-name="ce46">
            <text:p>80</text:p>
          </table:table-cell>
          <table:table-cell office:value-type="float" office:value="39" table:style-name="ce46">
            <text:p>39</text:p>
          </table:table-cell>
          <table:table-cell office:value-type="float" office:value="36" table:style-name="ce46">
            <text:p>36</text:p>
          </table:table-cell>
          <table:table-cell office:value-type="float" office:value="23" table:style-name="ce47">
            <text:p>23</text:p>
          </table:table-cell>
          <table:table-cell office:value-type="float" office:value="48" table:style-name="ce46">
            <text:p>4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7992" table:style-name="ce48">
            <text:p>157,992</text:p>
          </table:table-cell>
          <table:table-cell office:value-type="float" office:value="5231" table:style-name="ce49">
            <text:p>5,231</text:p>
          </table:table-cell>
          <table:table-cell office:value-type="float" office:value="950" table:style-name="ce50">
            <text:p>950</text:p>
          </table:table-cell>
          <table:table-cell office:value-type="float" office:value="980" table:style-name="ce50">
            <text:p>980</text:p>
          </table:table-cell>
          <table:table-cell office:value-type="float" office:value="1035" table:style-name="ce50">
            <text:p>1,035</text:p>
          </table:table-cell>
          <table:table-cell office:value-type="float" office:value="1142" table:style-name="ce50">
            <text:p>1,142</text:p>
          </table:table-cell>
          <table:table-cell office:value-type="float" office:value="1124" table:style-name="ce50">
            <text:p>1,124</text:p>
          </table:table-cell>
          <table:table-cell office:value-type="float" office:value="6278" table:style-name="ce50">
            <text:p>6,278</text:p>
          </table:table-cell>
          <table:table-cell office:value-type="float" office:value="1230" table:style-name="ce50">
            <text:p>1,230</text:p>
          </table:table-cell>
          <table:table-cell office:value-type="float" office:value="1288" table:style-name="ce50">
            <text:p>1,288</text:p>
          </table:table-cell>
          <table:table-cell office:value-type="float" office:value="1259" table:style-name="ce50">
            <text:p>1,259</text:p>
          </table:table-cell>
          <table:table-cell office:value-type="float" office:value="1202" table:style-name="ce50">
            <text:p>1,202</text:p>
          </table:table-cell>
          <table:table-cell office:value-type="float" office:value="1299" table:style-name="ce51">
            <text:p>1,299</text:p>
          </table:table-cell>
          <table:table-cell office:value-type="float" office:value="5883" table:style-name="ce50">
            <text:p>5,883</text:p>
          </table:table-cell>
          <table:table-cell office:value-type="float" office:value="1214" table:style-name="ce50">
            <text:p>1,214</text:p>
          </table:table-cell>
          <table:table-cell office:value-type="float" office:value="1093" table:style-name="ce50">
            <text:p>1,093</text:p>
          </table:table-cell>
          <table:table-cell office:value-type="float" office:value="1124" table:style-name="ce50">
            <text:p>1,124</text:p>
          </table:table-cell>
          <table:table-cell office:value-type="float" office:value="1210" table:style-name="ce50">
            <text:p>1,210</text:p>
          </table:table-cell>
          <table:table-cell office:value-type="float" office:value="1242" table:style-name="ce51">
            <text:p>1,242</text:p>
          </table:table-cell>
          <table:table-cell office:value-type="float" office:value="7002" table:style-name="ce50">
            <text:p>7,002</text:p>
          </table:table-cell>
          <table:table-cell office:value-type="float" office:value="1224" table:style-name="ce50">
            <text:p>1,224</text:p>
          </table:table-cell>
          <table:table-cell office:value-type="float" office:value="1331" table:style-name="ce50">
            <text:p>1,331</text:p>
          </table:table-cell>
          <table:table-cell office:value-type="float" office:value="1438" table:style-name="ce50">
            <text:p>1,438</text:p>
          </table:table-cell>
          <table:table-cell office:value-type="float" office:value="1444" table:style-name="ce50">
            <text:p>1,444</text:p>
          </table:table-cell>
          <table:table-cell office:value-type="float" office:value="1565" table:style-name="ce51">
            <text:p>1,565</text:p>
          </table:table-cell>
          <table:table-cell office:value-type="float" office:value="9368" table:style-name="ce50">
            <text:p>9,368</text:p>
          </table:table-cell>
          <table:table-cell office:value-type="float" office:value="1670" table:style-name="ce50">
            <text:p>1,670</text:p>
          </table:table-cell>
          <table:table-cell office:value-type="float" office:value="1896" table:style-name="ce50">
            <text:p>1,896</text:p>
          </table:table-cell>
          <table:table-cell office:value-type="float" office:value="1951" table:style-name="ce50">
            <text:p>1,951</text:p>
          </table:table-cell>
          <table:table-cell office:value-type="float" office:value="1827" table:style-name="ce50">
            <text:p>1,827</text:p>
          </table:table-cell>
          <table:table-cell office:value-type="float" office:value="2024" table:style-name="ce51">
            <text:p>2,024</text:p>
          </table:table-cell>
          <table:table-cell office:value-type="float" office:value="10915" table:style-name="ce50">
            <text:p>10,915</text:p>
          </table:table-cell>
          <table:table-cell office:value-type="float" office:value="2241" table:style-name="ce50">
            <text:p>2,241</text:p>
          </table:table-cell>
          <table:table-cell office:value-type="float" office:value="2199" table:style-name="ce50">
            <text:p>2,199</text:p>
          </table:table-cell>
          <table:table-cell office:value-type="float" office:value="2193" table:style-name="ce50">
            <text:p>2,193</text:p>
          </table:table-cell>
          <table:table-cell office:value-type="float" office:value="2211" table:style-name="ce50">
            <text:p>2,211</text:p>
          </table:table-cell>
          <table:table-cell office:value-type="float" office:value="2071" table:style-name="ce51">
            <text:p>2,071</text:p>
          </table:table-cell>
          <table:table-cell office:value-type="float" office:value="9724" table:style-name="ce50">
            <text:p>9,724</text:p>
          </table:table-cell>
          <table:table-cell office:value-type="float" office:value="2065" table:style-name="ce50">
            <text:p>2,065</text:p>
          </table:table-cell>
          <table:table-cell office:value-type="float" office:value="2030" table:style-name="ce50">
            <text:p>2,030</text:p>
          </table:table-cell>
          <table:table-cell office:value-type="float" office:value="1907" table:style-name="ce50">
            <text:p>1,907</text:p>
          </table:table-cell>
          <table:table-cell office:value-type="float" office:value="1884" table:style-name="ce50">
            <text:p>1,884</text:p>
          </table:table-cell>
          <table:table-cell office:value-type="float" office:value="1838" table:style-name="ce51">
            <text:p>1,838</text:p>
          </table:table-cell>
          <table:table-cell office:value-type="float" office:value="10139" table:style-name="ce50">
            <text:p>10,139</text:p>
          </table:table-cell>
          <table:table-cell office:value-type="float" office:value="1693" table:style-name="ce50">
            <text:p>1,693</text:p>
          </table:table-cell>
          <table:table-cell office:value-type="float" office:value="1847" table:style-name="ce50">
            <text:p>1,847</text:p>
          </table:table-cell>
          <table:table-cell office:value-type="float" office:value="2113" table:style-name="ce50">
            <text:p>2,113</text:p>
          </table:table-cell>
          <table:table-cell office:value-type="float" office:value="2181" table:style-name="ce50">
            <text:p>2,181</text:p>
          </table:table-cell>
          <table:table-cell office:value-type="float" office:value="2305" table:style-name="ce51">
            <text:p>2,305</text:p>
          </table:table-cell>
          <table:table-cell office:value-type="float" office:value="11914" table:style-name="ce50">
            <text:p>11,914</text:p>
          </table:table-cell>
          <table:table-cell office:value-type="float" office:value="2389" table:style-name="ce50">
            <text:p>2,389</text:p>
          </table:table-cell>
          <table:table-cell office:value-type="float" office:value="2477" table:style-name="ce50">
            <text:p>2,477</text:p>
          </table:table-cell>
          <table:table-cell office:value-type="float" office:value="2336" table:style-name="ce50">
            <text:p>2,336</text:p>
          </table:table-cell>
          <table:table-cell office:value-type="float" office:value="2396" table:style-name="ce50">
            <text:p>2,396</text:p>
          </table:table-cell>
          <table:table-cell office:value-type="float" office:value="2316" table:style-name="ce51">
            <text:p>2,316</text:p>
          </table:table-cell>
          <table:table-cell office:value-type="float" office:value="12045" table:style-name="ce50">
            <text:p>12,045</text:p>
          </table:table-cell>
          <table:table-cell office:value-type="float" office:value="2512" table:style-name="ce50">
            <text:p>2,512</text:p>
          </table:table-cell>
          <table:table-cell office:value-type="float" office:value="2440" table:style-name="ce50">
            <text:p>2,440</text:p>
          </table:table-cell>
          <table:table-cell office:value-type="float" office:value="2330" table:style-name="ce50">
            <text:p>2,330</text:p>
          </table:table-cell>
          <table:table-cell office:value-type="float" office:value="2378" table:style-name="ce50">
            <text:p>2,378</text:p>
          </table:table-cell>
          <table:table-cell office:value-type="float" office:value="2385" table:style-name="ce51">
            <text:p>2,385</text:p>
          </table:table-cell>
          <table:table-cell office:value-type="float" office:value="12346" table:style-name="ce50">
            <text:p>12,346</text:p>
          </table:table-cell>
          <table:table-cell office:value-type="float" office:value="2500" table:style-name="ce50">
            <text:p>2,500</text:p>
          </table:table-cell>
          <table:table-cell office:value-type="float" office:value="2497" table:style-name="ce50">
            <text:p>2,497</text:p>
          </table:table-cell>
          <table:table-cell office:value-type="float" office:value="2493" table:style-name="ce50">
            <text:p>2,493</text:p>
          </table:table-cell>
          <table:table-cell office:value-type="float" office:value="2473" table:style-name="ce50">
            <text:p>2,473</text:p>
          </table:table-cell>
          <table:table-cell office:value-type="float" office:value="2383" table:style-name="ce51">
            <text:p>2,383</text:p>
          </table:table-cell>
          <table:table-cell office:value-type="float" office:value="12235" table:style-name="ce50">
            <text:p>12,235</text:p>
          </table:table-cell>
          <table:table-cell office:value-type="float" office:value="2326" table:style-name="ce50">
            <text:p>2,326</text:p>
          </table:table-cell>
          <table:table-cell office:value-type="float" office:value="2390" table:style-name="ce50">
            <text:p>2,390</text:p>
          </table:table-cell>
          <table:table-cell office:value-type="float" office:value="2553" table:style-name="ce50">
            <text:p>2,553</text:p>
          </table:table-cell>
          <table:table-cell office:value-type="float" office:value="2468" table:style-name="ce50">
            <text:p>2,468</text:p>
          </table:table-cell>
          <table:table-cell office:value-type="float" office:value="2498" table:style-name="ce51">
            <text:p>2,498</text:p>
          </table:table-cell>
          <table:table-cell office:value-type="float" office:value="12608" table:style-name="ce50">
            <text:p>12,608</text:p>
          </table:table-cell>
          <table:table-cell office:value-type="float" office:value="2647" table:style-name="ce50">
            <text:p>2,647</text:p>
          </table:table-cell>
          <table:table-cell office:value-type="float" office:value="2485" table:style-name="ce50">
            <text:p>2,485</text:p>
          </table:table-cell>
          <table:table-cell office:value-type="float" office:value="2551" table:style-name="ce50">
            <text:p>2,551</text:p>
          </table:table-cell>
          <table:table-cell office:value-type="float" office:value="2526" table:style-name="ce50">
            <text:p>2,526</text:p>
          </table:table-cell>
          <table:table-cell office:value-type="float" office:value="2399" table:style-name="ce51">
            <text:p>2,399</text:p>
          </table:table-cell>
          <table:table-cell office:value-type="float" office:value="10923" table:style-name="ce50">
            <text:p>10,923</text:p>
          </table:table-cell>
          <table:table-cell office:value-type="float" office:value="2311" table:style-name="ce50">
            <text:p>2,311</text:p>
          </table:table-cell>
          <table:table-cell office:value-type="float" office:value="2310" table:style-name="ce50">
            <text:p>2,310</text:p>
          </table:table-cell>
          <table:table-cell office:value-type="float" office:value="2290" table:style-name="ce50">
            <text:p>2,290</text:p>
          </table:table-cell>
          <table:table-cell office:value-type="float" office:value="2014" table:style-name="ce50">
            <text:p>2,014</text:p>
          </table:table-cell>
          <table:table-cell office:value-type="float" office:value="1998" table:style-name="ce51">
            <text:p>1,998</text:p>
          </table:table-cell>
          <table:table-cell office:value-type="float" office:value="8173" table:style-name="ce50">
            <text:p>8,173</text:p>
          </table:table-cell>
          <table:table-cell office:value-type="float" office:value="1952" table:style-name="ce50">
            <text:p>1,952</text:p>
          </table:table-cell>
          <table:table-cell office:value-type="float" office:value="1808" table:style-name="ce50">
            <text:p>1,808</text:p>
          </table:table-cell>
          <table:table-cell office:value-type="float" office:value="1651" table:style-name="ce50">
            <text:p>1,651</text:p>
          </table:table-cell>
          <table:table-cell office:value-type="float" office:value="1522" table:style-name="ce50">
            <text:p>1,522</text:p>
          </table:table-cell>
          <table:table-cell office:value-type="float" office:value="1240" table:style-name="ce51">
            <text:p>1,240</text:p>
          </table:table-cell>
          <table:table-cell office:value-type="float" office:value="5078" table:style-name="ce50">
            <text:p>5,078</text:p>
          </table:table-cell>
          <table:table-cell office:value-type="float" office:value="1151" table:style-name="ce50">
            <text:p>1,151</text:p>
          </table:table-cell>
          <table:table-cell office:value-type="float" office:value="893" table:style-name="ce50">
            <text:p>893</text:p>
          </table:table-cell>
          <table:table-cell office:value-type="float" office:value="982" table:style-name="ce50">
            <text:p>982</text:p>
          </table:table-cell>
          <table:table-cell office:value-type="float" office:value="1047" table:style-name="ce50">
            <text:p>1,047</text:p>
          </table:table-cell>
          <table:table-cell office:value-type="float" office:value="1005" table:style-name="ce51">
            <text:p>1,005</text:p>
          </table:table-cell>
          <table:table-cell office:value-type="float" office:value="4217" table:style-name="ce50">
            <text:p>4,217</text:p>
          </table:table-cell>
          <table:table-cell office:value-type="float" office:value="1023" table:style-name="ce50">
            <text:p>1,023</text:p>
          </table:table-cell>
          <table:table-cell office:value-type="float" office:value="912" table:style-name="ce50">
            <text:p>912</text:p>
          </table:table-cell>
          <table:table-cell office:value-type="float" office:value="838" table:style-name="ce50">
            <text:p>838</text:p>
          </table:table-cell>
          <table:table-cell office:value-type="float" office:value="780" table:style-name="ce50">
            <text:p>780</text:p>
          </table:table-cell>
          <table:table-cell office:value-type="float" office:value="664" table:style-name="ce51">
            <text:p>664</text:p>
          </table:table-cell>
          <table:table-cell office:value-type="float" office:value="2505" table:style-name="ce50">
            <text:p>2,505</text:p>
          </table:table-cell>
          <table:table-cell office:value-type="float" office:value="632" table:style-name="ce50">
            <text:p>632</text:p>
          </table:table-cell>
          <table:table-cell office:value-type="float" office:value="555" table:style-name="ce50">
            <text:p>555</text:p>
          </table:table-cell>
          <table:table-cell office:value-type="float" office:value="481" table:style-name="ce50">
            <text:p>481</text:p>
          </table:table-cell>
          <table:table-cell office:value-type="float" office:value="456" table:style-name="ce50">
            <text:p>456</text:p>
          </table:table-cell>
          <table:table-cell office:value-type="float" office:value="381" table:style-name="ce51">
            <text:p>381</text:p>
          </table:table-cell>
          <table:table-cell office:value-type="float" office:value="1087" table:style-name="ce50">
            <text:p>1,087</text:p>
          </table:table-cell>
          <table:table-cell office:value-type="float" office:value="293" table:style-name="ce50">
            <text:p>293</text:p>
          </table:table-cell>
          <table:table-cell office:value-type="float" office:value="265" table:style-name="ce50">
            <text:p>265</text:p>
          </table:table-cell>
          <table:table-cell office:value-type="float" office:value="245" table:style-name="ce50">
            <text:p>245</text:p>
          </table:table-cell>
          <table:table-cell office:value-type="float" office:value="150" table:style-name="ce50">
            <text:p>150</text:p>
          </table:table-cell>
          <table:table-cell office:value-type="float" office:value="134" table:style-name="ce51">
            <text:p>134</text:p>
          </table:table-cell>
          <table:table-cell office:value-type="float" office:value="281" table:style-name="ce50">
            <text:p>281</text:p>
          </table:table-cell>
          <table:table-cell office:value-type="float" office:value="109" table:style-name="ce50">
            <text:p>109</text:p>
          </table:table-cell>
          <table:table-cell office:value-type="float" office:value="68" table:style-name="ce50">
            <text:p>68</text:p>
          </table:table-cell>
          <table:table-cell office:value-type="float" office:value="40" table:style-name="ce50">
            <text:p>40</text:p>
          </table:table-cell>
          <table:table-cell office:value-type="float" office:value="34" table:style-name="ce50">
            <text:p>34</text:p>
          </table:table-cell>
          <table:table-cell office:value-type="float" office:value="30" table:style-name="ce51">
            <text:p>30</text:p>
          </table:table-cell>
          <table:table-cell office:value-type="float" office:value="40" table:style-name="ce50">
            <text:p>4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167" table:style-name="ce44">
            <text:p>106,167</text:p>
          </table:table-cell>
          <table:table-cell office:value-type="float" office:value="4123" table:style-name="ce44">
            <text:p>4,123</text:p>
          </table:table-cell>
          <table:table-cell office:value-type="float" office:value="827" table:style-name="ce44">
            <text:p>827</text:p>
          </table:table-cell>
          <table:table-cell office:value-type="float" office:value="855" table:style-name="ce44">
            <text:p>855</text:p>
          </table:table-cell>
          <table:table-cell office:value-type="float" office:value="887" table:style-name="ce44">
            <text:p>887</text:p>
          </table:table-cell>
          <table:table-cell office:value-type="float" office:value="767" table:style-name="ce44">
            <text:p>767</text:p>
          </table:table-cell>
          <table:table-cell office:value-type="float" office:value="787" table:style-name="ce44">
            <text:p>787</text:p>
          </table:table-cell>
          <table:table-cell office:value-type="float" office:value="3398" table:style-name="ce44">
            <text:p>3,398</text:p>
          </table:table-cell>
          <table:table-cell office:value-type="float" office:value="786" table:style-name="ce44">
            <text:p>786</text:p>
          </table:table-cell>
          <table:table-cell office:value-type="float" office:value="616" table:style-name="ce44">
            <text:p>616</text:p>
          </table:table-cell>
          <table:table-cell office:value-type="float" office:value="659" table:style-name="ce44">
            <text:p>659</text:p>
          </table:table-cell>
          <table:table-cell office:value-type="float" office:value="619" table:style-name="ce44">
            <text:p>619</text:p>
          </table:table-cell>
          <table:table-cell office:value-type="float" office:value="718" table:style-name="ce45">
            <text:p>718</text:p>
          </table:table-cell>
          <table:table-cell office:value-type="float" office:value="3095" table:style-name="ce44">
            <text:p>3,095</text:p>
          </table:table-cell>
          <table:table-cell office:value-type="float" office:value="665" table:style-name="ce44">
            <text:p>665</text:p>
          </table:table-cell>
          <table:table-cell office:value-type="float" office:value="564" table:style-name="ce44">
            <text:p>564</text:p>
          </table:table-cell>
          <table:table-cell office:value-type="float" office:value="602" table:style-name="ce44">
            <text:p>602</text:p>
          </table:table-cell>
          <table:table-cell office:value-type="float" office:value="588" table:style-name="ce44">
            <text:p>588</text:p>
          </table:table-cell>
          <table:table-cell office:value-type="float" office:value="676" table:style-name="ce45">
            <text:p>676</text:p>
          </table:table-cell>
          <table:table-cell office:value-type="float" office:value="4728" table:style-name="ce44">
            <text:p>4,728</text:p>
          </table:table-cell>
          <table:table-cell office:value-type="float" office:value="697" table:style-name="ce44">
            <text:p>697</text:p>
          </table:table-cell>
          <table:table-cell office:value-type="float" office:value="782" table:style-name="ce44">
            <text:p>782</text:p>
          </table:table-cell>
          <table:table-cell office:value-type="float" office:value="866" table:style-name="ce44">
            <text:p>866</text:p>
          </table:table-cell>
          <table:table-cell office:value-type="float" office:value="984" table:style-name="ce44">
            <text:p>984</text:p>
          </table:table-cell>
          <table:table-cell office:value-type="float" office:value="1399" table:style-name="ce45">
            <text:p>1,399</text:p>
          </table:table-cell>
          <table:table-cell office:value-type="float" office:value="7889" table:style-name="ce44">
            <text:p>7,889</text:p>
          </table:table-cell>
          <table:table-cell office:value-type="float" office:value="1459" table:style-name="ce44">
            <text:p>1,459</text:p>
          </table:table-cell>
          <table:table-cell office:value-type="float" office:value="1795" table:style-name="ce44">
            <text:p>1,795</text:p>
          </table:table-cell>
          <table:table-cell office:value-type="float" office:value="1550" table:style-name="ce44">
            <text:p>1,550</text:p>
          </table:table-cell>
          <table:table-cell office:value-type="float" office:value="1459" table:style-name="ce44">
            <text:p>1,459</text:p>
          </table:table-cell>
          <table:table-cell office:value-type="float" office:value="1626" table:style-name="ce45">
            <text:p>1,626</text:p>
          </table:table-cell>
          <table:table-cell office:value-type="float" office:value="8265" table:style-name="ce44">
            <text:p>8,265</text:p>
          </table:table-cell>
          <table:table-cell office:value-type="float" office:value="1649" table:style-name="ce44">
            <text:p>1,649</text:p>
          </table:table-cell>
          <table:table-cell office:value-type="float" office:value="1711" table:style-name="ce44">
            <text:p>1,711</text:p>
          </table:table-cell>
          <table:table-cell office:value-type="float" office:value="1602" table:style-name="ce44">
            <text:p>1,602</text:p>
          </table:table-cell>
          <table:table-cell office:value-type="float" office:value="1623" table:style-name="ce44">
            <text:p>1,623</text:p>
          </table:table-cell>
          <table:table-cell office:value-type="float" office:value="1680" table:style-name="ce45">
            <text:p>1,680</text:p>
          </table:table-cell>
          <table:table-cell office:value-type="float" office:value="7676" table:style-name="ce44">
            <text:p>7,676</text:p>
          </table:table-cell>
          <table:table-cell office:value-type="float" office:value="1589" table:style-name="ce44">
            <text:p>1,589</text:p>
          </table:table-cell>
          <table:table-cell office:value-type="float" office:value="1551" table:style-name="ce44">
            <text:p>1,551</text:p>
          </table:table-cell>
          <table:table-cell office:value-type="float" office:value="1442" table:style-name="ce44">
            <text:p>1,442</text:p>
          </table:table-cell>
          <table:table-cell office:value-type="float" office:value="1546" table:style-name="ce44">
            <text:p>1,546</text:p>
          </table:table-cell>
          <table:table-cell office:value-type="float" office:value="1548" table:style-name="ce45">
            <text:p>1,548</text:p>
          </table:table-cell>
          <table:table-cell office:value-type="float" office:value="7780" table:style-name="ce44">
            <text:p>7,780</text:p>
          </table:table-cell>
          <table:table-cell office:value-type="float" office:value="1423" table:style-name="ce44">
            <text:p>1,423</text:p>
          </table:table-cell>
          <table:table-cell office:value-type="float" office:value="1472" table:style-name="ce44">
            <text:p>1,472</text:p>
          </table:table-cell>
          <table:table-cell office:value-type="float" office:value="1595" table:style-name="ce44">
            <text:p>1,595</text:p>
          </table:table-cell>
          <table:table-cell office:value-type="float" office:value="1633" table:style-name="ce44">
            <text:p>1,633</text:p>
          </table:table-cell>
          <table:table-cell office:value-type="float" office:value="1657" table:style-name="ce45">
            <text:p>1,657</text:p>
          </table:table-cell>
          <table:table-cell office:value-type="float" office:value="8262" table:style-name="ce44">
            <text:p>8,262</text:p>
          </table:table-cell>
          <table:table-cell office:value-type="float" office:value="1661" table:style-name="ce44">
            <text:p>1,661</text:p>
          </table:table-cell>
          <table:table-cell office:value-type="float" office:value="1699" table:style-name="ce44">
            <text:p>1,699</text:p>
          </table:table-cell>
          <table:table-cell office:value-type="float" office:value="1695" table:style-name="ce44">
            <text:p>1,695</text:p>
          </table:table-cell>
          <table:table-cell office:value-type="float" office:value="1685" table:style-name="ce44">
            <text:p>1,685</text:p>
          </table:table-cell>
          <table:table-cell office:value-type="float" office:value="1522" table:style-name="ce45">
            <text:p>1,522</text:p>
          </table:table-cell>
          <table:table-cell office:value-type="float" office:value="7925" table:style-name="ce44">
            <text:p>7,925</text:p>
          </table:table-cell>
          <table:table-cell office:value-type="float" office:value="1734" table:style-name="ce44">
            <text:p>1,734</text:p>
          </table:table-cell>
          <table:table-cell office:value-type="float" office:value="1577" table:style-name="ce44">
            <text:p>1,577</text:p>
          </table:table-cell>
          <table:table-cell office:value-type="float" office:value="1593" table:style-name="ce44">
            <text:p>1,593</text:p>
          </table:table-cell>
          <table:table-cell office:value-type="float" office:value="1495" table:style-name="ce44">
            <text:p>1,495</text:p>
          </table:table-cell>
          <table:table-cell office:value-type="float" office:value="1526" table:style-name="ce45">
            <text:p>1,526</text:p>
          </table:table-cell>
          <table:table-cell office:value-type="float" office:value="7947" table:style-name="ce44">
            <text:p>7,947</text:p>
          </table:table-cell>
          <table:table-cell office:value-type="float" office:value="1573" table:style-name="ce44">
            <text:p>1,573</text:p>
          </table:table-cell>
          <table:table-cell office:value-type="float" office:value="1563" table:style-name="ce44">
            <text:p>1,563</text:p>
          </table:table-cell>
          <table:table-cell office:value-type="float" office:value="1561" table:style-name="ce44">
            <text:p>1,561</text:p>
          </table:table-cell>
          <table:table-cell office:value-type="float" office:value="1634" table:style-name="ce44">
            <text:p>1,634</text:p>
          </table:table-cell>
          <table:table-cell office:value-type="float" office:value="1616" table:style-name="ce45">
            <text:p>1,616</text:p>
          </table:table-cell>
          <table:table-cell office:value-type="float" office:value="8162" table:style-name="ce44">
            <text:p>8,162</text:p>
          </table:table-cell>
          <table:table-cell office:value-type="float" office:value="1637" table:style-name="ce44">
            <text:p>1,637</text:p>
          </table:table-cell>
          <table:table-cell office:value-type="float" office:value="1600" table:style-name="ce44">
            <text:p>1,600</text:p>
          </table:table-cell>
          <table:table-cell office:value-type="float" office:value="1670" table:style-name="ce44">
            <text:p>1,670</text:p>
          </table:table-cell>
          <table:table-cell office:value-type="float" office:value="1645" table:style-name="ce44">
            <text:p>1,645</text:p>
          </table:table-cell>
          <table:table-cell office:value-type="float" office:value="1610" table:style-name="ce45">
            <text:p>1,610</text:p>
          </table:table-cell>
          <table:table-cell office:value-type="float" office:value="7810" table:style-name="ce44">
            <text:p>7,810</text:p>
          </table:table-cell>
          <table:table-cell office:value-type="float" office:value="1644" table:style-name="ce44">
            <text:p>1,644</text:p>
          </table:table-cell>
          <table:table-cell office:value-type="float" office:value="1591" table:style-name="ce44">
            <text:p>1,591</text:p>
          </table:table-cell>
          <table:table-cell office:value-type="float" office:value="1581" table:style-name="ce44">
            <text:p>1,581</text:p>
          </table:table-cell>
          <table:table-cell office:value-type="float" office:value="1474" table:style-name="ce44">
            <text:p>1,474</text:p>
          </table:table-cell>
          <table:table-cell office:value-type="float" office:value="1520" table:style-name="ce45">
            <text:p>1,520</text:p>
          </table:table-cell>
          <table:table-cell office:value-type="float" office:value="6455" table:style-name="ce44">
            <text:p>6,455</text:p>
          </table:table-cell>
          <table:table-cell office:value-type="float" office:value="1390" table:style-name="ce44">
            <text:p>1,390</text:p>
          </table:table-cell>
          <table:table-cell office:value-type="float" office:value="1374" table:style-name="ce44">
            <text:p>1,374</text:p>
          </table:table-cell>
          <table:table-cell office:value-type="float" office:value="1271" table:style-name="ce44">
            <text:p>1,271</text:p>
          </table:table-cell>
          <table:table-cell office:value-type="float" office:value="1246" table:style-name="ce44">
            <text:p>1,246</text:p>
          </table:table-cell>
          <table:table-cell office:value-type="float" office:value="1174" table:style-name="ce45">
            <text:p>1,174</text:p>
          </table:table-cell>
          <table:table-cell office:value-type="float" office:value="4749" table:style-name="ce44">
            <text:p>4,749</text:p>
          </table:table-cell>
          <table:table-cell office:value-type="float" office:value="1186" table:style-name="ce44">
            <text:p>1,186</text:p>
          </table:table-cell>
          <table:table-cell office:value-type="float" office:value="1082" table:style-name="ce44">
            <text:p>1,082</text:p>
          </table:table-cell>
          <table:table-cell office:value-type="float" office:value="986" table:style-name="ce44">
            <text:p>986</text:p>
          </table:table-cell>
          <table:table-cell office:value-type="float" office:value="825" table:style-name="ce44">
            <text:p>825</text:p>
          </table:table-cell>
          <table:table-cell office:value-type="float" office:value="670" table:style-name="ce45">
            <text:p>670</text:p>
          </table:table-cell>
          <table:table-cell office:value-type="float" office:value="2836" table:style-name="ce44">
            <text:p>2,836</text:p>
          </table:table-cell>
          <table:table-cell office:value-type="float" office:value="718" table:style-name="ce44">
            <text:p>718</text:p>
          </table:table-cell>
          <table:table-cell office:value-type="float" office:value="527" table:style-name="ce44">
            <text:p>527</text:p>
          </table:table-cell>
          <table:table-cell office:value-type="float" office:value="556" table:style-name="ce44">
            <text:p>556</text:p>
          </table:table-cell>
          <table:table-cell office:value-type="float" office:value="541" table:style-name="ce44">
            <text:p>541</text:p>
          </table:table-cell>
          <table:table-cell office:value-type="float" office:value="494" table:style-name="ce45">
            <text:p>494</text:p>
          </table:table-cell>
          <table:table-cell office:value-type="float" office:value="2336" table:style-name="ce44">
            <text:p>2,336</text:p>
          </table:table-cell>
          <table:table-cell office:value-type="float" office:value="485" table:style-name="ce44">
            <text:p>485</text:p>
          </table:table-cell>
          <table:table-cell office:value-type="float" office:value="533" table:style-name="ce44">
            <text:p>533</text:p>
          </table:table-cell>
          <table:table-cell office:value-type="float" office:value="457" table:style-name="ce44">
            <text:p>457</text:p>
          </table:table-cell>
          <table:table-cell office:value-type="float" office:value="463" table:style-name="ce44">
            <text:p>463</text:p>
          </table:table-cell>
          <table:table-cell office:value-type="float" office:value="398" table:style-name="ce45">
            <text:p>398</text:p>
          </table:table-cell>
          <table:table-cell office:value-type="float" office:value="1716" table:style-name="ce44">
            <text:p>1,716</text:p>
          </table:table-cell>
          <table:table-cell office:value-type="float" office:value="416" table:style-name="ce44">
            <text:p>416</text:p>
          </table:table-cell>
          <table:table-cell office:value-type="float" office:value="400" table:style-name="ce44">
            <text:p>400</text:p>
          </table:table-cell>
          <table:table-cell office:value-type="float" office:value="343" table:style-name="ce44">
            <text:p>343</text:p>
          </table:table-cell>
          <table:table-cell office:value-type="float" office:value="292" table:style-name="ce44">
            <text:p>292</text:p>
          </table:table-cell>
          <table:table-cell office:value-type="float" office:value="265" table:style-name="ce45">
            <text:p>265</text:p>
          </table:table-cell>
          <table:table-cell office:value-type="float" office:value="787" table:style-name="ce44">
            <text:p>787</text:p>
          </table:table-cell>
          <table:table-cell office:value-type="float" office:value="236" table:style-name="ce44">
            <text:p>236</text:p>
          </table:table-cell>
          <table:table-cell office:value-type="float" office:value="197" table:style-name="ce44">
            <text:p>197</text:p>
          </table:table-cell>
          <table:table-cell office:value-type="float" office:value="159" table:style-name="ce44">
            <text:p>159</text:p>
          </table:table-cell>
          <table:table-cell office:value-type="float" office:value="95" table:style-name="ce44">
            <text:p>95</text:p>
          </table:table-cell>
          <table:table-cell office:value-type="float" office:value="100" table:style-name="ce45">
            <text:p>100</text:p>
          </table:table-cell>
          <table:table-cell office:value-type="float" office:value="205" table:style-name="ce44">
            <text:p>205</text:p>
          </table:table-cell>
          <table:table-cell office:value-type="float" office:value="72" table:style-name="ce44">
            <text:p>72</text:p>
          </table:table-cell>
          <table:table-cell office:value-type="float" office:value="49" table:style-name="ce44">
            <text:p>49</text:p>
          </table:table-cell>
          <table:table-cell office:value-type="float" office:value="34" table:style-name="ce44">
            <text:p>34</text:p>
          </table:table-cell>
          <table:table-cell office:value-type="float" office:value="25" table:style-name="ce44">
            <text:p>25</text:p>
          </table:table-cell>
          <table:table-cell office:value-type="float" office:value="25" table:style-name="ce45">
            <text:p>25</text:p>
          </table:table-cell>
          <table:table-cell office:value-type="float" office:value="23" table:style-name="ce44">
            <text:p>2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537" table:style-name="ce44">
            <text:p>54,537</text:p>
          </table:table-cell>
          <table:table-cell office:value-type="float" office:value="2140" table:style-name="ce44">
            <text:p>2,140</text:p>
          </table:table-cell>
          <table:table-cell office:value-type="float" office:value="406" table:style-name="ce44">
            <text:p>406</text:p>
          </table:table-cell>
          <table:table-cell office:value-type="float" office:value="461" table:style-name="ce44">
            <text:p>461</text:p>
          </table:table-cell>
          <table:table-cell office:value-type="float" office:value="437" table:style-name="ce44">
            <text:p>437</text:p>
          </table:table-cell>
          <table:table-cell office:value-type="float" office:value="423" table:style-name="ce44">
            <text:p>423</text:p>
          </table:table-cell>
          <table:table-cell office:value-type="float" office:value="413" table:style-name="ce44">
            <text:p>413</text:p>
          </table:table-cell>
          <table:table-cell office:value-type="float" office:value="1813" table:style-name="ce44">
            <text:p>1,813</text:p>
          </table:table-cell>
          <table:table-cell office:value-type="float" office:value="425" table:style-name="ce44">
            <text:p>425</text:p>
          </table:table-cell>
          <table:table-cell office:value-type="float" office:value="328" table:style-name="ce44">
            <text:p>328</text:p>
          </table:table-cell>
          <table:table-cell office:value-type="float" office:value="351" table:style-name="ce44">
            <text:p>351</text:p>
          </table:table-cell>
          <table:table-cell office:value-type="float" office:value="327" table:style-name="ce44">
            <text:p>327</text:p>
          </table:table-cell>
          <table:table-cell office:value-type="float" office:value="382" table:style-name="ce45">
            <text:p>382</text:p>
          </table:table-cell>
          <table:table-cell office:value-type="float" office:value="1591" table:style-name="ce44">
            <text:p>1,591</text:p>
          </table:table-cell>
          <table:table-cell office:value-type="float" office:value="354" table:style-name="ce44">
            <text:p>354</text:p>
          </table:table-cell>
          <table:table-cell office:value-type="float" office:value="283" table:style-name="ce44">
            <text:p>283</text:p>
          </table:table-cell>
          <table:table-cell office:value-type="float" office:value="310" table:style-name="ce44">
            <text:p>310</text:p>
          </table:table-cell>
          <table:table-cell office:value-type="float" office:value="299" table:style-name="ce44">
            <text:p>299</text:p>
          </table:table-cell>
          <table:table-cell office:value-type="float" office:value="345" table:style-name="ce45">
            <text:p>345</text:p>
          </table:table-cell>
          <table:table-cell office:value-type="float" office:value="2528" table:style-name="ce44">
            <text:p>2,528</text:p>
          </table:table-cell>
          <table:table-cell office:value-type="float" office:value="365" table:style-name="ce44">
            <text:p>365</text:p>
          </table:table-cell>
          <table:table-cell office:value-type="float" office:value="424" table:style-name="ce44">
            <text:p>424</text:p>
          </table:table-cell>
          <table:table-cell office:value-type="float" office:value="431" table:style-name="ce44">
            <text:p>431</text:p>
          </table:table-cell>
          <table:table-cell office:value-type="float" office:value="546" table:style-name="ce44">
            <text:p>546</text:p>
          </table:table-cell>
          <table:table-cell office:value-type="float" office:value="762" table:style-name="ce45">
            <text:p>762</text:p>
          </table:table-cell>
          <table:table-cell office:value-type="float" office:value="4321" table:style-name="ce44">
            <text:p>4,321</text:p>
          </table:table-cell>
          <table:table-cell office:value-type="float" office:value="785" table:style-name="ce44">
            <text:p>785</text:p>
          </table:table-cell>
          <table:table-cell office:value-type="float" office:value="1013" table:style-name="ce44">
            <text:p>1,013</text:p>
          </table:table-cell>
          <table:table-cell office:value-type="float" office:value="851" table:style-name="ce44">
            <text:p>851</text:p>
          </table:table-cell>
          <table:table-cell office:value-type="float" office:value="800" table:style-name="ce44">
            <text:p>800</text:p>
          </table:table-cell>
          <table:table-cell office:value-type="float" office:value="872" table:style-name="ce45">
            <text:p>872</text:p>
          </table:table-cell>
          <table:table-cell office:value-type="float" office:value="4473" table:style-name="ce44">
            <text:p>4,473</text:p>
          </table:table-cell>
          <table:table-cell office:value-type="float" office:value="883" table:style-name="ce44">
            <text:p>883</text:p>
          </table:table-cell>
          <table:table-cell office:value-type="float" office:value="960" table:style-name="ce44">
            <text:p>960</text:p>
          </table:table-cell>
          <table:table-cell office:value-type="float" office:value="837" table:style-name="ce44">
            <text:p>837</text:p>
          </table:table-cell>
          <table:table-cell office:value-type="float" office:value="874" table:style-name="ce44">
            <text:p>874</text:p>
          </table:table-cell>
          <table:table-cell office:value-type="float" office:value="919" table:style-name="ce45">
            <text:p>919</text:p>
          </table:table-cell>
          <table:table-cell office:value-type="float" office:value="4011" table:style-name="ce44">
            <text:p>4,011</text:p>
          </table:table-cell>
          <table:table-cell office:value-type="float" office:value="847" table:style-name="ce44">
            <text:p>847</text:p>
          </table:table-cell>
          <table:table-cell office:value-type="float" office:value="832" table:style-name="ce44">
            <text:p>832</text:p>
          </table:table-cell>
          <table:table-cell office:value-type="float" office:value="744" table:style-name="ce44">
            <text:p>744</text:p>
          </table:table-cell>
          <table:table-cell office:value-type="float" office:value="795" table:style-name="ce44">
            <text:p>795</text:p>
          </table:table-cell>
          <table:table-cell office:value-type="float" office:value="793" table:style-name="ce45">
            <text:p>793</text:p>
          </table:table-cell>
          <table:table-cell office:value-type="float" office:value="4042" table:style-name="ce44">
            <text:p>4,042</text:p>
          </table:table-cell>
          <table:table-cell office:value-type="float" office:value="750" table:style-name="ce44">
            <text:p>750</text:p>
          </table:table-cell>
          <table:table-cell office:value-type="float" office:value="793" table:style-name="ce44">
            <text:p>793</text:p>
          </table:table-cell>
          <table:table-cell office:value-type="float" office:value="822" table:style-name="ce44">
            <text:p>822</text:p>
          </table:table-cell>
          <table:table-cell office:value-type="float" office:value="825" table:style-name="ce44">
            <text:p>825</text:p>
          </table:table-cell>
          <table:table-cell office:value-type="float" office:value="852" table:style-name="ce45">
            <text:p>852</text:p>
          </table:table-cell>
          <table:table-cell office:value-type="float" office:value="4132" table:style-name="ce44">
            <text:p>4,132</text:p>
          </table:table-cell>
          <table:table-cell office:value-type="float" office:value="828" table:style-name="ce44">
            <text:p>828</text:p>
          </table:table-cell>
          <table:table-cell office:value-type="float" office:value="849" table:style-name="ce44">
            <text:p>849</text:p>
          </table:table-cell>
          <table:table-cell office:value-type="float" office:value="822" table:style-name="ce44">
            <text:p>822</text:p>
          </table:table-cell>
          <table:table-cell office:value-type="float" office:value="852" table:style-name="ce44">
            <text:p>852</text:p>
          </table:table-cell>
          <table:table-cell office:value-type="float" office:value="781" table:style-name="ce45">
            <text:p>781</text:p>
          </table:table-cell>
          <table:table-cell office:value-type="float" office:value="3962" table:style-name="ce44">
            <text:p>3,962</text:p>
          </table:table-cell>
          <table:table-cell office:value-type="float" office:value="860" table:style-name="ce44">
            <text:p>860</text:p>
          </table:table-cell>
          <table:table-cell office:value-type="float" office:value="758" table:style-name="ce44">
            <text:p>758</text:p>
          </table:table-cell>
          <table:table-cell office:value-type="float" office:value="803" table:style-name="ce44">
            <text:p>803</text:p>
          </table:table-cell>
          <table:table-cell office:value-type="float" office:value="751" table:style-name="ce44">
            <text:p>751</text:p>
          </table:table-cell>
          <table:table-cell office:value-type="float" office:value="790" table:style-name="ce45">
            <text:p>790</text:p>
          </table:table-cell>
          <table:table-cell office:value-type="float" office:value="4172" table:style-name="ce44">
            <text:p>4,172</text:p>
          </table:table-cell>
          <table:table-cell office:value-type="float" office:value="827" table:style-name="ce44">
            <text:p>827</text:p>
          </table:table-cell>
          <table:table-cell office:value-type="float" office:value="825" table:style-name="ce44">
            <text:p>825</text:p>
          </table:table-cell>
          <table:table-cell office:value-type="float" office:value="821" table:style-name="ce44">
            <text:p>821</text:p>
          </table:table-cell>
          <table:table-cell office:value-type="float" office:value="845" table:style-name="ce44">
            <text:p>845</text:p>
          </table:table-cell>
          <table:table-cell office:value-type="float" office:value="854" table:style-name="ce45">
            <text:p>854</text:p>
          </table:table-cell>
          <table:table-cell office:value-type="float" office:value="4357" table:style-name="ce44">
            <text:p>4,357</text:p>
          </table:table-cell>
          <table:table-cell office:value-type="float" office:value="882" table:style-name="ce44">
            <text:p>882</text:p>
          </table:table-cell>
          <table:table-cell office:value-type="float" office:value="831" table:style-name="ce44">
            <text:p>831</text:p>
          </table:table-cell>
          <table:table-cell office:value-type="float" office:value="893" table:style-name="ce44">
            <text:p>893</text:p>
          </table:table-cell>
          <table:table-cell office:value-type="float" office:value="891" table:style-name="ce44">
            <text:p>891</text:p>
          </table:table-cell>
          <table:table-cell office:value-type="float" office:value="860" table:style-name="ce45">
            <text:p>860</text:p>
          </table:table-cell>
          <table:table-cell office:value-type="float" office:value="4066" table:style-name="ce44">
            <text:p>4,066</text:p>
          </table:table-cell>
          <table:table-cell office:value-type="float" office:value="862" table:style-name="ce44">
            <text:p>862</text:p>
          </table:table-cell>
          <table:table-cell office:value-type="float" office:value="823" table:style-name="ce44">
            <text:p>823</text:p>
          </table:table-cell>
          <table:table-cell office:value-type="float" office:value="813" table:style-name="ce44">
            <text:p>813</text:p>
          </table:table-cell>
          <table:table-cell office:value-type="float" office:value="762" table:style-name="ce44">
            <text:p>762</text:p>
          </table:table-cell>
          <table:table-cell office:value-type="float" office:value="806" table:style-name="ce45">
            <text:p>806</text:p>
          </table:table-cell>
          <table:table-cell office:value-type="float" office:value="3262" table:style-name="ce44">
            <text:p>3,262</text:p>
          </table:table-cell>
          <table:table-cell office:value-type="float" office:value="727" table:style-name="ce44">
            <text:p>727</text:p>
          </table:table-cell>
          <table:table-cell office:value-type="float" office:value="719" table:style-name="ce44">
            <text:p>719</text:p>
          </table:table-cell>
          <table:table-cell office:value-type="float" office:value="642" table:style-name="ce44">
            <text:p>642</text:p>
          </table:table-cell>
          <table:table-cell office:value-type="float" office:value="612" table:style-name="ce44">
            <text:p>612</text:p>
          </table:table-cell>
          <table:table-cell office:value-type="float" office:value="562" table:style-name="ce45">
            <text:p>562</text:p>
          </table:table-cell>
          <table:table-cell office:value-type="float" office:value="2288" table:style-name="ce44">
            <text:p>2,288</text:p>
          </table:table-cell>
          <table:table-cell office:value-type="float" office:value="572" table:style-name="ce44">
            <text:p>572</text:p>
          </table:table-cell>
          <table:table-cell office:value-type="float" office:value="525" table:style-name="ce44">
            <text:p>525</text:p>
          </table:table-cell>
          <table:table-cell office:value-type="float" office:value="480" table:style-name="ce44">
            <text:p>480</text:p>
          </table:table-cell>
          <table:table-cell office:value-type="float" office:value="394" table:style-name="ce44">
            <text:p>394</text:p>
          </table:table-cell>
          <table:table-cell office:value-type="float" office:value="317" table:style-name="ce45">
            <text:p>317</text:p>
          </table:table-cell>
          <table:table-cell office:value-type="float" office:value="1309" table:style-name="ce44">
            <text:p>1,309</text:p>
          </table:table-cell>
          <table:table-cell office:value-type="float" office:value="323" table:style-name="ce44">
            <text:p>323</text:p>
          </table:table-cell>
          <table:table-cell office:value-type="float" office:value="250" table:style-name="ce44">
            <text:p>250</text:p>
          </table:table-cell>
          <table:table-cell office:value-type="float" office:value="250" table:style-name="ce44">
            <text:p>250</text:p>
          </table:table-cell>
          <table:table-cell office:value-type="float" office:value="255" table:style-name="ce44">
            <text:p>255</text:p>
          </table:table-cell>
          <table:table-cell office:value-type="float" office:value="231" table:style-name="ce45">
            <text:p>231</text:p>
          </table:table-cell>
          <table:table-cell office:value-type="float" office:value="1001" table:style-name="ce44">
            <text:p>1,001</text:p>
          </table:table-cell>
          <table:table-cell office:value-type="float" office:value="206" table:style-name="ce44">
            <text:p>206</text:p>
          </table:table-cell>
          <table:table-cell office:value-type="float" office:value="233" table:style-name="ce44">
            <text:p>233</text:p>
          </table:table-cell>
          <table:table-cell office:value-type="float" office:value="183" table:style-name="ce44">
            <text:p>183</text:p>
          </table:table-cell>
          <table:table-cell office:value-type="float" office:value="204" table:style-name="ce44">
            <text:p>204</text:p>
          </table:table-cell>
          <table:table-cell office:value-type="float" office:value="175" table:style-name="ce45">
            <text:p>175</text:p>
          </table:table-cell>
          <table:table-cell office:value-type="float" office:value="681" table:style-name="ce44">
            <text:p>681</text:p>
          </table:table-cell>
          <table:table-cell office:value-type="float" office:value="187" table:style-name="ce44">
            <text:p>187</text:p>
          </table:table-cell>
          <table:table-cell office:value-type="float" office:value="154" table:style-name="ce44">
            <text:p>154</text:p>
          </table:table-cell>
          <table:table-cell office:value-type="float" office:value="134" table:style-name="ce44">
            <text:p>134</text:p>
          </table:table-cell>
          <table:table-cell office:value-type="float" office:value="110" table:style-name="ce44">
            <text:p>110</text:p>
          </table:table-cell>
          <table:table-cell office:value-type="float" office:value="96" table:style-name="ce45">
            <text:p>96</text:p>
          </table:table-cell>
          <table:table-cell office:value-type="float" office:value="307" table:style-name="ce44">
            <text:p>307</text:p>
          </table:table-cell>
          <table:table-cell office:value-type="float" office:value="87" table:style-name="ce44">
            <text:p>87</text:p>
          </table:table-cell>
          <table:table-cell office:value-type="float" office:value="85" table:style-name="ce44">
            <text:p>85</text:p>
          </table:table-cell>
          <table:table-cell office:value-type="float" office:value="57" table:style-name="ce44">
            <text:p>57</text:p>
          </table:table-cell>
          <table:table-cell office:value-type="float" office:value="41" table:style-name="ce44">
            <text:p>41</text:p>
          </table:table-cell>
          <table:table-cell office:value-type="float" office:value="37" table:style-name="ce45">
            <text:p>37</text:p>
          </table:table-cell>
          <table:table-cell office:value-type="float" office:value="74" table:style-name="ce44">
            <text:p>74</text:p>
          </table:table-cell>
          <table:table-cell office:value-type="float" office:value="29" table:style-name="ce44">
            <text:p>29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5">
            <text:p>9</text:p>
          </table:table-cell>
          <table:table-cell office:value-type="float" office:value="7" table:style-name="ce44">
            <text:p>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630" table:style-name="ce48">
            <text:p>51,630</text:p>
          </table:table-cell>
          <table:table-cell office:value-type="float" office:value="1983" table:style-name="ce49">
            <text:p>1,983</text:p>
          </table:table-cell>
          <table:table-cell office:value-type="float" office:value="421" table:style-name="ce48">
            <text:p>421</text:p>
          </table:table-cell>
          <table:table-cell office:value-type="float" office:value="394" table:style-name="ce48">
            <text:p>394</text:p>
          </table:table-cell>
          <table:table-cell office:value-type="float" office:value="450" table:style-name="ce48">
            <text:p>450</text:p>
          </table:table-cell>
          <table:table-cell office:value-type="float" office:value="344" table:style-name="ce48">
            <text:p>344</text:p>
          </table:table-cell>
          <table:table-cell office:value-type="float" office:value="374" table:style-name="ce48">
            <text:p>374</text:p>
          </table:table-cell>
          <table:table-cell office:value-type="float" office:value="1585" table:style-name="ce48">
            <text:p>1,585</text:p>
          </table:table-cell>
          <table:table-cell office:value-type="float" office:value="361" table:style-name="ce48">
            <text:p>361</text:p>
          </table:table-cell>
          <table:table-cell office:value-type="float" office:value="288" table:style-name="ce48">
            <text:p>288</text:p>
          </table:table-cell>
          <table:table-cell office:value-type="float" office:value="308" table:style-name="ce48">
            <text:p>308</text:p>
          </table:table-cell>
          <table:table-cell office:value-type="float" office:value="292" table:style-name="ce48">
            <text:p>292</text:p>
          </table:table-cell>
          <table:table-cell office:value-type="float" office:value="336" table:style-name="ce49">
            <text:p>336</text:p>
          </table:table-cell>
          <table:table-cell office:value-type="float" office:value="1504" table:style-name="ce48">
            <text:p>1,504</text:p>
          </table:table-cell>
          <table:table-cell office:value-type="float" office:value="311" table:style-name="ce48">
            <text:p>311</text:p>
          </table:table-cell>
          <table:table-cell office:value-type="float" office:value="281" table:style-name="ce48">
            <text:p>281</text:p>
          </table:table-cell>
          <table:table-cell office:value-type="float" office:value="292" table:style-name="ce48">
            <text:p>292</text:p>
          </table:table-cell>
          <table:table-cell office:value-type="float" office:value="289" table:style-name="ce48">
            <text:p>289</text:p>
          </table:table-cell>
          <table:table-cell office:value-type="float" office:value="331" table:style-name="ce49">
            <text:p>331</text:p>
          </table:table-cell>
          <table:table-cell office:value-type="float" office:value="2200" table:style-name="ce48">
            <text:p>2,200</text:p>
          </table:table-cell>
          <table:table-cell office:value-type="float" office:value="332" table:style-name="ce48">
            <text:p>332</text:p>
          </table:table-cell>
          <table:table-cell office:value-type="float" office:value="358" table:style-name="ce48">
            <text:p>358</text:p>
          </table:table-cell>
          <table:table-cell office:value-type="float" office:value="435" table:style-name="ce48">
            <text:p>435</text:p>
          </table:table-cell>
          <table:table-cell office:value-type="float" office:value="438" table:style-name="ce48">
            <text:p>438</text:p>
          </table:table-cell>
          <table:table-cell office:value-type="float" office:value="637" table:style-name="ce49">
            <text:p>637</text:p>
          </table:table-cell>
          <table:table-cell office:value-type="float" office:value="3568" table:style-name="ce48">
            <text:p>3,568</text:p>
          </table:table-cell>
          <table:table-cell office:value-type="float" office:value="674" table:style-name="ce48">
            <text:p>674</text:p>
          </table:table-cell>
          <table:table-cell office:value-type="float" office:value="782" table:style-name="ce48">
            <text:p>782</text:p>
          </table:table-cell>
          <table:table-cell office:value-type="float" office:value="699" table:style-name="ce48">
            <text:p>699</text:p>
          </table:table-cell>
          <table:table-cell office:value-type="float" office:value="659" table:style-name="ce48">
            <text:p>659</text:p>
          </table:table-cell>
          <table:table-cell office:value-type="float" office:value="754" table:style-name="ce49">
            <text:p>754</text:p>
          </table:table-cell>
          <table:table-cell office:value-type="float" office:value="3792" table:style-name="ce48">
            <text:p>3,792</text:p>
          </table:table-cell>
          <table:table-cell office:value-type="float" office:value="766" table:style-name="ce48">
            <text:p>766</text:p>
          </table:table-cell>
          <table:table-cell office:value-type="float" office:value="751" table:style-name="ce48">
            <text:p>751</text:p>
          </table:table-cell>
          <table:table-cell office:value-type="float" office:value="765" table:style-name="ce48">
            <text:p>765</text:p>
          </table:table-cell>
          <table:table-cell office:value-type="float" office:value="749" table:style-name="ce48">
            <text:p>749</text:p>
          </table:table-cell>
          <table:table-cell office:value-type="float" office:value="761" table:style-name="ce49">
            <text:p>761</text:p>
          </table:table-cell>
          <table:table-cell office:value-type="float" office:value="3665" table:style-name="ce48">
            <text:p>3,665</text:p>
          </table:table-cell>
          <table:table-cell office:value-type="float" office:value="742" table:style-name="ce48">
            <text:p>742</text:p>
          </table:table-cell>
          <table:table-cell office:value-type="float" office:value="719" table:style-name="ce48">
            <text:p>719</text:p>
          </table:table-cell>
          <table:table-cell office:value-type="float" office:value="698" table:style-name="ce48">
            <text:p>698</text:p>
          </table:table-cell>
          <table:table-cell office:value-type="float" office:value="751" table:style-name="ce48">
            <text:p>751</text:p>
          </table:table-cell>
          <table:table-cell office:value-type="float" office:value="755" table:style-name="ce49">
            <text:p>755</text:p>
          </table:table-cell>
          <table:table-cell office:value-type="float" office:value="3738" table:style-name="ce48">
            <text:p>3,738</text:p>
          </table:table-cell>
          <table:table-cell office:value-type="float" office:value="673" table:style-name="ce48">
            <text:p>673</text:p>
          </table:table-cell>
          <table:table-cell office:value-type="float" office:value="679" table:style-name="ce48">
            <text:p>679</text:p>
          </table:table-cell>
          <table:table-cell office:value-type="float" office:value="773" table:style-name="ce48">
            <text:p>773</text:p>
          </table:table-cell>
          <table:table-cell office:value-type="float" office:value="808" table:style-name="ce48">
            <text:p>808</text:p>
          </table:table-cell>
          <table:table-cell office:value-type="float" office:value="805" table:style-name="ce49">
            <text:p>805</text:p>
          </table:table-cell>
          <table:table-cell office:value-type="float" office:value="4130" table:style-name="ce48">
            <text:p>4,130</text:p>
          </table:table-cell>
          <table:table-cell office:value-type="float" office:value="833" table:style-name="ce48">
            <text:p>833</text:p>
          </table:table-cell>
          <table:table-cell office:value-type="float" office:value="850" table:style-name="ce48">
            <text:p>850</text:p>
          </table:table-cell>
          <table:table-cell office:value-type="float" office:value="873" table:style-name="ce48">
            <text:p>873</text:p>
          </table:table-cell>
          <table:table-cell office:value-type="float" office:value="833" table:style-name="ce48">
            <text:p>833</text:p>
          </table:table-cell>
          <table:table-cell office:value-type="float" office:value="741" table:style-name="ce49">
            <text:p>741</text:p>
          </table:table-cell>
          <table:table-cell office:value-type="float" office:value="3963" table:style-name="ce48">
            <text:p>3,963</text:p>
          </table:table-cell>
          <table:table-cell office:value-type="float" office:value="874" table:style-name="ce48">
            <text:p>874</text:p>
          </table:table-cell>
          <table:table-cell office:value-type="float" office:value="819" table:style-name="ce48">
            <text:p>819</text:p>
          </table:table-cell>
          <table:table-cell office:value-type="float" office:value="790" table:style-name="ce48">
            <text:p>790</text:p>
          </table:table-cell>
          <table:table-cell office:value-type="float" office:value="744" table:style-name="ce48">
            <text:p>744</text:p>
          </table:table-cell>
          <table:table-cell office:value-type="float" office:value="736" table:style-name="ce49">
            <text:p>736</text:p>
          </table:table-cell>
          <table:table-cell office:value-type="float" office:value="3775" table:style-name="ce48">
            <text:p>3,775</text:p>
          </table:table-cell>
          <table:table-cell office:value-type="float" office:value="746" table:style-name="ce48">
            <text:p>746</text:p>
          </table:table-cell>
          <table:table-cell office:value-type="float" office:value="738" table:style-name="ce48">
            <text:p>738</text:p>
          </table:table-cell>
          <table:table-cell office:value-type="float" office:value="740" table:style-name="ce48">
            <text:p>740</text:p>
          </table:table-cell>
          <table:table-cell office:value-type="float" office:value="789" table:style-name="ce48">
            <text:p>789</text:p>
          </table:table-cell>
          <table:table-cell office:value-type="float" office:value="762" table:style-name="ce49">
            <text:p>762</text:p>
          </table:table-cell>
          <table:table-cell office:value-type="float" office:value="3805" table:style-name="ce48">
            <text:p>3,805</text:p>
          </table:table-cell>
          <table:table-cell office:value-type="float" office:value="755" table:style-name="ce48">
            <text:p>755</text:p>
          </table:table-cell>
          <table:table-cell office:value-type="float" office:value="769" table:style-name="ce48">
            <text:p>769</text:p>
          </table:table-cell>
          <table:table-cell office:value-type="float" office:value="777" table:style-name="ce48">
            <text:p>777</text:p>
          </table:table-cell>
          <table:table-cell office:value-type="float" office:value="754" table:style-name="ce48">
            <text:p>754</text:p>
          </table:table-cell>
          <table:table-cell office:value-type="float" office:value="750" table:style-name="ce49">
            <text:p>750</text:p>
          </table:table-cell>
          <table:table-cell office:value-type="float" office:value="3744" table:style-name="ce48">
            <text:p>3,744</text:p>
          </table:table-cell>
          <table:table-cell office:value-type="float" office:value="782" table:style-name="ce48">
            <text:p>782</text:p>
          </table:table-cell>
          <table:table-cell office:value-type="float" office:value="768" table:style-name="ce48">
            <text:p>768</text:p>
          </table:table-cell>
          <table:table-cell office:value-type="float" office:value="768" table:style-name="ce48">
            <text:p>768</text:p>
          </table:table-cell>
          <table:table-cell office:value-type="float" office:value="712" table:style-name="ce48">
            <text:p>712</text:p>
          </table:table-cell>
          <table:table-cell office:value-type="float" office:value="714" table:style-name="ce49">
            <text:p>714</text:p>
          </table:table-cell>
          <table:table-cell office:value-type="float" office:value="3193" table:style-name="ce48">
            <text:p>3,193</text:p>
          </table:table-cell>
          <table:table-cell office:value-type="float" office:value="663" table:style-name="ce48">
            <text:p>663</text:p>
          </table:table-cell>
          <table:table-cell office:value-type="float" office:value="655" table:style-name="ce48">
            <text:p>655</text:p>
          </table:table-cell>
          <table:table-cell office:value-type="float" office:value="629" table:style-name="ce48">
            <text:p>629</text:p>
          </table:table-cell>
          <table:table-cell office:value-type="float" office:value="634" table:style-name="ce48">
            <text:p>634</text:p>
          </table:table-cell>
          <table:table-cell office:value-type="float" office:value="612" table:style-name="ce49">
            <text:p>612</text:p>
          </table:table-cell>
          <table:table-cell office:value-type="float" office:value="2461" table:style-name="ce48">
            <text:p>2,461</text:p>
          </table:table-cell>
          <table:table-cell office:value-type="float" office:value="614" table:style-name="ce48">
            <text:p>614</text:p>
          </table:table-cell>
          <table:table-cell office:value-type="float" office:value="557" table:style-name="ce48">
            <text:p>557</text:p>
          </table:table-cell>
          <table:table-cell office:value-type="float" office:value="506" table:style-name="ce48">
            <text:p>506</text:p>
          </table:table-cell>
          <table:table-cell office:value-type="float" office:value="431" table:style-name="ce48">
            <text:p>431</text:p>
          </table:table-cell>
          <table:table-cell office:value-type="float" office:value="353" table:style-name="ce49">
            <text:p>353</text:p>
          </table:table-cell>
          <table:table-cell office:value-type="float" office:value="1527" table:style-name="ce48">
            <text:p>1,527</text:p>
          </table:table-cell>
          <table:table-cell office:value-type="float" office:value="395" table:style-name="ce48">
            <text:p>395</text:p>
          </table:table-cell>
          <table:table-cell office:value-type="float" office:value="277" table:style-name="ce48">
            <text:p>277</text:p>
          </table:table-cell>
          <table:table-cell office:value-type="float" office:value="306" table:style-name="ce48">
            <text:p>306</text:p>
          </table:table-cell>
          <table:table-cell office:value-type="float" office:value="286" table:style-name="ce48">
            <text:p>286</text:p>
          </table:table-cell>
          <table:table-cell office:value-type="float" office:value="263" table:style-name="ce49">
            <text:p>263</text:p>
          </table:table-cell>
          <table:table-cell office:value-type="float" office:value="1335" table:style-name="ce48">
            <text:p>1,335</text:p>
          </table:table-cell>
          <table:table-cell office:value-type="float" office:value="279" table:style-name="ce48">
            <text:p>279</text:p>
          </table:table-cell>
          <table:table-cell office:value-type="float" office:value="300" table:style-name="ce48">
            <text:p>300</text:p>
          </table:table-cell>
          <table:table-cell office:value-type="float" office:value="274" table:style-name="ce48">
            <text:p>274</text:p>
          </table:table-cell>
          <table:table-cell office:value-type="float" office:value="259" table:style-name="ce48">
            <text:p>259</text:p>
          </table:table-cell>
          <table:table-cell office:value-type="float" office:value="223" table:style-name="ce49">
            <text:p>223</text:p>
          </table:table-cell>
          <table:table-cell office:value-type="float" office:value="1035" table:style-name="ce48">
            <text:p>1,035</text:p>
          </table:table-cell>
          <table:table-cell office:value-type="float" office:value="229" table:style-name="ce48">
            <text:p>229</text:p>
          </table:table-cell>
          <table:table-cell office:value-type="float" office:value="246" table:style-name="ce48">
            <text:p>246</text:p>
          </table:table-cell>
          <table:table-cell office:value-type="float" office:value="209" table:style-name="ce48">
            <text:p>209</text:p>
          </table:table-cell>
          <table:table-cell office:value-type="float" office:value="182" table:style-name="ce48">
            <text:p>182</text:p>
          </table:table-cell>
          <table:table-cell office:value-type="float" office:value="169" table:style-name="ce49">
            <text:p>169</text:p>
          </table:table-cell>
          <table:table-cell office:value-type="float" office:value="480" table:style-name="ce48">
            <text:p>480</text:p>
          </table:table-cell>
          <table:table-cell office:value-type="float" office:value="149" table:style-name="ce48">
            <text:p>149</text:p>
          </table:table-cell>
          <table:table-cell office:value-type="float" office:value="112" table:style-name="ce48">
            <text:p>112</text:p>
          </table:table-cell>
          <table:table-cell office:value-type="float" office:value="102" table:style-name="ce48">
            <text:p>102</text:p>
          </table:table-cell>
          <table:table-cell office:value-type="float" office:value="54" table:style-name="ce48">
            <text:p>54</text:p>
          </table:table-cell>
          <table:table-cell office:value-type="float" office:value="63" table:style-name="ce49">
            <text:p>63</text:p>
          </table:table-cell>
          <table:table-cell office:value-type="float" office:value="131" table:style-name="ce48">
            <text:p>131</text:p>
          </table:table-cell>
          <table:table-cell office:value-type="float" office:value="43" table:style-name="ce48">
            <text:p>43</text:p>
          </table:table-cell>
          <table:table-cell office:value-type="float" office:value="35" table:style-name="ce48">
            <text:p>35</text:p>
          </table:table-cell>
          <table:table-cell office:value-type="float" office:value="21" table:style-name="ce48">
            <text:p>21</text:p>
          </table:table-cell>
          <table:table-cell office:value-type="float" office:value="16" table:style-name="ce48">
            <text:p>16</text:p>
          </table:table-cell>
          <table:table-cell office:value-type="float" office:value="16" table:style-name="ce49">
            <text:p>16</text:p>
          </table:table-cell>
          <table:table-cell office:value-type="float" office:value="16" table:style-name="ce48">
            <text:p>1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1079" table:style-name="ce44">
            <text:p>361,079</text:p>
          </table:table-cell>
          <table:table-cell office:value-type="float" office:value="9993" table:style-name="ce44">
            <text:p>9,993</text:p>
          </table:table-cell>
          <table:table-cell office:value-type="float" office:value="1654" table:style-name="ce44">
            <text:p>1,654</text:p>
          </table:table-cell>
          <table:table-cell office:value-type="float" office:value="1823" table:style-name="ce44">
            <text:p>1,823</text:p>
          </table:table-cell>
          <table:table-cell office:value-type="float" office:value="2063" table:style-name="ce44">
            <text:p>2,063</text:p>
          </table:table-cell>
          <table:table-cell office:value-type="float" office:value="2195" table:style-name="ce44">
            <text:p>2,195</text:p>
          </table:table-cell>
          <table:table-cell office:value-type="float" office:value="2258" table:style-name="ce44">
            <text:p>2,258</text:p>
          </table:table-cell>
          <table:table-cell office:value-type="float" office:value="13295" table:style-name="ce44">
            <text:p>13,295</text:p>
          </table:table-cell>
          <table:table-cell office:value-type="float" office:value="2427" table:style-name="ce44">
            <text:p>2,427</text:p>
          </table:table-cell>
          <table:table-cell office:value-type="float" office:value="2815" table:style-name="ce44">
            <text:p>2,815</text:p>
          </table:table-cell>
          <table:table-cell office:value-type="float" office:value="2739" table:style-name="ce44">
            <text:p>2,739</text:p>
          </table:table-cell>
          <table:table-cell office:value-type="float" office:value="2455" table:style-name="ce44">
            <text:p>2,455</text:p>
          </table:table-cell>
          <table:table-cell office:value-type="float" office:value="2859" table:style-name="ce45">
            <text:p>2,859</text:p>
          </table:table-cell>
          <table:table-cell office:value-type="float" office:value="12701" table:style-name="ce44">
            <text:p>12,701</text:p>
          </table:table-cell>
          <table:table-cell office:value-type="float" office:value="2689" table:style-name="ce44">
            <text:p>2,689</text:p>
          </table:table-cell>
          <table:table-cell office:value-type="float" office:value="2268" table:style-name="ce44">
            <text:p>2,268</text:p>
          </table:table-cell>
          <table:table-cell office:value-type="float" office:value="2474" table:style-name="ce44">
            <text:p>2,474</text:p>
          </table:table-cell>
          <table:table-cell office:value-type="float" office:value="2559" table:style-name="ce44">
            <text:p>2,559</text:p>
          </table:table-cell>
          <table:table-cell office:value-type="float" office:value="2711" table:style-name="ce45">
            <text:p>2,711</text:p>
          </table:table-cell>
          <table:table-cell office:value-type="float" office:value="15246" table:style-name="ce44">
            <text:p>15,246</text:p>
          </table:table-cell>
          <table:table-cell office:value-type="float" office:value="2867" table:style-name="ce44">
            <text:p>2,867</text:p>
          </table:table-cell>
          <table:table-cell office:value-type="float" office:value="2825" table:style-name="ce44">
            <text:p>2,825</text:p>
          </table:table-cell>
          <table:table-cell office:value-type="float" office:value="3050" table:style-name="ce44">
            <text:p>3,050</text:p>
          </table:table-cell>
          <table:table-cell office:value-type="float" office:value="3103" table:style-name="ce44">
            <text:p>3,103</text:p>
          </table:table-cell>
          <table:table-cell office:value-type="float" office:value="3401" table:style-name="ce45">
            <text:p>3,401</text:p>
          </table:table-cell>
          <table:table-cell office:value-type="float" office:value="21650" table:style-name="ce44">
            <text:p>21,650</text:p>
          </table:table-cell>
          <table:table-cell office:value-type="float" office:value="3653" table:style-name="ce44">
            <text:p>3,653</text:p>
          </table:table-cell>
          <table:table-cell office:value-type="float" office:value="4441" table:style-name="ce44">
            <text:p>4,441</text:p>
          </table:table-cell>
          <table:table-cell office:value-type="float" office:value="4502" table:style-name="ce44">
            <text:p>4,502</text:p>
          </table:table-cell>
          <table:table-cell office:value-type="float" office:value="4285" table:style-name="ce44">
            <text:p>4,285</text:p>
          </table:table-cell>
          <table:table-cell office:value-type="float" office:value="4769" table:style-name="ce45">
            <text:p>4,769</text:p>
          </table:table-cell>
          <table:table-cell office:value-type="float" office:value="25727" table:style-name="ce44">
            <text:p>25,727</text:p>
          </table:table-cell>
          <table:table-cell office:value-type="float" office:value="5130" table:style-name="ce44">
            <text:p>5,130</text:p>
          </table:table-cell>
          <table:table-cell office:value-type="float" office:value="5304" table:style-name="ce44">
            <text:p>5,304</text:p>
          </table:table-cell>
          <table:table-cell office:value-type="float" office:value="5099" table:style-name="ce44">
            <text:p>5,099</text:p>
          </table:table-cell>
          <table:table-cell office:value-type="float" office:value="5152" table:style-name="ce44">
            <text:p>5,152</text:p>
          </table:table-cell>
          <table:table-cell office:value-type="float" office:value="5042" table:style-name="ce45">
            <text:p>5,042</text:p>
          </table:table-cell>
          <table:table-cell office:value-type="float" office:value="24235" table:style-name="ce44">
            <text:p>24,235</text:p>
          </table:table-cell>
          <table:table-cell office:value-type="float" office:value="4908" table:style-name="ce44">
            <text:p>4,908</text:p>
          </table:table-cell>
          <table:table-cell office:value-type="float" office:value="5131" table:style-name="ce44">
            <text:p>5,131</text:p>
          </table:table-cell>
          <table:table-cell office:value-type="float" office:value="4808" table:style-name="ce44">
            <text:p>4,808</text:p>
          </table:table-cell>
          <table:table-cell office:value-type="float" office:value="4827" table:style-name="ce44">
            <text:p>4,827</text:p>
          </table:table-cell>
          <table:table-cell office:value-type="float" office:value="4561" table:style-name="ce45">
            <text:p>4,561</text:p>
          </table:table-cell>
          <table:table-cell office:value-type="float" office:value="23465" table:style-name="ce44">
            <text:p>23,465</text:p>
          </table:table-cell>
          <table:table-cell office:value-type="float" office:value="4196" table:style-name="ce44">
            <text:p>4,196</text:p>
          </table:table-cell>
          <table:table-cell office:value-type="float" office:value="4381" table:style-name="ce44">
            <text:p>4,381</text:p>
          </table:table-cell>
          <table:table-cell office:value-type="float" office:value="4688" table:style-name="ce44">
            <text:p>4,688</text:p>
          </table:table-cell>
          <table:table-cell office:value-type="float" office:value="4905" table:style-name="ce44">
            <text:p>4,905</text:p>
          </table:table-cell>
          <table:table-cell office:value-type="float" office:value="5295" table:style-name="ce45">
            <text:p>5,295</text:p>
          </table:table-cell>
          <table:table-cell office:value-type="float" office:value="28195" table:style-name="ce44">
            <text:p>28,195</text:p>
          </table:table-cell>
          <table:table-cell office:value-type="float" office:value="5660" table:style-name="ce44">
            <text:p>5,660</text:p>
          </table:table-cell>
          <table:table-cell office:value-type="float" office:value="5647" table:style-name="ce44">
            <text:p>5,647</text:p>
          </table:table-cell>
          <table:table-cell office:value-type="float" office:value="5660" table:style-name="ce44">
            <text:p>5,660</text:p>
          </table:table-cell>
          <table:table-cell office:value-type="float" office:value="5623" table:style-name="ce44">
            <text:p>5,623</text:p>
          </table:table-cell>
          <table:table-cell office:value-type="float" office:value="5605" table:style-name="ce45">
            <text:p>5,605</text:p>
          </table:table-cell>
          <table:table-cell office:value-type="float" office:value="27691" table:style-name="ce44">
            <text:p>27,691</text:p>
          </table:table-cell>
          <table:table-cell office:value-type="float" office:value="5886" table:style-name="ce44">
            <text:p>5,886</text:p>
          </table:table-cell>
          <table:table-cell office:value-type="float" office:value="5462" table:style-name="ce44">
            <text:p>5,462</text:p>
          </table:table-cell>
          <table:table-cell office:value-type="float" office:value="5501" table:style-name="ce44">
            <text:p>5,501</text:p>
          </table:table-cell>
          <table:table-cell office:value-type="float" office:value="5376" table:style-name="ce44">
            <text:p>5,376</text:p>
          </table:table-cell>
          <table:table-cell office:value-type="float" office:value="5466" table:style-name="ce45">
            <text:p>5,466</text:p>
          </table:table-cell>
          <table:table-cell office:value-type="float" office:value="29553" table:style-name="ce44">
            <text:p>29,553</text:p>
          </table:table-cell>
          <table:table-cell office:value-type="float" office:value="5710" table:style-name="ce44">
            <text:p>5,710</text:p>
          </table:table-cell>
          <table:table-cell office:value-type="float" office:value="5831" table:style-name="ce44">
            <text:p>5,831</text:p>
          </table:table-cell>
          <table:table-cell office:value-type="float" office:value="5944" table:style-name="ce44">
            <text:p>5,944</text:p>
          </table:table-cell>
          <table:table-cell office:value-type="float" office:value="6094" table:style-name="ce44">
            <text:p>6,094</text:p>
          </table:table-cell>
          <table:table-cell office:value-type="float" office:value="5974" table:style-name="ce45">
            <text:p>5,974</text:p>
          </table:table-cell>
          <table:table-cell office:value-type="float" office:value="30836" table:style-name="ce44">
            <text:p>30,836</text:p>
          </table:table-cell>
          <table:table-cell office:value-type="float" office:value="5926" table:style-name="ce44">
            <text:p>5,926</text:p>
          </table:table-cell>
          <table:table-cell office:value-type="float" office:value="6103" table:style-name="ce44">
            <text:p>6,103</text:p>
          </table:table-cell>
          <table:table-cell office:value-type="float" office:value="6265" table:style-name="ce44">
            <text:p>6,265</text:p>
          </table:table-cell>
          <table:table-cell office:value-type="float" office:value="6281" table:style-name="ce44">
            <text:p>6,281</text:p>
          </table:table-cell>
          <table:table-cell office:value-type="float" office:value="6261" table:style-name="ce45">
            <text:p>6,261</text:p>
          </table:table-cell>
          <table:table-cell office:value-type="float" office:value="30353" table:style-name="ce44">
            <text:p>30,353</text:p>
          </table:table-cell>
          <table:table-cell office:value-type="float" office:value="6314" table:style-name="ce44">
            <text:p>6,314</text:p>
          </table:table-cell>
          <table:table-cell office:value-type="float" office:value="6121" table:style-name="ce44">
            <text:p>6,121</text:p>
          </table:table-cell>
          <table:table-cell office:value-type="float" office:value="6055" table:style-name="ce44">
            <text:p>6,055</text:p>
          </table:table-cell>
          <table:table-cell office:value-type="float" office:value="6195" table:style-name="ce44">
            <text:p>6,195</text:p>
          </table:table-cell>
          <table:table-cell office:value-type="float" office:value="5668" table:style-name="ce45">
            <text:p>5,668</text:p>
          </table:table-cell>
          <table:table-cell office:value-type="float" office:value="25988" table:style-name="ce44">
            <text:p>25,988</text:p>
          </table:table-cell>
          <table:table-cell office:value-type="float" office:value="5466" table:style-name="ce44">
            <text:p>5,466</text:p>
          </table:table-cell>
          <table:table-cell office:value-type="float" office:value="5526" table:style-name="ce44">
            <text:p>5,526</text:p>
          </table:table-cell>
          <table:table-cell office:value-type="float" office:value="5274" table:style-name="ce44">
            <text:p>5,274</text:p>
          </table:table-cell>
          <table:table-cell office:value-type="float" office:value="4914" table:style-name="ce44">
            <text:p>4,914</text:p>
          </table:table-cell>
          <table:table-cell office:value-type="float" office:value="4808" table:style-name="ce45">
            <text:p>4,808</text:p>
          </table:table-cell>
          <table:table-cell office:value-type="float" office:value="18470" table:style-name="ce44">
            <text:p>18,470</text:p>
          </table:table-cell>
          <table:table-cell office:value-type="float" office:value="4760" table:style-name="ce44">
            <text:p>4,760</text:p>
          </table:table-cell>
          <table:table-cell office:value-type="float" office:value="4100" table:style-name="ce44">
            <text:p>4,100</text:p>
          </table:table-cell>
          <table:table-cell office:value-type="float" office:value="3609" table:style-name="ce44">
            <text:p>3,609</text:p>
          </table:table-cell>
          <table:table-cell office:value-type="float" office:value="3233" table:style-name="ce44">
            <text:p>3,233</text:p>
          </table:table-cell>
          <table:table-cell office:value-type="float" office:value="2768" table:style-name="ce45">
            <text:p>2,768</text:p>
          </table:table-cell>
          <table:table-cell office:value-type="float" office:value="9083" table:style-name="ce44">
            <text:p>9,083</text:p>
          </table:table-cell>
          <table:table-cell office:value-type="float" office:value="2181" table:style-name="ce44">
            <text:p>2,181</text:p>
          </table:table-cell>
          <table:table-cell office:value-type="float" office:value="1316" table:style-name="ce44">
            <text:p>1,316</text:p>
          </table:table-cell>
          <table:table-cell office:value-type="float" office:value="1743" table:style-name="ce44">
            <text:p>1,743</text:p>
          </table:table-cell>
          <table:table-cell office:value-type="float" office:value="1986" table:style-name="ce44">
            <text:p>1,986</text:p>
          </table:table-cell>
          <table:table-cell office:value-type="float" office:value="1857" table:style-name="ce45">
            <text:p>1,857</text:p>
          </table:table-cell>
          <table:table-cell office:value-type="float" office:value="7931" table:style-name="ce44">
            <text:p>7,931</text:p>
          </table:table-cell>
          <table:table-cell office:value-type="float" office:value="1705" table:style-name="ce44">
            <text:p>1,705</text:p>
          </table:table-cell>
          <table:table-cell office:value-type="float" office:value="1828" table:style-name="ce44">
            <text:p>1,828</text:p>
          </table:table-cell>
          <table:table-cell office:value-type="float" office:value="1685" table:style-name="ce44">
            <text:p>1,685</text:p>
          </table:table-cell>
          <table:table-cell office:value-type="float" office:value="1474" table:style-name="ce44">
            <text:p>1,474</text:p>
          </table:table-cell>
          <table:table-cell office:value-type="float" office:value="1239" table:style-name="ce45">
            <text:p>1,239</text:p>
          </table:table-cell>
          <table:table-cell office:value-type="float" office:value="4127" table:style-name="ce44">
            <text:p>4,127</text:p>
          </table:table-cell>
          <table:table-cell office:value-type="float" office:value="1068" table:style-name="ce44">
            <text:p>1,068</text:p>
          </table:table-cell>
          <table:table-cell office:value-type="float" office:value="949" table:style-name="ce44">
            <text:p>949</text:p>
          </table:table-cell>
          <table:table-cell office:value-type="float" office:value="797" table:style-name="ce44">
            <text:p>797</text:p>
          </table:table-cell>
          <table:table-cell office:value-type="float" office:value="708" table:style-name="ce44">
            <text:p>708</text:p>
          </table:table-cell>
          <table:table-cell office:value-type="float" office:value="605" table:style-name="ce45">
            <text:p>605</text:p>
          </table:table-cell>
          <table:table-cell office:value-type="float" office:value="1870" table:style-name="ce44">
            <text:p>1,870</text:p>
          </table:table-cell>
          <table:table-cell office:value-type="float" office:value="546" table:style-name="ce44">
            <text:p>546</text:p>
          </table:table-cell>
          <table:table-cell office:value-type="float" office:value="431" table:style-name="ce44">
            <text:p>431</text:p>
          </table:table-cell>
          <table:table-cell office:value-type="float" office:value="337" table:style-name="ce44">
            <text:p>337</text:p>
          </table:table-cell>
          <table:table-cell office:value-type="float" office:value="299" table:style-name="ce44">
            <text:p>299</text:p>
          </table:table-cell>
          <table:table-cell office:value-type="float" office:value="257" table:style-name="ce45">
            <text:p>257</text:p>
          </table:table-cell>
          <table:table-cell office:value-type="float" office:value="558" table:style-name="ce44">
            <text:p>558</text:p>
          </table:table-cell>
          <table:table-cell office:value-type="float" office:value="191" table:style-name="ce44">
            <text:p>191</text:p>
          </table:table-cell>
          <table:table-cell office:value-type="float" office:value="150" table:style-name="ce44">
            <text:p>150</text:p>
          </table:table-cell>
          <table:table-cell office:value-type="float" office:value="94" table:style-name="ce44">
            <text:p>94</text:p>
          </table:table-cell>
          <table:table-cell office:value-type="float" office:value="65" table:style-name="ce44">
            <text:p>65</text:p>
          </table:table-cell>
          <table:table-cell office:value-type="float" office:value="58" table:style-name="ce45">
            <text:p>58</text:p>
          </table:table-cell>
          <table:table-cell office:value-type="float" office:value="112" table:style-name="ce44">
            <text:p>11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79979" table:style-name="ce44">
            <text:p>179,979</text:p>
          </table:table-cell>
          <table:table-cell office:value-type="float" office:value="5262" table:style-name="ce44">
            <text:p>5,262</text:p>
          </table:table-cell>
          <table:table-cell office:value-type="float" office:value="902" table:style-name="ce44">
            <text:p>902</text:p>
          </table:table-cell>
          <table:table-cell office:value-type="float" office:value="962" table:style-name="ce44">
            <text:p>962</text:p>
          </table:table-cell>
          <table:table-cell office:value-type="float" office:value="1062" table:style-name="ce44">
            <text:p>1,062</text:p>
          </table:table-cell>
          <table:table-cell office:value-type="float" office:value="1161" table:style-name="ce44">
            <text:p>1,161</text:p>
          </table:table-cell>
          <table:table-cell office:value-type="float" office:value="1175" table:style-name="ce44">
            <text:p>1,175</text:p>
          </table:table-cell>
          <table:table-cell office:value-type="float" office:value="6868" table:style-name="ce44">
            <text:p>6,868</text:p>
          </table:table-cell>
          <table:table-cell office:value-type="float" office:value="1226" table:style-name="ce44">
            <text:p>1,226</text:p>
          </table:table-cell>
          <table:table-cell office:value-type="float" office:value="1457" table:style-name="ce44">
            <text:p>1,457</text:p>
          </table:table-cell>
          <table:table-cell office:value-type="float" office:value="1408" table:style-name="ce44">
            <text:p>1,408</text:p>
          </table:table-cell>
          <table:table-cell office:value-type="float" office:value="1280" table:style-name="ce44">
            <text:p>1,280</text:p>
          </table:table-cell>
          <table:table-cell office:value-type="float" office:value="1497" table:style-name="ce45">
            <text:p>1,497</text:p>
          </table:table-cell>
          <table:table-cell office:value-type="float" office:value="6549" table:style-name="ce44">
            <text:p>6,549</text:p>
          </table:table-cell>
          <table:table-cell office:value-type="float" office:value="1341" table:style-name="ce44">
            <text:p>1,341</text:p>
          </table:table-cell>
          <table:table-cell office:value-type="float" office:value="1172" table:style-name="ce44">
            <text:p>1,172</text:p>
          </table:table-cell>
          <table:table-cell office:value-type="float" office:value="1280" table:style-name="ce44">
            <text:p>1,280</text:p>
          </table:table-cell>
          <table:table-cell office:value-type="float" office:value="1335" table:style-name="ce44">
            <text:p>1,335</text:p>
          </table:table-cell>
          <table:table-cell office:value-type="float" office:value="1421" table:style-name="ce45">
            <text:p>1,421</text:p>
          </table:table-cell>
          <table:table-cell office:value-type="float" office:value="7999" table:style-name="ce44">
            <text:p>7,999</text:p>
          </table:table-cell>
          <table:table-cell office:value-type="float" office:value="1519" table:style-name="ce44">
            <text:p>1,519</text:p>
          </table:table-cell>
          <table:table-cell office:value-type="float" office:value="1433" table:style-name="ce44">
            <text:p>1,433</text:p>
          </table:table-cell>
          <table:table-cell office:value-type="float" office:value="1598" table:style-name="ce44">
            <text:p>1,598</text:p>
          </table:table-cell>
          <table:table-cell office:value-type="float" office:value="1663" table:style-name="ce44">
            <text:p>1,663</text:p>
          </table:table-cell>
          <table:table-cell office:value-type="float" office:value="1786" table:style-name="ce45">
            <text:p>1,786</text:p>
          </table:table-cell>
          <table:table-cell office:value-type="float" office:value="11259" table:style-name="ce44">
            <text:p>11,259</text:p>
          </table:table-cell>
          <table:table-cell office:value-type="float" office:value="1922" table:style-name="ce44">
            <text:p>1,922</text:p>
          </table:table-cell>
          <table:table-cell office:value-type="float" office:value="2307" table:style-name="ce44">
            <text:p>2,307</text:p>
          </table:table-cell>
          <table:table-cell office:value-type="float" office:value="2359" table:style-name="ce44">
            <text:p>2,359</text:p>
          </table:table-cell>
          <table:table-cell office:value-type="float" office:value="2204" table:style-name="ce44">
            <text:p>2,204</text:p>
          </table:table-cell>
          <table:table-cell office:value-type="float" office:value="2467" table:style-name="ce45">
            <text:p>2,467</text:p>
          </table:table-cell>
          <table:table-cell office:value-type="float" office:value="13466" table:style-name="ce44">
            <text:p>13,466</text:p>
          </table:table-cell>
          <table:table-cell office:value-type="float" office:value="2714" table:style-name="ce44">
            <text:p>2,714</text:p>
          </table:table-cell>
          <table:table-cell office:value-type="float" office:value="2797" table:style-name="ce44">
            <text:p>2,797</text:p>
          </table:table-cell>
          <table:table-cell office:value-type="float" office:value="2610" table:style-name="ce44">
            <text:p>2,610</text:p>
          </table:table-cell>
          <table:table-cell office:value-type="float" office:value="2687" table:style-name="ce44">
            <text:p>2,687</text:p>
          </table:table-cell>
          <table:table-cell office:value-type="float" office:value="2658" table:style-name="ce45">
            <text:p>2,658</text:p>
          </table:table-cell>
          <table:table-cell office:value-type="float" office:value="13028" table:style-name="ce44">
            <text:p>13,028</text:p>
          </table:table-cell>
          <table:table-cell office:value-type="float" office:value="2671" table:style-name="ce44">
            <text:p>2,671</text:p>
          </table:table-cell>
          <table:table-cell office:value-type="float" office:value="2764" table:style-name="ce44">
            <text:p>2,764</text:p>
          </table:table-cell>
          <table:table-cell office:value-type="float" office:value="2565" table:style-name="ce44">
            <text:p>2,565</text:p>
          </table:table-cell>
          <table:table-cell office:value-type="float" office:value="2579" table:style-name="ce44">
            <text:p>2,579</text:p>
          </table:table-cell>
          <table:table-cell office:value-type="float" office:value="2449" table:style-name="ce45">
            <text:p>2,449</text:p>
          </table:table-cell>
          <table:table-cell office:value-type="float" office:value="12208" table:style-name="ce44">
            <text:p>12,208</text:p>
          </table:table-cell>
          <table:table-cell office:value-type="float" office:value="2208" table:style-name="ce44">
            <text:p>2,208</text:p>
          </table:table-cell>
          <table:table-cell office:value-type="float" office:value="2254" table:style-name="ce44">
            <text:p>2,254</text:p>
          </table:table-cell>
          <table:table-cell office:value-type="float" office:value="2474" table:style-name="ce44">
            <text:p>2,474</text:p>
          </table:table-cell>
          <table:table-cell office:value-type="float" office:value="2559" table:style-name="ce44">
            <text:p>2,559</text:p>
          </table:table-cell>
          <table:table-cell office:value-type="float" office:value="2713" table:style-name="ce45">
            <text:p>2,713</text:p>
          </table:table-cell>
          <table:table-cell office:value-type="float" office:value="14027" table:style-name="ce44">
            <text:p>14,027</text:p>
          </table:table-cell>
          <table:table-cell office:value-type="float" office:value="2858" table:style-name="ce44">
            <text:p>2,858</text:p>
          </table:table-cell>
          <table:table-cell office:value-type="float" office:value="2854" table:style-name="ce44">
            <text:p>2,854</text:p>
          </table:table-cell>
          <table:table-cell office:value-type="float" office:value="2878" table:style-name="ce44">
            <text:p>2,878</text:p>
          </table:table-cell>
          <table:table-cell office:value-type="float" office:value="2694" table:style-name="ce44">
            <text:p>2,694</text:p>
          </table:table-cell>
          <table:table-cell office:value-type="float" office:value="2743" table:style-name="ce45">
            <text:p>2,743</text:p>
          </table:table-cell>
          <table:table-cell office:value-type="float" office:value="13766" table:style-name="ce44">
            <text:p>13,766</text:p>
          </table:table-cell>
          <table:table-cell office:value-type="float" office:value="2983" table:style-name="ce44">
            <text:p>2,983</text:p>
          </table:table-cell>
          <table:table-cell office:value-type="float" office:value="2684" table:style-name="ce44">
            <text:p>2,684</text:p>
          </table:table-cell>
          <table:table-cell office:value-type="float" office:value="2752" table:style-name="ce44">
            <text:p>2,752</text:p>
          </table:table-cell>
          <table:table-cell office:value-type="float" office:value="2657" table:style-name="ce44">
            <text:p>2,657</text:p>
          </table:table-cell>
          <table:table-cell office:value-type="float" office:value="2690" table:style-name="ce45">
            <text:p>2,690</text:p>
          </table:table-cell>
          <table:table-cell office:value-type="float" office:value="14688" table:style-name="ce44">
            <text:p>14,688</text:p>
          </table:table-cell>
          <table:table-cell office:value-type="float" office:value="2871" table:style-name="ce44">
            <text:p>2,871</text:p>
          </table:table-cell>
          <table:table-cell office:value-type="float" office:value="2900" table:style-name="ce44">
            <text:p>2,900</text:p>
          </table:table-cell>
          <table:table-cell office:value-type="float" office:value="2908" table:style-name="ce44">
            <text:p>2,908</text:p>
          </table:table-cell>
          <table:table-cell office:value-type="float" office:value="3031" table:style-name="ce44">
            <text:p>3,031</text:p>
          </table:table-cell>
          <table:table-cell office:value-type="float" office:value="2978" table:style-name="ce45">
            <text:p>2,978</text:p>
          </table:table-cell>
          <table:table-cell office:value-type="float" office:value="15352" table:style-name="ce44">
            <text:p>15,352</text:p>
          </table:table-cell>
          <table:table-cell office:value-type="float" office:value="2929" table:style-name="ce44">
            <text:p>2,929</text:p>
          </table:table-cell>
          <table:table-cell office:value-type="float" office:value="3010" table:style-name="ce44">
            <text:p>3,010</text:p>
          </table:table-cell>
          <table:table-cell office:value-type="float" office:value="3093" table:style-name="ce44">
            <text:p>3,093</text:p>
          </table:table-cell>
          <table:table-cell office:value-type="float" office:value="3144" table:style-name="ce44">
            <text:p>3,144</text:p>
          </table:table-cell>
          <table:table-cell office:value-type="float" office:value="3176" table:style-name="ce45">
            <text:p>3,176</text:p>
          </table:table-cell>
          <table:table-cell office:value-type="float" office:value="14817" table:style-name="ce44">
            <text:p>14,817</text:p>
          </table:table-cell>
          <table:table-cell office:value-type="float" office:value="3067" table:style-name="ce44">
            <text:p>3,067</text:p>
          </table:table-cell>
          <table:table-cell office:value-type="float" office:value="3044" table:style-name="ce44">
            <text:p>3,044</text:p>
          </table:table-cell>
          <table:table-cell office:value-type="float" office:value="2958" table:style-name="ce44">
            <text:p>2,958</text:p>
          </table:table-cell>
          <table:table-cell office:value-type="float" office:value="3033" table:style-name="ce44">
            <text:p>3,033</text:p>
          </table:table-cell>
          <table:table-cell office:value-type="float" office:value="2715" table:style-name="ce45">
            <text:p>2,715</text:p>
          </table:table-cell>
          <table:table-cell office:value-type="float" office:value="12323" table:style-name="ce44">
            <text:p>12,323</text:p>
          </table:table-cell>
          <table:table-cell office:value-type="float" office:value="2610" table:style-name="ce44">
            <text:p>2,610</text:p>
          </table:table-cell>
          <table:table-cell office:value-type="float" office:value="2658" table:style-name="ce44">
            <text:p>2,658</text:p>
          </table:table-cell>
          <table:table-cell office:value-type="float" office:value="2512" table:style-name="ce44">
            <text:p>2,512</text:p>
          </table:table-cell>
          <table:table-cell office:value-type="float" office:value="2325" table:style-name="ce44">
            <text:p>2,325</text:p>
          </table:table-cell>
          <table:table-cell office:value-type="float" office:value="2218" table:style-name="ce45">
            <text:p>2,218</text:p>
          </table:table-cell>
          <table:table-cell office:value-type="float" office:value="8614" table:style-name="ce44">
            <text:p>8,614</text:p>
          </table:table-cell>
          <table:table-cell office:value-type="float" office:value="2232" table:style-name="ce44">
            <text:p>2,232</text:p>
          </table:table-cell>
          <table:table-cell office:value-type="float" office:value="1890" table:style-name="ce44">
            <text:p>1,890</text:p>
          </table:table-cell>
          <table:table-cell office:value-type="float" office:value="1708" table:style-name="ce44">
            <text:p>1,708</text:p>
          </table:table-cell>
          <table:table-cell office:value-type="float" office:value="1451" table:style-name="ce44">
            <text:p>1,451</text:p>
          </table:table-cell>
          <table:table-cell office:value-type="float" office:value="1333" table:style-name="ce45">
            <text:p>1,333</text:p>
          </table:table-cell>
          <table:table-cell office:value-type="float" office:value="3997" table:style-name="ce44">
            <text:p>3,997</text:p>
          </table:table-cell>
          <table:table-cell office:value-type="float" office:value="1010" table:style-name="ce44">
            <text:p>1,010</text:p>
          </table:table-cell>
          <table:table-cell office:value-type="float" office:value="568" table:style-name="ce44">
            <text:p>568</text:p>
          </table:table-cell>
          <table:table-cell office:value-type="float" office:value="732" table:style-name="ce44">
            <text:p>732</text:p>
          </table:table-cell>
          <table:table-cell office:value-type="float" office:value="880" table:style-name="ce44">
            <text:p>880</text:p>
          </table:table-cell>
          <table:table-cell office:value-type="float" office:value="807" table:style-name="ce45">
            <text:p>807</text:p>
          </table:table-cell>
          <table:table-cell office:value-type="float" office:value="3182" table:style-name="ce44">
            <text:p>3,182</text:p>
          </table:table-cell>
          <table:table-cell office:value-type="float" office:value="723" table:style-name="ce44">
            <text:p>723</text:p>
          </table:table-cell>
          <table:table-cell office:value-type="float" office:value="776" table:style-name="ce44">
            <text:p>776</text:p>
          </table:table-cell>
          <table:table-cell office:value-type="float" office:value="676" table:style-name="ce44">
            <text:p>676</text:p>
          </table:table-cell>
          <table:table-cell office:value-type="float" office:value="540" table:style-name="ce44">
            <text:p>540</text:p>
          </table:table-cell>
          <table:table-cell office:value-type="float" office:value="467" table:style-name="ce45">
            <text:p>467</text:p>
          </table:table-cell>
          <table:table-cell office:value-type="float" office:value="1523" table:style-name="ce44">
            <text:p>1,523</text:p>
          </table:table-cell>
          <table:table-cell office:value-type="float" office:value="404" table:style-name="ce44">
            <text:p>404</text:p>
          </table:table-cell>
          <table:table-cell office:value-type="float" office:value="333" table:style-name="ce44">
            <text:p>333</text:p>
          </table:table-cell>
          <table:table-cell office:value-type="float" office:value="303" table:style-name="ce44">
            <text:p>303</text:p>
          </table:table-cell>
          <table:table-cell office:value-type="float" office:value="266" table:style-name="ce44">
            <text:p>266</text:p>
          </table:table-cell>
          <table:table-cell office:value-type="float" office:value="217" table:style-name="ce45">
            <text:p>217</text:p>
          </table:table-cell>
          <table:table-cell office:value-type="float" office:value="755" table:style-name="ce44">
            <text:p>755</text:p>
          </table:table-cell>
          <table:table-cell office:value-type="float" office:value="216" table:style-name="ce44">
            <text:p>216</text:p>
          </table:table-cell>
          <table:table-cell office:value-type="float" office:value="157" table:style-name="ce44">
            <text:p>157</text:p>
          </table:table-cell>
          <table:table-cell office:value-type="float" office:value="144" table:style-name="ce44">
            <text:p>144</text:p>
          </table:table-cell>
          <table:table-cell office:value-type="float" office:value="131" table:style-name="ce44">
            <text:p>131</text:p>
          </table:table-cell>
          <table:table-cell office:value-type="float" office:value="107" table:style-name="ce45">
            <text:p>107</text:p>
          </table:table-cell>
          <table:table-cell office:value-type="float" office:value="235" table:style-name="ce44">
            <text:p>235</text:p>
          </table:table-cell>
          <table:table-cell office:value-type="float" office:value="73" table:style-name="ce44">
            <text:p>73</text:p>
          </table:table-cell>
          <table:table-cell office:value-type="float" office:value="64" table:style-name="ce44">
            <text:p>64</text:p>
          </table:table-cell>
          <table:table-cell office:value-type="float" office:value="50" table:style-name="ce44">
            <text:p>50</text:p>
          </table:table-cell>
          <table:table-cell office:value-type="float" office:value="27" table:style-name="ce44">
            <text:p>27</text:p>
          </table:table-cell>
          <table:table-cell office:value-type="float" office:value="21" table:style-name="ce45">
            <text:p>21</text:p>
          </table:table-cell>
          <table:table-cell office:value-type="float" office:value="61" table:style-name="ce44">
            <text:p>6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1100" table:style-name="ce48">
            <text:p>181,100</text:p>
          </table:table-cell>
          <table:table-cell office:value-type="float" office:value="4731" table:style-name="ce49">
            <text:p>4,731</text:p>
          </table:table-cell>
          <table:table-cell office:value-type="float" office:value="752" table:style-name="ce48">
            <text:p>752</text:p>
          </table:table-cell>
          <table:table-cell office:value-type="float" office:value="861" table:style-name="ce48">
            <text:p>861</text:p>
          </table:table-cell>
          <table:table-cell office:value-type="float" office:value="1001" table:style-name="ce48">
            <text:p>1,001</text:p>
          </table:table-cell>
          <table:table-cell office:value-type="float" office:value="1034" table:style-name="ce48">
            <text:p>1,034</text:p>
          </table:table-cell>
          <table:table-cell office:value-type="float" office:value="1083" table:style-name="ce48">
            <text:p>1,083</text:p>
          </table:table-cell>
          <table:table-cell office:value-type="float" office:value="6427" table:style-name="ce48">
            <text:p>6,427</text:p>
          </table:table-cell>
          <table:table-cell office:value-type="float" office:value="1201" table:style-name="ce48">
            <text:p>1,201</text:p>
          </table:table-cell>
          <table:table-cell office:value-type="float" office:value="1358" table:style-name="ce48">
            <text:p>1,358</text:p>
          </table:table-cell>
          <table:table-cell office:value-type="float" office:value="1331" table:style-name="ce48">
            <text:p>1,331</text:p>
          </table:table-cell>
          <table:table-cell office:value-type="float" office:value="1175" table:style-name="ce48">
            <text:p>1,175</text:p>
          </table:table-cell>
          <table:table-cell office:value-type="float" office:value="1362" table:style-name="ce49">
            <text:p>1,362</text:p>
          </table:table-cell>
          <table:table-cell office:value-type="float" office:value="6152" table:style-name="ce48">
            <text:p>6,152</text:p>
          </table:table-cell>
          <table:table-cell office:value-type="float" office:value="1348" table:style-name="ce48">
            <text:p>1,348</text:p>
          </table:table-cell>
          <table:table-cell office:value-type="float" office:value="1096" table:style-name="ce48">
            <text:p>1,096</text:p>
          </table:table-cell>
          <table:table-cell office:value-type="float" office:value="1194" table:style-name="ce48">
            <text:p>1,194</text:p>
          </table:table-cell>
          <table:table-cell office:value-type="float" office:value="1224" table:style-name="ce48">
            <text:p>1,224</text:p>
          </table:table-cell>
          <table:table-cell office:value-type="float" office:value="1290" table:style-name="ce49">
            <text:p>1,290</text:p>
          </table:table-cell>
          <table:table-cell office:value-type="float" office:value="7247" table:style-name="ce48">
            <text:p>7,247</text:p>
          </table:table-cell>
          <table:table-cell office:value-type="float" office:value="1348" table:style-name="ce48">
            <text:p>1,348</text:p>
          </table:table-cell>
          <table:table-cell office:value-type="float" office:value="1392" table:style-name="ce48">
            <text:p>1,392</text:p>
          </table:table-cell>
          <table:table-cell office:value-type="float" office:value="1452" table:style-name="ce48">
            <text:p>1,452</text:p>
          </table:table-cell>
          <table:table-cell office:value-type="float" office:value="1440" table:style-name="ce48">
            <text:p>1,440</text:p>
          </table:table-cell>
          <table:table-cell office:value-type="float" office:value="1615" table:style-name="ce49">
            <text:p>1,615</text:p>
          </table:table-cell>
          <table:table-cell office:value-type="float" office:value="10391" table:style-name="ce48">
            <text:p>10,391</text:p>
          </table:table-cell>
          <table:table-cell office:value-type="float" office:value="1731" table:style-name="ce48">
            <text:p>1,731</text:p>
          </table:table-cell>
          <table:table-cell office:value-type="float" office:value="2134" table:style-name="ce48">
            <text:p>2,134</text:p>
          </table:table-cell>
          <table:table-cell office:value-type="float" office:value="2143" table:style-name="ce48">
            <text:p>2,143</text:p>
          </table:table-cell>
          <table:table-cell office:value-type="float" office:value="2081" table:style-name="ce48">
            <text:p>2,081</text:p>
          </table:table-cell>
          <table:table-cell office:value-type="float" office:value="2302" table:style-name="ce49">
            <text:p>2,302</text:p>
          </table:table-cell>
          <table:table-cell office:value-type="float" office:value="12261" table:style-name="ce48">
            <text:p>12,261</text:p>
          </table:table-cell>
          <table:table-cell office:value-type="float" office:value="2416" table:style-name="ce48">
            <text:p>2,416</text:p>
          </table:table-cell>
          <table:table-cell office:value-type="float" office:value="2507" table:style-name="ce48">
            <text:p>2,507</text:p>
          </table:table-cell>
          <table:table-cell office:value-type="float" office:value="2489" table:style-name="ce48">
            <text:p>2,489</text:p>
          </table:table-cell>
          <table:table-cell office:value-type="float" office:value="2465" table:style-name="ce48">
            <text:p>2,465</text:p>
          </table:table-cell>
          <table:table-cell office:value-type="float" office:value="2384" table:style-name="ce49">
            <text:p>2,384</text:p>
          </table:table-cell>
          <table:table-cell office:value-type="float" office:value="11207" table:style-name="ce48">
            <text:p>11,207</text:p>
          </table:table-cell>
          <table:table-cell office:value-type="float" office:value="2237" table:style-name="ce48">
            <text:p>2,237</text:p>
          </table:table-cell>
          <table:table-cell office:value-type="float" office:value="2367" table:style-name="ce48">
            <text:p>2,367</text:p>
          </table:table-cell>
          <table:table-cell office:value-type="float" office:value="2243" table:style-name="ce48">
            <text:p>2,243</text:p>
          </table:table-cell>
          <table:table-cell office:value-type="float" office:value="2248" table:style-name="ce48">
            <text:p>2,248</text:p>
          </table:table-cell>
          <table:table-cell office:value-type="float" office:value="2112" table:style-name="ce49">
            <text:p>2,112</text:p>
          </table:table-cell>
          <table:table-cell office:value-type="float" office:value="11257" table:style-name="ce48">
            <text:p>11,257</text:p>
          </table:table-cell>
          <table:table-cell office:value-type="float" office:value="1988" table:style-name="ce48">
            <text:p>1,988</text:p>
          </table:table-cell>
          <table:table-cell office:value-type="float" office:value="2127" table:style-name="ce48">
            <text:p>2,127</text:p>
          </table:table-cell>
          <table:table-cell office:value-type="float" office:value="2214" table:style-name="ce48">
            <text:p>2,214</text:p>
          </table:table-cell>
          <table:table-cell office:value-type="float" office:value="2346" table:style-name="ce48">
            <text:p>2,346</text:p>
          </table:table-cell>
          <table:table-cell office:value-type="float" office:value="2582" table:style-name="ce49">
            <text:p>2,582</text:p>
          </table:table-cell>
          <table:table-cell office:value-type="float" office:value="14168" table:style-name="ce48">
            <text:p>14,168</text:p>
          </table:table-cell>
          <table:table-cell office:value-type="float" office:value="2802" table:style-name="ce48">
            <text:p>2,802</text:p>
          </table:table-cell>
          <table:table-cell office:value-type="float" office:value="2793" table:style-name="ce48">
            <text:p>2,793</text:p>
          </table:table-cell>
          <table:table-cell office:value-type="float" office:value="2782" table:style-name="ce48">
            <text:p>2,782</text:p>
          </table:table-cell>
          <table:table-cell office:value-type="float" office:value="2929" table:style-name="ce48">
            <text:p>2,929</text:p>
          </table:table-cell>
          <table:table-cell office:value-type="float" office:value="2862" table:style-name="ce49">
            <text:p>2,862</text:p>
          </table:table-cell>
          <table:table-cell office:value-type="float" office:value="13925" table:style-name="ce48">
            <text:p>13,925</text:p>
          </table:table-cell>
          <table:table-cell office:value-type="float" office:value="2903" table:style-name="ce48">
            <text:p>2,903</text:p>
          </table:table-cell>
          <table:table-cell office:value-type="float" office:value="2778" table:style-name="ce48">
            <text:p>2,778</text:p>
          </table:table-cell>
          <table:table-cell office:value-type="float" office:value="2749" table:style-name="ce48">
            <text:p>2,749</text:p>
          </table:table-cell>
          <table:table-cell office:value-type="float" office:value="2719" table:style-name="ce48">
            <text:p>2,719</text:p>
          </table:table-cell>
          <table:table-cell office:value-type="float" office:value="2776" table:style-name="ce49">
            <text:p>2,776</text:p>
          </table:table-cell>
          <table:table-cell office:value-type="float" office:value="14865" table:style-name="ce48">
            <text:p>14,865</text:p>
          </table:table-cell>
          <table:table-cell office:value-type="float" office:value="2839" table:style-name="ce48">
            <text:p>2,839</text:p>
          </table:table-cell>
          <table:table-cell office:value-type="float" office:value="2931" table:style-name="ce48">
            <text:p>2,931</text:p>
          </table:table-cell>
          <table:table-cell office:value-type="float" office:value="3036" table:style-name="ce48">
            <text:p>3,036</text:p>
          </table:table-cell>
          <table:table-cell office:value-type="float" office:value="3063" table:style-name="ce48">
            <text:p>3,063</text:p>
          </table:table-cell>
          <table:table-cell office:value-type="float" office:value="2996" table:style-name="ce49">
            <text:p>2,996</text:p>
          </table:table-cell>
          <table:table-cell office:value-type="float" office:value="15484" table:style-name="ce48">
            <text:p>15,484</text:p>
          </table:table-cell>
          <table:table-cell office:value-type="float" office:value="2997" table:style-name="ce48">
            <text:p>2,997</text:p>
          </table:table-cell>
          <table:table-cell office:value-type="float" office:value="3093" table:style-name="ce48">
            <text:p>3,093</text:p>
          </table:table-cell>
          <table:table-cell office:value-type="float" office:value="3172" table:style-name="ce48">
            <text:p>3,172</text:p>
          </table:table-cell>
          <table:table-cell office:value-type="float" office:value="3137" table:style-name="ce48">
            <text:p>3,137</text:p>
          </table:table-cell>
          <table:table-cell office:value-type="float" office:value="3085" table:style-name="ce49">
            <text:p>3,085</text:p>
          </table:table-cell>
          <table:table-cell office:value-type="float" office:value="15536" table:style-name="ce48">
            <text:p>15,536</text:p>
          </table:table-cell>
          <table:table-cell office:value-type="float" office:value="3247" table:style-name="ce48">
            <text:p>3,247</text:p>
          </table:table-cell>
          <table:table-cell office:value-type="float" office:value="3077" table:style-name="ce48">
            <text:p>3,077</text:p>
          </table:table-cell>
          <table:table-cell office:value-type="float" office:value="3097" table:style-name="ce48">
            <text:p>3,097</text:p>
          </table:table-cell>
          <table:table-cell office:value-type="float" office:value="3162" table:style-name="ce48">
            <text:p>3,162</text:p>
          </table:table-cell>
          <table:table-cell office:value-type="float" office:value="2953" table:style-name="ce49">
            <text:p>2,953</text:p>
          </table:table-cell>
          <table:table-cell office:value-type="float" office:value="13665" table:style-name="ce48">
            <text:p>13,665</text:p>
          </table:table-cell>
          <table:table-cell office:value-type="float" office:value="2856" table:style-name="ce48">
            <text:p>2,856</text:p>
          </table:table-cell>
          <table:table-cell office:value-type="float" office:value="2868" table:style-name="ce48">
            <text:p>2,868</text:p>
          </table:table-cell>
          <table:table-cell office:value-type="float" office:value="2762" table:style-name="ce48">
            <text:p>2,762</text:p>
          </table:table-cell>
          <table:table-cell office:value-type="float" office:value="2589" table:style-name="ce48">
            <text:p>2,589</text:p>
          </table:table-cell>
          <table:table-cell office:value-type="float" office:value="2590" table:style-name="ce49">
            <text:p>2,590</text:p>
          </table:table-cell>
          <table:table-cell office:value-type="float" office:value="9856" table:style-name="ce48">
            <text:p>9,856</text:p>
          </table:table-cell>
          <table:table-cell office:value-type="float" office:value="2528" table:style-name="ce48">
            <text:p>2,528</text:p>
          </table:table-cell>
          <table:table-cell office:value-type="float" office:value="2210" table:style-name="ce48">
            <text:p>2,210</text:p>
          </table:table-cell>
          <table:table-cell office:value-type="float" office:value="1901" table:style-name="ce48">
            <text:p>1,901</text:p>
          </table:table-cell>
          <table:table-cell office:value-type="float" office:value="1782" table:style-name="ce48">
            <text:p>1,782</text:p>
          </table:table-cell>
          <table:table-cell office:value-type="float" office:value="1435" table:style-name="ce49">
            <text:p>1,435</text:p>
          </table:table-cell>
          <table:table-cell office:value-type="float" office:value="5086" table:style-name="ce48">
            <text:p>5,086</text:p>
          </table:table-cell>
          <table:table-cell office:value-type="float" office:value="1171" table:style-name="ce48">
            <text:p>1,171</text:p>
          </table:table-cell>
          <table:table-cell office:value-type="float" office:value="748" table:style-name="ce48">
            <text:p>748</text:p>
          </table:table-cell>
          <table:table-cell office:value-type="float" office:value="1011" table:style-name="ce48">
            <text:p>1,011</text:p>
          </table:table-cell>
          <table:table-cell office:value-type="float" office:value="1106" table:style-name="ce48">
            <text:p>1,106</text:p>
          </table:table-cell>
          <table:table-cell office:value-type="float" office:value="1050" table:style-name="ce49">
            <text:p>1,050</text:p>
          </table:table-cell>
          <table:table-cell office:value-type="float" office:value="4749" table:style-name="ce48">
            <text:p>4,749</text:p>
          </table:table-cell>
          <table:table-cell office:value-type="float" office:value="982" table:style-name="ce48">
            <text:p>982</text:p>
          </table:table-cell>
          <table:table-cell office:value-type="float" office:value="1052" table:style-name="ce48">
            <text:p>1,052</text:p>
          </table:table-cell>
          <table:table-cell office:value-type="float" office:value="1009" table:style-name="ce48">
            <text:p>1,009</text:p>
          </table:table-cell>
          <table:table-cell office:value-type="float" office:value="934" table:style-name="ce48">
            <text:p>934</text:p>
          </table:table-cell>
          <table:table-cell office:value-type="float" office:value="772" table:style-name="ce49">
            <text:p>772</text:p>
          </table:table-cell>
          <table:table-cell office:value-type="float" office:value="2604" table:style-name="ce48">
            <text:p>2,604</text:p>
          </table:table-cell>
          <table:table-cell office:value-type="float" office:value="664" table:style-name="ce48">
            <text:p>664</text:p>
          </table:table-cell>
          <table:table-cell office:value-type="float" office:value="616" table:style-name="ce48">
            <text:p>616</text:p>
          </table:table-cell>
          <table:table-cell office:value-type="float" office:value="494" table:style-name="ce48">
            <text:p>494</text:p>
          </table:table-cell>
          <table:table-cell office:value-type="float" office:value="442" table:style-name="ce48">
            <text:p>442</text:p>
          </table:table-cell>
          <table:table-cell office:value-type="float" office:value="388" table:style-name="ce49">
            <text:p>388</text:p>
          </table:table-cell>
          <table:table-cell office:value-type="float" office:value="1115" table:style-name="ce48">
            <text:p>1,115</text:p>
          </table:table-cell>
          <table:table-cell office:value-type="float" office:value="330" table:style-name="ce48">
            <text:p>330</text:p>
          </table:table-cell>
          <table:table-cell office:value-type="float" office:value="274" table:style-name="ce48">
            <text:p>274</text:p>
          </table:table-cell>
          <table:table-cell office:value-type="float" office:value="193" table:style-name="ce48">
            <text:p>193</text:p>
          </table:table-cell>
          <table:table-cell office:value-type="float" office:value="168" table:style-name="ce48">
            <text:p>168</text:p>
          </table:table-cell>
          <table:table-cell office:value-type="float" office:value="150" table:style-name="ce49">
            <text:p>150</text:p>
          </table:table-cell>
          <table:table-cell office:value-type="float" office:value="323" table:style-name="ce48">
            <text:p>323</text:p>
          </table:table-cell>
          <table:table-cell office:value-type="float" office:value="118" table:style-name="ce48">
            <text:p>118</text:p>
          </table:table-cell>
          <table:table-cell office:value-type="float" office:value="86" table:style-name="ce48">
            <text:p>86</text:p>
          </table:table-cell>
          <table:table-cell office:value-type="float" office:value="44" table:style-name="ce48">
            <text:p>44</text:p>
          </table:table-cell>
          <table:table-cell office:value-type="float" office:value="38" table:style-name="ce48">
            <text:p>38</text:p>
          </table:table-cell>
          <table:table-cell office:value-type="float" office:value="37" table:style-name="ce49">
            <text:p>37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464" table:style-name="ce44">
            <text:p>450,464</text:p>
          </table:table-cell>
          <table:table-cell office:value-type="float" office:value="20704" table:style-name="ce44">
            <text:p>20,704</text:p>
          </table:table-cell>
          <table:table-cell office:value-type="float" office:value="3268" table:style-name="ce44">
            <text:p>3,268</text:p>
          </table:table-cell>
          <table:table-cell office:value-type="float" office:value="3886" table:style-name="ce44">
            <text:p>3,886</text:p>
          </table:table-cell>
          <table:table-cell office:value-type="float" office:value="4251" table:style-name="ce44">
            <text:p>4,251</text:p>
          </table:table-cell>
          <table:table-cell office:value-type="float" office:value="4478" table:style-name="ce44">
            <text:p>4,478</text:p>
          </table:table-cell>
          <table:table-cell office:value-type="float" office:value="4821" table:style-name="ce44">
            <text:p>4,821</text:p>
          </table:table-cell>
          <table:table-cell office:value-type="float" office:value="28153" table:style-name="ce44">
            <text:p>28,153</text:p>
          </table:table-cell>
          <table:table-cell office:value-type="float" office:value="5138" table:style-name="ce44">
            <text:p>5,138</text:p>
          </table:table-cell>
          <table:table-cell office:value-type="float" office:value="5563" table:style-name="ce44">
            <text:p>5,563</text:p>
          </table:table-cell>
          <table:table-cell office:value-type="float" office:value="5924" table:style-name="ce44">
            <text:p>5,924</text:p>
          </table:table-cell>
          <table:table-cell office:value-type="float" office:value="5437" table:style-name="ce44">
            <text:p>5,437</text:p>
          </table:table-cell>
          <table:table-cell office:value-type="float" office:value="6091" table:style-name="ce45">
            <text:p>6,091</text:p>
          </table:table-cell>
          <table:table-cell office:value-type="float" office:value="25568" table:style-name="ce44">
            <text:p>25,568</text:p>
          </table:table-cell>
          <table:table-cell office:value-type="float" office:value="5716" table:style-name="ce44">
            <text:p>5,716</text:p>
          </table:table-cell>
          <table:table-cell office:value-type="float" office:value="4747" table:style-name="ce44">
            <text:p>4,747</text:p>
          </table:table-cell>
          <table:table-cell office:value-type="float" office:value="4917" table:style-name="ce44">
            <text:p>4,917</text:p>
          </table:table-cell>
          <table:table-cell office:value-type="float" office:value="4998" table:style-name="ce44">
            <text:p>4,998</text:p>
          </table:table-cell>
          <table:table-cell office:value-type="float" office:value="5190" table:style-name="ce45">
            <text:p>5,190</text:p>
          </table:table-cell>
          <table:table-cell office:value-type="float" office:value="23673" table:style-name="ce44">
            <text:p>23,673</text:p>
          </table:table-cell>
          <table:table-cell office:value-type="float" office:value="4719" table:style-name="ce44">
            <text:p>4,719</text:p>
          </table:table-cell>
          <table:table-cell office:value-type="float" office:value="4664" table:style-name="ce44">
            <text:p>4,664</text:p>
          </table:table-cell>
          <table:table-cell office:value-type="float" office:value="4702" table:style-name="ce44">
            <text:p>4,702</text:p>
          </table:table-cell>
          <table:table-cell office:value-type="float" office:value="4615" table:style-name="ce44">
            <text:p>4,615</text:p>
          </table:table-cell>
          <table:table-cell office:value-type="float" office:value="4973" table:style-name="ce45">
            <text:p>4,973</text:p>
          </table:table-cell>
          <table:table-cell office:value-type="float" office:value="26248" table:style-name="ce44">
            <text:p>26,248</text:p>
          </table:table-cell>
          <table:table-cell office:value-type="float" office:value="4982" table:style-name="ce44">
            <text:p>4,982</text:p>
          </table:table-cell>
          <table:table-cell office:value-type="float" office:value="5634" table:style-name="ce44">
            <text:p>5,634</text:p>
          </table:table-cell>
          <table:table-cell office:value-type="float" office:value="5340" table:style-name="ce44">
            <text:p>5,340</text:p>
          </table:table-cell>
          <table:table-cell office:value-type="float" office:value="4973" table:style-name="ce44">
            <text:p>4,973</text:p>
          </table:table-cell>
          <table:table-cell office:value-type="float" office:value="5319" table:style-name="ce45">
            <text:p>5,319</text:p>
          </table:table-cell>
          <table:table-cell office:value-type="float" office:value="28279" table:style-name="ce44">
            <text:p>28,279</text:p>
          </table:table-cell>
          <table:table-cell office:value-type="float" office:value="5691" table:style-name="ce44">
            <text:p>5,691</text:p>
          </table:table-cell>
          <table:table-cell office:value-type="float" office:value="5754" table:style-name="ce44">
            <text:p>5,754</text:p>
          </table:table-cell>
          <table:table-cell office:value-type="float" office:value="5479" table:style-name="ce44">
            <text:p>5,479</text:p>
          </table:table-cell>
          <table:table-cell office:value-type="float" office:value="5593" table:style-name="ce44">
            <text:p>5,593</text:p>
          </table:table-cell>
          <table:table-cell office:value-type="float" office:value="5762" table:style-name="ce45">
            <text:p>5,762</text:p>
          </table:table-cell>
          <table:table-cell office:value-type="float" office:value="29598" table:style-name="ce44">
            <text:p>29,598</text:p>
          </table:table-cell>
          <table:table-cell office:value-type="float" office:value="5598" table:style-name="ce44">
            <text:p>5,598</text:p>
          </table:table-cell>
          <table:table-cell office:value-type="float" office:value="5932" table:style-name="ce44">
            <text:p>5,932</text:p>
          </table:table-cell>
          <table:table-cell office:value-type="float" office:value="5935" table:style-name="ce44">
            <text:p>5,935</text:p>
          </table:table-cell>
          <table:table-cell office:value-type="float" office:value="6120" table:style-name="ce44">
            <text:p>6,120</text:p>
          </table:table-cell>
          <table:table-cell office:value-type="float" office:value="6013" table:style-name="ce45">
            <text:p>6,013</text:p>
          </table:table-cell>
          <table:table-cell office:value-type="float" office:value="35297" table:style-name="ce44">
            <text:p>35,297</text:p>
          </table:table-cell>
          <table:table-cell office:value-type="float" office:value="5922" table:style-name="ce44">
            <text:p>5,922</text:p>
          </table:table-cell>
          <table:table-cell office:value-type="float" office:value="6345" table:style-name="ce44">
            <text:p>6,345</text:p>
          </table:table-cell>
          <table:table-cell office:value-type="float" office:value="7147" table:style-name="ce44">
            <text:p>7,147</text:p>
          </table:table-cell>
          <table:table-cell office:value-type="float" office:value="7607" table:style-name="ce44">
            <text:p>7,607</text:p>
          </table:table-cell>
          <table:table-cell office:value-type="float" office:value="8276" table:style-name="ce45">
            <text:p>8,276</text:p>
          </table:table-cell>
          <table:table-cell office:value-type="float" office:value="43463" table:style-name="ce44">
            <text:p>43,463</text:p>
          </table:table-cell>
          <table:table-cell office:value-type="float" office:value="8666" table:style-name="ce44">
            <text:p>8,666</text:p>
          </table:table-cell>
          <table:table-cell office:value-type="float" office:value="8996" table:style-name="ce44">
            <text:p>8,996</text:p>
          </table:table-cell>
          <table:table-cell office:value-type="float" office:value="8961" table:style-name="ce44">
            <text:p>8,961</text:p>
          </table:table-cell>
          <table:table-cell office:value-type="float" office:value="8733" table:style-name="ce44">
            <text:p>8,733</text:p>
          </table:table-cell>
          <table:table-cell office:value-type="float" office:value="8107" table:style-name="ce45">
            <text:p>8,107</text:p>
          </table:table-cell>
          <table:table-cell office:value-type="float" office:value="37324" table:style-name="ce44">
            <text:p>37,324</text:p>
          </table:table-cell>
          <table:table-cell office:value-type="float" office:value="8753" table:style-name="ce44">
            <text:p>8,753</text:p>
          </table:table-cell>
          <table:table-cell office:value-type="float" office:value="7756" table:style-name="ce44">
            <text:p>7,756</text:p>
          </table:table-cell>
          <table:table-cell office:value-type="float" office:value="7290" table:style-name="ce44">
            <text:p>7,290</text:p>
          </table:table-cell>
          <table:table-cell office:value-type="float" office:value="6793" table:style-name="ce44">
            <text:p>6,793</text:p>
          </table:table-cell>
          <table:table-cell office:value-type="float" office:value="6732" table:style-name="ce45">
            <text:p>6,732</text:p>
          </table:table-cell>
          <table:table-cell office:value-type="float" office:value="33252" table:style-name="ce44">
            <text:p>33,252</text:p>
          </table:table-cell>
          <table:table-cell office:value-type="float" office:value="6825" table:style-name="ce44">
            <text:p>6,825</text:p>
          </table:table-cell>
          <table:table-cell office:value-type="float" office:value="6816" table:style-name="ce44">
            <text:p>6,816</text:p>
          </table:table-cell>
          <table:table-cell office:value-type="float" office:value="6722" table:style-name="ce44">
            <text:p>6,722</text:p>
          </table:table-cell>
          <table:table-cell office:value-type="float" office:value="6730" table:style-name="ce44">
            <text:p>6,730</text:p>
          </table:table-cell>
          <table:table-cell office:value-type="float" office:value="6159" table:style-name="ce45">
            <text:p>6,159</text:p>
          </table:table-cell>
          <table:table-cell office:value-type="float" office:value="29784" table:style-name="ce44">
            <text:p>29,784</text:p>
          </table:table-cell>
          <table:table-cell office:value-type="float" office:value="5908" table:style-name="ce44">
            <text:p>5,908</text:p>
          </table:table-cell>
          <table:table-cell office:value-type="float" office:value="6075" table:style-name="ce44">
            <text:p>6,075</text:p>
          </table:table-cell>
          <table:table-cell office:value-type="float" office:value="6079" table:style-name="ce44">
            <text:p>6,079</text:p>
          </table:table-cell>
          <table:table-cell office:value-type="float" office:value="5856" table:style-name="ce44">
            <text:p>5,856</text:p>
          </table:table-cell>
          <table:table-cell office:value-type="float" office:value="5866" table:style-name="ce45">
            <text:p>5,866</text:p>
          </table:table-cell>
          <table:table-cell office:value-type="float" office:value="26736" table:style-name="ce44">
            <text:p>26,736</text:p>
          </table:table-cell>
          <table:table-cell office:value-type="float" office:value="5739" table:style-name="ce44">
            <text:p>5,739</text:p>
          </table:table-cell>
          <table:table-cell office:value-type="float" office:value="5414" table:style-name="ce44">
            <text:p>5,414</text:p>
          </table:table-cell>
          <table:table-cell office:value-type="float" office:value="5345" table:style-name="ce44">
            <text:p>5,345</text:p>
          </table:table-cell>
          <table:table-cell office:value-type="float" office:value="5390" table:style-name="ce44">
            <text:p>5,390</text:p>
          </table:table-cell>
          <table:table-cell office:value-type="float" office:value="4848" table:style-name="ce45">
            <text:p>4,848</text:p>
          </table:table-cell>
          <table:table-cell office:value-type="float" office:value="22707" table:style-name="ce44">
            <text:p>22,707</text:p>
          </table:table-cell>
          <table:table-cell office:value-type="float" office:value="4704" table:style-name="ce44">
            <text:p>4,704</text:p>
          </table:table-cell>
          <table:table-cell office:value-type="float" office:value="4701" table:style-name="ce44">
            <text:p>4,701</text:p>
          </table:table-cell>
          <table:table-cell office:value-type="float" office:value="4770" table:style-name="ce44">
            <text:p>4,770</text:p>
          </table:table-cell>
          <table:table-cell office:value-type="float" office:value="4402" table:style-name="ce44">
            <text:p>4,402</text:p>
          </table:table-cell>
          <table:table-cell office:value-type="float" office:value="4130" table:style-name="ce45">
            <text:p>4,130</text:p>
          </table:table-cell>
          <table:table-cell office:value-type="float" office:value="16343" table:style-name="ce44">
            <text:p>16,343</text:p>
          </table:table-cell>
          <table:table-cell office:value-type="float" office:value="4091" table:style-name="ce44">
            <text:p>4,091</text:p>
          </table:table-cell>
          <table:table-cell office:value-type="float" office:value="3737" table:style-name="ce44">
            <text:p>3,737</text:p>
          </table:table-cell>
          <table:table-cell office:value-type="float" office:value="3113" table:style-name="ce44">
            <text:p>3,113</text:p>
          </table:table-cell>
          <table:table-cell office:value-type="float" office:value="2975" table:style-name="ce44">
            <text:p>2,975</text:p>
          </table:table-cell>
          <table:table-cell office:value-type="float" office:value="2427" table:style-name="ce45">
            <text:p>2,427</text:p>
          </table:table-cell>
          <table:table-cell office:value-type="float" office:value="9335" table:style-name="ce44">
            <text:p>9,335</text:p>
          </table:table-cell>
          <table:table-cell office:value-type="float" office:value="2279" table:style-name="ce44">
            <text:p>2,279</text:p>
          </table:table-cell>
          <table:table-cell office:value-type="float" office:value="1583" table:style-name="ce44">
            <text:p>1,583</text:p>
          </table:table-cell>
          <table:table-cell office:value-type="float" office:value="1803" table:style-name="ce44">
            <text:p>1,803</text:p>
          </table:table-cell>
          <table:table-cell office:value-type="float" office:value="1875" table:style-name="ce44">
            <text:p>1,875</text:p>
          </table:table-cell>
          <table:table-cell office:value-type="float" office:value="1795" table:style-name="ce45">
            <text:p>1,795</text:p>
          </table:table-cell>
          <table:table-cell office:value-type="float" office:value="7239" table:style-name="ce44">
            <text:p>7,239</text:p>
          </table:table-cell>
          <table:table-cell office:value-type="float" office:value="1691" table:style-name="ce44">
            <text:p>1,691</text:p>
          </table:table-cell>
          <table:table-cell office:value-type="float" office:value="1606" table:style-name="ce44">
            <text:p>1,606</text:p>
          </table:table-cell>
          <table:table-cell office:value-type="float" office:value="1458" table:style-name="ce44">
            <text:p>1,458</text:p>
          </table:table-cell>
          <table:table-cell office:value-type="float" office:value="1347" table:style-name="ce44">
            <text:p>1,347</text:p>
          </table:table-cell>
          <table:table-cell office:value-type="float" office:value="1137" table:style-name="ce45">
            <text:p>1,137</text:p>
          </table:table-cell>
          <table:table-cell office:value-type="float" office:value="4041" table:style-name="ce44">
            <text:p>4,041</text:p>
          </table:table-cell>
          <table:table-cell office:value-type="float" office:value="1062" table:style-name="ce44">
            <text:p>1,062</text:p>
          </table:table-cell>
          <table:table-cell office:value-type="float" office:value="881" table:style-name="ce44">
            <text:p>881</text:p>
          </table:table-cell>
          <table:table-cell office:value-type="float" office:value="819" table:style-name="ce44">
            <text:p>819</text:p>
          </table:table-cell>
          <table:table-cell office:value-type="float" office:value="659" table:style-name="ce44">
            <text:p>659</text:p>
          </table:table-cell>
          <table:table-cell office:value-type="float" office:value="620" table:style-name="ce45">
            <text:p>620</text:p>
          </table:table-cell>
          <table:table-cell office:value-type="float" office:value="2013" table:style-name="ce44">
            <text:p>2,013</text:p>
          </table:table-cell>
          <table:table-cell office:value-type="float" office:value="524" table:style-name="ce44">
            <text:p>524</text:p>
          </table:table-cell>
          <table:table-cell office:value-type="float" office:value="488" table:style-name="ce44">
            <text:p>488</text:p>
          </table:table-cell>
          <table:table-cell office:value-type="float" office:value="397" table:style-name="ce44">
            <text:p>397</text:p>
          </table:table-cell>
          <table:table-cell office:value-type="float" office:value="331" table:style-name="ce44">
            <text:p>331</text:p>
          </table:table-cell>
          <table:table-cell office:value-type="float" office:value="273" table:style-name="ce45">
            <text:p>273</text:p>
          </table:table-cell>
          <table:table-cell office:value-type="float" office:value="611" table:style-name="ce44">
            <text:p>611</text:p>
          </table:table-cell>
          <table:table-cell office:value-type="float" office:value="200" table:style-name="ce44">
            <text:p>200</text:p>
          </table:table-cell>
          <table:table-cell office:value-type="float" office:value="156" table:style-name="ce44">
            <text:p>156</text:p>
          </table:table-cell>
          <table:table-cell office:value-type="float" office:value="115" table:style-name="ce44">
            <text:p>115</text:p>
          </table:table-cell>
          <table:table-cell office:value-type="float" office:value="87" table:style-name="ce44">
            <text:p>87</text:p>
          </table:table-cell>
          <table:table-cell office:value-type="float" office:value="53" table:style-name="ce45">
            <text:p>53</text:p>
          </table:table-cell>
          <table:table-cell office:value-type="float" office:value="96" table:style-name="ce44">
            <text:p>9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2379" table:style-name="ce44">
            <text:p>222,379</text:p>
          </table:table-cell>
          <table:table-cell office:value-type="float" office:value="10771" table:style-name="ce44">
            <text:p>10,771</text:p>
          </table:table-cell>
          <table:table-cell office:value-type="float" office:value="1699" table:style-name="ce46">
            <text:p>1,699</text:p>
          </table:table-cell>
          <table:table-cell office:value-type="float" office:value="1997" table:style-name="ce46">
            <text:p>1,997</text:p>
          </table:table-cell>
          <table:table-cell office:value-type="float" office:value="2233" table:style-name="ce46">
            <text:p>2,233</text:p>
          </table:table-cell>
          <table:table-cell office:value-type="float" office:value="2318" table:style-name="ce46">
            <text:p>2,318</text:p>
          </table:table-cell>
          <table:table-cell office:value-type="float" office:value="2524" table:style-name="ce46">
            <text:p>2,524</text:p>
          </table:table-cell>
          <table:table-cell office:value-type="float" office:value="14525" table:style-name="ce46">
            <text:p>14,525</text:p>
          </table:table-cell>
          <table:table-cell office:value-type="float" office:value="2609" table:style-name="ce46">
            <text:p>2,609</text:p>
          </table:table-cell>
          <table:table-cell office:value-type="float" office:value="2877" table:style-name="ce46">
            <text:p>2,877</text:p>
          </table:table-cell>
          <table:table-cell office:value-type="float" office:value="3088" table:style-name="ce46">
            <text:p>3,088</text:p>
          </table:table-cell>
          <table:table-cell office:value-type="float" office:value="2835" table:style-name="ce46">
            <text:p>2,835</text:p>
          </table:table-cell>
          <table:table-cell office:value-type="float" office:value="3116" table:style-name="ce47">
            <text:p>3,116</text:p>
          </table:table-cell>
          <table:table-cell office:value-type="float" office:value="13499" table:style-name="ce46">
            <text:p>13,499</text:p>
          </table:table-cell>
          <table:table-cell office:value-type="float" office:value="3015" table:style-name="ce46">
            <text:p>3,015</text:p>
          </table:table-cell>
          <table:table-cell office:value-type="float" office:value="2456" table:style-name="ce46">
            <text:p>2,456</text:p>
          </table:table-cell>
          <table:table-cell office:value-type="float" office:value="2560" table:style-name="ce46">
            <text:p>2,560</text:p>
          </table:table-cell>
          <table:table-cell office:value-type="float" office:value="2649" table:style-name="ce46">
            <text:p>2,649</text:p>
          </table:table-cell>
          <table:table-cell office:value-type="float" office:value="2819" table:style-name="ce47">
            <text:p>2,819</text:p>
          </table:table-cell>
          <table:table-cell office:value-type="float" office:value="12310" table:style-name="ce46">
            <text:p>12,310</text:p>
          </table:table-cell>
          <table:table-cell office:value-type="float" office:value="2424" table:style-name="ce46">
            <text:p>2,424</text:p>
          </table:table-cell>
          <table:table-cell office:value-type="float" office:value="2468" table:style-name="ce46">
            <text:p>2,468</text:p>
          </table:table-cell>
          <table:table-cell office:value-type="float" office:value="2410" table:style-name="ce46">
            <text:p>2,410</text:p>
          </table:table-cell>
          <table:table-cell office:value-type="float" office:value="2420" table:style-name="ce46">
            <text:p>2,420</text:p>
          </table:table-cell>
          <table:table-cell office:value-type="float" office:value="2588" table:style-name="ce47">
            <text:p>2,588</text:p>
          </table:table-cell>
          <table:table-cell office:value-type="float" office:value="13659" table:style-name="ce46">
            <text:p>13,659</text:p>
          </table:table-cell>
          <table:table-cell office:value-type="float" office:value="2602" table:style-name="ce46">
            <text:p>2,602</text:p>
          </table:table-cell>
          <table:table-cell office:value-type="float" office:value="2938" table:style-name="ce46">
            <text:p>2,938</text:p>
          </table:table-cell>
          <table:table-cell office:value-type="float" office:value="2773" table:style-name="ce46">
            <text:p>2,773</text:p>
          </table:table-cell>
          <table:table-cell office:value-type="float" office:value="2593" table:style-name="ce46">
            <text:p>2,593</text:p>
          </table:table-cell>
          <table:table-cell office:value-type="float" office:value="2753" table:style-name="ce47">
            <text:p>2,753</text:p>
          </table:table-cell>
          <table:table-cell office:value-type="float" office:value="14625" table:style-name="ce46">
            <text:p>14,625</text:p>
          </table:table-cell>
          <table:table-cell office:value-type="float" office:value="2965" table:style-name="ce46">
            <text:p>2,965</text:p>
          </table:table-cell>
          <table:table-cell office:value-type="float" office:value="2998" table:style-name="ce46">
            <text:p>2,998</text:p>
          </table:table-cell>
          <table:table-cell office:value-type="float" office:value="2827" table:style-name="ce46">
            <text:p>2,827</text:p>
          </table:table-cell>
          <table:table-cell office:value-type="float" office:value="2836" table:style-name="ce46">
            <text:p>2,836</text:p>
          </table:table-cell>
          <table:table-cell office:value-type="float" office:value="2999" table:style-name="ce47">
            <text:p>2,999</text:p>
          </table:table-cell>
          <table:table-cell office:value-type="float" office:value="15199" table:style-name="ce46">
            <text:p>15,199</text:p>
          </table:table-cell>
          <table:table-cell office:value-type="float" office:value="2893" table:style-name="ce46">
            <text:p>2,893</text:p>
          </table:table-cell>
          <table:table-cell office:value-type="float" office:value="3135" table:style-name="ce46">
            <text:p>3,135</text:p>
          </table:table-cell>
          <table:table-cell office:value-type="float" office:value="3014" table:style-name="ce46">
            <text:p>3,014</text:p>
          </table:table-cell>
          <table:table-cell office:value-type="float" office:value="3115" table:style-name="ce46">
            <text:p>3,115</text:p>
          </table:table-cell>
          <table:table-cell office:value-type="float" office:value="3042" table:style-name="ce47">
            <text:p>3,042</text:p>
          </table:table-cell>
          <table:table-cell office:value-type="float" office:value="17196" table:style-name="ce46">
            <text:p>17,196</text:p>
          </table:table-cell>
          <table:table-cell office:value-type="float" office:value="2947" table:style-name="ce46">
            <text:p>2,947</text:p>
          </table:table-cell>
          <table:table-cell office:value-type="float" office:value="3121" table:style-name="ce46">
            <text:p>3,121</text:p>
          </table:table-cell>
          <table:table-cell office:value-type="float" office:value="3407" table:style-name="ce46">
            <text:p>3,407</text:p>
          </table:table-cell>
          <table:table-cell office:value-type="float" office:value="3696" table:style-name="ce46">
            <text:p>3,696</text:p>
          </table:table-cell>
          <table:table-cell office:value-type="float" office:value="4025" table:style-name="ce47">
            <text:p>4,025</text:p>
          </table:table-cell>
          <table:table-cell office:value-type="float" office:value="20890" table:style-name="ce46">
            <text:p>20,890</text:p>
          </table:table-cell>
          <table:table-cell office:value-type="float" office:value="4170" table:style-name="ce46">
            <text:p>4,170</text:p>
          </table:table-cell>
          <table:table-cell office:value-type="float" office:value="4305" table:style-name="ce46">
            <text:p>4,305</text:p>
          </table:table-cell>
          <table:table-cell office:value-type="float" office:value="4308" table:style-name="ce46">
            <text:p>4,308</text:p>
          </table:table-cell>
          <table:table-cell office:value-type="float" office:value="4197" table:style-name="ce46">
            <text:p>4,197</text:p>
          </table:table-cell>
          <table:table-cell office:value-type="float" office:value="3910" table:style-name="ce47">
            <text:p>3,910</text:p>
          </table:table-cell>
          <table:table-cell office:value-type="float" office:value="18390" table:style-name="ce46">
            <text:p>18,390</text:p>
          </table:table-cell>
          <table:table-cell office:value-type="float" office:value="4284" table:style-name="ce46">
            <text:p>4,284</text:p>
          </table:table-cell>
          <table:table-cell office:value-type="float" office:value="3830" table:style-name="ce46">
            <text:p>3,830</text:p>
          </table:table-cell>
          <table:table-cell office:value-type="float" office:value="3602" table:style-name="ce46">
            <text:p>3,602</text:p>
          </table:table-cell>
          <table:table-cell office:value-type="float" office:value="3403" table:style-name="ce46">
            <text:p>3,403</text:p>
          </table:table-cell>
          <table:table-cell office:value-type="float" office:value="3271" table:style-name="ce47">
            <text:p>3,271</text:p>
          </table:table-cell>
          <table:table-cell office:value-type="float" office:value="16293" table:style-name="ce46">
            <text:p>16,293</text:p>
          </table:table-cell>
          <table:table-cell office:value-type="float" office:value="3328" table:style-name="ce46">
            <text:p>3,328</text:p>
          </table:table-cell>
          <table:table-cell office:value-type="float" office:value="3371" table:style-name="ce46">
            <text:p>3,371</text:p>
          </table:table-cell>
          <table:table-cell office:value-type="float" office:value="3253" table:style-name="ce46">
            <text:p>3,253</text:p>
          </table:table-cell>
          <table:table-cell office:value-type="float" office:value="3291" table:style-name="ce46">
            <text:p>3,291</text:p>
          </table:table-cell>
          <table:table-cell office:value-type="float" office:value="3050" table:style-name="ce47">
            <text:p>3,050</text:p>
          </table:table-cell>
          <table:table-cell office:value-type="float" office:value="14644" table:style-name="ce46">
            <text:p>14,644</text:p>
          </table:table-cell>
          <table:table-cell office:value-type="float" office:value="2924" table:style-name="ce46">
            <text:p>2,924</text:p>
          </table:table-cell>
          <table:table-cell office:value-type="float" office:value="2997" table:style-name="ce46">
            <text:p>2,997</text:p>
          </table:table-cell>
          <table:table-cell office:value-type="float" office:value="3011" table:style-name="ce46">
            <text:p>3,011</text:p>
          </table:table-cell>
          <table:table-cell office:value-type="float" office:value="2880" table:style-name="ce46">
            <text:p>2,880</text:p>
          </table:table-cell>
          <table:table-cell office:value-type="float" office:value="2832" table:style-name="ce47">
            <text:p>2,832</text:p>
          </table:table-cell>
          <table:table-cell office:value-type="float" office:value="12896" table:style-name="ce46">
            <text:p>12,896</text:p>
          </table:table-cell>
          <table:table-cell office:value-type="float" office:value="2840" table:style-name="ce46">
            <text:p>2,840</text:p>
          </table:table-cell>
          <table:table-cell office:value-type="float" office:value="2600" table:style-name="ce46">
            <text:p>2,600</text:p>
          </table:table-cell>
          <table:table-cell office:value-type="float" office:value="2536" table:style-name="ce46">
            <text:p>2,536</text:p>
          </table:table-cell>
          <table:table-cell office:value-type="float" office:value="2589" table:style-name="ce46">
            <text:p>2,589</text:p>
          </table:table-cell>
          <table:table-cell office:value-type="float" office:value="2331" table:style-name="ce47">
            <text:p>2,331</text:p>
          </table:table-cell>
          <table:table-cell office:value-type="float" office:value="10497" table:style-name="ce46">
            <text:p>10,497</text:p>
          </table:table-cell>
          <table:table-cell office:value-type="float" office:value="2132" table:style-name="ce46">
            <text:p>2,132</text:p>
          </table:table-cell>
          <table:table-cell office:value-type="float" office:value="2174" table:style-name="ce46">
            <text:p>2,174</text:p>
          </table:table-cell>
          <table:table-cell office:value-type="float" office:value="2201" table:style-name="ce46">
            <text:p>2,201</text:p>
          </table:table-cell>
          <table:table-cell office:value-type="float" office:value="2081" table:style-name="ce46">
            <text:p>2,081</text:p>
          </table:table-cell>
          <table:table-cell office:value-type="float" office:value="1909" table:style-name="ce47">
            <text:p>1,909</text:p>
          </table:table-cell>
          <table:table-cell office:value-type="float" office:value="7431" table:style-name="ce46">
            <text:p>7,431</text:p>
          </table:table-cell>
          <table:table-cell office:value-type="float" office:value="1875" table:style-name="ce46">
            <text:p>1,875</text:p>
          </table:table-cell>
          <table:table-cell office:value-type="float" office:value="1707" table:style-name="ce46">
            <text:p>1,707</text:p>
          </table:table-cell>
          <table:table-cell office:value-type="float" office:value="1405" table:style-name="ce46">
            <text:p>1,405</text:p>
          </table:table-cell>
          <table:table-cell office:value-type="float" office:value="1326" table:style-name="ce46">
            <text:p>1,326</text:p>
          </table:table-cell>
          <table:table-cell office:value-type="float" office:value="1118" table:style-name="ce47">
            <text:p>1,118</text:p>
          </table:table-cell>
          <table:table-cell office:value-type="float" office:value="3967" table:style-name="ce46">
            <text:p>3,967</text:p>
          </table:table-cell>
          <table:table-cell office:value-type="float" office:value="1024" table:style-name="ce46">
            <text:p>1,024</text:p>
          </table:table-cell>
          <table:table-cell office:value-type="float" office:value="678" table:style-name="ce46">
            <text:p>678</text:p>
          </table:table-cell>
          <table:table-cell office:value-type="float" office:value="739" table:style-name="ce46">
            <text:p>739</text:p>
          </table:table-cell>
          <table:table-cell office:value-type="float" office:value="788" table:style-name="ce46">
            <text:p>788</text:p>
          </table:table-cell>
          <table:table-cell office:value-type="float" office:value="738" table:style-name="ce47">
            <text:p>738</text:p>
          </table:table-cell>
          <table:table-cell office:value-type="float" office:value="2824" table:style-name="ce46">
            <text:p>2,824</text:p>
          </table:table-cell>
          <table:table-cell office:value-type="float" office:value="685" table:style-name="ce46">
            <text:p>685</text:p>
          </table:table-cell>
          <table:table-cell office:value-type="float" office:value="637" table:style-name="ce46">
            <text:p>637</text:p>
          </table:table-cell>
          <table:table-cell office:value-type="float" office:value="564" table:style-name="ce46">
            <text:p>564</text:p>
          </table:table-cell>
          <table:table-cell office:value-type="float" office:value="512" table:style-name="ce46">
            <text:p>512</text:p>
          </table:table-cell>
          <table:table-cell office:value-type="float" office:value="426" table:style-name="ce47">
            <text:p>426</text:p>
          </table:table-cell>
          <table:table-cell office:value-type="float" office:value="1556" table:style-name="ce46">
            <text:p>1,556</text:p>
          </table:table-cell>
          <table:table-cell office:value-type="float" office:value="400" table:style-name="ce46">
            <text:p>400</text:p>
          </table:table-cell>
          <table:table-cell office:value-type="float" office:value="338" table:style-name="ce46">
            <text:p>338</text:p>
          </table:table-cell>
          <table:table-cell office:value-type="float" office:value="319" table:style-name="ce46">
            <text:p>319</text:p>
          </table:table-cell>
          <table:table-cell office:value-type="float" office:value="256" table:style-name="ce46">
            <text:p>256</text:p>
          </table:table-cell>
          <table:table-cell office:value-type="float" office:value="243" table:style-name="ce47">
            <text:p>243</text:p>
          </table:table-cell>
          <table:table-cell office:value-type="float" office:value="846" table:style-name="ce46">
            <text:p>846</text:p>
          </table:table-cell>
          <table:table-cell office:value-type="float" office:value="232" table:style-name="ce46">
            <text:p>232</text:p>
          </table:table-cell>
          <table:table-cell office:value-type="float" office:value="200" table:style-name="ce46">
            <text:p>200</text:p>
          </table:table-cell>
          <table:table-cell office:value-type="float" office:value="158" table:style-name="ce46">
            <text:p>158</text:p>
          </table:table-cell>
          <table:table-cell office:value-type="float" office:value="134" table:style-name="ce46">
            <text:p>134</text:p>
          </table:table-cell>
          <table:table-cell office:value-type="float" office:value="122" table:style-name="ce47">
            <text:p>122</text:p>
          </table:table-cell>
          <table:table-cell office:value-type="float" office:value="312" table:style-name="ce46">
            <text:p>312</text:p>
          </table:table-cell>
          <table:table-cell office:value-type="float" office:value="107" table:style-name="ce46">
            <text:p>107</text:p>
          </table:table-cell>
          <table:table-cell office:value-type="float" office:value="82" table:style-name="ce46">
            <text:p>82</text:p>
          </table:table-cell>
          <table:table-cell office:value-type="float" office:value="59" table:style-name="ce46">
            <text:p>59</text:p>
          </table:table-cell>
          <table:table-cell office:value-type="float" office:value="38" table:style-name="ce46">
            <text:p>38</text:p>
          </table:table-cell>
          <table:table-cell office:value-type="float" office:value="26" table:style-name="ce47">
            <text:p>26</text:p>
          </table:table-cell>
          <table:table-cell office:value-type="float" office:value="49" table:style-name="ce46">
            <text:p>4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085" table:style-name="ce48">
            <text:p>228,085</text:p>
          </table:table-cell>
          <table:table-cell office:value-type="float" office:value="9933" table:style-name="ce49">
            <text:p>9,933</text:p>
          </table:table-cell>
          <table:table-cell office:value-type="float" office:value="1569" table:style-name="ce50">
            <text:p>1,569</text:p>
          </table:table-cell>
          <table:table-cell office:value-type="float" office:value="1889" table:style-name="ce50">
            <text:p>1,889</text:p>
          </table:table-cell>
          <table:table-cell office:value-type="float" office:value="2018" table:style-name="ce50">
            <text:p>2,018</text:p>
          </table:table-cell>
          <table:table-cell office:value-type="float" office:value="2160" table:style-name="ce50">
            <text:p>2,160</text:p>
          </table:table-cell>
          <table:table-cell office:value-type="float" office:value="2297" table:style-name="ce50">
            <text:p>2,297</text:p>
          </table:table-cell>
          <table:table-cell office:value-type="float" office:value="13628" table:style-name="ce50">
            <text:p>13,628</text:p>
          </table:table-cell>
          <table:table-cell office:value-type="float" office:value="2529" table:style-name="ce50">
            <text:p>2,529</text:p>
          </table:table-cell>
          <table:table-cell office:value-type="float" office:value="2686" table:style-name="ce50">
            <text:p>2,686</text:p>
          </table:table-cell>
          <table:table-cell office:value-type="float" office:value="2836" table:style-name="ce50">
            <text:p>2,836</text:p>
          </table:table-cell>
          <table:table-cell office:value-type="float" office:value="2602" table:style-name="ce50">
            <text:p>2,602</text:p>
          </table:table-cell>
          <table:table-cell office:value-type="float" office:value="2975" table:style-name="ce51">
            <text:p>2,975</text:p>
          </table:table-cell>
          <table:table-cell office:value-type="float" office:value="12069" table:style-name="ce50">
            <text:p>12,069</text:p>
          </table:table-cell>
          <table:table-cell office:value-type="float" office:value="2701" table:style-name="ce50">
            <text:p>2,701</text:p>
          </table:table-cell>
          <table:table-cell office:value-type="float" office:value="2291" table:style-name="ce50">
            <text:p>2,291</text:p>
          </table:table-cell>
          <table:table-cell office:value-type="float" office:value="2357" table:style-name="ce50">
            <text:p>2,357</text:p>
          </table:table-cell>
          <table:table-cell office:value-type="float" office:value="2349" table:style-name="ce50">
            <text:p>2,349</text:p>
          </table:table-cell>
          <table:table-cell office:value-type="float" office:value="2371" table:style-name="ce51">
            <text:p>2,371</text:p>
          </table:table-cell>
          <table:table-cell office:value-type="float" office:value="11363" table:style-name="ce50">
            <text:p>11,363</text:p>
          </table:table-cell>
          <table:table-cell office:value-type="float" office:value="2295" table:style-name="ce50">
            <text:p>2,295</text:p>
          </table:table-cell>
          <table:table-cell office:value-type="float" office:value="2196" table:style-name="ce50">
            <text:p>2,196</text:p>
          </table:table-cell>
          <table:table-cell office:value-type="float" office:value="2292" table:style-name="ce50">
            <text:p>2,292</text:p>
          </table:table-cell>
          <table:table-cell office:value-type="float" office:value="2195" table:style-name="ce50">
            <text:p>2,195</text:p>
          </table:table-cell>
          <table:table-cell office:value-type="float" office:value="2385" table:style-name="ce51">
            <text:p>2,385</text:p>
          </table:table-cell>
          <table:table-cell office:value-type="float" office:value="12589" table:style-name="ce50">
            <text:p>12,589</text:p>
          </table:table-cell>
          <table:table-cell office:value-type="float" office:value="2380" table:style-name="ce50">
            <text:p>2,380</text:p>
          </table:table-cell>
          <table:table-cell office:value-type="float" office:value="2696" table:style-name="ce50">
            <text:p>2,696</text:p>
          </table:table-cell>
          <table:table-cell office:value-type="float" office:value="2567" table:style-name="ce50">
            <text:p>2,567</text:p>
          </table:table-cell>
          <table:table-cell office:value-type="float" office:value="2380" table:style-name="ce50">
            <text:p>2,380</text:p>
          </table:table-cell>
          <table:table-cell office:value-type="float" office:value="2566" table:style-name="ce51">
            <text:p>2,566</text:p>
          </table:table-cell>
          <table:table-cell office:value-type="float" office:value="13654" table:style-name="ce50">
            <text:p>13,654</text:p>
          </table:table-cell>
          <table:table-cell office:value-type="float" office:value="2726" table:style-name="ce50">
            <text:p>2,726</text:p>
          </table:table-cell>
          <table:table-cell office:value-type="float" office:value="2756" table:style-name="ce50">
            <text:p>2,756</text:p>
          </table:table-cell>
          <table:table-cell office:value-type="float" office:value="2652" table:style-name="ce50">
            <text:p>2,652</text:p>
          </table:table-cell>
          <table:table-cell office:value-type="float" office:value="2757" table:style-name="ce50">
            <text:p>2,757</text:p>
          </table:table-cell>
          <table:table-cell office:value-type="float" office:value="2763" table:style-name="ce51">
            <text:p>2,763</text:p>
          </table:table-cell>
          <table:table-cell office:value-type="float" office:value="14399" table:style-name="ce50">
            <text:p>14,399</text:p>
          </table:table-cell>
          <table:table-cell office:value-type="float" office:value="2705" table:style-name="ce50">
            <text:p>2,705</text:p>
          </table:table-cell>
          <table:table-cell office:value-type="float" office:value="2797" table:style-name="ce50">
            <text:p>2,797</text:p>
          </table:table-cell>
          <table:table-cell office:value-type="float" office:value="2921" table:style-name="ce50">
            <text:p>2,921</text:p>
          </table:table-cell>
          <table:table-cell office:value-type="float" office:value="3005" table:style-name="ce50">
            <text:p>3,005</text:p>
          </table:table-cell>
          <table:table-cell office:value-type="float" office:value="2971" table:style-name="ce51">
            <text:p>2,971</text:p>
          </table:table-cell>
          <table:table-cell office:value-type="float" office:value="18101" table:style-name="ce50">
            <text:p>18,101</text:p>
          </table:table-cell>
          <table:table-cell office:value-type="float" office:value="2975" table:style-name="ce50">
            <text:p>2,975</text:p>
          </table:table-cell>
          <table:table-cell office:value-type="float" office:value="3224" table:style-name="ce50">
            <text:p>3,224</text:p>
          </table:table-cell>
          <table:table-cell office:value-type="float" office:value="3740" table:style-name="ce50">
            <text:p>3,740</text:p>
          </table:table-cell>
          <table:table-cell office:value-type="float" office:value="3911" table:style-name="ce50">
            <text:p>3,911</text:p>
          </table:table-cell>
          <table:table-cell office:value-type="float" office:value="4251" table:style-name="ce51">
            <text:p>4,251</text:p>
          </table:table-cell>
          <table:table-cell office:value-type="float" office:value="22573" table:style-name="ce50">
            <text:p>22,573</text:p>
          </table:table-cell>
          <table:table-cell office:value-type="float" office:value="4496" table:style-name="ce50">
            <text:p>4,496</text:p>
          </table:table-cell>
          <table:table-cell office:value-type="float" office:value="4691" table:style-name="ce50">
            <text:p>4,691</text:p>
          </table:table-cell>
          <table:table-cell office:value-type="float" office:value="4653" table:style-name="ce50">
            <text:p>4,653</text:p>
          </table:table-cell>
          <table:table-cell office:value-type="float" office:value="4536" table:style-name="ce50">
            <text:p>4,536</text:p>
          </table:table-cell>
          <table:table-cell office:value-type="float" office:value="4197" table:style-name="ce51">
            <text:p>4,197</text:p>
          </table:table-cell>
          <table:table-cell office:value-type="float" office:value="18934" table:style-name="ce50">
            <text:p>18,934</text:p>
          </table:table-cell>
          <table:table-cell office:value-type="float" office:value="4469" table:style-name="ce50">
            <text:p>4,469</text:p>
          </table:table-cell>
          <table:table-cell office:value-type="float" office:value="3926" table:style-name="ce50">
            <text:p>3,926</text:p>
          </table:table-cell>
          <table:table-cell office:value-type="float" office:value="3688" table:style-name="ce50">
            <text:p>3,688</text:p>
          </table:table-cell>
          <table:table-cell office:value-type="float" office:value="3390" table:style-name="ce50">
            <text:p>3,390</text:p>
          </table:table-cell>
          <table:table-cell office:value-type="float" office:value="3461" table:style-name="ce51">
            <text:p>3,461</text:p>
          </table:table-cell>
          <table:table-cell office:value-type="float" office:value="16959" table:style-name="ce50">
            <text:p>16,959</text:p>
          </table:table-cell>
          <table:table-cell office:value-type="float" office:value="3497" table:style-name="ce50">
            <text:p>3,497</text:p>
          </table:table-cell>
          <table:table-cell office:value-type="float" office:value="3445" table:style-name="ce50">
            <text:p>3,445</text:p>
          </table:table-cell>
          <table:table-cell office:value-type="float" office:value="3469" table:style-name="ce50">
            <text:p>3,469</text:p>
          </table:table-cell>
          <table:table-cell office:value-type="float" office:value="3439" table:style-name="ce50">
            <text:p>3,439</text:p>
          </table:table-cell>
          <table:table-cell office:value-type="float" office:value="3109" table:style-name="ce51">
            <text:p>3,109</text:p>
          </table:table-cell>
          <table:table-cell office:value-type="float" office:value="15140" table:style-name="ce50">
            <text:p>15,140</text:p>
          </table:table-cell>
          <table:table-cell office:value-type="float" office:value="2984" table:style-name="ce50">
            <text:p>2,984</text:p>
          </table:table-cell>
          <table:table-cell office:value-type="float" office:value="3078" table:style-name="ce50">
            <text:p>3,078</text:p>
          </table:table-cell>
          <table:table-cell office:value-type="float" office:value="3068" table:style-name="ce50">
            <text:p>3,068</text:p>
          </table:table-cell>
          <table:table-cell office:value-type="float" office:value="2976" table:style-name="ce50">
            <text:p>2,976</text:p>
          </table:table-cell>
          <table:table-cell office:value-type="float" office:value="3034" table:style-name="ce51">
            <text:p>3,034</text:p>
          </table:table-cell>
          <table:table-cell office:value-type="float" office:value="13840" table:style-name="ce50">
            <text:p>13,840</text:p>
          </table:table-cell>
          <table:table-cell office:value-type="float" office:value="2899" table:style-name="ce50">
            <text:p>2,899</text:p>
          </table:table-cell>
          <table:table-cell office:value-type="float" office:value="2814" table:style-name="ce50">
            <text:p>2,814</text:p>
          </table:table-cell>
          <table:table-cell office:value-type="float" office:value="2809" table:style-name="ce50">
            <text:p>2,809</text:p>
          </table:table-cell>
          <table:table-cell office:value-type="float" office:value="2801" table:style-name="ce50">
            <text:p>2,801</text:p>
          </table:table-cell>
          <table:table-cell office:value-type="float" office:value="2517" table:style-name="ce51">
            <text:p>2,517</text:p>
          </table:table-cell>
          <table:table-cell office:value-type="float" office:value="12210" table:style-name="ce50">
            <text:p>12,210</text:p>
          </table:table-cell>
          <table:table-cell office:value-type="float" office:value="2572" table:style-name="ce50">
            <text:p>2,572</text:p>
          </table:table-cell>
          <table:table-cell office:value-type="float" office:value="2527" table:style-name="ce50">
            <text:p>2,527</text:p>
          </table:table-cell>
          <table:table-cell office:value-type="float" office:value="2569" table:style-name="ce50">
            <text:p>2,569</text:p>
          </table:table-cell>
          <table:table-cell office:value-type="float" office:value="2321" table:style-name="ce50">
            <text:p>2,321</text:p>
          </table:table-cell>
          <table:table-cell office:value-type="float" office:value="2221" table:style-name="ce51">
            <text:p>2,221</text:p>
          </table:table-cell>
          <table:table-cell office:value-type="float" office:value="8912" table:style-name="ce50">
            <text:p>8,912</text:p>
          </table:table-cell>
          <table:table-cell office:value-type="float" office:value="2216" table:style-name="ce50">
            <text:p>2,216</text:p>
          </table:table-cell>
          <table:table-cell office:value-type="float" office:value="2030" table:style-name="ce50">
            <text:p>2,030</text:p>
          </table:table-cell>
          <table:table-cell office:value-type="float" office:value="1708" table:style-name="ce50">
            <text:p>1,708</text:p>
          </table:table-cell>
          <table:table-cell office:value-type="float" office:value="1649" table:style-name="ce50">
            <text:p>1,649</text:p>
          </table:table-cell>
          <table:table-cell office:value-type="float" office:value="1309" table:style-name="ce51">
            <text:p>1,309</text:p>
          </table:table-cell>
          <table:table-cell office:value-type="float" office:value="5368" table:style-name="ce50">
            <text:p>5,368</text:p>
          </table:table-cell>
          <table:table-cell office:value-type="float" office:value="1255" table:style-name="ce50">
            <text:p>1,255</text:p>
          </table:table-cell>
          <table:table-cell office:value-type="float" office:value="905" table:style-name="ce50">
            <text:p>905</text:p>
          </table:table-cell>
          <table:table-cell office:value-type="float" office:value="1064" table:style-name="ce50">
            <text:p>1,064</text:p>
          </table:table-cell>
          <table:table-cell office:value-type="float" office:value="1087" table:style-name="ce50">
            <text:p>1,087</text:p>
          </table:table-cell>
          <table:table-cell office:value-type="float" office:value="1057" table:style-name="ce51">
            <text:p>1,057</text:p>
          </table:table-cell>
          <table:table-cell office:value-type="float" office:value="4415" table:style-name="ce50">
            <text:p>4,415</text:p>
          </table:table-cell>
          <table:table-cell office:value-type="float" office:value="1006" table:style-name="ce50">
            <text:p>1,006</text:p>
          </table:table-cell>
          <table:table-cell office:value-type="float" office:value="969" table:style-name="ce50">
            <text:p>969</text:p>
          </table:table-cell>
          <table:table-cell office:value-type="float" office:value="894" table:style-name="ce50">
            <text:p>894</text:p>
          </table:table-cell>
          <table:table-cell office:value-type="float" office:value="835" table:style-name="ce50">
            <text:p>835</text:p>
          </table:table-cell>
          <table:table-cell office:value-type="float" office:value="711" table:style-name="ce51">
            <text:p>711</text:p>
          </table:table-cell>
          <table:table-cell office:value-type="float" office:value="2485" table:style-name="ce50">
            <text:p>2,485</text:p>
          </table:table-cell>
          <table:table-cell office:value-type="float" office:value="662" table:style-name="ce50">
            <text:p>662</text:p>
          </table:table-cell>
          <table:table-cell office:value-type="float" office:value="543" table:style-name="ce50">
            <text:p>543</text:p>
          </table:table-cell>
          <table:table-cell office:value-type="float" office:value="500" table:style-name="ce50">
            <text:p>500</text:p>
          </table:table-cell>
          <table:table-cell office:value-type="float" office:value="403" table:style-name="ce50">
            <text:p>403</text:p>
          </table:table-cell>
          <table:table-cell office:value-type="float" office:value="377" table:style-name="ce51">
            <text:p>377</text:p>
          </table:table-cell>
          <table:table-cell office:value-type="float" office:value="1167" table:style-name="ce50">
            <text:p>1,167</text:p>
          </table:table-cell>
          <table:table-cell office:value-type="float" office:value="292" table:style-name="ce50">
            <text:p>292</text:p>
          </table:table-cell>
          <table:table-cell office:value-type="float" office:value="288" table:style-name="ce50">
            <text:p>288</text:p>
          </table:table-cell>
          <table:table-cell office:value-type="float" office:value="239" table:style-name="ce50">
            <text:p>239</text:p>
          </table:table-cell>
          <table:table-cell office:value-type="float" office:value="197" table:style-name="ce50">
            <text:p>197</text:p>
          </table:table-cell>
          <table:table-cell office:value-type="float" office:value="151" table:style-name="ce51">
            <text:p>151</text:p>
          </table:table-cell>
          <table:table-cell office:value-type="float" office:value="299" table:style-name="ce50">
            <text:p>299</text:p>
          </table:table-cell>
          <table:table-cell office:value-type="float" office:value="93" table:style-name="ce50">
            <text:p>93</text:p>
          </table:table-cell>
          <table:table-cell office:value-type="float" office:value="74" table:style-name="ce50">
            <text:p>74</text:p>
          </table:table-cell>
          <table:table-cell office:value-type="float" office:value="56" table:style-name="ce50">
            <text:p>56</text:p>
          </table:table-cell>
          <table:table-cell office:value-type="float" office:value="49" table:style-name="ce50">
            <text:p>49</text:p>
          </table:table-cell>
          <table:table-cell office:value-type="float" office:value="27" table:style-name="ce51">
            <text:p>27</text:p>
          </table:table-cell>
          <table:table-cell office:value-type="float" office:value="47" table:style-name="ce50">
            <text:p>4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2844" table:style-name="ce44">
            <text:p>262,844</text:p>
          </table:table-cell>
          <table:table-cell office:value-type="float" office:value="8781" table:style-name="ce44">
            <text:p>8,781</text:p>
          </table:table-cell>
          <table:table-cell office:value-type="float" office:value="1316" table:style-name="ce44">
            <text:p>1,316</text:p>
          </table:table-cell>
          <table:table-cell office:value-type="float" office:value="1553" table:style-name="ce44">
            <text:p>1,553</text:p>
          </table:table-cell>
          <table:table-cell office:value-type="float" office:value="1745" table:style-name="ce44">
            <text:p>1,745</text:p>
          </table:table-cell>
          <table:table-cell office:value-type="float" office:value="1959" table:style-name="ce44">
            <text:p>1,959</text:p>
          </table:table-cell>
          <table:table-cell office:value-type="float" office:value="2208" table:style-name="ce44">
            <text:p>2,208</text:p>
          </table:table-cell>
          <table:table-cell office:value-type="float" office:value="12421" table:style-name="ce44">
            <text:p>12,421</text:p>
          </table:table-cell>
          <table:table-cell office:value-type="float" office:value="2218" table:style-name="ce44">
            <text:p>2,218</text:p>
          </table:table-cell>
          <table:table-cell office:value-type="float" office:value="2619" table:style-name="ce44">
            <text:p>2,619</text:p>
          </table:table-cell>
          <table:table-cell office:value-type="float" office:value="2578" table:style-name="ce44">
            <text:p>2,578</text:p>
          </table:table-cell>
          <table:table-cell office:value-type="float" office:value="2276" table:style-name="ce44">
            <text:p>2,276</text:p>
          </table:table-cell>
          <table:table-cell office:value-type="float" office:value="2730" table:style-name="ce45">
            <text:p>2,730</text:p>
          </table:table-cell>
          <table:table-cell office:value-type="float" office:value="12622" table:style-name="ce44">
            <text:p>12,622</text:p>
          </table:table-cell>
          <table:table-cell office:value-type="float" office:value="2650" table:style-name="ce44">
            <text:p>2,650</text:p>
          </table:table-cell>
          <table:table-cell office:value-type="float" office:value="2382" table:style-name="ce44">
            <text:p>2,382</text:p>
          </table:table-cell>
          <table:table-cell office:value-type="float" office:value="2480" table:style-name="ce44">
            <text:p>2,480</text:p>
          </table:table-cell>
          <table:table-cell office:value-type="float" office:value="2481" table:style-name="ce44">
            <text:p>2,481</text:p>
          </table:table-cell>
          <table:table-cell office:value-type="float" office:value="2629" table:style-name="ce45">
            <text:p>2,629</text:p>
          </table:table-cell>
          <table:table-cell office:value-type="float" office:value="13517" table:style-name="ce44">
            <text:p>13,517</text:p>
          </table:table-cell>
          <table:table-cell office:value-type="float" office:value="2557" table:style-name="ce44">
            <text:p>2,557</text:p>
          </table:table-cell>
          <table:table-cell office:value-type="float" office:value="2511" table:style-name="ce44">
            <text:p>2,511</text:p>
          </table:table-cell>
          <table:table-cell office:value-type="float" office:value="2685" table:style-name="ce44">
            <text:p>2,685</text:p>
          </table:table-cell>
          <table:table-cell office:value-type="float" office:value="2839" table:style-name="ce44">
            <text:p>2,839</text:p>
          </table:table-cell>
          <table:table-cell office:value-type="float" office:value="2925" table:style-name="ce45">
            <text:p>2,925</text:p>
          </table:table-cell>
          <table:table-cell office:value-type="float" office:value="17407" table:style-name="ce44">
            <text:p>17,407</text:p>
          </table:table-cell>
          <table:table-cell office:value-type="float" office:value="3018" table:style-name="ce44">
            <text:p>3,018</text:p>
          </table:table-cell>
          <table:table-cell office:value-type="float" office:value="3716" table:style-name="ce44">
            <text:p>3,716</text:p>
          </table:table-cell>
          <table:table-cell office:value-type="float" office:value="3687" table:style-name="ce44">
            <text:p>3,687</text:p>
          </table:table-cell>
          <table:table-cell office:value-type="float" office:value="3350" table:style-name="ce44">
            <text:p>3,350</text:p>
          </table:table-cell>
          <table:table-cell office:value-type="float" office:value="3636" table:style-name="ce45">
            <text:p>3,636</text:p>
          </table:table-cell>
          <table:table-cell office:value-type="float" office:value="18458" table:style-name="ce44">
            <text:p>18,458</text:p>
          </table:table-cell>
          <table:table-cell office:value-type="float" office:value="3861" table:style-name="ce44">
            <text:p>3,861</text:p>
          </table:table-cell>
          <table:table-cell office:value-type="float" office:value="3809" table:style-name="ce44">
            <text:p>3,809</text:p>
          </table:table-cell>
          <table:table-cell office:value-type="float" office:value="3689" table:style-name="ce44">
            <text:p>3,689</text:p>
          </table:table-cell>
          <table:table-cell office:value-type="float" office:value="3596" table:style-name="ce44">
            <text:p>3,596</text:p>
          </table:table-cell>
          <table:table-cell office:value-type="float" office:value="3503" table:style-name="ce45">
            <text:p>3,503</text:p>
          </table:table-cell>
          <table:table-cell office:value-type="float" office:value="16588" table:style-name="ce44">
            <text:p>16,588</text:p>
          </table:table-cell>
          <table:table-cell office:value-type="float" office:value="3417" table:style-name="ce44">
            <text:p>3,417</text:p>
          </table:table-cell>
          <table:table-cell office:value-type="float" office:value="3348" table:style-name="ce44">
            <text:p>3,348</text:p>
          </table:table-cell>
          <table:table-cell office:value-type="float" office:value="3337" table:style-name="ce44">
            <text:p>3,337</text:p>
          </table:table-cell>
          <table:table-cell office:value-type="float" office:value="3340" table:style-name="ce44">
            <text:p>3,340</text:p>
          </table:table-cell>
          <table:table-cell office:value-type="float" office:value="3146" table:style-name="ce45">
            <text:p>3,146</text:p>
          </table:table-cell>
          <table:table-cell office:value-type="float" office:value="17918" table:style-name="ce44">
            <text:p>17,918</text:p>
          </table:table-cell>
          <table:table-cell office:value-type="float" office:value="3135" table:style-name="ce44">
            <text:p>3,135</text:p>
          </table:table-cell>
          <table:table-cell office:value-type="float" office:value="3298" table:style-name="ce44">
            <text:p>3,298</text:p>
          </table:table-cell>
          <table:table-cell office:value-type="float" office:value="3674" table:style-name="ce44">
            <text:p>3,674</text:p>
          </table:table-cell>
          <table:table-cell office:value-type="float" office:value="3738" table:style-name="ce44">
            <text:p>3,738</text:p>
          </table:table-cell>
          <table:table-cell office:value-type="float" office:value="4073" table:style-name="ce45">
            <text:p>4,073</text:p>
          </table:table-cell>
          <table:table-cell office:value-type="float" office:value="21094" table:style-name="ce44">
            <text:p>21,094</text:p>
          </table:table-cell>
          <table:table-cell office:value-type="float" office:value="4211" table:style-name="ce44">
            <text:p>4,211</text:p>
          </table:table-cell>
          <table:table-cell office:value-type="float" office:value="4210" table:style-name="ce44">
            <text:p>4,210</text:p>
          </table:table-cell>
          <table:table-cell office:value-type="float" office:value="4262" table:style-name="ce44">
            <text:p>4,262</text:p>
          </table:table-cell>
          <table:table-cell office:value-type="float" office:value="4304" table:style-name="ce44">
            <text:p>4,304</text:p>
          </table:table-cell>
          <table:table-cell office:value-type="float" office:value="4107" table:style-name="ce45">
            <text:p>4,107</text:p>
          </table:table-cell>
          <table:table-cell office:value-type="float" office:value="19807" table:style-name="ce44">
            <text:p>19,807</text:p>
          </table:table-cell>
          <table:table-cell office:value-type="float" office:value="4460" table:style-name="ce44">
            <text:p>4,460</text:p>
          </table:table-cell>
          <table:table-cell office:value-type="float" office:value="3975" table:style-name="ce44">
            <text:p>3,975</text:p>
          </table:table-cell>
          <table:table-cell office:value-type="float" office:value="3920" table:style-name="ce44">
            <text:p>3,920</text:p>
          </table:table-cell>
          <table:table-cell office:value-type="float" office:value="3724" table:style-name="ce44">
            <text:p>3,724</text:p>
          </table:table-cell>
          <table:table-cell office:value-type="float" office:value="3728" table:style-name="ce45">
            <text:p>3,728</text:p>
          </table:table-cell>
          <table:table-cell office:value-type="float" office:value="20169" table:style-name="ce44">
            <text:p>20,169</text:p>
          </table:table-cell>
          <table:table-cell office:value-type="float" office:value="3954" table:style-name="ce44">
            <text:p>3,954</text:p>
          </table:table-cell>
          <table:table-cell office:value-type="float" office:value="3980" table:style-name="ce44">
            <text:p>3,980</text:p>
          </table:table-cell>
          <table:table-cell office:value-type="float" office:value="4203" table:style-name="ce44">
            <text:p>4,203</text:p>
          </table:table-cell>
          <table:table-cell office:value-type="float" office:value="4003" table:style-name="ce44">
            <text:p>4,003</text:p>
          </table:table-cell>
          <table:table-cell office:value-type="float" office:value="4029" table:style-name="ce45">
            <text:p>4,029</text:p>
          </table:table-cell>
          <table:table-cell office:value-type="float" office:value="20074" table:style-name="ce44">
            <text:p>20,074</text:p>
          </table:table-cell>
          <table:table-cell office:value-type="float" office:value="4003" table:style-name="ce44">
            <text:p>4,003</text:p>
          </table:table-cell>
          <table:table-cell office:value-type="float" office:value="4086" table:style-name="ce44">
            <text:p>4,086</text:p>
          </table:table-cell>
          <table:table-cell office:value-type="float" office:value="3928" table:style-name="ce44">
            <text:p>3,928</text:p>
          </table:table-cell>
          <table:table-cell office:value-type="float" office:value="4074" table:style-name="ce44">
            <text:p>4,074</text:p>
          </table:table-cell>
          <table:table-cell office:value-type="float" office:value="3983" table:style-name="ce45">
            <text:p>3,983</text:p>
          </table:table-cell>
          <table:table-cell office:value-type="float" office:value="18431" table:style-name="ce44">
            <text:p>18,431</text:p>
          </table:table-cell>
          <table:table-cell office:value-type="float" office:value="3982" table:style-name="ce44">
            <text:p>3,982</text:p>
          </table:table-cell>
          <table:table-cell office:value-type="float" office:value="3823" table:style-name="ce44">
            <text:p>3,823</text:p>
          </table:table-cell>
          <table:table-cell office:value-type="float" office:value="3633" table:style-name="ce44">
            <text:p>3,633</text:p>
          </table:table-cell>
          <table:table-cell office:value-type="float" office:value="3653" table:style-name="ce44">
            <text:p>3,653</text:p>
          </table:table-cell>
          <table:table-cell office:value-type="float" office:value="3340" table:style-name="ce45">
            <text:p>3,340</text:p>
          </table:table-cell>
          <table:table-cell office:value-type="float" office:value="15949" table:style-name="ce44">
            <text:p>15,949</text:p>
          </table:table-cell>
          <table:table-cell office:value-type="float" office:value="3390" table:style-name="ce44">
            <text:p>3,390</text:p>
          </table:table-cell>
          <table:table-cell office:value-type="float" office:value="3372" table:style-name="ce44">
            <text:p>3,372</text:p>
          </table:table-cell>
          <table:table-cell office:value-type="float" office:value="3257" table:style-name="ce44">
            <text:p>3,257</text:p>
          </table:table-cell>
          <table:table-cell office:value-type="float" office:value="3018" table:style-name="ce44">
            <text:p>3,018</text:p>
          </table:table-cell>
          <table:table-cell office:value-type="float" office:value="2912" table:style-name="ce45">
            <text:p>2,912</text:p>
          </table:table-cell>
          <table:table-cell office:value-type="float" office:value="12021" table:style-name="ce44">
            <text:p>12,021</text:p>
          </table:table-cell>
          <table:table-cell office:value-type="float" office:value="2990" table:style-name="ce44">
            <text:p>2,990</text:p>
          </table:table-cell>
          <table:table-cell office:value-type="float" office:value="2650" table:style-name="ce44">
            <text:p>2,650</text:p>
          </table:table-cell>
          <table:table-cell office:value-type="float" office:value="2187" table:style-name="ce44">
            <text:p>2,187</text:p>
          </table:table-cell>
          <table:table-cell office:value-type="float" office:value="2227" table:style-name="ce44">
            <text:p>2,227</text:p>
          </table:table-cell>
          <table:table-cell office:value-type="float" office:value="1967" table:style-name="ce45">
            <text:p>1,967</text:p>
          </table:table-cell>
          <table:table-cell office:value-type="float" office:value="6798" table:style-name="ce44">
            <text:p>6,798</text:p>
          </table:table-cell>
          <table:table-cell office:value-type="float" office:value="1540" table:style-name="ce44">
            <text:p>1,540</text:p>
          </table:table-cell>
          <table:table-cell office:value-type="float" office:value="1180" table:style-name="ce44">
            <text:p>1,180</text:p>
          </table:table-cell>
          <table:table-cell office:value-type="float" office:value="1342" table:style-name="ce44">
            <text:p>1,342</text:p>
          </table:table-cell>
          <table:table-cell office:value-type="float" office:value="1435" table:style-name="ce44">
            <text:p>1,435</text:p>
          </table:table-cell>
          <table:table-cell office:value-type="float" office:value="1301" table:style-name="ce45">
            <text:p>1,301</text:p>
          </table:table-cell>
          <table:table-cell office:value-type="float" office:value="5648" table:style-name="ce44">
            <text:p>5,648</text:p>
          </table:table-cell>
          <table:table-cell office:value-type="float" office:value="1308" table:style-name="ce44">
            <text:p>1,308</text:p>
          </table:table-cell>
          <table:table-cell office:value-type="float" office:value="1235" table:style-name="ce44">
            <text:p>1,235</text:p>
          </table:table-cell>
          <table:table-cell office:value-type="float" office:value="1161" table:style-name="ce44">
            <text:p>1,161</text:p>
          </table:table-cell>
          <table:table-cell office:value-type="float" office:value="994" table:style-name="ce44">
            <text:p>994</text:p>
          </table:table-cell>
          <table:table-cell office:value-type="float" office:value="950" table:style-name="ce45">
            <text:p>950</text:p>
          </table:table-cell>
          <table:table-cell office:value-type="float" office:value="3325" table:style-name="ce44">
            <text:p>3,325</text:p>
          </table:table-cell>
          <table:table-cell office:value-type="float" office:value="851" table:style-name="ce44">
            <text:p>851</text:p>
          </table:table-cell>
          <table:table-cell office:value-type="float" office:value="760" table:style-name="ce44">
            <text:p>760</text:p>
          </table:table-cell>
          <table:table-cell office:value-type="float" office:value="684" table:style-name="ce44">
            <text:p>684</text:p>
          </table:table-cell>
          <table:table-cell office:value-type="float" office:value="583" table:style-name="ce44">
            <text:p>583</text:p>
          </table:table-cell>
          <table:table-cell office:value-type="float" office:value="447" table:style-name="ce45">
            <text:p>447</text:p>
          </table:table-cell>
          <table:table-cell office:value-type="float" office:value="1432" table:style-name="ce44">
            <text:p>1,432</text:p>
          </table:table-cell>
          <table:table-cell office:value-type="float" office:value="410" table:style-name="ce44">
            <text:p>410</text:p>
          </table:table-cell>
          <table:table-cell office:value-type="float" office:value="348" table:style-name="ce44">
            <text:p>348</text:p>
          </table:table-cell>
          <table:table-cell office:value-type="float" office:value="268" table:style-name="ce44">
            <text:p>268</text:p>
          </table:table-cell>
          <table:table-cell office:value-type="float" office:value="232" table:style-name="ce44">
            <text:p>232</text:p>
          </table:table-cell>
          <table:table-cell office:value-type="float" office:value="174" table:style-name="ce45">
            <text:p>174</text:p>
          </table:table-cell>
          <table:table-cell office:value-type="float" office:value="341" table:style-name="ce44">
            <text:p>341</text:p>
          </table:table-cell>
          <table:table-cell office:value-type="float" office:value="125" table:style-name="ce44">
            <text:p>125</text:p>
          </table:table-cell>
          <table:table-cell office:value-type="float" office:value="95" table:style-name="ce44">
            <text:p>95</text:p>
          </table:table-cell>
          <table:table-cell office:value-type="float" office:value="52" table:style-name="ce44">
            <text:p>52</text:p>
          </table:table-cell>
          <table:table-cell office:value-type="float" office:value="39" table:style-name="ce44">
            <text:p>39</text:p>
          </table:table-cell>
          <table:table-cell office:value-type="float" office:value="30" table:style-name="ce45">
            <text:p>30</text:p>
          </table:table-cell>
          <table:table-cell office:value-type="float" office:value="43" table:style-name="ce44">
            <text:p>4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6674" table:style-name="ce44">
            <text:p>126,674</text:p>
          </table:table-cell>
          <table:table-cell office:value-type="float" office:value="4527" table:style-name="ce44">
            <text:p>4,527</text:p>
          </table:table-cell>
          <table:table-cell office:value-type="float" office:value="646" table:style-name="ce44">
            <text:p>646</text:p>
          </table:table-cell>
          <table:table-cell office:value-type="float" office:value="816" table:style-name="ce44">
            <text:p>816</text:p>
          </table:table-cell>
          <table:table-cell office:value-type="float" office:value="879" table:style-name="ce44">
            <text:p>879</text:p>
          </table:table-cell>
          <table:table-cell office:value-type="float" office:value="1029" table:style-name="ce44">
            <text:p>1,029</text:p>
          </table:table-cell>
          <table:table-cell office:value-type="float" office:value="1157" table:style-name="ce44">
            <text:p>1,157</text:p>
          </table:table-cell>
          <table:table-cell office:value-type="float" office:value="6416" table:style-name="ce44">
            <text:p>6,416</text:p>
          </table:table-cell>
          <table:table-cell office:value-type="float" office:value="1165" table:style-name="ce44">
            <text:p>1,165</text:p>
          </table:table-cell>
          <table:table-cell office:value-type="float" office:value="1286" table:style-name="ce44">
            <text:p>1,286</text:p>
          </table:table-cell>
          <table:table-cell office:value-type="float" office:value="1320" table:style-name="ce44">
            <text:p>1,320</text:p>
          </table:table-cell>
          <table:table-cell office:value-type="float" office:value="1205" table:style-name="ce44">
            <text:p>1,205</text:p>
          </table:table-cell>
          <table:table-cell office:value-type="float" office:value="1440" table:style-name="ce45">
            <text:p>1,440</text:p>
          </table:table-cell>
          <table:table-cell office:value-type="float" office:value="6646" table:style-name="ce44">
            <text:p>6,646</text:p>
          </table:table-cell>
          <table:table-cell office:value-type="float" office:value="1393" table:style-name="ce44">
            <text:p>1,393</text:p>
          </table:table-cell>
          <table:table-cell office:value-type="float" office:value="1242" table:style-name="ce44">
            <text:p>1,242</text:p>
          </table:table-cell>
          <table:table-cell office:value-type="float" office:value="1298" table:style-name="ce44">
            <text:p>1,298</text:p>
          </table:table-cell>
          <table:table-cell office:value-type="float" office:value="1321" table:style-name="ce44">
            <text:p>1,321</text:p>
          </table:table-cell>
          <table:table-cell office:value-type="float" office:value="1392" table:style-name="ce45">
            <text:p>1,392</text:p>
          </table:table-cell>
          <table:table-cell office:value-type="float" office:value="7015" table:style-name="ce44">
            <text:p>7,015</text:p>
          </table:table-cell>
          <table:table-cell office:value-type="float" office:value="1302" table:style-name="ce44">
            <text:p>1,302</text:p>
          </table:table-cell>
          <table:table-cell office:value-type="float" office:value="1261" table:style-name="ce44">
            <text:p>1,261</text:p>
          </table:table-cell>
          <table:table-cell office:value-type="float" office:value="1446" table:style-name="ce44">
            <text:p>1,446</text:p>
          </table:table-cell>
          <table:table-cell office:value-type="float" office:value="1493" table:style-name="ce44">
            <text:p>1,493</text:p>
          </table:table-cell>
          <table:table-cell office:value-type="float" office:value="1513" table:style-name="ce45">
            <text:p>1,513</text:p>
          </table:table-cell>
          <table:table-cell office:value-type="float" office:value="9088" table:style-name="ce44">
            <text:p>9,088</text:p>
          </table:table-cell>
          <table:table-cell office:value-type="float" office:value="1583" table:style-name="ce44">
            <text:p>1,583</text:p>
          </table:table-cell>
          <table:table-cell office:value-type="float" office:value="1936" table:style-name="ce44">
            <text:p>1,936</text:p>
          </table:table-cell>
          <table:table-cell office:value-type="float" office:value="1940" table:style-name="ce44">
            <text:p>1,940</text:p>
          </table:table-cell>
          <table:table-cell office:value-type="float" office:value="1761" table:style-name="ce44">
            <text:p>1,761</text:p>
          </table:table-cell>
          <table:table-cell office:value-type="float" office:value="1868" table:style-name="ce45">
            <text:p>1,868</text:p>
          </table:table-cell>
          <table:table-cell office:value-type="float" office:value="9430" table:style-name="ce44">
            <text:p>9,430</text:p>
          </table:table-cell>
          <table:table-cell office:value-type="float" office:value="1951" table:style-name="ce44">
            <text:p>1,951</text:p>
          </table:table-cell>
          <table:table-cell office:value-type="float" office:value="1888" table:style-name="ce44">
            <text:p>1,888</text:p>
          </table:table-cell>
          <table:table-cell office:value-type="float" office:value="1934" table:style-name="ce44">
            <text:p>1,934</text:p>
          </table:table-cell>
          <table:table-cell office:value-type="float" office:value="1866" table:style-name="ce44">
            <text:p>1,866</text:p>
          </table:table-cell>
          <table:table-cell office:value-type="float" office:value="1791" table:style-name="ce45">
            <text:p>1,791</text:p>
          </table:table-cell>
          <table:table-cell office:value-type="float" office:value="8434" table:style-name="ce44">
            <text:p>8,434</text:p>
          </table:table-cell>
          <table:table-cell office:value-type="float" office:value="1782" table:style-name="ce44">
            <text:p>1,782</text:p>
          </table:table-cell>
          <table:table-cell office:value-type="float" office:value="1673" table:style-name="ce44">
            <text:p>1,673</text:p>
          </table:table-cell>
          <table:table-cell office:value-type="float" office:value="1734" table:style-name="ce44">
            <text:p>1,734</text:p>
          </table:table-cell>
          <table:table-cell office:value-type="float" office:value="1684" table:style-name="ce44">
            <text:p>1,684</text:p>
          </table:table-cell>
          <table:table-cell office:value-type="float" office:value="1561" table:style-name="ce45">
            <text:p>1,561</text:p>
          </table:table-cell>
          <table:table-cell office:value-type="float" office:value="8633" table:style-name="ce44">
            <text:p>8,633</text:p>
          </table:table-cell>
          <table:table-cell office:value-type="float" office:value="1549" table:style-name="ce44">
            <text:p>1,549</text:p>
          </table:table-cell>
          <table:table-cell office:value-type="float" office:value="1564" table:style-name="ce44">
            <text:p>1,564</text:p>
          </table:table-cell>
          <table:table-cell office:value-type="float" office:value="1789" table:style-name="ce44">
            <text:p>1,789</text:p>
          </table:table-cell>
          <table:table-cell office:value-type="float" office:value="1803" table:style-name="ce44">
            <text:p>1,803</text:p>
          </table:table-cell>
          <table:table-cell office:value-type="float" office:value="1928" table:style-name="ce45">
            <text:p>1,928</text:p>
          </table:table-cell>
          <table:table-cell office:value-type="float" office:value="9881" table:style-name="ce44">
            <text:p>9,881</text:p>
          </table:table-cell>
          <table:table-cell office:value-type="float" office:value="1972" table:style-name="ce44">
            <text:p>1,972</text:p>
          </table:table-cell>
          <table:table-cell office:value-type="float" office:value="1965" table:style-name="ce44">
            <text:p>1,965</text:p>
          </table:table-cell>
          <table:table-cell office:value-type="float" office:value="2013" table:style-name="ce44">
            <text:p>2,013</text:p>
          </table:table-cell>
          <table:table-cell office:value-type="float" office:value="2031" table:style-name="ce44">
            <text:p>2,031</text:p>
          </table:table-cell>
          <table:table-cell office:value-type="float" office:value="1900" table:style-name="ce45">
            <text:p>1,900</text:p>
          </table:table-cell>
          <table:table-cell office:value-type="float" office:value="8996" table:style-name="ce44">
            <text:p>8,996</text:p>
          </table:table-cell>
          <table:table-cell office:value-type="float" office:value="2044" table:style-name="ce44">
            <text:p>2,044</text:p>
          </table:table-cell>
          <table:table-cell office:value-type="float" office:value="1799" table:style-name="ce44">
            <text:p>1,799</text:p>
          </table:table-cell>
          <table:table-cell office:value-type="float" office:value="1764" table:style-name="ce44">
            <text:p>1,764</text:p>
          </table:table-cell>
          <table:table-cell office:value-type="float" office:value="1703" table:style-name="ce44">
            <text:p>1,703</text:p>
          </table:table-cell>
          <table:table-cell office:value-type="float" office:value="1686" table:style-name="ce45">
            <text:p>1,686</text:p>
          </table:table-cell>
          <table:table-cell office:value-type="float" office:value="9336" table:style-name="ce44">
            <text:p>9,336</text:p>
          </table:table-cell>
          <table:table-cell office:value-type="float" office:value="1808" table:style-name="ce44">
            <text:p>1,808</text:p>
          </table:table-cell>
          <table:table-cell office:value-type="float" office:value="1830" table:style-name="ce44">
            <text:p>1,830</text:p>
          </table:table-cell>
          <table:table-cell office:value-type="float" office:value="1961" table:style-name="ce44">
            <text:p>1,961</text:p>
          </table:table-cell>
          <table:table-cell office:value-type="float" office:value="1870" table:style-name="ce44">
            <text:p>1,870</text:p>
          </table:table-cell>
          <table:table-cell office:value-type="float" office:value="1867" table:style-name="ce45">
            <text:p>1,867</text:p>
          </table:table-cell>
          <table:table-cell office:value-type="float" office:value="9553" table:style-name="ce44">
            <text:p>9,553</text:p>
          </table:table-cell>
          <table:table-cell office:value-type="float" office:value="1894" table:style-name="ce44">
            <text:p>1,894</text:p>
          </table:table-cell>
          <table:table-cell office:value-type="float" office:value="1951" table:style-name="ce44">
            <text:p>1,951</text:p>
          </table:table-cell>
          <table:table-cell office:value-type="float" office:value="1857" table:style-name="ce44">
            <text:p>1,857</text:p>
          </table:table-cell>
          <table:table-cell office:value-type="float" office:value="1968" table:style-name="ce44">
            <text:p>1,968</text:p>
          </table:table-cell>
          <table:table-cell office:value-type="float" office:value="1883" table:style-name="ce45">
            <text:p>1,883</text:p>
          </table:table-cell>
          <table:table-cell office:value-type="float" office:value="8714" table:style-name="ce44">
            <text:p>8,714</text:p>
          </table:table-cell>
          <table:table-cell office:value-type="float" office:value="1886" table:style-name="ce44">
            <text:p>1,886</text:p>
          </table:table-cell>
          <table:table-cell office:value-type="float" office:value="1823" table:style-name="ce44">
            <text:p>1,823</text:p>
          </table:table-cell>
          <table:table-cell office:value-type="float" office:value="1711" table:style-name="ce44">
            <text:p>1,711</text:p>
          </table:table-cell>
          <table:table-cell office:value-type="float" office:value="1733" table:style-name="ce44">
            <text:p>1,733</text:p>
          </table:table-cell>
          <table:table-cell office:value-type="float" office:value="1561" table:style-name="ce45">
            <text:p>1,561</text:p>
          </table:table-cell>
          <table:table-cell office:value-type="float" office:value="7519" table:style-name="ce44">
            <text:p>7,519</text:p>
          </table:table-cell>
          <table:table-cell office:value-type="float" office:value="1599" table:style-name="ce44">
            <text:p>1,599</text:p>
          </table:table-cell>
          <table:table-cell office:value-type="float" office:value="1596" table:style-name="ce44">
            <text:p>1,596</text:p>
          </table:table-cell>
          <table:table-cell office:value-type="float" office:value="1568" table:style-name="ce44">
            <text:p>1,568</text:p>
          </table:table-cell>
          <table:table-cell office:value-type="float" office:value="1376" table:style-name="ce44">
            <text:p>1,376</text:p>
          </table:table-cell>
          <table:table-cell office:value-type="float" office:value="1380" table:style-name="ce45">
            <text:p>1,380</text:p>
          </table:table-cell>
          <table:table-cell office:value-type="float" office:value="5368" table:style-name="ce44">
            <text:p>5,368</text:p>
          </table:table-cell>
          <table:table-cell office:value-type="float" office:value="1377" table:style-name="ce44">
            <text:p>1,377</text:p>
          </table:table-cell>
          <table:table-cell office:value-type="float" office:value="1170" table:style-name="ce44">
            <text:p>1,170</text:p>
          </table:table-cell>
          <table:table-cell office:value-type="float" office:value="964" table:style-name="ce44">
            <text:p>964</text:p>
          </table:table-cell>
          <table:table-cell office:value-type="float" office:value="992" table:style-name="ce44">
            <text:p>992</text:p>
          </table:table-cell>
          <table:table-cell office:value-type="float" office:value="865" table:style-name="ce45">
            <text:p>865</text:p>
          </table:table-cell>
          <table:table-cell office:value-type="float" office:value="2897" table:style-name="ce44">
            <text:p>2,897</text:p>
          </table:table-cell>
          <table:table-cell office:value-type="float" office:value="659" table:style-name="ce44">
            <text:p>659</text:p>
          </table:table-cell>
          <table:table-cell office:value-type="float" office:value="535" table:style-name="ce44">
            <text:p>535</text:p>
          </table:table-cell>
          <table:table-cell office:value-type="float" office:value="543" table:style-name="ce44">
            <text:p>543</text:p>
          </table:table-cell>
          <table:table-cell office:value-type="float" office:value="629" table:style-name="ce44">
            <text:p>629</text:p>
          </table:table-cell>
          <table:table-cell office:value-type="float" office:value="531" table:style-name="ce45">
            <text:p>531</text:p>
          </table:table-cell>
          <table:table-cell office:value-type="float" office:value="2260" table:style-name="ce44">
            <text:p>2,260</text:p>
          </table:table-cell>
          <table:table-cell office:value-type="float" office:value="526" table:style-name="ce44">
            <text:p>526</text:p>
          </table:table-cell>
          <table:table-cell office:value-type="float" office:value="507" table:style-name="ce44">
            <text:p>507</text:p>
          </table:table-cell>
          <table:table-cell office:value-type="float" office:value="468" table:style-name="ce44">
            <text:p>468</text:p>
          </table:table-cell>
          <table:table-cell office:value-type="float" office:value="402" table:style-name="ce44">
            <text:p>402</text:p>
          </table:table-cell>
          <table:table-cell office:value-type="float" office:value="357" table:style-name="ce45">
            <text:p>357</text:p>
          </table:table-cell>
          <table:table-cell office:value-type="float" office:value="1235" table:style-name="ce44">
            <text:p>1,235</text:p>
          </table:table-cell>
          <table:table-cell office:value-type="float" office:value="315" table:style-name="ce44">
            <text:p>315</text:p>
          </table:table-cell>
          <table:table-cell office:value-type="float" office:value="292" table:style-name="ce44">
            <text:p>292</text:p>
          </table:table-cell>
          <table:table-cell office:value-type="float" office:value="243" table:style-name="ce44">
            <text:p>243</text:p>
          </table:table-cell>
          <table:table-cell office:value-type="float" office:value="227" table:style-name="ce44">
            <text:p>227</text:p>
          </table:table-cell>
          <table:table-cell office:value-type="float" office:value="158" table:style-name="ce45">
            <text:p>158</text:p>
          </table:table-cell>
          <table:table-cell office:value-type="float" office:value="559" table:style-name="ce44">
            <text:p>559</text:p>
          </table:table-cell>
          <table:table-cell office:value-type="float" office:value="164" table:style-name="ce44">
            <text:p>164</text:p>
          </table:table-cell>
          <table:table-cell office:value-type="float" office:value="147" table:style-name="ce44">
            <text:p>147</text:p>
          </table:table-cell>
          <table:table-cell office:value-type="float" office:value="97" table:style-name="ce44">
            <text:p>97</text:p>
          </table:table-cell>
          <table:table-cell office:value-type="float" office:value="85" table:style-name="ce44">
            <text:p>85</text:p>
          </table:table-cell>
          <table:table-cell office:value-type="float" office:value="66" table:style-name="ce45">
            <text:p>66</text:p>
          </table:table-cell>
          <table:table-cell office:value-type="float" office:value="149" table:style-name="ce44">
            <text:p>149</text:p>
          </table:table-cell>
          <table:table-cell office:value-type="float" office:value="59" table:style-name="ce44">
            <text:p>59</text:p>
          </table:table-cell>
          <table:table-cell office:value-type="float" office:value="38" table:style-name="ce44">
            <text:p>38</text:p>
          </table:table-cell>
          <table:table-cell office:value-type="float" office:value="21" table:style-name="ce44">
            <text:p>21</text:p>
          </table:table-cell>
          <table:table-cell office:value-type="float" office:value="20" table:style-name="ce44">
            <text:p>20</text:p>
          </table:table-cell>
          <table:table-cell office:value-type="float" office:value="11" table:style-name="ce45">
            <text:p>11</text:p>
          </table:table-cell>
          <table:table-cell office:value-type="float" office:value="18" table:style-name="ce44">
            <text:p>1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170" table:style-name="ce48">
            <text:p>136,170</text:p>
          </table:table-cell>
          <table:table-cell office:value-type="float" office:value="4254" table:style-name="ce49">
            <text:p>4,254</text:p>
          </table:table-cell>
          <table:table-cell office:value-type="float" office:value="670" table:style-name="ce48">
            <text:p>670</text:p>
          </table:table-cell>
          <table:table-cell office:value-type="float" office:value="737" table:style-name="ce48">
            <text:p>737</text:p>
          </table:table-cell>
          <table:table-cell office:value-type="float" office:value="866" table:style-name="ce48">
            <text:p>866</text:p>
          </table:table-cell>
          <table:table-cell office:value-type="float" office:value="930" table:style-name="ce48">
            <text:p>930</text:p>
          </table:table-cell>
          <table:table-cell office:value-type="float" office:value="1051" table:style-name="ce48">
            <text:p>1,051</text:p>
          </table:table-cell>
          <table:table-cell office:value-type="float" office:value="6005" table:style-name="ce48">
            <text:p>6,005</text:p>
          </table:table-cell>
          <table:table-cell office:value-type="float" office:value="1053" table:style-name="ce48">
            <text:p>1,053</text:p>
          </table:table-cell>
          <table:table-cell office:value-type="float" office:value="1333" table:style-name="ce48">
            <text:p>1,333</text:p>
          </table:table-cell>
          <table:table-cell office:value-type="float" office:value="1258" table:style-name="ce48">
            <text:p>1,258</text:p>
          </table:table-cell>
          <table:table-cell office:value-type="float" office:value="1071" table:style-name="ce48">
            <text:p>1,071</text:p>
          </table:table-cell>
          <table:table-cell office:value-type="float" office:value="1290" table:style-name="ce49">
            <text:p>1,290</text:p>
          </table:table-cell>
          <table:table-cell office:value-type="float" office:value="5976" table:style-name="ce48">
            <text:p>5,976</text:p>
          </table:table-cell>
          <table:table-cell office:value-type="float" office:value="1257" table:style-name="ce48">
            <text:p>1,257</text:p>
          </table:table-cell>
          <table:table-cell office:value-type="float" office:value="1140" table:style-name="ce48">
            <text:p>1,140</text:p>
          </table:table-cell>
          <table:table-cell office:value-type="float" office:value="1182" table:style-name="ce48">
            <text:p>1,182</text:p>
          </table:table-cell>
          <table:table-cell office:value-type="float" office:value="1160" table:style-name="ce48">
            <text:p>1,160</text:p>
          </table:table-cell>
          <table:table-cell office:value-type="float" office:value="1237" table:style-name="ce49">
            <text:p>1,237</text:p>
          </table:table-cell>
          <table:table-cell office:value-type="float" office:value="6502" table:style-name="ce48">
            <text:p>6,502</text:p>
          </table:table-cell>
          <table:table-cell office:value-type="float" office:value="1255" table:style-name="ce48">
            <text:p>1,255</text:p>
          </table:table-cell>
          <table:table-cell office:value-type="float" office:value="1250" table:style-name="ce48">
            <text:p>1,250</text:p>
          </table:table-cell>
          <table:table-cell office:value-type="float" office:value="1239" table:style-name="ce48">
            <text:p>1,239</text:p>
          </table:table-cell>
          <table:table-cell office:value-type="float" office:value="1346" table:style-name="ce48">
            <text:p>1,346</text:p>
          </table:table-cell>
          <table:table-cell office:value-type="float" office:value="1412" table:style-name="ce49">
            <text:p>1,412</text:p>
          </table:table-cell>
          <table:table-cell office:value-type="float" office:value="8319" table:style-name="ce48">
            <text:p>8,319</text:p>
          </table:table-cell>
          <table:table-cell office:value-type="float" office:value="1435" table:style-name="ce48">
            <text:p>1,435</text:p>
          </table:table-cell>
          <table:table-cell office:value-type="float" office:value="1780" table:style-name="ce48">
            <text:p>1,780</text:p>
          </table:table-cell>
          <table:table-cell office:value-type="float" office:value="1747" table:style-name="ce48">
            <text:p>1,747</text:p>
          </table:table-cell>
          <table:table-cell office:value-type="float" office:value="1589" table:style-name="ce48">
            <text:p>1,589</text:p>
          </table:table-cell>
          <table:table-cell office:value-type="float" office:value="1768" table:style-name="ce49">
            <text:p>1,768</text:p>
          </table:table-cell>
          <table:table-cell office:value-type="float" office:value="9028" table:style-name="ce48">
            <text:p>9,028</text:p>
          </table:table-cell>
          <table:table-cell office:value-type="float" office:value="1910" table:style-name="ce48">
            <text:p>1,910</text:p>
          </table:table-cell>
          <table:table-cell office:value-type="float" office:value="1921" table:style-name="ce48">
            <text:p>1,921</text:p>
          </table:table-cell>
          <table:table-cell office:value-type="float" office:value="1755" table:style-name="ce48">
            <text:p>1,755</text:p>
          </table:table-cell>
          <table:table-cell office:value-type="float" office:value="1730" table:style-name="ce48">
            <text:p>1,730</text:p>
          </table:table-cell>
          <table:table-cell office:value-type="float" office:value="1712" table:style-name="ce49">
            <text:p>1,712</text:p>
          </table:table-cell>
          <table:table-cell office:value-type="float" office:value="8154" table:style-name="ce48">
            <text:p>8,154</text:p>
          </table:table-cell>
          <table:table-cell office:value-type="float" office:value="1635" table:style-name="ce48">
            <text:p>1,635</text:p>
          </table:table-cell>
          <table:table-cell office:value-type="float" office:value="1675" table:style-name="ce48">
            <text:p>1,675</text:p>
          </table:table-cell>
          <table:table-cell office:value-type="float" office:value="1603" table:style-name="ce48">
            <text:p>1,603</text:p>
          </table:table-cell>
          <table:table-cell office:value-type="float" office:value="1656" table:style-name="ce48">
            <text:p>1,656</text:p>
          </table:table-cell>
          <table:table-cell office:value-type="float" office:value="1585" table:style-name="ce49">
            <text:p>1,585</text:p>
          </table:table-cell>
          <table:table-cell office:value-type="float" office:value="9285" table:style-name="ce48">
            <text:p>9,285</text:p>
          </table:table-cell>
          <table:table-cell office:value-type="float" office:value="1586" table:style-name="ce48">
            <text:p>1,586</text:p>
          </table:table-cell>
          <table:table-cell office:value-type="float" office:value="1734" table:style-name="ce48">
            <text:p>1,734</text:p>
          </table:table-cell>
          <table:table-cell office:value-type="float" office:value="1885" table:style-name="ce48">
            <text:p>1,885</text:p>
          </table:table-cell>
          <table:table-cell office:value-type="float" office:value="1935" table:style-name="ce48">
            <text:p>1,935</text:p>
          </table:table-cell>
          <table:table-cell office:value-type="float" office:value="2145" table:style-name="ce49">
            <text:p>2,145</text:p>
          </table:table-cell>
          <table:table-cell office:value-type="float" office:value="11213" table:style-name="ce48">
            <text:p>11,213</text:p>
          </table:table-cell>
          <table:table-cell office:value-type="float" office:value="2239" table:style-name="ce48">
            <text:p>2,239</text:p>
          </table:table-cell>
          <table:table-cell office:value-type="float" office:value="2245" table:style-name="ce48">
            <text:p>2,245</text:p>
          </table:table-cell>
          <table:table-cell office:value-type="float" office:value="2249" table:style-name="ce48">
            <text:p>2,249</text:p>
          </table:table-cell>
          <table:table-cell office:value-type="float" office:value="2273" table:style-name="ce48">
            <text:p>2,273</text:p>
          </table:table-cell>
          <table:table-cell office:value-type="float" office:value="2207" table:style-name="ce49">
            <text:p>2,207</text:p>
          </table:table-cell>
          <table:table-cell office:value-type="float" office:value="10811" table:style-name="ce48">
            <text:p>10,811</text:p>
          </table:table-cell>
          <table:table-cell office:value-type="float" office:value="2416" table:style-name="ce48">
            <text:p>2,416</text:p>
          </table:table-cell>
          <table:table-cell office:value-type="float" office:value="2176" table:style-name="ce48">
            <text:p>2,176</text:p>
          </table:table-cell>
          <table:table-cell office:value-type="float" office:value="2156" table:style-name="ce48">
            <text:p>2,156</text:p>
          </table:table-cell>
          <table:table-cell office:value-type="float" office:value="2021" table:style-name="ce48">
            <text:p>2,021</text:p>
          </table:table-cell>
          <table:table-cell office:value-type="float" office:value="2042" table:style-name="ce49">
            <text:p>2,042</text:p>
          </table:table-cell>
          <table:table-cell office:value-type="float" office:value="10833" table:style-name="ce48">
            <text:p>10,833</text:p>
          </table:table-cell>
          <table:table-cell office:value-type="float" office:value="2146" table:style-name="ce48">
            <text:p>2,146</text:p>
          </table:table-cell>
          <table:table-cell office:value-type="float" office:value="2150" table:style-name="ce48">
            <text:p>2,150</text:p>
          </table:table-cell>
          <table:table-cell office:value-type="float" office:value="2242" table:style-name="ce48">
            <text:p>2,242</text:p>
          </table:table-cell>
          <table:table-cell office:value-type="float" office:value="2133" table:style-name="ce48">
            <text:p>2,133</text:p>
          </table:table-cell>
          <table:table-cell office:value-type="float" office:value="2162" table:style-name="ce49">
            <text:p>2,162</text:p>
          </table:table-cell>
          <table:table-cell office:value-type="float" office:value="10521" table:style-name="ce48">
            <text:p>10,521</text:p>
          </table:table-cell>
          <table:table-cell office:value-type="float" office:value="2109" table:style-name="ce48">
            <text:p>2,109</text:p>
          </table:table-cell>
          <table:table-cell office:value-type="float" office:value="2135" table:style-name="ce48">
            <text:p>2,135</text:p>
          </table:table-cell>
          <table:table-cell office:value-type="float" office:value="2071" table:style-name="ce48">
            <text:p>2,071</text:p>
          </table:table-cell>
          <table:table-cell office:value-type="float" office:value="2106" table:style-name="ce48">
            <text:p>2,106</text:p>
          </table:table-cell>
          <table:table-cell office:value-type="float" office:value="2100" table:style-name="ce49">
            <text:p>2,100</text:p>
          </table:table-cell>
          <table:table-cell office:value-type="float" office:value="9717" table:style-name="ce48">
            <text:p>9,717</text:p>
          </table:table-cell>
          <table:table-cell office:value-type="float" office:value="2096" table:style-name="ce48">
            <text:p>2,096</text:p>
          </table:table-cell>
          <table:table-cell office:value-type="float" office:value="2000" table:style-name="ce48">
            <text:p>2,000</text:p>
          </table:table-cell>
          <table:table-cell office:value-type="float" office:value="1922" table:style-name="ce48">
            <text:p>1,922</text:p>
          </table:table-cell>
          <table:table-cell office:value-type="float" office:value="1920" table:style-name="ce48">
            <text:p>1,920</text:p>
          </table:table-cell>
          <table:table-cell office:value-type="float" office:value="1779" table:style-name="ce49">
            <text:p>1,779</text:p>
          </table:table-cell>
          <table:table-cell office:value-type="float" office:value="8430" table:style-name="ce48">
            <text:p>8,430</text:p>
          </table:table-cell>
          <table:table-cell office:value-type="float" office:value="1791" table:style-name="ce48">
            <text:p>1,791</text:p>
          </table:table-cell>
          <table:table-cell office:value-type="float" office:value="1776" table:style-name="ce48">
            <text:p>1,776</text:p>
          </table:table-cell>
          <table:table-cell office:value-type="float" office:value="1689" table:style-name="ce48">
            <text:p>1,689</text:p>
          </table:table-cell>
          <table:table-cell office:value-type="float" office:value="1642" table:style-name="ce48">
            <text:p>1,642</text:p>
          </table:table-cell>
          <table:table-cell office:value-type="float" office:value="1532" table:style-name="ce49">
            <text:p>1,532</text:p>
          </table:table-cell>
          <table:table-cell office:value-type="float" office:value="6653" table:style-name="ce48">
            <text:p>6,653</text:p>
          </table:table-cell>
          <table:table-cell office:value-type="float" office:value="1613" table:style-name="ce48">
            <text:p>1,613</text:p>
          </table:table-cell>
          <table:table-cell office:value-type="float" office:value="1480" table:style-name="ce48">
            <text:p>1,480</text:p>
          </table:table-cell>
          <table:table-cell office:value-type="float" office:value="1223" table:style-name="ce48">
            <text:p>1,223</text:p>
          </table:table-cell>
          <table:table-cell office:value-type="float" office:value="1235" table:style-name="ce48">
            <text:p>1,235</text:p>
          </table:table-cell>
          <table:table-cell office:value-type="float" office:value="1102" table:style-name="ce49">
            <text:p>1,102</text:p>
          </table:table-cell>
          <table:table-cell office:value-type="float" office:value="3901" table:style-name="ce48">
            <text:p>3,901</text:p>
          </table:table-cell>
          <table:table-cell office:value-type="float" office:value="881" table:style-name="ce48">
            <text:p>881</text:p>
          </table:table-cell>
          <table:table-cell office:value-type="float" office:value="645" table:style-name="ce48">
            <text:p>645</text:p>
          </table:table-cell>
          <table:table-cell office:value-type="float" office:value="799" table:style-name="ce48">
            <text:p>799</text:p>
          </table:table-cell>
          <table:table-cell office:value-type="float" office:value="806" table:style-name="ce48">
            <text:p>806</text:p>
          </table:table-cell>
          <table:table-cell office:value-type="float" office:value="770" table:style-name="ce49">
            <text:p>770</text:p>
          </table:table-cell>
          <table:table-cell office:value-type="float" office:value="3388" table:style-name="ce48">
            <text:p>3,388</text:p>
          </table:table-cell>
          <table:table-cell office:value-type="float" office:value="782" table:style-name="ce48">
            <text:p>782</text:p>
          </table:table-cell>
          <table:table-cell office:value-type="float" office:value="728" table:style-name="ce48">
            <text:p>728</text:p>
          </table:table-cell>
          <table:table-cell office:value-type="float" office:value="693" table:style-name="ce48">
            <text:p>693</text:p>
          </table:table-cell>
          <table:table-cell office:value-type="float" office:value="592" table:style-name="ce48">
            <text:p>592</text:p>
          </table:table-cell>
          <table:table-cell office:value-type="float" office:value="593" table:style-name="ce49">
            <text:p>593</text:p>
          </table:table-cell>
          <table:table-cell office:value-type="float" office:value="2090" table:style-name="ce48">
            <text:p>2,090</text:p>
          </table:table-cell>
          <table:table-cell office:value-type="float" office:value="536" table:style-name="ce48">
            <text:p>536</text:p>
          </table:table-cell>
          <table:table-cell office:value-type="float" office:value="468" table:style-name="ce48">
            <text:p>468</text:p>
          </table:table-cell>
          <table:table-cell office:value-type="float" office:value="441" table:style-name="ce48">
            <text:p>441</text:p>
          </table:table-cell>
          <table:table-cell office:value-type="float" office:value="356" table:style-name="ce48">
            <text:p>356</text:p>
          </table:table-cell>
          <table:table-cell office:value-type="float" office:value="289" table:style-name="ce49">
            <text:p>289</text:p>
          </table:table-cell>
          <table:table-cell office:value-type="float" office:value="873" table:style-name="ce48">
            <text:p>873</text:p>
          </table:table-cell>
          <table:table-cell office:value-type="float" office:value="246" table:style-name="ce48">
            <text:p>246</text:p>
          </table:table-cell>
          <table:table-cell office:value-type="float" office:value="201" table:style-name="ce48">
            <text:p>201</text:p>
          </table:table-cell>
          <table:table-cell office:value-type="float" office:value="171" table:style-name="ce48">
            <text:p>171</text:p>
          </table:table-cell>
          <table:table-cell office:value-type="float" office:value="147" table:style-name="ce48">
            <text:p>147</text:p>
          </table:table-cell>
          <table:table-cell office:value-type="float" office:value="108" table:style-name="ce49">
            <text:p>108</text:p>
          </table:table-cell>
          <table:table-cell office:value-type="float" office:value="192" table:style-name="ce48">
            <text:p>192</text:p>
          </table:table-cell>
          <table:table-cell office:value-type="float" office:value="66" table:style-name="ce48">
            <text:p>66</text:p>
          </table:table-cell>
          <table:table-cell office:value-type="float" office:value="57" table:style-name="ce48">
            <text:p>57</text:p>
          </table:table-cell>
          <table:table-cell office:value-type="float" office:value="31" table:style-name="ce48">
            <text:p>31</text:p>
          </table:table-cell>
          <table:table-cell office:value-type="float" office:value="19" table:style-name="ce48">
            <text:p>19</text:p>
          </table:table-cell>
          <table:table-cell office:value-type="float" office:value="19" table:style-name="ce49">
            <text:p>19</text:p>
          </table:table-cell>
          <table:table-cell office:value-type="float" office:value="25" table:style-name="ce48">
            <text:p>2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970" table:style-name="ce29">
            <text:p>153,970</text:p>
          </table:table-cell>
          <table:table-cell office:value-type="float" office:value="4955" table:style-name="ce29">
            <text:p>4,955</text:p>
          </table:table-cell>
          <table:table-cell office:value-type="float" office:value="953" table:style-name="ce29">
            <text:p>953</text:p>
          </table:table-cell>
          <table:table-cell office:value-type="float" office:value="1023" table:style-name="ce29">
            <text:p>1,023</text:p>
          </table:table-cell>
          <table:table-cell office:value-type="float" office:value="1031" table:style-name="ce29">
            <text:p>1,031</text:p>
          </table:table-cell>
          <table:table-cell office:value-type="float" office:value="955" table:style-name="ce29">
            <text:p>955</text:p>
          </table:table-cell>
          <table:table-cell office:value-type="float" office:value="993" table:style-name="ce29">
            <text:p>993</text:p>
          </table:table-cell>
          <table:table-cell office:value-type="float" office:value="4319" table:style-name="ce29">
            <text:p>4,319</text:p>
          </table:table-cell>
          <table:table-cell office:value-type="float" office:value="927" table:style-name="ce29">
            <text:p>927</text:p>
          </table:table-cell>
          <table:table-cell office:value-type="float" office:value="807" table:style-name="ce29">
            <text:p>807</text:p>
          </table:table-cell>
          <table:table-cell office:value-type="float" office:value="864" table:style-name="ce29">
            <text:p>864</text:p>
          </table:table-cell>
          <table:table-cell office:value-type="float" office:value="830" table:style-name="ce29">
            <text:p>830</text:p>
          </table:table-cell>
          <table:table-cell office:value-type="float" office:value="891" table:style-name="ce25">
            <text:p>891</text:p>
          </table:table-cell>
          <table:table-cell office:value-type="float" office:value="4080" table:style-name="ce29">
            <text:p>4,080</text:p>
          </table:table-cell>
          <table:table-cell office:value-type="float" office:value="900" table:style-name="ce29">
            <text:p>900</text:p>
          </table:table-cell>
          <table:table-cell office:value-type="float" office:value="750" table:style-name="ce29">
            <text:p>750</text:p>
          </table:table-cell>
          <table:table-cell office:value-type="float" office:value="730" table:style-name="ce29">
            <text:p>730</text:p>
          </table:table-cell>
          <table:table-cell office:value-type="float" office:value="845" table:style-name="ce29">
            <text:p>845</text:p>
          </table:table-cell>
          <table:table-cell office:value-type="float" office:value="855" table:style-name="ce25">
            <text:p>855</text:p>
          </table:table-cell>
          <table:table-cell office:value-type="float" office:value="5954" table:style-name="ce29">
            <text:p>5,954</text:p>
          </table:table-cell>
          <table:table-cell office:value-type="float" office:value="903" table:style-name="ce29">
            <text:p>903</text:p>
          </table:table-cell>
          <table:table-cell office:value-type="float" office:value="931" table:style-name="ce29">
            <text:p>931</text:p>
          </table:table-cell>
          <table:table-cell office:value-type="float" office:value="1031" table:style-name="ce29">
            <text:p>1,031</text:p>
          </table:table-cell>
          <table:table-cell office:value-type="float" office:value="1152" table:style-name="ce29">
            <text:p>1,152</text:p>
          </table:table-cell>
          <table:table-cell office:value-type="float" office:value="1937" table:style-name="ce25">
            <text:p>1,937</text:p>
          </table:table-cell>
          <table:table-cell office:value-type="float" office:value="11214" table:style-name="ce29">
            <text:p>11,214</text:p>
          </table:table-cell>
          <table:table-cell office:value-type="float" office:value="2014" table:style-name="ce29">
            <text:p>2,014</text:p>
          </table:table-cell>
          <table:table-cell office:value-type="float" office:value="2444" table:style-name="ce29">
            <text:p>2,444</text:p>
          </table:table-cell>
          <table:table-cell office:value-type="float" office:value="2274" table:style-name="ce29">
            <text:p>2,274</text:p>
          </table:table-cell>
          <table:table-cell office:value-type="float" office:value="2125" table:style-name="ce29">
            <text:p>2,125</text:p>
          </table:table-cell>
          <table:table-cell office:value-type="float" office:value="2357" table:style-name="ce25">
            <text:p>2,357</text:p>
          </table:table-cell>
          <table:table-cell office:value-type="float" office:value="13459" table:style-name="ce29">
            <text:p>13,459</text:p>
          </table:table-cell>
          <table:table-cell office:value-type="float" office:value="2642" table:style-name="ce29">
            <text:p>2,642</text:p>
          </table:table-cell>
          <table:table-cell office:value-type="float" office:value="2756" table:style-name="ce29">
            <text:p>2,756</text:p>
          </table:table-cell>
          <table:table-cell office:value-type="float" office:value="2650" table:style-name="ce29">
            <text:p>2,650</text:p>
          </table:table-cell>
          <table:table-cell office:value-type="float" office:value="2689" table:style-name="ce29">
            <text:p>2,689</text:p>
          </table:table-cell>
          <table:table-cell office:value-type="float" office:value="2722" table:style-name="ce25">
            <text:p>2,722</text:p>
          </table:table-cell>
          <table:table-cell office:value-type="float" office:value="11860" table:style-name="ce29">
            <text:p>11,860</text:p>
          </table:table-cell>
          <table:table-cell office:value-type="float" office:value="2375" table:style-name="ce29">
            <text:p>2,375</text:p>
          </table:table-cell>
          <table:table-cell office:value-type="float" office:value="2453" table:style-name="ce29">
            <text:p>2,453</text:p>
          </table:table-cell>
          <table:table-cell office:value-type="float" office:value="2393" table:style-name="ce29">
            <text:p>2,393</text:p>
          </table:table-cell>
          <table:table-cell office:value-type="float" office:value="2368" table:style-name="ce29">
            <text:p>2,368</text:p>
          </table:table-cell>
          <table:table-cell office:value-type="float" office:value="2271" table:style-name="ce25">
            <text:p>2,271</text:p>
          </table:table-cell>
          <table:table-cell office:value-type="float" office:value="11102" table:style-name="ce29">
            <text:p>11,102</text:p>
          </table:table-cell>
          <table:table-cell office:value-type="float" office:value="2051" table:style-name="ce29">
            <text:p>2,051</text:p>
          </table:table-cell>
          <table:table-cell office:value-type="float" office:value="2194" table:style-name="ce29">
            <text:p>2,194</text:p>
          </table:table-cell>
          <table:table-cell office:value-type="float" office:value="2329" table:style-name="ce29">
            <text:p>2,329</text:p>
          </table:table-cell>
          <table:table-cell office:value-type="float" office:value="2223" table:style-name="ce29">
            <text:p>2,223</text:p>
          </table:table-cell>
          <table:table-cell office:value-type="float" office:value="2305" table:style-name="ce25">
            <text:p>2,305</text:p>
          </table:table-cell>
          <table:table-cell office:value-type="float" office:value="10979" table:style-name="ce29">
            <text:p>10,979</text:p>
          </table:table-cell>
          <table:table-cell office:value-type="float" office:value="2253" table:style-name="ce29">
            <text:p>2,253</text:p>
          </table:table-cell>
          <table:table-cell office:value-type="float" office:value="2201" table:style-name="ce29">
            <text:p>2,201</text:p>
          </table:table-cell>
          <table:table-cell office:value-type="float" office:value="2136" table:style-name="ce29">
            <text:p>2,136</text:p>
          </table:table-cell>
          <table:table-cell office:value-type="float" office:value="2227" table:style-name="ce29">
            <text:p>2,227</text:p>
          </table:table-cell>
          <table:table-cell office:value-type="float" office:value="2162" table:style-name="ce25">
            <text:p>2,162</text:p>
          </table:table-cell>
          <table:table-cell office:value-type="float" office:value="10988" table:style-name="ce29">
            <text:p>10,988</text:p>
          </table:table-cell>
          <table:table-cell office:value-type="float" office:value="2237" table:style-name="ce29">
            <text:p>2,237</text:p>
          </table:table-cell>
          <table:table-cell office:value-type="float" office:value="2155" table:style-name="ce29">
            <text:p>2,155</text:p>
          </table:table-cell>
          <table:table-cell office:value-type="float" office:value="2128" table:style-name="ce29">
            <text:p>2,128</text:p>
          </table:table-cell>
          <table:table-cell office:value-type="float" office:value="2171" table:style-name="ce29">
            <text:p>2,171</text:p>
          </table:table-cell>
          <table:table-cell office:value-type="float" office:value="2297" table:style-name="ce25">
            <text:p>2,297</text:p>
          </table:table-cell>
          <table:table-cell office:value-type="float" office:value="12739" table:style-name="ce29">
            <text:p>12,739</text:p>
          </table:table-cell>
          <table:table-cell office:value-type="float" office:value="2375" table:style-name="ce29">
            <text:p>2,375</text:p>
          </table:table-cell>
          <table:table-cell office:value-type="float" office:value="2579" table:style-name="ce29">
            <text:p>2,579</text:p>
          </table:table-cell>
          <table:table-cell office:value-type="float" office:value="2558" table:style-name="ce29">
            <text:p>2,558</text:p>
          </table:table-cell>
          <table:table-cell office:value-type="float" office:value="2634" table:style-name="ce29">
            <text:p>2,634</text:p>
          </table:table-cell>
          <table:table-cell office:value-type="float" office:value="2593" table:style-name="ce25">
            <text:p>2,593</text:p>
          </table:table-cell>
          <table:table-cell office:value-type="float" office:value="14796" table:style-name="ce29">
            <text:p>14,796</text:p>
          </table:table-cell>
          <table:table-cell office:value-type="float" office:value="2885" table:style-name="ce29">
            <text:p>2,885</text:p>
          </table:table-cell>
          <table:table-cell office:value-type="float" office:value="2908" table:style-name="ce29">
            <text:p>2,908</text:p>
          </table:table-cell>
          <table:table-cell office:value-type="float" office:value="3026" table:style-name="ce29">
            <text:p>3,026</text:p>
          </table:table-cell>
          <table:table-cell office:value-type="float" office:value="3055" table:style-name="ce29">
            <text:p>3,055</text:p>
          </table:table-cell>
          <table:table-cell office:value-type="float" office:value="2922" table:style-name="ce25">
            <text:p>2,922</text:p>
          </table:table-cell>
          <table:table-cell office:value-type="float" office:value="13441" table:style-name="ce29">
            <text:p>13,441</text:p>
          </table:table-cell>
          <table:table-cell office:value-type="float" office:value="2716" table:style-name="ce29">
            <text:p>2,716</text:p>
          </table:table-cell>
          <table:table-cell office:value-type="float" office:value="2609" table:style-name="ce29">
            <text:p>2,609</text:p>
          </table:table-cell>
          <table:table-cell office:value-type="float" office:value="2882" table:style-name="ce29">
            <text:p>2,882</text:p>
          </table:table-cell>
          <table:table-cell office:value-type="float" office:value="2520" table:style-name="ce29">
            <text:p>2,520</text:p>
          </table:table-cell>
          <table:table-cell office:value-type="float" office:value="2714" table:style-name="ce25">
            <text:p>2,714</text:p>
          </table:table-cell>
          <table:table-cell office:value-type="float" office:value="10085" table:style-name="ce29">
            <text:p>10,085</text:p>
          </table:table-cell>
          <table:table-cell office:value-type="float" office:value="2447" table:style-name="ce29">
            <text:p>2,447</text:p>
          </table:table-cell>
          <table:table-cell office:value-type="float" office:value="2187" table:style-name="ce29">
            <text:p>2,187</text:p>
          </table:table-cell>
          <table:table-cell office:value-type="float" office:value="1961" table:style-name="ce29">
            <text:p>1,961</text:p>
          </table:table-cell>
          <table:table-cell office:value-type="float" office:value="1868" table:style-name="ce29">
            <text:p>1,868</text:p>
          </table:table-cell>
          <table:table-cell office:value-type="float" office:value="1622" table:style-name="ce25">
            <text:p>1,622</text:p>
          </table:table-cell>
          <table:table-cell office:value-type="float" office:value="5510" table:style-name="ce29">
            <text:p>5,510</text:p>
          </table:table-cell>
          <table:table-cell office:value-type="float" office:value="1440" table:style-name="ce29">
            <text:p>1,440</text:p>
          </table:table-cell>
          <table:table-cell office:value-type="float" office:value="1266" table:style-name="ce29">
            <text:p>1,266</text:p>
          </table:table-cell>
          <table:table-cell office:value-type="float" office:value="1031" table:style-name="ce29">
            <text:p>1,031</text:p>
          </table:table-cell>
          <table:table-cell office:value-type="float" office:value="931" table:style-name="ce29">
            <text:p>931</text:p>
          </table:table-cell>
          <table:table-cell office:value-type="float" office:value="842" table:style-name="ce25">
            <text:p>842</text:p>
          </table:table-cell>
          <table:table-cell office:value-type="float" office:value="3216" table:style-name="ce29">
            <text:p>3,216</text:p>
          </table:table-cell>
          <table:table-cell office:value-type="float" office:value="702" table:style-name="ce29">
            <text:p>702</text:p>
          </table:table-cell>
          <table:table-cell office:value-type="float" office:value="632" table:style-name="ce29">
            <text:p>632</text:p>
          </table:table-cell>
          <table:table-cell office:value-type="float" office:value="635" table:style-name="ce29">
            <text:p>635</text:p>
          </table:table-cell>
          <table:table-cell office:value-type="float" office:value="677" table:style-name="ce29">
            <text:p>677</text:p>
          </table:table-cell>
          <table:table-cell office:value-type="float" office:value="570" table:style-name="ce25">
            <text:p>570</text:p>
          </table:table-cell>
          <table:table-cell office:value-type="float" office:value="2579" table:style-name="ce29">
            <text:p>2,579</text:p>
          </table:table-cell>
          <table:table-cell office:value-type="float" office:value="591" table:style-name="ce29">
            <text:p>591</text:p>
          </table:table-cell>
          <table:table-cell office:value-type="float" office:value="512" table:style-name="ce29">
            <text:p>512</text:p>
          </table:table-cell>
          <table:table-cell office:value-type="float" office:value="498" table:style-name="ce29">
            <text:p>498</text:p>
          </table:table-cell>
          <table:table-cell office:value-type="float" office:value="484" table:style-name="ce29">
            <text:p>484</text:p>
          </table:table-cell>
          <table:table-cell office:value-type="float" office:value="494" table:style-name="ce25">
            <text:p>494</text:p>
          </table:table-cell>
          <table:table-cell office:value-type="float" office:value="1671" table:style-name="ce29">
            <text:p>1,671</text:p>
          </table:table-cell>
          <table:table-cell office:value-type="float" office:value="433" table:style-name="ce29">
            <text:p>433</text:p>
          </table:table-cell>
          <table:table-cell office:value-type="float" office:value="353" table:style-name="ce29">
            <text:p>353</text:p>
          </table:table-cell>
          <table:table-cell office:value-type="float" office:value="319" table:style-name="ce29">
            <text:p>319</text:p>
          </table:table-cell>
          <table:table-cell office:value-type="float" office:value="301" table:style-name="ce29">
            <text:p>301</text:p>
          </table:table-cell>
          <table:table-cell office:value-type="float" office:value="265" table:style-name="ce25">
            <text:p>265</text:p>
          </table:table-cell>
          <table:table-cell office:value-type="float" office:value="724" table:style-name="ce29">
            <text:p>724</text:p>
          </table:table-cell>
          <table:table-cell office:value-type="float" office:value="212" table:style-name="ce29">
            <text:p>212</text:p>
          </table:table-cell>
          <table:table-cell office:value-type="float" office:value="175" table:style-name="ce29">
            <text:p>175</text:p>
          </table:table-cell>
          <table:table-cell office:value-type="float" office:value="133" table:style-name="ce29">
            <text:p>133</text:p>
          </table:table-cell>
          <table:table-cell office:value-type="float" office:value="123" table:style-name="ce29">
            <text:p>123</text:p>
          </table:table-cell>
          <table:table-cell office:value-type="float" office:value="81" table:style-name="ce25">
            <text:p>81</text:p>
          </table:table-cell>
          <table:table-cell office:value-type="float" office:value="233" table:style-name="ce29">
            <text:p>233</text:p>
          </table:table-cell>
          <table:table-cell office:value-type="float" office:value="76" table:style-name="ce29">
            <text:p>76</text:p>
          </table:table-cell>
          <table:table-cell office:value-type="float" office:value="61" table:style-name="ce29">
            <text:p>61</text:p>
          </table:table-cell>
          <table:table-cell office:value-type="float" office:value="40" table:style-name="ce29">
            <text:p>40</text:p>
          </table:table-cell>
          <table:table-cell office:value-type="float" office:value="33" table:style-name="ce29">
            <text:p>33</text:p>
          </table:table-cell>
          <table:table-cell office:value-type="float" office:value="23" table:style-name="ce25">
            <text:p>23</text:p>
          </table:table-cell>
          <table:table-cell office:value-type="float" office:value="66" table:style-name="ce29">
            <text:p>66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589" table:style-name="ce29">
            <text:p>77,589</text:p>
          </table:table-cell>
          <table:table-cell office:value-type="float" office:value="2557" table:style-name="ce29">
            <text:p>2,557</text:p>
          </table:table-cell>
          <table:table-cell office:value-type="float" office:value="484" table:style-name="ce29">
            <text:p>484</text:p>
          </table:table-cell>
          <table:table-cell office:value-type="float" office:value="552" table:style-name="ce29">
            <text:p>552</text:p>
          </table:table-cell>
          <table:table-cell office:value-type="float" office:value="520" table:style-name="ce29">
            <text:p>520</text:p>
          </table:table-cell>
          <table:table-cell office:value-type="float" office:value="481" table:style-name="ce29">
            <text:p>481</text:p>
          </table:table-cell>
          <table:table-cell office:value-type="float" office:value="520" table:style-name="ce29">
            <text:p>520</text:p>
          </table:table-cell>
          <table:table-cell office:value-type="float" office:value="2258" table:style-name="ce29">
            <text:p>2,258</text:p>
          </table:table-cell>
          <table:table-cell office:value-type="float" office:value="478" table:style-name="ce29">
            <text:p>478</text:p>
          </table:table-cell>
          <table:table-cell office:value-type="float" office:value="434" table:style-name="ce29">
            <text:p>434</text:p>
          </table:table-cell>
          <table:table-cell office:value-type="float" office:value="441" table:style-name="ce29">
            <text:p>441</text:p>
          </table:table-cell>
          <table:table-cell office:value-type="float" office:value="425" table:style-name="ce29">
            <text:p>425</text:p>
          </table:table-cell>
          <table:table-cell office:value-type="float" office:value="480" table:style-name="ce25">
            <text:p>480</text:p>
          </table:table-cell>
          <table:table-cell office:value-type="float" office:value="2145" table:style-name="ce29">
            <text:p>2,145</text:p>
          </table:table-cell>
          <table:table-cell office:value-type="float" office:value="478" table:style-name="ce29">
            <text:p>478</text:p>
          </table:table-cell>
          <table:table-cell office:value-type="float" office:value="405" table:style-name="ce29">
            <text:p>405</text:p>
          </table:table-cell>
          <table:table-cell office:value-type="float" office:value="370" table:style-name="ce29">
            <text:p>370</text:p>
          </table:table-cell>
          <table:table-cell office:value-type="float" office:value="435" table:style-name="ce29">
            <text:p>435</text:p>
          </table:table-cell>
          <table:table-cell office:value-type="float" office:value="457" table:style-name="ce25">
            <text:p>457</text:p>
          </table:table-cell>
          <table:table-cell office:value-type="float" office:value="3128" table:style-name="ce29">
            <text:p>3,128</text:p>
          </table:table-cell>
          <table:table-cell office:value-type="float" office:value="483" table:style-name="ce29">
            <text:p>483</text:p>
          </table:table-cell>
          <table:table-cell office:value-type="float" office:value="489" table:style-name="ce29">
            <text:p>489</text:p>
          </table:table-cell>
          <table:table-cell office:value-type="float" office:value="538" table:style-name="ce29">
            <text:p>538</text:p>
          </table:table-cell>
          <table:table-cell office:value-type="float" office:value="585" table:style-name="ce29">
            <text:p>585</text:p>
          </table:table-cell>
          <table:table-cell office:value-type="float" office:value="1033" table:style-name="ce25">
            <text:p>1,033</text:p>
          </table:table-cell>
          <table:table-cell office:value-type="float" office:value="5797" table:style-name="ce29">
            <text:p>5,797</text:p>
          </table:table-cell>
          <table:table-cell office:value-type="float" office:value="1040" table:style-name="ce29">
            <text:p>1,040</text:p>
          </table:table-cell>
          <table:table-cell office:value-type="float" office:value="1286" table:style-name="ce29">
            <text:p>1,286</text:p>
          </table:table-cell>
          <table:table-cell office:value-type="float" office:value="1143" table:style-name="ce29">
            <text:p>1,143</text:p>
          </table:table-cell>
          <table:table-cell office:value-type="float" office:value="1117" table:style-name="ce29">
            <text:p>1,117</text:p>
          </table:table-cell>
          <table:table-cell office:value-type="float" office:value="1211" table:style-name="ce25">
            <text:p>1,211</text:p>
          </table:table-cell>
          <table:table-cell office:value-type="float" office:value="6929" table:style-name="ce29">
            <text:p>6,929</text:p>
          </table:table-cell>
          <table:table-cell office:value-type="float" office:value="1382" table:style-name="ce29">
            <text:p>1,382</text:p>
          </table:table-cell>
          <table:table-cell office:value-type="float" office:value="1409" table:style-name="ce29">
            <text:p>1,409</text:p>
          </table:table-cell>
          <table:table-cell office:value-type="float" office:value="1324" table:style-name="ce29">
            <text:p>1,324</text:p>
          </table:table-cell>
          <table:table-cell office:value-type="float" office:value="1383" table:style-name="ce29">
            <text:p>1,383</text:p>
          </table:table-cell>
          <table:table-cell office:value-type="float" office:value="1431" table:style-name="ce25">
            <text:p>1,431</text:p>
          </table:table-cell>
          <table:table-cell office:value-type="float" office:value="6067" table:style-name="ce29">
            <text:p>6,067</text:p>
          </table:table-cell>
          <table:table-cell office:value-type="float" office:value="1221" table:style-name="ce29">
            <text:p>1,221</text:p>
          </table:table-cell>
          <table:table-cell office:value-type="float" office:value="1228" table:style-name="ce29">
            <text:p>1,228</text:p>
          </table:table-cell>
          <table:table-cell office:value-type="float" office:value="1252" table:style-name="ce29">
            <text:p>1,252</text:p>
          </table:table-cell>
          <table:table-cell office:value-type="float" office:value="1201" table:style-name="ce29">
            <text:p>1,201</text:p>
          </table:table-cell>
          <table:table-cell office:value-type="float" office:value="1165" table:style-name="ce25">
            <text:p>1,165</text:p>
          </table:table-cell>
          <table:table-cell office:value-type="float" office:value="5615" table:style-name="ce29">
            <text:p>5,615</text:p>
          </table:table-cell>
          <table:table-cell office:value-type="float" office:value="1090" table:style-name="ce29">
            <text:p>1,090</text:p>
          </table:table-cell>
          <table:table-cell office:value-type="float" office:value="1077" table:style-name="ce29">
            <text:p>1,077</text:p>
          </table:table-cell>
          <table:table-cell office:value-type="float" office:value="1155" table:style-name="ce29">
            <text:p>1,155</text:p>
          </table:table-cell>
          <table:table-cell office:value-type="float" office:value="1140" table:style-name="ce29">
            <text:p>1,140</text:p>
          </table:table-cell>
          <table:table-cell office:value-type="float" office:value="1153" table:style-name="ce25">
            <text:p>1,153</text:p>
          </table:table-cell>
          <table:table-cell office:value-type="float" office:value="5370" table:style-name="ce29">
            <text:p>5,370</text:p>
          </table:table-cell>
          <table:table-cell office:value-type="float" office:value="1145" table:style-name="ce29">
            <text:p>1,145</text:p>
          </table:table-cell>
          <table:table-cell office:value-type="float" office:value="1078" table:style-name="ce29">
            <text:p>1,078</text:p>
          </table:table-cell>
          <table:table-cell office:value-type="float" office:value="1073" table:style-name="ce29">
            <text:p>1,073</text:p>
          </table:table-cell>
          <table:table-cell office:value-type="float" office:value="1087" table:style-name="ce29">
            <text:p>1,087</text:p>
          </table:table-cell>
          <table:table-cell office:value-type="float" office:value="987" table:style-name="ce25">
            <text:p>987</text:p>
          </table:table-cell>
          <table:table-cell office:value-type="float" office:value="5414" table:style-name="ce29">
            <text:p>5,414</text:p>
          </table:table-cell>
          <table:table-cell office:value-type="float" office:value="1076" table:style-name="ce29">
            <text:p>1,076</text:p>
          </table:table-cell>
          <table:table-cell office:value-type="float" office:value="1044" table:style-name="ce29">
            <text:p>1,044</text:p>
          </table:table-cell>
          <table:table-cell office:value-type="float" office:value="1037" table:style-name="ce29">
            <text:p>1,037</text:p>
          </table:table-cell>
          <table:table-cell office:value-type="float" office:value="1099" table:style-name="ce29">
            <text:p>1,099</text:p>
          </table:table-cell>
          <table:table-cell office:value-type="float" office:value="1158" table:style-name="ce25">
            <text:p>1,158</text:p>
          </table:table-cell>
          <table:table-cell office:value-type="float" office:value="6460" table:style-name="ce29">
            <text:p>6,460</text:p>
          </table:table-cell>
          <table:table-cell office:value-type="float" office:value="1199" table:style-name="ce29">
            <text:p>1,199</text:p>
          </table:table-cell>
          <table:table-cell office:value-type="float" office:value="1327" table:style-name="ce29">
            <text:p>1,327</text:p>
          </table:table-cell>
          <table:table-cell office:value-type="float" office:value="1316" table:style-name="ce29">
            <text:p>1,316</text:p>
          </table:table-cell>
          <table:table-cell office:value-type="float" office:value="1331" table:style-name="ce29">
            <text:p>1,331</text:p>
          </table:table-cell>
          <table:table-cell office:value-type="float" office:value="1287" table:style-name="ce25">
            <text:p>1,287</text:p>
          </table:table-cell>
          <table:table-cell office:value-type="float" office:value="7291" table:style-name="ce29">
            <text:p>7,291</text:p>
          </table:table-cell>
          <table:table-cell office:value-type="float" office:value="1380" table:style-name="ce29">
            <text:p>1,380</text:p>
          </table:table-cell>
          <table:table-cell office:value-type="float" office:value="1450" table:style-name="ce29">
            <text:p>1,450</text:p>
          </table:table-cell>
          <table:table-cell office:value-type="float" office:value="1510" table:style-name="ce29">
            <text:p>1,510</text:p>
          </table:table-cell>
          <table:table-cell office:value-type="float" office:value="1508" table:style-name="ce29">
            <text:p>1,508</text:p>
          </table:table-cell>
          <table:table-cell office:value-type="float" office:value="1443" table:style-name="ce25">
            <text:p>1,443</text:p>
          </table:table-cell>
          <table:table-cell office:value-type="float" office:value="6921" table:style-name="ce29">
            <text:p>6,921</text:p>
          </table:table-cell>
          <table:table-cell office:value-type="float" office:value="1389" table:style-name="ce29">
            <text:p>1,389</text:p>
          </table:table-cell>
          <table:table-cell office:value-type="float" office:value="1332" table:style-name="ce29">
            <text:p>1,332</text:p>
          </table:table-cell>
          <table:table-cell office:value-type="float" office:value="1499" table:style-name="ce29">
            <text:p>1,499</text:p>
          </table:table-cell>
          <table:table-cell office:value-type="float" office:value="1330" table:style-name="ce29">
            <text:p>1,330</text:p>
          </table:table-cell>
          <table:table-cell office:value-type="float" office:value="1371" table:style-name="ce25">
            <text:p>1,371</text:p>
          </table:table-cell>
          <table:table-cell office:value-type="float" office:value="5111" table:style-name="ce29">
            <text:p>5,111</text:p>
          </table:table-cell>
          <table:table-cell office:value-type="float" office:value="1248" table:style-name="ce29">
            <text:p>1,248</text:p>
          </table:table-cell>
          <table:table-cell office:value-type="float" office:value="1085" table:style-name="ce29">
            <text:p>1,085</text:p>
          </table:table-cell>
          <table:table-cell office:value-type="float" office:value="982" table:style-name="ce29">
            <text:p>982</text:p>
          </table:table-cell>
          <table:table-cell office:value-type="float" office:value="951" table:style-name="ce29">
            <text:p>951</text:p>
          </table:table-cell>
          <table:table-cell office:value-type="float" office:value="845" table:style-name="ce25">
            <text:p>845</text:p>
          </table:table-cell>
          <table:table-cell office:value-type="float" office:value="2713" table:style-name="ce29">
            <text:p>2,713</text:p>
          </table:table-cell>
          <table:table-cell office:value-type="float" office:value="696" table:style-name="ce29">
            <text:p>696</text:p>
          </table:table-cell>
          <table:table-cell office:value-type="float" office:value="630" table:style-name="ce29">
            <text:p>630</text:p>
          </table:table-cell>
          <table:table-cell office:value-type="float" office:value="504" table:style-name="ce29">
            <text:p>504</text:p>
          </table:table-cell>
          <table:table-cell office:value-type="float" office:value="466" table:style-name="ce29">
            <text:p>466</text:p>
          </table:table-cell>
          <table:table-cell office:value-type="float" office:value="417" table:style-name="ce25">
            <text:p>417</text:p>
          </table:table-cell>
          <table:table-cell office:value-type="float" office:value="1593" table:style-name="ce29">
            <text:p>1,593</text:p>
          </table:table-cell>
          <table:table-cell office:value-type="float" office:value="356" table:style-name="ce29">
            <text:p>356</text:p>
          </table:table-cell>
          <table:table-cell office:value-type="float" office:value="318" table:style-name="ce29">
            <text:p>318</text:p>
          </table:table-cell>
          <table:table-cell office:value-type="float" office:value="322" table:style-name="ce29">
            <text:p>322</text:p>
          </table:table-cell>
          <table:table-cell office:value-type="float" office:value="320" table:style-name="ce29">
            <text:p>320</text:p>
          </table:table-cell>
          <table:table-cell office:value-type="float" office:value="277" table:style-name="ce25">
            <text:p>277</text:p>
          </table:table-cell>
          <table:table-cell office:value-type="float" office:value="1212" table:style-name="ce29">
            <text:p>1,212</text:p>
          </table:table-cell>
          <table:table-cell office:value-type="float" office:value="277" table:style-name="ce29">
            <text:p>277</text:p>
          </table:table-cell>
          <table:table-cell office:value-type="float" office:value="258" table:style-name="ce29">
            <text:p>258</text:p>
          </table:table-cell>
          <table:table-cell office:value-type="float" office:value="230" table:style-name="ce29">
            <text:p>230</text:p>
          </table:table-cell>
          <table:table-cell office:value-type="float" office:value="226" table:style-name="ce29">
            <text:p>226</text:p>
          </table:table-cell>
          <table:table-cell office:value-type="float" office:value="221" table:style-name="ce25">
            <text:p>221</text:p>
          </table:table-cell>
          <table:table-cell office:value-type="float" office:value="711" table:style-name="ce29">
            <text:p>711</text:p>
          </table:table-cell>
          <table:table-cell office:value-type="float" office:value="209" table:style-name="ce29">
            <text:p>209</text:p>
          </table:table-cell>
          <table:table-cell office:value-type="float" office:value="139" table:style-name="ce29">
            <text:p>139</text:p>
          </table:table-cell>
          <table:table-cell office:value-type="float" office:value="143" table:style-name="ce29">
            <text:p>143</text:p>
          </table:table-cell>
          <table:table-cell office:value-type="float" office:value="116" table:style-name="ce29">
            <text:p>116</text:p>
          </table:table-cell>
          <table:table-cell office:value-type="float" office:value="104" table:style-name="ce25">
            <text:p>104</text:p>
          </table:table-cell>
          <table:table-cell office:value-type="float" office:value="222" table:style-name="ce29">
            <text:p>222</text:p>
          </table:table-cell>
          <table:table-cell office:value-type="float" office:value="77" table:style-name="ce29">
            <text:p>77</text:p>
          </table:table-cell>
          <table:table-cell office:value-type="float" office:value="57" table:style-name="ce29">
            <text:p>57</text:p>
          </table:table-cell>
          <table:table-cell office:value-type="float" office:value="34" table:style-name="ce29">
            <text:p>34</text:p>
          </table:table-cell>
          <table:table-cell office:value-type="float" office:value="29" table:style-name="ce29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56" table:style-name="ce29">
            <text:p>56</text:p>
          </table:table-cell>
          <table:table-cell office:value-type="float" office:value="20" table:style-name="ce29">
            <text:p>20</text:p>
          </table:table-cell>
          <table:table-cell office:value-type="float" office:value="16" table:style-name="ce29">
            <text:p>16</text:p>
          </table:table-cell>
          <table:table-cell office:value-type="float" office:value="11" table:style-name="ce29">
            <text:p>11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9" table:style-name="ce29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381" table:style-name="ce33">
            <text:p>76,381</text:p>
          </table:table-cell>
          <table:table-cell office:value-type="float" office:value="2398" table:style-name="ce32">
            <text:p>2,398</text:p>
          </table:table-cell>
          <table:table-cell office:value-type="float" office:value="469" table:style-name="ce33">
            <text:p>469</text:p>
          </table:table-cell>
          <table:table-cell office:value-type="float" office:value="471" table:style-name="ce33">
            <text:p>471</text:p>
          </table:table-cell>
          <table:table-cell office:value-type="float" office:value="511" table:style-name="ce33">
            <text:p>511</text:p>
          </table:table-cell>
          <table:table-cell office:value-type="float" office:value="474" table:style-name="ce33">
            <text:p>474</text:p>
          </table:table-cell>
          <table:table-cell office:value-type="float" office:value="473" table:style-name="ce33">
            <text:p>473</text:p>
          </table:table-cell>
          <table:table-cell office:value-type="float" office:value="2061" table:style-name="ce33">
            <text:p>2,061</text:p>
          </table:table-cell>
          <table:table-cell office:value-type="float" office:value="449" table:style-name="ce33">
            <text:p>449</text:p>
          </table:table-cell>
          <table:table-cell office:value-type="float" office:value="373" table:style-name="ce33">
            <text:p>373</text:p>
          </table:table-cell>
          <table:table-cell office:value-type="float" office:value="423" table:style-name="ce33">
            <text:p>423</text:p>
          </table:table-cell>
          <table:table-cell office:value-type="float" office:value="405" table:style-name="ce33">
            <text:p>405</text:p>
          </table:table-cell>
          <table:table-cell office:value-type="float" office:value="411" table:style-name="ce32">
            <text:p>411</text:p>
          </table:table-cell>
          <table:table-cell office:value-type="float" office:value="1935" table:style-name="ce33">
            <text:p>1,935</text:p>
          </table:table-cell>
          <table:table-cell office:value-type="float" office:value="422" table:style-name="ce33">
            <text:p>422</text:p>
          </table:table-cell>
          <table:table-cell office:value-type="float" office:value="345" table:style-name="ce33">
            <text:p>345</text:p>
          </table:table-cell>
          <table:table-cell office:value-type="float" office:value="360" table:style-name="ce33">
            <text:p>360</text:p>
          </table:table-cell>
          <table:table-cell office:value-type="float" office:value="410" table:style-name="ce33">
            <text:p>410</text:p>
          </table:table-cell>
          <table:table-cell office:value-type="float" office:value="398" table:style-name="ce32">
            <text:p>398</text:p>
          </table:table-cell>
          <table:table-cell office:value-type="float" office:value="2826" table:style-name="ce33">
            <text:p>2,826</text:p>
          </table:table-cell>
          <table:table-cell office:value-type="float" office:value="420" table:style-name="ce33">
            <text:p>420</text:p>
          </table:table-cell>
          <table:table-cell office:value-type="float" office:value="442" table:style-name="ce33">
            <text:p>442</text:p>
          </table:table-cell>
          <table:table-cell office:value-type="float" office:value="493" table:style-name="ce33">
            <text:p>493</text:p>
          </table:table-cell>
          <table:table-cell office:value-type="float" office:value="567" table:style-name="ce33">
            <text:p>567</text:p>
          </table:table-cell>
          <table:table-cell office:value-type="float" office:value="904" table:style-name="ce32">
            <text:p>904</text:p>
          </table:table-cell>
          <table:table-cell office:value-type="float" office:value="5417" table:style-name="ce33">
            <text:p>5,417</text:p>
          </table:table-cell>
          <table:table-cell office:value-type="float" office:value="974" table:style-name="ce33">
            <text:p>974</text:p>
          </table:table-cell>
          <table:table-cell office:value-type="float" office:value="1158" table:style-name="ce33">
            <text:p>1,158</text:p>
          </table:table-cell>
          <table:table-cell office:value-type="float" office:value="1131" table:style-name="ce33">
            <text:p>1,131</text:p>
          </table:table-cell>
          <table:table-cell office:value-type="float" office:value="1008" table:style-name="ce33">
            <text:p>1,008</text:p>
          </table:table-cell>
          <table:table-cell office:value-type="float" office:value="1146" table:style-name="ce32">
            <text:p>1,146</text:p>
          </table:table-cell>
          <table:table-cell office:value-type="float" office:value="6530" table:style-name="ce33">
            <text:p>6,530</text:p>
          </table:table-cell>
          <table:table-cell office:value-type="float" office:value="1260" table:style-name="ce33">
            <text:p>1,260</text:p>
          </table:table-cell>
          <table:table-cell office:value-type="float" office:value="1347" table:style-name="ce33">
            <text:p>1,347</text:p>
          </table:table-cell>
          <table:table-cell office:value-type="float" office:value="1326" table:style-name="ce33">
            <text:p>1,326</text:p>
          </table:table-cell>
          <table:table-cell office:value-type="float" office:value="1306" table:style-name="ce33">
            <text:p>1,306</text:p>
          </table:table-cell>
          <table:table-cell office:value-type="float" office:value="1291" table:style-name="ce32">
            <text:p>1,291</text:p>
          </table:table-cell>
          <table:table-cell office:value-type="float" office:value="5793" table:style-name="ce33">
            <text:p>5,793</text:p>
          </table:table-cell>
          <table:table-cell office:value-type="float" office:value="1154" table:style-name="ce33">
            <text:p>1,154</text:p>
          </table:table-cell>
          <table:table-cell office:value-type="float" office:value="1225" table:style-name="ce33">
            <text:p>1,225</text:p>
          </table:table-cell>
          <table:table-cell office:value-type="float" office:value="1141" table:style-name="ce33">
            <text:p>1,141</text:p>
          </table:table-cell>
          <table:table-cell office:value-type="float" office:value="1167" table:style-name="ce33">
            <text:p>1,167</text:p>
          </table:table-cell>
          <table:table-cell office:value-type="float" office:value="1106" table:style-name="ce32">
            <text:p>1,106</text:p>
          </table:table-cell>
          <table:table-cell office:value-type="float" office:value="5487" table:style-name="ce33">
            <text:p>5,487</text:p>
          </table:table-cell>
          <table:table-cell office:value-type="float" office:value="961" table:style-name="ce33">
            <text:p>961</text:p>
          </table:table-cell>
          <table:table-cell office:value-type="float" office:value="1117" table:style-name="ce33">
            <text:p>1,117</text:p>
          </table:table-cell>
          <table:table-cell office:value-type="float" office:value="1174" table:style-name="ce33">
            <text:p>1,174</text:p>
          </table:table-cell>
          <table:table-cell office:value-type="float" office:value="1083" table:style-name="ce33">
            <text:p>1,083</text:p>
          </table:table-cell>
          <table:table-cell office:value-type="float" office:value="1152" table:style-name="ce32">
            <text:p>1,152</text:p>
          </table:table-cell>
          <table:table-cell office:value-type="float" office:value="5609" table:style-name="ce33">
            <text:p>5,609</text:p>
          </table:table-cell>
          <table:table-cell office:value-type="float" office:value="1108" table:style-name="ce33">
            <text:p>1,108</text:p>
          </table:table-cell>
          <table:table-cell office:value-type="float" office:value="1123" table:style-name="ce33">
            <text:p>1,123</text:p>
          </table:table-cell>
          <table:table-cell office:value-type="float" office:value="1063" table:style-name="ce33">
            <text:p>1,063</text:p>
          </table:table-cell>
          <table:table-cell office:value-type="float" office:value="1140" table:style-name="ce33">
            <text:p>1,140</text:p>
          </table:table-cell>
          <table:table-cell office:value-type="float" office:value="1175" table:style-name="ce32">
            <text:p>1,175</text:p>
          </table:table-cell>
          <table:table-cell office:value-type="float" office:value="5574" table:style-name="ce33">
            <text:p>5,574</text:p>
          </table:table-cell>
          <table:table-cell office:value-type="float" office:value="1161" table:style-name="ce33">
            <text:p>1,161</text:p>
          </table:table-cell>
          <table:table-cell office:value-type="float" office:value="1111" table:style-name="ce33">
            <text:p>1,111</text:p>
          </table:table-cell>
          <table:table-cell office:value-type="float" office:value="1091" table:style-name="ce33">
            <text:p>1,091</text:p>
          </table:table-cell>
          <table:table-cell office:value-type="float" office:value="1072" table:style-name="ce33">
            <text:p>1,072</text:p>
          </table:table-cell>
          <table:table-cell office:value-type="float" office:value="1139" table:style-name="ce32">
            <text:p>1,139</text:p>
          </table:table-cell>
          <table:table-cell office:value-type="float" office:value="6279" table:style-name="ce33">
            <text:p>6,279</text:p>
          </table:table-cell>
          <table:table-cell office:value-type="float" office:value="1176" table:style-name="ce33">
            <text:p>1,176</text:p>
          </table:table-cell>
          <table:table-cell office:value-type="float" office:value="1252" table:style-name="ce33">
            <text:p>1,252</text:p>
          </table:table-cell>
          <table:table-cell office:value-type="float" office:value="1242" table:style-name="ce33">
            <text:p>1,242</text:p>
          </table:table-cell>
          <table:table-cell office:value-type="float" office:value="1303" table:style-name="ce33">
            <text:p>1,303</text:p>
          </table:table-cell>
          <table:table-cell office:value-type="float" office:value="1306" table:style-name="ce32">
            <text:p>1,306</text:p>
          </table:table-cell>
          <table:table-cell office:value-type="float" office:value="7505" table:style-name="ce33">
            <text:p>7,505</text:p>
          </table:table-cell>
          <table:table-cell office:value-type="float" office:value="1505" table:style-name="ce33">
            <text:p>1,505</text:p>
          </table:table-cell>
          <table:table-cell office:value-type="float" office:value="1458" table:style-name="ce33">
            <text:p>1,458</text:p>
          </table:table-cell>
          <table:table-cell office:value-type="float" office:value="1516" table:style-name="ce33">
            <text:p>1,516</text:p>
          </table:table-cell>
          <table:table-cell office:value-type="float" office:value="1547" table:style-name="ce33">
            <text:p>1,547</text:p>
          </table:table-cell>
          <table:table-cell office:value-type="float" office:value="1479" table:style-name="ce32">
            <text:p>1,479</text:p>
          </table:table-cell>
          <table:table-cell office:value-type="float" office:value="6520" table:style-name="ce33">
            <text:p>6,520</text:p>
          </table:table-cell>
          <table:table-cell office:value-type="float" office:value="1327" table:style-name="ce33">
            <text:p>1,327</text:p>
          </table:table-cell>
          <table:table-cell office:value-type="float" office:value="1277" table:style-name="ce33">
            <text:p>1,277</text:p>
          </table:table-cell>
          <table:table-cell office:value-type="float" office:value="1383" table:style-name="ce33">
            <text:p>1,383</text:p>
          </table:table-cell>
          <table:table-cell office:value-type="float" office:value="1190" table:style-name="ce33">
            <text:p>1,190</text:p>
          </table:table-cell>
          <table:table-cell office:value-type="float" office:value="1343" table:style-name="ce32">
            <text:p>1,343</text:p>
          </table:table-cell>
          <table:table-cell office:value-type="float" office:value="4974" table:style-name="ce33">
            <text:p>4,974</text:p>
          </table:table-cell>
          <table:table-cell office:value-type="float" office:value="1199" table:style-name="ce33">
            <text:p>1,199</text:p>
          </table:table-cell>
          <table:table-cell office:value-type="float" office:value="1102" table:style-name="ce33">
            <text:p>1,102</text:p>
          </table:table-cell>
          <table:table-cell office:value-type="float" office:value="979" table:style-name="ce33">
            <text:p>979</text:p>
          </table:table-cell>
          <table:table-cell office:value-type="float" office:value="917" table:style-name="ce33">
            <text:p>917</text:p>
          </table:table-cell>
          <table:table-cell office:value-type="float" office:value="777" table:style-name="ce32">
            <text:p>777</text:p>
          </table:table-cell>
          <table:table-cell office:value-type="float" office:value="2797" table:style-name="ce33">
            <text:p>2,797</text:p>
          </table:table-cell>
          <table:table-cell office:value-type="float" office:value="744" table:style-name="ce33">
            <text:p>744</text:p>
          </table:table-cell>
          <table:table-cell office:value-type="float" office:value="636" table:style-name="ce33">
            <text:p>636</text:p>
          </table:table-cell>
          <table:table-cell office:value-type="float" office:value="527" table:style-name="ce33">
            <text:p>527</text:p>
          </table:table-cell>
          <table:table-cell office:value-type="float" office:value="465" table:style-name="ce33">
            <text:p>465</text:p>
          </table:table-cell>
          <table:table-cell office:value-type="float" office:value="425" table:style-name="ce32">
            <text:p>425</text:p>
          </table:table-cell>
          <table:table-cell office:value-type="float" office:value="1623" table:style-name="ce33">
            <text:p>1,623</text:p>
          </table:table-cell>
          <table:table-cell office:value-type="float" office:value="346" table:style-name="ce33">
            <text:p>346</text:p>
          </table:table-cell>
          <table:table-cell office:value-type="float" office:value="314" table:style-name="ce33">
            <text:p>314</text:p>
          </table:table-cell>
          <table:table-cell office:value-type="float" office:value="313" table:style-name="ce33">
            <text:p>313</text:p>
          </table:table-cell>
          <table:table-cell office:value-type="float" office:value="357" table:style-name="ce33">
            <text:p>357</text:p>
          </table:table-cell>
          <table:table-cell office:value-type="float" office:value="293" table:style-name="ce32">
            <text:p>293</text:p>
          </table:table-cell>
          <table:table-cell office:value-type="float" office:value="1367" table:style-name="ce33">
            <text:p>1,367</text:p>
          </table:table-cell>
          <table:table-cell office:value-type="float" office:value="314" table:style-name="ce33">
            <text:p>314</text:p>
          </table:table-cell>
          <table:table-cell office:value-type="float" office:value="254" table:style-name="ce33">
            <text:p>254</text:p>
          </table:table-cell>
          <table:table-cell office:value-type="float" office:value="268" table:style-name="ce33">
            <text:p>268</text:p>
          </table:table-cell>
          <table:table-cell office:value-type="float" office:value="258" table:style-name="ce33">
            <text:p>258</text:p>
          </table:table-cell>
          <table:table-cell office:value-type="float" office:value="273" table:style-name="ce32">
            <text:p>273</text:p>
          </table:table-cell>
          <table:table-cell office:value-type="float" office:value="960" table:style-name="ce33">
            <text:p>960</text:p>
          </table:table-cell>
          <table:table-cell office:value-type="float" office:value="224" table:style-name="ce33">
            <text:p>224</text:p>
          </table:table-cell>
          <table:table-cell office:value-type="float" office:value="214" table:style-name="ce33">
            <text:p>214</text:p>
          </table:table-cell>
          <table:table-cell office:value-type="float" office:value="176" table:style-name="ce33">
            <text:p>176</text:p>
          </table:table-cell>
          <table:table-cell office:value-type="float" office:value="185" table:style-name="ce33">
            <text:p>185</text:p>
          </table:table-cell>
          <table:table-cell office:value-type="float" office:value="161" table:style-name="ce32">
            <text:p>161</text:p>
          </table:table-cell>
          <table:table-cell office:value-type="float" office:value="502" table:style-name="ce33">
            <text:p>502</text:p>
          </table:table-cell>
          <table:table-cell office:value-type="float" office:value="135" table:style-name="ce33">
            <text:p>135</text:p>
          </table:table-cell>
          <table:table-cell office:value-type="float" office:value="118" table:style-name="ce33">
            <text:p>118</text:p>
          </table:table-cell>
          <table:table-cell office:value-type="float" office:value="99" table:style-name="ce33">
            <text:p>99</text:p>
          </table:table-cell>
          <table:table-cell office:value-type="float" office:value="94" table:style-name="ce33">
            <text:p>94</text:p>
          </table:table-cell>
          <table:table-cell office:value-type="float" office:value="56" table:style-name="ce32">
            <text:p>56</text:p>
          </table:table-cell>
          <table:table-cell office:value-type="float" office:value="177" table:style-name="ce33">
            <text:p>177</text:p>
          </table:table-cell>
          <table:table-cell office:value-type="float" office:value="56" table:style-name="ce33">
            <text:p>56</text:p>
          </table:table-cell>
          <table:table-cell office:value-type="float" office:value="45" table:style-name="ce33">
            <text:p>45</text:p>
          </table:table-cell>
          <table:table-cell office:value-type="float" office:value="29" table:style-name="ce33">
            <text:p>29</text:p>
          </table:table-cell>
          <table:table-cell office:value-type="float" office:value="29" table:style-name="ce33">
            <text:p>29</text:p>
          </table:table-cell>
          <table:table-cell office:value-type="float" office:value="18" table:style-name="ce32">
            <text:p>18</text:p>
          </table:table-cell>
          <table:table-cell office:value-type="float" office:value="47" table:style-name="ce33">
            <text:p>4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147" table:style-name="ce44">
            <text:p>140,147</text:p>
          </table:table-cell>
          <table:table-cell office:value-type="float" office:value="4420" table:style-name="ce44">
            <text:p>4,420</text:p>
          </table:table-cell>
          <table:table-cell office:value-type="float" office:value="854" table:style-name="ce44">
            <text:p>854</text:p>
          </table:table-cell>
          <table:table-cell office:value-type="float" office:value="910" table:style-name="ce44">
            <text:p>910</text:p>
          </table:table-cell>
          <table:table-cell office:value-type="float" office:value="913" table:style-name="ce44">
            <text:p>913</text:p>
          </table:table-cell>
          <table:table-cell office:value-type="float" office:value="841" table:style-name="ce44">
            <text:p>841</text:p>
          </table:table-cell>
          <table:table-cell office:value-type="float" office:value="902" table:style-name="ce44">
            <text:p>902</text:p>
          </table:table-cell>
          <table:table-cell office:value-type="float" office:value="3869" table:style-name="ce44">
            <text:p>3,869</text:p>
          </table:table-cell>
          <table:table-cell office:value-type="float" office:value="824" table:style-name="ce44">
            <text:p>824</text:p>
          </table:table-cell>
          <table:table-cell office:value-type="float" office:value="728" table:style-name="ce44">
            <text:p>728</text:p>
          </table:table-cell>
          <table:table-cell office:value-type="float" office:value="771" table:style-name="ce44">
            <text:p>771</text:p>
          </table:table-cell>
          <table:table-cell office:value-type="float" office:value="739" table:style-name="ce44">
            <text:p>739</text:p>
          </table:table-cell>
          <table:table-cell office:value-type="float" office:value="807" table:style-name="ce45">
            <text:p>807</text:p>
          </table:table-cell>
          <table:table-cell office:value-type="float" office:value="3629" table:style-name="ce44">
            <text:p>3,629</text:p>
          </table:table-cell>
          <table:table-cell office:value-type="float" office:value="800" table:style-name="ce44">
            <text:p>800</text:p>
          </table:table-cell>
          <table:table-cell office:value-type="float" office:value="668" table:style-name="ce44">
            <text:p>668</text:p>
          </table:table-cell>
          <table:table-cell office:value-type="float" office:value="648" table:style-name="ce44">
            <text:p>648</text:p>
          </table:table-cell>
          <table:table-cell office:value-type="float" office:value="750" table:style-name="ce44">
            <text:p>750</text:p>
          </table:table-cell>
          <table:table-cell office:value-type="float" office:value="763" table:style-name="ce45">
            <text:p>763</text:p>
          </table:table-cell>
          <table:table-cell office:value-type="float" office:value="5452" table:style-name="ce44">
            <text:p>5,452</text:p>
          </table:table-cell>
          <table:table-cell office:value-type="float" office:value="816" table:style-name="ce44">
            <text:p>816</text:p>
          </table:table-cell>
          <table:table-cell office:value-type="float" office:value="828" table:style-name="ce44">
            <text:p>828</text:p>
          </table:table-cell>
          <table:table-cell office:value-type="float" office:value="951" table:style-name="ce44">
            <text:p>951</text:p>
          </table:table-cell>
          <table:table-cell office:value-type="float" office:value="1068" table:style-name="ce44">
            <text:p>1,068</text:p>
          </table:table-cell>
          <table:table-cell office:value-type="float" office:value="1789" table:style-name="ce45">
            <text:p>1,789</text:p>
          </table:table-cell>
          <table:table-cell office:value-type="float" office:value="10222" table:style-name="ce44">
            <text:p>10,222</text:p>
          </table:table-cell>
          <table:table-cell office:value-type="float" office:value="1835" table:style-name="ce44">
            <text:p>1,835</text:p>
          </table:table-cell>
          <table:table-cell office:value-type="float" office:value="2274" table:style-name="ce44">
            <text:p>2,274</text:p>
          </table:table-cell>
          <table:table-cell office:value-type="float" office:value="2058" table:style-name="ce44">
            <text:p>2,058</text:p>
          </table:table-cell>
          <table:table-cell office:value-type="float" office:value="1919" table:style-name="ce44">
            <text:p>1,919</text:p>
          </table:table-cell>
          <table:table-cell office:value-type="float" office:value="2136" table:style-name="ce45">
            <text:p>2,136</text:p>
          </table:table-cell>
          <table:table-cell office:value-type="float" office:value="12170" table:style-name="ce44">
            <text:p>12,170</text:p>
          </table:table-cell>
          <table:table-cell office:value-type="float" office:value="2383" table:style-name="ce44">
            <text:p>2,383</text:p>
          </table:table-cell>
          <table:table-cell office:value-type="float" office:value="2506" table:style-name="ce44">
            <text:p>2,506</text:p>
          </table:table-cell>
          <table:table-cell office:value-type="float" office:value="2428" table:style-name="ce44">
            <text:p>2,428</text:p>
          </table:table-cell>
          <table:table-cell office:value-type="float" office:value="2427" table:style-name="ce44">
            <text:p>2,427</text:p>
          </table:table-cell>
          <table:table-cell office:value-type="float" office:value="2426" table:style-name="ce45">
            <text:p>2,426</text:p>
          </table:table-cell>
          <table:table-cell office:value-type="float" office:value="10691" table:style-name="ce44">
            <text:p>10,691</text:p>
          </table:table-cell>
          <table:table-cell office:value-type="float" office:value="2129" table:style-name="ce44">
            <text:p>2,129</text:p>
          </table:table-cell>
          <table:table-cell office:value-type="float" office:value="2188" table:style-name="ce44">
            <text:p>2,188</text:p>
          </table:table-cell>
          <table:table-cell office:value-type="float" office:value="2171" table:style-name="ce44">
            <text:p>2,171</text:p>
          </table:table-cell>
          <table:table-cell office:value-type="float" office:value="2134" table:style-name="ce44">
            <text:p>2,134</text:p>
          </table:table-cell>
          <table:table-cell office:value-type="float" office:value="2069" table:style-name="ce45">
            <text:p>2,069</text:p>
          </table:table-cell>
          <table:table-cell office:value-type="float" office:value="10091" table:style-name="ce44">
            <text:p>10,091</text:p>
          </table:table-cell>
          <table:table-cell office:value-type="float" office:value="1863" table:style-name="ce44">
            <text:p>1,863</text:p>
          </table:table-cell>
          <table:table-cell office:value-type="float" office:value="2009" table:style-name="ce44">
            <text:p>2,009</text:p>
          </table:table-cell>
          <table:table-cell office:value-type="float" office:value="2095" table:style-name="ce44">
            <text:p>2,095</text:p>
          </table:table-cell>
          <table:table-cell office:value-type="float" office:value="2029" table:style-name="ce44">
            <text:p>2,029</text:p>
          </table:table-cell>
          <table:table-cell office:value-type="float" office:value="2095" table:style-name="ce45">
            <text:p>2,095</text:p>
          </table:table-cell>
          <table:table-cell office:value-type="float" office:value="9901" table:style-name="ce44">
            <text:p>9,901</text:p>
          </table:table-cell>
          <table:table-cell office:value-type="float" office:value="2027" table:style-name="ce44">
            <text:p>2,027</text:p>
          </table:table-cell>
          <table:table-cell office:value-type="float" office:value="1991" table:style-name="ce44">
            <text:p>1,991</text:p>
          </table:table-cell>
          <table:table-cell office:value-type="float" office:value="1913" table:style-name="ce44">
            <text:p>1,913</text:p>
          </table:table-cell>
          <table:table-cell office:value-type="float" office:value="1994" table:style-name="ce44">
            <text:p>1,994</text:p>
          </table:table-cell>
          <table:table-cell office:value-type="float" office:value="1976" table:style-name="ce45">
            <text:p>1,976</text:p>
          </table:table-cell>
          <table:table-cell office:value-type="float" office:value="9943" table:style-name="ce44">
            <text:p>9,943</text:p>
          </table:table-cell>
          <table:table-cell office:value-type="float" office:value="2030" table:style-name="ce44">
            <text:p>2,030</text:p>
          </table:table-cell>
          <table:table-cell office:value-type="float" office:value="1957" table:style-name="ce44">
            <text:p>1,957</text:p>
          </table:table-cell>
          <table:table-cell office:value-type="float" office:value="1907" table:style-name="ce44">
            <text:p>1,907</text:p>
          </table:table-cell>
          <table:table-cell office:value-type="float" office:value="1958" table:style-name="ce44">
            <text:p>1,958</text:p>
          </table:table-cell>
          <table:table-cell office:value-type="float" office:value="2091" table:style-name="ce45">
            <text:p>2,091</text:p>
          </table:table-cell>
          <table:table-cell office:value-type="float" office:value="11638" table:style-name="ce44">
            <text:p>11,638</text:p>
          </table:table-cell>
          <table:table-cell office:value-type="float" office:value="2154" table:style-name="ce44">
            <text:p>2,154</text:p>
          </table:table-cell>
          <table:table-cell office:value-type="float" office:value="2349" table:style-name="ce44">
            <text:p>2,349</text:p>
          </table:table-cell>
          <table:table-cell office:value-type="float" office:value="2332" table:style-name="ce44">
            <text:p>2,332</text:p>
          </table:table-cell>
          <table:table-cell office:value-type="float" office:value="2433" table:style-name="ce44">
            <text:p>2,433</text:p>
          </table:table-cell>
          <table:table-cell office:value-type="float" office:value="2370" table:style-name="ce45">
            <text:p>2,370</text:p>
          </table:table-cell>
          <table:table-cell office:value-type="float" office:value="13576" table:style-name="ce44">
            <text:p>13,576</text:p>
          </table:table-cell>
          <table:table-cell office:value-type="float" office:value="2642" table:style-name="ce44">
            <text:p>2,642</text:p>
          </table:table-cell>
          <table:table-cell office:value-type="float" office:value="2650" table:style-name="ce44">
            <text:p>2,650</text:p>
          </table:table-cell>
          <table:table-cell office:value-type="float" office:value="2792" table:style-name="ce44">
            <text:p>2,792</text:p>
          </table:table-cell>
          <table:table-cell office:value-type="float" office:value="2825" table:style-name="ce44">
            <text:p>2,825</text:p>
          </table:table-cell>
          <table:table-cell office:value-type="float" office:value="2667" table:style-name="ce45">
            <text:p>2,667</text:p>
          </table:table-cell>
          <table:table-cell office:value-type="float" office:value="12353" table:style-name="ce44">
            <text:p>12,353</text:p>
          </table:table-cell>
          <table:table-cell office:value-type="float" office:value="2500" table:style-name="ce44">
            <text:p>2,500</text:p>
          </table:table-cell>
          <table:table-cell office:value-type="float" office:value="2409" table:style-name="ce44">
            <text:p>2,409</text:p>
          </table:table-cell>
          <table:table-cell office:value-type="float" office:value="2632" table:style-name="ce44">
            <text:p>2,632</text:p>
          </table:table-cell>
          <table:table-cell office:value-type="float" office:value="2301" table:style-name="ce44">
            <text:p>2,301</text:p>
          </table:table-cell>
          <table:table-cell office:value-type="float" office:value="2511" table:style-name="ce45">
            <text:p>2,511</text:p>
          </table:table-cell>
          <table:table-cell office:value-type="float" office:value="9259" table:style-name="ce44">
            <text:p>9,259</text:p>
          </table:table-cell>
          <table:table-cell office:value-type="float" office:value="2251" table:style-name="ce44">
            <text:p>2,251</text:p>
          </table:table-cell>
          <table:table-cell office:value-type="float" office:value="2000" table:style-name="ce44">
            <text:p>2,000</text:p>
          </table:table-cell>
          <table:table-cell office:value-type="float" office:value="1804" table:style-name="ce44">
            <text:p>1,804</text:p>
          </table:table-cell>
          <table:table-cell office:value-type="float" office:value="1716" table:style-name="ce44">
            <text:p>1,716</text:p>
          </table:table-cell>
          <table:table-cell office:value-type="float" office:value="1488" table:style-name="ce45">
            <text:p>1,488</text:p>
          </table:table-cell>
          <table:table-cell office:value-type="float" office:value="5054" table:style-name="ce44">
            <text:p>5,054</text:p>
          </table:table-cell>
          <table:table-cell office:value-type="float" office:value="1325" table:style-name="ce44">
            <text:p>1,325</text:p>
          </table:table-cell>
          <table:table-cell office:value-type="float" office:value="1180" table:style-name="ce44">
            <text:p>1,180</text:p>
          </table:table-cell>
          <table:table-cell office:value-type="float" office:value="936" table:style-name="ce44">
            <text:p>936</text:p>
          </table:table-cell>
          <table:table-cell office:value-type="float" office:value="854" table:style-name="ce44">
            <text:p>854</text:p>
          </table:table-cell>
          <table:table-cell office:value-type="float" office:value="759" table:style-name="ce45">
            <text:p>759</text:p>
          </table:table-cell>
          <table:table-cell office:value-type="float" office:value="2976" table:style-name="ce44">
            <text:p>2,976</text:p>
          </table:table-cell>
          <table:table-cell office:value-type="float" office:value="618" table:style-name="ce44">
            <text:p>618</text:p>
          </table:table-cell>
          <table:table-cell office:value-type="float" office:value="588" table:style-name="ce44">
            <text:p>588</text:p>
          </table:table-cell>
          <table:table-cell office:value-type="float" office:value="595" table:style-name="ce44">
            <text:p>595</text:p>
          </table:table-cell>
          <table:table-cell office:value-type="float" office:value="640" table:style-name="ce44">
            <text:p>640</text:p>
          </table:table-cell>
          <table:table-cell office:value-type="float" office:value="535" table:style-name="ce45">
            <text:p>535</text:p>
          </table:table-cell>
          <table:table-cell office:value-type="float" office:value="2413" table:style-name="ce44">
            <text:p>2,413</text:p>
          </table:table-cell>
          <table:table-cell office:value-type="float" office:value="553" table:style-name="ce44">
            <text:p>553</text:p>
          </table:table-cell>
          <table:table-cell office:value-type="float" office:value="486" table:style-name="ce44">
            <text:p>486</text:p>
          </table:table-cell>
          <table:table-cell office:value-type="float" office:value="466" table:style-name="ce44">
            <text:p>466</text:p>
          </table:table-cell>
          <table:table-cell office:value-type="float" office:value="443" table:style-name="ce44">
            <text:p>443</text:p>
          </table:table-cell>
          <table:table-cell office:value-type="float" office:value="465" table:style-name="ce45">
            <text:p>465</text:p>
          </table:table-cell>
          <table:table-cell office:value-type="float" office:value="1555" table:style-name="ce44">
            <text:p>1,555</text:p>
          </table:table-cell>
          <table:table-cell office:value-type="float" office:value="407" table:style-name="ce44">
            <text:p>407</text:p>
          </table:table-cell>
          <table:table-cell office:value-type="float" office:value="327" table:style-name="ce44">
            <text:p>327</text:p>
          </table:table-cell>
          <table:table-cell office:value-type="float" office:value="295" table:style-name="ce44">
            <text:p>295</text:p>
          </table:table-cell>
          <table:table-cell office:value-type="float" office:value="278" table:style-name="ce44">
            <text:p>278</text:p>
          </table:table-cell>
          <table:table-cell office:value-type="float" office:value="248" table:style-name="ce45">
            <text:p>248</text:p>
          </table:table-cell>
          <table:table-cell office:value-type="float" office:value="669" table:style-name="ce44">
            <text:p>669</text:p>
          </table:table-cell>
          <table:table-cell office:value-type="float" office:value="198" table:style-name="ce44">
            <text:p>198</text:p>
          </table:table-cell>
          <table:table-cell office:value-type="float" office:value="165" table:style-name="ce44">
            <text:p>165</text:p>
          </table:table-cell>
          <table:table-cell office:value-type="float" office:value="123" table:style-name="ce44">
            <text:p>123</text:p>
          </table:table-cell>
          <table:table-cell office:value-type="float" office:value="109" table:style-name="ce44">
            <text:p>109</text:p>
          </table:table-cell>
          <table:table-cell office:value-type="float" office:value="74" table:style-name="ce45">
            <text:p>74</text:p>
          </table:table-cell>
          <table:table-cell office:value-type="float" office:value="206" table:style-name="ce44">
            <text:p>206</text:p>
          </table:table-cell>
          <table:table-cell office:value-type="float" office:value="69" table:style-name="ce44">
            <text:p>69</text:p>
          </table:table-cell>
          <table:table-cell office:value-type="float" office:value="56" table:style-name="ce44">
            <text:p>56</text:p>
          </table:table-cell>
          <table:table-cell office:value-type="float" office:value="36" table:style-name="ce44">
            <text:p>36</text:p>
          </table:table-cell>
          <table:table-cell office:value-type="float" office:value="24" table:style-name="ce44">
            <text:p>24</text:p>
          </table:table-cell>
          <table:table-cell office:value-type="float" office:value="21" table:style-name="ce45">
            <text:p>21</text:p>
          </table:table-cell>
          <table:table-cell office:value-type="float" office:value="60" table:style-name="ce44">
            <text:p>6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576" table:style-name="ce44">
            <text:p>69,576</text:p>
          </table:table-cell>
          <table:table-cell office:value-type="float" office:value="2258" table:style-name="ce44">
            <text:p>2,258</text:p>
          </table:table-cell>
          <table:table-cell office:value-type="float" office:value="429" table:style-name="ce46">
            <text:p>429</text:p>
          </table:table-cell>
          <table:table-cell office:value-type="float" office:value="482" table:style-name="ce46">
            <text:p>482</text:p>
          </table:table-cell>
          <table:table-cell office:value-type="float" office:value="460" table:style-name="ce46">
            <text:p>460</text:p>
          </table:table-cell>
          <table:table-cell office:value-type="float" office:value="419" table:style-name="ce46">
            <text:p>419</text:p>
          </table:table-cell>
          <table:table-cell office:value-type="float" office:value="468" table:style-name="ce46">
            <text:p>468</text:p>
          </table:table-cell>
          <table:table-cell office:value-type="float" office:value="2024" table:style-name="ce46">
            <text:p>2,024</text:p>
          </table:table-cell>
          <table:table-cell office:value-type="float" office:value="421" table:style-name="ce46">
            <text:p>421</text:p>
          </table:table-cell>
          <table:table-cell office:value-type="float" office:value="387" table:style-name="ce46">
            <text:p>387</text:p>
          </table:table-cell>
          <table:table-cell office:value-type="float" office:value="397" table:style-name="ce46">
            <text:p>397</text:p>
          </table:table-cell>
          <table:table-cell office:value-type="float" office:value="383" table:style-name="ce46">
            <text:p>383</text:p>
          </table:table-cell>
          <table:table-cell office:value-type="float" office:value="436" table:style-name="ce47">
            <text:p>436</text:p>
          </table:table-cell>
          <table:table-cell office:value-type="float" office:value="1899" table:style-name="ce46">
            <text:p>1,899</text:p>
          </table:table-cell>
          <table:table-cell office:value-type="float" office:value="425" table:style-name="ce46">
            <text:p>425</text:p>
          </table:table-cell>
          <table:table-cell office:value-type="float" office:value="361" table:style-name="ce46">
            <text:p>361</text:p>
          </table:table-cell>
          <table:table-cell office:value-type="float" office:value="325" table:style-name="ce46">
            <text:p>325</text:p>
          </table:table-cell>
          <table:table-cell office:value-type="float" office:value="379" table:style-name="ce46">
            <text:p>379</text:p>
          </table:table-cell>
          <table:table-cell office:value-type="float" office:value="409" table:style-name="ce47">
            <text:p>409</text:p>
          </table:table-cell>
          <table:table-cell office:value-type="float" office:value="2852" table:style-name="ce46">
            <text:p>2,852</text:p>
          </table:table-cell>
          <table:table-cell office:value-type="float" office:value="440" table:style-name="ce46">
            <text:p>440</text:p>
          </table:table-cell>
          <table:table-cell office:value-type="float" office:value="431" table:style-name="ce46">
            <text:p>431</text:p>
          </table:table-cell>
          <table:table-cell office:value-type="float" office:value="496" table:style-name="ce46">
            <text:p>496</text:p>
          </table:table-cell>
          <table:table-cell office:value-type="float" office:value="537" table:style-name="ce46">
            <text:p>537</text:p>
          </table:table-cell>
          <table:table-cell office:value-type="float" office:value="948" table:style-name="ce47">
            <text:p>948</text:p>
          </table:table-cell>
          <table:table-cell office:value-type="float" office:value="5202" table:style-name="ce46">
            <text:p>5,202</text:p>
          </table:table-cell>
          <table:table-cell office:value-type="float" office:value="940" table:style-name="ce46">
            <text:p>940</text:p>
          </table:table-cell>
          <table:table-cell office:value-type="float" office:value="1188" table:style-name="ce46">
            <text:p>1,188</text:p>
          </table:table-cell>
          <table:table-cell office:value-type="float" office:value="1011" table:style-name="ce46">
            <text:p>1,011</text:p>
          </table:table-cell>
          <table:table-cell office:value-type="float" office:value="986" table:style-name="ce46">
            <text:p>986</text:p>
          </table:table-cell>
          <table:table-cell office:value-type="float" office:value="1077" table:style-name="ce47">
            <text:p>1,077</text:p>
          </table:table-cell>
          <table:table-cell office:value-type="float" office:value="6165" table:style-name="ce46">
            <text:p>6,165</text:p>
          </table:table-cell>
          <table:table-cell office:value-type="float" office:value="1217" table:style-name="ce46">
            <text:p>1,217</text:p>
          </table:table-cell>
          <table:table-cell office:value-type="float" office:value="1266" table:style-name="ce46">
            <text:p>1,266</text:p>
          </table:table-cell>
          <table:table-cell office:value-type="float" office:value="1198" table:style-name="ce46">
            <text:p>1,198</text:p>
          </table:table-cell>
          <table:table-cell office:value-type="float" office:value="1242" table:style-name="ce46">
            <text:p>1,242</text:p>
          </table:table-cell>
          <table:table-cell office:value-type="float" office:value="1242" table:style-name="ce47">
            <text:p>1,242</text:p>
          </table:table-cell>
          <table:table-cell office:value-type="float" office:value="5377" table:style-name="ce46">
            <text:p>5,377</text:p>
          </table:table-cell>
          <table:table-cell office:value-type="float" office:value="1068" table:style-name="ce46">
            <text:p>1,068</text:p>
          </table:table-cell>
          <table:table-cell office:value-type="float" office:value="1067" table:style-name="ce46">
            <text:p>1,067</text:p>
          </table:table-cell>
          <table:table-cell office:value-type="float" office:value="1127" table:style-name="ce46">
            <text:p>1,127</text:p>
          </table:table-cell>
          <table:table-cell office:value-type="float" office:value="1063" table:style-name="ce46">
            <text:p>1,063</text:p>
          </table:table-cell>
          <table:table-cell office:value-type="float" office:value="1052" table:style-name="ce47">
            <text:p>1,052</text:p>
          </table:table-cell>
          <table:table-cell office:value-type="float" office:value="5036" table:style-name="ce46">
            <text:p>5,036</text:p>
          </table:table-cell>
          <table:table-cell office:value-type="float" office:value="980" table:style-name="ce46">
            <text:p>980</text:p>
          </table:table-cell>
          <table:table-cell office:value-type="float" office:value="970" table:style-name="ce46">
            <text:p>970</text:p>
          </table:table-cell>
          <table:table-cell office:value-type="float" office:value="1026" table:style-name="ce46">
            <text:p>1,026</text:p>
          </table:table-cell>
          <table:table-cell office:value-type="float" office:value="1023" table:style-name="ce46">
            <text:p>1,023</text:p>
          </table:table-cell>
          <table:table-cell office:value-type="float" office:value="1037" table:style-name="ce47">
            <text:p>1,037</text:p>
          </table:table-cell>
          <table:table-cell office:value-type="float" office:value="4749" table:style-name="ce46">
            <text:p>4,749</text:p>
          </table:table-cell>
          <table:table-cell office:value-type="float" office:value="1008" table:style-name="ce46">
            <text:p>1,008</text:p>
          </table:table-cell>
          <table:table-cell office:value-type="float" office:value="966" table:style-name="ce46">
            <text:p>966</text:p>
          </table:table-cell>
          <table:table-cell office:value-type="float" office:value="939" table:style-name="ce46">
            <text:p>939</text:p>
          </table:table-cell>
          <table:table-cell office:value-type="float" office:value="952" table:style-name="ce46">
            <text:p>952</text:p>
          </table:table-cell>
          <table:table-cell office:value-type="float" office:value="884" table:style-name="ce47">
            <text:p>884</text:p>
          </table:table-cell>
          <table:table-cell office:value-type="float" office:value="4809" table:style-name="ce46">
            <text:p>4,809</text:p>
          </table:table-cell>
          <table:table-cell office:value-type="float" office:value="965" table:style-name="ce46">
            <text:p>965</text:p>
          </table:table-cell>
          <table:table-cell office:value-type="float" office:value="931" table:style-name="ce46">
            <text:p>931</text:p>
          </table:table-cell>
          <table:table-cell office:value-type="float" office:value="907" table:style-name="ce46">
            <text:p>907</text:p>
          </table:table-cell>
          <table:table-cell office:value-type="float" office:value="974" table:style-name="ce46">
            <text:p>974</text:p>
          </table:table-cell>
          <table:table-cell office:value-type="float" office:value="1032" table:style-name="ce47">
            <text:p>1,032</text:p>
          </table:table-cell>
          <table:table-cell office:value-type="float" office:value="5796" table:style-name="ce46">
            <text:p>5,796</text:p>
          </table:table-cell>
          <table:table-cell office:value-type="float" office:value="1075" table:style-name="ce46">
            <text:p>1,075</text:p>
          </table:table-cell>
          <table:table-cell office:value-type="float" office:value="1186" table:style-name="ce46">
            <text:p>1,186</text:p>
          </table:table-cell>
          <table:table-cell office:value-type="float" office:value="1187" table:style-name="ce46">
            <text:p>1,187</text:p>
          </table:table-cell>
          <table:table-cell office:value-type="float" office:value="1198" table:style-name="ce46">
            <text:p>1,198</text:p>
          </table:table-cell>
          <table:table-cell office:value-type="float" office:value="1150" table:style-name="ce47">
            <text:p>1,150</text:p>
          </table:table-cell>
          <table:table-cell office:value-type="float" office:value="6551" table:style-name="ce46">
            <text:p>6,551</text:p>
          </table:table-cell>
          <table:table-cell office:value-type="float" office:value="1231" table:style-name="ce46">
            <text:p>1,231</text:p>
          </table:table-cell>
          <table:table-cell office:value-type="float" office:value="1295" table:style-name="ce46">
            <text:p>1,295</text:p>
          </table:table-cell>
          <table:table-cell office:value-type="float" office:value="1369" table:style-name="ce46">
            <text:p>1,369</text:p>
          </table:table-cell>
          <table:table-cell office:value-type="float" office:value="1367" table:style-name="ce46">
            <text:p>1,367</text:p>
          </table:table-cell>
          <table:table-cell office:value-type="float" office:value="1289" table:style-name="ce47">
            <text:p>1,289</text:p>
          </table:table-cell>
          <table:table-cell office:value-type="float" office:value="6260" table:style-name="ce46">
            <text:p>6,260</text:p>
          </table:table-cell>
          <table:table-cell office:value-type="float" office:value="1262" table:style-name="ce46">
            <text:p>1,262</text:p>
          </table:table-cell>
          <table:table-cell office:value-type="float" office:value="1217" table:style-name="ce46">
            <text:p>1,217</text:p>
          </table:table-cell>
          <table:table-cell office:value-type="float" office:value="1342" table:style-name="ce46">
            <text:p>1,342</text:p>
          </table:table-cell>
          <table:table-cell office:value-type="float" office:value="1182" table:style-name="ce46">
            <text:p>1,182</text:p>
          </table:table-cell>
          <table:table-cell office:value-type="float" office:value="1257" table:style-name="ce47">
            <text:p>1,257</text:p>
          </table:table-cell>
          <table:table-cell office:value-type="float" office:value="4621" table:style-name="ce46">
            <text:p>4,621</text:p>
          </table:table-cell>
          <table:table-cell office:value-type="float" office:value="1128" table:style-name="ce46">
            <text:p>1,128</text:p>
          </table:table-cell>
          <table:table-cell office:value-type="float" office:value="987" table:style-name="ce46">
            <text:p>987</text:p>
          </table:table-cell>
          <table:table-cell office:value-type="float" office:value="881" table:style-name="ce46">
            <text:p>881</text:p>
          </table:table-cell>
          <table:table-cell office:value-type="float" office:value="857" table:style-name="ce46">
            <text:p>857</text:p>
          </table:table-cell>
          <table:table-cell office:value-type="float" office:value="768" table:style-name="ce47">
            <text:p>768</text:p>
          </table:table-cell>
          <table:table-cell office:value-type="float" office:value="2468" table:style-name="ce46">
            <text:p>2,468</text:p>
          </table:table-cell>
          <table:table-cell office:value-type="float" office:value="631" table:style-name="ce46">
            <text:p>631</text:p>
          </table:table-cell>
          <table:table-cell office:value-type="float" office:value="575" table:style-name="ce46">
            <text:p>575</text:p>
          </table:table-cell>
          <table:table-cell office:value-type="float" office:value="450" table:style-name="ce46">
            <text:p>450</text:p>
          </table:table-cell>
          <table:table-cell office:value-type="float" office:value="430" table:style-name="ce46">
            <text:p>430</text:p>
          </table:table-cell>
          <table:table-cell office:value-type="float" office:value="382" table:style-name="ce47">
            <text:p>382</text:p>
          </table:table-cell>
          <table:table-cell office:value-type="float" office:value="1456" table:style-name="ce46">
            <text:p>1,456</text:p>
          </table:table-cell>
          <table:table-cell office:value-type="float" office:value="306" table:style-name="ce46">
            <text:p>306</text:p>
          </table:table-cell>
          <table:table-cell office:value-type="float" office:value="297" table:style-name="ce46">
            <text:p>297</text:p>
          </table:table-cell>
          <table:table-cell office:value-type="float" office:value="295" table:style-name="ce46">
            <text:p>295</text:p>
          </table:table-cell>
          <table:table-cell office:value-type="float" office:value="295" table:style-name="ce46">
            <text:p>295</text:p>
          </table:table-cell>
          <table:table-cell office:value-type="float" office:value="263" table:style-name="ce47">
            <text:p>263</text:p>
          </table:table-cell>
          <table:table-cell office:value-type="float" office:value="1123" table:style-name="ce46">
            <text:p>1,123</text:p>
          </table:table-cell>
          <table:table-cell office:value-type="float" office:value="258" table:style-name="ce46">
            <text:p>258</text:p>
          </table:table-cell>
          <table:table-cell office:value-type="float" office:value="241" table:style-name="ce46">
            <text:p>241</text:p>
          </table:table-cell>
          <table:table-cell office:value-type="float" office:value="209" table:style-name="ce46">
            <text:p>209</text:p>
          </table:table-cell>
          <table:table-cell office:value-type="float" office:value="207" table:style-name="ce46">
            <text:p>207</text:p>
          </table:table-cell>
          <table:table-cell office:value-type="float" office:value="208" table:style-name="ce47">
            <text:p>208</text:p>
          </table:table-cell>
          <table:table-cell office:value-type="float" office:value="663" table:style-name="ce46">
            <text:p>663</text:p>
          </table:table-cell>
          <table:table-cell office:value-type="float" office:value="195" table:style-name="ce46">
            <text:p>195</text:p>
          </table:table-cell>
          <table:table-cell office:value-type="float" office:value="126" table:style-name="ce46">
            <text:p>126</text:p>
          </table:table-cell>
          <table:table-cell office:value-type="float" office:value="133" table:style-name="ce46">
            <text:p>133</text:p>
          </table:table-cell>
          <table:table-cell office:value-type="float" office:value="111" table:style-name="ce46">
            <text:p>111</text:p>
          </table:table-cell>
          <table:table-cell office:value-type="float" office:value="98" table:style-name="ce47">
            <text:p>98</text:p>
          </table:table-cell>
          <table:table-cell office:value-type="float" office:value="203" table:style-name="ce46">
            <text:p>203</text:p>
          </table:table-cell>
          <table:table-cell office:value-type="float" office:value="72" table:style-name="ce46">
            <text:p>72</text:p>
          </table:table-cell>
          <table:table-cell office:value-type="float" office:value="55" table:style-name="ce46">
            <text:p>55</text:p>
          </table:table-cell>
          <table:table-cell office:value-type="float" office:value="32" table:style-name="ce46">
            <text:p>32</text:p>
          </table:table-cell>
          <table:table-cell office:value-type="float" office:value="24" table:style-name="ce46">
            <text:p>24</text:p>
          </table:table-cell>
          <table:table-cell office:value-type="float" office:value="20" table:style-name="ce47">
            <text:p>20</text:p>
          </table:table-cell>
          <table:table-cell office:value-type="float" office:value="48" table:style-name="ce46">
            <text:p>48</text:p>
          </table:table-cell>
          <table:table-cell office:value-type="float" office:value="19" table:style-name="ce46">
            <text:p>19</text:p>
          </table:table-cell>
          <table:table-cell office:value-type="float" office:value="13" table:style-name="ce46">
            <text:p>13</text:p>
          </table:table-cell>
          <table:table-cell office:value-type="float" office:value="9" table:style-name="ce46">
            <text:p>9</text:p>
          </table:table-cell>
          <table:table-cell office:value-type="float" office:value="3" table:style-name="ce46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16" table:style-name="ce46">
            <text:p>1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571" table:style-name="ce48">
            <text:p>70,571</text:p>
          </table:table-cell>
          <table:table-cell office:value-type="float" office:value="2162" table:style-name="ce49">
            <text:p>2,162</text:p>
          </table:table-cell>
          <table:table-cell office:value-type="float" office:value="425" table:style-name="ce50">
            <text:p>425</text:p>
          </table:table-cell>
          <table:table-cell office:value-type="float" office:value="428" table:style-name="ce50">
            <text:p>428</text:p>
          </table:table-cell>
          <table:table-cell office:value-type="float" office:value="453" table:style-name="ce50">
            <text:p>453</text:p>
          </table:table-cell>
          <table:table-cell office:value-type="float" office:value="422" table:style-name="ce50">
            <text:p>422</text:p>
          </table:table-cell>
          <table:table-cell office:value-type="float" office:value="434" table:style-name="ce50">
            <text:p>434</text:p>
          </table:table-cell>
          <table:table-cell office:value-type="float" office:value="1845" table:style-name="ce50">
            <text:p>1,845</text:p>
          </table:table-cell>
          <table:table-cell office:value-type="float" office:value="403" table:style-name="ce50">
            <text:p>403</text:p>
          </table:table-cell>
          <table:table-cell office:value-type="float" office:value="341" table:style-name="ce50">
            <text:p>341</text:p>
          </table:table-cell>
          <table:table-cell office:value-type="float" office:value="374" table:style-name="ce50">
            <text:p>374</text:p>
          </table:table-cell>
          <table:table-cell office:value-type="float" office:value="356" table:style-name="ce50">
            <text:p>356</text:p>
          </table:table-cell>
          <table:table-cell office:value-type="float" office:value="371" table:style-name="ce51">
            <text:p>371</text:p>
          </table:table-cell>
          <table:table-cell office:value-type="float" office:value="1730" table:style-name="ce50">
            <text:p>1,730</text:p>
          </table:table-cell>
          <table:table-cell office:value-type="float" office:value="375" table:style-name="ce50">
            <text:p>375</text:p>
          </table:table-cell>
          <table:table-cell office:value-type="float" office:value="307" table:style-name="ce50">
            <text:p>307</text:p>
          </table:table-cell>
          <table:table-cell office:value-type="float" office:value="323" table:style-name="ce50">
            <text:p>323</text:p>
          </table:table-cell>
          <table:table-cell office:value-type="float" office:value="371" table:style-name="ce50">
            <text:p>371</text:p>
          </table:table-cell>
          <table:table-cell office:value-type="float" office:value="354" table:style-name="ce51">
            <text:p>354</text:p>
          </table:table-cell>
          <table:table-cell office:value-type="float" office:value="2600" table:style-name="ce50">
            <text:p>2,600</text:p>
          </table:table-cell>
          <table:table-cell office:value-type="float" office:value="376" table:style-name="ce50">
            <text:p>376</text:p>
          </table:table-cell>
          <table:table-cell office:value-type="float" office:value="397" table:style-name="ce50">
            <text:p>397</text:p>
          </table:table-cell>
          <table:table-cell office:value-type="float" office:value="455" table:style-name="ce50">
            <text:p>455</text:p>
          </table:table-cell>
          <table:table-cell office:value-type="float" office:value="531" table:style-name="ce50">
            <text:p>531</text:p>
          </table:table-cell>
          <table:table-cell office:value-type="float" office:value="841" table:style-name="ce51">
            <text:p>841</text:p>
          </table:table-cell>
          <table:table-cell office:value-type="float" office:value="5020" table:style-name="ce50">
            <text:p>5,020</text:p>
          </table:table-cell>
          <table:table-cell office:value-type="float" office:value="895" table:style-name="ce50">
            <text:p>895</text:p>
          </table:table-cell>
          <table:table-cell office:value-type="float" office:value="1086" table:style-name="ce50">
            <text:p>1,086</text:p>
          </table:table-cell>
          <table:table-cell office:value-type="float" office:value="1047" table:style-name="ce50">
            <text:p>1,047</text:p>
          </table:table-cell>
          <table:table-cell office:value-type="float" office:value="933" table:style-name="ce50">
            <text:p>933</text:p>
          </table:table-cell>
          <table:table-cell office:value-type="float" office:value="1059" table:style-name="ce51">
            <text:p>1,059</text:p>
          </table:table-cell>
          <table:table-cell office:value-type="float" office:value="6005" table:style-name="ce50">
            <text:p>6,005</text:p>
          </table:table-cell>
          <table:table-cell office:value-type="float" office:value="1166" table:style-name="ce50">
            <text:p>1,166</text:p>
          </table:table-cell>
          <table:table-cell office:value-type="float" office:value="1240" table:style-name="ce50">
            <text:p>1,240</text:p>
          </table:table-cell>
          <table:table-cell office:value-type="float" office:value="1230" table:style-name="ce50">
            <text:p>1,230</text:p>
          </table:table-cell>
          <table:table-cell office:value-type="float" office:value="1185" table:style-name="ce50">
            <text:p>1,185</text:p>
          </table:table-cell>
          <table:table-cell office:value-type="float" office:value="1184" table:style-name="ce51">
            <text:p>1,184</text:p>
          </table:table-cell>
          <table:table-cell office:value-type="float" office:value="5314" table:style-name="ce50">
            <text:p>5,314</text:p>
          </table:table-cell>
          <table:table-cell office:value-type="float" office:value="1061" table:style-name="ce50">
            <text:p>1,061</text:p>
          </table:table-cell>
          <table:table-cell office:value-type="float" office:value="1121" table:style-name="ce50">
            <text:p>1,121</text:p>
          </table:table-cell>
          <table:table-cell office:value-type="float" office:value="1044" table:style-name="ce50">
            <text:p>1,044</text:p>
          </table:table-cell>
          <table:table-cell office:value-type="float" office:value="1071" table:style-name="ce50">
            <text:p>1,071</text:p>
          </table:table-cell>
          <table:table-cell office:value-type="float" office:value="1017" table:style-name="ce51">
            <text:p>1,017</text:p>
          </table:table-cell>
          <table:table-cell office:value-type="float" office:value="5055" table:style-name="ce50">
            <text:p>5,055</text:p>
          </table:table-cell>
          <table:table-cell office:value-type="float" office:value="883" table:style-name="ce50">
            <text:p>883</text:p>
          </table:table-cell>
          <table:table-cell office:value-type="float" office:value="1039" table:style-name="ce50">
            <text:p>1,039</text:p>
          </table:table-cell>
          <table:table-cell office:value-type="float" office:value="1069" table:style-name="ce50">
            <text:p>1,069</text:p>
          </table:table-cell>
          <table:table-cell office:value-type="float" office:value="1006" table:style-name="ce50">
            <text:p>1,006</text:p>
          </table:table-cell>
          <table:table-cell office:value-type="float" office:value="1058" table:style-name="ce51">
            <text:p>1,058</text:p>
          </table:table-cell>
          <table:table-cell office:value-type="float" office:value="5152" table:style-name="ce50">
            <text:p>5,152</text:p>
          </table:table-cell>
          <table:table-cell office:value-type="float" office:value="1019" table:style-name="ce50">
            <text:p>1,019</text:p>
          </table:table-cell>
          <table:table-cell office:value-type="float" office:value="1025" table:style-name="ce50">
            <text:p>1,025</text:p>
          </table:table-cell>
          <table:table-cell office:value-type="float" office:value="974" table:style-name="ce50">
            <text:p>974</text:p>
          </table:table-cell>
          <table:table-cell office:value-type="float" office:value="1042" table:style-name="ce50">
            <text:p>1,042</text:p>
          </table:table-cell>
          <table:table-cell office:value-type="float" office:value="1092" table:style-name="ce51">
            <text:p>1,092</text:p>
          </table:table-cell>
          <table:table-cell office:value-type="float" office:value="5134" table:style-name="ce50">
            <text:p>5,134</text:p>
          </table:table-cell>
          <table:table-cell office:value-type="float" office:value="1065" table:style-name="ce50">
            <text:p>1,065</text:p>
          </table:table-cell>
          <table:table-cell office:value-type="float" office:value="1026" table:style-name="ce50">
            <text:p>1,026</text:p>
          </table:table-cell>
          <table:table-cell office:value-type="float" office:value="1000" table:style-name="ce50">
            <text:p>1,000</text:p>
          </table:table-cell>
          <table:table-cell office:value-type="float" office:value="984" table:style-name="ce50">
            <text:p>984</text:p>
          </table:table-cell>
          <table:table-cell office:value-type="float" office:value="1059" table:style-name="ce51">
            <text:p>1,059</text:p>
          </table:table-cell>
          <table:table-cell office:value-type="float" office:value="5842" table:style-name="ce50">
            <text:p>5,842</text:p>
          </table:table-cell>
          <table:table-cell office:value-type="float" office:value="1079" table:style-name="ce50">
            <text:p>1,079</text:p>
          </table:table-cell>
          <table:table-cell office:value-type="float" office:value="1163" table:style-name="ce50">
            <text:p>1,163</text:p>
          </table:table-cell>
          <table:table-cell office:value-type="float" office:value="1145" table:style-name="ce50">
            <text:p>1,145</text:p>
          </table:table-cell>
          <table:table-cell office:value-type="float" office:value="1235" table:style-name="ce50">
            <text:p>1,235</text:p>
          </table:table-cell>
          <table:table-cell office:value-type="float" office:value="1220" table:style-name="ce51">
            <text:p>1,220</text:p>
          </table:table-cell>
          <table:table-cell office:value-type="float" office:value="7025" table:style-name="ce50">
            <text:p>7,025</text:p>
          </table:table-cell>
          <table:table-cell office:value-type="float" office:value="1411" table:style-name="ce50">
            <text:p>1,411</text:p>
          </table:table-cell>
          <table:table-cell office:value-type="float" office:value="1355" table:style-name="ce50">
            <text:p>1,355</text:p>
          </table:table-cell>
          <table:table-cell office:value-type="float" office:value="1423" table:style-name="ce50">
            <text:p>1,423</text:p>
          </table:table-cell>
          <table:table-cell office:value-type="float" office:value="1458" table:style-name="ce50">
            <text:p>1,458</text:p>
          </table:table-cell>
          <table:table-cell office:value-type="float" office:value="1378" table:style-name="ce51">
            <text:p>1,378</text:p>
          </table:table-cell>
          <table:table-cell office:value-type="float" office:value="6093" table:style-name="ce50">
            <text:p>6,093</text:p>
          </table:table-cell>
          <table:table-cell office:value-type="float" office:value="1238" table:style-name="ce50">
            <text:p>1,238</text:p>
          </table:table-cell>
          <table:table-cell office:value-type="float" office:value="1192" table:style-name="ce50">
            <text:p>1,192</text:p>
          </table:table-cell>
          <table:table-cell office:value-type="float" office:value="1290" table:style-name="ce50">
            <text:p>1,290</text:p>
          </table:table-cell>
          <table:table-cell office:value-type="float" office:value="1119" table:style-name="ce50">
            <text:p>1,119</text:p>
          </table:table-cell>
          <table:table-cell office:value-type="float" office:value="1254" table:style-name="ce51">
            <text:p>1,254</text:p>
          </table:table-cell>
          <table:table-cell office:value-type="float" office:value="4638" table:style-name="ce50">
            <text:p>4,638</text:p>
          </table:table-cell>
          <table:table-cell office:value-type="float" office:value="1123" table:style-name="ce50">
            <text:p>1,123</text:p>
          </table:table-cell>
          <table:table-cell office:value-type="float" office:value="1013" table:style-name="ce50">
            <text:p>1,013</text:p>
          </table:table-cell>
          <table:table-cell office:value-type="float" office:value="923" table:style-name="ce50">
            <text:p>923</text:p>
          </table:table-cell>
          <table:table-cell office:value-type="float" office:value="859" table:style-name="ce50">
            <text:p>859</text:p>
          </table:table-cell>
          <table:table-cell office:value-type="float" office:value="720" table:style-name="ce51">
            <text:p>720</text:p>
          </table:table-cell>
          <table:table-cell office:value-type="float" office:value="2586" table:style-name="ce50">
            <text:p>2,586</text:p>
          </table:table-cell>
          <table:table-cell office:value-type="float" office:value="694" table:style-name="ce50">
            <text:p>694</text:p>
          </table:table-cell>
          <table:table-cell office:value-type="float" office:value="605" table:style-name="ce50">
            <text:p>605</text:p>
          </table:table-cell>
          <table:table-cell office:value-type="float" office:value="486" table:style-name="ce50">
            <text:p>486</text:p>
          </table:table-cell>
          <table:table-cell office:value-type="float" office:value="424" table:style-name="ce50">
            <text:p>424</text:p>
          </table:table-cell>
          <table:table-cell office:value-type="float" office:value="377" table:style-name="ce51">
            <text:p>377</text:p>
          </table:table-cell>
          <table:table-cell office:value-type="float" office:value="1520" table:style-name="ce50">
            <text:p>1,520</text:p>
          </table:table-cell>
          <table:table-cell office:value-type="float" office:value="312" table:style-name="ce50">
            <text:p>312</text:p>
          </table:table-cell>
          <table:table-cell office:value-type="float" office:value="291" table:style-name="ce50">
            <text:p>291</text:p>
          </table:table-cell>
          <table:table-cell office:value-type="float" office:value="300" table:style-name="ce50">
            <text:p>300</text:p>
          </table:table-cell>
          <table:table-cell office:value-type="float" office:value="345" table:style-name="ce50">
            <text:p>345</text:p>
          </table:table-cell>
          <table:table-cell office:value-type="float" office:value="272" table:style-name="ce51">
            <text:p>272</text:p>
          </table:table-cell>
          <table:table-cell office:value-type="float" office:value="1290" table:style-name="ce50">
            <text:p>1,290</text:p>
          </table:table-cell>
          <table:table-cell office:value-type="float" office:value="295" table:style-name="ce50">
            <text:p>295</text:p>
          </table:table-cell>
          <table:table-cell office:value-type="float" office:value="245" table:style-name="ce50">
            <text:p>245</text:p>
          </table:table-cell>
          <table:table-cell office:value-type="float" office:value="257" table:style-name="ce50">
            <text:p>257</text:p>
          </table:table-cell>
          <table:table-cell office:value-type="float" office:value="236" table:style-name="ce50">
            <text:p>236</text:p>
          </table:table-cell>
          <table:table-cell office:value-type="float" office:value="257" table:style-name="ce51">
            <text:p>257</text:p>
          </table:table-cell>
          <table:table-cell office:value-type="float" office:value="892" table:style-name="ce50">
            <text:p>892</text:p>
          </table:table-cell>
          <table:table-cell office:value-type="float" office:value="212" table:style-name="ce50">
            <text:p>212</text:p>
          </table:table-cell>
          <table:table-cell office:value-type="float" office:value="201" table:style-name="ce50">
            <text:p>201</text:p>
          </table:table-cell>
          <table:table-cell office:value-type="float" office:value="162" table:style-name="ce50">
            <text:p>162</text:p>
          </table:table-cell>
          <table:table-cell office:value-type="float" office:value="167" table:style-name="ce50">
            <text:p>167</text:p>
          </table:table-cell>
          <table:table-cell office:value-type="float" office:value="150" table:style-name="ce51">
            <text:p>150</text:p>
          </table:table-cell>
          <table:table-cell office:value-type="float" office:value="466" table:style-name="ce50">
            <text:p>466</text:p>
          </table:table-cell>
          <table:table-cell office:value-type="float" office:value="126" table:style-name="ce50">
            <text:p>126</text:p>
          </table:table-cell>
          <table:table-cell office:value-type="float" office:value="110" table:style-name="ce50">
            <text:p>110</text:p>
          </table:table-cell>
          <table:table-cell office:value-type="float" office:value="91" table:style-name="ce50">
            <text:p>91</text:p>
          </table:table-cell>
          <table:table-cell office:value-type="float" office:value="85" table:style-name="ce50">
            <text:p>85</text:p>
          </table:table-cell>
          <table:table-cell office:value-type="float" office:value="54" table:style-name="ce51">
            <text:p>54</text:p>
          </table:table-cell>
          <table:table-cell office:value-type="float" office:value="158" table:style-name="ce50">
            <text:p>158</text:p>
          </table:table-cell>
          <table:table-cell office:value-type="float" office:value="50" table:style-name="ce50">
            <text:p>50</text:p>
          </table:table-cell>
          <table:table-cell office:value-type="float" office:value="43" table:style-name="ce50">
            <text:p>43</text:p>
          </table:table-cell>
          <table:table-cell office:value-type="float" office:value="27" table:style-name="ce50">
            <text:p>27</text:p>
          </table:table-cell>
          <table:table-cell office:value-type="float" office:value="21" table:style-name="ce50">
            <text:p>21</text:p>
          </table:table-cell>
          <table:table-cell office:value-type="float" office:value="17" table:style-name="ce51">
            <text:p>17</text:p>
          </table:table-cell>
          <table:table-cell office:value-type="float" office:value="44" table:style-name="ce50">
            <text:p>4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823" table:style-name="ce44">
            <text:p>13,823</text:p>
          </table:table-cell>
          <table:table-cell office:value-type="float" office:value="535" table:style-name="ce44">
            <text:p>535</text:p>
          </table:table-cell>
          <table:table-cell office:value-type="float" office:value="99" table:style-name="ce44">
            <text:p>99</text:p>
          </table:table-cell>
          <table:table-cell office:value-type="float" office:value="113" table:style-name="ce44">
            <text:p>113</text:p>
          </table:table-cell>
          <table:table-cell office:value-type="float" office:value="118" table:style-name="ce44">
            <text:p>118</text:p>
          </table:table-cell>
          <table:table-cell office:value-type="float" office:value="114" table:style-name="ce44">
            <text:p>114</text:p>
          </table:table-cell>
          <table:table-cell office:value-type="float" office:value="91" table:style-name="ce44">
            <text:p>91</text:p>
          </table:table-cell>
          <table:table-cell office:value-type="float" office:value="450" table:style-name="ce44">
            <text:p>450</text:p>
          </table:table-cell>
          <table:table-cell office:value-type="float" office:value="103" table:style-name="ce44">
            <text:p>103</text:p>
          </table:table-cell>
          <table:table-cell office:value-type="float" office:value="79" table:style-name="ce44">
            <text:p>79</text:p>
          </table:table-cell>
          <table:table-cell office:value-type="float" office:value="93" table:style-name="ce44">
            <text:p>93</text:p>
          </table:table-cell>
          <table:table-cell office:value-type="float" office:value="91" table:style-name="ce44">
            <text:p>91</text:p>
          </table:table-cell>
          <table:table-cell office:value-type="float" office:value="84" table:style-name="ce45">
            <text:p>84</text:p>
          </table:table-cell>
          <table:table-cell office:value-type="float" office:value="451" table:style-name="ce44">
            <text:p>451</text:p>
          </table:table-cell>
          <table:table-cell office:value-type="float" office:value="100" table:style-name="ce44">
            <text:p>100</text:p>
          </table:table-cell>
          <table:table-cell office:value-type="float" office:value="82" table:style-name="ce44">
            <text:p>82</text:p>
          </table:table-cell>
          <table:table-cell office:value-type="float" office:value="82" table:style-name="ce44">
            <text:p>82</text:p>
          </table:table-cell>
          <table:table-cell office:value-type="float" office:value="95" table:style-name="ce44">
            <text:p>95</text:p>
          </table:table-cell>
          <table:table-cell office:value-type="float" office:value="92" table:style-name="ce45">
            <text:p>92</text:p>
          </table:table-cell>
          <table:table-cell office:value-type="float" office:value="502" table:style-name="ce44">
            <text:p>502</text:p>
          </table:table-cell>
          <table:table-cell office:value-type="float" office:value="87" table:style-name="ce44">
            <text:p>87</text:p>
          </table:table-cell>
          <table:table-cell office:value-type="float" office:value="103" table:style-name="ce44">
            <text:p>103</text:p>
          </table:table-cell>
          <table:table-cell office:value-type="float" office:value="80" table:style-name="ce44">
            <text:p>80</text:p>
          </table:table-cell>
          <table:table-cell office:value-type="float" office:value="84" table:style-name="ce44">
            <text:p>84</text:p>
          </table:table-cell>
          <table:table-cell office:value-type="float" office:value="148" table:style-name="ce45">
            <text:p>148</text:p>
          </table:table-cell>
          <table:table-cell office:value-type="float" office:value="992" table:style-name="ce44">
            <text:p>992</text:p>
          </table:table-cell>
          <table:table-cell office:value-type="float" office:value="179" table:style-name="ce44">
            <text:p>179</text:p>
          </table:table-cell>
          <table:table-cell office:value-type="float" office:value="170" table:style-name="ce44">
            <text:p>170</text:p>
          </table:table-cell>
          <table:table-cell office:value-type="float" office:value="216" table:style-name="ce44">
            <text:p>216</text:p>
          </table:table-cell>
          <table:table-cell office:value-type="float" office:value="206" table:style-name="ce44">
            <text:p>206</text:p>
          </table:table-cell>
          <table:table-cell office:value-type="float" office:value="221" table:style-name="ce45">
            <text:p>221</text:p>
          </table:table-cell>
          <table:table-cell office:value-type="float" office:value="1289" table:style-name="ce44">
            <text:p>1,289</text:p>
          </table:table-cell>
          <table:table-cell office:value-type="float" office:value="259" table:style-name="ce44">
            <text:p>259</text:p>
          </table:table-cell>
          <table:table-cell office:value-type="float" office:value="250" table:style-name="ce44">
            <text:p>250</text:p>
          </table:table-cell>
          <table:table-cell office:value-type="float" office:value="222" table:style-name="ce44">
            <text:p>222</text:p>
          </table:table-cell>
          <table:table-cell office:value-type="float" office:value="262" table:style-name="ce44">
            <text:p>262</text:p>
          </table:table-cell>
          <table:table-cell office:value-type="float" office:value="296" table:style-name="ce45">
            <text:p>296</text:p>
          </table:table-cell>
          <table:table-cell office:value-type="float" office:value="1169" table:style-name="ce44">
            <text:p>1,169</text:p>
          </table:table-cell>
          <table:table-cell office:value-type="float" office:value="246" table:style-name="ce44">
            <text:p>246</text:p>
          </table:table-cell>
          <table:table-cell office:value-type="float" office:value="265" table:style-name="ce44">
            <text:p>265</text:p>
          </table:table-cell>
          <table:table-cell office:value-type="float" office:value="222" table:style-name="ce44">
            <text:p>222</text:p>
          </table:table-cell>
          <table:table-cell office:value-type="float" office:value="234" table:style-name="ce44">
            <text:p>234</text:p>
          </table:table-cell>
          <table:table-cell office:value-type="float" office:value="202" table:style-name="ce45">
            <text:p>202</text:p>
          </table:table-cell>
          <table:table-cell office:value-type="float" office:value="1011" table:style-name="ce44">
            <text:p>1,011</text:p>
          </table:table-cell>
          <table:table-cell office:value-type="float" office:value="188" table:style-name="ce44">
            <text:p>188</text:p>
          </table:table-cell>
          <table:table-cell office:value-type="float" office:value="185" table:style-name="ce44">
            <text:p>185</text:p>
          </table:table-cell>
          <table:table-cell office:value-type="float" office:value="234" table:style-name="ce44">
            <text:p>234</text:p>
          </table:table-cell>
          <table:table-cell office:value-type="float" office:value="194" table:style-name="ce44">
            <text:p>194</text:p>
          </table:table-cell>
          <table:table-cell office:value-type="float" office:value="210" table:style-name="ce45">
            <text:p>210</text:p>
          </table:table-cell>
          <table:table-cell office:value-type="float" office:value="1078" table:style-name="ce44">
            <text:p>1,078</text:p>
          </table:table-cell>
          <table:table-cell office:value-type="float" office:value="226" table:style-name="ce44">
            <text:p>226</text:p>
          </table:table-cell>
          <table:table-cell office:value-type="float" office:value="210" table:style-name="ce44">
            <text:p>210</text:p>
          </table:table-cell>
          <table:table-cell office:value-type="float" office:value="223" table:style-name="ce44">
            <text:p>223</text:p>
          </table:table-cell>
          <table:table-cell office:value-type="float" office:value="233" table:style-name="ce44">
            <text:p>233</text:p>
          </table:table-cell>
          <table:table-cell office:value-type="float" office:value="186" table:style-name="ce45">
            <text:p>186</text:p>
          </table:table-cell>
          <table:table-cell office:value-type="float" office:value="1045" table:style-name="ce44">
            <text:p>1,045</text:p>
          </table:table-cell>
          <table:table-cell office:value-type="float" office:value="207" table:style-name="ce44">
            <text:p>207</text:p>
          </table:table-cell>
          <table:table-cell office:value-type="float" office:value="198" table:style-name="ce44">
            <text:p>198</text:p>
          </table:table-cell>
          <table:table-cell office:value-type="float" office:value="221" table:style-name="ce44">
            <text:p>221</text:p>
          </table:table-cell>
          <table:table-cell office:value-type="float" office:value="213" table:style-name="ce44">
            <text:p>213</text:p>
          </table:table-cell>
          <table:table-cell office:value-type="float" office:value="206" table:style-name="ce45">
            <text:p>206</text:p>
          </table:table-cell>
          <table:table-cell office:value-type="float" office:value="1101" table:style-name="ce44">
            <text:p>1,101</text:p>
          </table:table-cell>
          <table:table-cell office:value-type="float" office:value="221" table:style-name="ce44">
            <text:p>221</text:p>
          </table:table-cell>
          <table:table-cell office:value-type="float" office:value="230" table:style-name="ce44">
            <text:p>230</text:p>
          </table:table-cell>
          <table:table-cell office:value-type="float" office:value="226" table:style-name="ce44">
            <text:p>226</text:p>
          </table:table-cell>
          <table:table-cell office:value-type="float" office:value="201" table:style-name="ce44">
            <text:p>201</text:p>
          </table:table-cell>
          <table:table-cell office:value-type="float" office:value="223" table:style-name="ce45">
            <text:p>223</text:p>
          </table:table-cell>
          <table:table-cell office:value-type="float" office:value="1220" table:style-name="ce44">
            <text:p>1,220</text:p>
          </table:table-cell>
          <table:table-cell office:value-type="float" office:value="243" table:style-name="ce44">
            <text:p>243</text:p>
          </table:table-cell>
          <table:table-cell office:value-type="float" office:value="258" table:style-name="ce44">
            <text:p>258</text:p>
          </table:table-cell>
          <table:table-cell office:value-type="float" office:value="234" table:style-name="ce44">
            <text:p>234</text:p>
          </table:table-cell>
          <table:table-cell office:value-type="float" office:value="230" table:style-name="ce44">
            <text:p>230</text:p>
          </table:table-cell>
          <table:table-cell office:value-type="float" office:value="255" table:style-name="ce45">
            <text:p>255</text:p>
          </table:table-cell>
          <table:table-cell office:value-type="float" office:value="1088" table:style-name="ce44">
            <text:p>1,088</text:p>
          </table:table-cell>
          <table:table-cell office:value-type="float" office:value="216" table:style-name="ce44">
            <text:p>216</text:p>
          </table:table-cell>
          <table:table-cell office:value-type="float" office:value="200" table:style-name="ce44">
            <text:p>200</text:p>
          </table:table-cell>
          <table:table-cell office:value-type="float" office:value="250" table:style-name="ce44">
            <text:p>250</text:p>
          </table:table-cell>
          <table:table-cell office:value-type="float" office:value="219" table:style-name="ce44">
            <text:p>219</text:p>
          </table:table-cell>
          <table:table-cell office:value-type="float" office:value="203" table:style-name="ce45">
            <text:p>203</text:p>
          </table:table-cell>
          <table:table-cell office:value-type="float" office:value="826" table:style-name="ce44">
            <text:p>826</text:p>
          </table:table-cell>
          <table:table-cell office:value-type="float" office:value="196" table:style-name="ce44">
            <text:p>196</text:p>
          </table:table-cell>
          <table:table-cell office:value-type="float" office:value="187" table:style-name="ce44">
            <text:p>187</text:p>
          </table:table-cell>
          <table:table-cell office:value-type="float" office:value="157" table:style-name="ce44">
            <text:p>157</text:p>
          </table:table-cell>
          <table:table-cell office:value-type="float" office:value="152" table:style-name="ce44">
            <text:p>152</text:p>
          </table:table-cell>
          <table:table-cell office:value-type="float" office:value="134" table:style-name="ce45">
            <text:p>134</text:p>
          </table:table-cell>
          <table:table-cell office:value-type="float" office:value="456" table:style-name="ce44">
            <text:p>456</text:p>
          </table:table-cell>
          <table:table-cell office:value-type="float" office:value="115" table:style-name="ce44">
            <text:p>115</text:p>
          </table:table-cell>
          <table:table-cell office:value-type="float" office:value="86" table:style-name="ce44">
            <text:p>86</text:p>
          </table:table-cell>
          <table:table-cell office:value-type="float" office:value="95" table:style-name="ce44">
            <text:p>95</text:p>
          </table:table-cell>
          <table:table-cell office:value-type="float" office:value="77" table:style-name="ce44">
            <text:p>77</text:p>
          </table:table-cell>
          <table:table-cell office:value-type="float" office:value="83" table:style-name="ce45">
            <text:p>83</text:p>
          </table:table-cell>
          <table:table-cell office:value-type="float" office:value="240" table:style-name="ce44">
            <text:p>240</text:p>
          </table:table-cell>
          <table:table-cell office:value-type="float" office:value="84" table:style-name="ce44">
            <text:p>84</text:p>
          </table:table-cell>
          <table:table-cell office:value-type="float" office:value="44" table:style-name="ce44">
            <text:p>44</text:p>
          </table:table-cell>
          <table:table-cell office:value-type="float" office:value="40" table:style-name="ce44">
            <text:p>40</text:p>
          </table:table-cell>
          <table:table-cell office:value-type="float" office:value="37" table:style-name="ce44">
            <text:p>37</text:p>
          </table:table-cell>
          <table:table-cell office:value-type="float" office:value="35" table:style-name="ce45">
            <text:p>35</text:p>
          </table:table-cell>
          <table:table-cell office:value-type="float" office:value="166" table:style-name="ce44">
            <text:p>166</text:p>
          </table:table-cell>
          <table:table-cell office:value-type="float" office:value="38" table:style-name="ce44">
            <text:p>38</text:p>
          </table:table-cell>
          <table:table-cell office:value-type="float" office:value="26" table:style-name="ce44">
            <text:p>26</text:p>
          </table:table-cell>
          <table:table-cell office:value-type="float" office:value="32" table:style-name="ce44">
            <text:p>32</text:p>
          </table:table-cell>
          <table:table-cell office:value-type="float" office:value="41" table:style-name="ce44">
            <text:p>41</text:p>
          </table:table-cell>
          <table:table-cell office:value-type="float" office:value="29" table:style-name="ce45">
            <text:p>29</text:p>
          </table:table-cell>
          <table:table-cell office:value-type="float" office:value="116" table:style-name="ce44">
            <text:p>116</text:p>
          </table:table-cell>
          <table:table-cell office:value-type="float" office:value="26" table:style-name="ce44">
            <text:p>26</text:p>
          </table:table-cell>
          <table:table-cell office:value-type="float" office:value="26" table:style-name="ce44">
            <text:p>26</text:p>
          </table:table-cell>
          <table:table-cell office:value-type="float" office:value="24" table:style-name="ce44">
            <text:p>24</text:p>
          </table:table-cell>
          <table:table-cell office:value-type="float" office:value="23" table:style-name="ce44">
            <text:p>23</text:p>
          </table:table-cell>
          <table:table-cell office:value-type="float" office:value="17" table:style-name="ce45">
            <text:p>17</text:p>
          </table:table-cell>
          <table:table-cell office:value-type="float" office:value="55" table:style-name="ce44">
            <text:p>55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10" table:style-name="ce44">
            <text:p>10</text:p>
          </table:table-cell>
          <table:table-cell office:value-type="float" office:value="14" table:style-name="ce44">
            <text:p>14</text:p>
          </table:table-cell>
          <table:table-cell office:value-type="float" office:value="7" table:style-name="ce45">
            <text:p>7</text:p>
          </table:table-cell>
          <table:table-cell office:value-type="float" office:value="27" table:style-name="ce44">
            <text:p>27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4" table:style-name="ce44">
            <text:p>4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5">
            <text:p>2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8013" table:style-name="ce44">
            <text:p>8,013</text:p>
          </table:table-cell>
          <table:table-cell office:value-type="float" office:value="299" table:style-name="ce44">
            <text:p>299</text:p>
          </table:table-cell>
          <table:table-cell office:value-type="float" office:value="55" table:style-name="ce44">
            <text:p>55</text:p>
          </table:table-cell>
          <table:table-cell office:value-type="float" office:value="70" table:style-name="ce44">
            <text:p>70</text:p>
          </table:table-cell>
          <table:table-cell office:value-type="float" office:value="60" table:style-name="ce44">
            <text:p>60</text:p>
          </table:table-cell>
          <table:table-cell office:value-type="float" office:value="62" table:style-name="ce44">
            <text:p>62</text:p>
          </table:table-cell>
          <table:table-cell office:value-type="float" office:value="52" table:style-name="ce44">
            <text:p>52</text:p>
          </table:table-cell>
          <table:table-cell office:value-type="float" office:value="234" table:style-name="ce44">
            <text:p>234</text:p>
          </table:table-cell>
          <table:table-cell office:value-type="float" office:value="57" table:style-name="ce44">
            <text:p>57</text:p>
          </table:table-cell>
          <table:table-cell office:value-type="float" office:value="47" table:style-name="ce44">
            <text:p>47</text:p>
          </table:table-cell>
          <table:table-cell office:value-type="float" office:value="44" table:style-name="ce44">
            <text:p>44</text:p>
          </table:table-cell>
          <table:table-cell office:value-type="float" office:value="42" table:style-name="ce44">
            <text:p>42</text:p>
          </table:table-cell>
          <table:table-cell office:value-type="float" office:value="44" table:style-name="ce45">
            <text:p>44</text:p>
          </table:table-cell>
          <table:table-cell office:value-type="float" office:value="246" table:style-name="ce44">
            <text:p>246</text:p>
          </table:table-cell>
          <table:table-cell office:value-type="float" office:value="53" table:style-name="ce44">
            <text:p>53</text:p>
          </table:table-cell>
          <table:table-cell office:value-type="float" office:value="44" table:style-name="ce44">
            <text:p>44</text:p>
          </table:table-cell>
          <table:table-cell office:value-type="float" office:value="45" table:style-name="ce44">
            <text:p>45</text:p>
          </table:table-cell>
          <table:table-cell office:value-type="float" office:value="56" table:style-name="ce44">
            <text:p>56</text:p>
          </table:table-cell>
          <table:table-cell office:value-type="float" office:value="48" table:style-name="ce45">
            <text:p>48</text:p>
          </table:table-cell>
          <table:table-cell office:value-type="float" office:value="276" table:style-name="ce44">
            <text:p>276</text:p>
          </table:table-cell>
          <table:table-cell office:value-type="float" office:value="43" table:style-name="ce44">
            <text:p>43</text:p>
          </table:table-cell>
          <table:table-cell office:value-type="float" office:value="58" table:style-name="ce44">
            <text:p>58</text:p>
          </table:table-cell>
          <table:table-cell office:value-type="float" office:value="42" table:style-name="ce44">
            <text:p>42</text:p>
          </table:table-cell>
          <table:table-cell office:value-type="float" office:value="48" table:style-name="ce44">
            <text:p>48</text:p>
          </table:table-cell>
          <table:table-cell office:value-type="float" office:value="85" table:style-name="ce45">
            <text:p>85</text:p>
          </table:table-cell>
          <table:table-cell office:value-type="float" office:value="595" table:style-name="ce44">
            <text:p>595</text:p>
          </table:table-cell>
          <table:table-cell office:value-type="float" office:value="100" table:style-name="ce44">
            <text:p>100</text:p>
          </table:table-cell>
          <table:table-cell office:value-type="float" office:value="98" table:style-name="ce44">
            <text:p>98</text:p>
          </table:table-cell>
          <table:table-cell office:value-type="float" office:value="132" table:style-name="ce44">
            <text:p>132</text:p>
          </table:table-cell>
          <table:table-cell office:value-type="float" office:value="131" table:style-name="ce44">
            <text:p>131</text:p>
          </table:table-cell>
          <table:table-cell office:value-type="float" office:value="134" table:style-name="ce45">
            <text:p>134</text:p>
          </table:table-cell>
          <table:table-cell office:value-type="float" office:value="764" table:style-name="ce44">
            <text:p>764</text:p>
          </table:table-cell>
          <table:table-cell office:value-type="float" office:value="165" table:style-name="ce44">
            <text:p>165</text:p>
          </table:table-cell>
          <table:table-cell office:value-type="float" office:value="143" table:style-name="ce44">
            <text:p>143</text:p>
          </table:table-cell>
          <table:table-cell office:value-type="float" office:value="126" table:style-name="ce44">
            <text:p>126</text:p>
          </table:table-cell>
          <table:table-cell office:value-type="float" office:value="141" table:style-name="ce44">
            <text:p>141</text:p>
          </table:table-cell>
          <table:table-cell office:value-type="float" office:value="189" table:style-name="ce45">
            <text:p>189</text:p>
          </table:table-cell>
          <table:table-cell office:value-type="float" office:value="690" table:style-name="ce44">
            <text:p>690</text:p>
          </table:table-cell>
          <table:table-cell office:value-type="float" office:value="153" table:style-name="ce44">
            <text:p>153</text:p>
          </table:table-cell>
          <table:table-cell office:value-type="float" office:value="161" table:style-name="ce44">
            <text:p>161</text:p>
          </table:table-cell>
          <table:table-cell office:value-type="float" office:value="125" table:style-name="ce44">
            <text:p>125</text:p>
          </table:table-cell>
          <table:table-cell office:value-type="float" office:value="138" table:style-name="ce44">
            <text:p>138</text:p>
          </table:table-cell>
          <table:table-cell office:value-type="float" office:value="113" table:style-name="ce45">
            <text:p>113</text:p>
          </table:table-cell>
          <table:table-cell office:value-type="float" office:value="579" table:style-name="ce44">
            <text:p>579</text:p>
          </table:table-cell>
          <table:table-cell office:value-type="float" office:value="110" table:style-name="ce44">
            <text:p>110</text:p>
          </table:table-cell>
          <table:table-cell office:value-type="float" office:value="107" table:style-name="ce44">
            <text:p>107</text:p>
          </table:table-cell>
          <table:table-cell office:value-type="float" office:value="129" table:style-name="ce44">
            <text:p>129</text:p>
          </table:table-cell>
          <table:table-cell office:value-type="float" office:value="117" table:style-name="ce44">
            <text:p>117</text:p>
          </table:table-cell>
          <table:table-cell office:value-type="float" office:value="116" table:style-name="ce45">
            <text:p>116</text:p>
          </table:table-cell>
          <table:table-cell office:value-type="float" office:value="621" table:style-name="ce44">
            <text:p>621</text:p>
          </table:table-cell>
          <table:table-cell office:value-type="float" office:value="137" table:style-name="ce44">
            <text:p>137</text:p>
          </table:table-cell>
          <table:table-cell office:value-type="float" office:value="112" table:style-name="ce44">
            <text:p>112</text:p>
          </table:table-cell>
          <table:table-cell office:value-type="float" office:value="134" table:style-name="ce44">
            <text:p>134</text:p>
          </table:table-cell>
          <table:table-cell office:value-type="float" office:value="135" table:style-name="ce44">
            <text:p>135</text:p>
          </table:table-cell>
          <table:table-cell office:value-type="float" office:value="103" table:style-name="ce45">
            <text:p>103</text:p>
          </table:table-cell>
          <table:table-cell office:value-type="float" office:value="605" table:style-name="ce44">
            <text:p>605</text:p>
          </table:table-cell>
          <table:table-cell office:value-type="float" office:value="111" table:style-name="ce44">
            <text:p>111</text:p>
          </table:table-cell>
          <table:table-cell office:value-type="float" office:value="113" table:style-name="ce44">
            <text:p>113</text:p>
          </table:table-cell>
          <table:table-cell office:value-type="float" office:value="130" table:style-name="ce44">
            <text:p>130</text:p>
          </table:table-cell>
          <table:table-cell office:value-type="float" office:value="125" table:style-name="ce44">
            <text:p>125</text:p>
          </table:table-cell>
          <table:table-cell office:value-type="float" office:value="126" table:style-name="ce45">
            <text:p>126</text:p>
          </table:table-cell>
          <table:table-cell office:value-type="float" office:value="664" table:style-name="ce44">
            <text:p>664</text:p>
          </table:table-cell>
          <table:table-cell office:value-type="float" office:value="124" table:style-name="ce44">
            <text:p>124</text:p>
          </table:table-cell>
          <table:table-cell office:value-type="float" office:value="141" table:style-name="ce44">
            <text:p>141</text:p>
          </table:table-cell>
          <table:table-cell office:value-type="float" office:value="129" table:style-name="ce44">
            <text:p>129</text:p>
          </table:table-cell>
          <table:table-cell office:value-type="float" office:value="133" table:style-name="ce44">
            <text:p>133</text:p>
          </table:table-cell>
          <table:table-cell office:value-type="float" office:value="137" table:style-name="ce45">
            <text:p>137</text:p>
          </table:table-cell>
          <table:table-cell office:value-type="float" office:value="740" table:style-name="ce44">
            <text:p>740</text:p>
          </table:table-cell>
          <table:table-cell office:value-type="float" office:value="149" table:style-name="ce44">
            <text:p>149</text:p>
          </table:table-cell>
          <table:table-cell office:value-type="float" office:value="155" table:style-name="ce44">
            <text:p>155</text:p>
          </table:table-cell>
          <table:table-cell office:value-type="float" office:value="141" table:style-name="ce44">
            <text:p>141</text:p>
          </table:table-cell>
          <table:table-cell office:value-type="float" office:value="141" table:style-name="ce44">
            <text:p>141</text:p>
          </table:table-cell>
          <table:table-cell office:value-type="float" office:value="154" table:style-name="ce45">
            <text:p>154</text:p>
          </table:table-cell>
          <table:table-cell office:value-type="float" office:value="661" table:style-name="ce44">
            <text:p>661</text:p>
          </table:table-cell>
          <table:table-cell office:value-type="float" office:value="127" table:style-name="ce44">
            <text:p>127</text:p>
          </table:table-cell>
          <table:table-cell office:value-type="float" office:value="115" table:style-name="ce44">
            <text:p>115</text:p>
          </table:table-cell>
          <table:table-cell office:value-type="float" office:value="157" table:style-name="ce44">
            <text:p>157</text:p>
          </table:table-cell>
          <table:table-cell office:value-type="float" office:value="148" table:style-name="ce44">
            <text:p>148</text:p>
          </table:table-cell>
          <table:table-cell office:value-type="float" office:value="114" table:style-name="ce45">
            <text:p>114</text:p>
          </table:table-cell>
          <table:table-cell office:value-type="float" office:value="490" table:style-name="ce44">
            <text:p>490</text:p>
          </table:table-cell>
          <table:table-cell office:value-type="float" office:value="120" table:style-name="ce44">
            <text:p>120</text:p>
          </table:table-cell>
          <table:table-cell office:value-type="float" office:value="98" table:style-name="ce44">
            <text:p>98</text:p>
          </table:table-cell>
          <table:table-cell office:value-type="float" office:value="101" table:style-name="ce44">
            <text:p>101</text:p>
          </table:table-cell>
          <table:table-cell office:value-type="float" office:value="94" table:style-name="ce44">
            <text:p>94</text:p>
          </table:table-cell>
          <table:table-cell office:value-type="float" office:value="77" table:style-name="ce45">
            <text:p>77</text:p>
          </table:table-cell>
          <table:table-cell office:value-type="float" office:value="245" table:style-name="ce44">
            <text:p>245</text:p>
          </table:table-cell>
          <table:table-cell office:value-type="float" office:value="65" table:style-name="ce44">
            <text:p>65</text:p>
          </table:table-cell>
          <table:table-cell office:value-type="float" office:value="55" table:style-name="ce44">
            <text:p>55</text:p>
          </table:table-cell>
          <table:table-cell office:value-type="float" office:value="54" table:style-name="ce44">
            <text:p>54</text:p>
          </table:table-cell>
          <table:table-cell office:value-type="float" office:value="36" table:style-name="ce44">
            <text:p>36</text:p>
          </table:table-cell>
          <table:table-cell office:value-type="float" office:value="35" table:style-name="ce45">
            <text:p>35</text:p>
          </table:table-cell>
          <table:table-cell office:value-type="float" office:value="137" table:style-name="ce44">
            <text:p>137</text:p>
          </table:table-cell>
          <table:table-cell office:value-type="float" office:value="50" table:style-name="ce44">
            <text:p>50</text:p>
          </table:table-cell>
          <table:table-cell office:value-type="float" office:value="21" table:style-name="ce44">
            <text:p>21</text:p>
          </table:table-cell>
          <table:table-cell office:value-type="float" office:value="27" table:style-name="ce44">
            <text:p>27</text:p>
          </table:table-cell>
          <table:table-cell office:value-type="float" office:value="25" table:style-name="ce44">
            <text:p>25</text:p>
          </table:table-cell>
          <table:table-cell office:value-type="float" office:value="14" table:style-name="ce45">
            <text:p>14</text:p>
          </table:table-cell>
          <table:table-cell office:value-type="float" office:value="89" table:style-name="ce44">
            <text:p>89</text:p>
          </table:table-cell>
          <table:table-cell office:value-type="float" office:value="19" table:style-name="ce44">
            <text:p>19</text:p>
          </table:table-cell>
          <table:table-cell office:value-type="float" office:value="17" table:style-name="ce44">
            <text:p>17</text:p>
          </table:table-cell>
          <table:table-cell office:value-type="float" office:value="21" table:style-name="ce44">
            <text:p>21</text:p>
          </table:table-cell>
          <table:table-cell office:value-type="float" office:value="19" table:style-name="ce44">
            <text:p>19</text:p>
          </table:table-cell>
          <table:table-cell office:value-type="float" office:value="13" table:style-name="ce45">
            <text:p>13</text:p>
          </table:table-cell>
          <table:table-cell office:value-type="float" office:value="48" table:style-name="ce44">
            <text:p>48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5">
            <text:p>6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5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810" table:style-name="ce44">
            <text:p>5,810</text:p>
          </table:table-cell>
          <table:table-cell office:value-type="float" office:value="236" table:style-name="ce45">
            <text:p>236</text:p>
          </table:table-cell>
          <table:table-cell office:value-type="float" office:value="44" table:style-name="ce44">
            <text:p>44</text:p>
          </table:table-cell>
          <table:table-cell office:value-type="float" office:value="43" table:style-name="ce44">
            <text:p>43</text:p>
          </table:table-cell>
          <table:table-cell office:value-type="float" office:value="58" table:style-name="ce44">
            <text:p>58</text:p>
          </table:table-cell>
          <table:table-cell office:value-type="float" office:value="52" table:style-name="ce44">
            <text:p>52</text:p>
          </table:table-cell>
          <table:table-cell office:value-type="float" office:value="39" table:style-name="ce44">
            <text:p>39</text:p>
          </table:table-cell>
          <table:table-cell office:value-type="float" office:value="216" table:style-name="ce44">
            <text:p>216</text:p>
          </table:table-cell>
          <table:table-cell office:value-type="float" office:value="46" table:style-name="ce44">
            <text:p>46</text:p>
          </table:table-cell>
          <table:table-cell office:value-type="float" office:value="32" table:style-name="ce44">
            <text:p>32</text:p>
          </table:table-cell>
          <table:table-cell office:value-type="float" office:value="49" table:style-name="ce44">
            <text:p>49</text:p>
          </table:table-cell>
          <table:table-cell office:value-type="float" office:value="49" table:style-name="ce44">
            <text:p>49</text:p>
          </table:table-cell>
          <table:table-cell office:value-type="float" office:value="40" table:style-name="ce45">
            <text:p>40</text:p>
          </table:table-cell>
          <table:table-cell office:value-type="float" office:value="205" table:style-name="ce44">
            <text:p>205</text:p>
          </table:table-cell>
          <table:table-cell office:value-type="float" office:value="47" table:style-name="ce44">
            <text:p>47</text:p>
          </table:table-cell>
          <table:table-cell office:value-type="float" office:value="38" table:style-name="ce44">
            <text:p>38</text:p>
          </table:table-cell>
          <table:table-cell office:value-type="float" office:value="37" table:style-name="ce44">
            <text:p>37</text:p>
          </table:table-cell>
          <table:table-cell office:value-type="float" office:value="39" table:style-name="ce44">
            <text:p>39</text:p>
          </table:table-cell>
          <table:table-cell office:value-type="float" office:value="44" table:style-name="ce45">
            <text:p>44</text:p>
          </table:table-cell>
          <table:table-cell office:value-type="float" office:value="226" table:style-name="ce44">
            <text:p>226</text:p>
          </table:table-cell>
          <table:table-cell office:value-type="float" office:value="44" table:style-name="ce44">
            <text:p>44</text:p>
          </table:table-cell>
          <table:table-cell office:value-type="float" office:value="45" table:style-name="ce44">
            <text:p>45</text:p>
          </table:table-cell>
          <table:table-cell office:value-type="float" office:value="38" table:style-name="ce44">
            <text:p>38</text:p>
          </table:table-cell>
          <table:table-cell office:value-type="float" office:value="36" table:style-name="ce44">
            <text:p>36</text:p>
          </table:table-cell>
          <table:table-cell office:value-type="float" office:value="63" table:style-name="ce45">
            <text:p>63</text:p>
          </table:table-cell>
          <table:table-cell office:value-type="float" office:value="397" table:style-name="ce44">
            <text:p>397</text:p>
          </table:table-cell>
          <table:table-cell office:value-type="float" office:value="79" table:style-name="ce44">
            <text:p>79</text:p>
          </table:table-cell>
          <table:table-cell office:value-type="float" office:value="72" table:style-name="ce44">
            <text:p>72</text:p>
          </table:table-cell>
          <table:table-cell office:value-type="float" office:value="84" table:style-name="ce44">
            <text:p>84</text:p>
          </table:table-cell>
          <table:table-cell office:value-type="float" office:value="75" table:style-name="ce44">
            <text:p>75</text:p>
          </table:table-cell>
          <table:table-cell office:value-type="float" office:value="87" table:style-name="ce45">
            <text:p>87</text:p>
          </table:table-cell>
          <table:table-cell office:value-type="float" office:value="525" table:style-name="ce44">
            <text:p>525</text:p>
          </table:table-cell>
          <table:table-cell office:value-type="float" office:value="94" table:style-name="ce44">
            <text:p>94</text:p>
          </table:table-cell>
          <table:table-cell office:value-type="float" office:value="107" table:style-name="ce44">
            <text:p>107</text:p>
          </table:table-cell>
          <table:table-cell office:value-type="float" office:value="96" table:style-name="ce44">
            <text:p>96</text:p>
          </table:table-cell>
          <table:table-cell office:value-type="float" office:value="121" table:style-name="ce44">
            <text:p>121</text:p>
          </table:table-cell>
          <table:table-cell office:value-type="float" office:value="107" table:style-name="ce45">
            <text:p>107</text:p>
          </table:table-cell>
          <table:table-cell office:value-type="float" office:value="479" table:style-name="ce44">
            <text:p>479</text:p>
          </table:table-cell>
          <table:table-cell office:value-type="float" office:value="93" table:style-name="ce44">
            <text:p>93</text:p>
          </table:table-cell>
          <table:table-cell office:value-type="float" office:value="104" table:style-name="ce44">
            <text:p>104</text:p>
          </table:table-cell>
          <table:table-cell office:value-type="float" office:value="97" table:style-name="ce44">
            <text:p>97</text:p>
          </table:table-cell>
          <table:table-cell office:value-type="float" office:value="96" table:style-name="ce44">
            <text:p>96</text:p>
          </table:table-cell>
          <table:table-cell office:value-type="float" office:value="89" table:style-name="ce45">
            <text:p>89</text:p>
          </table:table-cell>
          <table:table-cell office:value-type="float" office:value="432" table:style-name="ce44">
            <text:p>432</text:p>
          </table:table-cell>
          <table:table-cell office:value-type="float" office:value="78" table:style-name="ce44">
            <text:p>78</text:p>
          </table:table-cell>
          <table:table-cell office:value-type="float" office:value="78" table:style-name="ce44">
            <text:p>78</text:p>
          </table:table-cell>
          <table:table-cell office:value-type="float" office:value="105" table:style-name="ce44">
            <text:p>105</text:p>
          </table:table-cell>
          <table:table-cell office:value-type="float" office:value="77" table:style-name="ce44">
            <text:p>77</text:p>
          </table:table-cell>
          <table:table-cell office:value-type="float" office:value="94" table:style-name="ce45">
            <text:p>94</text:p>
          </table:table-cell>
          <table:table-cell office:value-type="float" office:value="457" table:style-name="ce44">
            <text:p>457</text:p>
          </table:table-cell>
          <table:table-cell office:value-type="float" office:value="89" table:style-name="ce44">
            <text:p>89</text:p>
          </table:table-cell>
          <table:table-cell office:value-type="float" office:value="98" table:style-name="ce44">
            <text:p>98</text:p>
          </table:table-cell>
          <table:table-cell office:value-type="float" office:value="89" table:style-name="ce44">
            <text:p>89</text:p>
          </table:table-cell>
          <table:table-cell office:value-type="float" office:value="98" table:style-name="ce44">
            <text:p>98</text:p>
          </table:table-cell>
          <table:table-cell office:value-type="float" office:value="83" table:style-name="ce45">
            <text:p>83</text:p>
          </table:table-cell>
          <table:table-cell office:value-type="float" office:value="440" table:style-name="ce44">
            <text:p>440</text:p>
          </table:table-cell>
          <table:table-cell office:value-type="float" office:value="96" table:style-name="ce44">
            <text:p>96</text:p>
          </table:table-cell>
          <table:table-cell office:value-type="float" office:value="85" table:style-name="ce44">
            <text:p>85</text:p>
          </table:table-cell>
          <table:table-cell office:value-type="float" office:value="91" table:style-name="ce44">
            <text:p>91</text:p>
          </table:table-cell>
          <table:table-cell office:value-type="float" office:value="88" table:style-name="ce44">
            <text:p>88</text:p>
          </table:table-cell>
          <table:table-cell office:value-type="float" office:value="80" table:style-name="ce45">
            <text:p>80</text:p>
          </table:table-cell>
          <table:table-cell office:value-type="float" office:value="437" table:style-name="ce44">
            <text:p>437</text:p>
          </table:table-cell>
          <table:table-cell office:value-type="float" office:value="97" table:style-name="ce44">
            <text:p>97</text:p>
          </table:table-cell>
          <table:table-cell office:value-type="float" office:value="89" table:style-name="ce44">
            <text:p>89</text:p>
          </table:table-cell>
          <table:table-cell office:value-type="float" office:value="97" table:style-name="ce44">
            <text:p>97</text:p>
          </table:table-cell>
          <table:table-cell office:value-type="float" office:value="68" table:style-name="ce44">
            <text:p>68</text:p>
          </table:table-cell>
          <table:table-cell office:value-type="float" office:value="86" table:style-name="ce45">
            <text:p>86</text:p>
          </table:table-cell>
          <table:table-cell office:value-type="float" office:value="480" table:style-name="ce44">
            <text:p>480</text:p>
          </table:table-cell>
          <table:table-cell office:value-type="float" office:value="94" table:style-name="ce44">
            <text:p>94</text:p>
          </table:table-cell>
          <table:table-cell office:value-type="float" office:value="103" table:style-name="ce44">
            <text:p>103</text:p>
          </table:table-cell>
          <table:table-cell office:value-type="float" office:value="93" table:style-name="ce44">
            <text:p>93</text:p>
          </table:table-cell>
          <table:table-cell office:value-type="float" office:value="89" table:style-name="ce44">
            <text:p>89</text:p>
          </table:table-cell>
          <table:table-cell office:value-type="float" office:value="101" table:style-name="ce45">
            <text:p>101</text:p>
          </table:table-cell>
          <table:table-cell office:value-type="float" office:value="427" table:style-name="ce44">
            <text:p>427</text:p>
          </table:table-cell>
          <table:table-cell office:value-type="float" office:value="89" table:style-name="ce44">
            <text:p>89</text:p>
          </table:table-cell>
          <table:table-cell office:value-type="float" office:value="85" table:style-name="ce44">
            <text:p>85</text:p>
          </table:table-cell>
          <table:table-cell office:value-type="float" office:value="93" table:style-name="ce44">
            <text:p>93</text:p>
          </table:table-cell>
          <table:table-cell office:value-type="float" office:value="71" table:style-name="ce44">
            <text:p>71</text:p>
          </table:table-cell>
          <table:table-cell office:value-type="float" office:value="89" table:style-name="ce45">
            <text:p>89</text:p>
          </table:table-cell>
          <table:table-cell office:value-type="float" office:value="336" table:style-name="ce44">
            <text:p>336</text:p>
          </table:table-cell>
          <table:table-cell office:value-type="float" office:value="76" table:style-name="ce44">
            <text:p>76</text:p>
          </table:table-cell>
          <table:table-cell office:value-type="float" office:value="89" table:style-name="ce44">
            <text:p>89</text:p>
          </table:table-cell>
          <table:table-cell office:value-type="float" office:value="56" table:style-name="ce44">
            <text:p>56</text:p>
          </table:table-cell>
          <table:table-cell office:value-type="float" office:value="58" table:style-name="ce44">
            <text:p>58</text:p>
          </table:table-cell>
          <table:table-cell office:value-type="float" office:value="57" table:style-name="ce45">
            <text:p>57</text:p>
          </table:table-cell>
          <table:table-cell office:value-type="float" office:value="211" table:style-name="ce44">
            <text:p>211</text:p>
          </table:table-cell>
          <table:table-cell office:value-type="float" office:value="50" table:style-name="ce44">
            <text:p>50</text:p>
          </table:table-cell>
          <table:table-cell office:value-type="float" office:value="31" table:style-name="ce44">
            <text:p>31</text:p>
          </table:table-cell>
          <table:table-cell office:value-type="float" office:value="41" table:style-name="ce44">
            <text:p>41</text:p>
          </table:table-cell>
          <table:table-cell office:value-type="float" office:value="41" table:style-name="ce44">
            <text:p>41</text:p>
          </table:table-cell>
          <table:table-cell office:value-type="float" office:value="48" table:style-name="ce45">
            <text:p>48</text:p>
          </table:table-cell>
          <table:table-cell office:value-type="float" office:value="103" table:style-name="ce44">
            <text:p>103</text:p>
          </table:table-cell>
          <table:table-cell office:value-type="float" office:value="34" table:style-name="ce44">
            <text:p>34</text:p>
          </table:table-cell>
          <table:table-cell office:value-type="float" office:value="23" table:style-name="ce44">
            <text:p>23</text:p>
          </table:table-cell>
          <table:table-cell office:value-type="float" office:value="13" table:style-name="ce44">
            <text:p>13</text:p>
          </table:table-cell>
          <table:table-cell office:value-type="float" office:value="12" table:style-name="ce44">
            <text:p>12</text:p>
          </table:table-cell>
          <table:table-cell office:value-type="float" office:value="21" table:style-name="ce45">
            <text:p>21</text:p>
          </table:table-cell>
          <table:table-cell office:value-type="float" office:value="77" table:style-name="ce44">
            <text:p>77</text:p>
          </table:table-cell>
          <table:table-cell office:value-type="float" office:value="19" table:style-name="ce44">
            <text:p>19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44">
            <text:p>11</text:p>
          </table:table-cell>
          <table:table-cell office:value-type="float" office:value="22" table:style-name="ce44">
            <text:p>22</text:p>
          </table:table-cell>
          <table:table-cell office:value-type="float" office:value="16" table:style-name="ce45">
            <text:p>16</text:p>
          </table:table-cell>
          <table:table-cell office:value-type="float" office:value="68" table:style-name="ce44">
            <text:p>68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14" table:style-name="ce44">
            <text:p>14</text:p>
          </table:table-cell>
          <table:table-cell office:value-type="float" office:value="18" table:style-name="ce44">
            <text:p>18</text:p>
          </table:table-cell>
          <table:table-cell office:value-type="float" office:value="11" table:style-name="ce45">
            <text:p>11</text:p>
          </table:table-cell>
          <table:table-cell office:value-type="float" office:value="36" table:style-name="ce44">
            <text:p>36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5">
            <text:p>2</text:p>
          </table:table-cell>
          <table:table-cell office:value-type="float" office:value="19" table:style-name="ce44">
            <text:p>19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106/上網各月速報公式(6月).xls'#說明" table:style-name="ta2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2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2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2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(貼01-縣市別)" table:style-name="ta2">
        <table:table-source xlink:href="file:///C:/Users/moi1849/Desktop/123/3/1.月報/06速(月)報套印/111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2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2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2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2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2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2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2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2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2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2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2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2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2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2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10:06Z</meta:creation-date>
    <dc:date>2022-07-04T06:10:45Z</dc:date>
  </office:meta>
</office:document-meta>
</file>